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draw:fill="none" draw:textarea-vertical-align="middle" draw:auto-grow-height="false" fo:min-height="3.968cm" fo:min-width="0cm"/>
    </style:style>
    <style:style style:name="gr5" style:family="graphic" style:parent-style-name="standard">
      <style:graphic-properties draw:fill="none" draw:textarea-vertical-align="middle" draw:auto-grow-height="false" fo:min-height="4.35cm" fo:min-width="0cm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2cm"/>
    </style:style>
    <style:style style:name="pr5" style:family="presentation" style:parent-style-name="Default-title">
      <style:graphic-properties draw:textarea-vertical-align="top" fo:min-height="14.77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406cm"/>
    </style:style>
    <style:style style:name="pr8" style:family="presentation" style:parent-style-name="Default-subtitle">
      <style:graphic-properties draw:fill-color="#ffffff" draw:textarea-vertical-align="top" fo:min-height="13cm"/>
    </style:style>
    <style:style style:name="pr9" style:family="presentation" style:parent-style-name="Default-subtitle">
      <style:graphic-properties draw:fill-color="#ffffff" draw:textarea-vertical-align="top" fo:min-height="13.4cm"/>
    </style:style>
    <style:style style:name="pr10" style:family="presentation" style:parent-style-name="Default-title">
      <style:graphic-properties draw:textarea-vertical-align="top" fo:min-height="14.574cm"/>
    </style:style>
    <style:style style:name="pr11" style:family="presentation" style:parent-style-name="Default-title">
      <style:graphic-properties draw:textarea-vertical-align="top" fo:min-height="14.372cm"/>
    </style:style>
    <style:style style:name="pr12" style:family="presentation" style:parent-style-name="Default-title">
      <style:graphic-properties draw:textarea-vertical-align="top" fo:min-height="14.583cm"/>
    </style:style>
    <style:style style:name="pr13" style:family="presentation" style:parent-style-name="Default-title">
      <style:graphic-properties draw:textarea-vertical-align="top" fo:min-height="14.695cm"/>
    </style:style>
    <style:style style:name="pr14" style:family="presentation" style:parent-style-name="Default-subtitle">
      <style:graphic-properties draw:fill-color="#ffffff" draw:textarea-vertical-align="top" fo:min-height="14.6cm"/>
    </style:style>
    <style:style style:name="pr15" style:family="presentation" style:parent-style-name="Default-title">
      <style:graphic-properties draw:textarea-vertical-align="top" fo:min-height="14.572cm"/>
    </style:style>
    <style:style style:name="pr16" style:family="presentation" style:parent-style-name="Default-title">
      <style:graphic-properties fo:min-height="2.629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5.89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co5" style:family="table-column">
      <style:table-column-properties style:column-width="1.782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4.345cm" style:use-optimal-column-width="false"/>
    </style:style>
    <style:style style:name="co8" style:family="table-column">
      <style:table-column-properties style:column-width="1.597cm" style:use-optimal-column-width="false"/>
    </style:style>
    <style:style style:name="co9" style:family="table-column">
      <style:table-column-properties style:column-width="4.46cm" style:use-optimal-column-width="false"/>
    </style:style>
    <style:style style:name="co10" style:family="table-column">
      <style:table-column-properties style:column-width="6.615cm" style:use-optimal-column-width="false"/>
    </style:style>
    <style:style style:name="co11" style:family="table-column">
      <style:table-column-properties style:column-width="1.554cm" style:use-optimal-column-width="false"/>
    </style:style>
    <style:style style:name="co12" style:family="table-column">
      <style:table-column-properties style:column-width="5.103cm" style:use-optimal-column-width="false"/>
    </style:style>
    <style:style style:name="co13" style:family="table-column">
      <style:table-column-properties style:column-width="5.869cm" style:use-optimal-column-width="false"/>
    </style:style>
    <style:style style:name="co14" style:family="table-column">
      <style:table-column-properties style:column-width="2.161cm" style:use-optimal-column-width="false"/>
    </style:style>
    <style:style style:name="co15" style:family="table-column">
      <style:table-column-properties style:column-width="8.277cm" style:use-optimal-column-width="false"/>
    </style:style>
    <style:style style:name="co16" style:family="table-column">
      <style:table-column-properties style:column-width="11.162cm" style:use-optimal-column-width="false"/>
    </style:style>
    <style:style style:name="co17" style:family="table-column">
      <style:table-column-properties style:column-width="14.107cm" style:use-optimal-column-width="false"/>
    </style:style>
    <style:style style:name="ro1" style:family="table-row">
      <style:table-row-properties style:row-height="1.308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802cm"/>
    </style:style>
    <style:style style:name="ro4" style:family="table-row">
      <style:table-row-properties style:row-height="1.805cm"/>
    </style:style>
    <style:style style:name="ro5" style:family="table-row">
      <style:table-row-properties style:row-height="2.114cm"/>
    </style:style>
    <style:style style:name="ro6" style:family="table-row">
      <style:table-row-properties style:row-height="2.301cm"/>
    </style:style>
    <style:style style:name="ro7" style:family="table-row">
      <style:table-row-properties style:row-height="2.605cm"/>
    </style:style>
    <style:style style:name="ce1" style:family="table-cell">
      <loext:graphic-properties draw:fill="solid" draw:fill-color="#ffffff"/>
      <style:paragraph-properties fo:border="0.57pt solid #000000"/>
      <style:text-properties style:font-name="Liberation Serif2"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3" style:family="table-cell">
      <loext:graphic-properties draw:fill="solid" draw:fill-color="#ffffff"/>
      <style:paragraph-properties fo:border="1.42pt inset #ffffff"/>
    </style:style>
    <style:style style:name="ce4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9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P12" style:family="paragraph">
      <style:paragraph-properties fo:text-align="start"/>
      <style:text-properties fo:font-size="20pt" style:font-size-asian="20pt" style:font-size-complex="20pt"/>
    </style:style>
    <style:style style:name="P13" style:family="paragraph">
      <style:paragraph-properties fo:text-align="start"/>
      <style:text-properties fo:font-size="20pt" fo:font-style="italic" style:font-size-asian="20pt" style:font-size-complex="20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style:font-name="Liberation Serif1" fo:font-size="12pt" style:font-size-asian="12pt" style:font-size-complex="12pt"/>
    </style:style>
    <style:style style:name="T4" style:family="text">
      <style:text-properties style:font-name="Liberation Serif1" fo:font-size="32pt" style:font-size-asian="32pt" style:font-size-complex="32pt"/>
    </style:style>
    <style:style style:name="T5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5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8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8cm" svg:height="14.772cm" svg:x="0.6cm" svg:y="0.626cm" presentation:class="title" presentation:user-transformed="true">
          <draw:text-box>
            <text:p text:style-name="P4"><text:span text:style-name="T2"><text:tab/></text:span><text:span text:style-name="T2"><text:tab/></text:span><text:span text:style-name="T2"><text:line-break/></text:span><text:span text:style-name="T2"> <text:s text:c="12"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/text:p>
          </draw:text-box>
        </draw:frame>
        <draw:g xml:id="id3" draw:id="id3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4" draw:id="id4" draw:layer="layout" svg:width="25.196cm" svg:height="13.093cm" svg:x="1.6cm" svg:y="1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1" draw:id="id11">
          <svg:title>TexMaths</svg:title>
          <svg:desc>26§display§03§svg§600§FALSE§</svg:desc>
          <draw:polygon draw:style-name="gr2" draw:text-style-name="P6" draw:layer="layout" svg:width="0.783cm" svg:height="0.537cm" svg:x="2.011cm" svg:y="4.666cm" svg:viewBox="0 0 784 538" draw:points="393,538 0,538 0,0 784,0 784,538">
            <text:p/>
          </draw:polygon>
          <draw:path draw:style-name="gr3" draw:text-style-name="P7" draw:layer="layout" svg:width="0.386cm" svg:height="0.628cm" svg:x="2.001cm" svg:y="4.6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4.62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8" draw:id="id8">
          <svg:title>TexMaths</svg:title>
          <svg:desc>26§display§02§svg§600§FALSE§</svg:desc>
          <draw:polygon draw:style-name="gr2" draw:text-style-name="P6" draw:layer="layout" svg:width="0.778cm" svg:height="0.537cm" svg:x="2.012cm" svg:y="3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3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2.471cm" svg:y="3.222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4" draw:id="id14">
          <svg:title>TexMaths</svg:title>
          <svg:desc>26§display§04§svg§600§FALSE§</svg:desc>
          <draw:polygon draw:style-name="gr2" draw:text-style-name="P6" draw:layer="layout" svg:width="0.796cm" svg:height="0.548cm" svg:x="2.012cm" svg:y="5.866cm" svg:viewBox="0 0 797 549" draw:points="399,549 0,549 0,0 797,0 797,549">
            <text:p/>
          </draw:polygon>
          <draw:path draw:style-name="gr3" draw:text-style-name="P7" draw:layer="layout" svg:width="0.386cm" svg:height="0.629cm" svg:x="2.002cm" svg:y="5.83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2.449cm" svg:y="5.82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7" draw:id="id17">
          <svg:title>TexMaths</svg:title>
          <svg:desc>26§display§05§svg§600§FALSE§</svg:desc>
          <draw:polygon draw:style-name="gr2" draw:text-style-name="P6" draw:layer="layout" svg:width="0.778cm" svg:height="0.537cm" svg:x="2.012cm" svg:y="7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7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2.471cm" svg:y="7.22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20" draw:id="id20">
          <svg:title>TexMaths</svg:title>
          <svg:desc>26§display§06§svg§600§FALSE§</svg:desc>
          <draw:polygon draw:style-name="gr2" draw:text-style-name="P6" draw:layer="layout" svg:width="0.783cm" svg:height="0.537cm" svg:x="2.011cm" svg:y="8.57cm" svg:viewBox="0 0 784 538" draw:points="393,538 0,538 0,0 784,0 784,538">
            <text:p/>
          </draw:polygon>
          <draw:path draw:style-name="gr3" draw:text-style-name="P7" draw:layer="layout" svg:width="0.386cm" svg:height="0.628cm" svg:x="2.001cm" svg:y="8.524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8.524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23" draw:id="id23">
          <svg:title>TexMaths</svg:title>
          <svg:desc>26§display§07§svg§600§FALSE§</svg:desc>
          <draw:polygon draw:style-name="gr2" draw:text-style-name="P6" draw:layer="layout" svg:width="0.811cm" svg:height="0.548cm" svg:x="2.011cm" svg:y="9.771cm" svg:viewBox="0 0 812 549" draw:points="406,549 0,549 0,0 812,0 812,549">
            <text:p/>
          </draw:polygon>
          <draw:path draw:style-name="gr3" draw:text-style-name="P7" draw:layer="layout" svg:width="0.386cm" svg:height="0.629cm" svg:x="2.001cm" svg:y="9.733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2.474cm" svg:y="9.725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26" draw:id="id26">
          <svg:title>TexMaths</svg:title>
          <svg:desc>26§display§08§svg§600§FALSE§</svg:desc>
          <draw:polygon draw:style-name="gr2" draw:text-style-name="P6" draw:layer="layout" svg:width="0.783cm" svg:height="0.537cm" svg:x="2.011cm" svg:y="11.172cm" svg:viewBox="0 0 784 538" draw:points="393,538 0,538 0,0 784,0 784,538">
            <text:p/>
          </draw:polygon>
          <draw:path draw:style-name="gr3" draw:text-style-name="P7" draw:layer="layout" svg:width="0.386cm" svg:height="0.628cm" svg:x="2.001cm" svg:y="11.126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1.126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29" draw:id="id29">
          <svg:title>TexMaths</svg:title>
          <svg:desc>26§display§09§svg§600§FALSE§</svg:desc>
          <draw:polygon draw:style-name="gr2" draw:text-style-name="P6" draw:layer="layout" svg:width="0.783cm" svg:height="0.537cm" svg:x="2.011cm" svg:y="12.475cm" svg:viewBox="0 0 784 538" draw:points="393,538 0,538 0,0 784,0 784,538">
            <text:p/>
          </draw:polygon>
          <draw:path draw:style-name="gr3" draw:text-style-name="P7" draw:layer="layout" svg:width="0.386cm" svg:height="0.628cm" svg:x="2.001cm" svg:y="12.429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2.429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32" draw:id="id32">
          <svg:title>TexMaths</svg:title>
          <svg:desc>26§display§10§svg§600§FALSE§</svg:desc>
          <draw:polygon draw:style-name="gr2" draw:text-style-name="P6" draw:layer="layout" svg:width="0.788cm" svg:height="0.537cm" svg:x="2.002cm" svg:y="13.776cm" svg:viewBox="0 0 789 538" draw:points="394,538 0,538 0,0 789,0 789,538">
            <text:p/>
          </draw:polygon>
          <draw:path draw:style-name="gr3" draw:text-style-name="P7" draw:layer="layout" svg:width="0.303cm" svg:height="0.609cm" svg:x="2.037cm" svg:y="13.73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2.45cm" svg:y="13.73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41" draw:id="id41">
          <svg:title>TexMaths</svg:title>
          <svg:desc>26§display§13§svg§600§FALSE§</svg:desc>
          <draw:polygon draw:style-name="gr2" draw:text-style-name="P6" draw:layer="layout" svg:width="0.782cm" svg:height="0.537cm" svg:x="15.002cm" svg:y="4.667cm" svg:viewBox="0 0 783 538" draw:points="393,538 0,538 0,0 783,0 783,538">
            <text:p/>
          </draw:polygon>
          <draw:path draw:style-name="gr3" draw:text-style-name="P7" draw:layer="layout" svg:width="0.302cm" svg:height="0.609cm" svg:x="15.037cm" svg:y="4.621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4.6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38" draw:id="id38">
          <svg:title>TexMaths</svg:title>
          <svg:desc>26§display§12§svg§600§FALSE§</svg:desc>
          <draw:polygon draw:style-name="gr2" draw:text-style-name="P6" draw:layer="layout" svg:width="0.777cm" svg:height="0.516cm" svg:x="15.002cm" svg:y="3.269cm" svg:viewBox="0 0 778 517" draw:points="389,517 0,517 0,0 778,0 778,517">
            <text:p/>
          </draw:polygon>
          <draw:path draw:style-name="gr3" draw:text-style-name="P7" draw:layer="layout" svg:width="0.303cm" svg:height="0.61cm" svg:x="15.037cm" svg:y="3.223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15.46cm" svg:y="3.223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44" draw:id="id44">
          <svg:title>TexMaths</svg:title>
          <svg:desc>26§display§14§svg§600§FALSE§</svg:desc>
          <draw:polygon draw:style-name="gr2" draw:text-style-name="P6" draw:layer="layout" svg:width="0.796cm" svg:height="0.527cm" svg:x="15.003cm" svg:y="5.869cm" svg:viewBox="0 0 797 528" draw:points="400,528 0,528 0,0 797,0 797,528">
            <text:p/>
          </draw:polygon>
          <draw:path draw:style-name="gr3" draw:text-style-name="P7" draw:layer="layout" svg:width="0.303cm" svg:height="0.61cm" svg:x="15.038cm" svg:y="5.83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15.44cm" svg:y="5.8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47" draw:id="id47">
          <svg:title>TexMaths</svg:title>
          <svg:desc>26§display§15§svg§600§FALSE§</svg:desc>
          <draw:polygon draw:style-name="gr2" draw:text-style-name="P6" draw:layer="layout" svg:width="0.777cm" svg:height="0.537cm" svg:x="15.002cm" svg:y="7.269cm" svg:viewBox="0 0 778 538" draw:points="389,538 0,538 0,0 778,0 778,538">
            <text:p/>
          </draw:polygon>
          <draw:path draw:style-name="gr3" draw:text-style-name="P7" draw:layer="layout" svg:width="0.303cm" svg:height="0.609cm" svg:x="15.037cm" svg:y="7.223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15.46cm" svg:y="7.223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50" draw:id="id50">
          <svg:title>TexMaths</svg:title>
          <svg:desc>26§display§16§svg§600§FALSE§</svg:desc>
          <draw:polygon draw:style-name="gr2" draw:text-style-name="P6" draw:layer="layout" svg:width="0.782cm" svg:height="0.537cm" svg:x="15.002cm" svg:y="8.571cm" svg:viewBox="0 0 783 538" draw:points="393,538 0,538 0,0 783,0 783,538">
            <text:p/>
          </draw:polygon>
          <draw:path draw:style-name="gr3" draw:text-style-name="P7" draw:layer="layout" svg:width="0.302cm" svg:height="0.609cm" svg:x="15.037cm" svg:y="8.525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8.525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53" draw:id="id53">
          <svg:title>TexMaths</svg:title>
          <svg:desc>26§display§17§svg§600§FALSE§</svg:desc>
          <draw:polygon draw:style-name="gr2" draw:text-style-name="P6" draw:layer="layout" svg:width="0.81cm" svg:height="0.548cm" svg:x="15.002cm" svg:y="9.771cm" svg:viewBox="0 0 811 549" draw:points="406,549 0,549 0,0 811,0 811,549">
            <text:p/>
          </draw:polygon>
          <draw:path draw:style-name="gr3" draw:text-style-name="P7" draw:layer="layout" svg:width="0.303cm" svg:height="0.61cm" svg:x="15.037cm" svg:y="9.733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15.464cm" svg:y="9.72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56" draw:id="id56">
          <svg:title>TexMaths</svg:title>
          <svg:desc>26§display§18§svg§600§FALSE§</svg:desc>
          <draw:polygon draw:style-name="gr2" draw:text-style-name="P6" draw:layer="layout" svg:width="0.782cm" svg:height="0.537cm" svg:x="15.002cm" svg:y="11.173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1.127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1.127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59" draw:id="id59">
          <svg:title>TexMaths</svg:title>
          <svg:desc>26§display§19§svg§600§FALSE§</svg:desc>
          <draw:polygon draw:style-name="gr2" draw:text-style-name="P6" draw:layer="layout" svg:width="0.782cm" svg:height="0.537cm" svg:x="15.002cm" svg:y="12.475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2.42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2.429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62" draw:id="id62">
          <svg:title>TexMaths</svg:title>
          <svg:desc>26§display§20§svg§600§FALSE§</svg:desc>
          <draw:polygon draw:style-name="gr2" draw:text-style-name="P6" draw:layer="layout" svg:width="0.788cm" svg:height="0.537cm" svg:x="15.003cm" svg:y="13.777cm" svg:viewBox="0 0 789 538" draw:points="394,538 0,538 0,0 789,0 789,538">
            <text:p/>
          </draw:polygon>
          <draw:path draw:style-name="gr3" draw:text-style-name="P7" draw:layer="layout" svg:width="0.365cm" svg:height="0.609cm" svg:x="15.003cm" svg:y="13.731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5.451cm" svg:y="13.73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35" draw:id="id35">
          <svg:title>TexMaths</svg:title>
          <svg:desc>26§display§11§svg§600§FALSE§</svg:desc>
          <draw:polygon draw:style-name="gr2" draw:text-style-name="P6" draw:layer="layout" svg:width="0.749cm" svg:height="0.516cm" svg:x="15.002cm" svg:y="1.972cm" svg:viewBox="0 0 750 517" draw:points="374,517 0,517 0,0 750,0 750,517">
            <text:p/>
          </draw:polygon>
          <draw:path draw:style-name="gr3" draw:text-style-name="P7" draw:layer="layout" svg:width="0.302cm" svg:height="0.61cm" svg:x="15.037cm" svg:y="1.926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15.495cm" svg:y="1.926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5" draw:id="id5">
          <svg:title>TexMaths</svg:title>
          <svg:desc>26§display§01§svg§600§FALSE§</svg:desc>
          <draw:polygon draw:style-name="gr2" draw:text-style-name="P6" draw:layer="layout" svg:width="0.749cm" svg:height="0.537cm" svg:x="2.013cm" svg:y="1.969cm" svg:viewBox="0 0 750 538" draw:points="374,538 0,538 0,0 750,0 750,538">
            <text:p/>
          </draw:polygon>
          <draw:path draw:style-name="gr3" draw:text-style-name="P7" draw:layer="layout" svg:width="0.385cm" svg:height="0.628cm" svg:x="2.003cm" svg:y="1.923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2.506cm" svg:y="1.923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6" draw:id="id6">
          <svg:title>TexMaths</svg:title>
          <svg:desc>22§display§\smallint dx§svg§600§FALSE§</svg:desc>
          <draw:polygon draw:style-name="gr2" draw:text-style-name="P6" draw:layer="layout" svg:width="1.269cm" svg:height="0.644cm" svg:x="3.605cm" svg:y="1.965cm" svg:viewBox="0 0 1270 645" draw:points="635,645 0,645 0,0 1270,0 1270,645">
            <text:p/>
          </draw:polygon>
          <draw:path draw:style-name="gr3" draw:text-style-name="P7" draw:layer="layout" svg:width="0.323cm" svg:height="0.721cm" svg:x="3.609cm" svg:y="1.926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368cm" svg:height="0.547cm" svg:x="4.135cm" svg:y="1.944cm" svg:viewBox="0 0 369 548" svg:d="M369 9c0-2 0-9-10-9-11 0-85 7-99 9-5 0-10 3-10 14 0 10 7 10 19 10 37 0 39 6 39 13l-4 16-45 183c-14-28-37-50-73-50-89 0-186 115-186 228 0 74 42 125 104 125 16 0 54-4 100-58 7 31 34 58 70 58 29 0 46-18 59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4.527cm" svg:y="2.137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0 0 124-100 124-120 0-7-7-7-8-7-7 0-9 2-11 7-25 85-79 103-104 103-30 0-42-25-42-51 0-18 5-34 14-69z">
            <text:p/>
          </draw:path>
        </draw:g>
        <draw:g xml:id="id7" draw:id="id7">
          <svg:title>TexMaths</svg:title>
          <svg:desc>22§display§x \ + \ c§svg§600§FALSE§</svg:desc>
          <draw:polygon draw:style-name="gr2" draw:text-style-name="P6" draw:layer="layout" svg:width="2.157cm" svg:height="0.437cm" svg:x="9.622cm" svg:y="1.965cm" svg:viewBox="0 0 2158 438" draw:points="1078,438 0,438 0,0 2158,0 2158,438">
            <text:p/>
          </draw:polygon>
          <draw:path draw:style-name="gr3" draw:text-style-name="P7" draw:layer="layout" svg:width="0.386cm" svg:height="0.351cm" svg:x="9.606cm" svg:y="2.03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2 60 81 0 125-101 125-120 0-7-7-7-8-7-7 0-9 2-11 7-25 85-79 102-104 102-30 0-42-25-42-51 0-17 5-33 14-68z">
            <text:p/>
          </draw:path>
          <draw:path draw:style-name="gr3" draw:text-style-name="P7" draw:layer="layout" svg:width="0.514cm" svg:height="0.516cm" svg:x="10.498cm" svg:y="1.926cm" svg:viewBox="0 0 515 517" svg:d="M274 274h217c10 0 24 0 24-15 0-16-14-16-24-16h-217v-217c0-12 0-26-15-26-16 0-16 14-16 26v217h-217c-12 0-26 0-26 16 0 15 14 15 26 15h217v217c0 10 0 26 16 26 15 0 15-16 15-26z">
            <text:p/>
          </draw:path>
          <draw:path draw:style-name="gr3" draw:text-style-name="P7" draw:layer="layout" svg:width="0.302cm" svg:height="0.351cm" svg:x="11.516cm" svg:y="2.035cm" svg:viewBox="0 0 303 352" svg:d="M276 47c-12 0-23 0-35 13-12 10-14 24-14 30 0 17 14 26 30 26 23 0 44-18 44-49 0-39-37-67-93-67-104 0-208 111-208 220 0 70 46 132 127 132 110 0 176-83 176-92 0-5-6-10-9-10-6 0-7 1-11 9-61 75-146 75-156 75-48 0-69-37-69-84 0-32 16-108 42-155 23-44 67-77 109-77 27 0 57 8 67 29z">
            <text:p/>
          </draw:path>
        </draw:g>
        <draw:g xml:id="id9" draw:id="id9">
          <svg:title>TexMaths</svg:title>
          <svg:desc>22§display§\smallint x^n \ dx§svg§600§FALSE§</svg:desc>
          <draw:polygon draw:style-name="gr2" draw:text-style-name="P6" draw:layer="layout" svg:width="2.391cm" svg:height="0.649cm" svg:x="3.607cm" svg:y="3.263cm" svg:viewBox="0 0 2392 650" draw:points="1195,650 0,650 0,0 2392,0 2392,650">
            <text:p/>
          </draw:polygon>
          <draw:path draw:style-name="gr3" draw:text-style-name="P7" draw:layer="layout" svg:width="0.323cm" svg:height="0.721cm" svg:x="3.611cm" svg:y="3.228cm" svg:viewBox="0 0 324 722" svg:d="M294 32c-26 1-33 21-33 31 0 20 15 32 31 32s32-10 32-33c0-30-25-62-62-62-65 0-79 85-91 144-21 117-37 215-50 351-3 41-8 85-14 122-7 58-19 90-47 90-12 0-25-9-30-16 26 0 33-20 33-32 0-18-15-30-31-30s-32 9-32 32c0 30 25 61 62 61 65 0 79-82 91-146 21-111 37-209 49-347 4-42 9-86 15-123 7-58 19-88 47-88 14 0 25 7 30 14z">
            <text:p/>
          </draw:path>
          <draw:path draw:style-name="gr3" draw:text-style-name="P7" draw:layer="layout" svg:width="0.386cm" svg:height="0.351cm" svg:x="4.128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  <draw:path draw:style-name="gr3" draw:text-style-name="P7" draw:layer="layout" svg:width="0.332cm" svg:height="0.246cm" svg:x="4.573cm" svg:y="3.224cm" svg:viewBox="0 0 333 247" svg:d="M40 206c-1 7-5 21-5 23 0 12 11 18 20 18 8 0 17-7 21-13 1-5 7-23 8-33 4-11 9-35 13-49 3-13 7-25 9-37 7-23 7-27 23-50 15-21 40-49 82-49 32 0 32 26 32 37 0 33-23 93-32 116-7 16-9 21-9 30 0 28 25 48 51 48 55 0 80-76 80-85 0-7-7-7-9-7-7 0-9 4-11 11-12 42-35 65-58 65-10 0-12-7-12-20 0-12 2-19 12-44 6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369cm" svg:height="0.547cm" svg:x="5.256cm" svg:y="3.245cm" svg:viewBox="0 0 370 548" svg:d="M370 9c0-2 0-9-11-9-10 0-84 7-98 9-6 0-11 3-11 14 0 10 7 10 19 10 37 0 39 6 39 13l-3 16-46 183c-14-28-37-49-72-49-90 0-187 114-187 227 0 74 42 125 104 125 16 0 54-3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5.651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</draw:g>
        <draw:g xml:id="id10" draw:id="id10">
          <svg:title>TexMaths</svg:title>
          <svg:desc>14§display§\frac{x^{n + 1}}{n + 1} \ + \ c§svg§600§FALSE§</svg:desc>
          <draw:polygon draw:style-name="gr2" draw:text-style-name="P6" draw:layer="layout" svg:width="2.294cm" svg:height="1.07cm" svg:x="9.535cm" svg:y="3.052cm" svg:viewBox="0 0 2295 1071" draw:points="1147,1071 0,1071 0,0 2295,0 2295,1071">
            <text:p/>
          </draw:polygon>
          <draw:path draw:style-name="gr3" draw:text-style-name="P7" draw:layer="layout" svg:width="0.245cm" svg:height="0.223cm" svg:x="9.572cm" svg:y="3.2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5 54-50 65-66 65-19 0-27-16-27-33 0-11 4-21 9-43z">
            <text:p/>
          </draw:path>
          <draw:path draw:style-name="gr3" draw:text-style-name="P7" draw:layer="layout" svg:width="0.211cm" svg:height="0.156cm" svg:x="9.855cm" svg:y="3.104cm" svg:viewBox="0 0 212 157" svg:d="M26 131c-1 5-4 13-4 15 0 7 7 11 13 11 5 0 11-5 13-8 1-3 5-15 6-21 2-7 5-23 8-32 2-8 4-15 5-23 5-15 5-17 15-32 10-13 26-31 52-31 21 0 21 17 21 24 0 21-15 59-21 74-4 10-5 13-5 19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3" draw:text-style-name="P7" draw:layer="layout" svg:width="0.253cm" svg:height="0.254cm" svg:x="10.106cm" svg:y="3.043cm" svg:viewBox="0 0 254 255" svg:d="M136 136h106c4 0 12 0 12-8 0-9-8-9-12-9h-106v-107c0-4 0-12-8-12-9 0-9 8-9 12v107h-107c-4 0-12 0-12 9 0 8 8 8 12 8h107v106c0 4 0 13 9 13 8 0 8-7 8-13z">
            <text:p/>
          </draw:path>
          <draw:path draw:style-name="gr3" draw:text-style-name="P7" draw:layer="layout" svg:width="0.126cm" svg:height="0.229cm" svg:x="10.422cm" svg:y="3.027cm" svg:viewBox="0 0 127 230" svg:d="M78 10c0-10-1-10-10-10-22 21-53 22-68 22v13c8 0 31 0 50-10v177c0 11 0 15-34 15h-14v13c7 0 50-2 62-2 11 0 55 2 63 2v-13h-14c-35 0-35-4-35-15z">
            <text:p/>
          </draw:path>
          <draw:polygon draw:style-name="gr3" draw:text-style-name="P7" draw:layer="layout" svg:width="1.142cm" svg:height="0.02cm" svg:x="9.51cm" svg:y="3.634cm" svg:viewBox="0 0 1143 21" draw:points="572,21 0,21 0,0 1143,0 1143,21">
            <text:p/>
          </draw:polygon>
          <draw:path draw:style-name="gr3" draw:text-style-name="P7" draw:layer="layout" svg:width="0.267cm" svg:height="0.223cm" svg:x="9.525cm" svg:y="3.887cm" svg:viewBox="0 0 268 224" svg:d="M29 189c-1 8-4 19-4 22 0 9 6 13 14 13 6 0 15-4 18-13 1-2 7-25 10-37l10-45c4-10 7-21 9-33 2-9 6-23 6-24 8-16 33-61 80-61 23 0 27 18 27 35 0 30-23 94-31 114-4 12-6 18-6 24 0 23 18 40 41 40 47 0 65-72 65-76 0-5-5-5-6-5-6 0-6 1-8 9-10 34-26 61-50 61-8 0-11-5-11-16 0-12 4-25 9-36 9-25 29-80 29-108 0-33-22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9.942cm" svg:y="3.818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63cm" svg:height="0.328cm" svg:x="10.451cm" svg:y="3.777cm" svg:viewBox="0 0 164 329" svg:d="M102 12c0-11 0-12-11-12-32 31-75 31-91 31v16c10 0 39 0 65-13v256c0 18-1 24-46 24h-16v15c17-2 61-2 80-2 20 0 63 0 81 2v-15h-16c-45 0-46-6-46-24z">
            <text:p/>
          </draw:path>
          <draw:path draw:style-name="gr3" draw:text-style-name="P7" draw:layer="layout" svg:width="0.327cm" svg:height="0.328cm" svg:x="11.013cm" svg:y="3.481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92cm" svg:height="0.223cm" svg:x="11.661cm" svg:y="3.55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12" draw:id="id12">
          <svg:title>TexMaths</svg:title>
          <svg:desc>14§display§\int \frac{1}{\sqrt{x}} \ dx§svg§600§FALSE§</svg:desc>
          <draw:polygon draw:style-name="gr2" draw:text-style-name="P6" draw:layer="layout" svg:width="2.014cm" svg:height="1.078cm" svg:x="3.413cm" svg:y="4.354cm" svg:viewBox="0 0 2015 1079" draw:points="1007,1079 0,1079 0,0 2015,0 2015,1079">
            <text:p/>
          </draw:polygon>
          <draw:path draw:style-name="gr3" draw:text-style-name="P7" draw:layer="layout" svg:width="0.437cm" svg:height="1.093cm" svg:x="3.416cm" svg:y="4.3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8 36-31 129-71 129-18 0-29-12-30-12z">
            <text:p/>
          </draw:path>
          <draw:path draw:style-name="gr3" draw:text-style-name="P7" draw:layer="layout" svg:width="0.163cm" svg:height="0.328cm" svg:x="4.288cm" svg:y="4.338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691cm" svg:height="0.02cm" svg:x="4.021cm" svg:y="4.866cm" svg:viewBox="0 0 692 21" draw:points="346,21 0,21 0,0 692,0 692,21">
            <text:p/>
          </draw:polygon>
          <draw:path draw:style-name="gr3" draw:text-style-name="P7" draw:layer="layout" svg:width="0.384cm" svg:height="0.492cm" svg:x="4.057cm" svg:y="4.9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0.281cm" svg:height="0.02cm" svg:x="4.431cm" svg:y="4.964cm" svg:viewBox="0 0 282 21" draw:points="141,21 0,21 0,0 282,0 282,21">
            <text:p/>
          </draw:polygon>
          <draw:path draw:style-name="gr3" draw:text-style-name="P7" draw:layer="layout" svg:width="0.245cm" svg:height="0.223cm" svg:x="4.446cm" svg:y="5.121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234cm" svg:height="0.347cm" svg:x="4.956cm" svg:y="4.657cm" svg:viewBox="0 0 235 348" svg:d="M235 6c0-2 0-6-6-6-7 0-54 4-63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1 0 39 40 39 43 0 2-1 6-2 8z">
            <text:p/>
          </draw:path>
          <draw:path draw:style-name="gr3" draw:text-style-name="P7" draw:layer="layout" svg:width="0.245cm" svg:height="0.223cm" svg:x="5.207cm" svg:y="4.782cm" svg:viewBox="0 0 246 224" svg:d="M151 69c2-13 14-58 48-58 3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</draw:g>
        <draw:g xml:id="id13" draw:id="id13">
          <svg:title>TexMaths</svg:title>
          <svg:desc>22§display§2 \sqrt{x} \ + \ c§svg§600§FALSE§</svg:desc>
          <draw:polygon draw:style-name="gr2" draw:text-style-name="P6" draw:layer="layout" svg:width="3.189cm" svg:height="0.696cm" svg:x="9.506cm" svg:y="4.566cm" svg:viewBox="0 0 3190 697" draw:points="1595,697 0,697 0,0 3190,0 3190,697">
            <text:p/>
          </draw:polygon>
          <draw:path draw:style-name="gr3" draw:text-style-name="P7" draw:layer="layout" svg:width="0.309cm" svg:height="0.516cm" svg:x="9.506cm" svg:y="4.6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605cm" svg:height="0.773cm" svg:x="9.911cm" svg:y="4.527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7" draw:layer="layout" svg:width="0.443cm" svg:height="0.032cm" svg:x="10.499cm" svg:y="4.527cm" svg:viewBox="0 0 444 33" draw:points="222,33 0,33 0,0 444,0 444,33">
            <text:p/>
          </draw:polygon>
          <draw:path draw:style-name="gr3" draw:text-style-name="P7" draw:layer="layout" svg:width="0.386cm" svg:height="0.351cm" svg:x="10.522cm" svg:y="4.8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14cm" svg:y="4.7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433cm" svg:y="4.8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5" draw:id="id15">
          <svg:title>TexMaths</svg:title>
          <svg:desc>22§display§\smallint \sin x \ dx§svg§600§FALSE§</svg:desc>
          <draw:polygon draw:style-name="gr2" draw:text-style-name="P6" draw:layer="layout" svg:width="3.048cm" svg:height="0.644cm" svg:x="3.609cm" svg:y="5.863cm" svg:viewBox="0 0 3049 645" draw:points="1524,645 0,645 0,0 3049,0 3049,645">
            <text:p/>
          </draw:polygon>
          <draw:path draw:style-name="gr3" draw:text-style-name="P7" draw:layer="layout" svg:width="0.323cm" svg:height="0.721cm" svg:x="3.613cm" svg:y="5.824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4cm" svg:y="6.03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438cm" svg:y="5.861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651cm" svg:y="6.03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207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5.917cm" svg:y="5.842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11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6" draw:id="id16">
          <svg:title>TexMaths</svg:title>
          <svg:desc>22§display§- \cos x \ + \ c§svg§600§FALSE§</svg:desc>
          <draw:polygon draw:style-name="gr2" draw:text-style-name="P6" draw:layer="layout" svg:width="4.052cm" svg:height="0.437cm" svg:x="9.506cm" svg:y="5.967cm" svg:viewBox="0 0 4053 438" draw:points="2028,438 0,438 0,0 4053,0 4053,438">
            <text:p/>
          </draw:polygon>
          <draw:path draw:style-name="gr3" draw:text-style-name="P7" draw:layer="layout" svg:width="0.472cm" svg:height="0.032cm" svg:x="9.531cm" svg:y="6.17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4cm" svg:y="6.03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562cm" svg:y="6.032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53cm" svg:y="6.03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384cm" svg:y="6.0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5-42-51 0-17 5-33 14-68z">
            <text:p/>
          </draw:path>
          <draw:path draw:style-name="gr3" draw:text-style-name="P7" draw:layer="layout" svg:width="0.515cm" svg:height="0.516cm" svg:x="12.276cm" svg:y="5.9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295cm" svg:y="6.037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18" draw:id="id18">
          <svg:title>TexMaths</svg:title>
          <svg:desc>22§display§\smallint \cos x \ dx§svg§600§FALSE§</svg:desc>
          <draw:polygon draw:style-name="gr2" draw:text-style-name="P6" draw:layer="layout" svg:width="3.132cm" svg:height="0.644cm" svg:x="3.61cm" svg:y="7.163cm" svg:viewBox="0 0 3133 645" draw:points="1568,645 0,645 0,0 3133,0 3133,645">
            <text:p/>
          </draw:polygon>
          <draw:path draw:style-name="gr3" draw:text-style-name="P7" draw:layer="layout" svg:width="0.323cm" svg:height="0.721cm" svg:x="3.614cm" svg:y="7.12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4cm" svg:y="7.332cm" svg:viewBox="0 0 296 357" svg:d="M65 180c0-127 63-161 104-161 7 0 56 0 84 29-31 3-37 26-37 37 0 19 14 35 36 35 21 0 37-14 37-37 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4cm" svg:y="7.33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4cm" svg:y="7.332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86cm" svg:height="0.351cm" svg:x="5.294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4 60 79 0 123-100 123-120 0-7-7-7-8-7-7 0-9 2-11 7-25 85-79 103-104 103-30 0-42-25-42-51 0-18 5-34 14-69z">
            <text:p/>
          </draw:path>
          <draw:path draw:style-name="gr3" draw:text-style-name="P7" draw:layer="layout" svg:width="0.368cm" svg:height="0.547cm" svg:x="6.003cm" svg:y="7.142cm" svg:viewBox="0 0 369 548" svg:d="M369 9c0-2 0-9-10-9-11 0-85 7-99 9-5 0-10 3-10 14 0 10 7 10 19 10 37 0 39 6 39 13l-2 16-47 183c-14-28-37-50-73-50-89 0-186 115-186 228 0 74 42 125 104 125 16 0 54-4 100-58 7 31 34 58 70 58 29 0 46-18 59-44 12-27 22-74 22-76 0-9-7-9-8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95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4 51 51 0 79-54 81-60 9 30 37 60 84 60 79 0 123-100 123-120 0-7-7-7-8-7-7 0-9 2-11 7-25 85-77 103-104 103-30 0-42-25-42-51 0-18 5-34 14-69z">
            <text:p/>
          </draw:path>
        </draw:g>
        <draw:g xml:id="id19" draw:id="id19">
          <svg:title>TexMaths</svg:title>
          <svg:desc>22§display§\sin x \ + \ c§svg§600§FALSE§</svg:desc>
          <draw:polygon draw:style-name="gr2" draw:text-style-name="P6" draw:layer="layout" svg:width="3.235cm" svg:height="0.505cm" svg:x="9.522cm" svg:y="7.268cm" svg:viewBox="0 0 3236 506" draw:points="1619,506 0,506 0,0 3236,0 3236,506">
            <text:p/>
          </draw:polygon>
          <draw:path draw:style-name="gr3" draw:text-style-name="P7" draw:layer="layout" svg:width="0.254cm" svg:height="0.357cm" svg:x="9.508cm" svg:y="7.4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14cm" svg:y="7.22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0.027cm" svg:y="7.40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583cm" svg:y="7.40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81-54 83-59 9 29 37 59 83 59 81 0 125-100 125-119 0-7-8-7-9-7-7 0-9 1-11 7-24 84-79 102-104 102-30 0-42-25-42-51 0-18 5-34 14-69z">
            <text:p/>
          </draw:path>
          <draw:path draw:style-name="gr3" draw:text-style-name="P7" draw:layer="layout" svg:width="0.515cm" svg:height="0.517cm" svg:x="11.476cm" svg:y="7.29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2cm" svg:height="0.351cm" svg:x="12.496cm" svg:y="7.405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 xml:id="id21" draw:id="id21">
          <svg:title>TexMaths</svg:title>
          <svg:desc>22§display§\smallint \sec^2 x \ dx§svg§600§FALSE§</svg:desc>
          <draw:polygon draw:style-name="gr2" draw:text-style-name="P6" draw:layer="layout" svg:width="3.438cm" svg:height="0.769cm" svg:x="3.611cm" svg:y="8.464cm" svg:viewBox="0 0 3439 770" draw:points="1720,770 0,770 0,0 3439,0 3439,770">
            <text:p/>
          </draw:polygon>
          <draw:path draw:style-name="gr3" draw:text-style-name="P7" draw:layer="layout" svg:width="0.323cm" svg:height="0.721cm" svg:x="3.615cm" svg:y="8.5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6cm" svg:y="8.7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436cm" svg:y="8.7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785cm" svg:y="8.7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135cm" svg:y="8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6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369cm" svg:height="0.547cm" svg:x="6.308cm" svg:y="8.568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6.702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22" draw:id="id22">
          <svg:title>TexMaths</svg:title>
          <svg:desc>22§display§\tan x \ + \ c§svg§600§FALSE§</svg:desc>
          <draw:polygon draw:style-name="gr2" draw:text-style-name="P6" draw:layer="layout" svg:width="3.405cm" svg:height="0.463cm" svg:x="9.534cm" svg:y="8.568cm" svg:viewBox="0 0 3406 464" draw:points="1702,464 0,464 0,0 3406,0 3406,464">
            <text:p/>
          </draw:polygon>
          <draw:path draw:style-name="gr3" draw:text-style-name="P7" draw:layer="layout" svg:width="0.244cm" svg:height="0.484cm" svg:x="9.509cm" svg:y="8.529cm" svg:viewBox="0 0 245 485" svg:d="M120 167h111v-25h-111v-142h-20c0 63-24 146-100 149v18h67v212c0 97 72 106 100 106 55 0 78-55 78-106v-44h-21v44c0 57-23 86-52 86-52 0-52-70-52-84z">
            <text:p/>
          </draw:path>
          <draw:path draw:style-name="gr3" draw:text-style-name="P7" draw:layer="layout" svg:width="0.349cm" svg:height="0.356cm" svg:x="9.828cm" svg:y="8.657cm" svg:viewBox="0 0 350 357" svg:d="M225 288c4 32 25 63 62 63 16 0 63-10 63-73v-43h-19v43c0 45-19 50-28 50-25 0-28-35-28-38v-157c0-31 0-61-29-91-30-30-68-42-107-42-63 0-116 37-116 88 0 23 16 37 35 37 21 0 35-16 35-37 0-9-3-35-38-35 21-27 58-35 84-35 37 0 81 29 81 98v30c-39 2-93 3-143 26-58 26-77 67-77 102 0 63 76 83 125 83 51 0 86-32 100-69zM220 162v77c0 74-55 100-90 100-38 0-70-28-70-67 0-42 33-107 160-110z">
            <text:p/>
          </draw:path>
          <draw:path draw:style-name="gr3" draw:text-style-name="P7" draw:layer="layout" svg:width="0.39cm" svg:height="0.342cm" svg:x="10.208cm" svg:y="8.66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cm" svg:x="10.764cm" svg:y="8.6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79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515cm" svg:x="11.656cm" svg:y="8.5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2.675cm" svg:y="8.6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4" draw:id="id24">
          <svg:title>TexMaths</svg:title>
          <svg:desc>22§display§\smallint \text {cosec}^2  x \ dx§svg§600§FALSE§</svg:desc>
          <draw:polygon draw:style-name="gr2" draw:text-style-name="P6" draw:layer="layout" svg:width="4.039cm" svg:height="0.769cm" svg:x="3.612cm" svg:y="9.764cm" svg:viewBox="0 0 4040 770" draw:points="2020,770 0,770 0,0 4040,0 4040,770">
            <text:p/>
          </draw:polygon>
          <draw:path draw:style-name="gr3" draw:text-style-name="P7" draw:layer="layout" svg:width="0.323cm" svg:height="0.721cm" svg:x="3.616cm" svg:y="9.85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6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6cm" svg:y="10.05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7cm" svg:y="10.058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cm" svg:height="0.356cm" svg:x="5.168cm" svg:y="10.058cm" svg:viewBox="0 0 301 357" svg:d="M65 153c5-116 70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514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866cm" svg:y="9.7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202cm" svg:y="10.061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4-100 124-120 0-7-7-7-8-7-7 0-9 2-11 7-26 85-79 103-104 103-30 0-42-25-42-51 0-18 5-34 14-69z">
            <text:p/>
          </draw:path>
          <draw:path draw:style-name="gr3" draw:text-style-name="P7" draw:layer="layout" svg:width="0.369cm" svg:height="0.547cm" svg:x="6.91cm" svg:y="9.86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304cm" svg:y="10.061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1 0 124-100 124-120 0-7-7-7-8-7-7 0-9 2-11 7-24 85-79 103-104 103-30 0-42-25-42-51 0-18 5-34 14-69z">
            <text:p/>
          </draw:path>
        </draw:g>
        <draw:g xml:id="id25" draw:id="id25">
          <svg:title>TexMaths</svg:title>
          <svg:desc>22§display§- \cot x \ + \ c§svg§600§FALSE§</svg:desc>
          <draw:polygon draw:style-name="gr2" draw:text-style-name="P6" draw:layer="layout" svg:width="4.048cm" svg:height="0.463cm" svg:x="9.508cm" svg:y="9.868cm" svg:viewBox="0 0 4049 464" draw:points="2024,464 0,464 0,0 4049,0 4049,464">
            <text:p/>
          </draw:polygon>
          <draw:path draw:style-name="gr3" draw:text-style-name="P7" draw:layer="layout" svg:width="0.472cm" svg:height="0.032cm" svg:x="9.533cm" svg:y="10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6cm" svg:y="9.957cm" svg:viewBox="0 0 296 357" svg:d="M65 179c0-126 63-160 104-160 7 0 56 0 84 28-31 4-37 27-37 37 0 20 15 35 36 35s37-14 37-36c0-53-60-83-120-83-97 0-169 84-169 179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6cm" svg:x="10.564cm" svg:y="9.957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7" draw:layer="layout" svg:width="0.244cm" svg:height="0.484cm" svg:x="10.944cm" svg:y="9.829cm" svg:viewBox="0 0 245 485" svg:d="M120 167h111v-25h-111v-142h-20c0 63-24 146-100 149v18h67v212c0 97 72 106 100 106 55 0 78-55 78-106v-44h-22v44c0 57-22 86-51 86-52 0-52-70-52-84z">
            <text:p/>
          </draw:path>
          <draw:path draw:style-name="gr3" draw:text-style-name="P7" draw:layer="layout" svg:width="0.386cm" svg:height="0.35cm" svg:x="11.382cm" svg:y="9.9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8-7-9-7-7 0-9 2-11 7-24 84-77 102-104 102-30 0-42-25-42-51 0-18 5-34 14-69z">
            <text:p/>
          </draw:path>
          <draw:path draw:style-name="gr3" draw:text-style-name="P7" draw:layer="layout" svg:width="0.515cm" svg:height="0.515cm" svg:x="12.274cm" svg:y="9.8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3.293cm" svg:y="9.9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7" draw:id="id27">
          <svg:title>TexMaths</svg:title>
          <svg:desc>22§display§\smallint \sec x \tan x \ dx§svg§600§FALSE§</svg:desc>
          <draw:polygon draw:style-name="gr2" draw:text-style-name="P6" draw:layer="layout" svg:width="4.908cm" svg:height="0.644cm" svg:x="3.411cm" svg:y="11.064cm" svg:viewBox="0 0 4909 645" draw:points="2454,645 0,645 0,0 4909,0 4909,645">
            <text:p/>
          </draw:polygon>
          <draw:path draw:style-name="gr3" draw:text-style-name="P7" draw:layer="layout" svg:width="0.323cm" svg:height="0.721cm" svg:x="3.415cm" svg:y="11.02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54cm" svg:height="0.356cm" svg:x="3.936cm" svg:y="11.23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237cm" svg:y="11.23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585cm" svg:y="11.233cm" svg:viewBox="0 0 296 357" svg:d="M65 180c0-127 63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053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7 103-104 103-30 0-42-25-42-51 0-18 5-34 14-69z">
            <text:p/>
          </draw:path>
          <draw:path draw:style-name="gr3" draw:text-style-name="P7" draw:layer="layout" svg:width="0.244cm" svg:height="0.485cm" svg:x="5.617cm" svg:y="11.10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7" draw:layer="layout" svg:width="0.349cm" svg:height="0.356cm" svg:x="5.935cm" svg:y="11.233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6.314cm" svg:y="11.23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87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369cm" svg:height="0.547cm" svg:x="7.577cm" svg:y="11.04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972cm" svg:y="11.23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</draw:g>
        <draw:g xml:id="id28" draw:id="id28">
          <svg:title>TexMaths</svg:title>
          <svg:desc>22§display§\sec x \ + \ c§svg§600§FALSE§</svg:desc>
          <draw:polygon draw:style-name="gr2" draw:text-style-name="P6" draw:layer="layout" svg:width="3.279cm" svg:height="0.437cm" svg:x="9.723cm" svg:y="11.168cm" svg:viewBox="0 0 3280 438" draw:points="1640,438 0,438 0,0 3280,0 3280,438">
            <text:p/>
          </draw:polygon>
          <draw:path draw:style-name="gr3" draw:text-style-name="P7" draw:layer="layout" svg:width="0.254cm" svg:height="0.356cm" svg:x="9.709cm" svg:y="11.23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012cm" svg:y="11.233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0.358cm" svg:y="11.23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0.82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5-79 102-104 102-30 0-42-25-42-51 0-17 5-33 14-68z">
            <text:p/>
          </draw:path>
          <draw:path draw:style-name="gr3" draw:text-style-name="P7" draw:layer="layout" svg:width="0.515cm" svg:height="0.516cm" svg:x="11.72cm" svg:y="11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739cm" svg:y="11.238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0" draw:id="id30">
          <svg:title>TexMaths</svg:title>
          <svg:desc>22§display§\smallint \text {cosec }x \cot x \ dx§svg§600§FALSE§</svg:desc>
          <draw:polygon draw:style-name="gr2" draw:text-style-name="P6" draw:layer="layout" svg:width="5.68cm" svg:height="0.644cm" svg:x="3.312cm" svg:y="12.365cm" svg:viewBox="0 0 5681 645" draw:points="2841,645 0,645 0,0 5681,0 5681,645">
            <text:p/>
          </draw:polygon>
          <draw:path draw:style-name="gr3" draw:text-style-name="P7" draw:layer="layout" svg:width="0.323cm" svg:height="0.721cm" svg:x="3.316cm" svg:y="12.32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95cm" svg:height="0.356cm" svg:x="3.836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176cm" svg:y="12.53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567cm" svg:y="12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868cm" svg:y="12.534cm" svg:viewBox="0 0 301 357" svg:d="M65 153c5-116 71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215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81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95cm" svg:height="0.356cm" svg:x="6.387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6.726cm" svg:y="12.534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7.107cm" svg:y="12.40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7.54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369cm" svg:height="0.547cm" svg:x="8.252cm" svg:y="12.34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645cm" svg:y="12.53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1" draw:id="id31">
          <svg:title>TexMaths</svg:title>
          <svg:desc>22§display§- \text {cosec }x  +  c§svg§600§FALSE§</svg:desc>
          <draw:polygon draw:style-name="gr2" draw:text-style-name="P6" draw:layer="layout" svg:width="4.224cm" svg:height="0.437cm" svg:x="9.509cm" svg:y="12.469cm" svg:viewBox="0 0 4225 438" draw:points="2112,438 0,438 0,0 4225,0 4225,438">
            <text:p/>
          </draw:polygon>
          <draw:path draw:style-name="gr3" draw:text-style-name="P7" draw:layer="layout" svg:width="0.472cm" svg:height="0.032cm" svg:x="9.534cm" svg:y="12.6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099cm" svg:y="12.53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436cm" svg:y="12.5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27cm" svg:y="12.5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28cm" svg:y="12.534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476cm" svg:y="12.5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2.075cm" svg:y="12.5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5-42-51 0-17 5-33 14-68z">
            <text:p/>
          </draw:path>
          <draw:path draw:style-name="gr3" draw:text-style-name="P7" draw:layer="layout" svg:width="0.515cm" svg:height="0.516cm" svg:x="12.708cm" svg:y="12.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cm" svg:y="12.539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33" draw:id="id33">
          <svg:title>TexMaths</svg:title>
          <svg:desc>22§display§\smallint (ax + b)^n \ dx§svg§600§FALSE§</svg:desc>
          <draw:polygon draw:style-name="gr2" draw:text-style-name="P6" draw:layer="layout" svg:width="4.549cm" svg:height="0.696cm" svg:x="3.609cm" svg:y="13.764cm" svg:viewBox="0 0 4550 697" draw:points="2276,697 0,697 0,0 4550,0 4550,697">
            <text:p/>
          </draw:polygon>
          <draw:path draw:style-name="gr3" draw:text-style-name="P7" draw:layer="layout" svg:width="0.323cm" svg:height="0.72cm" svg:x="3.613cm" svg:y="13.751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7" draw:layer="layout" svg:width="0.18cm" svg:height="0.773cm" svg:x="4.054cm" svg:y="13.72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55cm" svg:height="0.351cm" svg:x="4.31cm" svg:y="13.962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4.711cm" svg:y="13.9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345cm" svg:y="13.8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6.112cm" svg:y="13.769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18cm" svg:height="0.773cm" svg:x="6.452cm" svg:y="13.72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332cm" svg:height="0.245cm" svg:x="6.733cm" svg:y="13.746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7" draw:layer="layout" svg:width="0.369cm" svg:height="0.546cm" svg:x="7.418cm" svg:y="13.769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7.811cm" svg:y="13.962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4" draw:id="id34">
          <svg:title>TexMaths</svg:title>
          <svg:desc>14§display§\frac{(ax + b)^{n + 1}}{a(n + 1)} \ + \ c§svg§600§FALSE§</svg:desc>
          <draw:polygon draw:style-name="gr2" draw:text-style-name="P6" draw:layer="layout" svg:width="3.654cm" svg:height="1.151cm" svg:x="9.536cm" svg:y="13.454cm" svg:viewBox="0 0 3655 1152" draw:points="1827,1152 0,1152 0,0 3655,0 3655,1152">
            <text:p/>
          </draw:polygon>
          <draw:path draw:style-name="gr3" draw:text-style-name="P7" draw:layer="layout" svg:width="0.114cm" svg:height="0.491cm" svg:x="9.559cm" svg:y="13.467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25cm" svg:height="0.223cm" svg:x="9.722cm" svg:y="13.618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245cm" svg:height="0.223cm" svg:x="9.977cm" svg:y="13.618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3-50 65-66 65-19 0-27-16-27-33 0-11 4-21 9-43z">
            <text:p/>
          </draw:path>
          <draw:path draw:style-name="gr3" draw:text-style-name="P7" draw:layer="layout" svg:width="0.327cm" svg:height="0.328cm" svg:x="10.38cm" svg:y="13.55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82cm" svg:height="0.347cm" svg:x="10.868cm" svg:y="13.495cm" svg:viewBox="0 0 183 348" svg:d="M95 6c0-2 0-6-7-6-11 0-47 4-60 4-3 2-9 2-9 11 0 6 5 6 11 6 25 0 26 4 26 8 0 3-4 20-8 30l-40 162c-6 24-8 32-8 50 0 46 26 77 63 77 58 0 120-74 120-144 0-46-27-80-67-80-22 0-43 15-58 30zM48 191c4-10 4-11 8-16 25-33 46-40 59-40 18 0 32 15 32 46 0 29-17 87-26 106-16 32-39 50-58 50-17 0-33-14-33-49 0-10 0-19 8-51z">
            <text:p/>
          </draw:path>
          <draw:path draw:style-name="gr3" draw:text-style-name="P7" draw:layer="layout" svg:width="0.114cm" svg:height="0.491cm" svg:x="11.085cm" svg:y="13.467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211cm" svg:height="0.156cm" svg:x="11.264cm" svg:y="13.506cm" svg:viewBox="0 0 212 157" svg:d="M26 131c-1 4-4 13-4 15 0 7 7 11 13 11 5 0 11-5 13-8 1-3 5-15 6-21 2-7 5-23 8-32 2-8 4-15 5-23 5-15 5-17 15-32 10-13 26-31 52-31 21 0 21 17 21 24 0 21-15 59-21 73-4 11-5 14-5 19 0 18 15 31 32 31 35 0 51-48 51-54 0-5-5-5-6-5-4 0-6 3-7 7-7 27-22 42-37 42-6 0-7-5-7-13s1-12 7-28c4-11 18-47 18-67 0-33-27-39-44-39-30 0-49 18-59 31-3-23-23-31-37-31-15 0-23 11-28 19-8 12-12 32-12 34 0 4 4 4 6 4 5 0 5-1 7-10 6-20 13-37 26-37 9 0 11 7 11 17 0 7-3 19-5 29-2 9-6 23-8 30z">
            <text:p/>
          </draw:path>
          <draw:path draw:style-name="gr3" draw:text-style-name="P7" draw:layer="layout" svg:width="0.253cm" svg:height="0.254cm" svg:x="11.515cm" svg:y="13.445cm" svg:viewBox="0 0 254 255" svg:d="M136 135h106c4 0 12 0 12-7 0-9-8-9-12-9h-106v-107c0-4 0-12-8-12-9 0-9 8-9 12v107h-107c-4 0-12 0-12 9 0 7 8 7 12 7h107v107c0 4 0 13 9 13 8 0 8-8 8-13z">
            <text:p/>
          </draw:path>
          <draw:path draw:style-name="gr3" draw:text-style-name="P7" draw:layer="layout" svg:width="0.126cm" svg:height="0.228cm" svg:x="11.831cm" svg:y="13.429cm" svg:viewBox="0 0 127 229" svg:d="M78 10c0-10-1-10-10-10-22 21-53 22-68 22v13c8 0 31 0 50-10v176c0 12 0 16-34 16h-14v12c7 0 50-1 62-1 11 0 55 1 63 1v-12h-14c-35 0-35-4-35-16z">
            <text:p/>
          </draw:path>
          <draw:polygon draw:style-name="gr3" draw:text-style-name="P7" draw:layer="layout" svg:width="2.502cm" svg:height="0.02cm" svg:x="9.511cm" svg:y="14.036cm" svg:viewBox="0 0 2503 21" draw:points="1252,21 0,21 0,0 2503,0 2503,21">
            <text:p/>
          </draw:polygon>
          <draw:path draw:style-name="gr3" draw:text-style-name="P7" draw:layer="layout" svg:width="0.225cm" svg:height="0.223cm" svg:x="9.89cm" svg:y="14.289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114cm" svg:height="0.491cm" svg:x="10.179cm" svg:y="14.138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67cm" svg:height="0.223cm" svg:x="10.335cm" svg:y="14.289cm" svg:viewBox="0 0 268 224" svg:d="M29 189c-1 8-4 19-4 21 0 9 6 14 14 14 6 0 15-5 18-14 1-1 7-24 10-37l10-44c4-10 7-22 9-33 2-9 6-23 6-24 8-16 33-61 80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10.753cm" svg:y="14.219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63cm" svg:height="0.328cm" svg:x="11.262cm" svg:y="14.179cm" svg:viewBox="0 0 164 329" svg:d="M102 12c0-11 0-12-12-12-31 31-74 31-90 31v16c10 0 39 0 65-13v256c0 18-1 23-46 23h-16v16c17-2 61-2 80-2 20 0 63 0 81 2v-16h-16c-45 0-46-5-46-23z">
            <text:p/>
          </draw:path>
          <draw:path draw:style-name="gr3" draw:text-style-name="P7" draw:layer="layout" svg:width="0.114cm" svg:height="0.491cm" svg:x="11.492cm" svg:y="14.138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327cm" svg:height="0.328cm" svg:x="12.374cm" svg:y="13.882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92cm" svg:height="0.223cm" svg:x="13.022cm" svg:y="13.952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36" draw:id="id36">
          <svg:title>TexMaths</svg:title>
          <svg:desc>14§display§\int \frac{1}{\sqrt{ax + b}} \ dx§svg§600§FALSE§</svg:desc>
          <draw:polygon draw:style-name="gr2" draw:text-style-name="P6" draw:layer="layout" svg:width="3.085cm" svg:height="1.078cm" svg:x="16.614cm" svg:y="1.754cm" svg:viewBox="0 0 3086 1079" draw:points="1543,1079 0,1079 0,0 3086,0 3086,1079">
            <text:p/>
          </draw:polygon>
          <draw:path draw:style-name="gr3" draw:text-style-name="P7" draw:layer="layout" svg:width="0.437cm" svg:height="1.093cm" svg:x="16.617cm" svg:y="1.7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2cm" svg:height="0.328cm" svg:x="18.025cm" svg:y="1.738cm" svg:viewBox="0 0 163 329" svg:d="M102 12c0-11 0-12-12-12-31 31-74 31-90 31v16c10 0 39 0 65-13v256c0 18-1 24-46 24h-16v15c17-2 61-2 80-2 20 0 63 0 80 2v-15h-15c-45 0-46-6-46-24z">
            <text:p/>
          </draw:path>
          <draw:polygon draw:style-name="gr3" draw:text-style-name="P7" draw:layer="layout" svg:width="1.764cm" svg:height="0.02cm" svg:x="17.222cm" svg:y="2.266cm" svg:viewBox="0 0 1765 21" draw:points="882,21 0,21 0,0 1765,0 1765,21">
            <text:p/>
          </draw:polygon>
          <draw:path draw:style-name="gr3" draw:text-style-name="P7" draw:layer="layout" svg:width="0.384cm" svg:height="0.492cm" svg:x="17.258cm" svg:y="2.3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354cm" svg:height="0.02cm" svg:x="17.632cm" svg:y="2.364cm" svg:viewBox="0 0 1355 21" draw:points="677,21 0,21 0,0 1355,0 1355,21">
            <text:p/>
          </draw:polygon>
          <draw:path draw:style-name="gr3" draw:text-style-name="P7" draw:layer="layout" svg:width="0.225cm" svg:height="0.223cm" svg:x="17.652cm" svg:y="2.566cm" svg:viewBox="0 0 226 224" svg:d="M165 31c-9-18-24-31-46-31-57 0-119 73-119 145 0 47 27 79 66 79 10 0 35-2 64-37 4 20 21 37 45 37 18 0 29-11 37-27 7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245cm" svg:height="0.223cm" svg:x="17.906cm" svg:y="2.566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8.311cm" svg:y="2.49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798cm" svg:y="2.441cm" svg:viewBox="0 0 183 348" svg:d="M95 6c0-2 0-6-7-6-11 0-47 4-60 4-3 2-9 2-9 11 0 6 5 6 11 6 25 0 26 4 26 8 0 3-4 20-8 30l-40 162c-6 24-8 32-8 50 0 46 26 77 63 77 58 0 120-74 120-144 0-46-27-80-67-80-22 0-43 15-58 31zM48 192c4-11 4-12 8-17 25-33 46-39 59-39 18 0 32 14 32 45 0 30-17 87-26 106-16 32-39 50-58 50-17 0-33-13-33-49 0-10 0-19 8-51z">
            <text:p/>
          </draw:path>
          <draw:path draw:style-name="gr3" draw:text-style-name="P7" draw:layer="layout" svg:width="0.234cm" svg:height="0.347cm" svg:x="19.229cm" svg:y="2.057cm" svg:viewBox="0 0 235 348" svg:d="M235 6c0-2 0-6-7-6-6 0-53 4-62 6-4 0-7 2-7 9 0 6 4 6 12 6 24 0 25 4 25 8l-2 10-29 117c-9-18-24-32-46-32-57 0-119 73-119 145 0 47 27 79 66 79 10 0 35-2 64-37 4 21 21 37 45 37 18 0 29-11 37-28 7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9.48cm" svg:y="2.182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37" draw:id="id37">
          <svg:title>TexMaths</svg:title>
          <svg:desc>15§display§\frac{2 \sqrt{ax + b}}{a} \ + \ c§svg§600§FALSE§</svg:desc>
          <draw:polygon draw:style-name="gr2" draw:text-style-name="P6" draw:layer="layout" svg:width="3.387cm" svg:height="1.119cm" svg:x="22.936cm" svg:y="1.755cm" svg:viewBox="0 0 3388 1120" draw:points="1693,1120 0,1120 0,0 3388,0 3388,1120">
            <text:p/>
          </draw:polygon>
          <draw:path draw:style-name="gr3" draw:text-style-name="P7" draw:layer="layout" svg:width="0.21cm" svg:height="0.352cm" svg:x="22.936cm" svg:y="1.826cm" svg:viewBox="0 0 211 353" svg:d="M41 312l56-55c83-73 114-101 114-154 0-61-47-103-111-103-60 0-100 49-100 96 0 29 26 29 28 29 9 0 27-6 27-28 0-13-9-27-27-27-5 0-5 0-8 1 12-35 41-54 72-54 48 0 71 42 71 86 0 42-26 84-55 116l-102 113c-6 6-6 7-6 21h197l14-93h-13c-2 16-6 40-11 47-5 5-39 5-50 5z">
            <text:p/>
          </draw:path>
          <draw:path draw:style-name="gr3" draw:text-style-name="P7" draw:layer="layout" svg:width="0.412cm" svg:height="0.527cm" svg:x="23.212cm" svg:y="1.729cm" svg:viewBox="0 0 413 528" svg:d="M167 473l-93-206c-3-8-7-8-8-8 0 0-4 0-8 4l-51 38c-7 5-7 7-7 8 0 3 1 6 5 6 3 0 13-7 18-12 3-2 12-8 17-12l104 228c4 9 7 9 12 9 7 0 8-3 13-10l240-496c4-9 4-10 4-11 0-6-5-11-11-11-5 0-8 2-12 11z">
            <text:p/>
          </draw:path>
          <draw:polygon draw:style-name="gr3" draw:text-style-name="P7" draw:layer="layout" svg:width="1.451cm" svg:height="0.022cm" svg:x="23.613cm" svg:y="1.729cm" svg:viewBox="0 0 1452 23" draw:points="726,23 0,23 0,0 1452,0 1452,23">
            <text:p/>
          </draw:polygon>
          <draw:path draw:style-name="gr3" draw:text-style-name="P7" draw:layer="layout" svg:width="0.241cm" svg:height="0.239cm" svg:x="23.634cm" svg:y="1.944cm" svg:viewBox="0 0 242 240" svg:d="M176 34c-9-20-25-34-49-34-61 0-127 78-127 155 0 50 29 85 71 85 11 0 37-3 68-40 5 22 23 40 48 40 19 0 31-12 40-29 8-19 15-51 15-53 0-4-4-4-6-4-6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3.907cm" svg:y="1.944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5 25-29s-12-19-20-19c-16 0-29 14-29 31 0 24 26 35 49 35 36 0 55-37 57-41 6 20 25 41 56 41 55 0 85-68 85-82 0-4-5-4-6-4-5 0-6 1-7 4-18 58-53 70-71 70-20 0-29-17-29-35 0-12 4-23 10-47z">
            <text:p/>
          </draw:path>
          <draw:path draw:style-name="gr3" draw:text-style-name="P7" draw:layer="layout" svg:width="0.351cm" svg:height="0.352cm" svg:x="24.339cm" svg:y="1.87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4.863cm" svg:y="1.812cm" svg:viewBox="0 0 196 373" svg:d="M102 6c0-1 0-6-7-6-12 0-51 5-65 5-4 1-10 1-10 11 0 7 5 7 12 7 27 0 28 3 28 8 0 4-5 22-8 33l-44 172c-6 27-8 35-8 54 0 49 28 83 67 83 63 0 129-79 129-155 0-49-29-85-71-85-24 0-47 16-63 33zM52 205c3-11 3-12 8-18 26-35 49-42 64-42 19 0 33 16 33 49 0 31-18 93-27 113-17 35-42 54-63 54-18 0-35-14-35-53 0-11 0-20 9-54z">
            <text:p/>
          </draw:path>
          <draw:polygon draw:style-name="gr3" draw:text-style-name="P7" draw:layer="layout" svg:width="2.155cm" svg:height="0.022cm" svg:x="22.91cm" svg:y="2.391cm" svg:viewBox="0 0 2156 23" draw:points="1078,23 0,23 0,0 2156,0 2156,23">
            <text:p/>
          </draw:polygon>
          <draw:path draw:style-name="gr3" draw:text-style-name="P7" draw:layer="layout" svg:width="0.241cm" svg:height="0.239cm" svg:x="23.869cm" svg:y="2.662cm" svg:viewBox="0 0 242 240" svg:d="M176 34c-9-20-25-34-49-34-61 0-127 78-127 155 0 50 29 85 71 85 11 0 37-3 68-40 5 22 23 40 48 40 19 0 31-12 40-29 8-19 15-51 15-53 0-4-4-4-6-4-4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45cm" svg:y="2.2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45cm" svg:y="2.301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39" draw:id="id39">
          <svg:title>TexMaths</svg:title>
          <svg:desc>22§display§\smallint \sin (ax + b) \ dx§svg§600§FALSE§</svg:desc>
          <draw:polygon draw:style-name="gr2" draw:text-style-name="P6" draw:layer="layout" svg:width="5.207cm" svg:height="0.696cm" svg:x="16.61cm" svg:y="3.263cm" svg:viewBox="0 0 5208 697" draw:points="2603,697 0,697 0,0 5208,0 5208,697">
            <text:p/>
          </draw:polygon>
          <draw:path draw:style-name="gr3" draw:text-style-name="P7" draw:layer="layout" svg:width="0.323cm" svg:height="0.72cm" svg:x="16.614cm" svg:y="3.25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54cm" svg:height="0.356cm" svg:x="17.135cm" svg:y="3.4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439cm" svg:y="3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652cm" svg:y="3.46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8.134cm" svg:y="3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39cm" svg:y="3.461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789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424cm" svg:y="3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19cm" svg:y="3.2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53cm" svg:y="3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075cm" svg:y="3.26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47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2" draw:id="id42">
          <svg:title>TexMaths</svg:title>
          <svg:desc>22§display§\smallint \cos (ax + b) \ dx§svg§600§FALSE§</svg:desc>
          <draw:polygon draw:style-name="gr2" draw:text-style-name="P6" draw:layer="layout" svg:width="5.292cm" svg:height="0.696cm" svg:x="16.611cm" svg:y="4.563cm" svg:viewBox="0 0 5293 697" draw:points="2647,697 0,697 0,0 5293,0 5293,697">
            <text:p/>
          </draw:polygon>
          <draw:path draw:style-name="gr3" draw:text-style-name="P7" draw:layer="layout" svg:width="0.323cm" svg:height="0.72cm" svg:x="16.615cm" svg:y="4.55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5cm" svg:height="0.356cm" svg:x="17.135cm" svg:y="4.7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475cm" svg:y="4.7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866cm" svg:y="4.7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221cm" svg:y="4.5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477cm" svg:y="4.761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876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512cm" svg:y="4.6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277cm" svg:y="4.5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617cm" svg:y="4.5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163cm" svg:y="4.56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557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5" draw:id="id45">
          <svg:title>TexMaths</svg:title>
          <svg:desc>22§display§\smallint \sec^2 (ax + b) \ dx§svg§600§FALSE§</svg:desc>
          <draw:polygon draw:style-name="gr2" draw:text-style-name="P6" draw:layer="layout" svg:width="5.596cm" svg:height="0.795cm" svg:x="16.511cm" svg:y="5.864cm" svg:viewBox="0 0 5597 796" draw:points="2799,796 0,796 0,0 5597,0 5597,796">
            <text:p/>
          </draw:polygon>
          <draw:path draw:style-name="gr3" draw:text-style-name="P7" draw:layer="layout" svg:width="0.323cm" svg:height="0.721cm" svg:x="16.515cm" svg:y="5.95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17.036cm" svg:y="6.1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337cm" svg:y="6.1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685cm" svg:y="6.15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8.035cm" svg:y="5.8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24cm" svg:y="5.9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55cm" svg:height="0.351cm" svg:x="18.68cm" svg:y="6.16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6cm" svg:height="0.351cm" svg:x="19.081cm" svg:y="6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714cm" svg:y="6.0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86cm" svg:height="0.546cm" svg:x="20.482cm" svg:y="5.968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6 0-30 12-79z">
            <text:p/>
          </draw:path>
          <draw:path draw:style-name="gr3" draw:text-style-name="P7" draw:layer="layout" svg:width="0.18cm" svg:height="0.773cm" svg:x="20.822cm" svg:y="5.9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1.365cm" svg:y="5.96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76cm" svg:y="6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8" draw:id="id48">
          <svg:title>TexMaths</svg:title>
          <svg:desc>20§display§\smallint \text {cosec}^2(ax + b) \ dx§svg§600§FALSE§</svg:desc>
          <draw:polygon draw:style-name="gr2" draw:text-style-name="P6" draw:layer="layout" svg:width="5.752cm" svg:height="0.723cm" svg:x="16.513cm" svg:y="7.16cm" svg:viewBox="0 0 5753 724" draw:points="2876,724 0,724 0,0 5753,0 5753,724">
            <text:p/>
          </draw:polygon>
          <draw:path draw:style-name="gr3" draw:text-style-name="P7" draw:layer="layout" svg:width="0.293cm" svg:height="0.655cm" svg:x="16.516cm" svg:y="7.239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68cm" svg:height="0.324cm" svg:x="16.99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299cm" svg:y="7.42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7.654cm" svg:y="7.42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28cm" svg:y="7.428cm" svg:viewBox="0 0 274 325" svg:d="M59 139c5-105 64-123 88-123 72 0 80 94 80 123zM59 154h197c16 0 18 0 18-15 0-70-39-139-127-139-81 0-147 72-147 162 0 94 74 163 155 163 87 0 119-78 119-93 0-6-5-8-10-8-6 0-8 5-8 10-26 73-90 73-96 73-35 0-64-22-80-48-21-33-21-80-21-105z">
            <text:p/>
          </draw:path>
          <draw:path draw:style-name="gr3" draw:text-style-name="P7" draw:layer="layout" svg:width="0.268cm" svg:height="0.324cm" svg:x="18.243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18.563cm" svg:y="7.12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8.917cm" svg:y="7.215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22cm" svg:height="0.319cm" svg:x="19.149cm" svg:y="7.4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7 0-46-38-46-65 0-36 22-124 40-156 20-41 52-67 81-67 47 0 56 58 56 62s-1 8-3 12z">
            <text:p/>
          </draw:path>
          <draw:path draw:style-name="gr3" draw:text-style-name="P7" draw:layer="layout" svg:width="0.351cm" svg:height="0.319cm" svg:x="19.513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0.089cm" svg:y="7.33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20.787cm" svg:y="7.25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164cm" svg:height="0.703cm" svg:x="21.096cm" svg:y="7.21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21.591cm" svg:y="7.255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1.949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51" draw:id="id51">
          <svg:title>TexMaths</svg:title>
          <svg:desc>14§display§\smallint \sec (ax+b) \tan (ax+b) \ dx§svg§600§FALSE§</svg:desc>
          <draw:polygon draw:style-name="gr2" draw:text-style-name="P6" draw:layer="layout" svg:width="5.868cm" svg:height="0.443cm" svg:x="16.513cm" svg:y="8.551cm" svg:viewBox="0 0 5869 444" draw:points="2935,444 0,444 0,0 5869,0 5869,444">
            <text:p/>
          </draw:polygon>
          <draw:path draw:style-name="gr3" draw:text-style-name="P7" draw:layer="layout" svg:width="0.205cm" svg:height="0.458cm" svg:x="16.515cm" svg:y="8.543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61cm" svg:height="0.226cm" svg:x="16.847cm" svg:y="8.67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cm" svg:height="0.226cm" svg:x="17.038cm" svg:y="8.675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3" draw:text-style-name="P7" draw:layer="layout" svg:width="0.187cm" svg:height="0.226cm" svg:x="17.26cm" svg:y="8.675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7.51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7.67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7.927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18.331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819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035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54cm" svg:height="0.308cm" svg:x="19.289cm" svg:y="8.592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222cm" svg:height="0.226cm" svg:x="19.492cm" svg:y="8.675cm" svg:viewBox="0 0 223 227" svg:d="M143 184c3 20 16 40 40 40 10 0 40-7 40-47v-27h-12v27c0 29-13 33-18 33-16 0-18-23-18-25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9.733cm" svg:y="8.6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114cm" svg:height="0.492cm" svg:x="20.039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20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0.456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20.86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347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1.564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1.911cm" svg:y="8.554cm" svg:viewBox="0 0 235 348" svg:d="M235 6c0-2 0-6-7-6-6 0-53 4-62 6-4 0-7 2-7 9 0 6 5 6 12 6 24 0 25 4 25 8l-1 10-30 117c-9-18-24-32-46-32-57 0-119 73-119 145 0 47 27 79 66 79 10 0 35-2 64-37 4 21 21 37 45 37 18 0 29-11 37-28 7-16 14-47 14-48 0-5-4-5-5-5-6 0-6 2-7 9-9 32-18 61-38 61-14 0-15-12-15-22 0-12 1-16 4-24zM132 283c-2 9-2 11-10 20-21 26-41 34-55 34-24 0-32-27-32-46 0-24 17-86 28-108 14-29 37-47 57-47 32 0 39 40 39 43s-1 6-2 8z">
            <text:p/>
          </draw:path>
          <draw:path draw:style-name="gr3" draw:text-style-name="P7" draw:layer="layout" svg:width="0.245cm" svg:height="0.223cm" svg:x="22.162cm" svg:y="8.677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54" draw:id="id54">
          <svg:title>TexMaths</svg:title>
          <svg:desc>14§display§\smallint \text {cosec }(ax+b) \cot (ax+b)  dx§svg§600§FALSE§</svg:desc>
          <draw:polygon draw:style-name="gr2" draw:text-style-name="P6" draw:layer="layout" svg:width="6.279cm" svg:height="0.443cm" svg:x="16.512cm" svg:y="9.853cm" svg:viewBox="0 0 6280 444" draw:points="3141,444 0,444 0,0 6280,0 6280,444">
            <text:p/>
          </draw:polygon>
          <draw:path draw:style-name="gr3" draw:text-style-name="P7" draw:layer="layout" svg:width="0.205cm" svg:height="0.458cm" svg:x="16.514cm" svg:y="9.845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87cm" svg:height="0.226cm" svg:x="16.846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17.062cm" svg:y="9.977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161cm" svg:height="0.226cm" svg:x="17.311cm" svg:y="9.97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1cm" svg:height="0.226cm" svg:x="17.502cm" svg:y="9.977cm" svg:viewBox="0 0 192 227" svg:d="M41 97c4-73 45-86 62-86 50 0 56 66 56 86zM41 108h138c11 0 13 0 13-11 0-49-27-97-89-97-57 0-103 50-103 113 0 66 52 114 109 114 60 0 83-54 83-65 0-4-4-5-7-5-5 0-6 3-6 7-18 51-63 51-67 51-25 0-45-16-56-33-15-24-15-57-15-74z">
            <text:p/>
          </draw:path>
          <draw:path draw:style-name="gr3" draw:text-style-name="P7" draw:layer="layout" svg:width="0.187cm" svg:height="0.226cm" svg:x="17.723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8.138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8.301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8.555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18.959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9.447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663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87cm" svg:height="0.226cm" svg:x="19.925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20.141cm" svg:y="9.977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154cm" svg:height="0.308cm" svg:x="20.382cm" svg:y="9.894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114cm" svg:height="0.492cm" svg:x="20.613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775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1.03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21.434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921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2.137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2.321cm" svg:y="9.856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2 1-16 4-24zM132 283c-2 9-2 11-10 20-21 26-41 34-55 34-26 0-32-27-32-46 0-24 15-86 28-108 14-29 37-47 57-47 31 0 39 40 39 43s-1 6-2 8z">
            <text:p/>
          </draw:path>
          <draw:path draw:style-name="gr3" draw:text-style-name="P7" draw:layer="layout" svg:width="0.245cm" svg:height="0.223cm" svg:x="22.572cm" svg:y="9.979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</draw:g>
        <draw:g xml:id="id40" draw:id="id40">
          <svg:title>TexMaths</svg:title>
          <svg:desc>15§display§- \frac{\cos (ax + b)}{a}  +  c§svg§600§FALSE§</svg:desc>
          <draw:polygon draw:style-name="gr2" draw:text-style-name="P6" draw:layer="layout" svg:width="3.923cm" svg:height="1.067cm" svg:x="22.513cm" svg:y="3.059cm" svg:viewBox="0 0 3924 1068" draw:points="1961,1068 0,1068 0,0 3924,0 3924,1068">
            <text:p/>
          </draw:polygon>
          <draw:path draw:style-name="gr3" draw:text-style-name="P7" draw:layer="layout" svg:width="0.322cm" svg:height="0.022cm" svg:x="22.53cm" svg:y="3.643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2.977cm" svg:y="3.193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209cm" svg:y="3.193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73cm" svg:height="0.243cm" svg:x="23.476cm" svg:y="3.19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23cm" svg:height="0.527cm" svg:x="23.718cm" svg:y="3.03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92cm" svg:y="3.195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8-93 30-117 16-31 40-50 61-50 35 0 42 43 42 47 0 2-1 6-2 8z">
            <text:p/>
          </draw:path>
          <draw:path draw:style-name="gr3" draw:text-style-name="P7" draw:layer="layout" svg:width="0.263cm" svg:height="0.239cm" svg:x="24.165cm" svg:y="3.195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598cm" svg:y="3.12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cm" svg:y="3.063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52cm" svg:y="3.033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8cm" svg:height="0.022cm" svg:x="22.959cm" svg:y="3.643cm" svg:viewBox="0 0 2569 23" draw:points="1284,23 0,23 0,0 2569,0 2569,23">
            <text:p/>
          </draw:polygon>
          <draw:path draw:style-name="gr3" draw:text-style-name="P7" draw:layer="layout" svg:width="0.241cm" svg:height="0.239cm" svg:x="24.125cm" svg:y="3.914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37cm" svg:y="3.4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57cm" svg:y="3.553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3" draw:id="id43">
          <svg:title>TexMaths</svg:title>
          <svg:desc>15§display§ \frac{\sin (ax + b)}{a}  +  c§svg§600§FALSE§</svg:desc>
          <draw:polygon draw:style-name="gr2" draw:text-style-name="P6" draw:layer="layout" svg:width="3.389cm" svg:height="1.067cm" svg:x="22.939cm" svg:y="4.361cm" svg:viewBox="0 0 3390 1068" draw:points="1696,1068 0,1068 0,0 3390,0 3390,1068">
            <text:p/>
          </draw:polygon>
          <draw:path draw:style-name="gr3" draw:text-style-name="P7" draw:layer="layout" svg:width="0.173cm" svg:height="0.243cm" svg:x="22.93cm" svg:y="4.495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23.139cm" svg:y="4.378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3" draw:text-style-name="P7" draw:layer="layout" svg:width="0.265cm" svg:height="0.233cm" svg:x="23.284cm" svg:y="4.497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613cm" svg:y="4.335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787cm" svg:y="4.497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59cm" svg:y="4.497cm" svg:viewBox="0 0 264 240" svg:d="M162 74c2-14 14-62 52-62 3 0 15 0 26 6-14 4-25 17-25 29 0 8 6 19 20 19 12 0 29-10 29-31 0-28-31-35-49-35-31 0-49 28-57 41-13-36-40-41-56-41-55 0-85 68-85 82 0 4 5 4 6 4 3 0 6 0 7-4 18-57 53-70 71-70 9 0 29 5 29 35 0 17-10 53-29 126-9 33-28 55-51 55-3 0-15 0-26-6 13-4 25-14 25-29 0-14-12-19-20-19-16 0-29 14-29 31 0 24 26 35 49 35 36 0 55-37 57-41 6 21 25 41 57 41 54 0 84-68 84-82 0-4-5-4-6-4-5 0-6 1-7 4-17 58-54 70-71 70-20 0-29-17-29-35 0-12 4-23 10-47z">
            <text:p/>
          </draw:path>
          <draw:path draw:style-name="gr3" draw:text-style-name="P7" draw:layer="layout" svg:width="0.351cm" svg:height="0.352cm" svg:x="24.492cm" svg:y="4.423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14cm" svg:y="4.365cm" svg:viewBox="0 0 196 373" svg:d="M102 6c0-1 0-6-7-6-12 0-51 5-65 5-4 1-10 1-10 11 0 7 5 7 12 7 27 0 28 3 28 8 0 4-5 22-8 33l-44 172c-6 27-8 35-8 54 0 50 28 83 67 83 63 0 129-79 129-155 0-49-29-85-71-85-24 0-47 16-63 33zM52 205c3-11 3-12 8-18 26-35 49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46cm" svg:y="4.335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08cm" svg:height="0.022cm" svg:x="22.913cm" svg:y="4.945cm" svg:viewBox="0 0 2509 23" draw:points="1254,23 0,23 0,0 2509,0 2509,23">
            <text:p/>
          </draw:polygon>
          <draw:path draw:style-name="gr3" draw:text-style-name="P7" draw:layer="layout" svg:width="0.241cm" svg:height="0.239cm" svg:x="24.048cm" svg:y="5.216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31cm" svg:y="4.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51cm" svg:y="4.855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6" draw:id="id46">
          <svg:title>TexMaths</svg:title>
          <svg:desc>15§display§ \frac{\tan (ax + b)}{a}  +  c§svg§600§FALSE§</svg:desc>
          <draw:polygon draw:style-name="gr2" draw:text-style-name="P6" draw:layer="layout" svg:width="3.504cm" svg:height="1.067cm" svg:x="22.94cm" svg:y="5.663cm" svg:viewBox="0 0 3505 1068" draw:points="1752,1068 0,1068 0,0 3505,0 3505,1068">
            <text:p/>
          </draw:polygon>
          <draw:path draw:style-name="gr3" draw:text-style-name="P7" draw:layer="layout" svg:width="0.166cm" svg:height="0.33cm" svg:x="22.924cm" svg:y="5.708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238cm" svg:height="0.243cm" svg:x="23.141cm" svg:y="5.797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3" draw:text-style-name="P7" draw:layer="layout" svg:width="0.265cm" svg:height="0.233cm" svg:x="23.4cm" svg:y="5.799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728cm" svg:y="5.6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902cm" svg:y="5.799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174cm" svg:y="5.799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607cm" svg:y="5.7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9cm" svg:y="5.667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61cm" svg:y="5.6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622cm" svg:height="0.022cm" svg:x="22.914cm" svg:y="6.247cm" svg:viewBox="0 0 2623 23" draw:points="1312,23 0,23 0,0 2623,0 2623,23">
            <text:p/>
          </draw:polygon>
          <draw:path draw:style-name="gr3" draw:text-style-name="P7" draw:layer="layout" svg:width="0.241cm" svg:height="0.239cm" svg:x="24.107cm" svg:y="6.518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46cm" svg:y="6.0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66cm" svg:y="6.1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9" draw:id="id49">
          <svg:title>TexMaths</svg:title>
          <svg:desc>15§display§- \frac{\cot (ax + b)}{a}  +  c§svg§600§FALSE§</svg:desc>
          <draw:polygon draw:style-name="gr2" draw:text-style-name="P6" draw:layer="layout" svg:width="3.918cm" svg:height="1.067cm" svg:x="22.716cm" svg:y="6.965cm" svg:viewBox="0 0 3919 1068" draw:points="1959,1068 0,1068 0,0 3919,0 3919,1068">
            <text:p/>
          </draw:polygon>
          <draw:path draw:style-name="gr3" draw:text-style-name="P7" draw:layer="layout" svg:width="0.322cm" svg:height="0.022cm" svg:x="22.733cm" svg:y="7.549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3.18cm" svg:y="7.099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412cm" svg:y="7.099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66cm" svg:height="0.33cm" svg:x="23.671cm" svg:y="7.01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123cm" svg:height="0.527cm" svg:x="23.918cm" svg:y="6.93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4.092cm" svg:y="7.101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263cm" svg:height="0.239cm" svg:x="24.365cm" svg:y="7.10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798cm" svg:y="7.0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32cm" svg:y="6.969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551cm" svg:y="6.939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3cm" svg:height="0.022cm" svg:x="23.162cm" svg:y="7.549cm" svg:viewBox="0 0 2564 23" draw:points="1283,23 0,23 0,0 2564,0 2564,23">
            <text:p/>
          </draw:polygon>
          <draw:path draw:style-name="gr3" draw:text-style-name="P7" draw:layer="layout" svg:width="0.241cm" svg:height="0.239cm" svg:x="24.326cm" svg:y="7.82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936cm" svg:y="7.384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455cm" svg:y="7.459cm" svg:viewBox="0 0 206 240" svg:d="M188 32c-8 0-15 0-24 9-8 7-8 17-8 20 0 12 8 18 19 18 16 0 30-12 30-33 0-27-25-46-63-46-71 0-142 76-142 150 0 48 31 90 86 90 76 0 120-56 120-62 0-4-3-8-6-8s-3 2-7 6c-42 52-99 52-107 52-32 0-46-25-46-58 0-21 10-73 28-105 16-30 46-53 75-53 18 0 38 6 45 20z">
            <text:p/>
          </draw:path>
        </draw:g>
        <draw:g xml:id="id52" draw:id="id52">
          <svg:title>TexMaths</svg:title>
          <svg:desc>15§display§ \frac{\sec (ax + b)}{a}  +  c§svg§600§FALSE§</svg:desc>
          <draw:polygon draw:style-name="gr2" draw:text-style-name="P6" draw:layer="layout" svg:width="3.419cm" svg:height="1.067cm" svg:x="22.94cm" svg:y="8.263cm" svg:viewBox="0 0 3420 1068" draw:points="1710,1068 0,1068 0,0 3420,0 3420,1068">
            <text:p/>
          </draw:polygon>
          <draw:path draw:style-name="gr3" draw:text-style-name="P7" draw:layer="layout" svg:width="0.173cm" svg:height="0.243cm" svg:x="22.931cm" svg:y="8.397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204cm" svg:height="0.243cm" svg:x="23.137cm" svg:y="8.397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3" draw:text-style-name="P7" draw:layer="layout" svg:width="0.201cm" svg:height="0.243cm" svg:x="23.374cm" svg:y="8.397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123cm" svg:height="0.527cm" svg:x="23.642cm" svg:y="8.2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16cm" svg:y="8.399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9cm" svg:y="8.399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522cm" svg:y="8.3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45cm" svg:y="8.267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77cm" svg:y="8.2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37cm" svg:height="0.022cm" svg:x="22.914cm" svg:y="8.847cm" svg:viewBox="0 0 2538 23" draw:points="1270,23 0,23 0,0 2538,0 2538,23">
            <text:p/>
          </draw:polygon>
          <draw:path draw:style-name="gr3" draw:text-style-name="P7" draw:layer="layout" svg:width="0.241cm" svg:height="0.239cm" svg:x="24.065cm" svg:y="9.118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61cm" svg:y="8.6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81cm" svg:y="8.7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55" draw:id="id55">
          <svg:title>TexMaths</svg:title>
          <svg:desc>12§display§- \frac{\text {cosec} (ax + b)}{a}  +  c§svg§600§FALSE§</svg:desc>
          <draw:polygon draw:style-name="gr2" draw:text-style-name="P6" draw:layer="layout" svg:width="3.512cm" svg:height="0.853cm" svg:x="23.116cm" svg:y="9.66cm" svg:viewBox="0 0 3513 854" draw:points="1757,854 0,854 0,0 3513,0 3513,854">
            <text:p/>
          </draw:polygon>
          <draw:path draw:style-name="gr3" draw:text-style-name="P7" draw:layer="layout" svg:width="0.257cm" svg:height="0.017cm" svg:x="23.129cm" svg:y="10.126cm" svg:viewBox="0 0 258 18" svg:d="M244 18c7 0 14 0 14-9s-7-9-14-9h-230c-6 0-14 0-14 9s8 9 14 9z">
            <text:p/>
          </draw:path>
          <draw:path draw:style-name="gr3" draw:text-style-name="P7" draw:layer="layout" svg:width="0.16cm" svg:height="0.194cm" svg:x="23.488cm" svg:y="9.767cm" svg:viewBox="0 0 161 195" svg:d="M36 98c0-69 34-87 56-87 4 0 31 0 46 15-17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187cm" svg:height="0.194cm" svg:x="23.673cm" svg:y="9.767cm" svg:viewBox="0 0 188 195" svg:d="M188 99c0-54-43-99-94-99-53 0-94 46-94 99 0 54 44 96 94 96 51 0 94-42 94-96zM94 184c-18 0-36-9-48-29-10-18-10-44-10-59 0-16 0-39 9-59 12-19 32-27 49-27 18 0 37 8 47 26 12 19 12 44 12 60 0 15 0 38-10 57-9 19-28 31-49 31z">
            <text:p/>
          </draw:path>
          <draw:path draw:style-name="gr3" draw:text-style-name="P7" draw:layer="layout" svg:width="0.138cm" svg:height="0.194cm" svg:x="23.886cm" svg:y="9.7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3" draw:text-style-name="P7" draw:layer="layout" svg:width="0.163cm" svg:height="0.194cm" svg:x="24.05cm" svg:y="9.767cm" svg:viewBox="0 0 164 195" svg:d="M36 83c2-63 38-73 52-73 44 0 48 56 48 73zM36 92h118c9 0 10 0 10-9 0-42-23-83-76-83-49 0-88 43-88 97 0 56 44 98 93 98 52 0 71-47 71-56 0-4-4-5-6-5-3 0-4 3-4 6-16 44-54 44-58 44-21 0-38-13-48-29-12-20-12-48-12-63z">
            <text:p/>
          </draw:path>
          <draw:path draw:style-name="gr3" draw:text-style-name="P7" draw:layer="layout" svg:width="0.16cm" svg:height="0.194cm" svg:x="24.24cm" svg:y="9.767cm" svg:viewBox="0 0 161 195" svg:d="M36 98c0-69 34-87 56-87 4 0 31 0 46 15-18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098cm" svg:height="0.421cm" svg:x="24.455cm" svg:y="9.639cm" svg:viewBox="0 0 99 422" svg:d="M99 418c0-1 0-2-8-9-53-53-66-133-66-198 0-73 16-147 68-199 6-5 6-6 6-8 0-3-2-4-5-4-4 0-42 29-67 83-22 46-27 93-27 128 0 34 5 84 28 132 26 52 62 79 66 79 3 0 5-1 5-4z">
            <text:p/>
          </draw:path>
          <draw:path draw:style-name="gr3" draw:text-style-name="P7" draw:layer="layout" svg:width="0.193cm" svg:height="0.191cm" svg:x="24.595cm" svg:y="9.769cm" svg:viewBox="0 0 194 192" svg:d="M141 27c-8-15-20-27-39-27-49 0-102 62-102 124 0 40 23 68 57 68 8 0 29-2 54-32 4 17 19 32 39 32 15 0 25-10 31-23 7-16 13-41 13-42 0-4-4-4-5-4-4 0-5 1-6 7-7 27-15 52-32 52-12 0-13-10-13-19 0-10 1-12 6-32 5-17 5-22 9-37l15-59c3-13 3-13 3-15 0-8-5-11-12-11-10 0-17 9-18 18zM113 137c-2 8-2 8-7 16-20 23-37 29-48 29-22 0-28-23-28-39 0-21 13-74 24-93 12-25 31-40 49-40 28 0 33 34 33 37 0 2-1 5-2 7z">
            <text:p/>
          </draw:path>
          <draw:path draw:style-name="gr3" draw:text-style-name="P7" draw:layer="layout" svg:width="0.21cm" svg:height="0.191cm" svg:x="24.812cm" svg:y="9.769cm" svg:viewBox="0 0 211 192" svg:d="M130 59c2-11 11-49 41-49 2 0 12 0 21 4-12 3-20 14-20 23 0 7 5 16 16 16 10 0 23-8 23-25 0-22-25-28-39-28-25 0-40 22-45 33-11-29-33-33-45-33-45 0-69 55-69 65 0 4 4 4 5 4 4 0 5 0 6-4 14-45 42-55 57-55 7 0 23 3 23 27 0 14-8 43-23 101-7 27-22 44-41 44-3 0-12 0-21-5 11-2 20-11 20-23 0-11-9-15-16-15-12 0-23 12-23 25 0 19 21 28 39 28 29 0 44-30 45-33 5 17 21 33 46 33 44 0 68-55 68-65 0-4-4-4-5-4-4 0-5 1-6 4-14 46-43 55-56 55-17 0-23-13-23-28 0-9 2-18 7-37z">
            <text:p/>
          </draw:path>
          <draw:path draw:style-name="gr3" draw:text-style-name="P7" draw:layer="layout" svg:width="0.28cm" svg:height="0.281cm" svg:x="25.159cm" svg:y="9.709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55cm" svg:height="0.297cm" svg:x="25.577cm" svg:y="9.663cm" svg:viewBox="0 0 156 298" svg:d="M82 5c0-1 0-5-6-5-10 0-40 4-52 4-3 1-8 1-8 8 0 6 4 6 10 6 21 0 22 3 22 7 0 3-4 17-7 26l-34 138c-5 21-7 28-7 43 0 39 22 66 54 66 50 0 102-63 102-123 0-40-23-69-56-69-19 0-38 13-50 26zM41 164c3-9 3-10 7-14 21-28 40-34 51-34 15 0 27 13 27 39 0 25-15 74-22 91-14 27-34 43-50 43-15 0-28-12-28-42 0-9 0-17 7-44z">
            <text:p/>
          </draw:path>
          <draw:path draw:style-name="gr3" draw:text-style-name="P7" draw:layer="layout" svg:width="0.098cm" svg:height="0.421cm" svg:x="25.762cm" svg:y="9.639cm" svg:viewBox="0 0 99 422" svg:d="M99 211c0-33-5-83-28-131-26-52-62-80-67-80-2 0-4 2-4 4s0 3 8 10c42 42 66 109 66 197 0 72-15 147-68 200-6 5-6 6-6 7 0 3 2 4 4 4 5 0 43-29 68-82 22-46 27-93 27-129z">
            <text:p/>
          </draw:path>
          <draw:polygon draw:style-name="gr3" draw:text-style-name="P7" draw:layer="layout" svg:width="2.428cm" svg:height="0.017cm" svg:x="23.473cm" svg:y="10.126cm" svg:viewBox="0 0 2429 18" draw:points="1214,18 0,18 0,0 2429,0 2429,18">
            <text:p/>
          </draw:polygon>
          <draw:path draw:style-name="gr3" draw:text-style-name="P7" draw:layer="layout" svg:width="0.193cm" svg:height="0.191cm" svg:x="24.593cm" svg:y="10.343cm" svg:viewBox="0 0 194 192" svg:d="M141 27c-8-15-20-27-39-27-49 0-102 62-102 124 0 40 23 68 57 68 8 0 29-2 54-32 4 17 19 32 39 32 15 0 25-10 31-23 7-16 13-41 13-42 0-4-4-4-5-4-5 0-5 1-6 7-7 27-15 52-32 52-12 0-13-10-13-19 0-10 1-12 6-32 5-17 5-22 9-37l15-59c3-13 3-13 3-15 0-8-5-11-12-11-10 0-17 9-18 18zM113 137c-2 8-2 8-8 16-19 23-36 29-47 29-22 0-28-23-28-39 0-21 13-74 24-93 12-25 31-40 49-40 28 0 33 34 33 37 0 2-1 5-2 7z">
            <text:p/>
          </draw:path>
          <draw:path draw:style-name="gr3" draw:text-style-name="P7" draw:layer="layout" svg:width="0.28cm" svg:height="0.281cm" svg:x="26.07cm" svg:y="9.995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64cm" svg:height="0.191cm" svg:x="26.485cm" svg:y="10.054cm" svg:viewBox="0 0 165 192" svg:d="M151 26c-7 0-13 0-19 7-7 5-8 13-8 16 0 10 8 14 16 14 13 0 24-9 24-27 0-21-20-36-51-36-56 0-113 60-113 120 0 38 25 72 69 72 61 0 96-45 96-50 0-3-3-6-5-6-3 0-4 1-5 5-34 41-80 41-86 41-26 0-37-20-37-46 0-17 8-58 23-84 12-24 36-42 59-42 15 0 31 4 37 16z">
            <text:p/>
          </draw:path>
        </draw:g>
        <draw:g xml:id="id57" draw:id="id57">
          <svg:title>TexMaths</svg:title>
          <svg:desc>24§display§\smallint a^x \ dx§svg§600§FALSE§</svg:desc>
          <draw:polygon draw:style-name="gr2" draw:text-style-name="P6" draw:layer="layout" svg:width="2.537cm" svg:height="0.708cm" svg:x="16.613cm" svg:y="11.069cm" svg:viewBox="0 0 2538 709" draw:points="1269,709 0,709 0,0 2538,0 2538,709">
            <text:p/>
          </draw:polygon>
          <draw:path draw:style-name="gr3" draw:text-style-name="P7" draw:layer="layout" svg:width="0.352cm" svg:height="0.787cm" svg:x="16.617cm" svg:y="11.031cm" svg:viewBox="0 0 353 788" svg:d="M321 35c-29 2-37 23-37 34 0 21 17 35 35 35 17 0 34-12 34-37 0-32-27-67-67-67-71 0-86 92-100 158-23 127-40 234-54 382-3 44-9 92-15 133-8 63-21 98-52 98-13 0-27-10-32-17 28 0 36-22 36-35 0-19-17-33-34-33-18 0-35 10-35 35 0 33 27 67 67 67 71 0 87-90 100-159 23-122 40-229 54-379 4-46 9-94 15-135 8-63 21-96 52-96 15 0 27 8 33 16z">
            <text:p/>
          </draw:path>
          <draw:path draw:style-name="gr3" draw:text-style-name="P7" draw:layer="layout" svg:width="0.387cm" svg:height="0.383cm" svg:x="17.191cm" svg:y="11.263cm" svg:viewBox="0 0 388 384" svg:d="M282 54c-15-31-40-54-79-54-97 0-203 125-203 248 0 81 46 136 113 136 18 0 60-3 110-63 7 35 36 63 76 63 31 0 50-19 64-46 13-30 25-82 25-84 0-8-8-8-10-8-9 0-9 2-11 15-16 54-31 104-66 104-23 0-25-21-25-38 0-19 2-25 12-64 10-34 10-44 17-75l31-119c6-25 6-25 6-29 0-15-10-23-23-23-21 0-35 20-37 37zM227 275c-4 15-4 15-18 31-36 46-71 59-94 59-42 0-55-46-55-79 0-42 26-148 48-186 24-50 63-81 97-81 56 0 68 69 68 75 0 4-2 10-4 14z">
            <text:p/>
          </draw:path>
          <draw:path draw:style-name="gr3" draw:text-style-name="P7" draw:layer="layout" svg:width="0.318cm" svg:height="0.268cm" svg:x="17.63cm" svg:y="11.027cm" svg:viewBox="0 0 319 269" svg:d="M119 200c-6 19-25 52-56 52-2 0-19 0-32-8 25-8 27-29 27-33 0-13-10-23-23-23-18 0-35 16-35 37 0 31 33 44 61 44 29 0 52-17 68-42 15 31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343cm" svg:y="11.05cm" svg:viewBox="0 0 403 598" svg:d="M403 10c0-2 0-10-11-10-12 0-93 8-108 10-6 0-11 3-11 15s7 12 21 12c40 0 42 5 42 13l-4 17-50 200c-15-31-40-54-79-54-97 0-203 125-203 248 0 81 46 137 113 137 18 0 60-4 110-64 7 35 36 64 76 64 31 0 50-19 64-48 13-29 25-81 25-83 0-9-8-9-10-9-9 0-9 3-11 15-16 56-31 106-66 106-23 0-25-22-25-39 0-21 2-27 6-40zM227 486c-4 16-4 18-18 33-36 46-71 60-94 60-42 0-55-47-55-79 0-42 26-148 48-187 24-50 63-80 97-80 56 0 68 69 68 75 0 3-2 9-4 13z">
            <text:p/>
          </draw:path>
          <draw:path draw:style-name="gr3" draw:text-style-name="P7" draw:layer="layout" svg:width="0.421cm" svg:height="0.383cm" svg:x="18.771cm" svg:y="11.26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81 55 55 0 86-59 88-65 10 33 40 65 92 65 86 0 134-109 134-130 0-8-7-8-9-8-8 0-10 2-12 8-27 92-86 111-113 111-33 0-46-27-46-56 0-19 6-36 15-74z">
            <text:p/>
          </draw:path>
        </draw:g>
        <draw:g xml:id="id58" draw:id="id58">
          <svg:title>TexMaths</svg:title>
          <svg:desc>15§display§ \frac{ a^x }{ \log a}  +  c§svg§600§FALSE§</svg:desc>
          <draw:polygon draw:style-name="gr2" draw:text-style-name="P6" draw:layer="layout" svg:width="1.928cm" svg:height="1.129cm" svg:x="23.14cm" svg:y="10.862cm" svg:viewBox="0 0 1929 1130" draw:points="965,1130 0,1130 0,0 1929,0 1929,1130">
            <text:p/>
          </draw:polygon>
          <draw:path draw:style-name="gr3" draw:text-style-name="P7" draw:layer="layout" svg:width="0.241cm" svg:height="0.239cm" svg:x="23.386cm" svg:y="10.957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198cm" svg:height="0.167cm" svg:x="23.662cm" svg:y="10.836cm" svg:viewBox="0 0 199 168" svg:d="M74 125c-3 12-15 32-34 32-2 0-12 0-21-4 16-5 17-19 17-21 0-8-6-14-14-14-11 0-22 9-22 22 0 20 20 28 38 28s33-11 42-26c10 19 30 26 45 26 43 0 65-47 65-58 0-4-5-4-6-4-5 0-5 2-6 7-9 25-30 44-52 44-14 0-23-9-23-24 0-9 10-43 19-85 9-29 26-37 38-37 0 0 12 0 19 5-11 3-16 13-16 20 0 8 6 14 15 14 8 0 21-7 21-22 0-22-24-28-39-28-18 0-33 12-41 26-7-15-24-26-45-26-42 0-66 46-66 56 0 5 5 5 6 5 5 0 6-1 8-6 9-29 32-44 51-44 12 0 22 6 22 24 0 7-5 26-7 38z">
            <text:p/>
          </draw:path>
          <draw:polygon draw:style-name="gr3" draw:text-style-name="P7" draw:layer="layout" svg:width="1.047cm" svg:height="0.022cm" svg:x="23.114cm" svg:y="11.405cm" svg:viewBox="0 0 1048 23" draw:points="524,23 0,23 0,0 1048,0 1048,23">
            <text:p/>
          </draw:polygon>
          <draw:path draw:style-name="gr3" draw:text-style-name="P7" draw:layer="layout" svg:width="0.118cm" svg:height="0.366cm" svg:x="23.131cm" svg:y="11.543cm" svg:viewBox="0 0 119 367" svg:d="M77 0l-77 6v17c37 0 42 3 42 29v275c0 24-6 24-42 24v16c18-1 46-1 59-1s39 0 60 1v-16c-36 0-42 0-42-24z">
            <text:p/>
          </draw:path>
          <draw:path draw:style-name="gr3" draw:text-style-name="P7" draw:layer="layout" svg:width="0.234cm" svg:height="0.243cm" svg:x="23.275cm" svg:y="11.673cm" svg:viewBox="0 0 235 244" svg:d="M235 124c0-68-54-124-117-124-66 0-118 58-118 124 0 68 55 120 118 120s117-53 117-120zM118 231c-23 0-46-12-60-36-14-23-14-56-14-75 0-20 0-49 12-73 15-24 40-35 62-35s45 11 58 34c15 22 15 54 15 74 0 19 0 48-12 71-11 24-35 40-61 40z">
            <text:p/>
          </draw:path>
          <draw:path draw:style-name="gr3" draw:text-style-name="P7" draw:layer="layout" svg:width="0.241cm" svg:height="0.348cm" svg:x="23.539cm" svg:y="11.671cm" svg:viewBox="0 0 242 349" svg:d="M103 149c-47 0-47-53-47-65 0-14 2-31 9-44 5-8 17-22 38-22 46 0 46 53 46 65 0 14 0 31-9 44-4 7-16 22-37 22zM41 169c0-2 0-14 9-25 21 16 42 17 53 17 49 0 85-36 85-77 0-20-8-40-21-52 19-18 38-20 48-20 1 0 3 0 5 0-6 2-9 8-9 14 0 10 7 16 16 16 5 0 15-4 15-16 0-9-7-26-27-26-11 0-34 4-57 25-21-18-44-19-55-19-49 0-86 36-86 77 0 24 12 43 25 55-7 7-17 25-17 43 0 17 7 38 24 47-32 10-49 33-49 54 0 37 53 67 118 67 62 0 117-27 117-68 0-19-8-46-35-61-28-15-58-15-91-15-13 0-36 0-39 0-17-2-29-19-29-36zM118 336c-54 0-90-26-90-54 0-25 20-44 43-45h31c46 0 106 0 106 45 0 28-39 54-90 54z">
            <text:p/>
          </draw:path>
          <draw:path draw:style-name="gr3" draw:text-style-name="P7" draw:layer="layout" svg:width="0.241cm" svg:height="0.239cm" svg:x="23.903cm" svg:y="11.675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35cm" svg:height="0.352cm" svg:x="24.371cm" svg:y="11.239cm" svg:viewBox="0 0 351 353" svg:d="M187 187h148c7 0 16 0 16-10 0-11-9-11-16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24.891cm" svg:y="11.314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60" draw:id="id60">
          <svg:title>TexMaths</svg:title>
          <svg:desc>24§display§\smallint e^x \ dx§svg§600§FALSE§</svg:desc>
          <draw:polygon draw:style-name="gr2" draw:text-style-name="P6" draw:layer="layout" svg:width="2.485cm" svg:height="0.708cm" svg:x="16.614cm" svg:y="12.368cm" svg:viewBox="0 0 2486 709" draw:points="1243,709 0,709 0,0 2486,0 2486,709">
            <text:p/>
          </draw:polygon>
          <draw:path draw:style-name="gr3" draw:text-style-name="P7" draw:layer="layout" svg:width="0.352cm" svg:height="0.787cm" svg:x="16.618cm" svg:y="12.33cm" svg:viewBox="0 0 353 788" svg:d="M321 35c-29 2-37 23-37 34 0 21 18 35 35 35s34-12 34-37c0-32-26-67-67-67-71 0-86 92-100 158-23 127-40 234-53 382-4 44-10 92-16 133-8 63-21 98-52 98-13 0-27-10-32-17 28 0 36-22 36-35 0-19-17-33-34-33-18 0-35 10-35 35 0 33 27 67 67 67 71 0 87-90 100-159 23-122 40-229 54-379 4-46 10-94 15-135 8-63 21-96 52-96 16 0 27 8 33 16z">
            <text:p/>
          </draw:path>
          <draw:path draw:style-name="gr3" draw:text-style-name="P7" draw:layer="layout" svg:width="0.326cm" svg:height="0.383cm" svg:x="17.196cm" svg:y="12.562cm" svg:viewBox="0 0 327 384" svg:d="M119 179c25 0 88-2 131-19 59-25 63-75 63-87 0-38-33-73-90-73-94 0-223 83-223 231 0 86 50 153 133 153 122 0 194-90 194-99 0-6-6-12-12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17.578cm" svg:y="12.326cm" svg:viewBox="0 0 319 269" svg:d="M119 200c-6 19-25 52-56 52-2 0-19 0-32-8 25-8 27-29 27-33 0-13-10-23-23-23-18 0-35 16-35 37 0 31 33 44 61 44 29 0 52-17 68-42 15 31 48 42 71 42 69 0 104-75 104-92 0-8-8-8-10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291cm" svg:y="12.349cm" svg:viewBox="0 0 403 598" svg:d="M403 10c0-2 0-10-11-10-12 0-92 8-108 10-5 0-11 3-11 15s7 12 21 12c40 0 42 5 42 13l-4 17-50 200c-15-31-40-54-78-54-98 0-204 125-204 248 0 81 46 137 113 137 18 0 60-4 110-64 8 35 36 64 77 64 30 0 50-19 63-48 14-29 25-81 25-83 0-9-8-9-10-9-9 0-9 3-11 15-15 56-31 106-65 106-23 0-25-22-25-39 0-21 2-27 5-40zM227 486c-4 16-4 18-18 33-36 46-71 60-94 60-42 0-55-47-55-79 0-42 26-148 48-187 25-50 63-80 98-80 55 0 67 69 67 75 0 3-2 9-4 13z">
            <text:p/>
          </draw:path>
          <draw:path draw:style-name="gr3" draw:text-style-name="P7" draw:layer="layout" svg:width="0.422cm" svg:height="0.383cm" svg:x="18.721cm" svg:y="12.562cm" svg:viewBox="0 0 423 384" svg:d="M259 119c4-23 23-100 83-100 6 0 25 0 42 10-23 6-40 27-40 46 0 13 9 31 33 31 19 0 46-16 46-50 0-44-50-56-79-56-50 0-79 44-90 65-22-57-66-65-91-65-88 0-136 110-136 131 0 7 8 7 9 7 8 0 10 0 12-7 29-91 85-112 113-112 16 0 46 8 46 56 0 27-15 85-46 202-13 54-44 88-80 88-6 0-25 0-43-9 22-6 41-23 41-47 0-23-19-30-33-30-25 0-46 23-46 50 0 38 42 55 79 55 57 0 88-59 90-65 10 33 40 65 90 65 89 0 137-109 137-130 0-8-8-8-10-8-8 0-9 2-11 8-27 92-87 111-114 111-32 0-46-27-46-56 0-19 6-36 16-74z">
            <text:p/>
          </draw:path>
        </draw:g>
        <draw:g xml:id="id61" draw:id="id61">
          <svg:title>TexMaths</svg:title>
          <svg:desc>24§display§e^x \ + \ c§svg§600§FALSE§</svg:desc>
          <draw:polygon draw:style-name="gr2" draw:text-style-name="P6" draw:layer="layout" svg:width="2.689cm" svg:height="0.595cm" svg:x="22.918cm" svg:y="12.368cm" svg:viewBox="0 0 2690 596" draw:points="1346,596 0,596 0,0 2690,0 2690,596">
            <text:p/>
          </draw:polygon>
          <draw:path draw:style-name="gr3" draw:text-style-name="P7" draw:layer="layout" svg:width="0.325cm" svg:height="0.383cm" svg:x="22.914cm" svg:y="12.56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296cm" svg:y="12.32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24.208cm" svg:y="12.4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5.322cm" svg:y="12.56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63" draw:id="id63">
          <svg:title>TexMaths</svg:title>
          <svg:desc>14§display§\int \frac{1}{ x }} \ dx§svg§600§FALSE§</svg:desc>
          <draw:polygon draw:style-name="gr2" draw:text-style-name="P6" draw:layer="layout" svg:width="1.604cm" svg:height="1.045cm" svg:x="16.714cm" svg:y="13.555cm" svg:viewBox="0 0 1605 1046" draw:points="802,1046 0,1046 0,0 1605,0 1605,1046">
            <text:p/>
          </draw:polygon>
          <draw:path draw:style-name="gr3" draw:text-style-name="P7" draw:layer="layout" svg:width="0.437cm" svg:height="1.094cm" svg:x="16.717cm" svg:y="13.53cm" svg:viewBox="0 0 438 1095" svg:d="M24 1073c15 0 24-12 24-24 0-17-12-25-23-25-13 0-25 8-25 25 0 26 25 46 55 46 75 0 103-115 138-258 38-156 70-314 97-472 18-104 36-202 53-266 5-25 22-88 42-88 15 0 27 9 30 11-17 2-25 12-25 24 0 17 12 25 23 25 13 0 25-8 25-25 0-27-27-46-54-46-38 0-65 54-93 155-1 4-68 252-122 575-13 75-28 158-44 226-8 36-31 129-71 129-18 0-29-12-30-12z">
            <text:p/>
          </draw:path>
          <draw:path draw:style-name="gr3" draw:text-style-name="P7" draw:layer="layout" svg:width="0.163cm" svg:height="0.329cm" svg:x="17.384cm" svg:y="13.539cm" svg:viewBox="0 0 164 330" svg:d="M102 12c0-11 0-12-11-12-32 31-75 31-91 31v16c10 0 39 0 65-13v256c0 18-1 24-46 24h-16v16c17-3 61-3 80-3 20 0 63 0 81 3v-16h-16c-45 0-46-6-46-24z">
            <text:p/>
          </draw:path>
          <draw:polygon draw:style-name="gr3" draw:text-style-name="P7" draw:layer="layout" svg:width="0.281cm" svg:height="0.02cm" svg:x="17.322cm" svg:y="14.067cm" svg:viewBox="0 0 282 21" draw:points="141,21 0,21 0,0 282,0 282,21">
            <text:p/>
          </draw:polygon>
          <draw:path draw:style-name="gr3" draw:text-style-name="P7" draw:layer="layout" svg:width="0.245cm" svg:height="0.223cm" svg:x="17.337cm" svg:y="14.32cm" svg:viewBox="0 0 246 224" svg:d="M151 69c2-13 14-58 48-58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234cm" svg:height="0.348cm" svg:x="17.847cm" svg:y="13.858cm" svg:viewBox="0 0 235 349" svg:d="M235 6c0-2 0-6-6-6-7 0-54 4-63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1 0 39 40 39 43s-1 6-2 8z">
            <text:p/>
          </draw:path>
          <draw:path draw:style-name="gr3" draw:text-style-name="P7" draw:layer="layout" svg:width="0.245cm" svg:height="0.223cm" svg:x="18.098cm" svg:y="13.983cm" svg:viewBox="0 0 246 224" svg:d="M151 69c2-13 14-58 48-58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</draw:g>
        <draw:g xml:id="id64" draw:id="id64">
          <svg:title>TexMaths</svg:title>
          <svg:desc>24§display§\log x \ + \ c§svg§600§FALSE§</svg:desc>
          <draw:polygon draw:style-name="gr2" draw:text-style-name="P6" draw:layer="layout" svg:width="3.582cm" svg:height="0.676cm" svg:x="22.931cm" svg:y="13.769cm" svg:viewBox="0 0 3583 677" draw:points="1793,677 0,677 0,0 3583,0 3583,677">
            <text:p/>
          </draw:polygon>
          <draw:path draw:style-name="gr3" draw:text-style-name="P7" draw:layer="layout" svg:width="0.189cm" svg:height="0.587cm" svg:x="22.916cm" svg:y="13.72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23.146cm" svg:y="13.93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8cm" svg:x="23.569cm" svg:y="13.93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1cm" svg:height="0.383cm" svg:x="24.142cm" svg:y="13.94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1cm" svg:height="0.564cm" svg:x="25.116cm" svg:y="13.82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26.229cm" svg:y="13.94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1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1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18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1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1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2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2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2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2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2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2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2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2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2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2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2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2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2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2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2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2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2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2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2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3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5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66" draw:id="id66" draw:layer="layout" svg:width="25.797cm" svg:height="12.616cm" svg:x="1.2cm" svg:y="1.97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4"/>
            <table:table-column table:style-name="co11"/>
            <table:table-column table:style-name="co12"/>
            <table:table-column table:style-name="co13"/>
            <table:table-row table:style-name="ro3" table:default-cell-style-name="ce3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 table:number-columns-spanned="2"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4">
              <table:table-cell table:style-name="ce2"/>
              <table:table-cell/>
              <table:table-cell table:number-columns-spanned="2"/>
              <table:covered-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65" draw:id="id65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g xml:id="id70" draw:id="id70">
          <svg:title>TexMaths</svg:title>
          <svg:desc>26§display§22§svg§600§FALSE§</svg:desc>
          <draw:polygon draw:style-name="gr2" draw:text-style-name="P6" draw:layer="layout" svg:width="0.777cm" svg:height="0.516cm" svg:x="1.503cm" svg:y="4.467cm" svg:viewBox="0 0 778 517" draw:points="389,517 0,517 0,0 778,0 778,517">
            <text:p/>
          </draw:polygon>
          <draw:path draw:style-name="gr3" draw:text-style-name="P7" draw:layer="layout" svg:width="0.365cm" svg:height="0.61cm" svg:x="1.503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7" draw:layer="layout" svg:width="0.365cm" svg:height="0.61cm" svg:x="1.961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73" draw:id="id73">
          <svg:title>TexMaths</svg:title>
          <svg:desc>26§display§23§svg§600§FALSE§</svg:desc>
          <draw:polygon draw:style-name="gr2" draw:text-style-name="P6" draw:layer="layout" svg:width="0.782cm" svg:height="0.537cm" svg:x="1.603cm" svg:y="6.267cm" svg:viewBox="0 0 783 538" draw:points="393,538 0,538 0,0 783,0 783,538">
            <text:p/>
          </draw:polygon>
          <draw:path draw:style-name="gr3" draw:text-style-name="P7" draw:layer="layout" svg:width="0.365cm" svg:height="0.609cm" svg:x="1.603cm" svg:y="6.221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6.2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76" draw:id="id76">
          <svg:title>TexMaths</svg:title>
          <svg:desc>26§display§24§svg§600§FALSE§</svg:desc>
          <draw:polygon draw:style-name="gr2" draw:text-style-name="P6" draw:layer="layout" svg:width="0.796cm" svg:height="0.527cm" svg:x="1.604cm" svg:y="7.969cm" svg:viewBox="0 0 797 528" draw:points="400,528 0,528 0,0 797,0 797,528">
            <text:p/>
          </draw:polygon>
          <draw:path draw:style-name="gr3" draw:text-style-name="P7" draw:layer="layout" svg:width="0.365cm" svg:height="0.61cm" svg:x="1.604cm" svg:y="7.933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  <draw:path draw:style-name="gr3" draw:text-style-name="P7" draw:layer="layout" svg:width="0.407cm" svg:height="0.618cm" svg:x="2.041cm" svg:y="7.9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79" draw:id="id79">
          <svg:title>TexMaths</svg:title>
          <svg:desc>26§display§25§svg§600§FALSE§</svg:desc>
          <draw:polygon draw:style-name="gr2" draw:text-style-name="P6" draw:layer="layout" svg:width="0.777cm" svg:height="0.537cm" svg:x="1.602cm" svg:y="9.871cm" svg:viewBox="0 0 778 538" draw:points="389,538 0,538 0,0 778,0 778,538">
            <text:p/>
          </draw:polygon>
          <draw:path draw:style-name="gr3" draw:text-style-name="P7" draw:layer="layout" svg:width="0.365cm" svg:height="0.609cm" svg:x="1.602cm" svg:y="9.825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7" draw:layer="layout" svg:width="0.365cm" svg:height="0.628cm" svg:x="2.06cm" svg:y="9.825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82" draw:id="id82">
          <svg:title>TexMaths</svg:title>
          <svg:desc>26§display§26§svg§600§FALSE§</svg:desc>
          <draw:polygon draw:style-name="gr2" draw:text-style-name="P6" draw:layer="layout" svg:width="0.782cm" svg:height="0.537cm" svg:x="1.603cm" svg:y="11.572cm" svg:viewBox="0 0 783 538" draw:points="393,538 0,538 0,0 783,0 783,538">
            <text:p/>
          </draw:polygon>
          <draw:path draw:style-name="gr3" draw:text-style-name="P7" draw:layer="layout" svg:width="0.365cm" svg:height="0.609cm" svg:x="1.603cm" svg:y="11.526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11.526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67" draw:id="id67">
          <svg:title>TexMaths</svg:title>
          <svg:desc>26§display§21§svg§600§FALSE§</svg:desc>
          <draw:polygon draw:style-name="gr2" draw:text-style-name="P6" draw:layer="layout" svg:width="0.749cm" svg:height="0.516cm" svg:x="1.604cm" svg:y="2.67cm" svg:viewBox="0 0 750 517" draw:points="374,517 0,517 0,0 750,0 750,517">
            <text:p/>
          </draw:polygon>
          <draw:path draw:style-name="gr3" draw:text-style-name="P7" draw:layer="layout" svg:width="0.365cm" svg:height="0.61cm" svg:x="1.604cm" svg:y="2.624cm" svg:viewBox="0 0 366 611" svg:d="M71 540l97-95c144-127 198-175 198-266 0-106-81-179-193-179-104 0-173 85-173 166 0 50 46 50 48 50 16 0 48-10 48-48 0-23-17-47-48-47-9 0-9 0-13 2 21-61 71-94 125-94 83 0 123 73 123 150 0 72-46 145-96 201l-177 196c-10 10-10 12-10 35h341l25-160h-23c-4 27-10 69-19 81-8 8-68 8-87 8z">
            <text:p/>
          </draw:path>
          <draw:path draw:style-name="gr3" draw:text-style-name="P7" draw:layer="layout" svg:width="0.302cm" svg:height="0.61cm" svg:x="2.097cm" svg:y="2.624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85" draw:id="id85">
          <svg:title>TexMaths</svg:title>
          <svg:desc>26§display§27§svg§600§FALSE§</svg:desc>
          <draw:polygon draw:style-name="gr2" draw:text-style-name="P6" draw:layer="layout" svg:width="0.81cm" svg:height="0.548cm" svg:x="1.604cm" svg:y="13.273cm" svg:viewBox="0 0 811 549" draw:points="406,549 0,549 0,0 811,0 811,549">
            <text:p/>
          </draw:polygon>
          <draw:path draw:style-name="gr3" draw:text-style-name="P7" draw:layer="layout" svg:width="0.365cm" svg:height="0.61cm" svg:x="1.604cm" svg:y="13.235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8-18 81-9 8-69 8-88 8z">
            <text:p/>
          </draw:path>
          <draw:path draw:style-name="gr3" draw:text-style-name="P7" draw:layer="layout" svg:width="0.392cm" svg:height="0.639cm" svg:x="2.066cm" svg:y="13.227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91" draw:id="id91">
          <svg:title>TexMaths</svg:title>
          <svg:desc>26§display§29§svg§600§FALSE§</svg:desc>
          <draw:polygon draw:style-name="gr2" draw:text-style-name="P6" draw:layer="layout" svg:width="0.782cm" svg:height="0.537cm" svg:x="14.804cm" svg:y="4.469cm" svg:viewBox="0 0 783 538" draw:points="393,538 0,538 0,0 783,0 783,538">
            <text:p/>
          </draw:polygon>
          <draw:path draw:style-name="gr3" draw:text-style-name="P7" draw:layer="layout" svg:width="0.365cm" svg:height="0.609cm" svg:x="14.804cm" svg:y="4.423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253cm" svg:y="4.423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94" draw:id="id94">
          <svg:title>TexMaths</svg:title>
          <svg:desc>26§display§30§svg§600§FALSE§</svg:desc>
          <draw:polygon draw:style-name="gr2" draw:text-style-name="P6" draw:layer="layout" svg:width="0.787cm" svg:height="0.537cm" svg:x="14.911cm" svg:y="7.169cm" svg:viewBox="0 0 788 538" draw:points="393,538 0,538 0,0 788,0 788,538">
            <text:p/>
          </draw:polygon>
          <draw:path draw:style-name="gr3" draw:text-style-name="P7" draw:layer="layout" svg:width="0.379cm" svg:height="0.628cm" svg:x="14.903cm" svg:y="7.123cm" svg:viewBox="0 0 380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  <draw:path draw:style-name="gr3" draw:text-style-name="P7" draw:layer="layout" svg:width="0.386cm" svg:height="0.628cm" svg:x="15.358cm" svg:y="7.12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</draw:g>
        <draw:g xml:id="id97" draw:id="id97">
          <svg:title>TexMaths</svg:title>
          <svg:desc>26§display§31§svg§600§FALSE§</svg:desc>
          <draw:polygon draw:style-name="gr2" draw:text-style-name="P6" draw:layer="layout" svg:width="0.751cm" svg:height="0.537cm" svg:x="14.91cm" svg:y="10.774cm" svg:viewBox="0 0 752 538" draw:points="375,538 0,538 0,0 752,0 752,538">
            <text:p/>
          </draw:polygon>
          <draw:path draw:style-name="gr3" draw:text-style-name="P7" draw:layer="layout" svg:width="0.38cm" svg:height="0.628cm" svg:x="14.902cm" svg:y="10.728cm" svg:viewBox="0 0 381 629" svg:d="M229 286c75-22 127-87 127-159 0-75-79-127-169-127-93 0-162 54-162 125 0 29 21 47 46 47 29 0 48-20 48-47 0-46-44-46-57-46 28-44 88-56 121-56 38 0 90 21 90 102 0 12-2 64-27 105-27 44-59 46-81 48-7 0-30 2-36 2-8 0-14 2-14 11 0 10 6 10 22 10h40c75 0 110 62 110 152 0 124-64 151-104 151-39 0-108-17-141-70 33 6 60-15 60-50 0-34-23-52-50-52-23 0-52 14-52 54 0 83 85 143 185 143 113 0 196-83 196-176 0-75-58-146-152-167z">
            <text:p/>
          </draw:path>
          <draw:path draw:style-name="gr3" draw:text-style-name="P7" draw:layer="layout" svg:width="0.303cm" svg:height="0.609cm" svg:x="15.404cm" svg:y="10.728cm" svg:viewBox="0 0 304 610" svg:d="M190 23c0-21 0-23-21-23-59 58-140 58-169 58v29c19 0 73 0 121-25v476c0 33-2 43-86 43h-29v29c31-4 113-4 148-4 38 0 117 0 150 4v-29h-29c-83 0-85-10-85-43z">
            <text:p/>
          </draw:path>
        </draw:g>
        <draw:g xml:id="id88" draw:id="id88">
          <svg:title>TexMaths</svg:title>
          <svg:desc>26§display§28§svg§600§FALSE§</svg:desc>
          <draw:polygon draw:style-name="gr2" draw:text-style-name="P6" draw:layer="layout" svg:width="0.782cm" svg:height="0.537cm" svg:x="14.905cm" svg:y="2.674cm" svg:viewBox="0 0 783 538" draw:points="393,538 0,538 0,0 783,0 783,538">
            <text:p/>
          </draw:polygon>
          <draw:path draw:style-name="gr3" draw:text-style-name="P7" draw:layer="layout" svg:width="0.365cm" svg:height="0.609cm" svg:x="14.905cm" svg:y="2.628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354cm" svg:y="2.628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68" draw:id="id68">
          <svg:title>TexMaths</svg:title>
          <svg:desc>24§display§\smallint a^{px + q \ dx§svg§600§FALSE§</svg:desc>
          <draw:polygon draw:style-name="gr2" draw:text-style-name="P6" draw:layer="layout" svg:width="3.504cm" svg:height="0.857cm" svg:x="2.915cm" svg:y="2.471cm" svg:viewBox="0 0 3505 858" draw:points="1751,858 0,858 0,0 3505,0 3505,858">
            <text:p/>
          </draw:polygon>
          <draw:path draw:style-name="gr3" draw:text-style-name="P7" draw:layer="layout" svg:width="0.352cm" svg:height="0.786cm" svg:x="2.919cm" svg:y="2.583cm" svg:viewBox="0 0 353 787" svg:d="M321 35c-29 1-37 23-37 34 0 21 18 35 35 35s34-12 34-37c0-32-27-67-67-67-71 0-86 92-100 157-23 127-40 235-53 383-4 44-10 92-16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87cm" svg:height="0.383cm" svg:x="3.493cm" svg:y="2.815cm" svg:viewBox="0 0 388 384" svg:d="M282 54c-15-31-40-54-78-54-98 0-204 125-204 248 0 80 46 136 113 136 18 0 60-4 110-63 7 34 36 63 77 63 30 0 50-19 63-46 13-31 25-83 25-85 0-7-8-7-10-7-9 0-9 2-11 15-16 54-31 104-65 104-24 0-25-21-25-39 0-19 1-24 11-63 10-34 10-44 17-75l31-119c6-25 6-25 6-29 0-15-10-23-23-23-21 0-35 19-37 37zM227 275c-4 15-4 15-18 30-36 46-71 60-94 60-42 0-55-46-55-79 0-42 26-148 48-186 25-50 63-81 97-81 56 0 68 69 68 75 0 4-2 10-4 14z">
            <text:p/>
          </draw:path>
          <draw:path draw:style-name="gr3" draw:text-style-name="P7" draw:layer="layout" svg:width="0.331cm" svg:height="0.375cm" svg:x="3.904cm" svg:y="2.579cm" svg:viewBox="0 0 332 376" svg:d="M46 334c-6 17-6 21-31 21-7 0-15 0-15 14 0 5 6 7 8 7 15 0 36-2 52-2 19 0 42 2 61 2 6 0 13-2 13-13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2-10z">
            <text:p/>
          </draw:path>
          <draw:path draw:style-name="gr3" draw:text-style-name="P7" draw:layer="layout" svg:width="0.318cm" svg:height="0.268cm" svg:x="4.28cm" svg:y="2.579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676cm" svg:y="2.473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6cm" svg:height="0.375cm" svg:x="5.189cm" svg:y="2.579cm" svg:viewBox="0 0 267 376" svg:d="M267 17c0-2 0-5 0-9s-2-8-8-8-30 21-42 38c-6-11-25-38-63-38-77 0-154 84-154 169 0 58 38 98 90 98 33 0 62-21 75-33 0 2-19 77-21 89-10 32-10 32-46 32-8 0-15 0-15 14 0 4 1 7 7 7 21 0 43-2 64-2 19 0 44 2 63 2 6 0 12-2 12-13 0-8-8-8-16-8-13 0-29 0-29-7 0 0 0-2 2-12zM177 186c-4 12-4 12-12 21-23 27-50 45-73 45s-44-16-44-58c0-33 17-98 31-121 27-48 57-56 75-56 42 0 51 44 51 52 0 2 0 6 0 8z">
            <text:p/>
          </draw:path>
          <draw:path draw:style-name="gr3" draw:text-style-name="P7" draw:layer="layout" svg:width="0.304cm" svg:height="0.418cm" svg:x="5.801cm" svg:y="2.429cm" svg:viewBox="0 0 305 419" svg:d="M303 17c0 0 2-7 2-9s-2-8-9-8c-12 0-62 4-77 6-4 0-12 2-12 13 0 10 8 10 16 10 29 0 29 4 29 7 0 4-2 8-4 14l-33 134c-13-19-33-34-61-34-77 0-154 84-154 169 0 57 38 100 90 100 31 0 60-20 85-43 11 35 44 43 61 43 21 0 35-14 46-33 14-23 21-58 21-60 0-7-7-7-9-7-8 0-10 2-14 19-7 29-19 63-44 63-15 0-19-13-19-28 0-12 2-18 4-25zM177 338c-4 15-18 29-31 38-6 6-29 25-54 25-23 0-44-15-44-57 0-31 17-96 31-121 27-48 57-56 75-56 40 0 51 44 51 52 0 2 0 6-1 8z">
            <text:p/>
          </draw:path>
          <draw:path draw:style-name="gr3" draw:text-style-name="P7" draw:layer="layout" svg:width="0.318cm" svg:height="0.268cm" svg:x="6.143cm" svg:y="2.579cm" svg:viewBox="0 0 319 269" svg:d="M119 200c-6 19-25 52-56 52-2 0-19 0-32-8 25-8 27-29 27-33 0-13-10-23-23-23-18 0-35 16-35 37 0 30 33 44 63 44 27 0 50-17 66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</draw:g>
        <draw:g xml:id="id69" draw:id="id69">
          <svg:title>TexMaths</svg:title>
          <svg:desc>20§display§ \frac{ a^{px + q } }{ p \log a}  +  c§svg§600§FALSE§</svg:desc>
          <draw:polygon draw:style-name="gr2" draw:text-style-name="P6" draw:layer="layout" svg:width="3.067cm" svg:height="1.593cm" svg:x="8.151cm" svg:y="2.075cm" svg:viewBox="0 0 3068 1594" draw:points="1533,1594 0,1594 0,0 3068,0 3068,1594">
            <text:p/>
          </draw:polygon>
          <draw:path draw:style-name="gr3" draw:text-style-name="P7" draw:layer="layout" svg:width="0.322cm" svg:height="0.319cm" svg:x="8.239cm" svg:y="2.2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276cm" svg:height="0.313cm" svg:x="8.582cm" svg:y="2.128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8.897cm" svg:y="2.12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227cm" svg:y="2.0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9.654cm" svg:y="2.128cm" svg:viewBox="0 0 222 314" svg:d="M222 14c0-1 0-4 0-8 0-3-1-6-6-6s-26 18-35 32c-5-10-21-32-53-32-64 0-128 70-128 141 0 48 32 81 75 81 27 0 51-17 63-27-2 2-16 64-18 74-8 27-8 27-38 27-7 0-13 0-13 11 0 3 1 7 6 7 18 0 35-2 53-2 16 0 37 2 53 2 5 0 9-2 9-12 0-6-6-6-12-6-12 0-24 0-24-6 0 0 0-2 1-10zM147 155c-3 10-3 10-9 18-20 22-42 37-61 37s-37-13-37-48c0-28 14-82 26-101 22-40 48-47 62-47 35 0 45 37 45 44 0 1-2 4-2 6z">
            <text:p/>
          </draw:path>
          <draw:polygon draw:style-name="gr3" draw:text-style-name="P7" draw:layer="layout" svg:width="1.868cm" svg:height="0.029cm" svg:x="8.138cm" svg:y="2.885cm" svg:viewBox="0 0 1869 30" draw:points="935,30 0,30 0,0 1869,0 1869,30">
            <text:p/>
          </draw:polygon>
          <draw:path draw:style-name="gr3" draw:text-style-name="P7" draw:layer="layout" svg:width="0.367cm" svg:height="0.447cm" svg:x="8.116cm" svg:y="3.24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8.633cm" svg:y="3.06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8.825cm" svg:y="3.2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175cm" svg:y="3.2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9.663cm" svg:y="3.2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0.286cm" svg:y="2.6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0.979cm" svg:y="2.76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1" draw:id="id71">
          <svg:title>TexMaths</svg:title>
          <svg:desc>24§display§\smallint e^{ax + b} \ dx§svg§600§FALSE§</svg:desc>
          <draw:polygon draw:style-name="gr2" draw:text-style-name="P6" draw:layer="layout" svg:width="3.665cm" svg:height="0.857cm" svg:x="3.015cm" svg:y="4.37cm" svg:viewBox="0 0 3666 858" draw:points="1834,858 0,858 0,0 3666,0 3666,858">
            <text:p/>
          </draw:polygon>
          <draw:path draw:style-name="gr3" draw:text-style-name="P7" draw:layer="layout" svg:width="0.352cm" svg:height="0.786cm" svg:x="3.019cm" svg:y="4.48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5cm" svg:height="0.383cm" svg:x="3.597cm" svg:y="4.71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02cm" svg:height="0.268cm" svg:x="3.987cm" svg:y="4.478cm" svg:viewBox="0 0 303 269" svg:d="M215 35c-13-20-33-35-61-35-77 0-154 84-154 169 0 58 38 100 90 100 31 0 60-19 85-42 11 36 46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2 0 51 44 51 52 0 2 0 6-1 8z">
            <text:p/>
          </draw:path>
          <draw:path draw:style-name="gr3" draw:text-style-name="P7" draw:layer="layout" svg:width="0.318cm" svg:height="0.268cm" svg:x="4.346cm" svg:y="4.478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41cm" svg:y="4.372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41cm" svg:height="0.418cm" svg:x="5.256cm" svg:y="4.32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5 23-24 50-38 71-38 23 0 44 17 44 58 0 23-13 84-31 119-15 29-44 57-75 57z">
            <text:p/>
          </draw:path>
          <draw:path draw:style-name="gr3" draw:text-style-name="P7" draw:layer="layout" svg:width="0.402cm" svg:height="0.596cm" svg:x="5.872cm" svg:y="4.50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6.301cm" svg:y="4.71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2 0-46-27-46-56 0-19 6-36 15-75z">
            <text:p/>
          </draw:path>
        </draw:g>
        <draw:g xml:id="id72" draw:id="id72">
          <svg:title>TexMaths</svg:title>
          <svg:desc>20§display§ \frac{ e^{ax + b} }{ a }  +  c§svg§600§FALSE§</svg:desc>
          <draw:polygon draw:style-name="gr2" draw:text-style-name="P6" draw:layer="layout" svg:width="2.841cm" svg:height="1.493cm" svg:x="8.151cm" svg:y="3.977cm" svg:viewBox="0 0 2842 1494" draw:points="1421,1494 0,1494 0,0 2842,0 2842,1494">
            <text:p/>
          </draw:polygon>
          <draw:path draw:style-name="gr3" draw:text-style-name="P7" draw:layer="layout" svg:width="0.271cm" svg:height="0.319cm" svg:x="8.148cm" svg:y="4.229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8.473cm" svg:y="4.067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8.772cm" svg:y="4.067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102cm" svg:y="3.97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9.53cm" svg:y="3.942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8.116cm" svg:y="4.824cm" svg:viewBox="0 0 1667 30" draw:points="834,30 0,30 0,0 1667,0 1667,30">
            <text:p/>
          </draw:polygon>
          <draw:path draw:style-name="gr3" draw:text-style-name="P7" draw:layer="layout" svg:width="0.322cm" svg:height="0.319cm" svg:x="8.791cm" svg:y="5.186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10.06cm" svg:y="4.60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10.753cm" svg:y="4.704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74" draw:id="id74">
          <svg:title>TexMaths</svg:title>
          <svg:desc>20§display§\int \frac{1}{ax + b} \ dx§svg§600§FALSE§</svg:desc>
          <draw:polygon draw:style-name="gr2" draw:text-style-name="P6" draw:layer="layout" svg:width="3.822cm" svg:height="1.493cm" svg:x="2.916cm" svg:y="5.764cm" svg:viewBox="0 0 3823 1494" draw:points="1912,1494 0,1494 0,0 3823,0 3823,1494">
            <text:p/>
          </draw:polygon>
          <draw:path draw:style-name="gr3" draw:text-style-name="P7" draw:layer="layout" svg:width="0.624cm" svg:height="1.563cm" svg:x="2.921cm" svg:y="5.729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4.639cm" svg:y="5.74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3.785cm" svg:y="6.496cm" svg:viewBox="0 0 1936 30" draw:points="968,30 0,30 0,0 1936,0 1936,30">
            <text:p/>
          </draw:polygon>
          <draw:path draw:style-name="gr3" draw:text-style-name="P7" draw:layer="layout" svg:width="0.322cm" svg:height="0.319cm" svg:x="3.813cm" svg:y="6.858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4.177cm" svg:y="6.85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4.754cm" svg:y="6.75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45cm" svg:y="6.68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6.066cm" svg:y="6.19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6.424cm" svg:y="6.37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5" draw:id="id75">
          <svg:title>TexMaths</svg:title>
          <svg:desc>20§display§ \frac{ \log (ax + b) }{ a }  +  c§svg§600§FALSE§</svg:desc>
          <draw:polygon draw:style-name="gr2" draw:text-style-name="P6" draw:layer="layout" svg:width="4.563cm" svg:height="1.423cm" svg:x="7.551cm" svg:y="5.777cm" svg:viewBox="0 0 4564 1424" draw:points="2283,1424 0,1424 0,0 4564,0 4564,1424">
            <text:p/>
          </draw:polygon>
          <draw:path draw:style-name="gr3" draw:text-style-name="P7" draw:layer="layout" svg:width="0.157cm" svg:height="0.488cm" svg:x="7.538cm" svg:y="5.782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7.73cm" svg:y="5.95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8.082cm" svg:y="5.95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493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8.725cm" svg:y="5.958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9.089cm" svg:y="5.9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9.666cm" svg:y="5.85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0.362cm" svg:y="5.782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0.671cm" svg:y="5.7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9cm" svg:height="0.029cm" svg:x="7.516cm" svg:y="6.555cm" svg:viewBox="0 0 3390 30" draw:points="1694,30 0,30 0,0 3390,0 3390,30">
            <text:p/>
          </draw:polygon>
          <draw:path draw:style-name="gr3" draw:text-style-name="P7" draw:layer="layout" svg:width="0.322cm" svg:height="0.319cm" svg:x="9.052cm" svg:y="6.91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1.184cm" svg:y="6.33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1.877cm" svg:y="6.43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7" draw:id="id77">
          <svg:title>TexMaths</svg:title>
          <svg:desc>24§display§\smallint \tan x \ dx§svg§600§FALSE§</svg:desc>
          <draw:polygon draw:style-name="gr2" draw:text-style-name="P6" draw:layer="layout" svg:width="3.509cm" svg:height="0.702cm" svg:x="3.01cm" svg:y="8.067cm" svg:viewBox="0 0 3510 703" draw:points="1755,703 0,703 0,0 3510,0 3510,703">
            <text:p/>
          </draw:polygon>
          <draw:path draw:style-name="gr3" draw:text-style-name="P7" draw:layer="layout" svg:width="0.352cm" svg:height="0.786cm" svg:x="3.014cm" svg:y="8.025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66cm" svg:height="0.529cm" svg:x="3.569cm" svg:y="8.10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3.916cm" svg:y="8.25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4.331cm" svg:y="8.25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4.938cm" svg:y="8.25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71cm" svg:y="8.04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14cm" svg:y="8.25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78" draw:id="id78">
          <svg:title>TexMaths</svg:title>
          <svg:desc>22§display§\log (\sec x)  +  c§svg§600§FALSE§</svg:desc>
          <draw:polygon draw:style-name="gr2" draw:text-style-name="P6" draw:layer="layout" svg:width="4.364cm" svg:height="0.696cm" svg:x="7.625cm" svg:y="8.071cm" svg:viewBox="0 0 4365 697" draw:points="2183,697 0,697 0,0 4365,0 4365,697">
            <text:p/>
          </draw:polygon>
          <draw:path draw:style-name="gr3" draw:text-style-name="P7" draw:layer="layout" svg:width="0.173cm" svg:height="0.537cm" svg:x="7.611cm" svg:y="8.07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2cm" svg:y="8.26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209cm" svg:y="8.26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18cm" svg:height="0.773cm" svg:x="8.662cm" svg:y="8.0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8.912cm" svg:y="8.2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213cm" svg:y="8.2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561cm" svg:y="8.26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86cm" svg:height="0.351cm" svg:x="10.029cm" svg:y="8.2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0.492cm" svg:y="8.0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964cm" svg:y="8.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726cm" svg:y="8.26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0" draw:id="id80">
          <svg:title>TexMaths</svg:title>
          <svg:desc>24§display§\smallint \cot x \ dx§svg§600§FALSE§</svg:desc>
          <draw:polygon draw:style-name="gr2" draw:text-style-name="P6" draw:layer="layout" svg:width="3.415cm" svg:height="0.702cm" svg:x="3.011cm" svg:y="9.769cm" svg:viewBox="0 0 3416 703" draw:points="1707,703 0,703 0,0 3416,0 3416,703">
            <text:p/>
          </draw:polygon>
          <draw:path draw:style-name="gr3" draw:text-style-name="P7" draw:layer="layout" svg:width="0.352cm" svg:height="0.786cm" svg:x="3.015cm" svg:y="9.72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3.583cm" svg:y="9.954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3.954cm" svg:y="9.95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367cm" svg:y="9.81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1cm" svg:height="0.383cm" svg:x="4.845cm" svg:y="9.9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617cm" svg:y="9.74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047cm" svg:y="9.9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1" draw:id="id81">
          <svg:title>TexMaths</svg:title>
          <svg:desc>22§display§\log (\sin x)  +  c§svg§600§FALSE§</svg:desc>
          <draw:polygon draw:style-name="gr2" draw:text-style-name="P6" draw:layer="layout" svg:width="4.322cm" svg:height="0.696cm" svg:x="7.626cm" svg:y="9.772cm" svg:viewBox="0 0 4323 697" draw:points="2162,697 0,697 0,0 4323,0 4323,697">
            <text:p/>
          </draw:polygon>
          <draw:path draw:style-name="gr3" draw:text-style-name="P7" draw:layer="layout" svg:width="0.173cm" svg:height="0.537cm" svg:x="7.612cm" svg:y="9.77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3cm" svg:y="9.967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8.21cm" svg:y="9.96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18cm" svg:height="0.773cm" svg:x="8.663cm" svg:y="9.733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4cm" svg:height="0.356cm" svg:x="8.913cm" svg:y="9.967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217cm" svg:y="9.79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432cm" svg:y="9.97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9.988cm" svg:y="9.9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451cm" svg:y="9.733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10.923cm" svg:y="9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685cm" svg:y="9.9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3" draw:id="id83">
          <svg:title>TexMaths</svg:title>
          <svg:desc>24§display§\smallint \sec x \ dx§svg§600§FALSE§</svg:desc>
          <draw:polygon draw:style-name="gr2" draw:text-style-name="P6" draw:layer="layout" svg:width="3.372cm" svg:height="0.702cm" svg:x="3.012cm" svg:y="11.571cm" svg:viewBox="0 0 3373 703" draw:points="1685,703 0,703 0,0 3373,0 3373,703">
            <text:p/>
          </draw:polygon>
          <draw:path draw:style-name="gr3" draw:text-style-name="P7" draw:layer="layout" svg:width="0.352cm" svg:height="0.786cm" svg:x="3.016cm" svg:y="11.529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77cm" svg:height="0.389cm" svg:x="3.584cm" svg:y="11.756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3.912cm" svg:y="11.756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1cm" svg:height="0.389cm" svg:x="4.292cm" svg:y="11.756cm" svg:viewBox="0 0 322 390" svg:d="M71 196c0-138 69-175 113-175 8 0 62 0 92 31-34 4-40 29-40 40 0 21 15 39 39 39 23 0 40-16 40-41 0-57-65-90-131-90-105 0-184 92-184 196 0 109 84 194 182 194 114 0 140-102 140-112 0-7-7-7-9-7-8 0-10 3-12 7-25 79-80 91-111 91-44 0-119-37-119-173z">
            <text:p/>
          </draw:path>
          <draw:path draw:style-name="gr3" draw:text-style-name="P7" draw:layer="layout" svg:width="0.421cm" svg:height="0.383cm" svg:x="4.803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4 112-113 112-33 0-46-27-46-56 0-19 6-36 15-75z">
            <text:p/>
          </draw:path>
          <draw:path draw:style-name="gr3" draw:text-style-name="P7" draw:layer="layout" svg:width="0.402cm" svg:height="0.596cm" svg:x="5.575cm" svg:y="11.548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4 0 68 69 68 75 0 4-2 10-4 14z">
            <text:p/>
          </draw:path>
          <draw:path draw:style-name="gr3" draw:text-style-name="P7" draw:layer="layout" svg:width="0.421cm" svg:height="0.383cm" svg:x="6.005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draw:g xml:id="id84" draw:id="id84">
          <svg:title>TexMaths</svg:title>
          <svg:desc>20§display§\log (\sec x + \tan x)  +  c§svg§600§FALSE§</svg:desc>
          <draw:polygon draw:style-name="gr2" draw:text-style-name="P6" draw:layer="layout" svg:width="6.361cm" svg:height="0.633cm" svg:x="7.627cm" svg:y="11.568cm" svg:viewBox="0 0 6362 634" draw:points="3181,634 0,634 0,0 6362,0 6362,634">
            <text:p/>
          </draw:polygon>
          <draw:path draw:style-name="gr3" draw:text-style-name="P7" draw:layer="layout" svg:width="0.157cm" svg:height="0.489cm" svg:x="7.614cm" svg:y="11.57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806cm" svg:y="11.74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8.158cm" svg:y="11.74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569cm" svg:y="11.5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8.796cm" svg:y="11.74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9.07cm" svg:y="11.74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9.387cm" svg:y="11.746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1cm" svg:height="0.319cm" svg:x="9.813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0.39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1cm" svg:x="11.067cm" svg:y="11.62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1.357cm" svg:y="11.74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701cm" svg:y="11.74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2.206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627cm" svg:y="11.5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3.056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749cm" svg:y="11.74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6" draw:id="id86">
          <svg:title>TexMaths</svg:title>
          <svg:desc>22§display§\smallint \text {cosec }x \ dx§svg§600§FALSE§</svg:desc>
          <draw:polygon draw:style-name="gr2" draw:text-style-name="P6" draw:layer="layout" svg:width="3.951cm" svg:height="0.644cm" svg:x="3.013cm" svg:y="13.27cm" svg:viewBox="0 0 3952 645" draw:points="1975,645 0,645 0,0 3952,0 3952,645">
            <text:p/>
          </draw:polygon>
          <draw:path draw:style-name="gr3" draw:text-style-name="P7" draw:layer="layout" svg:width="0.323cm" svg:height="0.721cm" svg:x="3.017cm" svg:y="13.231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95cm" svg:height="0.356cm" svg:x="3.538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44cm" svg:height="0.356cm" svg:x="3.877cm" svg:y="13.439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54cm" svg:height="0.356cm" svg:x="4.268cm" svg:y="13.43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569cm" svg:y="13.439cm" svg:viewBox="0 0 301 357" svg:d="M65 153c5-116 71-135 97-135 79 0 88 104 88 135zM65 169h217c17 0 19 0 19-16 0-77-42-153-139-153-90 0-162 79-162 178 0 104 81 179 171 179 95 0 130-86 130-102 0-7-5-8-11-8-7 0-8 5-8 10-28 81-99 81-106 81-39 0-70-25-88-53-23-37-23-88-23-116z">
            <text:p/>
          </draw:path>
          <draw:path draw:style-name="gr3" draw:text-style-name="P7" draw:layer="layout" svg:width="0.295cm" svg:height="0.356cm" svg:x="4.916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86cm" svg:height="0.351cm" svg:x="5.515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6.222cm" svg:y="13.249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2-19-22-35 0-20 1-25 5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6.617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87" draw:id="id87">
          <svg:title>TexMaths</svg:title>
          <svg:desc>18§display§\log (\text {cosec }x - \cot x)  +  c§svg§600§FALSE§</svg:desc>
          <draw:polygon draw:style-name="gr2" draw:text-style-name="P6" draw:layer="layout" svg:width="6.357cm" svg:height="0.57cm" svg:x="7.627cm" svg:y="13.367cm" svg:viewBox="0 0 6358 571" draw:points="3180,571 0,571 0,0 6358,0 6358,571">
            <text:p/>
          </draw:polygon>
          <draw:path draw:style-name="gr3" draw:text-style-name="P7" draw:layer="layout" svg:width="0.142cm" svg:height="0.44cm" svg:x="7.615cm" svg:y="13.371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7.788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8.105cm" svg:y="13.522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147cm" svg:height="0.633cm" svg:x="8.475cm" svg:y="13.33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41cm" svg:height="0.292cm" svg:x="8.679cm" svg:y="13.527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8.957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8cm" svg:height="0.292cm" svg:x="9.277cm" svg:y="13.527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9.523cm" svg:y="13.527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9.808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316cm" svg:height="0.287cm" svg:x="10.296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4 84-85 84-25 0-35-20-35-42 0-14 5-27 12-56z">
            <text:p/>
          </draw:path>
          <draw:path draw:style-name="gr3" draw:text-style-name="P7" draw:layer="layout" svg:width="0.386cm" svg:height="0.026cm" svg:x="10.834cm" svg:y="13.639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2cm" svg:x="11.434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11.712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2.023cm" svg:y="13.4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12.38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12.76cm" svg:y="13.33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423cm" svg:x="13.146cm" svg:y="13.4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47cm" svg:height="0.287cm" svg:x="13.768cm" svg:y="13.53cm" svg:viewBox="0 0 248 288" svg:d="M226 39c-10 0-19 0-29 10-10 9-11 20-11 24 0 15 11 22 24 22 19 0 36-14 36-40 0-32-30-55-76-55-85 0-170 91-170 180 0 58 37 108 104 108 90 0 144-68 144-75 0-4-5-8-8-8-4 0-5 1-8 7-51 62-120 62-128 62-39 0-56-30-56-69 0-26 12-88 34-127 19-36 55-64 89-64 22 0 46 8 55 25z">
            <text:p/>
          </draw:path>
        </draw:g>
        <draw:g xml:id="id89" draw:id="id89">
          <svg:title>TexMaths</svg:title>
          <svg:desc>20§display§\smallint \tan (ax+b) \ dx§svg§600§FALSE§</svg:desc>
          <draw:polygon draw:style-name="gr2" draw:text-style-name="P6" draw:layer="layout" svg:width="4.886cm" svg:height="0.633cm" svg:x="16.111cm" svg:y="2.663cm" svg:viewBox="0 0 4887 634" draw:points="2443,634 0,634 0,0 4887,0 4887,634">
            <text:p/>
          </draw:polygon>
          <draw:path draw:style-name="gr3" draw:text-style-name="P7" draw:layer="layout" svg:width="0.293cm" svg:height="0.655cm" svg:x="16.114cm" svg:y="2.652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21cm" svg:height="0.441cm" svg:x="16.577cm" svg:y="2.722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866cm" svg:y="2.841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7.212cm" svg:y="2.8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7.649cm" svg:y="2.6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81cm" svg:y="2.8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244cm" svg:y="2.8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822cm" svg:y="2.7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518cm" svg:y="2.668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827cm" svg:y="2.6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323cm" svg:y="2.668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681cm" svg:y="2.8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2" draw:id="id92">
          <svg:title>TexMaths</svg:title>
          <svg:desc>20§display§\smallint \cot (ax+b) \ dx§svg§600§FALSE§</svg:desc>
          <draw:polygon draw:style-name="gr2" draw:text-style-name="P6" draw:layer="layout" svg:width="4.808cm" svg:height="0.633cm" svg:x="16.111cm" svg:y="4.364cm" svg:viewBox="0 0 4809 634" draw:points="2404,634 0,634 0,0 4809,0 4809,634">
            <text:p/>
          </draw:polygon>
          <draw:path draw:style-name="gr3" draw:text-style-name="P7" draw:layer="layout" svg:width="0.293cm" svg:height="0.655cm" svg:x="16.114cm" svg:y="4.3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588cm" svg:y="4.5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897cm" svg:y="4.54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17.241cm" svg:y="4.42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64cm" svg:height="0.703cm" svg:x="17.57cm" svg:y="4.3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02cm" svg:y="4.5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167cm" svg:y="4.5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743cm" svg:y="4.4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441cm" svg:y="4.369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75cm" svg:y="4.3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244cm" svg:y="4.3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0.603cm" svg:y="4.5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0" draw:id="id90">
          <svg:title>TexMaths</svg:title>
          <svg:desc>18§display§ \frac{\log [\sec(ax + b)]}{a}  +  c§svg§600§FALSE§</svg:desc>
          <draw:polygon draw:style-name="gr2" draw:text-style-name="P6" draw:layer="layout" svg:width="5.271cm" svg:height="1.281cm" svg:x="21.449cm" svg:y="2.273cm" svg:viewBox="0 0 5272 1282" draw:points="2637,1282 0,1282 0,0 5272,0 5272,1282">
            <text:p/>
          </draw:polygon>
          <draw:path draw:style-name="gr3" draw:text-style-name="P7" draw:layer="layout" svg:width="0.142cm" svg:height="0.44cm" svg:x="21.437cm" svg:y="2.277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cm" svg:y="2.433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7cm" svg:y="2.428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8cm" svg:y="2.241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1cm" svg:y="2.43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22.677cm" svg:y="2.43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22.962cm" svg:y="2.433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23.285cm" svg:y="2.24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94cm" svg:y="2.43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821cm" svg:y="2.435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4cm" svg:y="2.34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67cm" svg:y="2.277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45cm" svg:y="2.241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68cm" svg:y="2.241cm" svg:viewBox="0 0 88 634" draw:points="88,0 0,0 0,26 62,26 62,609 0,609 0,634 88,634">
            <text:p/>
          </draw:polygon>
          <draw:polygon draw:style-name="gr3" draw:text-style-name="P7" draw:layer="layout" svg:width="4.214cm" svg:height="0.026cm" svg:x="21.417cm" svg:y="2.973cm" svg:viewBox="0 0 4215 27" draw:points="2107,27 0,27 0,0 4215,0 4215,27">
            <text:p/>
          </draw:polygon>
          <draw:path draw:style-name="gr3" draw:text-style-name="P7" draw:layer="layout" svg:width="0.29cm" svg:height="0.287cm" svg:x="23.381cm" svg:y="3.298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83cm" svg:y="2.77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506cm" svg:y="2.865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93" draw:id="id93">
          <svg:title>TexMaths</svg:title>
          <svg:desc>18§display§ \frac{\log [\sin(ax + b)]}{a}  +  c§svg§600§FALSE§</svg:desc>
          <draw:polygon draw:style-name="gr2" draw:text-style-name="P6" draw:layer="layout" svg:width="5.237cm" svg:height="1.281cm" svg:x="21.45cm" svg:y="3.975cm" svg:viewBox="0 0 5238 1282" draw:points="2618,1282 0,1282 0,0 5238,0 5238,1282">
            <text:p/>
          </draw:polygon>
          <draw:path draw:style-name="gr3" draw:text-style-name="P7" draw:layer="layout" svg:width="0.142cm" svg:height="0.44cm" svg:x="21.438cm" svg:y="3.97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4.135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4.13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3.943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4.135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2.681cm" svg:y="3.995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2.857cm" svg:y="4.137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47cm" svg:height="0.633cm" svg:x="23.25cm" svg:y="3.943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9cm" svg:y="4.137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3" draw:text-style-name="P7" draw:layer="layout" svg:width="0.316cm" svg:height="0.287cm" svg:x="23.787cm" svg:y="4.13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305cm" svg:y="4.04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3cm" svg:y="3.979cm" svg:viewBox="0 0 235 448" svg:d="M122 7c0-1 0-7-8-7-15 0-61 6-78 6-4 1-12 1-12 13 0 8 6 8 15 8 32 0 33 5 33 10s-6 26-10 39l-52 208c-7 31-10 41-10 64 0 60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11cm" svg:y="3.943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4cm" svg:y="3.943cm" svg:viewBox="0 0 88 634" draw:points="88,0 0,0 0,26 62,26 62,609 0,609 0,634 88,634">
            <text:p/>
          </draw:polygon>
          <draw:polygon draw:style-name="gr3" draw:text-style-name="P7" draw:layer="layout" svg:width="4.178cm" svg:height="0.026cm" svg:x="21.418cm" svg:y="4.675cm" svg:viewBox="0 0 4179 27" draw:points="2090,27 0,27 0,0 4179,0 4179,27">
            <text:p/>
          </draw:polygon>
          <draw:path draw:style-name="gr3" draw:text-style-name="P7" draw:layer="layout" svg:width="0.29cm" svg:height="0.287cm" svg:x="23.365cm" svg:y="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48cm" svg:y="4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71cm" svg:y="4.567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</draw:g>
        <draw:g xml:id="id95" draw:id="id95">
          <svg:title>TexMaths</svg:title>
          <svg:desc>20§display§\smallint \sec (ax+b) \ dx§svg§600§FALSE§</svg:desc>
          <draw:polygon draw:style-name="gr2" draw:text-style-name="P6" draw:layer="layout" svg:width="4.772cm" svg:height="0.633cm" svg:x="16.611cm" svg:y="6.164cm" svg:viewBox="0 0 4773 634" draw:points="2386,634 0,634 0,0 4773,0 4773,634">
            <text:p/>
          </draw:polygon>
          <draw:path draw:style-name="gr3" draw:text-style-name="P7" draw:layer="layout" svg:width="0.293cm" svg:height="0.655cm" svg:x="16.614cm" svg:y="6.1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31cm" svg:height="0.324cm" svg:x="17.088cm" svg:y="6.34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361cm" svg:y="6.3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7.678cm" svg:y="6.3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035cm" svg:y="6.1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267cm" svg:y="6.3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632cm" svg:y="6.3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208cm" svg:y="6.2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905cm" svg:y="6.169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214cm" svg:y="6.1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709cm" svg:y="6.1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067cm" svg:y="6.3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6" draw:id="id96">
          <svg:title>TexMaths</svg:title>
          <svg:desc>20§display§= \frac{ \log [ \sec (ax+b) + \tan (ax+b) ]}{a}§svg§600§FALSE§</svg:desc>
          <draw:polygon draw:style-name="gr2" draw:text-style-name="P6" draw:layer="layout" svg:width="9.792cm" svg:height="1.423cm" svg:x="16.611cm" svg:y="7.263cm" svg:viewBox="0 0 9793 1424" draw:points="4897,1424 0,1424 0,0 9793,0 9793,1424">
            <text:p/>
          </draw:polygon>
          <draw:path draw:style-name="gr3" draw:text-style-name="P7" draw:layer="layout" svg:width="0.468cm" svg:height="0.165cm" svg:x="16.616cm" svg:y="7.9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7.425cm" svg:y="7.2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617cm" svg:y="7.4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968cm" svg:y="7.4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8.393cm" svg:y="7.228cm" svg:viewBox="0 0 98 704" draw:points="98,704 98,677 29,677 29,29 98,29 98,0 0,0 0,704">
            <text:p/>
          </draw:polygon>
          <draw:path draw:style-name="gr3" draw:text-style-name="P7" draw:layer="layout" svg:width="0.231cm" svg:height="0.324cm" svg:x="18.528cm" svg:y="7.4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803cm" svg:y="7.4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118cm" svg:y="7.441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476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9.708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073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0.649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345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1.654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22.083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cm" svg:x="22.761cm" svg:y="7.3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317cm" svg:height="0.324cm" svg:x="23.049cm" svg:y="7.441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3.394cm" svg:y="7.4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3.831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063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428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004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5.701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009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258cm" svg:y="7.228cm" svg:viewBox="0 0 98 704" draw:points="98,0 0,0 0,29 69,29 69,677 0,677 0,704 98,704">
            <text:p/>
          </draw:polygon>
          <draw:polygon draw:style-name="gr3" draw:text-style-name="P7" draw:layer="layout" svg:width="9.037cm" svg:height="0.029cm" svg:x="17.401cm" svg:y="8.041cm" svg:viewBox="0 0 9038 30" draw:points="4518,30 0,30 0,0 9038,0 9038,30">
            <text:p/>
          </draw:polygon>
          <draw:path draw:style-name="gr3" draw:text-style-name="P7" draw:layer="layout" svg:width="0.322cm" svg:height="0.319cm" svg:x="21.763cm" svg:y="8.40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</draw:g>
        <draw:g xml:id="id98" draw:id="id98">
          <svg:title>TexMaths</svg:title>
          <svg:desc>20§display§\smallint \text {cosec }(ax+b) \ dx§svg§600§FALSE§</svg:desc>
          <draw:polygon draw:style-name="gr2" draw:text-style-name="P6" draw:layer="layout" svg:width="5.67cm" svg:height="0.633cm" svg:x="16.411cm" svg:y="9.665cm" svg:viewBox="0 0 5671 634" draw:points="2836,634 0,634 0,0 5671,0 5671,634">
            <text:p/>
          </draw:polygon>
          <draw:path draw:style-name="gr3" draw:text-style-name="P7" draw:layer="layout" svg:width="0.293cm" svg:height="0.655cm" svg:x="16.414cm" svg:y="9.6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888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197cm" svg:y="9.8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7.552cm" svg:y="9.8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826cm" svg:y="9.843cm" svg:viewBox="0 0 274 325" svg:d="M59 139c5-105 64-123 88-123 72 0 80 94 80 123zM59 154h197c16 0 18 0 18-15 0-70-39-139-127-139-81 0-147 72-147 162 0 94 74 163 155 163 87 0 119-79 119-93 0-6-5-8-10-8-6 0-8 5-8 10-26 73-90 73-96 73-35 0-64-22-80-48-21-33-21-80-21-105z">
            <text:p/>
          </draw:path>
          <draw:path draw:style-name="gr3" draw:text-style-name="P7" draw:layer="layout" svg:width="0.268cm" svg:height="0.324cm" svg:x="18.141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735cm" svg:y="9.6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967cm" svg:y="9.8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33cm" svg:y="9.8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907cm" svg:y="9.7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20.604cm" svg:y="9.6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912cm" svg:y="9.6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409cm" svg:y="9.6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767cm" svg:y="9.8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9" draw:id="id99">
          <svg:title>TexMaths</svg:title>
          <svg:desc>20§display§= \frac{ \log [ \text {cosec }(ax+b) - \cot (ax+b) ]}{a}§svg§600§FALSE§</svg:desc>
          <draw:polygon draw:style-name="gr2" draw:text-style-name="P6" draw:layer="layout" svg:width="10.613cm" svg:height="1.423cm" svg:x="16.111cm" svg:y="10.863cm" svg:viewBox="0 0 10614 1424" draw:points="5307,1424 0,1424 0,0 10614,0 10614,1424">
            <text:p/>
          </draw:polygon>
          <draw:path draw:style-name="gr3" draw:text-style-name="P7" draw:layer="layout" svg:width="0.468cm" svg:height="0.165cm" svg:x="16.116cm" svg:y="11.5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6.925cm" svg:y="10.8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117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468cm" svg:y="11.0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893cm" svg:y="10.828cm" svg:viewBox="0 0 98 704" draw:points="98,704 98,677 29,677 29,29 98,29 98,0 0,0 0,704">
            <text:p/>
          </draw:polygon>
          <draw:path draw:style-name="gr3" draw:text-style-name="P7" draw:layer="layout" svg:width="0.268cm" svg:height="0.324cm" svg:x="18.02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8.338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8.692cm" svg:y="11.0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965cm" svg:y="11.0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282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876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108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471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047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745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05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29cm" svg:height="0.029cm" svg:x="22.501cm" svg:y="11.166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23.16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3.477cm" svg:y="11.04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cm" svg:height="0.44cm" svg:x="23.823cm" svg:y="10.9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164cm" svg:height="0.703cm" svg:x="24.153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385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748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325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6.021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3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578cm" svg:y="10.828cm" svg:viewBox="0 0 98 704" draw:points="98,0 0,0 0,29 69,29 69,677 0,677 0,704 98,704">
            <text:p/>
          </draw:polygon>
          <draw:polygon draw:style-name="gr3" draw:text-style-name="P7" draw:layer="layout" svg:width="9.857cm" svg:height="0.029cm" svg:x="16.901cm" svg:y="11.641cm" svg:viewBox="0 0 9858 30" draw:points="4930,30 0,30 0,0 9858,0 9858,30">
            <text:p/>
          </draw:polygon>
          <draw:path draw:style-name="gr3" draw:text-style-name="P7" draw:layer="layout" svg:width="0.322cm" svg:height="0.319cm" svg:x="21.673cm" svg:y="12.00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7 0-46-38-46-66 0-35 22-123 40-155 20-41 52-67 81-67 47 0 56 58 56 62s-1 8-3 1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65" smil:attributeName="visibility" smil:to="visible"/>
                  <anim:animate smil:begin="0s" smil:dur="0.5s" smil:fill="hold" smil:decelerate="0.5" smil:targetElement="id65" smil:attributeName="rotate" smil:values="-90;0" smil:keyTimes="0;1"/>
                  <anim:animate smil:begin="0s" smil:dur="0.5s" smil:fill="hold" smil:decelerate="0.5" smil:targetElement="id65" smil:attributeName="width" smil:values="width;width*.05" smil:keyTimes="0;1"/>
                  <anim:animate smil:begin="0.5s" smil:dur="0.5s" smil:fill="hold" smil:accelerate="0.5" smil:targetElement="id65" smil:attributeName="width" smil:values="width*.05;width" smil:keyTimes="0;1"/>
                  <anim:animate smil:dur="1s" smil:fill="hold" smil:targetElement="id65" smil:attributeName="height" smil:values="height;height" smil:keyTimes="0;1"/>
                  <anim:animate smil:begin="0s" smil:dur="0.5s" smil:fill="hold" smil:decelerate="0.5" smil:targetElement="id65" smil:attributeName="x" smil:values="x+.4;x" smil:keyTimes="0;1"/>
                  <anim:animate smil:begin="0s" smil:dur="0.5s" smil:fill="hold" smil:decelerate="0.5" smil:targetElement="id65" smil:attributeName="y" smil:values="y-.2;y+.1" smil:keyTimes="0;1"/>
                  <anim:animate smil:begin="0.5s" smil:dur="0.5s" smil:fill="hold" smil:accelerate="0.5" smil:targetElement="id65" smil:attributeName="y" smil:values="y+.1;y" smil:keyTimes="0;1"/>
                  <anim:transitionFilter smil:begin="0s" smil:dur="1s" smil:decelerate="0.5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width*0.05;width" smil:keyTimes="0;1"/>
                  <anim:animate smil:dur="0.5s" smil:fill="hold" smil:targetElement="id67" smil:attributeName="height" smil:values="height;height" smil:keyTimes="0;1"/>
                  <anim:animate smil:dur="0.5s" smil:fill="hold" smil:targetElement="id67" smil:attributeName="x" smil:values="x-.2;x" smil:keyTimes="0;1"/>
                  <anim:animate smil:dur="0.5s" smil:fill="hold" smil:targetElement="id67" smil:attributeName="y" smil:values="y;y" smil:keyTimes="0;1"/>
                  <anim:transitionFilter smil:dur="0.5s" smil:targetElement="id67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width*0.05;width" smil:keyTimes="0;1"/>
                  <anim:animate smil:dur="0.5s" smil:fill="hold" smil:targetElement="id70" smil:attributeName="height" smil:values="height;height" smil:keyTimes="0;1"/>
                  <anim:animate smil:dur="0.5s" smil:fill="hold" smil:targetElement="id70" smil:attributeName="x" smil:values="x-.2;x" smil:keyTimes="0;1"/>
                  <anim:animate smil:dur="0.5s" smil:fill="hold" smil:targetElement="id70" smil:attributeName="y" smil:values="y;y" smil:keyTimes="0;1"/>
                  <anim:transitionFilter smil:dur="0.5s" smil:targetElement="id70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width*0.05;width" smil:keyTimes="0;1"/>
                  <anim:animate smil:dur="0.5s" smil:fill="hold" smil:targetElement="id73" smil:attributeName="height" smil:values="height;height" smil:keyTimes="0;1"/>
                  <anim:animate smil:dur="0.5s" smil:fill="hold" smil:targetElement="id73" smil:attributeName="x" smil:values="x-.2;x" smil:keyTimes="0;1"/>
                  <anim:animate smil:dur="0.5s" smil:fill="hold" smil:targetElement="id73" smil:attributeName="y" smil:values="y;y" smil:keyTimes="0;1"/>
                  <anim:transitionFilter smil:dur="0.5s" smil:targetElement="id73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width*0.05;width" smil:keyTimes="0;1"/>
                  <anim:animate smil:dur="0.5s" smil:fill="hold" smil:targetElement="id76" smil:attributeName="height" smil:values="height;height" smil:keyTimes="0;1"/>
                  <anim:animate smil:dur="0.5s" smil:fill="hold" smil:targetElement="id76" smil:attributeName="x" smil:values="x-.2;x" smil:keyTimes="0;1"/>
                  <anim:animate smil:dur="0.5s" smil:fill="hold" smil:targetElement="id76" smil:attributeName="y" smil:values="y;y" smil:keyTimes="0;1"/>
                  <anim:transitionFilter smil:dur="0.5s" smil:targetElement="id76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101" draw:id="id101" draw:layer="layout" svg:width="21.599cm" svg:height="12.683cm" svg:x="4cm" svg:y="1.981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5" table:default-cell-style-name="ce3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104" draw:id="id104">
          <svg:title>TexMaths</svg:title>
          <svg:desc>22§display§\frac{1}{a}\tan^{-1}\left( \frac{x}{a} \right) \ + \ c §svg§600§FALSE§</svg:desc>
          <draw:polygon draw:style-name="gr2" draw:text-style-name="P6" draw:layer="layout" svg:width="5.974cm" svg:height="1.501cm" svg:x="15.331cm" svg:y="2.289cm" svg:viewBox="0 0 5975 1502" draw:points="2986,1502 0,1502 0,0 5975,0 5975,1502">
            <text:p/>
          </draw:polygon>
          <draw:path draw:style-name="gr3" draw:text-style-name="P7" draw:layer="layout" svg:width="0.256cm" svg:height="0.517cm" svg:x="15.371cm" svg:y="2.2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409cm" svg:height="0.032cm" svg:x="15.292cm" svg:y="3.08cm" svg:viewBox="0 0 410 33" draw:points="206,33 0,33 0,0 410,0 410,33">
            <text:p/>
          </draw:polygon>
          <draw:path draw:style-name="gr3" draw:text-style-name="P7" draw:layer="layout" svg:width="0.354cm" svg:height="0.351cm" svg:x="15.324cm" svg:y="3.478cm" svg:viewBox="0 0 355 352" svg:d="M259 49c-14-28-37-49-72-49-90 0-187 114-187 227 0 74 42 125 104 125 16 0 54-3 100-58 7 32 34 58 71 58 28 0 45-17 58-42 12-28 22-76 22-77 0-8-7-8-8-8-7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4cm" svg:height="0.485cm" svg:x="15.938cm" svg:y="2.814cm" svg:viewBox="0 0 245 486" svg:d="M120 167h111v-24h-111v-143h-20c0 63-24 146-100 150v17h67v213c0 97 72 106 100 106 55 0 78-54 78-106v-44h-22v44c0 57-22 87-51 87-52 0-52-71-52-85z">
            <text:p/>
          </draw:path>
          <draw:path draw:style-name="gr3" draw:text-style-name="P7" draw:layer="layout" svg:width="0.349cm" svg:height="0.357cm" svg:x="16.255cm" svg:y="2.942cm" svg:viewBox="0 0 350 358" svg:d="M225 289c4 32 25 63 62 63 16 0 63-10 63-74v-42h-19v42c0 46-20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16.635cm" svg:y="2.948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098cm" svg:y="2.821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7.582cm" svg:y="2.60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95cm" svg:height="1.392cm" svg:x="18.138cm" svg:y="2.4cm" svg:viewBox="0 0 296 1393" svg:d="M260 1386c2 0 9 7 9 7h18c2 0 9 0 9-7 0-3-2-5-4-7-28-28-70-70-118-155-84-150-114-342-114-526 0-344 97-547 234-684 2-2 2-5 2-7 0-7-6-7-14-7-11 0-13 0-20 7-74 63-156 171-211 335-33 102-51 225-51 354 0 185 33 393 155 572 21 30 51 62 51 62 7 10 17 23 25 28z">
            <text:p/>
          </draw:path>
          <draw:path draw:style-name="gr3" draw:text-style-name="P7" draw:layer="layout" svg:width="0.386cm" svg:height="0.351cm" svg:x="18.574cm" svg:y="2.42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8-8-9-8-7 0-9 2-11 8-24 84-79 102-104 102-30 0-42-25-42-51 0-18 5-34 14-69z">
            <text:p/>
          </draw:path>
          <draw:polygon draw:style-name="gr3" draw:text-style-name="P7" draw:layer="layout" svg:width="0.442cm" svg:height="0.032cm" svg:x="18.553cm" svg:y="3.08cm" svg:viewBox="0 0 443 33" draw:points="222,33 0,33 0,0 443,0 443,33">
            <text:p/>
          </draw:polygon>
          <draw:path draw:style-name="gr3" draw:text-style-name="P7" draw:layer="layout" svg:width="0.354cm" svg:height="0.351cm" svg:x="18.6cm" svg:y="3.478cm" svg:viewBox="0 0 355 352" svg:d="M259 49c-14-28-37-49-72-49-90 0-187 114-187 227 0 74 42 125 104 125 16 0 54-3 100-58 7 32 34 58 71 58 28 0 45-17 58-42 12-28 22-76 22-77 0-8-7-8-8-8-9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95cm" svg:height="1.392cm" svg:x="19.114cm" svg:y="2.4cm" svg:viewBox="0 0 296 1393" svg:d="M296 696c0-222-53-458-206-633-11-12-39-42-58-58-6-5-7-5-18-5-7 0-14 0-14 7 0 4 4 7 5 9 27 26 69 69 116 155 85 148 115 340 115 525 0 336-93 542-232 683-2 2-4 5-4 7 0 7 7 7 14 7 11 0 12 0 19-5 74-63 157-171 212-335 33-105 51-232 51-357z">
            <text:p/>
          </draw:path>
          <draw:path draw:style-name="gr3" draw:text-style-name="P7" draw:layer="layout" svg:width="0.515cm" svg:height="0.517cm" svg:x="20.022cm" svg:y="2.8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041cm" svg:y="2.948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03" draw:id="id103">
          <svg:title>TexMaths</svg:title>
          <svg:desc>22§display§\int \frac{1}{x^2 + a^2 } \ dx §svg§600§FALSE§</svg:desc>
          <draw:polygon draw:style-name="gr2" draw:text-style-name="P6" draw:layer="layout" svg:width="4.567cm" svg:height="1.642cm" svg:x="6.893cm" svg:y="2.288cm" svg:viewBox="0 0 4568 1643" draw:points="2284,1643 0,1643 0,0 4568,0 4568,1643">
            <text:p/>
          </draw:polygon>
          <draw:path draw:style-name="gr3" draw:text-style-name="P7" draw:layer="layout" svg:width="0.687cm" svg:height="1.719cm" svg:x="6.898cm" svg:y="2.249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69cm" svg:y="2.2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49cm" svg:y="3.092cm" svg:viewBox="0 0 2490 33" draw:points="1246,33 0,33 0,0 2490,0 2490,33">
            <text:p/>
          </draw:polygon>
          <draw:path draw:style-name="gr3" draw:text-style-name="P7" draw:layer="layout" svg:width="0.386cm" svg:height="0.351cm" svg:x="7.871cm" svg:y="3.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853cm" svg:y="3.38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9.614cm" svg:y="3.49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19cm" svg:y="2.765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3cm" svg:y="2.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00" draw:id="id100">
          <svg:title>TexMaths</svg:title>
          <svg:desc>26§display§\text {Integrations of special functions}§svg§600§FALSE§</svg:desc>
          <draw:polygon draw:style-name="gr2" draw:text-style-name="P6" draw:layer="layout" svg:width="12.613cm" svg:height="0.742cm" svg:x="8.041cm" svg:y="0.75cm" svg:viewBox="0 0 12614 743" draw:points="6307,743 0,743 0,0 12614,0 12614,743">
            <text:p/>
          </draw:polygon>
          <draw:path draw:style-name="gr3" draw:text-style-name="P7" draw:layer="layout" svg:width="0.28cm" svg:height="0.626cm" svg:x="8.02cm" svg:y="0.7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8.355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825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9.189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9.595cm" svg:y="0.9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10.052cm" svg:y="0.9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10.423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857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1.22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1.475cm" svg:y="0.9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937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44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3.106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3.568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4.1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14.506cm" svg:y="0.946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355cm" svg:height="0.422cm" svg:x="15.041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48cm" svg:height="0.422cm" svg:x="15.45cm" svg:y="0.939cm" svg:viewBox="0 0 349 423" svg:d="M77 212c0-150 75-189 123-189 8 0 66 0 100 33-40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197cm" svg:height="0.613cm" svg:x="15.85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2cm" svg:x="16.118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16.568cm" svg:y="0.714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96cm" svg:height="0.647cm" svg:x="17.125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61cm" svg:height="0.415cm" svg:x="17.404cm" svg:y="0.9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11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21cm" svg:y="0.939cm" svg:viewBox="0 0 349 423" svg:d="M77 212c0-150 75-189 123-189 8 0 66 0 100 33-38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14cm" svg:y="0.787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182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32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892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01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02" draw:id="id102">
          <svg:title>TexMaths</svg:title>
          <svg:desc>28§display§32§svg§600§FALSE§</svg:desc>
          <draw:polygon draw:style-name="gr2" draw:text-style-name="P6" draw:layer="layout" svg:width="0.837cm" svg:height="0.579cm" svg:x="4.5cm" svg:y="2.794cm" svg:viewBox="0 0 838 580" draw:points="419,580 0,580 0,0 838,0 838,580">
            <text:p/>
          </draw:polygon>
          <draw:path draw:style-name="gr3" draw:text-style-name="P7" draw:layer="layout" svg:width="0.409cm" svg:height="0.677cm" svg:x="4.491cm" svg:y="2.745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57cm" svg:x="4.993cm" svg:y="2.745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</draw:g>
        <draw:g xml:id="id105" draw:id="id105">
          <svg:title>TexMaths</svg:title>
          <svg:desc>28§display§33§svg§600§FALSE§</svg:desc>
          <draw:polygon draw:style-name="gr2" draw:text-style-name="P6" draw:layer="layout" svg:width="0.843cm" svg:height="0.579cm" svg:x="4.501cm" svg:y="4.895cm" svg:viewBox="0 0 844 580" draw:points="423,580 0,580 0,0 844,0 844,580">
            <text:p/>
          </draw:polygon>
          <draw:path draw:style-name="gr3" draw:text-style-name="P7" draw:layer="layout" svg:width="0.409cm" svg:height="0.677cm" svg:x="4.492cm" svg:y="4.846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4.984cm" svg:y="4.846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108" draw:id="id108">
          <svg:title>TexMaths</svg:title>
          <svg:desc>28§display§34§svg§600§FALSE§</svg:desc>
          <draw:polygon draw:style-name="gr2" draw:text-style-name="P6" draw:layer="layout" svg:width="0.857cm" svg:height="0.59cm" svg:x="4.502cm" svg:y="6.896cm" svg:viewBox="0 0 858 591" draw:points="430,591 0,591 0,0 858,0 858,591">
            <text:p/>
          </draw:polygon>
          <draw:path draw:style-name="gr3" draw:text-style-name="P7" draw:layer="layout" svg:width="0.409cm" svg:height="0.677cm" svg:x="4.493cm" svg:y="6.858cm" svg:viewBox="0 0 410 678" svg:d="M246 309c81-25 137-94 137-173 0-80-85-136-181-136-101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  <draw:path draw:style-name="gr3" draw:text-style-name="P7" draw:layer="layout" svg:width="0.438cm" svg:height="0.666cm" svg:x="4.972cm" svg:y="6.847cm" svg:viewBox="0 0 439 667" svg:d="M262 506v85c0 35 0 47-74 47h-20v29c40-3 92-3 132-3 43 0 94 0 134 3v-29h-20c-74 0-76-12-76-47v-85h101v-32h-101v-449c0-18 0-25-16-25-9 0-11 0-17 11l-305 463v32zM269 474h-242l242-367z">
            <text:p/>
          </draw:path>
        </draw:g>
        <draw:g xml:id="id111" draw:id="id111">
          <svg:title>TexMaths</svg:title>
          <svg:desc>28§display§35§svg§600§FALSE§</svg:desc>
          <draw:polygon draw:style-name="gr2" draw:text-style-name="P6" draw:layer="layout" svg:width="0.837cm" svg:height="0.579cm" svg:x="4.603cm" svg:y="8.996cm" svg:viewBox="0 0 838 580" draw:points="419,580 0,580 0,0 838,0 838,580">
            <text:p/>
          </draw:polygon>
          <draw:path draw:style-name="gr3" draw:text-style-name="P7" draw:layer="layout" svg:width="0.409cm" svg:height="0.677cm" svg:x="4.594cm" svg:y="8.947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77cm" svg:x="5.096cm" svg:y="8.947cm" svg:viewBox="0 0 394 678" svg:d="M394 459c0-117-80-217-188-217-47 0-90 15-125 51v-192c20 6 53 13 85 13 121 0 190-89 190-103 0-7-2-11-9-11-2 0-4 0-9 2-20 9-67 29-134 29-40 0-85-6-132-27-7-4-9-4-12-4-8 0-8 9-8 25v291c0 17 0 26 13 26 7 0 9-2 11-9 11-15 49-69 128-69 51 0 76 45 85 63 16 38 18 76 18 125 0 34 0 94-25 134-22 38-60 65-105 65-72 0-128-51-146-109 3 0 7 0 18 0 32 0 50-25 50-47 0-25-18-50-50-50-15 0-49 7-49 54 0 83 67 179 179 179 114 0 215-94 215-219z">
            <text:p/>
          </draw:path>
        </draw:g>
        <draw:g xml:id="id114" draw:id="id114">
          <svg:title>TexMaths</svg:title>
          <svg:desc>28§display§36§svg§600§FALSE§</svg:desc>
          <draw:polygon draw:style-name="gr2" draw:text-style-name="P6" draw:layer="layout" svg:width="0.843cm" svg:height="0.579cm" svg:x="4.605cm" svg:y="11.197cm" svg:viewBox="0 0 844 580" draw:points="423,580 0,580 0,0 844,0 844,580">
            <text:p/>
          </draw:polygon>
          <draw:path draw:style-name="gr3" draw:text-style-name="P7" draw:layer="layout" svg:width="0.409cm" svg:height="0.677cm" svg:x="4.596cm" svg:y="11.148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5.088cm" svg:y="11.148cm" svg:viewBox="0 0 410 678" svg:d="M90 333v-24c0-249 123-284 172-284 24 0 65 6 87 40-16 0-54 0-54 42 0 32 23 47 45 47 16 0 45-9 45-47 0-60-43-107-125-107-126 0-260 128-260 345 0 264 114 333 206 333 110 0 204-92 204-222 0-125-88-221-197-221-68 0-103 51-123 98zM206 651c-63 0-92-60-96-74-18-47-18-125-18-143 0-76 31-177 121-177 15 0 60 0 91 63 18 36 18 87 18 134s0 96-18 132c-29 61-76 65-98 65z">
            <text:p/>
          </draw:path>
        </draw:g>
        <draw:g xml:id="id117" draw:id="id117">
          <svg:title>TexMaths</svg:title>
          <svg:desc>28§display§37§svg§600§FALSE§</svg:desc>
          <draw:polygon draw:style-name="gr2" draw:text-style-name="P6" draw:layer="layout" svg:width="0.873cm" svg:height="0.59cm" svg:x="4.603cm" svg:y="13.297cm" svg:viewBox="0 0 874 591" draw:points="437,591 0,591 0,0 874,0 874,591">
            <text:p/>
          </draw:polygon>
          <draw:path draw:style-name="gr3" draw:text-style-name="P7" draw:layer="layout" svg:width="0.409cm" svg:height="0.677cm" svg:x="4.594cm" svg:y="13.257cm" svg:viewBox="0 0 410 678" svg:d="M247 309c80-25 136-94 136-173 0-80-85-136-181-136-101 0-175 58-175 134 0 32 22 52 49 52 32 0 52-23 52-52 0-49-47-49-61-49 29-47 94-60 130-60 41 0 97 22 97 109 0 14-3 70-30 114-29 47-62 50-87 52-7 0-31 2-38 2-9 0-16 2-16 11 0 11 7 11 25 11h42c81 0 119 67 119 164 0 134-69 163-112 163-42 0-116-18-152-76 36 7 65-16 65-54 0-36-25-56-54-56-25 0-56 16-56 58 0 90 92 155 199 155 121 0 211-90 211-190 0-81-63-157-163-179z">
            <text:p/>
          </draw:path>
          <draw:path draw:style-name="gr3" draw:text-style-name="P7" draw:layer="layout" svg:width="0.423cm" svg:height="0.688cm" svg:x="5.1cm" svg:y="13.248cm" svg:viewBox="0 0 424 689" svg:d="M415 67c9-13 9-16 9-36h-240c-121 0-123-13-126-31h-24l-34 204h25c2-16 11-79 24-90 7-7 85-7 97-7h206c-11 16-90 123-112 157-88 132-121 268-121 369 0 11 0 56 45 56 47 0 47-45 47-56v-49c0-54 2-110 9-161 4-23 18-108 62-170z">
            <text:p/>
          </draw:path>
        </draw:g>
        <draw:g xml:id="id107" draw:id="id107">
          <svg:title>TexMaths</svg:title>
          <svg:desc>22§display§\frac{1}{2a} \log \left( \frac{x - a}{x + a} \right) \ + \ c §svg§600§FALSE§</svg:desc>
          <draw:polygon draw:style-name="gr2" draw:text-style-name="P6" draw:layer="layout" svg:width="6.982cm" svg:height="1.779cm" svg:x="15.032cm" svg:y="4.291cm" svg:viewBox="0 0 6983 1780" draw:points="3490,1780 0,1780 0,0 6983,0 6983,1780">
            <text:p/>
          </draw:polygon>
          <draw:path draw:style-name="gr3" draw:text-style-name="P7" draw:layer="layout" svg:width="0.256cm" svg:height="0.516cm" svg:x="15.266cm" svg:y="4.3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14.993cm" svg:y="5.164cm" svg:viewBox="0 0 797 33" draw:points="398,33 0,33 0,0 797,0 797,33">
            <text:p/>
          </draw:polygon>
          <draw:path draw:style-name="gr3" draw:text-style-name="P7" draw:layer="layout" svg:width="0.309cm" svg:height="0.516cm" svg:x="15.032cm" svg:y="5.3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cm" svg:y="5.562cm" svg:viewBox="0 0 356 352" svg:d="M259 49c-14-28-37-49-72-49-90 0-187 114-187 227 0 74 42 125 104 125 16 0 54-3 100-58 7 32 34 58 71 58 28 0 45-18 58-42 12-28 23-76 23-78 0-7-7-7-9-7-9 0-9 2-11 14-14 50-28 95-60 95-21 0-23-19-23-35 0-17 2-23 11-58 9-32 9-40 16-69l28-109c5-23 5-23 5-26 0-14-8-21-21-21-19 0-31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173cm" svg:height="0.538cm" svg:x="16.035cm" svg:y="4.8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246cm" svg:y="5.02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6.633cm" svg:y="5.0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1-21-86-21-134-21-19 0-53 0-58 0-25-4-42-28-42-53zM172 493c-79 0-132-39-132-79 0-37 30-65 64-67h46c66 0 155 0 155 67 0 40-57 79-133 79z">
            <text:p/>
          </draw:path>
          <draw:path draw:style-name="gr3" draw:text-style-name="P7" draw:layer="layout" svg:width="0.381cm" svg:height="1.856cm" svg:x="17.299cm" svg:y="4.25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7.822cm" svg:y="4.5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8.478cm" svg:y="4.6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9.217cm" svg:y="4.509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olygon draw:style-name="gr3" draw:text-style-name="P7" draw:layer="layout" svg:width="1.796cm" svg:height="0.032cm" svg:x="17.8cm" svg:y="5.164cm" svg:viewBox="0 0 1797 33" draw:points="899,33 0,33 0,0 1797,0 1797,33">
            <text:p/>
          </draw:polygon>
          <draw:path draw:style-name="gr3" draw:text-style-name="P7" draw:layer="layout" svg:width="0.386cm" svg:height="0.351cm" svg:x="17.822cm" svg:y="5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8.457cm" svg:y="5.4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9.217cm" svg:y="5.562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9.716cm" svg:y="4.252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0.731cm" svg:y="4.9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75cm" svg:y="5.0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06" draw:id="id106">
          <svg:title>TexMaths</svg:title>
          <svg:desc>22§display§\int \frac{1}{x^2 - a^2 } \ dx §svg§600§FALSE§</svg:desc>
          <draw:polygon draw:style-name="gr2" draw:text-style-name="P6" draw:layer="layout" svg:width="4.567cm" svg:height="1.642cm" svg:x="6.894cm" svg:y="4.39cm" svg:viewBox="0 0 4568 1643" draw:points="2284,1643 0,1643 0,0 4568,0 4568,1643">
            <text:p/>
          </draw:polygon>
          <draw:path draw:style-name="gr3" draw:text-style-name="P7" draw:layer="layout" svg:width="0.687cm" svg:height="1.719cm" svg:x="6.899cm" svg:y="4.351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cm" svg:y="4.3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cm" svg:y="5.194cm" svg:viewBox="0 0 2490 33" draw:points="1246,33 0,33 0,0 2490,0 2490,33">
            <text:p/>
          </draw:polygon>
          <draw:path draw:style-name="gr3" draw:text-style-name="P7" draw:layer="layout" svg:width="0.386cm" svg:height="0.351cm" svg:x="7.872cm" svg:y="5.5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75cm" svg:y="5.726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9.615cm" svg:y="5.592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cm" svg:y="4.86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4cm" svg:y="5.0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0" draw:id="id110">
          <svg:title>TexMaths</svg:title>
          <svg:desc>24§display§\frac{1}{2a} \log \left( \frac{a + x}{a - x} \right) \ + \ c §svg§600§FALSE§</svg:desc>
          <draw:polygon draw:style-name="gr2" draw:text-style-name="P6" draw:layer="layout" svg:width="7.617cm" svg:height="1.941cm" svg:x="15.036cm" svg:y="6.393cm" svg:viewBox="0 0 7618 1942" draw:points="3808,1942 0,1942 0,0 7618,0 7618,1942">
            <text:p/>
          </draw:polygon>
          <draw:path draw:style-name="gr3" draw:text-style-name="P7" draw:layer="layout" svg:width="0.279cm" svg:height="0.564cm" svg:x="15.292cm" svg:y="6.44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869cm" svg:height="0.035cm" svg:x="14.994cm" svg:y="7.346cm" svg:viewBox="0 0 870 36" draw:points="434,36 0,36 0,0 870,0 870,36">
            <text:p/>
          </draw:polygon>
          <draw:path draw:style-name="gr3" draw:text-style-name="P7" draw:layer="layout" svg:width="0.337cm" svg:height="0.564cm" svg:x="15.036cm" svg:y="7.59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15.44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189cm" svg:height="0.587cm" svg:x="16.131cm" svg:y="6.98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6.361cm" svg:y="7.1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6.784cm" svg:y="7.19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4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17.509cm" svg:y="6.351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387cm" svg:height="0.383cm" svg:x="18.089cm" svg:y="6.631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62cm" svg:height="0.564cm" svg:x="18.737cm" svg:y="6.51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421cm" svg:height="0.383cm" svg:x="19.558cm" svg:y="6.631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olygon draw:style-name="gr3" draw:text-style-name="P7" draw:layer="layout" svg:width="1.96cm" svg:height="0.035cm" svg:x="18.057cm" svg:y="7.346cm" svg:viewBox="0 0 1961 36" draw:points="981,36 0,36 0,0 1961,0 1961,36">
            <text:p/>
          </draw:polygon>
          <draw:path draw:style-name="gr3" draw:text-style-name="P7" draw:layer="layout" svg:width="0.387cm" svg:height="0.383cm" svg:x="18.08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16cm" svg:height="0.035cm" svg:x="18.76cm" svg:y="7.926cm" svg:viewBox="0 0 517 36" svg:d="M488 36c13 0 29 0 29-19 0-17-16-17-29-17h-459c-14 0-29 0-29 17 0 19 15 19 29 19z">
            <text:p/>
          </draw:path>
          <draw:path draw:style-name="gr3" draw:text-style-name="P7" draw:layer="layout" svg:width="0.421cm" svg:height="0.383cm" svg:x="19.558cm" svg:y="7.78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ath draw:style-name="gr3" draw:text-style-name="P7" draw:layer="layout" svg:width="0.416cm" svg:height="2.025cm" svg:x="20.146cm" svg:y="6.351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21.254cm" svg:y="7.08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2.366cm" svg:y="7.202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109" draw:id="id109">
          <svg:title>TexMaths</svg:title>
          <svg:desc>22§display§\int \frac{1}{a^2 - x^2 } \ dx§svg§600§FALSE§</svg:desc>
          <draw:polygon draw:style-name="gr2" draw:text-style-name="P6" draw:layer="layout" svg:width="4.567cm" svg:height="1.642cm" svg:x="6.895cm" svg:y="6.489cm" svg:viewBox="0 0 4568 1643" draw:points="2284,1643 0,1643 0,0 4568,0 4568,1643">
            <text:p/>
          </draw:polygon>
          <draw:path draw:style-name="gr3" draw:text-style-name="P7" draw:layer="layout" svg:width="0.687cm" svg:height="1.719cm" svg:x="6.9cm" svg:y="6.4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1cm" svg:y="6.4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1cm" svg:y="7.293cm" svg:viewBox="0 0 2490 33" draw:points="1246,33 0,33 0,0 2490,0 2490,33">
            <text:p/>
          </draw:polygon>
          <draw:path draw:style-name="gr3" draw:text-style-name="P7" draw:layer="layout" svg:width="0.354cm" svg:height="0.351cm" svg:x="7.882cm" svg:y="7.691cm" svg:viewBox="0 0 355 352" svg:d="M259 49c-14-28-37-49-72-49-90 0-187 114-187 227 0 74 42 125 104 125 16 0 54-3 100-58 7 32 34 58 71 58 28 0 45-18 58-42 12-28 22-76 22-78 0-7-7-7-8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294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43cm" svg:y="7.82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573cm" svg:y="7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0.027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1cm" svg:y="6.966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5cm" svg:y="7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2" draw:id="id112">
          <svg:title>TexMaths</svg:title>
          <svg:desc>22§display§\int \frac{1}{(px \pm q)^2 + a^2 } \ dx§svg§600§FALSE§</svg:desc>
          <draw:polygon draw:style-name="gr2" draw:text-style-name="P6" draw:layer="layout" svg:width="6.877cm" svg:height="1.7cm" svg:x="6.795cm" svg:y="8.59cm" svg:viewBox="0 0 6878 1701" draw:points="3439,1701 0,1701 0,0 6878,0 6878,1701">
            <text:p/>
          </draw:polygon>
          <draw:path draw:style-name="gr3" draw:text-style-name="P7" draw:layer="layout" svg:width="0.687cm" svg:height="1.719cm" svg:x="6.8cm" svg:y="8.5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6cm" svg:y="8.5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1cm" svg:y="9.394cm" svg:viewBox="0 0 4800 33" draw:points="2399,33 0,33 0,0 4800,0 4800,33">
            <text:p/>
          </draw:polygon>
          <draw:path draw:style-name="gr3" draw:text-style-name="P7" draw:layer="layout" svg:width="0.18cm" svg:height="0.774cm" svg:x="7.828cm" svg:y="9.5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7cm" svg:y="9.79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4cm" svg:y="9.7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7cm" svg:y="9.6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59cm" svg:y="9.7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5cm" svg:y="9.5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5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63cm" svg:y="9.6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1.825cm" svg:y="9.7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7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1cm" svg:y="9.0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5cm" svg:y="9.2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5" draw:id="id115">
          <svg:title>TexMaths</svg:title>
          <svg:desc>22§display§\int \frac{1}{(px \pm q)^2 - a^2 } \ dx§svg§600§FALSE§</svg:desc>
          <draw:polygon draw:style-name="gr2" draw:text-style-name="P6" draw:layer="layout" svg:width="6.877cm" svg:height="1.7cm" svg:x="6.796cm" svg:y="10.692cm" svg:viewBox="0 0 6878 1701" draw:points="3439,1701 0,1701 0,0 6878,0 6878,1701">
            <text:p/>
          </draw:polygon>
          <draw:path draw:style-name="gr3" draw:text-style-name="P7" draw:layer="layout" svg:width="0.687cm" svg:height="1.719cm" svg:x="6.801cm" svg:y="10.65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7cm" svg:y="10.66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2cm" svg:y="11.496cm" svg:viewBox="0 0 4800 33" draw:points="2399,33 0,33 0,0 4800,0 4800,33">
            <text:p/>
          </draw:polygon>
          <draw:path draw:style-name="gr3" draw:text-style-name="P7" draw:layer="layout" svg:width="0.18cm" svg:height="0.774cm" svg:x="7.829cm" svg:y="11.65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8cm" svg:y="11.89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5cm" svg:y="11.8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8cm" svg:y="11.72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6cm" svg:y="11.894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6cm" svg:y="11.65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6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085cm" svg:y="12.028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1.826cm" svg:y="11.894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8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2cm" svg:y="11.16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6cm" svg:y="11.3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8" draw:id="id118">
          <svg:title>TexMaths</svg:title>
          <svg:desc>22§display§\int \frac{1}{ a^2 - ( px \pm q )^2 } \ dx§svg§600§FALSE§</svg:desc>
          <draw:polygon draw:style-name="gr2" draw:text-style-name="P6" draw:layer="layout" svg:width="6.877cm" svg:height="1.7cm" svg:x="6.797cm" svg:y="12.89cm" svg:viewBox="0 0 6878 1701" draw:points="3439,1701 0,1701 0,0 6878,0 6878,1701">
            <text:p/>
          </draw:polygon>
          <draw:path draw:style-name="gr3" draw:text-style-name="P7" draw:layer="layout" svg:width="0.687cm" svg:height="1.719cm" svg:x="6.802cm" svg:y="12.8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8cm" svg:y="12.8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3cm" svg:y="13.694cm" svg:viewBox="0 0 4800 33" draw:points="2399,33 0,33 0,0 4800,0 4800,33">
            <text:p/>
          </draw:polygon>
          <draw:path draw:style-name="gr3" draw:text-style-name="P7" draw:layer="layout" svg:width="0.355cm" svg:height="0.351cm" svg:x="7.784cm" svg:y="14.0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196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745cm" svg:y="14.226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9.53cm" svg:y="13.8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9.729cm" svg:y="14.09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0.166cm" svg:y="14.0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10.799cm" svg:y="13.9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11.561cm" svg:y="14.0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1.947cm" svg:y="13.8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239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3cm" svg:y="13.3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7cm" svg:y="13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3" draw:id="id113">
          <svg:title>TexMaths</svg:title>
          <svg:desc>22§display§\frac{1}{ap}\tan^{-1}\left( \frac{px \pm q}{a} \right) \ + \ c  §svg§600§FALSE§</svg:desc>
          <draw:polygon draw:style-name="gr2" draw:text-style-name="P6" draw:layer="layout" svg:width="8.284cm" svg:height="1.779cm" svg:x="15.132cm" svg:y="8.59cm" svg:viewBox="0 0 8285 1780" draw:points="4143,1780 0,1780 0,0 8285,0 8285,1780">
            <text:p/>
          </draw:polygon>
          <draw:path draw:style-name="gr3" draw:text-style-name="P7" draw:layer="layout" svg:width="0.256cm" svg:height="0.516cm" svg:x="15.368cm" svg:y="8.6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8cm" svg:height="0.032cm" svg:x="15.093cm" svg:y="9.463cm" svg:viewBox="0 0 799 33" draw:points="400,33 0,33 0,0 799,0 799,33">
            <text:p/>
          </draw:polygon>
          <draw:path draw:style-name="gr3" draw:text-style-name="P7" draw:layer="layout" svg:width="0.355cm" svg:height="0.351cm" svg:x="15.125cm" svg:y="9.861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477cm" svg:y="9.86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244cm" svg:height="0.485cm" svg:x="16.128cm" svg:y="9.19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16.445cm" svg:y="9.32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6.825cm" svg:y="9.33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288cm" svg:y="9.20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772cm" svg:y="8.99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8.349cm" svg:y="8.551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826cm" svg:y="8.80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9.263cm" svg:y="8.8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6cm" svg:height="0.516cm" svg:x="19.896cm" svg:y="8.634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0.657cm" svg:y="8.808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5cm" svg:height="0.032cm" svg:x="18.851cm" svg:y="9.463cm" svg:viewBox="0 0 2151 33" draw:points="1075,33 0,33 0,0 2151,0 2151,33">
            <text:p/>
          </draw:polygon>
          <draw:path draw:style-name="gr3" draw:text-style-name="P7" draw:layer="layout" svg:width="0.355cm" svg:height="0.351cm" svg:x="19.752cm" svg:y="9.861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21.12cm" svg:y="8.551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135cm" svg:y="9.2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154cm" svg:y="9.33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6" draw:id="id116">
          <svg:title>TexMaths</svg:title>
          <svg:desc>22§display§\frac{1}{2ap}\log \left( \frac{px \pm q - a}{px \pm q + a} \right) \ + \ c§svg§600§FALSE§</svg:desc>
          <draw:polygon draw:style-name="gr2" draw:text-style-name="P6" draw:layer="layout" svg:width="9.078cm" svg:height="1.779cm" svg:x="15.033cm" svg:y="10.691cm" svg:viewBox="0 0 9079 1780" draw:points="4539,1780 0,1780 0,0 9079,0 9079,1780">
            <text:p/>
          </draw:polygon>
          <draw:path draw:style-name="gr3" draw:text-style-name="P7" draw:layer="layout" svg:width="0.256cm" svg:height="0.516cm" svg:x="15.462cm" svg:y="10.7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4cm" svg:y="11.564cm" svg:viewBox="0 0 1186 33" draw:points="593,33 0,33 0,0 1186,0 1186,33">
            <text:p/>
          </draw:polygon>
          <draw:path draw:style-name="gr3" draw:text-style-name="P7" draw:layer="layout" svg:width="0.309cm" svg:height="0.516cm" svg:x="15.033cm" svg:y="11.7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1cm" svg:y="11.962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5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5cm" svg:y="11.2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6cm" svg:y="11.42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7.023cm" svg:y="11.4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0.65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166cm" svg:y="10.90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0.9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0.735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0.909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472cm" svg:height="0.032cm" svg:x="20.575cm" svg:y="11.0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1.314cm" svg:y="10.909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olygon draw:style-name="gr3" draw:text-style-name="P7" draw:layer="layout" svg:width="3.503cm" svg:height="0.032cm" svg:x="18.19cm" svg:y="11.564cm" svg:viewBox="0 0 3504 33" draw:points="1753,33 0,33 0,0 3504,0 3504,33">
            <text:p/>
          </draw:polygon>
          <draw:path draw:style-name="gr3" draw:text-style-name="P7" draw:layer="layout" svg:width="0.404cm" svg:height="0.492cm" svg:x="18.166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1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1.78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1.962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515cm" svg:height="0.516cm" svg:x="20.554cm" svg:y="11.8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21.314cm" svg:y="11.962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1cm" svg:height="1.856cm" svg:x="21.813cm" svg:y="10.65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828cm" svg:y="11.3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847cm" svg:y="11.4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9" draw:id="id119">
          <svg:title>TexMaths</svg:title>
          <svg:desc>22§display§\frac{1}{2ap}\log \left( \frac{ a +  ( px \pm q ) }{ a - ( px \pm q ) } \right) \ + \ c§svg§600§FALSE§</svg:desc>
          <draw:polygon draw:style-name="gr2" draw:text-style-name="P6" draw:layer="layout" svg:width="9.677cm" svg:height="1.779cm" svg:x="15.034cm" svg:y="12.793cm" svg:viewBox="0 0 9678 1780" draw:points="4840,1780 0,1780 0,0 9678,0 9678,1780">
            <text:p/>
          </draw:polygon>
          <draw:path draw:style-name="gr3" draw:text-style-name="P7" draw:layer="layout" svg:width="0.256cm" svg:height="0.516cm" svg:x="15.463cm" svg:y="12.8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5cm" svg:y="13.666cm" svg:viewBox="0 0 1186 33" draw:points="593,33 0,33 0,0 1186,0 1186,33">
            <text:p/>
          </draw:polygon>
          <draw:path draw:style-name="gr3" draw:text-style-name="P7" draw:layer="layout" svg:width="0.309cm" svg:height="0.516cm" svg:x="15.034cm" svg:y="13.89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4cm" svg:height="0.351cm" svg:x="15.412cm" svg:y="14.064cm" svg:viewBox="0 0 355 352" svg:d="M259 49c-14-28-37-49-72-49-90 0-187 114-187 227 0 74 42 125 104 125 16 0 54-3 100-58 7 32 34 58 71 58 28 0 45-18 58-42 12-28 22-76 22-78 0-7-7-7-8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6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6cm" svg:y="13.33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7cm" svg:y="13.52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7.024cm" svg:y="13.525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2.754cm" svg:viewBox="0 0 382 1857" svg:d="M382 1850c0-4-2-5-4-7-28-30-81-81-132-166-125-198-181-450-181-748 0-209 27-477 155-707 62-111 125-174 160-208 2-2 2-3 2-7 0-7-5-7-16-7s-12 0-25 12c-260 236-341 590-341 916 0 304 70 610 268 843 15 17 43 49 77 77 9 9 10 9 21 9s16 0 16-7z">
            <text:p/>
          </draw:path>
          <draw:path draw:style-name="gr3" draw:text-style-name="P7" draw:layer="layout" svg:width="0.354cm" svg:height="0.351cm" svg:x="18.221cm" svg:y="13.011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515cm" svg:height="0.516cm" svg:x="18.814cm" svg:y="12.9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9.62cm" svg:y="12.77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3.01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3.0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2.83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3.011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2.77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4.105cm" svg:height="0.032cm" svg:x="18.191cm" svg:y="13.666cm" svg:viewBox="0 0 4106 33" draw:points="2052,33 0,33 0,0 4106,0 4106,33">
            <text:p/>
          </draw:polygon>
          <draw:path draw:style-name="gr3" draw:text-style-name="P7" draw:layer="layout" svg:width="0.354cm" svg:height="0.351cm" svg:x="18.221cm" svg:y="14.064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72cm" svg:height="0.032cm" svg:x="18.835cm" svg:y="14.19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9.62cm" svg:y="13.8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4.0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3.89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4.064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3.82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22.415cm" svg:y="12.754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3.428cm" svg:y="13.4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4.447cm" svg:y="13.53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0" smil:attributeName="visibility" smil:to="visible"/>
                  <anim:animate smil:begin="0s" smil:dur="0.5s" smil:fill="hold" smil:decelerate="0.5" smil:targetElement="id100" smil:attributeName="rotate" smil:values="-90;0" smil:keyTimes="0;1"/>
                  <anim:animate smil:begin="0s" smil:dur="0.5s" smil:fill="hold" smil:decelerate="0.5" smil:targetElement="id100" smil:attributeName="width" smil:values="width;width*.05" smil:keyTimes="0;1"/>
                  <anim:animate smil:begin="0.5s" smil:dur="0.5s" smil:fill="hold" smil:accelerate="0.5" smil:targetElement="id100" smil:attributeName="width" smil:values="width*.05;width" smil:keyTimes="0;1"/>
                  <anim:animate smil:dur="1s" smil:fill="hold" smil:targetElement="id100" smil:attributeName="height" smil:values="height;height" smil:keyTimes="0;1"/>
                  <anim:animate smil:begin="0s" smil:dur="0.5s" smil:fill="hold" smil:decelerate="0.5" smil:targetElement="id100" smil:attributeName="x" smil:values="x+.4;x" smil:keyTimes="0;1"/>
                  <anim:animate smil:begin="0s" smil:dur="0.5s" smil:fill="hold" smil:decelerate="0.5" smil:targetElement="id100" smil:attributeName="y" smil:values="y-.2;y+.1" smil:keyTimes="0;1"/>
                  <anim:animate smil:begin="0.5s" smil:dur="0.5s" smil:fill="hold" smil:accelerate="0.5" smil:targetElement="id100" smil:attributeName="y" smil:values="y+.1;y" smil:keyTimes="0;1"/>
                  <anim:transitionFilter smil:begin="0s" smil:dur="1s" smil:decelerate="0.5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width*0.05;width" smil:keyTimes="0;1"/>
                  <anim:animate smil:dur="0.5s" smil:fill="hold" smil:targetElement="id108" smil:attributeName="height" smil:values="height;height" smil:keyTimes="0;1"/>
                  <anim:animate smil:dur="0.5s" smil:fill="hold" smil:targetElement="id108" smil:attributeName="x" smil:values="x-.2;x" smil:keyTimes="0;1"/>
                  <anim:animate smil:dur="0.5s" smil:fill="hold" smil:targetElement="id108" smil:attributeName="y" smil:values="y;y" smil:keyTimes="0;1"/>
                  <anim:transitionFilter smil:dur="0.5s" smil:targetElement="id10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width*0.05;width" smil:keyTimes="0;1"/>
                  <anim:animate smil:dur="0.5s" smil:fill="hold" smil:targetElement="id117" smil:attributeName="height" smil:values="height;height" smil:keyTimes="0;1"/>
                  <anim:animate smil:dur="0.5s" smil:fill="hold" smil:targetElement="id117" smil:attributeName="x" smil:values="x-.2;x" smil:keyTimes="0;1"/>
                  <anim:animate smil:dur="0.5s" smil:fill="hold" smil:targetElement="id117" smil:attributeName="y" smil:values="y;y" smil:keyTimes="0;1"/>
                  <anim:transitionFilter smil:dur="0.5s" smil:targetElement="id117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121" draw:id="id121" draw:layer="layout" svg:width="24.544cm" svg:height="13.361cm" svg:x="2.518cm" svg:y="1.842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7"/>
            <table:table-row table:style-name="ro5" table:default-cell-style-name="ce3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6" table:default-cell-style-name="ce4">
              <table:table-cell table:style-name="ce2"/>
              <table:table-cell/>
              <table:table-cell/>
            </table:table-row>
            <table:table-row table:style-name="ro7" table:default-cell-style-name="ce4">
              <table:table-cell table:style-name="ce2"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 xml:id="id124" draw:id="id124">
          <svg:title>TexMaths</svg:title>
          <svg:desc>22§display§\log \left[ x + \sqrt{x^2 + a^2 } \right] \ + \ c §svg§600§FALSE§</svg:desc>
          <draw:polygon draw:style-name="gr2" draw:text-style-name="P6" draw:layer="layout" svg:width="8.222cm" svg:height="1.315cm" svg:x="13.706cm" svg:y="2.39cm" svg:viewBox="0 0 8223 1316" draw:points="4112,1316 0,1316 0,0 8223,0 8223,1316">
            <text:p/>
          </draw:polygon>
          <draw:path draw:style-name="gr3" draw:text-style-name="P7" draw:layer="layout" svg:width="0.173cm" svg:height="0.538cm" svg:x="13.692cm" svg:y="2.7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903cm" svg:y="2.893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4cm" svg:height="0.511cm" svg:x="14.29cm" svg:y="2.89cm" svg:viewBox="0 0 355 512" svg:d="M151 218c-68 0-68-77-68-95 0-21 1-46 12-65 7-10 25-32 56-32 67 0 67 78 67 96 0 21 0 45-12 65-7 10-25 31-55 31zM60 248c0-3 0-21 14-37 30 23 61 25 77 25 72 0 125-53 125-113 0-30-12-58-31-75 28-27 56-30 70-30 2 0 5 0 7 0-9 3-12 12-12 21 0 14 10 23 23 23 7 0 22-6 22-23 0-14-10-39-40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4.97cm" svg:y="2.351cm" svg:viewBox="0 0 178 1393" draw:points="0,1393 178,1393 178,1358 37,1358 37,37 178,37 178,0 0,0">
            <text:p/>
          </draw:polygon>
          <draw:path draw:style-name="gr3" draw:text-style-name="P7" draw:layer="layout" svg:width="0.386cm" svg:height="0.351cm" svg:x="15.182cm" svg:y="2.89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515cm" svg:height="0.517cm" svg:x="15.816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6.633cm" svg:y="2.45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2.489cm" svg:height="0.032cm" svg:x="17.321cm" svg:y="2.45cm" svg:viewBox="0 0 2490 33" draw:points="1246,33 0,33 0,0 2490,0 2490,33">
            <text:p/>
          </draw:polygon>
          <draw:path draw:style-name="gr3" draw:text-style-name="P7" draw:layer="layout" svg:width="0.386cm" svg:height="0.351cm" svg:x="17.342cm" svg:y="2.89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24cm" svg:height="0.36cm" svg:x="17.796cm" svg:y="2.65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8.324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19.084cm" svg:y="2.899cm" svg:viewBox="0 0 355 352" svg:d="M259 49c-14-28-37-49-72-49-90 0-187 114-187 227 0 74 42 125 104 125 16 0 54-3 100-58 7 32 34 58 71 58 28 0 45-17 58-42 12-28 22-76 22-78 0-7-7-7-8-7-7 0-9 2-11 15-14 49-28 95-60 95-21 0-23-20-23-36 0-17 2-23 11-58 9-31 9-40 16-68l28-110c5-22 5-22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9.496cm" svg:y="2.65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9.823cm" svg:y="2.351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0.646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665cm" svg:y="2.899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3" draw:id="id123">
          <svg:title>TexMaths</svg:title>
          <svg:desc>22§display§\int \frac{1}{\sqrt{x^2 + a^2 }} \ dx§svg§600§FALSE§</svg:desc>
          <draw:polygon draw:style-name="gr2" draw:text-style-name="P6" draw:layer="layout" svg:width="5.211cm" svg:height="1.695cm" svg:x="4.894cm" svg:y="2.189cm" svg:viewBox="0 0 5212 1696" draw:points="2606,1696 0,1696 0,0 5212,0 5212,1696">
            <text:p/>
          </draw:polygon>
          <draw:path draw:style-name="gr3" draw:text-style-name="P7" draw:layer="layout" svg:width="0.687cm" svg:height="1.719cm" svg:x="4.899cm" svg:y="2.15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292cm" svg:y="2.1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85cm" svg:y="2.993cm" svg:viewBox="0 0 3136 33" draw:points="1568,33 0,33 0,0 3136,0 3136,33">
            <text:p/>
          </draw:polygon>
          <draw:path draw:style-name="gr3" draw:text-style-name="P7" draw:layer="layout" svg:width="0.604cm" svg:height="0.774cm" svg:x="5.906cm" svg:y="3.148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494cm" svg:y="3.148cm" svg:viewBox="0 0 2490 33" draw:points="1246,33 0,33 0,0 2490,0 2490,33">
            <text:p/>
          </draw:polygon>
          <draw:path draw:style-name="gr3" draw:text-style-name="P7" draw:layer="layout" svg:width="0.386cm" svg:height="0.351cm" svg:x="6.516cm" svg:y="3.4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6.97cm" svg:y="3.24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498cm" svg:y="3.37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8.259cm" svg:y="3.483cm" svg:viewBox="0 0 355 352" svg:d="M259 49c-14-28-37-49-72-49-90 0-187 114-187 227 0 74 42 125 104 125 16 0 54-3 100-58 7 32 34 58 71 58 28 0 45-17 58-42 12-28 22-76 22-78 0-7-7-7-8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8.67cm" svg:y="3.24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365cm" svg:y="2.666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758cm" svg:y="2.8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20" draw:id="id120">
          <svg:title>TexMaths</svg:title>
          <svg:desc>26§display§\text {Integrations of special functions}§svg§600§FALSE§</svg:desc>
          <draw:polygon draw:style-name="gr2" draw:text-style-name="P6" draw:layer="layout" svg:width="12.613cm" svg:height="0.742cm" svg:x="8.041cm" svg:y="0.75cm" svg:viewBox="0 0 12614 743" draw:points="6307,743 0,743 0,0 12614,0 12614,743">
            <text:p/>
          </draw:polygon>
          <draw:path draw:style-name="gr3" draw:text-style-name="P7" draw:layer="layout" svg:width="0.28cm" svg:height="0.626cm" svg:x="8.02cm" svg:y="0.7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8.355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825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9.189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9.595cm" svg:y="0.9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10.052cm" svg:y="0.9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10.423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857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1.22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1.475cm" svg:y="0.9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937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44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3.106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3.568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4.1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14.506cm" svg:y="0.946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355cm" svg:height="0.422cm" svg:x="15.041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48cm" svg:height="0.422cm" svg:x="15.45cm" svg:y="0.939cm" svg:viewBox="0 0 349 423" svg:d="M77 212c0-150 75-189 123-189 8 0 66 0 100 33-40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197cm" svg:height="0.613cm" svg:x="15.85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2cm" svg:x="16.118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16.568cm" svg:y="0.714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96cm" svg:height="0.647cm" svg:x="17.125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61cm" svg:height="0.415cm" svg:x="17.404cm" svg:y="0.9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11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21cm" svg:y="0.939cm" svg:viewBox="0 0 349 423" svg:d="M77 212c0-150 75-189 123-189 8 0 66 0 100 33-38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14cm" svg:y="0.787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182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32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892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01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22" draw:id="id122">
          <svg:title>TexMaths</svg:title>
          <svg:desc>28§display§38§svg§600§FALSE§</svg:desc>
          <draw:polygon draw:style-name="gr2" draw:text-style-name="P6" draw:layer="layout" svg:width="0.843cm" svg:height="0.579cm" svg:x="3.001cm" svg:y="2.794cm" svg:viewBox="0 0 844 580" draw:points="423,580 0,580 0,0 844,0 844,580">
            <text:p/>
          </draw:polygon>
          <draw:path draw:style-name="gr3" draw:text-style-name="P7" draw:layer="layout" svg:width="0.409cm" svg:height="0.677cm" svg:x="2.992cm" svg:y="2.745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3.484cm" svg:y="2.745cm" svg:viewBox="0 0 410 678" svg:d="M119 206c-45-29-50-63-50-81 0-58 65-100 135-100 74 0 136 51 136 123 0 56-38 103-98 136zM264 300c72-36 119-87 119-152 0-92-88-148-177-148-99 0-179 74-179 166 0 17 2 60 42 107 12 11 50 36 74 54-58 29-143 82-143 181 0 105 101 170 204 170 112 0 206-81 206-186 0-36-12-80-47-123-21-20-36-29-99-69zM166 342l120 76c27 18 74 47 74 108 0 74-74 125-154 125-85 0-157-60-157-143 0-58 32-121 117-166z">
            <text:p/>
          </draw:path>
        </draw:g>
        <draw:g xml:id="id125" draw:id="id125">
          <svg:title>TexMaths</svg:title>
          <svg:desc>28§display§39§svg§600§FALSE§</svg:desc>
          <draw:polygon draw:style-name="gr2" draw:text-style-name="P6" draw:layer="layout" svg:width="0.843cm" svg:height="0.579cm" svg:x="3.001cm" svg:y="4.895cm" svg:viewBox="0 0 844 580" draw:points="423,580 0,580 0,0 844,0 844,580">
            <text:p/>
          </draw:polygon>
          <draw:path draw:style-name="gr3" draw:text-style-name="P7" draw:layer="layout" svg:width="0.409cm" svg:height="0.677cm" svg:x="2.992cm" svg:y="4.846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3.484cm" svg:y="4.846cm" svg:viewBox="0 0 410 678" svg:d="M322 342v32c0 232-103 277-161 277-18 0-69-2-96-36 42 0 51-29 51-44 0-32-24-47-47-47-15 0-44 9-44 49 0 65 53 105 136 105 128 0 249-134 249-345 0-266-112-333-202-333-54 0-103 18-145 63-41 44-63 85-63 159 0 123 87 219 197 219 60 0 101-40 125-99zM199 418c-15 0-62 0-92-60-17-38-17-87-17-134 0-54 0-101 20-137 27-49 65-62 98-62 47 0 78 33 96 78 12 31 16 94 16 139 0 82-34 176-121 176z">
            <text:p/>
          </draw:path>
        </draw:g>
        <draw:g xml:id="id128" draw:id="id128">
          <svg:title>TexMaths</svg:title>
          <svg:desc>28§display§40§svg§600§FALSE§</svg:desc>
          <draw:polygon draw:style-name="gr2" draw:text-style-name="P6" draw:layer="layout" svg:width="0.848cm" svg:height="0.59cm" svg:x="3.016cm" svg:y="6.897cm" svg:viewBox="0 0 849 591" draw:points="424,591 0,591 0,0 849,0 849,591">
            <text:p/>
          </draw:polygon>
          <draw:path draw:style-name="gr3" draw:text-style-name="P7" draw:layer="layout" svg:width="0.438cm" svg:height="0.666cm" svg:x="2.994cm" svg:y="6.848cm" svg:viewBox="0 0 439 667" svg:d="M262 506v85c0 35 0 47-74 47h-20v29c40-3 92-3 132-3 43 0 94 0 135 3v-29h-20c-74 0-77-12-77-47v-85h101v-32h-101v-449c0-18 0-25-15-25-9 0-12 0-18 11l-305 463v32zM269 474h-242l242-367z">
            <text:p/>
          </draw:path>
          <draw:path draw:style-name="gr3" draw:text-style-name="P7" draw:layer="layout" svg:width="0.416cm" svg:height="0.677cm" svg:x="3.498cm" svg:y="6.859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</draw:g>
        <draw:g xml:id="id131" draw:id="id131">
          <svg:title>TexMaths</svg:title>
          <svg:desc>28§display§41§svg§600§FALSE§</svg:desc>
          <draw:polygon draw:style-name="gr2" draw:text-style-name="P6" draw:layer="layout" svg:width="0.806cm" svg:height="0.567cm" svg:x="3.117cm" svg:y="8.997cm" svg:viewBox="0 0 807 568" draw:points="403,568 0,568 0,0 807,0 807,568">
            <text:p/>
          </draw:polygon>
          <draw:path draw:style-name="gr3" draw:text-style-name="P7" draw:layer="layout" svg:width="0.437cm" svg:height="0.666cm" svg:x="3.095cm" svg:y="8.948cm" svg:viewBox="0 0 438 667" svg:d="M262 506v85c0 35 0 47-74 47h-20v29c40-2 91-2 132-2 42 0 94 0 134 2v-29h-20c-74 0-76-12-76-47v-85h100v-32h-100v-449c0-18 0-25-16-25-9 0-11 0-18 11l-304 463v32zM268 474h-241l241-367z">
            <text:p/>
          </draw:path>
          <draw:path draw:style-name="gr3" draw:text-style-name="P7" draw:layer="layout" svg:width="0.326cm" svg:height="0.657cm" svg:x="3.647cm" svg:y="8.959cm" svg:viewBox="0 0 327 658" svg:d="M204 25c0-23 0-25-23-25-62 63-150 63-181 63v31c20 0 78 0 130-27v513c0 35-3 46-92 46h-31v32c33-5 120-5 159-5 40 0 125 0 161 5v-32h-32c-89 0-91-11-91-46z">
            <text:p/>
          </draw:path>
        </draw:g>
        <draw:g xml:id="id134" draw:id="id134">
          <svg:title>TexMaths</svg:title>
          <svg:desc>28§display§42§svg§600§FALSE§</svg:desc>
          <draw:polygon draw:style-name="gr2" draw:text-style-name="P6" draw:layer="layout" svg:width="0.837cm" svg:height="0.567cm" svg:x="3.119cm" svg:y="11.198cm" svg:viewBox="0 0 838 568" draw:points="419,568 0,568 0,0 838,0 838,568">
            <text:p/>
          </draw:polygon>
          <draw:path draw:style-name="gr3" draw:text-style-name="P7" draw:layer="layout" svg:width="0.438cm" svg:height="0.666cm" svg:x="3.097cm" svg:y="11.149cm" svg:viewBox="0 0 439 667" svg:d="M262 506v85c0 35 0 47-74 47h-20v29c40-2 92-2 132-2 43 0 94 0 135 2v-29h-20c-74 0-77-12-77-47v-85h101v-32h-101v-449c0-18 0-25-15-25-9 0-11 0-18 11l-305 463v32zM269 474h-242l242-367z">
            <text:p/>
          </draw:path>
          <draw:path draw:style-name="gr3" draw:text-style-name="P7" draw:layer="layout" svg:width="0.393cm" svg:height="0.657cm" svg:x="3.613cm" svg:y="11.16cm" svg:viewBox="0 0 394 658" svg:d="M76 582l106-103c154-137 212-188 212-287 0-114-87-192-208-192-112 0-186 92-186 179 0 54 49 54 52 54 17 0 51-11 51-52 0-24-18-51-51-51-9 0-9 0-14 2 23-65 76-101 135-101 89 0 132 79 132 161 0 79-49 157-103 217l-191 211c-11 11-11 13-11 38h368l26-172h-24c-5 29-11 73-20 87-9 9-74 9-94 9z">
            <text:p/>
          </draw:path>
        </draw:g>
        <draw:g xml:id="id137" draw:id="id137">
          <svg:title>TexMaths</svg:title>
          <svg:desc>28§display§43§svg§600§FALSE§</svg:desc>
          <draw:polygon draw:style-name="gr2" draw:text-style-name="P6" draw:layer="layout" svg:width="0.843cm" svg:height="0.59cm" svg:x="3.116cm" svg:y="13.498cm" svg:viewBox="0 0 844 591" draw:points="423,591 0,591 0,0 844,0 844,591">
            <text:p/>
          </draw:polygon>
          <draw:path draw:style-name="gr3" draw:text-style-name="P7" draw:layer="layout" svg:width="0.438cm" svg:height="0.666cm" svg:x="3.094cm" svg:y="13.449cm" svg:viewBox="0 0 439 667" svg:d="M262 506v85c0 35 0 47-74 47h-20v29c40-3 92-3 132-3 43 0 94 0 134 3v-29h-20c-74 0-76-12-76-47v-85h101v-32h-101v-449c0-18 0-25-15-25-9 0-12 0-18 11l-305 463v32zM269 474h-242l242-367z">
            <text:p/>
          </draw:path>
          <draw:path draw:style-name="gr3" draw:text-style-name="P7" draw:layer="layout" svg:width="0.409cm" svg:height="0.677cm" svg:x="3.6cm" svg:y="13.46cm" svg:viewBox="0 0 410 678" svg:d="M246 309c81-25 137-94 137-173 0-80-85-136-181-136-99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 xml:id="id127" draw:id="id127">
          <svg:title>TexMaths</svg:title>
          <svg:desc>22§display§\log \left[ x + \sqrt{x^2 - a^2 } \right] \ + \ c §svg§600§FALSE§</svg:desc>
          <draw:polygon draw:style-name="gr2" draw:text-style-name="P6" draw:layer="layout" svg:width="8.222cm" svg:height="1.315cm" svg:x="13.507cm" svg:y="4.492cm" svg:viewBox="0 0 8223 1316" draw:points="4112,1316 0,1316 0,0 8223,0 8223,1316">
            <text:p/>
          </draw:polygon>
          <draw:path draw:style-name="gr3" draw:text-style-name="P7" draw:layer="layout" svg:width="0.173cm" svg:height="0.538cm" svg:x="13.493cm" svg:y="4.80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704cm" svg:y="4.995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4cm" svg:height="0.511cm" svg:x="14.091cm" svg:y="4.992cm" svg:viewBox="0 0 355 512" svg:d="M151 218c-68 0-68-77-68-95 0-21 1-46 12-65 7-10 25-32 56-32 67 0 67 78 67 96 0 21 0 45-12 65-7 10-25 31-55 31zM60 248c0-3 0-21 14-37 30 23 61 25 77 25 72 0 125-53 125-113 0-30-12-58-31-75 28-27 56-30 70-30 2 0 5 0 7 0-9 3-12 12-12 21 0 14 10 23 23 23 7 0 22-6 22-23 0-14-10-39-40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4.771cm" svg:y="4.453cm" svg:viewBox="0 0 178 1393" draw:points="0,1393 178,1393 178,1358 37,1358 37,37 178,37 178,0 0,0">
            <text:p/>
          </draw:polygon>
          <draw:path draw:style-name="gr3" draw:text-style-name="P7" draw:layer="layout" svg:width="0.386cm" svg:height="0.351cm" svg:x="14.983cm" svg:y="5.0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515cm" svg:height="0.517cm" svg:x="15.617cm" svg:y="4.8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6.434cm" svg:y="4.552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2.489cm" svg:height="0.032cm" svg:x="17.122cm" svg:y="4.552cm" svg:viewBox="0 0 2490 33" draw:points="1246,33 0,33 0,0 2490,0 2490,33">
            <text:p/>
          </draw:polygon>
          <draw:path draw:style-name="gr3" draw:text-style-name="P7" draw:layer="layout" svg:width="0.386cm" svg:height="0.351cm" svg:x="17.143cm" svg:y="5.0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24cm" svg:height="0.36cm" svg:x="17.597cm" svg:y="4.75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8.146cm" svg:y="5.135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18.885cm" svg:y="5.001cm" svg:viewBox="0 0 355 352" svg:d="M259 49c-14-28-37-49-72-49-90 0-187 114-187 227 0 74 42 125 104 125 16 0 54-3 100-58 7 32 34 58 71 58 28 0 45-17 58-42 12-28 22-76 22-78 0-7-7-7-8-7-7 0-9 2-11 15-14 49-28 95-60 95-21 0-23-20-23-36 0-17 2-23 11-58 9-31 9-40 16-68l28-110c5-22 5-22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9.297cm" svg:y="4.75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9.624cm" svg:y="4.453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0.447cm" svg:y="4.8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466cm" svg:y="5.001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6" draw:id="id126">
          <svg:title>TexMaths</svg:title>
          <svg:desc>22§display§\int \frac{1}{\sqrt{x^2 - a^2 }} \ dx §svg§600§FALSE§</svg:desc>
          <draw:polygon draw:style-name="gr2" draw:text-style-name="P6" draw:layer="layout" svg:width="5.211cm" svg:height="1.695cm" svg:x="4.795cm" svg:y="4.291cm" svg:viewBox="0 0 5212 1696" draw:points="2606,1696 0,1696 0,0 5212,0 5212,1696">
            <text:p/>
          </draw:polygon>
          <draw:path draw:style-name="gr3" draw:text-style-name="P7" draw:layer="layout" svg:width="0.687cm" svg:height="1.719cm" svg:x="4.8cm" svg:y="4.252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193cm" svg:y="4.26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751cm" svg:y="5.095cm" svg:viewBox="0 0 3136 33" draw:points="1568,33 0,33 0,0 3136,0 3136,33">
            <text:p/>
          </draw:polygon>
          <draw:path draw:style-name="gr3" draw:text-style-name="P7" draw:layer="layout" svg:width="0.604cm" svg:height="0.774cm" svg:x="5.807cm" svg:y="5.25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395cm" svg:y="5.25cm" svg:viewBox="0 0 2490 33" draw:points="1246,33 0,33 0,0 2490,0 2490,33">
            <text:p/>
          </draw:polygon>
          <draw:path draw:style-name="gr3" draw:text-style-name="P7" draw:layer="layout" svg:width="0.386cm" svg:height="0.351cm" svg:x="6.417cm" svg:y="5.5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6.871cm" svg:y="5.3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421cm" svg:y="5.717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8.16cm" svg:y="5.585cm" svg:viewBox="0 0 355 352" svg:d="M259 49c-14-28-37-49-72-49-90 0-187 114-187 227 0 74 42 125 104 125 16 0 54-3 100-58 7 32 34 58 71 58 28 0 45-17 58-42 12-28 22-76 22-78 0-7-7-7-8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8.571cm" svg:y="5.3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266cm" svg:y="4.768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659cm" svg:y="4.9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30" draw:id="id130">
          <svg:title>TexMaths</svg:title>
          <svg:desc>24§display§\sin^{-1}\left( \frac{x}{a} \right) \ + \ c §svg§600§FALSE§</svg:desc>
          <draw:polygon draw:style-name="gr2" draw:text-style-name="P6" draw:layer="layout" svg:width="5.646cm" svg:height="1.474cm" svg:x="13.51cm" svg:y="6.493cm" svg:viewBox="0 0 5647 1475" draw:points="2825,1475 0,1475 0,0 5647,0 5647,1475">
            <text:p/>
          </draw:polygon>
          <draw:path draw:style-name="gr3" draw:text-style-name="P7" draw:layer="layout" svg:width="0.277cm" svg:height="0.389cm" svg:x="13.495cm" svg:y="7.043cm" svg:viewBox="0 0 278 390" svg:d="M148 215c19 4 88 17 88 79 0 42-29 77-96 77-71 0-102-48-117-121-2-10-4-14-11-14-12 0-12 6-12 21v112c0 15 0 21 10 21 3 0 5-2 21-17 2-2 2-4 17-20 36 35 75 37 92 37 98 0 138-58 138-119 0-44-26-69-36-81-29-27-61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13.829cm" svg:y="6.85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4.061cm" svg:y="7.04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cm" svg:height="0.03cm" svg:x="14.568cm" svg:y="6.90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5.095cm" svg:y="6.674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322cm" svg:height="1.519cm" svg:x="15.701cm" svg:y="6.451cm" svg:viewBox="0 0 323 1520" svg:d="M284 1512c2 0 10 8 10 8h19c2 0 10 0 10-8 0-4-2-6-4-8-31-30-77-77-129-169-92-163-125-372-125-574 0-375 106-596 256-746 2-2 2-5 2-7 0-8-6-8-16-8-11 0-13 0-21 8-81 69-171 186-230 365-37 111-56 246-56 386 0 202 36 428 169 624 23 33 56 67 56 67 7 12 19 25 27 31z">
            <text:p/>
          </draw:path>
          <draw:path draw:style-name="gr3" draw:text-style-name="P7" draw:layer="layout" svg:width="0.421cm" svg:height="0.383cm" svg:x="16.179cm" svg:y="6.47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2 0-46-27-46-56 0-19 6-36 15-75z">
            <text:p/>
          </draw:path>
          <draw:polygon draw:style-name="gr3" draw:text-style-name="P7" draw:layer="layout" svg:width="0.483cm" svg:height="0.036cm" svg:x="16.155cm" svg:y="7.194cm" svg:viewBox="0 0 484 37" draw:points="242,37 0,37 0,0 484,0 484,37">
            <text:p/>
          </draw:polygon>
          <draw:path draw:style-name="gr3" draw:text-style-name="P7" draw:layer="layout" svg:width="0.387cm" svg:height="0.383cm" svg:x="16.206cm" svg:y="7.627cm" svg:viewBox="0 0 388 384" svg:d="M282 54c-15-31-40-54-78-54-98 0-204 125-204 248 0 81 46 136 113 136 18 0 60-4 110-63 7 34 36 63 77 63 30 0 49-19 63-46 13-31 25-82 25-84 0-8-8-8-10-8-9 0-9 2-11 15-16 54-31 104-66 104-23 0-24-21-24-38 0-20 1-25 11-64 8-34 10-44 17-75l31-119c6-25 6-25 6-29 0-15-10-23-23-23-21 0-35 20-37 37zM227 275c-4 15-4 15-18 30-36 47-71 60-94 60-44 0-55-46-55-79 0-42 26-148 48-186 24-50 63-81 97-81 56 0 68 69 68 75 0 4-2 10-4 14z">
            <text:p/>
          </draw:path>
          <draw:path draw:style-name="gr3" draw:text-style-name="P7" draw:layer="layout" svg:width="0.322cm" svg:height="1.519cm" svg:x="16.769cm" svg:y="6.451cm" svg:viewBox="0 0 323 1520" svg:d="M323 759c0-242-58-500-225-690-12-13-42-46-63-63-6-6-8-6-20-6-7 0-15 0-15 8 0 4 4 7 6 9 29 29 75 75 126 169 93 162 125 371 125 573 0 367-101 592-253 745-2 2-4 6-4 8 0 8 8 8 15 8 12 0 14 0 21-6 81-69 171-186 231-365 36-115 56-254 56-390z">
            <text:p/>
          </draw:path>
          <draw:path draw:style-name="gr3" draw:text-style-name="P7" draw:layer="layout" svg:width="0.562cm" svg:height="0.564cm" svg:x="17.758cm" svg:y="6.92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18.87cm" svg:y="7.048cm" svg:viewBox="0 0 330 384" svg:d="M301 52c-13 0-24 0-38 13-13 12-15 27-15 33 0 19 15 29 32 29 25 0 48-19 48-54 0-42-40-73-101-73-114 0-227 121-227 240 0 77 50 144 138 144 121 0 192-90 192-100 0-5-5-11-9-11-6 0-8 2-12 9-67 83-159 83-171 83-52 0-75-40-75-92 0-35 18-117 46-169 25-48 73-85 120-85 28 0 61 10 72 33z">
            <text:p/>
          </draw:path>
        </draw:g>
        <draw:g xml:id="id129" draw:id="id129">
          <svg:title>TexMaths</svg:title>
          <svg:desc>22§display§\int \frac{1}{ \sqrt{a^2 - x^2} } \ dx§svg§600§FALSE§</svg:desc>
          <draw:polygon draw:style-name="gr2" draw:text-style-name="P6" draw:layer="layout" svg:width="5.211cm" svg:height="1.695cm" svg:x="4.796cm" svg:y="6.39cm" svg:viewBox="0 0 5212 1696" draw:points="2606,1696 0,1696 0,0 5212,0 5212,1696">
            <text:p/>
          </draw:polygon>
          <draw:path draw:style-name="gr3" draw:text-style-name="P7" draw:layer="layout" svg:width="0.687cm" svg:height="1.719cm" svg:x="4.801cm" svg:y="6.351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194cm" svg:y="6.3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752cm" svg:y="7.194cm" svg:viewBox="0 0 3136 33" draw:points="1568,33 0,33 0,0 3136,0 3136,33">
            <text:p/>
          </draw:polygon>
          <draw:path draw:style-name="gr3" draw:text-style-name="P7" draw:layer="layout" svg:width="0.604cm" svg:height="0.774cm" svg:x="5.808cm" svg:y="7.349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396cm" svg:y="7.349cm" svg:viewBox="0 0 2490 33" draw:points="1246,33 0,33 0,0 2490,0 2490,33">
            <text:p/>
          </draw:polygon>
          <draw:path draw:style-name="gr3" draw:text-style-name="P7" draw:layer="layout" svg:width="0.354cm" svg:height="0.351cm" svg:x="6.427cm" svg:y="7.684cm" svg:viewBox="0 0 355 352" svg:d="M259 49c-14-28-37-49-72-49-90 0-187 114-187 227 0 74 42 125 104 125 16 0 54-3 100-58 7 32 34 58 71 58 28 0 45-17 58-42 12-28 22-76 22-78 0-7-7-7-8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cm" svg:height="0.36cm" svg:x="6.839cm" svg:y="7.4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388cm" svg:y="7.81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118cm" svg:y="7.6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8.572cm" svg:y="7.4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267cm" svg:y="6.867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66cm" svg:y="7.0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32" draw:id="id132">
          <svg:title>TexMaths</svg:title>
          <svg:desc>22§display§\int \frac{1}{\sqrt{(px + q)^2 + a^2 }} \ dx§svg§600§FALSE§</svg:desc>
          <draw:polygon draw:style-name="gr2" draw:text-style-name="P6" draw:layer="layout" svg:width="7.649cm" svg:height="1.849cm" svg:x="4.796cm" svg:y="8.391cm" svg:viewBox="0 0 7650 1850" draw:points="3824,1850 0,1850 0,0 7650,0 7650,1850">
            <text:p/>
          </draw:polygon>
          <draw:path draw:style-name="gr3" draw:text-style-name="P7" draw:layer="layout" svg:width="0.687cm" svg:height="1.718cm" svg:x="4.801cm" svg:y="8.35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413cm" svg:y="8.36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752cm" svg:y="9.195cm" svg:viewBox="0 0 5572 33" draw:points="2786,33 0,33 0,0 5572,0 5572,33">
            <text:p/>
          </draw:polygon>
          <draw:path draw:style-name="gr3" draw:text-style-name="P7" draw:layer="layout" svg:width="0.705cm" svg:height="0.928cm" svg:x="5.838cm" svg:y="9.3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526cm" svg:y="9.35cm" svg:viewBox="0 0 4799 33" draw:points="2399,33 0,33 0,0 4799,0 4799,33">
            <text:p/>
          </draw:polygon>
          <draw:path draw:style-name="gr3" draw:text-style-name="P7" draw:layer="layout" svg:width="0.18cm" svg:height="0.773cm" svg:x="6.602cm" svg:y="9.46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801cm" svg:y="9.7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237cm" svg:y="9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7.872cm" svg:y="9.5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633cm" svg:y="9.7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9.018cm" svg:y="9.46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1cm" svg:y="9.4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38cm" svg:y="9.5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4cm" svg:height="0.351cm" svg:x="10.598cm" svg:y="9.7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1.01cm" svg:y="9.4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704cm" svg:y="8.86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098cm" svg:y="9.0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5" draw:id="id135">
          <svg:title>TexMaths</svg:title>
          <svg:desc>22§display§\int \frac{1}{\sqrt{(px + q)^2 - a^2 }} \ dx§svg§600§FALSE§</svg:desc>
          <draw:polygon draw:style-name="gr2" draw:text-style-name="P6" draw:layer="layout" svg:width="7.649cm" svg:height="1.849cm" svg:x="4.797cm" svg:y="10.693cm" svg:viewBox="0 0 7650 1850" draw:points="3824,1850 0,1850 0,0 7650,0 7650,1850">
            <text:p/>
          </draw:polygon>
          <draw:path draw:style-name="gr3" draw:text-style-name="P7" draw:layer="layout" svg:width="0.687cm" svg:height="1.718cm" svg:x="4.802cm" svg:y="10.654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414cm" svg:y="10.66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753cm" svg:y="11.497cm" svg:viewBox="0 0 5572 33" draw:points="2786,33 0,33 0,0 5572,0 5572,33">
            <text:p/>
          </draw:polygon>
          <draw:path draw:style-name="gr3" draw:text-style-name="P7" draw:layer="layout" svg:width="0.705cm" svg:height="0.928cm" svg:x="5.839cm" svg:y="11.652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527cm" svg:y="11.652cm" svg:viewBox="0 0 4799 33" draw:points="2399,33 0,33 0,0 4799,0 4799,33">
            <text:p/>
          </draw:polygon>
          <draw:path draw:style-name="gr3" draw:text-style-name="P7" draw:layer="layout" svg:width="0.18cm" svg:height="0.773cm" svg:x="6.603cm" svg:y="11.76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802cm" svg:y="12.00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238cm" svg:y="12.0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7.873cm" svg:y="11.8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634cm" svg:y="12.002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9.019cm" svg:y="11.76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11cm" svg:y="11.76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58cm" svg:y="12.136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10.599cm" svg:y="12.002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1.011cm" svg:y="11.76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705cm" svg:y="11.17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099cm" svg:y="11.3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8" draw:id="id138">
          <svg:title>TexMaths</svg:title>
          <svg:desc>22§display§\int \frac{1}{ \sqrt{a^2 - ( px \pm q )^2} } \ dx§svg§600§FALSE§</svg:desc>
          <draw:polygon draw:style-name="gr2" draw:text-style-name="P6" draw:layer="layout" svg:width="7.649cm" svg:height="1.849cm" svg:x="4.898cm" svg:y="13.091cm" svg:viewBox="0 0 7650 1850" draw:points="3824,1850 0,1850 0,0 7650,0 7650,1850">
            <text:p/>
          </draw:polygon>
          <draw:path draw:style-name="gr3" draw:text-style-name="P7" draw:layer="layout" svg:width="0.687cm" svg:height="1.718cm" svg:x="4.903cm" svg:y="13.05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515cm" svg:y="13.06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854cm" svg:y="13.895cm" svg:viewBox="0 0 5572 33" draw:points="2786,33 0,33 0,0 5572,0 5572,33">
            <text:p/>
          </draw:polygon>
          <draw:path draw:style-name="gr3" draw:text-style-name="P7" draw:layer="layout" svg:width="0.705cm" svg:height="0.928cm" svg:x="5.94cm" svg:y="14.0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628cm" svg:y="14.05cm" svg:viewBox="0 0 4799 33" draw:points="2399,33 0,33 0,0 4799,0 4799,33">
            <text:p/>
          </draw:polygon>
          <draw:path draw:style-name="gr3" draw:text-style-name="P7" draw:layer="layout" svg:width="0.354cm" svg:height="0.351cm" svg:x="6.658cm" svg:y="14.4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7" draw:layer="layout" svg:width="0.24cm" svg:height="0.36cm" svg:x="7.07cm" svg:y="14.1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619cm" svg:y="14.53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8.404cm" svg:y="14.16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8.604cm" svg:y="14.4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9.039cm" svg:y="14.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6cm" svg:height="0.516cm" svg:x="9.674cm" svg:y="14.228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0.435cm" svg:y="14.4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0.822cm" svg:y="14.16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1.112cm" svg:y="14.1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806cm" svg:y="13.56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2cm" svg:y="13.7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3" draw:id="id133">
          <svg:title>TexMaths</svg:title>
          <svg:desc>22§display§\frac{1}{p} \log \left[ (px + q) + \sqrt{(px + q)^2 + a^2 } \right]  \right) \ + \ c §svg§600§FALSE§</svg:desc>
          <draw:polygon draw:style-name="gr2" draw:text-style-name="P6" draw:layer="layout" svg:width="13.476cm" svg:height="1.642cm" svg:x="13.234cm" svg:y="8.49cm" svg:viewBox="0 0 13477 1643" draw:points="6739,1643 0,1643 0,0 13477,0 13477,1643">
            <text:p/>
          </draw:polygon>
          <draw:path draw:style-name="gr3" draw:text-style-name="P7" draw:layer="layout" svg:width="0.256cm" svg:height="0.517cm" svg:x="13.29cm" svg:y="8.45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9cm" svg:height="0.032cm" svg:x="13.22cm" svg:y="9.28cm" svg:viewBox="0 0 391 33" draw:points="195,33 0,33 0,0 391,0 391,33">
            <text:p/>
          </draw:polygon>
          <draw:path draw:style-name="gr3" draw:text-style-name="P7" draw:layer="layout" svg:width="0.404cm" svg:height="0.492cm" svg:x="13.195cm" svg:y="9.67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173cm" svg:height="0.538cm" svg:x="13.857cm" svg:y="8.95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66cm" svg:y="9.14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453cm" svg:y="9.13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133cm" svg:y="8.601cm" svg:viewBox="0 0 178 1393" draw:points="0,1393 178,1393 178,1357 37,1357 37,37 178,37 178,0 0,0">
            <text:p/>
          </draw:polygon>
          <draw:path draw:style-name="gr3" draw:text-style-name="P7" draw:layer="layout" svg:width="0.18cm" svg:height="0.774cm" svg:x="15.4cm" svg:y="8.90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15.599cm" svg:y="9.148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16.036cm" svg:y="9.1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6.669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17.431cm" svg:y="9.148cm" svg:viewBox="0 0 320 493" svg:d="M320 9c0-4-1-9-7-9-9 0-40 32-53 55-17-43-47-55-73-55-92 0-187 114-187 227 0 76 46 125 102 125 34 0 65-19 92-47-7 28-32 132-34 139-7 23-14 24-56 26-11 0-18 0-18 16 0 0 0 7 9 7 26 0 53-2 79-2 27 0 53 2 79 2 4 0 15 0 15-14 0-9-8-9-20-9-39 0-39-5-39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17.817cm" svg:y="8.90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8.289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9.103cm" svg:y="8.759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799cm" svg:height="0.032cm" svg:x="19.792cm" svg:y="8.759cm" svg:viewBox="0 0 4800 33" draw:points="2399,33 0,33 0,0 4800,0 4800,33">
            <text:p/>
          </draw:polygon>
          <draw:path draw:style-name="gr3" draw:text-style-name="P7" draw:layer="layout" svg:width="0.18cm" svg:height="0.774cm" svg:x="19.869cm" svg:y="8.90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20.068cm" svg:y="9.14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20.504cm" svg:y="9.1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138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21.9cm" svg:y="9.148cm" svg:viewBox="0 0 320 493" svg:d="M320 9c0-4-1-9-7-9-9 0-40 32-53 55-17-43-47-55-73-55-92 0-187 114-187 227 0 76 46 125 102 125 34 0 65-19 92-47-7 28-32 132-34 139-7 23-14 24-56 26-11 0-18 0-18 16 0 0 0 7 9 7 25 0 53-2 79-2 27 0 53 2 79 2 4 0 15 0 15-14 0-9-8-9-22-9-37 0-37-5-37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22.286cm" svg:y="8.90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2.576cm" svg:y="8.9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3.104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23.864cm" svg:y="9.14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4.276cm" svg:y="8.9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4.604cm" svg:y="8.601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427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46cm" svg:y="9.148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</draw:g>
        <draw:g xml:id="id136" draw:id="id136">
          <svg:title>TexMaths</svg:title>
          <svg:desc>22§display§\frac{1}{p} \log \left[ (px + q) + \sqrt{(px + q)^2 - a^2 } \right]  \right) \ + \ c §svg§600§FALSE§</svg:desc>
          <draw:polygon draw:style-name="gr2" draw:text-style-name="P6" draw:layer="layout" svg:width="13.476cm" svg:height="1.642cm" svg:x="13.233cm" svg:y="10.691cm" svg:viewBox="0 0 13477 1643" draw:points="6739,1643 0,1643 0,0 13477,0 13477,1643">
            <text:p/>
          </draw:polygon>
          <draw:path draw:style-name="gr3" draw:text-style-name="P7" draw:layer="layout" svg:width="0.256cm" svg:height="0.517cm" svg:x="13.289cm" svg:y="10.65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9cm" svg:height="0.032cm" svg:x="13.219cm" svg:y="11.481cm" svg:viewBox="0 0 391 33" draw:points="195,33 0,33 0,0 391,0 391,33">
            <text:p/>
          </draw:polygon>
          <draw:path draw:style-name="gr3" draw:text-style-name="P7" draw:layer="layout" svg:width="0.404cm" svg:height="0.492cm" svg:x="13.194cm" svg:y="11.87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173cm" svg:height="0.538cm" svg:x="13.856cm" svg:y="11.15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65cm" svg:y="11.34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452cm" svg:y="11.3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132cm" svg:y="10.802cm" svg:viewBox="0 0 178 1393" draw:points="0,1393 178,1393 178,1357 37,1357 37,37 178,37 178,0 0,0">
            <text:p/>
          </draw:polygon>
          <draw:path draw:style-name="gr3" draw:text-style-name="P7" draw:layer="layout" svg:width="0.18cm" svg:height="0.774cm" svg:x="15.399cm" svg:y="11.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15.598cm" svg:y="11.349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16.035cm" svg:y="11.3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6.668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17.43cm" svg:y="11.349cm" svg:viewBox="0 0 320 493" svg:d="M320 9c0-4-1-9-7-9-9 0-40 32-53 55-17-43-47-55-73-55-92 0-187 114-187 227 0 76 46 125 102 125 34 0 65-19 92-47-7 28-32 132-34 139-7 23-14 24-56 26-11 0-18 0-18 16 0 0 0 7 9 7 26 0 53-2 79-2 27 0 53 2 79 2 4 0 15 0 15-14 0-9-8-9-20-9-39 0-39-5-39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17.816cm" svg:y="11.1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8.288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9.102cm" svg:y="10.96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799cm" svg:height="0.032cm" svg:x="19.791cm" svg:y="10.96cm" svg:viewBox="0 0 4800 33" draw:points="2399,33 0,33 0,0 4800,0 4800,33">
            <text:p/>
          </draw:polygon>
          <draw:path draw:style-name="gr3" draw:text-style-name="P7" draw:layer="layout" svg:width="0.18cm" svg:height="0.774cm" svg:x="19.868cm" svg:y="11.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20.067cm" svg:y="11.34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20.503cm" svg:y="11.3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137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21.899cm" svg:y="11.349cm" svg:viewBox="0 0 320 493" svg:d="M320 9c0-4-1-9-7-9-9 0-40 32-53 55-17-43-47-55-73-55-92 0-187 114-187 227 0 76 46 125 102 125 34 0 65-19 92-47-7 28-32 132-34 139-7 23-14 24-56 26-11 0-18 0-18 16 0 0 0 7 9 7 25 0 53-2 79-2 27 0 53 2 79 2 4 0 15 0 15-14 0-9-8-9-22-9-37 0-37-5-37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22.285cm" svg:y="11.1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2.575cm" svg:y="11.1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3.124cm" svg:y="11.48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3.863cm" svg:y="11.349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4.275cm" svg:y="11.1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4.603cm" svg:y="10.802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426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45cm" svg:y="11.349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</draw:g>
        <draw:g xml:id="id139" draw:id="id139">
          <svg:title>TexMaths</svg:title>
          <svg:desc>22§display§\frac{1}{p} \sin^{-1}\left( \frac{px + q}{a} \right)  \ + \ c§svg§600§FALSE§</svg:desc>
          <draw:polygon draw:style-name="gr2" draw:text-style-name="P6" draw:layer="layout" svg:width="7.732cm" svg:height="1.779cm" svg:x="13.534cm" svg:y="12.994cm" svg:viewBox="0 0 7733 1780" draw:points="3866,1780 0,1780 0,0 7733,0 7733,1780">
            <text:p/>
          </draw:polygon>
          <draw:path draw:style-name="gr3" draw:text-style-name="P7" draw:layer="layout" svg:width="0.256cm" svg:height="0.516cm" svg:x="13.59cm" svg:y="13.03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3.52cm" svg:y="13.867cm" svg:viewBox="0 0 391 33" draw:points="195,33 0,33 0,0 391,0 391,33">
            <text:p/>
          </draw:polygon>
          <draw:path draw:style-name="gr3" draw:text-style-name="P7" draw:layer="layout" svg:width="0.404cm" svg:height="0.492cm" svg:x="13.495cm" svg:y="14.26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79-92 79-53 0-61-65-61-68 0-2 0-4 1-13z">
            <text:p/>
          </draw:path>
          <draw:path draw:style-name="gr3" draw:text-style-name="P7" draw:layer="layout" svg:width="0.254cm" svg:height="0.356cm" svg:x="14.157cm" svg:y="13.72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4.461cm" svg:y="13.55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4.674cm" svg:y="13.735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5.139cm" svg:y="13.603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5.623cm" svg:y="13.39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6.2cm" svg:y="12.955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404cm" svg:height="0.492cm" svg:x="16.675cm" svg:y="13.21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7.111cm" svg:y="13.2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5cm" svg:height="0.516cm" svg:x="17.747cm" svg:y="13.1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18.507cm" svg:y="13.212cm" svg:viewBox="0 0 320 493" svg:d="M320 9c0-4-1-9-7-9-9 0-40 32-53 55-17-43-47-55-73-55-92 0-187 114-187 227 0 76 46 125 102 125 34 0 65-19 92-47-7 28-32 132-34 139-7 22-14 24-56 26-11 0-18 0-18 16 0 0 0 7 9 7 25 0 53-2 79-2 27 0 53 2 79 2 4 0 14 0 14-14 0-9-7-9-21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49cm" svg:height="0.032cm" svg:x="16.7cm" svg:y="13.867cm" svg:viewBox="0 0 2150 33" draw:points="1075,33 0,33 0,0 2150,0 2150,33">
            <text:p/>
          </draw:polygon>
          <draw:path draw:style-name="gr3" draw:text-style-name="P7" draw:layer="layout" svg:width="0.354cm" svg:height="0.351cm" svg:x="17.601cm" svg:y="14.265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8.968cm" svg:y="12.955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9.983cm" svg:y="13.6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002cm" svg:y="13.735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20" smil:attributeName="visibility" smil:to="visible"/>
                  <anim:animate smil:begin="0s" smil:dur="0.5s" smil:fill="hold" smil:decelerate="0.5" smil:targetElement="id120" smil:attributeName="rotate" smil:values="-90;0" smil:keyTimes="0;1"/>
                  <anim:animate smil:begin="0s" smil:dur="0.5s" smil:fill="hold" smil:decelerate="0.5" smil:targetElement="id120" smil:attributeName="width" smil:values="width;width*.05" smil:keyTimes="0;1"/>
                  <anim:animate smil:begin="0.5s" smil:dur="0.5s" smil:fill="hold" smil:accelerate="0.5" smil:targetElement="id120" smil:attributeName="width" smil:values="width*.05;width" smil:keyTimes="0;1"/>
                  <anim:animate smil:dur="1s" smil:fill="hold" smil:targetElement="id120" smil:attributeName="height" smil:values="height;height" smil:keyTimes="0;1"/>
                  <anim:animate smil:begin="0s" smil:dur="0.5s" smil:fill="hold" smil:decelerate="0.5" smil:targetElement="id120" smil:attributeName="x" smil:values="x+.4;x" smil:keyTimes="0;1"/>
                  <anim:animate smil:begin="0s" smil:dur="0.5s" smil:fill="hold" smil:decelerate="0.5" smil:targetElement="id120" smil:attributeName="y" smil:values="y-.2;y+.1" smil:keyTimes="0;1"/>
                  <anim:animate smil:begin="0.5s" smil:dur="0.5s" smil:fill="hold" smil:accelerate="0.5" smil:targetElement="id120" smil:attributeName="y" smil:values="y+.1;y" smil:keyTimes="0;1"/>
                  <anim:transitionFilter smil:begin="0s" smil:dur="1s" smil:decelerate="0.5" smil:targetElement="id1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width*0.05;width" smil:keyTimes="0;1"/>
                  <anim:animate smil:dur="0.5s" smil:fill="hold" smil:targetElement="id137" smil:attributeName="height" smil:values="height;height" smil:keyTimes="0;1"/>
                  <anim:animate smil:dur="0.5s" smil:fill="hold" smil:targetElement="id137" smil:attributeName="x" smil:values="x-.2;x" smil:keyTimes="0;1"/>
                  <anim:animate smil:dur="0.5s" smil:fill="hold" smil:targetElement="id137" smil:attributeName="y" smil:values="y;y" smil:keyTimes="0;1"/>
                  <anim:transitionFilter smil:dur="0.5s" smil:targetElement="id137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9cm" presentation:class="title" presentation:user-transformed="true">
          <draw:text-box>
            <text:p xml:id="id140" text:id="id140"><text:span text:style-name="T5">Types of Integrations </text:span></text:p>
          </draw:text-box>
        </draw:frame>
        <draw:frame presentation:style-name="pr8" draw:text-style-name="P10" draw:layer="layout" svg:width="26.2cm" svg:height="13cm" svg:x="1cm" svg:y="2.2cm" presentation:class="subtitle" presentation:user-transformed="true">
          <draw:text-box>
            <text:p text:style-name="P4"><text:span text:style-name="T6"/></text:p>
            <text:p xml:id="id141" text:id="id141" text:style-name="P4"><text:span text:style-name="T7"><text:s text:c="3"/></text:span><text:span text:style-name="T7">Integrals of the type 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42" draw:id="id142">
          <svg:title>TexMaths</svg:title>
          <svg:desc>24§display§\int \frac{ 1 }{ a \sin^2 x \pm b }\ dx §svg§600§FALSE§</svg:desc>
          <draw:polygon draw:style-name="gr2" draw:text-style-name="P6" draw:layer="layout" svg:width="6.284cm" svg:height="1.791cm" svg:x="1.616cm" svg:y="4.343cm" svg:viewBox="0 0 6285 1792" draw:points="3143,1792 0,1792 0,0 6285,0 6285,1792">
            <text:p/>
          </draw:polygon>
          <draw:path draw:style-name="gr3" draw:text-style-name="P7" draw:layer="layout" svg:width="0.75cm" svg:height="1.876cm" svg:x="1.622cm" svg:y="4.301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4.531cm" svg:y="4.316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4.018cm" svg:height="0.036cm" svg:x="2.659cm" svg:y="5.221cm" svg:viewBox="0 0 4019 37" draw:points="2009,37 0,37 0,0 4019,0 4019,37">
            <text:p/>
          </draw:polygon>
          <draw:path draw:style-name="gr3" draw:text-style-name="P7" draw:layer="layout" svg:width="0.387cm" svg:height="0.383cm" svg:x="2.693cm" svg:y="5.719cm" svg:viewBox="0 0 388 384" svg:d="M282 54c-15-31-40-54-78-54-98 0-204 125-204 248 0 81 46 136 113 136 18 0 60-4 110-63 7 34 36 63 77 63 30 0 49-19 63-46 13-31 25-82 25-84 0-8-8-8-10-8-9 0-9 2-11 15-16 54-31 104-66 104-23 0-24-21-24-38 0-20 1-25 11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277cm" svg:height="0.389cm" svg:x="3.273cm" svg:y="5.71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3.605cm" svg:y="5.52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3.84cm" svg:y="5.71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2cm" svg:height="0.393cm" svg:x="4.318cm" svg:y="5.346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4.825cm" svg:y="5.719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2 0-46-27-46-56 0-19 6-36 15-75z">
            <text:p/>
          </draw:path>
          <draw:path draw:style-name="gr3" draw:text-style-name="P7" draw:layer="layout" svg:width="0.564cm" svg:height="0.564cm" svg:x="5.516cm" svg:y="5.531cm" svg:viewBox="0 0 565 565" svg:d="M300 300h236c13 0 29 0 29-18 0-17-16-17-29-17h-236v-234c0-14 0-31-18-31-17 0-17 15-17 29v236h-236c-14 0-29 0-29 17 0 18 15 18 29 18h236v230h-236c-14 0-29 0-29 18 0 17 15 17 29 17h507c13 0 29 0 29-17 0-18-16-18-29-18h-236z">
            <text:p/>
          </draw:path>
          <draw:path draw:style-name="gr3" draw:text-style-name="P7" draw:layer="layout" svg:width="0.312cm" svg:height="0.596cm" svg:x="6.353cm" svg:y="5.508cm" svg:viewBox="0 0 313 597" svg:d="M163 10c0-2 0-10-11-10-20 0-81 8-104 8-6 2-15 2-15 17 0 12 7 12 19 12 42 0 44 5 44 13 0 6-8 35-13 52l-70 276c-9 43-13 56-13 87 0 79 44 132 108 132 99 0 205-126 205-247 0-79-46-137-113-137-39 0-75 25-100 52zM83 329c5-18 5-20 13-29 42-56 79-68 102-68 31 0 54 25 54 79 0 50-29 148-45 181-27 56-67 86-99 86-29 0-56-23-56-84 0-18 0-33 13-87z">
            <text:p/>
          </draw:path>
          <draw:path draw:style-name="gr3" draw:text-style-name="P7" draw:layer="layout" svg:width="0.402cm" svg:height="0.596cm" svg:x="7.092cm" svg:y="4.864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7.523cm" svg:y="5.077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2 0-46-27-46-56 0-19 6-36 15-75z">
            <text:p/>
          </draw:path>
        </draw:g>
        <draw:g xml:id="id147" draw:id="id147">
          <svg:title>TexMaths</svg:title>
          <svg:desc>26§display§\text {Method : }§svg§600§FALSE§</svg:desc>
          <draw:polygon draw:style-name="gr2" draw:text-style-name="P6" draw:layer="layout" svg:width="3.487cm" svg:height="0.554cm" svg:x="1.527cm" svg:y="6.746cm" svg:viewBox="0 0 3488 555" draw:points="1743,555 0,555 0,0 3488,0 3488,555">
            <text:p/>
          </draw:polygon>
          <draw:path draw:style-name="gr3" draw:text-style-name="P7" draw:layer="layout" svg:width="0.771cm" svg:height="0.625cm" svg:x="1.515cm" svg:y="6.71cm" svg:viewBox="0 0 772 626" svg:d="M187 21c-8-21-10-21-33-21h-154v29h23c69 0 71 11 71 42v459c0 25 0 67-94 67v29c31 0 77-2 108-2 29 0 75 2 106 2v-29c-93 0-93-42-93-67v-495l220 570c6 13 10 21 19 21 10 0 12-6 16-16l225-581h2v526c0 34-2 42-73 42h-23v29c36-2 98-2 134-2 35 0 97 0 131 2v-29h-23c-71 0-71-8-71-42v-484c0-31 0-42 71-42h23v-29h-156c-23 0-23 0-30 17l-201 518z">
            <text:p/>
          </draw:path>
          <draw:path draw:style-name="gr3" draw:text-style-name="P7" draw:layer="layout" svg:width="0.355cm" svg:height="0.421cm" svg:x="2.345cm" svg:y="6.925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288cm" svg:height="0.573cm" svg:x="2.742cm" svg:y="6.773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61cm" svg:height="0.636cm" svg:x="3.11cm" svg:y="6.7cm" svg:viewBox="0 0 462 637" svg:d="M71 566c0 41-9 41-71 41v30c31-2 79-2 104-2 23 0 71 0 102 2v-30c-60 0-71 0-71-41v-169c0-95 65-145 123-145s69 50 69 102v212c0 41-11 41-71 41v30c31-2 79-2 104-2 23 0 71 0 102 2v-30c-48 0-71 0-71-27v-174c0-79 0-109-29-142-13-14-44-33-96-33-79 0-118 56-133 89v-320l-133 10v30c64 0 71 6 71 49z">
            <text:p/>
          </draw:path>
          <draw:path draw:style-name="gr3" draw:text-style-name="P7" draw:layer="layout" svg:width="0.407cm" svg:height="0.421cm" svg:x="3.613cm" svg:y="6.925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52cm" svg:height="0.646cm" svg:x="4.102cm" svg:y="6.7cm" svg:viewBox="0 0 453 647" svg:d="M318 587v60l135-10v-30c-64 0-72-6-72-49v-558l-131 10v30c62 0 70 6 70 49v198c-27-31-66-56-116-56-108 0-204 89-204 208 0 116 89 208 195 208 59 0 100-31 123-60zM318 341v187c0 17 0 19-10 34-27 43-69 64-108 64-42 0-75-23-98-58-23-38-25-90-25-127 0-35 0-89 27-131 21-29 54-58 104-58 33 0 71 12 100 54 10 16 10 19 10 35z">
            <text:p/>
          </draw:path>
          <draw:path draw:style-name="gr3" draw:text-style-name="P7" draw:layer="layout" svg:width="0.099cm" svg:height="0.394cm" svg:x="4.961cm" svg:y="6.941cm" svg:viewBox="0 0 100 395" svg:d="M100 48c0-25-23-48-50-48s-50 23-50 48c0 27 23 50 50 50s50-23 50-50zM100 347c0-27-23-47-50-47s-50 20-50 47 23 48 50 48 50-21 50-48z">
            <text:p/>
          </draw:path>
        </draw:g>
        <draw:g xml:id="id148" draw:id="id148">
          <svg:title>TexMaths</svg:title>
          <svg:desc>22§display§\text {(1) : Divide Numerator and Denominator by }\cos^2 x \text { or } \sin^2 x§svg§600§FALSE§</svg:desc>
          <draw:polygon draw:style-name="gr2" draw:text-style-name="P6" draw:layer="layout" svg:width="20.62cm" svg:height="0.802cm" svg:x="1.417cm" svg:y="7.841cm" svg:viewBox="0 0 20621 803" draw:points="10310,803 0,803 0,0 20621,0 20621,803">
            <text:p/>
          </draw:polygon>
          <draw:path draw:style-name="gr3" draw:text-style-name="P7" draw:layer="layout" svg:width="0.18cm" svg:height="0.773cm" svg:x="1.454cm" svg:y="7.90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1.748cm" svg:y="7.97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.11cm" svg:y="7.90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083cm" svg:height="0.333cm" svg:x="2.691cm" svg:y="8.154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2cm" svg:height="0.529cm" svg:x="3.209cm" svg:y="7.959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3.798cm" svg:y="7.9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79cm" svg:height="0.342cm" svg:x="4.002cm" svg:y="8.154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7" draw:layer="layout" svg:width="0.166cm" svg:height="0.518cm" svg:x="4.421cm" svg:y="7.9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83cm" svg:height="0.546cm" svg:x="4.638cm" svg:y="7.95cm" svg:viewBox="0 0 384 547" svg:d="M269 496v51l115-8v-25c-55 0-62-5-62-42v-472l-111 9v24c53 0 60 6 60 43v167c-23-27-56-48-99-48-91 0-172 76-172 176 0 99 76 176 165 176 50 0 85-26 104-51zM269 289v158c0 14 0 16-9 28-22 37-58 55-91 55-35 0-63-20-83-50-19-31-21-75-21-107 0-30 0-76 23-111 18-24 46-49 88-49 28 0 60 11 84 46 9 14 9 16 9 30z">
            <text:p/>
          </draw:path>
          <draw:path draw:style-name="gr3" draw:text-style-name="P7" draw:layer="layout" svg:width="0.3cm" svg:height="0.356cm" svg:x="5.062cm" svg:y="8.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529cm" svg:height="0.529cm" svg:x="5.667cm" svg:y="7.959cm" svg:viewBox="0 0 530 530" svg:d="M155 11c-7-11-9-11-23-11h-132v25h23c10 0 26 0 39 1 17 2 17 2 17 18v405c0 21 0 56-79 56v25c26 0 65-2 92-2 24 0 63 2 89 2v-25c-79 0-79-35-79-56v-403c4 3 4 3 7 9l317 464c7 11 7 11 12 11 13 0 13-6 13-20v-429c0-21 0-56 79-56v-25c-27 0-65 2-92 2-24 0-63-2-90-2v25c80 0 80 35 80 56v333z">
            <text:p/>
          </draw:path>
          <draw:path draw:style-name="gr3" draw:text-style-name="P7" draw:layer="layout" svg:width="0.39cm" svg:height="0.351cm" svg:x="6.246cm" svg:y="8.145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604cm" svg:height="0.342cm" svg:x="6.676cm" svg:y="8.145cm" svg:viewBox="0 0 605 343" svg:d="M60 76v209c0 34-9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7.316cm" svg:y="8.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7.661cm" svg:y="8.14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7.975cm" svg:y="8.1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8.342cm" svg:y="8.01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8.65cm" svg:y="8.1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9.038cm" svg:y="8.14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9.61cm" svg:y="8.1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988cm" svg:y="8.14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0.419cm" svg:y="7.95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7" draw:layer="layout" svg:width="0.52cm" svg:height="0.529cm" svg:x="11.107cm" svg:y="7.959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3cm" svg:height="0.356cm" svg:x="11.692cm" svg:y="8.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2.038cm" svg:y="8.14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12.466cm" svg:y="8.1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604cm" svg:height="0.342cm" svg:x="12.855cm" svg:y="8.145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13.501cm" svg:y="7.9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714cm" svg:y="8.14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14.152cm" svg:y="8.14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242cm" svg:height="0.485cm" svg:x="14.52cm" svg:y="8.01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4.828cm" svg:y="8.1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5.215cm" svg:y="8.14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83cm" svg:height="0.546cm" svg:x="15.775cm" svg:y="7.95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7" draw:layer="layout" svg:width="0.379cm" svg:height="0.492cm" svg:x="16.176cm" svg:y="8.154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295cm" svg:height="0.356cm" svg:x="16.982cm" svg:y="8.1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7.322cm" svg:y="8.1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7.712cm" svg:y="8.1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8.026cm" svg:y="7.8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8.488cm" svg:y="8.1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344cm" svg:height="0.356cm" svg:x="19.189cm" svg:y="8.1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9.574cm" svg:y="8.14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20.268cm" svg:y="8.1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0.572cm" svg:y="7.9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0.787cm" svg:y="8.14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21.225cm" svg:y="7.80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1.69cm" svg:y="8.1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44" draw:id="id144">
          <svg:title>TexMaths</svg:title>
          <svg:desc>24§display§\int \frac{ 1 }{ a \cos^2 x \pm b }\ dx §svg§600§FALSE§</svg:desc>
          <draw:polygon draw:style-name="gr2" draw:text-style-name="P6" draw:layer="layout" svg:width="6.377cm" svg:height="1.791cm" svg:x="9.415cm" svg:y="4.343cm" svg:viewBox="0 0 6378 1792" draw:points="3189,1792 0,1792 0,0 6378,0 6378,1792">
            <text:p/>
          </draw:polygon>
          <draw:path draw:style-name="gr3" draw:text-style-name="P7" draw:layer="layout" svg:width="0.75cm" svg:height="1.876cm" svg:x="9.421cm" svg:y="4.301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12.377cm" svg:y="4.316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4.111cm" svg:height="0.036cm" svg:x="10.457cm" svg:y="5.221cm" svg:viewBox="0 0 4112 37" draw:points="2056,37 0,37 0,0 4112,0 4112,37">
            <text:p/>
          </draw:polygon>
          <draw:path draw:style-name="gr3" draw:text-style-name="P7" draw:layer="layout" svg:width="0.387cm" svg:height="0.383cm" svg:x="10.492cm" svg:y="5.655cm" svg:viewBox="0 0 388 384" svg:d="M282 54c-15-31-40-54-78-54-98 0-204 125-204 248 0 81 46 136 113 136 18 0 60-4 110-63 7 34 36 63 76 63 31 0 50-19 64-46 13-31 25-82 25-84 0-8-8-8-10-8-9 0-9 2-11 15-16 54-31 104-66 104-23 0-25-21-25-38 0-20 2-25 12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322cm" svg:height="0.389cm" svg:x="11.074cm" svg:y="5.652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1.442cm" svg:y="5.652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1.869cm" svg:y="5.652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2cm" svg:height="0.393cm" svg:x="12.21cm" svg:y="5.392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12.717cm" svg:y="5.655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563cm" svg:height="0.564cm" svg:x="13.408cm" svg:y="5.467cm" svg:viewBox="0 0 564 565" svg:d="M299 300h237c13 0 28 0 28-18 0-17-15-17-28-17h-237v-234c0-14 0-31-17-31s-17 15-17 29v236h-236c-14 0-29 0-29 17 0 18 15 18 29 18h236v230h-236c-14 0-29 0-29 18 0 17 15 17 29 17h507c13 0 28 0 28-17 0-18-15-18-28-18h-237z">
            <text:p/>
          </draw:path>
          <draw:path draw:style-name="gr3" draw:text-style-name="P7" draw:layer="layout" svg:width="0.312cm" svg:height="0.596cm" svg:x="14.245cm" svg:y="5.442cm" svg:viewBox="0 0 313 597" svg:d="M163 10c0-2 0-10-11-10-20 0-81 8-104 8-6 2-15 2-15 17 0 12 7 12 19 12 42 0 44 5 44 13 0 6-8 35-13 52l-70 276c-9 43-13 56-13 87 0 79 44 132 108 132 99 0 205-126 205-247 0-79-46-137-113-137-39 0-75 25-100 52zM83 329c5-18 5-20 13-29 42-56 79-68 102-68 30 0 54 25 54 79 0 50-29 148-45 181-27 56-67 86-99 86-29 0-56-23-56-84 0-18 0-33 13-87z">
            <text:p/>
          </draw:path>
          <draw:path draw:style-name="gr3" draw:text-style-name="P7" draw:layer="layout" svg:width="0.402cm" svg:height="0.596cm" svg:x="14.985cm" svg:y="4.864cm" svg:viewBox="0 0 403 597" svg:d="M403 10c0-2 0-10-11-10-12 0-93 8-108 10-6 0-11 3-11 15s7 12 21 12c40 0 42 5 42 13l-4 17-50 200c-15-31-40-54-78-54-98 0-204 125-204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5.413cm" svg:y="5.0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</draw:g>
        <draw:g xml:id="id146" draw:id="id146">
          <svg:title>TexMaths</svg:title>
          <svg:desc>24§display§\int \frac{ 1 }{ a \sin^2 x\pm b \cos^2 x \pm c }\ dx §svg§600§FALSE§</svg:desc>
          <draw:polygon draw:style-name="gr2" draw:text-style-name="P6" draw:layer="layout" svg:width="9.951cm" svg:height="1.791cm" svg:x="17.216cm" svg:y="4.343cm" svg:viewBox="0 0 9952 1792" draw:points="4977,1792 0,1792 0,0 9952,0 9952,1792">
            <text:p/>
          </draw:polygon>
          <draw:path draw:style-name="gr3" draw:text-style-name="P7" draw:layer="layout" svg:width="0.75cm" svg:height="1.876cm" svg:x="17.222cm" svg:y="4.301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21.964cm" svg:y="4.316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7" draw:layer="layout" svg:width="7.685cm" svg:height="0.036cm" svg:x="18.259cm" svg:y="5.221cm" svg:viewBox="0 0 7686 37" draw:points="3842,37 0,37 0,0 7686,0 7686,37">
            <text:p/>
          </draw:polygon>
          <draw:path draw:style-name="gr3" draw:text-style-name="P7" draw:layer="layout" svg:width="0.387cm" svg:height="0.383cm" svg:x="18.293cm" svg:y="5.719cm" svg:viewBox="0 0 388 384" svg:d="M282 54c-15-31-40-54-78-54-98 0-204 125-204 248 0 81 46 136 113 136 18 0 60-4 110-63 7 34 36 63 77 63 30 0 49-19 63-46 13-31 25-82 25-84 0-8-8-8-10-8-9 0-9 2-11 15-16 54-31 104-66 104-23 0-25-21-25-38 0-20 2-25 12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277cm" svg:height="0.389cm" svg:x="18.873cm" svg:y="5.71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9.205cm" svg:y="5.52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9.439cm" svg:y="5.71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2cm" svg:height="0.393cm" svg:x="19.918cm" svg:y="5.346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20.424cm" svg:y="5.719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4cm" svg:height="0.564cm" svg:x="21.116cm" svg:y="5.531cm" svg:viewBox="0 0 565 565" svg:d="M300 300h236c13 0 29 0 29-18 0-17-16-17-29-17h-236v-234c0-14 0-31-18-31-17 0-17 15-17 29v236h-236c-14 0-29 0-29 17 0 18 15 18 29 18h236v230h-236c-14 0-29 0-29 18 0 17 15 17 29 17h507c13 0 29 0 29-17 0-18-16-18-29-18h-236z">
            <text:p/>
          </draw:path>
          <draw:path draw:style-name="gr3" draw:text-style-name="P7" draw:layer="layout" svg:width="0.312cm" svg:height="0.596cm" svg:x="21.953cm" svg:y="5.508cm" svg:viewBox="0 0 313 597" svg:d="M163 10c0-2 0-10-11-10-20 0-81 8-104 8-6 2-15 2-15 17 0 12 7 12 19 12 42 0 44 5 44 13 0 6-8 35-13 52l-70 276c-9 43-13 56-13 87 0 79 44 132 108 132 99 0 205-126 205-247 0-79-46-137-113-137-39 0-75 25-100 52zM83 329c5-18 5-20 13-29 42-56 79-68 102-68 30 0 54 25 54 79 0 50-29 148-45 181-27 56-67 86-99 86-29 0-56-23-56-84 0-18 0-33 13-87z">
            <text:p/>
          </draw:path>
          <draw:path draw:style-name="gr3" draw:text-style-name="P7" draw:layer="layout" svg:width="0.322cm" svg:height="0.389cm" svg:x="22.444cm" svg:y="5.715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22.815cm" svg:y="5.715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23.241cm" svg:y="5.71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2cm" svg:height="0.393cm" svg:x="23.583cm" svg:y="5.458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24.088cm" svg:y="5.719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4cm" svg:height="0.564cm" svg:x="24.781cm" svg:y="5.531cm" svg:viewBox="0 0 565 565" svg:d="M300 300h236c13 0 29 0 29-18 0-17-16-17-29-17h-236v-234c0-14 0-31-18-31-17 0-17 15-17 29v236h-236c-14 0-29 0-29 17 0 18 15 18 29 18h236v230h-236c-14 0-29 0-29 18 0 17 15 17 29 17h507c13 0 29 0 29-17 0-18-16-18-29-18h-236z">
            <text:p/>
          </draw:path>
          <draw:path draw:style-name="gr3" draw:text-style-name="P7" draw:layer="layout" svg:width="0.329cm" svg:height="0.383cm" svg:x="25.612cm" svg:y="5.719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  <draw:path draw:style-name="gr3" draw:text-style-name="P7" draw:layer="layout" svg:width="0.402cm" svg:height="0.596cm" svg:x="26.359cm" svg:y="4.864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421cm" svg:height="0.383cm" svg:x="26.788cm" svg:y="5.077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draw:g xml:id="id145" draw:id="id145">
          <svg:title>TexMaths</svg:title>
          <svg:desc>26§display§\text {or}§svg§600§FALSE§</svg:desc>
          <draw:polygon draw:style-name="gr2" draw:text-style-name="P6" draw:layer="layout" svg:width="0.697cm" svg:height="0.329cm" svg:x="16.238cm" svg:y="5.148cm" svg:viewBox="0 0 698 330" draw:points="349,330 0,330 0,0 698,0 698,330">
            <text:p/>
          </draw:polygon>
          <draw:path draw:style-name="gr3" draw:text-style-name="P7" draw:layer="layout" svg:width="0.406cm" svg:height="0.42cm" svg:x="16.217cm" svg:y="5.102cm" svg:viewBox="0 0 407 421" svg:d="M407 214c0-117-93-214-203-214-115 0-204 100-204 214 0 118 96 207 204 207 110 0 203-91 203-207zM204 398c-40 0-79-21-104-62-23-39-23-95-23-129 0-35 0-85 21-126 25-42 68-60 106-60 39 0 79 18 102 58 24 39 24 93 24 128 0 34 0 83-20 123-19 41-61 68-106 68z">
            <text:p/>
          </draw:path>
          <draw:path draw:style-name="gr3" draw:text-style-name="P7" draw:layer="layout" svg:width="0.309cm" svg:height="0.403cm" svg:x="16.674cm" svg:y="5.108cm" svg:viewBox="0 0 310 404" svg:d="M127 102v-102l-127 10v29c64 0 71 7 71 50v247c0 39-9 39-71 39v29c35 0 79-2 104-2 37 0 81 0 118 2v-29h-20c-67 0-69-8-69-41v-141c0-91 37-172 108-172 6 0 8 0 11 0-5 2-21 12-21 35 0 27 18 39 39 39 17 0 40-10 40-39s-29-56-69-56c-66 0-100 62-114 102z">
            <text:p/>
          </draw:path>
        </draw:g>
        <draw:g xml:id="id143" draw:id="id143">
          <svg:title>TexMaths</svg:title>
          <svg:desc>26§display§\text {or}§svg§600§FALSE§</svg:desc>
          <draw:polygon draw:style-name="gr2" draw:text-style-name="P6" draw:layer="layout" svg:width="0.697cm" svg:height="0.329cm" svg:x="8.439cm" svg:y="5.149cm" svg:viewBox="0 0 698 330" draw:points="349,330 0,330 0,0 698,0 698,330">
            <text:p/>
          </draw:polygon>
          <draw:path draw:style-name="gr3" draw:text-style-name="P7" draw:layer="layout" svg:width="0.406cm" svg:height="0.42cm" svg:x="8.418cm" svg:y="5.103cm" svg:viewBox="0 0 407 421" svg:d="M407 214c0-117-93-214-203-214-115 0-204 100-204 214 0 118 96 207 204 207 110 0 203-91 203-207zM204 398c-40 0-79-21-104-62-23-39-23-95-23-129 0-35 0-85 21-126 25-42 68-60 106-60 39 0 79 18 102 58 24 39 24 93 24 128 0 34 0 83-20 123-19 41-61 68-106 68z">
            <text:p/>
          </draw:path>
          <draw:path draw:style-name="gr3" draw:text-style-name="P7" draw:layer="layout" svg:width="0.309cm" svg:height="0.403cm" svg:x="8.875cm" svg:y="5.109cm" svg:viewBox="0 0 310 404" svg:d="M127 102v-102l-127 10v29c64 0 71 7 71 50v247c0 39-9 39-71 39v29c35 0 79-2 104-2 37 0 81 0 118 2v-29h-20c-67 0-69-8-69-41v-141c0-91 37-172 108-172 6 0 8 0 11 0-5 2-21 12-21 35 0 27 18 39 39 39 17 0 40-10 40-39s-29-56-69-56c-66 0-100 62-114 102z">
            <text:p/>
          </draw:path>
        </draw:g>
        <draw:g xml:id="id149" draw:id="id149">
          <svg:title>TexMaths</svg:title>
          <svg:desc>22§display§\text {(2) : Replace }\sec^2 x \text { by } 1 + \tan^2 x,  \text { or cosec}^2 x \text { by } 1 + \cot^2 x \text { in Denominator}§svg§600§FALSE§</svg:desc>
          <draw:polygon draw:style-name="gr2" draw:text-style-name="P6" draw:layer="layout" svg:width="25.579cm" svg:height="0.795cm" svg:x="1.42cm" svg:y="9.042cm" svg:viewBox="0 0 25580 796" draw:points="12790,796 0,796 0,0 25580,0 25580,796">
            <text:p/>
          </draw:polygon>
          <draw:path draw:style-name="gr3" draw:text-style-name="P7" draw:layer="layout" svg:width="0.18cm" svg:height="0.773cm" svg:x="1.457cm" svg:y="9.10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.721cm" svg:y="9.1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2.113cm" svg:y="9.10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083cm" svg:height="0.333cm" svg:x="2.694cm" svg:y="9.348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39cm" svg:height="0.546cm" svg:x="3.212cm" svg:y="9.154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8-12-9 0-9 7-11 12-4 55-32 69-51 69-39 0-44-39-55-111l-10-63c-14-50-51-74-95-90z">
            <text:p/>
          </draw:path>
          <draw:path draw:style-name="gr3" draw:text-style-name="P7" draw:layer="layout" svg:width="0.3cm" svg:height="0.356cm" svg:x="3.777cm" svg:y="9.33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4.12cm" svg:y="9.339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173cm" svg:height="0.538cm" svg:x="4.553cm" svg:y="9.14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9cm" svg:height="0.356cm" svg:x="4.775cm" svg:y="9.33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95cm" svg:height="0.356cm" svg:x="5.155cm" svg:y="9.336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5.494cm" svg:y="9.33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6.228cm" svg:y="9.33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6.529cm" svg:y="9.33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6.878cm" svg:y="9.33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7.23cm" svg:y="9.0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7.695cm" svg:y="9.3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3cm" svg:height="0.546cm" svg:x="8.393cm" svg:y="9.146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7" draw:layer="layout" svg:width="0.379cm" svg:height="0.492cm" svg:x="8.795cm" svg:y="9.348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7" draw:layer="layout" svg:width="0.256cm" svg:height="0.516cm" svg:x="9.514cm" svg:y="9.1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046cm" svg:y="9.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2cm" svg:height="0.485cm" svg:x="10.79cm" svg:y="9.20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109cm" svg:y="9.33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489cm" svg:y="9.33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1.927cm" svg:y="9.0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392cm" svg:y="9.3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091cm" svg:height="0.231cm" svg:x="12.878cm" svg:y="9.6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344cm" svg:height="0.356cm" svg:x="13.434cm" svg:y="9.33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3.821cm" svg:y="9.339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95cm" svg:height="0.356cm" svg:x="14.386cm" svg:y="9.336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4.724cm" svg:y="9.33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5.115cm" svg:y="9.33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5.416cm" svg:y="9.33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5.764cm" svg:y="9.33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6.116cm" svg:y="9.0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6.451cm" svg:y="9.3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83cm" svg:height="0.546cm" svg:x="17.151cm" svg:y="9.146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7" draw:layer="layout" svg:width="0.379cm" svg:height="0.492cm" svg:x="17.552cm" svg:y="9.348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7" draw:layer="layout" svg:width="0.256cm" svg:height="0.516cm" svg:x="18.272cm" svg:y="9.1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8.804cm" svg:y="9.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19.561cm" svg:y="9.33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9.9cm" svg:y="9.33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2cm" svg:height="0.485cm" svg:x="20.279cm" svg:y="9.20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4cm" svg:height="0.36cm" svg:x="20.599cm" svg:y="9.0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1.064cm" svg:y="9.3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66cm" svg:height="0.518cm" svg:x="21.766cm" svg:y="9.16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1.981cm" svg:y="9.33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52cm" svg:height="0.529cm" svg:x="22.671cm" svg:y="9.154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3cm" svg:height="0.356cm" svg:x="23.255cm" svg:y="9.33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23.602cm" svg:y="9.33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24.028cm" svg:y="9.33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604cm" svg:height="0.342cm" svg:x="24.418cm" svg:y="9.339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25.062cm" svg:y="9.16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5.277cm" svg:y="9.33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25.714cm" svg:y="9.33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26.083cm" svg:y="9.20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26.391cm" svg:y="9.33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26.777cm" svg:y="9.33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</draw:g>
        <draw:g xml:id="id150" draw:id="id150">
          <svg:title>TexMaths</svg:title>
          <svg:desc>22§display§\text {(3) : The denominator will be converted in terms of  } \tan^2x \text { or } \cot^2 x.§svg§600§FALSE§</svg:desc>
          <draw:polygon draw:style-name="gr2" draw:text-style-name="P6" draw:layer="layout" svg:width="23.377cm" svg:height="0.795cm" svg:x="1.422cm" svg:y="10.24cm" svg:viewBox="0 0 23378 796" draw:points="11688,796 0,796 0,0 23378,0 23378,796">
            <text:p/>
          </draw:polygon>
          <draw:path draw:style-name="gr3" draw:text-style-name="P7" draw:layer="layout" svg:width="0.18cm" svg:height="0.773cm" svg:x="1.459cm" svg:y="10.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.716cm" svg:y="10.365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2.115cm" svg:y="10.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083cm" svg:height="0.333cm" svg:x="2.696cm" svg:y="10.546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02cm" svg:height="0.524cm" svg:x="3.215cm" svg:y="10.356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3.77cm" svg:y="10.344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198cm" svg:y="10.5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4.803cm" svg:y="10.344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cm" svg:height="0.356cm" svg:x="5.229cm" svg:y="10.5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5.576cm" svg:y="10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6.002cm" svg:y="10.53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6.391cm" svg:y="10.537cm" svg:viewBox="0 0 605 343" svg:d="M60 76v209c0 34-9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7.036cm" svg:y="10.36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7.249cm" svg:y="10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7.688cm" svg:y="10.53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4cm" svg:height="0.485cm" svg:x="8.055cm" svg:y="10.403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4cm" svg:height="0.356cm" svg:x="8.363cm" svg:y="10.53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8.751cm" svg:y="10.53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531cm" svg:height="0.342cm" svg:x="9.303cm" svg:y="10.546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7" draw:layer="layout" svg:width="0.166cm" svg:height="0.518cm" svg:x="9.874cm" svg:y="10.36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73cm" svg:height="0.538cm" svg:x="10.088cm" svg:y="10.34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73cm" svg:height="0.538cm" svg:x="10.303cm" svg:y="10.34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83cm" svg:height="0.546cm" svg:x="10.771cm" svg:y="10.344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7" draw:layer="layout" svg:width="0.3cm" svg:height="0.356cm" svg:x="11.224cm" svg:y="10.5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829cm" svg:y="10.53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2.167cm" svg:y="10.53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2.558cm" svg:y="10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79cm" svg:height="0.342cm" svg:x="12.955cm" svg:y="10.546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6cm" svg:x="13.35cm" svg:y="10.5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3.693cm" svg:y="10.53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42cm" svg:height="0.485cm" svg:x="13.989cm" svg:y="10.40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14.297cm" svg:y="10.5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4.645cm" svg:y="10.344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166cm" svg:height="0.518cm" svg:x="15.331cm" svg:y="10.36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544cm" svg:y="10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6.222cm" svg:y="10.40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16.53cm" svg:y="10.5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6.873cm" svg:y="10.53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17.179cm" svg:y="10.537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254cm" svg:height="0.356cm" svg:x="17.825cm" svg:y="10.53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18.383cm" svg:y="10.53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8.774cm" svg:y="10.335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242cm" svg:height="0.485cm" svg:x="19.386cm" svg:y="10.40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9.705cm" svg:y="10.534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20.083cm" svg:y="10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20.522cm" svg:y="10.2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0.986cm" svg:y="10.5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44cm" svg:height="0.356cm" svg:x="21.685cm" svg:y="10.53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22.072cm" svg:y="10.53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95cm" svg:height="0.356cm" svg:x="22.766cm" svg:y="10.53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23.105cm" svg:y="10.53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23.486cm" svg:y="10.40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4cm" svg:height="0.36cm" svg:x="23.804cm" svg:y="10.2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4.269cm" svg:y="10.5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083cm" svg:height="0.083cm" svg:x="24.755cm" svg:y="10.798cm" svg:viewBox="0 0 84 84" svg:d="M84 42c0-23-19-42-42-42s-42 19-42 42 19 42 42 42 42-19 42-42z">
            <text:p/>
          </draw:path>
        </draw:g>
        <draw:g xml:id="id151" draw:id="id151">
          <svg:title>TexMaths</svg:title>
          <svg:desc>22§display§ \text { then put } \tan x = t  \text { so that } \sec^2 x \ dx = \ dt§svg§600§FALSE§</svg:desc>
          <draw:polygon draw:style-name="gr2" draw:text-style-name="P6" draw:layer="layout" svg:width="14.199cm" svg:height="0.752cm" svg:x="3.549cm" svg:y="11.244cm" svg:viewBox="0 0 14200 753" draw:points="7100,753 0,753 0,0 14200,0 14200,753">
            <text:p/>
          </draw:polygon>
          <draw:path draw:style-name="gr3" draw:text-style-name="P7" draw:layer="layout" svg:width="0.244cm" svg:height="0.485cm" svg:x="3.524cm" svg:y="11.40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9cm" svg:height="0.538cm" svg:x="3.836cm" svg:y="11.34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261cm" svg:y="11.5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4.608cm" svg:y="11.5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492cm" svg:x="5.293cm" svg:y="11.541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9cm" svg:height="0.351cm" svg:x="5.726cm" svg:y="11.541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242cm" svg:height="0.485cm" svg:x="6.145cm" svg:y="11.40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44cm" svg:height="0.485cm" svg:x="6.833cm" svg:y="11.40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7.151cm" svg:y="11.53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7.53cm" svg:y="11.5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086cm" svg:y="11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8.764cm" svg:y="11.5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9.554cm" svg:y="11.4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54cm" svg:height="0.356cm" svg:x="10.099cm" svg:y="11.53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10.4cm" svg:y="11.53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1.037cm" svg:y="11.40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9cm" svg:height="0.538cm" svg:x="11.347cm" svg:y="11.34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49cm" svg:height="0.356cm" svg:x="11.785cm" svg:y="11.53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2.153cm" svg:y="11.40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54cm" svg:height="0.356cm" svg:x="12.852cm" svg:y="11.53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3.153cm" svg:y="11.5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3.501cm" svg:y="11.53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3.853cm" svg:y="11.20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4.316cm" svg:y="11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6cm" svg:x="15.026cm" svg:y="11.34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5.42cm" svg:y="11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6.097cm" svg:y="11.5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17.159cm" svg:y="11.34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7.548cm" svg:y="11.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</draw:g>
        <draw:g xml:id="id153" draw:id="id153">
          <svg:title>TexMaths</svg:title>
          <svg:desc>22§display§\text {(4) : On simplification the Denominator will get reduced to}§svg§600§FALSE§</svg:desc>
          <draw:polygon draw:style-name="gr2" draw:text-style-name="P6" draw:layer="layout" svg:width="20.089cm" svg:height="0.696cm" svg:x="1.419cm" svg:y="13.143cm" svg:viewBox="0 0 20090 697" draw:points="10045,697 0,697 0,0 20090,0 20090,697">
            <text:p/>
          </draw:polygon>
          <draw:path draw:style-name="gr3" draw:text-style-name="P7" draw:layer="layout" svg:width="0.18cm" svg:height="0.773cm" svg:x="1.456cm" svg:y="13.10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1.702cm" svg:y="13.16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8cm" svg:height="0.773cm" svg:x="2.112cm" svg:y="13.10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83cm" svg:height="0.333cm" svg:x="2.693cm" svg:y="13.35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15cm" svg:height="0.562cm" svg:x="3.228cm" svg:y="13.139cm" svg:viewBox="0 0 516 563" svg:d="M516 283c0-158-116-283-259-283-139 0-257 125-257 283 0 160 120 280 257 280 143 0 259-123 259-280zM259 544c-74 0-180-69-180-271 0-201 115-254 178-254 69 0 179 55 179 254 0 205-107 271-177 271z">
            <text:p/>
          </draw:path>
          <draw:path draw:style-name="gr3" draw:text-style-name="P7" draw:layer="layout" svg:width="0.39cm" svg:height="0.342cm" svg:x="3.811cm" svg:y="13.3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4.499cm" svg:y="13.33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4.804cm" svg:y="13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604cm" svg:height="0.342cm" svg:x="5.018cm" svg:y="13.341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492cm" svg:x="5.659cm" svg:y="13.341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173cm" svg:height="0.537cm" svg:x="6.092cm" svg:y="13.148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66cm" svg:height="0.518cm" svg:x="6.307cm" svg:y="13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88cm" svg:height="0.546cm" svg:x="6.518cm" svg:y="13.139cm" svg:viewBox="0 0 389 547" svg:d="M236 236c35 0 40 10 40 42v209c0 35-8 35-60 35v25c25-2 67-3 87-3 19 0 56 1 86 3v-25c-53 0-62 0-62-35v-285l-96 7c-13 2-15 2-15 2-1 2-3 2-14 2h-91v-88c0-78 67-107 114-107 23 0 51 7 67 24-32 2-37 23-37 37 0 25 21 35 35 35 18 0 36-12 36-35 0-46-43-79-101-79-72 0-163 39-163 125v88h-62v23h62v251c0 35-9 35-62 35v25c26-2 67-3 86-3 20 0 58 1 86 3v-25c-51 0-59 0-59-35v-251z">
            <text:p/>
          </draw:path>
          <draw:path draw:style-name="gr3" draw:text-style-name="P7" draw:layer="layout" svg:width="0.295cm" svg:height="0.356cm" svg:x="6.953cm" svg:y="13.338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9cm" svg:height="0.356cm" svg:x="7.303cm" svg:y="13.33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4cm" svg:height="0.485cm" svg:x="7.671cm" svg:y="13.20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166cm" svg:height="0.518cm" svg:x="7.982cm" svg:y="13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8.194cm" svg:y="13.33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8.583cm" svg:y="13.3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9.26cm" svg:y="13.20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9.572cm" svg:y="13.148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9.998cm" svg:y="13.3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52cm" svg:height="0.528cm" svg:x="10.605cm" svg:y="13.155cm" svg:viewBox="0 0 521 529" svg:d="M0 0v25h19c60 0 60 8 60 35v410c0 28 0 35-60 35h-19v24h283c131 0 238-114 238-260 0-148-104-269-238-269zM185 505c-37 0-39-5-39-30v-420c0-25 2-30 39-30h77c48 0 102 15 141 72 33 45 41 112 41 172 0 86-15 132-43 171-16 21-60 65-139 65z">
            <text:p/>
          </draw:path>
          <draw:path draw:style-name="gr3" draw:text-style-name="P7" draw:layer="layout" svg:width="0.3cm" svg:height="0.356cm" svg:x="11.189cm" svg:y="13.3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1.536cm" svg:y="13.3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11.964cm" svg:y="13.33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12.353cm" svg:y="13.341cm" svg:viewBox="0 0 605 343" svg:d="M60 76v209c0 33-9 33-60 33v25c26 0 67-2 88-2 19 0 60 2 86 2v-25c-51 0-60 0-60-33v-144c0-81 55-123 104-123 50 0 58 42 58 86v181c0 33-8 33-61 33v25c28 0 67-2 88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12.999cm" svg:y="13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212cm" svg:y="13.3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9cm" svg:height="0.356cm" svg:x="13.65cm" svg:y="13.33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14.018cm" svg:y="13.20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4.326cm" svg:y="13.33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4.713cm" svg:y="13.34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531cm" svg:height="0.342cm" svg:x="15.266cm" svg:y="13.35cm" svg:viewBox="0 0 532 343" svg:d="M466 74c15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7" draw:layer="layout" svg:width="0.166cm" svg:height="0.518cm" svg:x="15.836cm" svg:y="13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73cm" svg:height="0.537cm" svg:x="16.051cm" svg:y="13.148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73cm" svg:height="0.537cm" svg:x="16.265cm" svg:y="13.148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55cm" svg:height="0.511cm" svg:x="16.733cm" svg:y="13.33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17.121cm" svg:y="13.3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17.457cm" svg:y="13.20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261cm" svg:height="0.342cm" svg:x="18.022cm" svg:y="13.34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8.325cm" svg:y="13.3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8.673cm" svg:y="13.148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9cm" svg:height="0.351cm" svg:x="19.102cm" svg:y="13.341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295cm" svg:height="0.356cm" svg:x="19.532cm" svg:y="13.338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cm" svg:height="0.356cm" svg:x="19.872cm" svg:y="13.3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20.22cm" svg:y="13.148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242cm" svg:height="0.485cm" svg:x="20.896cm" svg:y="13.20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21.204cm" svg:y="13.33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</draw:g>
        <draw:g xml:id="id154" draw:id="id154">
          <svg:title>TexMaths</svg:title>
          <svg:desc>22§display§\text {either } x^2 + a^2 \text { or } x^2 - a^2 \text { or } a^2 - x^2 \text { form}§svg§600§FALSE§</svg:desc>
          <draw:polygon draw:style-name="gr2" draw:text-style-name="P6" draw:layer="layout" svg:width="13.807cm" svg:height="0.666cm" svg:x="3.441cm" svg:y="14.144cm" svg:viewBox="0 0 13808 667" draw:points="6903,667 0,667 0,0 13808,0 13808,667">
            <text:p/>
          </draw:polygon>
          <draw:path draw:style-name="gr3" draw:text-style-name="P7" draw:layer="layout" svg:width="0.3cm" svg:height="0.356cm" svg:x="3.423cm" svg:y="14.4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66cm" svg:height="0.518cm" svg:x="3.771cm" svg:y="14.2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44cm" svg:height="0.484cm" svg:x="3.976cm" svg:y="14.307cm" svg:viewBox="0 0 245 485" svg:d="M120 167h111v-25h-111v-142h-20c0 63-24 146-100 150v17h67v213c0 97 72 105 100 105 55 0 78-54 78-105v-44h-21v44c0 56-23 86-52 86-52 0-52-70-52-84z">
            <text:p/>
          </draw:path>
          <draw:path draw:style-name="gr3" draw:text-style-name="P7" draw:layer="layout" svg:width="0.39cm" svg:height="0.537cm" svg:x="4.285cm" svg:y="14.247cm" svg:viewBox="0 0 391 538" svg:d="M60 478c0 36-7 36-60 36v24c26-2 67-2 88-2 19 0 60 0 86 2v-24c-51 0-60 0-60-36v-142c0-81 55-123 104-123 50 0 58 42 58 86v179c0 36-8 36-60 36v24c27-2 67-2 88-2 20 0 60 0 87 2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4.713cm" svg:y="14.4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5.056cm" svg:y="14.44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86cm" svg:height="0.351cm" svg:x="5.618cm" svg:y="14.4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6.07cm" svg:y="14.10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6.598cm" svg:y="14.33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55cm" svg:height="0.351cm" svg:x="7.36cm" svg:y="14.441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2z">
            <text:p/>
          </draw:path>
          <draw:path draw:style-name="gr3" draw:text-style-name="P7" draw:layer="layout" svg:width="0.24cm" svg:height="0.36cm" svg:x="7.772cm" svg:y="14.10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344cm" svg:height="0.356cm" svg:x="8.363cm" svg:y="14.43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8.751cm" svg:y="14.44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86cm" svg:height="0.351cm" svg:x="9.312cm" svg:y="14.4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764cm" svg:y="14.10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10.314cm" svg:y="14.575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1.055cm" svg:y="14.441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2z">
            <text:p/>
          </draw:path>
          <draw:path draw:style-name="gr3" draw:text-style-name="P7" draw:layer="layout" svg:width="0.24cm" svg:height="0.36cm" svg:x="11.466cm" svg:y="14.10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344cm" svg:height="0.356cm" svg:x="12.058cm" svg:y="14.43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2.445cm" svg:y="14.441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55cm" svg:height="0.351cm" svg:x="13.015cm" svg:y="14.441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2z">
            <text:p/>
          </draw:path>
          <draw:path draw:style-name="gr3" draw:text-style-name="P7" draw:layer="layout" svg:width="0.24cm" svg:height="0.36cm" svg:x="13.427cm" svg:y="14.10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13.975cm" svg:y="14.57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4.707cm" svg:y="14.4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5.161cm" svg:y="14.10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51cm" svg:height="0.546cm" svg:x="15.756cm" svg:y="14.239cm" svg:viewBox="0 0 252 547" svg:d="M111 213v-90c0-68 37-105 72-105 2 0 14 0 25 5-9 3-23 12-23 32 0 17 12 33 33 33 23 0 34-16 34-33 0-29-28-55-69-55-55 0-121 40-121 123v90h-62v23h62v251c0 35-9 35-62 35v25c32-2 69-4 90-4 31 0 67 0 98 4v-25h-16c-58 0-59-8-59-37v-249h89v-23z">
            <text:p/>
          </draw:path>
          <draw:path draw:style-name="gr3" draw:text-style-name="P7" draw:layer="layout" svg:width="0.344cm" svg:height="0.356cm" svg:x="15.988cm" svg:y="14.43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6.375cm" svg:y="14.44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604cm" svg:height="0.342cm" svg:x="16.682cm" svg:y="14.441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3v-147c0-67 0-92-25-120-11-12-37-28-81-28-65 0-100 46-113 76-10-67-68-76-103-76-57 0-94 33-115 81v-81l-109 9v24c55 0 60 6 60 43z">
            <text:p/>
          </draw:path>
        </draw:g>
        <draw:g xml:id="id152" draw:id="id152">
          <svg:title>TexMaths</svg:title>
          <svg:desc>22§display§ \text { or } \cot x = t  \text { so that } \text {cosec}^2 x \ dx = - dt§svg§600§FALSE§</svg:desc>
          <draw:polygon draw:style-name="gr2" draw:text-style-name="P6" draw:layer="layout" svg:width="12.699cm" svg:height="0.611cm" svg:x="5.844cm" svg:y="12.048cm" svg:viewBox="0 0 12700 612" draw:points="6349,612 0,612 0,0 12700,0 12700,612">
            <text:p/>
          </draw:polygon>
          <draw:path draw:style-name="gr3" draw:text-style-name="P7" draw:layer="layout" svg:width="0.344cm" svg:height="0.357cm" svg:x="5.826cm" svg:y="12.342cm" svg:viewBox="0 0 345 358" svg:d="M345 182c0-99-79-182-173-182-96 0-172 85-172 182 0 100 81 176 172 176 94 0 173-78 173-176zM172 338c-33 0-66-17-88-52-19-34-19-82-19-110 0-30 0-72 18-107 21-36 58-51 89-51 34 0 67 15 87 49 21 33 21 79 21 109 0 28 0 71-18 104-16 36-51 58-90 58z">
            <text:p/>
          </draw:path>
          <draw:path draw:style-name="gr3" draw:text-style-name="P7" draw:layer="layout" svg:width="0.261cm" svg:height="0.343cm" svg:x="6.213cm" svg:y="12.34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295cm" svg:height="0.357cm" svg:x="6.907cm" svg:y="12.342cm" svg:viewBox="0 0 296 358" svg:d="M65 180c0-127 63-161 104-161 7 0 56 0 84 29-31 3-36 26-36 37 0 19 14 35 35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7cm" svg:x="7.246cm" svg:y="12.342cm" svg:viewBox="0 0 345 358" svg:d="M345 182c0-99-79-182-173-182-96 0-172 85-172 182 0 100 81 176 172 176 94 0 173-78 173-176zM172 338c-33 0-66-17-88-52-19-34-19-82-19-110 0-30 0-72 18-107 21-36 58-51 89-51 34 0 67 15 87 49 21 33 21 79 21 109 0 28 0 71-18 104-16 36-51 58-90 58z">
            <text:p/>
          </draw:path>
          <draw:path draw:style-name="gr3" draw:text-style-name="P7" draw:layer="layout" svg:width="0.244cm" svg:height="0.486cm" svg:x="7.627cm" svg:y="12.212cm" svg:viewBox="0 0 245 487" svg:d="M120 167h111v-24h-111v-143h-20c0 63-24 146-100 150v17h67v214c0 97 72 106 100 106 55 0 78-55 78-106v-44h-21v44c0 56-23 86-52 86-52 0-52-70-52-84z">
            <text:p/>
          </draw:path>
          <draw:path draw:style-name="gr3" draw:text-style-name="P7" draw:layer="layout" svg:width="0.386cm" svg:height="0.352cm" svg:x="8.063cm" svg:y="12.346cm" svg:viewBox="0 0 387 353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79-55 83-60 9 30 37 60 83 60 81 0 125-101 125-120 0-7-7-7-9-7-7 0-9 1-11 7-26 84-79 102-104 102-30 0-42-25-42-51 0-18 5-34 14-69z">
            <text:p/>
          </draw:path>
          <draw:path draw:style-name="gr3" draw:text-style-name="P7" draw:layer="layout" svg:width="0.515cm" svg:height="0.182cm" svg:x="8.741cm" svg:y="12.404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38cm" svg:height="0.494cm" svg:x="9.531cm" svg:y="12.205cm" svg:viewBox="0 0 239 495" svg:d="M143 176h74c14 0 22 0 22-16 0-8-8-8-22-8h-67c26-111 31-126 31-131 0-14-10-21-23-21-1 0-24 0-31 28l-30 124h-74c-16 0-23 0-23 14 0 10 7 10 21 10h69c-55 221-58 233-58 247 0 42 30 72 70 72 81 0 125-114 125-120 0-7-7-7-10-7-6 0-8 2-11 11-34 81-76 99-102 99-16 0-23-11-23-36 0-19 0-24 3-37z">
            <text:p/>
          </draw:path>
          <draw:path draw:style-name="gr3" draw:text-style-name="P7" draw:layer="layout" svg:width="0.254cm" svg:height="0.357cm" svg:x="10.077cm" svg:y="12.342cm" svg:viewBox="0 0 255 358" svg:d="M136 197c17 4 81 16 81 73 0 38-27 70-89 70-65 0-93-44-107-111-2-9-3-12-10-12-11 0-11 5-11 19v102c0 15 0 20 9 20 3 0 5-2 19-16 2-2 2-4 16-18 33 32 69 34 84 34 90 0 127-53 127-109 0-41-24-64-33-74-27-25-57-30-88-38-44-8-97-17-97-63 0-28 21-60 88-60 84 0 90 71 92 95 0 7 7 7 8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44cm" svg:height="0.357cm" svg:x="10.378cm" svg:y="12.342cm" svg:viewBox="0 0 345 358" svg:d="M345 182c0-99-79-182-173-182-96 0-172 85-172 182 0 100 81 176 172 176 94 0 173-78 173-176zM172 338c-33 0-66-17-88-52-19-34-19-82-19-110 0-30 0-72 18-107 21-36 58-51 89-51 34 0 67 15 89 49 19 33 19 79 19 109 0 28 0 71-18 104-16 36-51 58-90 58z">
            <text:p/>
          </draw:path>
          <draw:path draw:style-name="gr3" draw:text-style-name="P7" draw:layer="layout" svg:width="0.242cm" svg:height="0.486cm" svg:x="11.015cm" svg:y="12.212cm" svg:viewBox="0 0 243 487" svg:d="M120 167h111v-24h-111v-143h-20c0 63-24 146-100 150v17h67v214c0 97 72 106 100 106 55 0 76-55 76-106v-44h-19v44c0 56-23 86-52 86-52 0-52-70-52-84z">
            <text:p/>
          </draw:path>
          <draw:path draw:style-name="gr3" draw:text-style-name="P7" draw:layer="layout" svg:width="0.39cm" svg:height="0.538cm" svg:x="11.327cm" svg:y="12.152cm" svg:viewBox="0 0 391 539" svg:d="M60 479c0 36-7 36-60 36v24c26-1 67-1 88-1 19 0 60 0 86 1v-24c-51 0-60 0-60-36v-142c0-81 55-124 104-124 50 0 58 43 58 87v179c0 36-8 36-59 36v24c26-1 66-1 88-1 19 0 59 0 86 1v-24c-41 0-60 0-60-23v-148c0-67 0-92-25-120-10-12-37-28-81-28-67 0-100 47-112 75v-271l-113 9v24c55 0 60 6 60 43z">
            <text:p/>
          </draw:path>
          <draw:path draw:style-name="gr3" draw:text-style-name="P7" draw:layer="layout" svg:width="0.349cm" svg:height="0.357cm" svg:x="11.763cm" svg:y="12.342cm" svg:viewBox="0 0 350 358" svg:d="M225 289c4 32 25 64 62 64 16 0 63-11 63-74v-43h-19v43c0 45-19 51-28 51-25 0-28-36-28-39v-157c0-32 0-62-29-92s-68-42-107-42c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4cm" svg:height="0.486cm" svg:x="12.133cm" svg:y="12.212cm" svg:viewBox="0 0 245 487" svg:d="M120 167h111v-24h-111v-143h-20c0 63-24 146-100 150v17h67v214c0 97 72 106 100 106 55 0 78-55 78-106v-44h-21v44c0 56-23 86-52 86-52 0-52-70-52-84z">
            <text:p/>
          </draw:path>
          <draw:path draw:style-name="gr3" draw:text-style-name="P7" draw:layer="layout" svg:width="0.295cm" svg:height="0.357cm" svg:x="12.703cm" svg:y="12.342cm" svg:viewBox="0 0 296 358" svg:d="M65 180c0-127 63-161 104-161 7 0 56 0 84 29-33 3-36 26-36 37 0 19 14 35 35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7cm" svg:x="13.041cm" svg:y="12.342cm" svg:viewBox="0 0 345 358" svg:d="M345 182c0-99-79-182-173-182-96 0-172 85-172 182 0 100 81 176 172 176 94 0 173-78 173-176zM172 338c-33 0-66-17-88-52-19-34-19-82-19-110 0-30 0-72 18-107 21-36 58-51 89-51 34 0 67 15 89 49 19 33 19 79 19 109 0 28 0 71-18 104-16 36-51 58-90 58z">
            <text:p/>
          </draw:path>
          <draw:path draw:style-name="gr3" draw:text-style-name="P7" draw:layer="layout" svg:width="0.254cm" svg:height="0.357cm" svg:x="13.432cm" svg:y="12.342cm" svg:viewBox="0 0 255 358" svg:d="M136 197c17 4 81 16 81 73 0 38-27 70-89 70-65 0-93-44-107-111-2-9-3-12-10-12-11 0-11 5-11 19v102c0 15 0 20 9 20 3 0 5-2 19-16 2-2 2-4 16-18 33 32 69 34 84 34 90 0 127-53 127-109 0-41-24-64-33-74-27-25-57-30-88-38-44-8-97-17-97-63 0-28 21-60 88-60 84 0 90 71 92 95 0 7 7 7 8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cm" svg:height="0.357cm" svg:x="13.733cm" svg:y="12.342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295cm" svg:height="0.357cm" svg:x="14.081cm" svg:y="12.342cm" svg:viewBox="0 0 296 358" svg:d="M65 180c0-127 63-161 104-161 7 0 56 0 84 29-33 3-36 26-36 37 0 19 14 35 35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24cm" svg:height="0.36cm" svg:x="14.433cm" svg:y="12.009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  <draw:path draw:style-name="gr3" draw:text-style-name="P7" draw:layer="layout" svg:width="0.386cm" svg:height="0.352cm" svg:x="14.768cm" svg:y="12.346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4 52 51 0 79-55 81-60 9 30 37 60 84 60 80 0 124-101 124-120 0-7-7-7-9-7-7 0-9 1-11 7-24 84-79 102-104 102-30 0-42-25-42-51 0-18 5-34 14-69z">
            <text:p/>
          </draw:path>
          <draw:path draw:style-name="gr3" draw:text-style-name="P7" draw:layer="layout" svg:width="0.369cm" svg:height="0.547cm" svg:x="15.477cm" svg:y="12.152cm" svg:viewBox="0 0 370 548" svg:d="M370 9c0-2 0-9-11-9-10 0-84 7-98 9-6 0-11 3-11 14 0 10 7 10 19 10 37 0 39 6 39 13l-3 16-46 183c-14-28-37-49-72-49-90 0-187 114-187 227 0 74 42 125 104 125 16 0 54-3 100-58 7 32 34 58 71 58 28 0 45-17 58-44 12-26 23-74 23-76 0-8-7-8-9-8-9 0-9 3-11 14-14 51-28 97-60 97-21 0-23-20-23-36 0-19 2-24 6-37zM208 446c-4 14-4 16-16 30-34 42-65 55-86 55-41 0-51-43-51-73 0-38 24-135 44-171 22-46 58-74 89-74 50 0 62 64 62 69 0 4-2 9-4 12z">
            <text:p/>
          </draw:path>
          <draw:path draw:style-name="gr3" draw:text-style-name="P7" draw:layer="layout" svg:width="0.386cm" svg:height="0.352cm" svg:x="15.87cm" svg:y="12.346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4 52 51 0 79-55 81-60 9 30 37 60 84 60 80 0 124-101 124-120 0-7-7-7-9-7-7 0-9 1-11 7-24 84-77 102-104 102-30 0-42-25-42-51 0-18 5-34 14-69z">
            <text:p/>
          </draw:path>
          <draw:path draw:style-name="gr3" draw:text-style-name="P7" draw:layer="layout" svg:width="0.515cm" svg:height="0.182cm" svg:x="16.547cm" svg:y="12.404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472cm" svg:height="0.032cm" svg:x="17.385cm" svg:y="12.48cm" svg:viewBox="0 0 473 33" svg:d="M447 33c12 0 26 0 26-17 0-16-14-16-26-16h-421c-12 0-26 0-26 16 0 17 14 17 26 17z">
            <text:p/>
          </draw:path>
          <draw:path draw:style-name="gr3" draw:text-style-name="P7" draw:layer="layout" svg:width="0.369cm" svg:height="0.547cm" svg:x="17.954cm" svg:y="12.152cm" svg:viewBox="0 0 370 548" svg:d="M370 9c0-2 0-9-11-9-10 0-84 7-98 9-6 0-11 3-11 14 0 10 7 10 19 10 37 0 39 6 39 13l-3 16-46 183c-14-28-37-49-72-49-90 0-187 114-187 227 0 74 42 125 104 125 16 0 54-3 100-58 7 32 34 58 71 58 28 0 45-17 58-44 12-26 23-74 23-76 0-8-7-8-9-8-9 0-9 3-11 14-14 51-28 97-60 97-21 0-23-20-23-36 0-19 2-24 6-37zM208 446c-4 14-4 16-16 30-34 42-65 55-86 55-39 0-51-43-51-73 0-38 24-135 44-171 22-46 58-74 89-74 51 0 62 64 62 69 0 4-2 9-4 12z">
            <text:p/>
          </draw:path>
          <draw:path draw:style-name="gr3" draw:text-style-name="P7" draw:layer="layout" svg:width="0.238cm" svg:height="0.494cm" svg:x="18.343cm" svg:y="12.205cm" svg:viewBox="0 0 239 495" svg:d="M143 176h74c14 0 22 0 22-16 0-8-8-8-22-8h-67c26-111 31-126 31-131 0-14-10-21-23-21-1 0-24 0-31 28l-30 124h-74c-16 0-23 0-23 14 0 10 7 10 21 10h69c-55 221-58 233-58 247 0 42 30 72 70 72 81 0 125-114 125-120 0-7-7-7-10-7-6 0-8 2-11 11-34 81-76 99-102 99-16 0-23-11-23-36 0-19 0-24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0" anim:sub-item="text" smil:attributeName="visibility" smil:to="visible"/>
                  <anim:animate smil:begin="0s" smil:dur="0.5s" smil:fill="hold" smil:decelerate="0.5" smil:targetElement="id140" anim:sub-item="text" smil:attributeName="rotate" smil:values="-90;0" smil:keyTimes="0;1"/>
                  <anim:animate smil:begin="0s" smil:dur="0.5s" smil:fill="hold" smil:decelerate="0.5" smil:targetElement="id140" anim:sub-item="text" smil:attributeName="width" smil:values="width;width*.05" smil:keyTimes="0;1"/>
                  <anim:animate smil:begin="0.5s" smil:dur="0.5s" smil:fill="hold" smil:accelerate="0.5" smil:targetElement="id140" anim:sub-item="text" smil:attributeName="width" smil:values="width*.05;width" smil:keyTimes="0;1"/>
                  <anim:animate smil:dur="1s" smil:fill="hold" smil:targetElement="id140" anim:sub-item="text" smil:attributeName="height" smil:values="height;height" smil:keyTimes="0;1"/>
                  <anim:animate smil:begin="0s" smil:dur="0.5s" smil:fill="hold" smil:decelerate="0.5" smil:targetElement="id140" anim:sub-item="text" smil:attributeName="x" smil:values="x+.4;x" smil:keyTimes="0;1"/>
                  <anim:animate smil:begin="0s" smil:dur="0.5s" smil:fill="hold" smil:decelerate="0.5" smil:targetElement="id140" anim:sub-item="text" smil:attributeName="y" smil:values="y-.2;y+.1" smil:keyTimes="0;1"/>
                  <anim:animate smil:begin="0.5s" smil:dur="0.5s" smil:fill="hold" smil:accelerate="0.5" smil:targetElement="id140" anim:sub-item="text" smil:attributeName="y" smil:values="y+.1;y" smil:keyTimes="0;1"/>
                  <anim:transitionFilter smil:begin="0s" smil:dur="1s" smil:decelerate="0.5" smil:targetElement="id1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41" anim:sub-item="text" smil:attributeName="visibility" smil:to="visible"/>
                  <anim:animate smil:dur="0.25s" smil:fill="hold" smil:targetElement="id141" anim:sub-item="text" smil:attributeName="width" smil:values="width*0.05;width" smil:keyTimes="0;1"/>
                  <anim:animate smil:dur="0.25s" smil:fill="hold" smil:targetElement="id141" anim:sub-item="text" smil:attributeName="height" smil:values="height;height" smil:keyTimes="0;1"/>
                  <anim:animate smil:dur="0.25s" smil:fill="hold" smil:targetElement="id141" anim:sub-item="text" smil:attributeName="x" smil:values="x-.2;x" smil:keyTimes="0;1"/>
                  <anim:animate smil:dur="0.25s" smil:fill="hold" smil:targetElement="id141" anim:sub-item="text" smil:attributeName="y" smil:values="y;y" smil:keyTimes="0;1"/>
                  <anim:transitionFilter smil:dur="0.25s" smil:targetElement="id1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1+width/2;x" smil:keyTimes="0;1"/>
                  <anim:animate smil:dur="0.5s" smil:fill="hold" smil:targetElement="id142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1+width/2;x" smil:keyTimes="0;1"/>
                  <anim:animate smil:dur="0.5s" smil:fill="hold" smil:targetElement="id144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1+width/2;x" smil:keyTimes="0;1"/>
                  <anim:animate smil:dur="0.5s" smil:fill="hold" smil:targetElement="id14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7" smil:attributeName="visibility" smil:to="visible"/>
                  <anim:animate smil:dur="0.5s" smil:fill="hold" smil:targetElement="id147" smil:attributeName="width" smil:values="width*0.05;width" smil:keyTimes="0;1"/>
                  <anim:animate smil:dur="0.5s" smil:fill="hold" smil:targetElement="id147" smil:attributeName="height" smil:values="height;height" smil:keyTimes="0;1"/>
                  <anim:animate smil:dur="0.5s" smil:fill="hold" smil:targetElement="id147" smil:attributeName="x" smil:values="x-.2;x" smil:keyTimes="0;1"/>
                  <anim:animate smil:dur="0.5s" smil:fill="hold" smil:targetElement="id147" smil:attributeName="y" smil:values="y;y" smil:keyTimes="0;1"/>
                  <anim:transitionFilter smil:dur="0.5s" smil:targetElement="id1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8" smil:attributeName="visibility" smil:to="visible"/>
                  <anim:animate smil:dur="0.5s" smil:fill="hold" smil:targetElement="id148" smil:attributeName="width" smil:values="width*0.05;width" smil:keyTimes="0;1"/>
                  <anim:animate smil:dur="0.5s" smil:fill="hold" smil:targetElement="id148" smil:attributeName="height" smil:values="height;height" smil:keyTimes="0;1"/>
                  <anim:animate smil:dur="0.5s" smil:fill="hold" smil:targetElement="id148" smil:attributeName="x" smil:values="x-.2;x" smil:keyTimes="0;1"/>
                  <anim:animate smil:dur="0.5s" smil:fill="hold" smil:targetElement="id148" smil:attributeName="y" smil:values="y;y" smil:keyTimes="0;1"/>
                  <anim:transitionFilter smil:dur="0.5s" smil:targetElement="id1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9" smil:attributeName="visibility" smil:to="visible"/>
                  <anim:animate smil:dur="0.5s" smil:fill="hold" smil:targetElement="id149" smil:attributeName="width" smil:values="width*0.05;width" smil:keyTimes="0;1"/>
                  <anim:animate smil:dur="0.5s" smil:fill="hold" smil:targetElement="id149" smil:attributeName="height" smil:values="height;height" smil:keyTimes="0;1"/>
                  <anim:animate smil:dur="0.5s" smil:fill="hold" smil:targetElement="id149" smil:attributeName="x" smil:values="x-.2;x" smil:keyTimes="0;1"/>
                  <anim:animate smil:dur="0.5s" smil:fill="hold" smil:targetElement="id149" smil:attributeName="y" smil:values="y;y" smil:keyTimes="0;1"/>
                  <anim:transitionFilter smil:dur="0.5s" smil:targetElement="id1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3" smil:attributeName="visibility" smil:to="visible"/>
                  <anim:animate smil:dur="0.5s" smil:fill="hold" smil:targetElement="id153" smil:attributeName="width" smil:values="width*0.05;width" smil:keyTimes="0;1"/>
                  <anim:animate smil:dur="0.5s" smil:fill="hold" smil:targetElement="id153" smil:attributeName="height" smil:values="height;height" smil:keyTimes="0;1"/>
                  <anim:animate smil:dur="0.5s" smil:fill="hold" smil:targetElement="id153" smil:attributeName="x" smil:values="x-.2;x" smil:keyTimes="0;1"/>
                  <anim:animate smil:dur="0.5s" smil:fill="hold" smil:targetElement="id153" smil:attributeName="y" smil:values="y;y" smil:keyTimes="0;1"/>
                  <anim:transitionFilter smil:dur="0.5s" smil:targetElement="id15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7" draw:text-style-name="P11" draw:layer="layout" svg:width="25.199cm" svg:height="1.406cm" svg:x="1.438cm" svg:y="0.177cm" presentation:class="title" presentation:user-transformed="true">
          <draw:text-box>
            <text:p xml:id="id155" text:id="id155"><text:span text:style-name="T10"><text:s/></text:span><text:span text:style-name="T10">Examples </text:span></text:p>
          </draw:text-box>
        </draw:frame>
        <draw:frame presentation:style-name="pr9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56" draw:id="id156">
          <svg:title>TexMaths</svg:title>
          <svg:desc>28§display§\text {Evaluate the following. }§svg§600§FALSE§</svg:desc>
          <draw:polygon draw:style-name="gr2" draw:text-style-name="P6" draw:layer="layout" svg:width="9.701cm" svg:height="0.8cm" svg:x="1.036cm" svg:y="2.351cm" svg:viewBox="0 0 9702 801" draw:points="4850,801 0,801 0,0 9702,0 9702,801">
            <text:p/>
          </draw:polygon>
          <draw:path draw:style-name="gr3" draw:text-style-name="P7" draw:layer="layout" svg:width="0.611cm" svg:height="0.672cm" svg:x="1.018cm" svg:y="2.32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7" draw:layer="layout" svg:width="0.483cm" svg:height="0.437cm" svg:x="1.674cm" svg:y="2.57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7" draw:layer="layout" svg:width="0.445cm" svg:height="0.454cm" svg:x="2.163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221cm" svg:height="0.686cm" svg:x="2.647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96cm" svg:height="0.448cm" svg:x="2.918cm" svg:y="2.56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7" draw:layer="layout" svg:width="0.445cm" svg:height="0.454cm" svg:x="3.475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1cm" svg:height="0.618cm" svg:x="3.944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382cm" svg:height="0.454cm" svg:x="4.336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5.093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5.487cm" svg:y="2.31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6.031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9cm" svg:height="0.697cm" svg:x="6.802cm" svg:y="2.302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438cm" svg:height="0.454cm" svg:x="7.098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221cm" svg:height="0.686cm" svg:x="7.593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21cm" svg:height="0.686cm" svg:x="7.866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38cm" svg:height="0.454cm" svg:x="8.135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676cm" svg:height="0.437cm" svg:x="8.589cm" svg:y="2.571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7" draw:layer="layout" svg:width="0.212cm" svg:height="0.661cm" svg:x="9.315cm" svg:y="2.33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9.589cm" svg:y="2.56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10.131cm" svg:y="2.55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107cm" svg:height="0.107cm" svg:x="10.679cm" svg:y="2.892cm" svg:viewBox="0 0 108 108" svg:d="M108 54c0-29-25-54-54-54s-54 25-54 54 25 54 54 54 54-25 54-54z">
            <text:p/>
          </draw:path>
        </draw:g>
        <draw:g xml:id="id157" draw:id="id157">
          <svg:title>TexMaths</svg:title>
          <svg:desc>22§display§\text {(1)}§svg§600§FALSE§</svg:desc>
          <draw:polygon draw:style-name="gr2" draw:text-style-name="P6" draw:layer="layout" svg:width="0.834cm" svg:height="0.696cm" svg:x="1.02cm" svg:y="3.944cm" svg:viewBox="0 0 835 697" draw:points="418,697 0,697 0,0 835,0 835,697">
            <text:p/>
          </draw:polygon>
          <draw:path draw:style-name="gr3" draw:text-style-name="P7" draw:layer="layout" svg:width="0.181cm" svg:height="0.773cm" svg:x="1.057cm" svg:y="3.9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1.351cm" svg:y="3.97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1.714cm" svg:y="3.9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59" draw:id="id159">
          <svg:title>TexMaths</svg:title>
          <svg:desc>22§display§\text {(2)}§svg§600§FALSE§</svg:desc>
          <draw:polygon draw:style-name="gr2" draw:text-style-name="P6" draw:layer="layout" svg:width="0.834cm" svg:height="0.696cm" svg:x="12.321cm" svg:y="3.945cm" svg:viewBox="0 0 835 697" draw:points="418,697 0,697 0,0 835,0 835,697">
            <text:p/>
          </draw:polygon>
          <draw:path draw:style-name="gr3" draw:text-style-name="P7" draw:layer="layout" svg:width="0.181cm" svg:height="0.773cm" svg:x="12.358cm" svg:y="3.90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16cm" svg:x="12.622cm" svg:y="3.971cm" svg:viewBox="0 0 310 517" svg:d="M60 457l83-81c121-107 167-147 167-225 0-89-69-151-164-151-88 0-146 72-146 141 0 42 39 42 41 42 14 0 40-9 40-41 0-19-14-40-40-40-8 0-8 0-11 2 18-51 60-79 106-79 70 0 104 61 104 126 0 62-39 123-81 171l-150 165c-9 9-9 11-9 30h289l21-135h-19c-4 23-9 58-16 68-7 7-58 7-74 7z">
            <text:p/>
          </draw:path>
          <draw:path draw:style-name="gr3" draw:text-style-name="P7" draw:layer="layout" svg:width="0.181cm" svg:height="0.773cm" svg:x="13.015cm" svg:y="3.90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1" draw:id="id161">
          <svg:title>TexMaths</svg:title>
          <svg:desc>22§display§\text {(3)}§svg§600§FALSE§</svg:desc>
          <draw:polygon draw:style-name="gr2" draw:text-style-name="P6" draw:layer="layout" svg:width="0.834cm" svg:height="0.696cm" svg:x="1.023cm" svg:y="6.147cm" svg:viewBox="0 0 835 697" draw:points="418,697 0,697 0,0 835,0 835,697">
            <text:p/>
          </draw:polygon>
          <draw:path draw:style-name="gr3" draw:text-style-name="P7" draw:layer="layout" svg:width="0.181cm" svg:height="0.773cm" svg:x="1.06cm" svg:y="6.108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1.317cm" svg:y="6.173cm" svg:viewBox="0 0 323 533" svg:d="M194 243c63-20 107-74 107-136 0-63-67-107-142-107-78 0-138 46-138 106 0 24 18 40 39 40 25 0 40-18 40-40 0-39-37-39-47-39 23-37 74-48 102-48 32 0 76 18 76 87 0 10-2 54-23 89-23 37-49 39-69 41-5 0-24 1-30 1-7 0-12 2-12 9 0 9 5 9 19 9h34c63 0 93 53 93 128 0 106-54 129-88 129-33 0-92-14-120-60 28 5 51-12 51-42 0-28-19-44-42-44-19 0-44 12-44 46 0 70 72 121 157 121 95 0 166-70 166-150 0-63-50-123-129-140z">
            <text:p/>
          </draw:path>
          <draw:path draw:style-name="gr3" draw:text-style-name="P7" draw:layer="layout" svg:width="0.181cm" svg:height="0.773cm" svg:x="1.717cm" svg:y="6.108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0" draw:id="id160">
          <svg:title>TexMaths</svg:title>
          <svg:desc>22§display§\int \frac{1}{3 \sin^2 x + 4}}\ dx§svg§600§FALSE§</svg:desc>
          <draw:polygon draw:style-name="gr2" draw:text-style-name="P6" draw:layer="layout" svg:width="5.792cm" svg:height="1.642cm" svg:x="13.423cm" svg:y="3.544cm" svg:viewBox="0 0 5793 1643" draw:points="2897,1643 0,1643 0,0 5793,0 5793,1643">
            <text:p/>
          </draw:polygon>
          <draw:path draw:style-name="gr3" draw:text-style-name="P7" draw:layer="layout" svg:width="0.687cm" svg:height="1.719cm" svg:x="13.428cm" svg:y="3.50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6.112cm" svg:y="3.51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714cm" svg:height="0.032cm" svg:x="14.379cm" svg:y="4.348cm" svg:viewBox="0 0 3715 33" draw:points="1858,33 0,33 0,0 3715,0 3715,33">
            <text:p/>
          </draw:polygon>
          <draw:path draw:style-name="gr3" draw:text-style-name="P7" draw:layer="layout" svg:width="0.321cm" svg:height="0.532cm" svg:x="14.412cm" svg:y="4.63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54cm" svg:height="0.356cm" svg:x="14.921cm" svg:y="4.80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225cm" svg:y="4.63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44cm" svg:y="4.804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5.878cm" svg:y="4.46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6.343cm" svg:y="4.8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16.976cm" svg:y="4.69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7.727cm" svg:y="4.623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18.474cm" svg:y="4.021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8.868cm" svg:y="4.2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</draw:g>
        <draw:g xml:id="id162" draw:id="id162">
          <svg:title>TexMaths</svg:title>
          <svg:desc>22§display§\int \frac{1}{3 \sin^2 x - 10 \cos^2 x  +  6 }}\ dx§svg§600§FALSE§</svg:desc>
          <draw:polygon draw:style-name="gr2" draw:text-style-name="P6" draw:layer="layout" svg:width="9.592cm" svg:height="1.642cm" svg:x="2.124cm" svg:y="5.644cm" svg:viewBox="0 0 9593 1643" draw:points="4796,1643 0,1643 0,0 9593,0 9593,1643">
            <text:p/>
          </draw:polygon>
          <draw:path draw:style-name="gr3" draw:text-style-name="P7" draw:layer="layout" svg:width="0.687cm" svg:height="1.719cm" svg:x="2.129cm" svg:y="5.60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6.712cm" svg:y="5.6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7.514cm" svg:height="0.032cm" svg:x="3.08cm" svg:y="6.448cm" svg:viewBox="0 0 7515 33" draw:points="3757,33 0,33 0,0 7515,0 7515,33">
            <text:p/>
          </draw:polygon>
          <draw:path draw:style-name="gr3" draw:text-style-name="P7" draw:layer="layout" svg:width="0.321cm" svg:height="0.532cm" svg:x="3.113cm" svg:y="6.73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54cm" svg:height="0.356cm" svg:x="3.622cm" svg:y="6.90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3.926cm" svg:y="6.73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141cm" svg:y="6.90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4.579cm" svg:y="6.56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044cm" svg:y="6.9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5.698cm" svg:y="7.03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6.476cm" svg:y="6.73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6.825cm" svg:y="6.732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295cm" svg:height="0.356cm" svg:x="7.335cm" svg:y="6.901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7.675cm" svg:y="6.90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065cm" svg:y="6.90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8.379cm" svg:y="6.66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8.843cm" svg:y="6.9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9.477cm" svg:y="6.79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239cm" svg:y="6.732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69cm" svg:height="0.547cm" svg:x="10.975cm" svg:y="6.121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369cm" svg:y="6.3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158" draw:id="id158">
          <svg:title>TexMaths</svg:title>
          <svg:desc>22§display§\int \frac{1}{4 + 5 \cos^2 x }\ dx§svg§600§FALSE§</svg:desc>
          <draw:polygon draw:style-name="gr2" draw:text-style-name="P6" draw:layer="layout" svg:width="5.878cm" svg:height="1.642cm" svg:x="2.224cm" svg:y="3.444cm" svg:viewBox="0 0 5879 1643" draw:points="2939,1643 0,1643 0,0 5879,0 5879,1643">
            <text:p/>
          </draw:polygon>
          <draw:path draw:style-name="gr3" draw:text-style-name="P7" draw:layer="layout" svg:width="0.687cm" svg:height="1.719cm" svg:x="2.229cm" svg:y="3.40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4.955cm" svg:y="3.4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cm" svg:height="0.032cm" svg:x="3.18cm" svg:y="4.248cm" svg:viewBox="0 0 3801 33" draw:points="1901,33 0,33 0,0 3801,0 3801,33">
            <text:p/>
          </draw:polygon>
          <draw:path draw:style-name="gr3" draw:text-style-name="P7" draw:layer="layout" svg:width="0.344cm" svg:height="0.524cm" svg:x="3.202cm" svg:y="4.465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515cm" svg:height="0.517cm" svg:x="3.781cm" svg:y="4.5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4.55cm" svg:y="4.47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95cm" svg:height="0.356cm" svg:x="5.054cm" svg:y="4.64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5.392cm" svg:y="4.643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5.782cm" svg:y="4.643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24cm" svg:height="0.36cm" svg:x="6.095cm" svg:y="4.4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56cm" svg:y="4.6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369cm" svg:height="0.547cm" svg:x="7.361cm" svg:y="3.921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7.755cm" svg:y="4.11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</draw:g>
        <draw:g xml:id="id164" draw:id="id164">
          <svg:title>TexMaths</svg:title>
          <svg:desc>22§display§\int \frac{ \cos x }{ \cos 3x} \ dx§svg§600§FALSE§</svg:desc>
          <draw:polygon draw:style-name="gr2" draw:text-style-name="P6" draw:layer="layout" svg:width="4.072cm" svg:height="1.642cm" svg:x="13.323cm" svg:y="5.745cm" svg:viewBox="0 0 4073 1643" draw:points="2037,1643 0,1643 0,0 4073,0 4073,1643">
            <text:p/>
          </draw:polygon>
          <draw:path draw:style-name="gr3" draw:text-style-name="P7" draw:layer="layout" svg:width="0.687cm" svg:height="1.719cm" svg:x="13.328cm" svg:y="5.70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95cm" svg:height="0.356cm" svg:x="14.499cm" svg:y="5.889cm" svg:viewBox="0 0 296 357" svg:d="M65 180c0-127 64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839cm" svg:y="5.889cm" svg:viewBox="0 0 345 357" svg:d="M345 181c0-98-79-181-172-181-97 0-173 85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254cm" svg:height="0.356cm" svg:x="15.229cm" svg:y="5.88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5.659cm" svg:y="5.894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olygon draw:style-name="gr3" draw:text-style-name="P7" draw:layer="layout" svg:width="1.993cm" svg:height="0.032cm" svg:x="14.279cm" svg:y="6.549cm" svg:viewBox="0 0 1994 33" draw:points="998,33 0,33 0,0 1994,0 1994,33">
            <text:p/>
          </draw:polygon>
          <draw:path draw:style-name="gr3" draw:text-style-name="P7" draw:layer="layout" svg:width="0.295cm" svg:height="0.356cm" svg:x="14.305cm" svg:y="6.944cm" svg:viewBox="0 0 296 357" svg:d="M65 180c0-127 64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645cm" svg:y="6.944cm" svg:viewBox="0 0 345 357" svg:d="M345 181c0-98-79-181-172-181-97 0-173 85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254cm" svg:height="0.356cm" svg:x="15.036cm" svg:y="6.944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21cm" svg:height="0.532cm" svg:x="15.476cm" svg:y="6.775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5.853cm" svg:y="6.94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7cm" svg:x="16.653cm" svg:y="6.222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7.048cm" svg:y="6.41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63" draw:id="id163">
          <svg:title>TexMaths</svg:title>
          <svg:desc>22§display§\text {(4)}§svg§600§FALSE§</svg:desc>
          <draw:polygon draw:style-name="gr2" draw:text-style-name="P6" draw:layer="layout" svg:width="0.834cm" svg:height="0.696cm" svg:x="12.324cm" svg:y="6.147cm" svg:viewBox="0 0 835 697" draw:points="418,697 0,697 0,0 835,0 835,697">
            <text:p/>
          </draw:polygon>
          <draw:path draw:style-name="gr3" draw:text-style-name="P7" draw:layer="layout" svg:width="0.181cm" svg:height="0.773cm" svg:x="12.361cm" svg:y="6.108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44cm" svg:height="0.523cm" svg:x="12.608cm" svg:y="6.164cm" svg:viewBox="0 0 345 524" svg:d="M206 398v66c0 29 0 37-58 37h-16v23c32-2 72-2 104-2 34 0 74 0 106 2v-23h-16c-58 0-60-8-60-37v-66h79v-25h-79v-354c0-14 0-19-12-19-7 0-9 0-14 9l-240 364v25zM212 373h-191l191-289z">
            <text:p/>
          </draw:path>
          <draw:path draw:style-name="gr3" draw:text-style-name="P7" draw:layer="layout" svg:width="0.181cm" svg:height="0.773cm" svg:x="13.018cm" svg:y="6.108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7" draw:id="id167">
          <svg:title>TexMaths</svg:title>
          <svg:desc>28§display§\text {Solutions :}§svg§600§FALSE§</svg:desc>
          <draw:polygon draw:style-name="gr2" draw:text-style-name="P6" draw:layer="layout" svg:width="4.36cm" svg:height="0.617cm" svg:x="1.02cm" svg:y="7.852cm" svg:viewBox="0 0 4361 618" draw:points="2182,618 0,618 0,0 4361,0 4361,618">
            <text:p/>
          </draw:polygon>
          <draw:path draw:style-name="gr3" draw:text-style-name="P7" draw:layer="layout" svg:width="0.438cm" svg:height="0.716cm" svg:x="1.027cm" svg:y="7.80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1.544cm" svg:y="8.0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041cm" svg:y="7.81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315cm" svg:y="8.06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2.848cm" svg:y="7.89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244cm" svg:y="7.83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3.513cm" svg:y="8.05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008cm" svg:y="8.06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4.557cm" svg:y="8.05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325cm" svg:y="8.072cm" svg:viewBox="0 0 108 426" svg:d="M108 52c0-27-25-52-54-52s-54 25-54 52c0 29 25 53 54 53s54-24 54-53zM108 374c0-29-25-51-54-51s-54 22-54 51 25 52 54 52 54-23 54-52z">
            <text:p/>
          </draw:path>
        </draw:g>
        <draw:g xml:id="id169" draw:id="id169">
          <svg:title>TexMaths</svg:title>
          <svg:desc>24§display§\text {Let,}§svg§600§FALSE§</svg:desc>
          <draw:polygon draw:style-name="gr2" draw:text-style-name="P6" draw:layer="layout" svg:width="1.318cm" svg:height="0.655cm" svg:x="3.04cm" svg:y="9.25cm" svg:viewBox="0 0 1319 656" draw:points="659,656 0,656 0,0 1319,0 1319,656">
            <text:p/>
          </draw:polygon>
          <draw:path draw:style-name="gr3" draw:text-style-name="P7" draw:layer="layout" svg:width="0.464cm" svg:height="0.577cm" svg:x="3.025cm" svg:y="9.2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549cm" svg:y="9.4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916cm" svg:y="9.2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3cm" svg:y="9.6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70" draw:id="id170">
          <svg:title>TexMaths</svg:title>
          <svg:desc>24§display§\text {I}§svg§600§FALSE§</svg:desc>
          <draw:polygon draw:style-name="gr2" draw:text-style-name="P6" draw:layer="layout" svg:width="0.197cm" svg:height="0.493cm" svg:x="5.046cm" svg:y="9.25cm" svg:viewBox="0 0 198 494" draw:points="100,494 0,494 0,0 198,0 198,494">
            <text:p/>
          </draw:polygon>
          <draw:path draw:style-name="gr3" draw:text-style-name="P7" draw:layer="layout" svg:width="0.258cm" svg:height="0.577cm" svg:x="5.027cm" svg:y="9.2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1" draw:id="id171">
          <svg:title>TexMaths</svg:title>
          <svg:desc>22§display§= \int \frac{1}{4 + 5 \cos^2 x }\ dx§svg§600§FALSE§</svg:desc>
          <draw:polygon draw:style-name="gr2" draw:text-style-name="P6" draw:layer="layout" svg:width="6.695cm" svg:height="1.642cm" svg:x="5.735cm" svg:y="8.658cm" svg:viewBox="0 0 6696 1643" draw:points="3348,1643 0,1643 0,0 6696,0 6696,1643">
            <text:p/>
          </draw:polygon>
          <draw:path draw:style-name="gr3" draw:text-style-name="P7" draw:layer="layout" svg:width="0.515cm" svg:height="0.182cm" svg:x="5.74cm" svg:y="9.3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5cm" svg:y="8.619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83cm" svg:y="8.6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01cm" svg:height="0.032cm" svg:x="7.507cm" svg:y="9.462cm" svg:viewBox="0 0 3802 33" draw:points="1901,33 0,33 0,0 3802,0 3802,33">
            <text:p/>
          </draw:polygon>
          <draw:path draw:style-name="gr3" draw:text-style-name="P7" draw:layer="layout" svg:width="0.344cm" svg:height="0.524cm" svg:x="7.529cm" svg:y="9.67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515cm" svg:height="0.517cm" svg:x="8.109cm" svg:y="9.7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8.879cm" svg:y="9.68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95cm" svg:height="0.356cm" svg:x="9.38cm" svg:y="9.857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72cm" svg:y="9.85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111cm" svg:y="9.8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0.424cm" svg:y="9.6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889cm" svg:y="9.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7cm" svg:x="11.69cm" svg:y="9.135cm" svg:viewBox="0 0 370 548" svg:d="M370 9c0-2 0-9-11-9-10 0-84 7-99 9-5 0-10 3-10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084cm" svg:y="9.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168" draw:id="id168">
          <svg:title>TexMaths</svg:title>
          <svg:desc>22§display§\text {(1)}§svg§600§FALSE§</svg:desc>
          <draw:polygon draw:style-name="gr2" draw:text-style-name="P6" draw:layer="layout" svg:width="0.834cm" svg:height="0.696cm" svg:x="1.52cm" svg:y="9.244cm" svg:viewBox="0 0 835 697" draw:points="418,697 0,697 0,0 835,0 835,697">
            <text:p/>
          </draw:polygon>
          <draw:path draw:style-name="gr3" draw:text-style-name="P7" draw:layer="layout" svg:width="0.181cm" svg:height="0.773cm" svg:x="1.557cm" svg:y="9.2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1.851cm" svg:y="9.27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2.214cm" svg:y="9.2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74" draw:id="id174">
          <svg:title>TexMaths</svg:title>
          <svg:desc>22§display§= \int \frac{ \sec^2 x }{ 4 ( 1 + \tan^2 x ) + 5 }\ dx§svg§600§FALSE§</svg:desc>
          <draw:polygon draw:style-name="gr2" draw:text-style-name="P6" draw:layer="layout" svg:width="8.58cm" svg:height="1.827cm" svg:x="5.636cm" svg:y="12.96cm" svg:viewBox="0 0 8581 1828" draw:points="4291,1828 0,1828 0,0 8581,0 8581,1828">
            <text:p/>
          </draw:polygon>
          <draw:path draw:style-name="gr3" draw:text-style-name="P7" draw:layer="layout" svg:width="0.515cm" svg:height="0.182cm" svg:x="5.641cm" svg:y="13.8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56cm" svg:y="13.032cm" svg:viewBox="0 0 688 1719" svg:d="M37 1683c25 0 39-17 39-37 0-26-20-38-37-38-20 0-39 12-39 38 0 41 39 73 86 73 118 0 162-182 217-405 60-245 111-493 153-741 28-163 56-318 83-418 8-39 35-137 66-137 23 0 43 14 46 17-26 2-39 18-39 37 0 27 20 39 37 39 20 0 39-12 39-39 0-42-42-72-84-72-60 0-102 84-146 243-2 7-108 396-192 902-21 118-44 248-69 355-14 57-49 203-113 203-28 0-45-20-47-20z">
            <text:p/>
          </draw:path>
          <draw:path draw:style-name="gr3" draw:text-style-name="P7" draw:layer="layout" svg:width="0.254cm" svg:height="0.356cm" svg:x="9.321cm" svg:y="13.215cm" svg:viewBox="0 0 255 357" svg:d="M136 197c17 4 80 16 80 72 0 39-26 70-88 70-65 0-93-43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622cm" svg:y="13.21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971cm" svg:y="13.215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323cm" svg:y="12.921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0.787cm" svg:y="13.2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5.687cm" svg:height="0.032cm" svg:x="7.408cm" svg:y="13.874cm" svg:viewBox="0 0 5688 33" draw:points="2844,33 0,33 0,0 5688,0 5688,33">
            <text:p/>
          </draw:polygon>
          <draw:path draw:style-name="gr3" draw:text-style-name="P7" draw:layer="layout" svg:width="0.344cm" svg:height="0.523cm" svg:x="7.429cm" svg:y="14.108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8cm" svg:height="0.773cm" svg:x="7.871cm" svg:y="14.0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8.165cm" svg:y="14.11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696cm" svg:y="14.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4cm" svg:x="9.441cm" svg:y="14.156cm" svg:viewBox="0 0 243 485" svg:d="M120 167h111v-25h-111v-142h-20c0 63-24 146-100 150v17h67v213c0 97 72 105 100 105 55 0 76-54 76-105v-44h-19v44c0 56-23 86-52 86-52 0-52-70-52-84z">
            <text:p/>
          </draw:path>
          <draw:path draw:style-name="gr3" draw:text-style-name="P7" draw:layer="layout" svg:width="0.349cm" svg:height="0.356cm" svg:x="9.759cm" svg:y="14.28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0.14cm" svg:y="14.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0.578cm" svg:y="13.987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1.042cm" svg:y="14.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1.505cm" svg:y="14.05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977cm" svg:y="14.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2.746cm" svg:y="14.117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69cm" svg:height="0.546cm" svg:x="13.475cm" svg:y="13.547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13.869cm" svg:y="13.7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73" draw:id="id173">
          <svg:title>TexMaths</svg:title>
          <svg:desc>22§display§= \int \frac{ \sec^2 x }{ 4\sec^2 x + 5 }\ dx§svg§600§FALSE§</svg:desc>
          <draw:polygon draw:style-name="gr2" draw:text-style-name="P6" draw:layer="layout" svg:width="6.652cm" svg:height="1.752cm" svg:x="5.636cm" svg:y="10.759cm" svg:viewBox="0 0 6653 1753" draw:points="3327,1753 0,1753 0,0 6653,0 6653,1753">
            <text:p/>
          </draw:polygon>
          <draw:path draw:style-name="gr3" draw:text-style-name="P7" draw:layer="layout" svg:width="0.515cm" svg:height="0.182cm" svg:x="5.641cm" svg:y="11.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56cm" svg:y="10.831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8.357cm" svg:y="11.0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658cm" svg:y="11.0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007cm" svg:y="11.014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359cm" svg:y="10.7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823cm" svg:y="11.0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7" draw:layer="layout" svg:width="3.759cm" svg:height="0.032cm" svg:x="7.408cm" svg:y="11.674cm" svg:viewBox="0 0 3760 33" draw:points="1880,33 0,33 0,0 3760,0 3760,33">
            <text:p/>
          </draw:polygon>
          <draw:path draw:style-name="gr3" draw:text-style-name="P7" draw:layer="layout" svg:width="0.344cm" svg:height="0.523cm" svg:x="7.43cm" svg:y="11.8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254cm" svg:height="0.356cm" svg:x="7.949cm" svg:y="12.0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25cm" svg:y="12.06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598cm" svg:y="12.066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8.95cm" svg:y="11.8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415cm" svg:y="12.0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0.049cm" svg:y="11.962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32cm" svg:x="10.818cm" svg:y="11.899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19-14-39-38-39-13 0-39 5-39 42 0 65 55 141 141 141 90 0 169-74 169-172z">
            <text:p/>
          </draw:path>
          <draw:path draw:style-name="gr3" draw:text-style-name="P7" draw:layer="layout" svg:width="0.369cm" svg:height="0.546cm" svg:x="11.547cm" svg:y="11.346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1.941cm" svg:y="11.5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172" draw:id="id172">
          <svg:title>TexMaths</svg:title>
          <svg:desc>22§display§= \int \frac{ \frac{1}{ \cos^2 x} }{ \frac{ 4 + 5 \cos^2 x }{ \cos^2 x } }\ dx§svg§600§FALSE§</svg:desc>
          <draw:polygon draw:style-name="gr2" draw:text-style-name="P6" draw:layer="layout" svg:width="5.863cm" svg:height="2.052cm" svg:x="13.036cm" svg:y="8.658cm" svg:viewBox="0 0 5864 2053" draw:points="2932,2053 0,2053 0,0 5864,0 5864,2053">
            <text:p/>
          </draw:polygon>
          <draw:path draw:style-name="gr3" draw:text-style-name="P7" draw:layer="layout" svg:width="0.515cm" svg:height="0.182cm" svg:x="13.041cm" svg:y="9.5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3.856cm" svg:y="8.79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198cm" svg:height="0.36cm" svg:x="16.197cm" svg:y="8.619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1.587cm" svg:height="0.032cm" svg:x="15.5cm" svg:y="9.075cm" svg:viewBox="0 0 1588 33" draw:points="794,33 0,33 0,0 1588,0 1588,33">
            <text:p/>
          </draw:polygon>
          <draw:path draw:style-name="gr3" draw:text-style-name="P7" draw:layer="layout" svg:width="0.23cm" svg:height="0.247cm" svg:x="15.525cm" svg:y="9.309cm" svg:viewBox="0 0 231 248" svg:d="M187 26c-9 4-15 13-15 23 0 16 9 27 25 27s27-11 27-27c0-49-76-49-92-49-81 0-132 63-132 125 0 69 58 123 130 123 81 0 101-63 101-70s-7-7-11-7c-7 0-7 2-9 10-12 34-42 50-75 50-37 0-87-27-87-106 0-69 34-107 85-107 7 0 33 0 53 8z">
            <text:p/>
          </draw:path>
          <draw:path draw:style-name="gr3" draw:text-style-name="P7" draw:layer="layout" svg:width="0.267cm" svg:height="0.247cm" svg:x="15.796cm" svg:y="9.309cm" svg:viewBox="0 0 268 248" svg:d="M268 127c0-69-59-127-134-127-76 0-134 58-134 127 0 68 60 121 134 121s134-53 134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6.107cm" svg:y="9.309cm" svg:viewBox="0 0 197 248" svg:d="M183 14c0-9 0-14-9-14-2 0-3 0-10 7 0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7 46 67 62 0 5 7 5 8 5 11 0 11-3 11-14z">
            <text:p/>
          </draw:path>
          <draw:path draw:style-name="gr3" draw:text-style-name="P7" draw:layer="layout" svg:width="0.193cm" svg:height="0.258cm" svg:x="16.362cm" svg:y="9.138cm" svg:viewBox="0 0 194 259" svg:d="M194 185h-16c-2 7-6 32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1cm" svg:height="0.245cm" svg:x="16.76cm" svg:y="9.311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olygon draw:style-name="gr3" draw:text-style-name="P7" draw:layer="layout" svg:width="2.97cm" svg:height="0.032cm" svg:x="14.808cm" svg:y="9.642cm" svg:viewBox="0 0 2971 33" draw:points="1485,33 0,33 0,0 2971,0 2971,33">
            <text:p/>
          </draw:polygon>
          <draw:path draw:style-name="gr3" draw:text-style-name="P7" draw:layer="layout" svg:width="0.267cm" svg:height="0.365cm" svg:x="14.923cm" svg:y="9.805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99cm" svg:height="0.4cm" svg:x="15.247cm" svg:y="9.835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7cm" svg:x="15.718cm" svg:y="9.811cm" svg:viewBox="0 0 241 371" svg:d="M51 58c26 7 44 7 53 7 70 0 114-49 114-58 0-5-5-7-7-7s-2 0-5 2c-12 5-41 16-81 16-16 0-44-2-81-14-5-4-5-4-7-4-7 0-7 5-7 14v160c0 11 0 16 9 16 5 0 5 0 12-7 23-30 56-33 76-33 31 0 47 24 49 30 11 17 12 38 12 70 0 16 0 47-16 72-14 20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23cm" svg:height="0.247cm" svg:x="16.123cm" svg:y="9.929cm" svg:viewBox="0 0 231 248" svg:d="M187 26c-9 4-15 13-15 23 0 16 11 27 25 27 16 0 27-11 27-27 0-49-76-49-92-49-81 0-132 63-132 125 0 69 58 123 130 123 81 0 101-63 101-70s-7-7-9-7c-9 0-9 2-11 10-12 34-42 50-75 50-37 0-87-27-87-106 0-69 34-107 85-107 7 0 33 0 53 8z">
            <text:p/>
          </draw:path>
          <draw:path draw:style-name="gr3" draw:text-style-name="P7" draw:layer="layout" svg:width="0.267cm" svg:height="0.247cm" svg:x="16.394cm" svg:y="9.929cm" svg:viewBox="0 0 268 248" svg:d="M268 127c0-69-59-127-134-127-76 0-134 58-134 127 0 68 60 121 134 121s134-53 134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16.706cm" svg:y="9.929cm" svg:viewBox="0 0 197 248" svg:d="M183 14c0-9 0-14-9-14-2 0-3 0-10 7-2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6.961cm" svg:y="9.758cm" svg:viewBox="0 0 194 259" svg:d="M194 185h-16c-2 7-6 32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1cm" svg:height="0.245cm" svg:x="17.359cm" svg:y="9.93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2.783cm" svg:height="0.032cm" svg:x="14.902cm" svg:y="10.265cm" svg:viewBox="0 0 2784 33" draw:points="1392,33 0,33 0,0 2784,0 2784,33">
            <text:p/>
          </draw:polygon>
          <draw:path draw:style-name="gr3" draw:text-style-name="P7" draw:layer="layout" svg:width="0.23cm" svg:height="0.247cm" svg:x="15.525cm" svg:y="10.499cm" svg:viewBox="0 0 231 248" svg:d="M187 26c-9 4-15 13-15 23 0 16 9 27 25 27s27-11 27-27c0-49-76-49-92-49-81 0-132 63-132 125 0 69 58 123 130 123 81 0 101-63 101-70s-7-7-11-7c-7 0-7 2-9 10-12 34-42 50-75 50-37 0-87-27-87-106 0-69 34-107 85-107 7 0 33 0 53 8z">
            <text:p/>
          </draw:path>
          <draw:path draw:style-name="gr3" draw:text-style-name="P7" draw:layer="layout" svg:width="0.267cm" svg:height="0.247cm" svg:x="15.796cm" svg:y="10.499cm" svg:viewBox="0 0 268 248" svg:d="M268 127c0-69-59-127-134-127-76 0-134 58-134 127 0 68 60 121 134 121s134-53 134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6.107cm" svg:y="10.499cm" svg:viewBox="0 0 197 248" svg:d="M183 14c0-9 0-14-9-14-2 0-3 0-10 7 0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7 46 67 62 0 5 7 5 8 5 11 0 11-3 11-14z">
            <text:p/>
          </draw:path>
          <draw:path draw:style-name="gr3" draw:text-style-name="P7" draw:layer="layout" svg:width="0.193cm" svg:height="0.258cm" svg:x="16.362cm" svg:y="10.328cm" svg:viewBox="0 0 194 259" svg:d="M194 185h-16c-2 7-6 32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1cm" svg:height="0.245cm" svg:x="16.76cm" svg:y="10.503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369cm" svg:height="0.546cm" svg:x="18.158cm" svg:y="9.314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8.552cm" svg:y="9.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 xml:id="id175" draw:id="id175">
          <svg:title>TexMaths</svg:title>
          <svg:desc>22§display§= \int \frac{ \sec^2 x }{ 4 + 4 \tan^2 x + 5 }\ dx§svg§600§FALSE§</svg:desc>
          <draw:polygon draw:style-name="gr2" draw:text-style-name="P6" draw:layer="layout" svg:width="8.108cm" svg:height="1.752cm" svg:x="14.737cm" svg:y="12.961cm" svg:viewBox="0 0 8109 1753" draw:points="4055,1753 0,1753 0,0 8109,0 8109,1753">
            <text:p/>
          </draw:polygon>
          <draw:path draw:style-name="gr3" draw:text-style-name="P7" draw:layer="layout" svg:width="0.515cm" svg:height="0.182cm" svg:x="14.742cm" svg:y="13.8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5.557cm" svg:y="13.033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18.187cm" svg:y="13.21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8.488cm" svg:y="13.21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8.836cm" svg:y="13.216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9.188cm" svg:y="12.92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9.651cm" svg:y="13.2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5.214cm" svg:height="0.032cm" svg:x="16.509cm" svg:y="13.876cm" svg:viewBox="0 0 5215 33" draw:points="2608,33 0,33 0,0 5215,0 5215,33">
            <text:p/>
          </draw:polygon>
          <draw:path draw:style-name="gr3" draw:text-style-name="P7" draw:layer="layout" svg:width="0.344cm" svg:height="0.523cm" svg:x="16.53cm" svg:y="14.11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515cm" svg:height="0.516cm" svg:x="17.111cm" svg:y="14.182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17.863cm" svg:y="14.11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242cm" svg:height="0.485cm" svg:x="18.371cm" svg:y="14.15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8.69cm" svg:y="14.286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2 0 64 76 83 125 83 51 0 86-31 100-68zM220 162v77c0 74-55 101-90 101-38 0-70-29-70-67 0-42 33-108 160-111z">
            <text:p/>
          </draw:path>
          <draw:path draw:style-name="gr3" draw:text-style-name="P7" draw:layer="layout" svg:width="0.39cm" svg:height="0.342cm" svg:x="19.068cm" svg:y="14.2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9.507cm" svg:y="13.98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9.971cm" svg:y="14.2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20.607cm" svg:y="14.182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32cm" svg:x="21.374cm" svg:y="14.119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19-14-39-38-39-13 0-39 5-39 42 0 65 55 141 141 141 90 0 169-74 169-172z">
            <text:p/>
          </draw:path>
          <draw:path draw:style-name="gr3" draw:text-style-name="P7" draw:layer="layout" svg:width="0.369cm" svg:height="0.546cm" svg:x="22.105cm" svg:y="13.54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22.499cm" svg:y="13.7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166" draw:id="id166">
          <svg:title>TexMaths</svg:title>
          <svg:desc>22§display§\int \frac{ 1 }{ 13\cos^2 x - 9 \sin^2 x } \ dx§svg§600§FALSE§</svg:desc>
          <draw:polygon draw:style-name="gr2" draw:text-style-name="P6" draw:layer="layout" svg:width="8.262cm" svg:height="1.642cm" svg:x="18.826cm" svg:y="5.745cm" svg:viewBox="0 0 8263 1643" draw:points="4131,1643 0,1643 0,0 8263,0 8263,1643">
            <text:p/>
          </draw:polygon>
          <draw:path draw:style-name="gr3" draw:text-style-name="P7" draw:layer="layout" svg:width="0.687cm" svg:height="1.719cm" svg:x="18.831cm" svg:y="5.70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2.75cm" svg:y="5.7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184cm" svg:height="0.032cm" svg:x="19.782cm" svg:y="6.549cm" svg:viewBox="0 0 6185 33" draw:points="3093,33 0,33 0,0 6185,0 6185,33">
            <text:p/>
          </draw:polygon>
          <draw:path draw:style-name="gr3" draw:text-style-name="P7" draw:layer="layout" svg:width="0.256cm" svg:height="0.517cm" svg:x="19.85cm" svg:y="6.83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0.201cm" svg:y="6.83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20.711cm" svg:y="7.002cm" svg:viewBox="0 0 296 357" svg:d="M65 180c0-127 63-161 104-161 7 0 56 0 84 29-33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21.049cm" svg:y="7.002cm" svg:viewBox="0 0 345 357" svg:d="M345 181c0-98-79-181-172-181-97 0-173 85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254cm" svg:height="0.356cm" svg:x="21.44cm" svg:y="7.002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21.753cm" svg:y="6.76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2.218cm" svg:y="7.005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3cm" svg:height="0.032cm" svg:x="22.873cm" svg:y="7.139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23.616cm" svg:y="6.833cm" svg:viewBox="0 0 322 533" svg:d="M253 269v25c0 183-80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54cm" svg:height="0.356cm" svg:x="24.124cm" svg:y="7.002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4.429cm" svg:y="6.83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4.644cm" svg:y="7.005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25.082cm" svg:y="6.6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5.547cm" svg:y="7.005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7cm" svg:x="26.347cm" svg:y="6.222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6.742cm" svg:y="6.41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65" draw:id="id165">
          <svg:title>TexMaths</svg:title>
          <svg:desc>22§display§\text {(5)}§svg§600§FALSE§</svg:desc>
          <draw:polygon draw:style-name="gr2" draw:text-style-name="P6" draw:layer="layout" svg:width="0.834cm" svg:height="0.696cm" svg:x="17.926cm" svg:y="6.148cm" svg:viewBox="0 0 835 697" draw:points="418,697 0,697 0,0 835,0 835,697">
            <text:p/>
          </draw:polygon>
          <draw:path draw:style-name="gr3" draw:text-style-name="P7" draw:layer="layout" svg:width="0.181cm" svg:height="0.773cm" svg:x="17.963cm" svg:y="6.109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32cm" svg:x="18.227cm" svg:y="6.174cm" svg:viewBox="0 0 310 533" svg:d="M310 361c0-92-63-171-148-171-37 0-70 12-99 40v-151c16 5 43 11 67 11 96 0 150-71 150-81 0-5-2-9-7-9-2 0-3 0-7 2-16 7-53 23-106 23-31 0-67-6-104-21-5-4-7-4-8-4-7 0-7 7-7 19v229c0 14 0 21 10 21 5 0 7-2 9-7 9-12 39-54 100-54 41 0 60 35 67 49 13 30 14 60 14 98 0 27 0 74-19 106-18 30-48 51-83 51-56 0-100-41-114-86 1 0 5 0 14 0 24 0 39-20 39-37 0-20-15-39-39-39-13 0-39 5-39 42 0 65 53 141 141 141 90 0 169-74 169-172z">
            <text:p/>
          </draw:path>
          <draw:path draw:style-name="gr3" draw:text-style-name="P7" draw:layer="layout" svg:width="0.181cm" svg:height="0.773cm" svg:x="18.62cm" svg:y="6.109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5" anim:sub-item="text" smil:attributeName="visibility" smil:to="visible"/>
                  <anim:animate smil:begin="0s" smil:dur="0.5s" smil:fill="hold" smil:decelerate="0.5" smil:targetElement="id155" anim:sub-item="text" smil:attributeName="rotate" smil:values="-90;0" smil:keyTimes="0;1"/>
                  <anim:animate smil:begin="0s" smil:dur="0.5s" smil:fill="hold" smil:decelerate="0.5" smil:targetElement="id155" anim:sub-item="text" smil:attributeName="width" smil:values="width;width*.05" smil:keyTimes="0;1"/>
                  <anim:animate smil:begin="0.5s" smil:dur="0.5s" smil:fill="hold" smil:accelerate="0.5" smil:targetElement="id155" anim:sub-item="text" smil:attributeName="width" smil:values="width*.05;width" smil:keyTimes="0;1"/>
                  <anim:animate smil:dur="1s" smil:fill="hold" smil:targetElement="id155" anim:sub-item="text" smil:attributeName="height" smil:values="height;height" smil:keyTimes="0;1"/>
                  <anim:animate smil:begin="0s" smil:dur="0.5s" smil:fill="hold" smil:decelerate="0.5" smil:targetElement="id155" anim:sub-item="text" smil:attributeName="x" smil:values="x+.4;x" smil:keyTimes="0;1"/>
                  <anim:animate smil:begin="0s" smil:dur="0.5s" smil:fill="hold" smil:decelerate="0.5" smil:targetElement="id155" anim:sub-item="text" smil:attributeName="y" smil:values="y-.2;y+.1" smil:keyTimes="0;1"/>
                  <anim:animate smil:begin="0.5s" smil:dur="0.5s" smil:fill="hold" smil:accelerate="0.5" smil:targetElement="id155" anim:sub-item="text" smil:attributeName="y" smil:values="y+.1;y" smil:keyTimes="0;1"/>
                  <anim:transitionFilter smil:begin="0s" smil:dur="1s" smil:decelerate="0.5" smil:targetElement="id1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6" smil:attributeName="visibility" smil:to="visible"/>
                  <anim:animate smil:dur="0.5s" smil:fill="hold" smil:targetElement="id156" smil:attributeName="width" smil:values="width*0.05;width" smil:keyTimes="0;1"/>
                  <anim:animate smil:dur="0.5s" smil:fill="hold" smil:targetElement="id156" smil:attributeName="height" smil:values="height;height" smil:keyTimes="0;1"/>
                  <anim:animate smil:dur="0.5s" smil:fill="hold" smil:targetElement="id156" smil:attributeName="x" smil:values="x-.2;x" smil:keyTimes="0;1"/>
                  <anim:animate smil:dur="0.5s" smil:fill="hold" smil:targetElement="id156" smil:attributeName="y" smil:values="y;y" smil:keyTimes="0;1"/>
                  <anim:transitionFilter smil:dur="0.5s" smil:targetElement="id1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7" smil:attributeName="visibility" smil:to="visible"/>
                  <anim:animate smil:dur="0.5s" smil:fill="hold" smil:targetElement="id157" smil:attributeName="width" smil:values="width*0.05;width" smil:keyTimes="0;1"/>
                  <anim:animate smil:dur="0.5s" smil:fill="hold" smil:targetElement="id157" smil:attributeName="height" smil:values="height;height" smil:keyTimes="0;1"/>
                  <anim:animate smil:dur="0.5s" smil:fill="hold" smil:targetElement="id157" smil:attributeName="x" smil:values="x-.2;x" smil:keyTimes="0;1"/>
                  <anim:animate smil:dur="0.5s" smil:fill="hold" smil:targetElement="id157" smil:attributeName="y" smil:values="y;y" smil:keyTimes="0;1"/>
                  <anim:transitionFilter smil:dur="0.5s" smil:targetElement="id15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9" smil:attributeName="visibility" smil:to="visible"/>
                  <anim:animate smil:dur="0.5s" smil:fill="hold" smil:targetElement="id159" smil:attributeName="width" smil:values="width*0.05;width" smil:keyTimes="0;1"/>
                  <anim:animate smil:dur="0.5s" smil:fill="hold" smil:targetElement="id159" smil:attributeName="height" smil:values="height;height" smil:keyTimes="0;1"/>
                  <anim:animate smil:dur="0.5s" smil:fill="hold" smil:targetElement="id159" smil:attributeName="x" smil:values="x-.2;x" smil:keyTimes="0;1"/>
                  <anim:animate smil:dur="0.5s" smil:fill="hold" smil:targetElement="id159" smil:attributeName="y" smil:values="y;y" smil:keyTimes="0;1"/>
                  <anim:transitionFilter smil:dur="0.5s" smil:targetElement="id15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5" smil:attributeName="visibility" smil:to="visible"/>
                  <anim:animate smil:dur="0.5s" smil:fill="hold" smil:targetElement="id165" smil:attributeName="width" smil:values="width*0.05;width" smil:keyTimes="0;1"/>
                  <anim:animate smil:dur="0.5s" smil:fill="hold" smil:targetElement="id165" smil:attributeName="height" smil:values="height;height" smil:keyTimes="0;1"/>
                  <anim:animate smil:dur="0.5s" smil:fill="hold" smil:targetElement="id165" smil:attributeName="x" smil:values="x-.2;x" smil:keyTimes="0;1"/>
                  <anim:animate smil:dur="0.5s" smil:fill="hold" smil:targetElement="id165" smil:attributeName="y" smil:values="y;y" smil:keyTimes="0;1"/>
                  <anim:transitionFilter smil:dur="0.5s" smil:targetElement="id165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67" smil:attributeName="visibility" smil:to="visible"/>
                  <anim:animate smil:dur="0.25s" smil:fill="hold" smil:targetElement="id167" smil:attributeName="width" smil:values="width*0.05;width" smil:keyTimes="0;1"/>
                  <anim:animate smil:dur="0.25s" smil:fill="hold" smil:targetElement="id167" smil:attributeName="height" smil:values="height;height" smil:keyTimes="0;1"/>
                  <anim:animate smil:dur="0.25s" smil:fill="hold" smil:targetElement="id167" smil:attributeName="x" smil:values="x-.2;x" smil:keyTimes="0;1"/>
                  <anim:animate smil:dur="0.25s" smil:fill="hold" smil:targetElement="id167" smil:attributeName="y" smil:values="y;y" smil:keyTimes="0;1"/>
                  <anim:transitionFilter smil:dur="0.25s" smil:targetElement="id16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9" smil:attributeName="visibility" smil:to="visible"/>
                  <anim:animate smil:dur="0.5s" smil:fill="hold" smil:targetElement="id169" smil:attributeName="width" smil:values="width*0.05;width" smil:keyTimes="0;1"/>
                  <anim:animate smil:dur="0.5s" smil:fill="hold" smil:targetElement="id169" smil:attributeName="height" smil:values="height;height" smil:keyTimes="0;1"/>
                  <anim:animate smil:dur="0.5s" smil:fill="hold" smil:targetElement="id169" smil:attributeName="x" smil:values="x-.2;x" smil:keyTimes="0;1"/>
                  <anim:animate smil:dur="0.5s" smil:fill="hold" smil:targetElement="id169" smil:attributeName="y" smil:values="y;y" smil:keyTimes="0;1"/>
                  <anim:transitionFilter smil:dur="0.5s" smil:targetElement="id16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4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176" draw:id="id176">
          <svg:title>TexMaths</svg:title>
          <svg:desc>24§display§\text {I}§svg§600§FALSE§</svg:desc>
          <draw:polygon draw:style-name="gr2" draw:text-style-name="P6" draw:layer="layout" svg:width="0.197cm" svg:height="0.493cm" svg:x="4.244cm" svg:y="1.647cm" svg:viewBox="0 0 198 494" draw:points="100,494 0,494 0,0 198,0 198,494">
            <text:p/>
          </draw:polygon>
          <draw:path draw:style-name="gr3" draw:text-style-name="P7" draw:layer="layout" svg:width="0.258cm" svg:height="0.577cm" svg:x="4.225cm" svg:y="1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7" draw:id="id177">
          <svg:title>TexMaths</svg:title>
          <svg:desc>24§display§= \int \frac{ \sec^2 x }{ 4 \tan^2 x + 9 }\ dx§svg§600§FALSE§</svg:desc>
          <draw:polygon draw:style-name="gr2" draw:text-style-name="P6" draw:layer="layout" svg:width="7.392cm" svg:height="1.912cm" svg:x="4.932cm" svg:y="0.859cm" svg:viewBox="0 0 7393 1913" draw:points="3695,1913 0,1913 0,0 7393,0 7393,1913">
            <text:p/>
          </draw:polygon>
          <draw:path draw:style-name="gr3" draw:text-style-name="P7" draw:layer="layout" svg:width="0.561cm" svg:height="0.199cm" svg:x="4.938cm" svg:y="1.777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75cm" svg:height="1.875cm" svg:x="5.827cm" svg:y="0.938cm" svg:viewBox="0 0 751 1876" svg:d="M40 1838c27 0 43-20 43-41 0-29-22-42-41-42-21 0-42 13-42 42 0 44 42 79 94 79 129 0 177-198 236-442 65-267 121-537 167-808 31-179 62-348 90-457 10-42 39-150 73-150 25 0 46 16 50 19-29 2-42 20-42 41 0 29 21 42 40 42 21 0 43-13 43-42 0-46-46-79-93-79-65 0-111 92-159 265-2 8-117 432-209 985-23 129-48 271-75 388-15 61-54 221-123 221-31 0-50-21-52-21z">
            <text:p/>
          </draw:path>
          <draw:path draw:style-name="gr3" draw:text-style-name="P7" draw:layer="layout" svg:width="0.277cm" svg:height="0.389cm" svg:x="7.969cm" svg:y="1.138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8.297cm" svg:y="1.13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8.677cm" svg:y="1.138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2cm" svg:height="0.393cm" svg:x="9.059cm" svg:y="0.81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9.566cm" svg:y="1.14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6 0 134-109 134-131 0-7-7-7-9-7-8 0-10 2-12 7-27 93-84 112-113 112-33 0-46-27-46-56 0-19 6-36 15-75z">
            <text:p/>
          </draw:path>
          <draw:polygon draw:style-name="gr3" draw:text-style-name="P7" draw:layer="layout" svg:width="4.234cm" svg:height="0.035cm" svg:x="6.865cm" svg:y="1.858cm" svg:viewBox="0 0 4235 36" draw:points="2117,36 0,36 0,0 4235,0 4235,36">
            <text:p/>
          </draw:polygon>
          <draw:path draw:style-name="gr3" draw:text-style-name="P7" draw:layer="layout" svg:width="0.375cm" svg:height="0.571cm" svg:x="6.888cm" svg:y="2.113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264cm" svg:height="0.529cm" svg:x="7.443cm" svg:y="2.165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7.79cm" svg:y="2.305cm" svg:viewBox="0 0 382 390" svg:d="M246 315c4 34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8.203cm" svg:y="2.31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2cm" svg:height="0.393cm" svg:x="8.683cm" svg:y="1.98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9.19cm" svg:y="2.31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8 0 136-109 136-131 0-7-7-7-9-7-8 0-10 2-12 7-27 93-86 112-113 112-33 0-46-27-46-56 0-19 6-36 15-75z">
            <text:p/>
          </draw:path>
          <draw:path draw:style-name="gr3" draw:text-style-name="P7" draw:layer="layout" svg:width="0.561cm" svg:height="0.564cm" svg:x="9.881cm" svg:y="2.192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7" draw:layer="layout" svg:width="0.35cm" svg:height="0.581cm" svg:x="10.712cm" svg:y="2.123cm" svg:viewBox="0 0 351 582" svg:d="M276 294v27c0 199-88 238-138 238-15 0-59-2-82-31 36 0 44-25 44-38 0-27-21-41-40-41-14 0-39 8-39 43 0 55 46 90 117 90 110 0 213-115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7" draw:layer="layout" svg:width="0.402cm" svg:height="0.596cm" svg:x="11.515cm" svg:y="1.501cm" svg:viewBox="0 0 403 597" svg:d="M403 10c0-2 0-10-11-10-12 0-93 8-108 10-6 0-11 3-11 15 0 11 7 11 21 11 40 0 42 6 42 14l-4 17-50 200c-15-31-40-54-79-54-97 0-203 125-203 248 0 80 46 136 113 136 18 0 60-4 110-63 7 34 36 63 76 63 31 0 50-19 64-48 13-29 25-80 25-82 0-10-8-10-10-10-9 0-9 4-11 15-16 56-31 106-66 106-23 0-25-21-25-38 0-22 2-27 6-41zM227 486c-4 15-4 17-18 32-36 47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1.945cm" svg:y="1.71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6 0 134-109 134-131 0-7-7-7-9-7-8 0-10 2-12 7-27 93-84 112-113 112-33 0-46-27-46-56 0-19 6-36 15-75z">
            <text:p/>
          </draw:path>
        </draw:g>
        <draw:g xml:id="id183" draw:id="id183">
          <svg:title>TexMaths</svg:title>
          <svg:desc>24§display§\therefore§svg§600§FALSE§</svg:desc>
          <draw:polygon draw:style-name="gr2" draw:text-style-name="P6" draw:layer="layout" svg:width="0.453cm" svg:height="0.371cm" svg:x="3.141cm" svg:y="10.749cm" svg:viewBox="0 0 454 372" draw:points="227,372 0,372 0,0 454,0 454,372">
            <text:p/>
          </draw:polygon>
          <draw:path draw:style-name="gr3" draw:text-style-name="P7" draw:layer="layout" svg:width="0.513cm" svg:height="0.455cm" svg:x="3.124cm" svg:y="10.7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178" draw:id="id178">
          <svg:title>TexMaths</svg:title>
          <svg:desc>24§display§\text {Put, } \tan x = t, \ \text {Diff } w.\ r.\ t.\ x.\ \ \sec^2 x \ dx = dt §svg§600§FALSE§</svg:desc>
          <draw:polygon draw:style-name="gr2" draw:text-style-name="P6" draw:layer="layout" svg:width="16.901cm" svg:height="0.819cm" svg:x="4.14cm" svg:y="3.452cm" svg:viewBox="0 0 16902 820" draw:points="8451,820 0,820 0,0 16902,0 16902,820">
            <text:p/>
          </draw:polygon>
          <draw:path draw:style-name="gr3" draw:text-style-name="P7" draw:layer="layout" svg:width="0.498cm" svg:height="0.577cm" svg:x="4.127cm" svg:y="3.575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699cm" svg:y="3.777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5.156cm" svg:y="3.631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5.542cm" svg:y="4.061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6.141cm" svg:y="3.631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6.488cm" svg:y="3.773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6.901cm" svg:y="3.77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7.508cm" svg:y="3.7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562cm" svg:height="0.199cm" svg:x="8.247cm" svg:y="3.8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9.109cm" svg:y="3.623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9.468cm" svg:y="4.061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10.08cm" svg:y="3.575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10.724cm" svg:y="3.58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10.952cm" svg:y="3.556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3 11-33 34 0 6 2 27 25 35-2 11-2 19-2 29v97z">
            <text:p/>
          </draw:path>
          <draw:path draw:style-name="gr3" draw:text-style-name="P7" draw:layer="layout" svg:width="0.56cm" svg:height="0.383cm" svg:x="11.728cm" svg:y="3.777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402cm" svg:y="4.061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87cm" svg:y="3.777cm" svg:viewBox="0 0 346 384" svg:d="M50 325c-2 13-8 32-8 36 0 16 12 23 25 23 10 0 25-7 31-23 2-4 31-119 34-134 6-29 22-89 27-112 4-9 27-50 48-69 6-6 31-27 68-27 23 0 34 10 36 10-27 4-44 25-44 46 0 13 9 31 32 31 22 0 47-20 47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3.275cm" svg:y="4.061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736cm" svg:y="3.623cm" svg:viewBox="0 0 261 540" svg:d="M156 192h80c15 0 25 0 25-17 0-10-10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1cm" svg:height="0.091cm" svg:x="14.095cm" svg:y="4.061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561cm" svg:y="3.7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091cm" svg:height="0.091cm" svg:x="15.091cm" svg:y="4.061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5.984cm" svg:y="3.773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6.312cm" svg:y="3.77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6.692cm" svg:y="3.773cm" svg:viewBox="0 0 323 390" svg:d="M71 196c0-138 69-175 113-175 8 0 62 0 92 31-36 4-40 29-40 40 0 21 15 39 39 39 23 0 40-16 40-41 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7.076cm" svg:y="3.4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7.581cm" svg:y="3.777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7" draw:layer="layout" svg:width="0.402cm" svg:height="0.597cm" svg:x="18.355cm" svg:y="3.566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8.785cm" svg:y="3.7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2cm" svg:height="0.199cm" svg:x="19.524cm" svg:y="3.8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20.4cm" svg:y="3.566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26cm" svg:height="0.539cm" svg:x="20.824cm" svg:y="3.623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179" draw:id="id179">
          <svg:title>TexMaths</svg:title>
          <svg:desc>24§display§\text {I}§svg§600§FALSE§</svg:desc>
          <draw:polygon draw:style-name="gr2" draw:text-style-name="P6" draw:layer="layout" svg:width="0.197cm" svg:height="0.493cm" svg:x="4.244cm" svg:y="5.547cm" svg:viewBox="0 0 198 494" draw:points="100,494 0,494 0,0 198,0 198,494">
            <text:p/>
          </draw:polygon>
          <draw:path draw:style-name="gr3" draw:text-style-name="P7" draw:layer="layout" svg:width="0.258cm" svg:height="0.577cm" svg:x="4.225cm" svg:y="5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0" draw:id="id180">
          <svg:title>TexMaths</svg:title>
          <svg:desc>24§display§= \int \frac{ 1 }{ 4 t^2 + 9 }\ dt§svg§600§FALSE§</svg:desc>
          <draw:polygon draw:style-name="gr2" draw:text-style-name="P6" draw:layer="layout" svg:width="5.549cm" svg:height="1.791cm" svg:x="4.932cm" svg:y="4.861cm" svg:viewBox="0 0 5550 1792" draw:points="2774,1792 0,1792 0,0 5550,0 5550,1792">
            <text:p/>
          </draw:polygon>
          <draw:path draw:style-name="gr3" draw:text-style-name="P7" draw:layer="layout" svg:width="0.561cm" svg:height="0.199cm" svg:x="4.938cm" svg:y="5.659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75cm" svg:height="1.876cm" svg:x="5.827cm" svg:y="4.819cm" svg:viewBox="0 0 751 1877" svg:d="M40 1839c27 0 43-20 43-41 0-29-22-42-41-42-21 0-42 13-42 42 0 44 42 79 94 79 129 0 177-198 236-442 65-267 121-538 167-809 31-178 62-347 90-457 10-42 39-150 73-150 25 0 46 16 50 19-29 2-42 20-42 41 0 29 21 42 40 42 21 0 43-13 43-42 0-46-46-79-93-79-65 0-111 92-159 265-2 8-117 432-209 986-23 128-48 271-75 388-15 61-54 221-123 221-31 0-50-21-52-21z">
            <text:p/>
          </draw:path>
          <draw:path draw:style-name="gr3" draw:text-style-name="P7" draw:layer="layout" svg:width="0.279cm" svg:height="0.564cm" svg:x="8.007cm" svg:y="4.834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2.558cm" svg:height="0.036cm" svg:x="6.865cm" svg:y="5.739cm" svg:viewBox="0 0 2559 37" draw:points="1280,37 0,37 0,0 2559,0 2559,37">
            <text:p/>
          </draw:polygon>
          <draw:path draw:style-name="gr3" draw:text-style-name="P7" draw:layer="layout" svg:width="0.375cm" svg:height="0.572cm" svg:x="6.888cm" svg:y="5.976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26cm" svg:height="0.539cm" svg:x="7.307cm" svg:y="6.018cm" svg:viewBox="0 0 261 540" svg:d="M155 192h81c15 0 25 0 25-17 0-10-10-10-25-10h-73c29-121 35-136 35-142 0-15-12-23-25-23-2 0-27 0-35 31l-32 134h-81c-17 0-25 0-25 16 0 11 8 11 23 11h75c-60 240-63 254-63 269 0 46 32 79 76 79 89 0 137-125 137-131 0-7-8-7-12-7-6 0-8 1-11 11-37 88-83 108-112 108-17 0-25-12-25-39 0-21 2-27 4-40z">
            <text:p/>
          </draw:path>
          <draw:path draw:style-name="gr3" draw:text-style-name="P7" draw:layer="layout" svg:width="0.262cm" svg:height="0.393cm" svg:x="7.629cm" svg:y="5.9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561cm" svg:height="0.564cm" svg:x="8.205cm" svg:y="6.054cm" svg:viewBox="0 0 562 565" svg:d="M299 300h237c11 0 26 0 26-18 0-17-15-17-26-17h-237v-236c0-14 0-29-17-29s-17 15-17 29v236h-236c-14 0-29 0-29 17 0 18 15 18 29 18h236v236c0 12 0 29 17 29s17-17 17-29z">
            <text:p/>
          </draw:path>
          <draw:path draw:style-name="gr3" draw:text-style-name="P7" draw:layer="layout" svg:width="0.35cm" svg:height="0.581cm" svg:x="9.036cm" svg:y="5.985cm" svg:viewBox="0 0 351 582" svg:d="M276 294v27c0 200-88 238-138 238-13 0-59-2-82-31 36 0 44-25 44-38 0-27-21-40-40-40-14 0-39 7-39 42 0 56 46 90 117 90 110 0 213-115 213-296 0-228-96-286-172-286-47 0-89 15-125 54-35 38-54 73-54 136 0 106 75 188 169 188 52 0 86-34 107-84zM171 359c-14 0-54 0-79-52-15-32-15-75-15-115 0-46 0-86 17-117 23-42 56-54 85-54 40 0 67 29 82 67 10 27 14 81 14 119 0 72-29 152-104 152z">
            <text:p/>
          </draw:path>
          <draw:path draw:style-name="gr3" draw:text-style-name="P7" draw:layer="layout" svg:width="0.402cm" svg:height="0.596cm" svg:x="9.839cm" svg:y="5.382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26cm" svg:height="0.539cm" svg:x="10.263cm" svg:y="5.44cm" svg:viewBox="0 0 261 540" svg:d="M155 192h81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181" draw:id="id181">
          <svg:title>TexMaths</svg:title>
          <svg:desc>24§display§= \int \frac{ 1 }{ ( 2t )^2 + (3)^2 }\ dt§svg§600§FALSE§</svg:desc>
          <draw:polygon draw:style-name="gr2" draw:text-style-name="P6" draw:layer="layout" svg:width="7.239cm" svg:height="1.854cm" svg:x="11.232cm" svg:y="4.862cm" svg:viewBox="0 0 7240 1855" draw:points="3621,1855 0,1855 0,0 7240,0 7240,1855">
            <text:p/>
          </draw:polygon>
          <draw:path draw:style-name="gr3" draw:text-style-name="P7" draw:layer="layout" svg:width="0.562cm" svg:height="0.199cm" svg:x="11.238cm" svg:y="5.65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12.127cm" svg:y="4.82cm" svg:viewBox="0 0 751 1876" svg:d="M40 1837c27 0 43-19 43-40 0-29-22-42-41-42-21 0-42 13-42 42 0 44 42 79 94 79 129 0 177-198 236-442 65-267 121-537 167-808 31-179 62-348 90-457 10-42 39-150 73-150 25 0 47 16 50 19-28 2-42 20-42 41 0 29 21 42 40 42 22 0 43-13 43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15.152cm" svg:y="4.835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4.248cm" svg:height="0.035cm" svg:x="13.165cm" svg:y="5.74cm" svg:viewBox="0 0 4249 36" draw:points="2125,36 0,36 0,0 4249,0 4249,36">
            <text:p/>
          </draw:polygon>
          <draw:path draw:style-name="gr3" draw:text-style-name="P7" draw:layer="layout" svg:width="0.197cm" svg:height="0.844cm" svg:x="13.248cm" svg:y="5.91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37cm" svg:height="0.563cm" svg:x="13.536cm" svg:y="5.985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8 74-7 8-63 8-80 8z">
            <text:p/>
          </draw:path>
          <draw:path draw:style-name="gr3" draw:text-style-name="P7" draw:layer="layout" svg:width="0.26cm" svg:height="0.538cm" svg:x="13.935cm" svg:y="6.018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  <draw:path draw:style-name="gr3" draw:text-style-name="P7" draw:layer="layout" svg:width="0.197cm" svg:height="0.844cm" svg:x="14.267cm" svg:y="5.91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14.584cm" svg:y="5.91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563cm" svg:x="15.16cm" svg:y="6.054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7" draw:layer="layout" svg:width="0.197cm" svg:height="0.844cm" svg:x="16.041cm" svg:y="5.91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16.32cm" svg:y="5.985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197cm" svg:height="0.844cm" svg:x="16.755cm" svg:y="5.91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17.072cm" svg:y="5.91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7.829cm" svg:y="5.383cm" svg:viewBox="0 0 403 597" svg:d="M403 10c0-2 0-10-11-10-12 0-93 8-108 10-6 0-11 3-11 15 0 11 7 11 21 11 40 0 42 6 42 14l-4 17-50 200c-15-31-40-54-78-54-98 0-204 125-204 248 0 80 46 136 113 136 18 0 60-4 110-63 7 34 36 63 76 63 31 0 50-19 64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26cm" svg:height="0.538cm" svg:x="18.253cm" svg:y="5.44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</draw:g>
        <draw:g xml:id="id182" draw:id="id182">
          <svg:title>TexMaths</svg:title>
          <svg:desc>24§display§= \frac{1}{3} \tan^{-1}\left( \frac{2t}{3} \right) \left( \frac{1}{2} \right)\ + \ c§svg§600§FALSE§</svg:desc>
          <draw:polygon draw:style-name="gr2" draw:text-style-name="P6" draw:layer="layout" svg:width="9.97cm" svg:height="1.941cm" svg:x="4.934cm" svg:y="7.261cm" svg:viewBox="0 0 9971 1942" draw:points="4984,1942 0,1942 0,0 9971,0 9971,1942">
            <text:p/>
          </draw:polygon>
          <draw:path draw:style-name="gr3" draw:text-style-name="P7" draw:layer="layout" svg:width="0.562cm" svg:height="0.199cm" svg:x="4.94cm" svg:y="8.13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5.959cm" svg:y="7.309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5.882cm" svg:y="8.214cm" svg:viewBox="0 0 424 36" draw:points="211,36 0,36 0,0 424,0 424,36">
            <text:p/>
          </draw:polygon>
          <draw:path draw:style-name="gr3" draw:text-style-name="P7" draw:layer="layout" svg:width="0.35cm" svg:height="0.581cm" svg:x="5.919cm" svg:y="8.4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266cm" svg:height="0.529cm" svg:x="6.562cm" svg:y="7.924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6.91cm" svg:y="8.06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7.324cm" svg:y="8.0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7.829cm" svg:y="7.931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357cm" svg:y="7.701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8.987cm" svg:y="7.219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37cm" svg:height="0.564cm" svg:x="9.577cm" svg:y="7.30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6cm" svg:height="0.539cm" svg:x="9.974cm" svg:y="7.344cm" svg:viewBox="0 0 261 540" svg:d="M156 192h80c16 0 25 0 25-17 0-10-9-10-25-10h-73c29-121 35-136 35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  <draw:polygon draw:style-name="gr3" draw:text-style-name="P7" draw:layer="layout" svg:width="0.727cm" svg:height="0.035cm" svg:x="9.534cm" svg:y="8.214cm" svg:viewBox="0 0 728 36" draw:points="365,36 0,36 0,0 728,0 728,36">
            <text:p/>
          </draw:polygon>
          <draw:path draw:style-name="gr3" draw:text-style-name="P7" draw:layer="layout" svg:width="0.35cm" svg:height="0.581cm" svg:x="9.721cm" svg:y="8.46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16cm" svg:height="2.025cm" svg:x="10.391cm" svg:y="7.219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416cm" svg:height="2.025cm" svg:x="11.299cm" svg:y="7.219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279cm" svg:height="0.564cm" svg:x="11.919cm" svg:y="7.309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11.844cm" svg:y="8.214cm" svg:viewBox="0 0 424 36" draw:points="211,36 0,36 0,0 424,0 424,36">
            <text:p/>
          </draw:polygon>
          <draw:path draw:style-name="gr3" draw:text-style-name="P7" draw:layer="layout" svg:width="0.337cm" svg:height="0.564cm" svg:x="11.886cm" svg:y="8.4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416cm" svg:height="2.025cm" svg:x="12.397cm" svg:y="7.219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7" draw:layer="layout" svg:width="0.562cm" svg:height="0.564cm" svg:x="13.505cm" svg:y="7.95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4.617cm" svg:y="8.07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84" draw:id="id184">
          <svg:title>TexMaths</svg:title>
          <svg:desc>24§display§\text {I}§svg§600§FALSE§</svg:desc>
          <draw:polygon draw:style-name="gr2" draw:text-style-name="P6" draw:layer="layout" svg:width="0.197cm" svg:height="0.493cm" svg:x="4.245cm" svg:y="10.647cm" svg:viewBox="0 0 198 494" draw:points="100,494 0,494 0,0 198,0 198,494">
            <text:p/>
          </draw:polygon>
          <draw:path draw:style-name="gr3" draw:text-style-name="P7" draw:layer="layout" svg:width="0.258cm" svg:height="0.577cm" svg:x="4.226cm" svg:y="10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5" draw:id="id185">
          <svg:title>TexMaths</svg:title>
          <svg:desc>24§display§= \frac{1}{6} \tan^{-1}\left( \frac{2 \tan x}{3} \right) \ + \ c §svg§600§FALSE§</svg:desc>
          <draw:polygon draw:style-name="gr2" draw:text-style-name="P6" draw:layer="layout" svg:width="9.639cm" svg:height="1.941cm" svg:x="4.935cm" svg:y="9.861cm" svg:viewBox="0 0 9640 1942" draw:points="4821,1942 0,1942 0,0 9640,0 9640,1942">
            <text:p/>
          </draw:polygon>
          <draw:path draw:style-name="gr3" draw:text-style-name="P7" draw:layer="layout" svg:width="0.562cm" svg:height="0.199cm" svg:x="4.941cm" svg:y="10.73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5.96cm" svg:y="9.909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5.883cm" svg:y="10.814cm" svg:viewBox="0 0 424 36" draw:points="211,36 0,36 0,0 424,0 424,36">
            <text:p/>
          </draw:polygon>
          <draw:path draw:style-name="gr3" draw:text-style-name="P7" draw:layer="layout" svg:width="0.35cm" svg:height="0.581cm" svg:x="5.92cm" svg:y="11.06cm" svg:viewBox="0 0 351 582" svg:d="M77 286v-21c0-213 105-244 148-244 21 0 55 6 75 35-14 0-47 0-47 36 0 27 20 41 39 41 13 0 38-8 38-41 0-52-36-92-107-92-108 0-223 109-223 296 0 226 98 286 177 286 94 0 174-79 174-190 0-108-75-190-169-190-57 0-88 44-105 84zM177 559c-54 0-79-52-83-64-15-40-15-107-15-122 0-66 27-152 103-152 14 0 52 0 79 54 15 30 15 75 15 115s0 82-15 113c-25 52-65 56-84 56z">
            <text:p/>
          </draw:path>
          <draw:path draw:style-name="gr3" draw:text-style-name="P7" draw:layer="layout" svg:width="0.266cm" svg:height="0.529cm" svg:x="6.563cm" svg:y="10.524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6.911cm" svg:y="10.66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7.325cm" svg:y="10.6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7.83cm" svg:y="10.531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358cm" svg:y="10.301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8.988cm" svg:y="9.819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37cm" svg:height="0.564cm" svg:x="9.577cm" svg:y="9.90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66cm" svg:height="0.529cm" svg:x="10.113cm" svg:y="9.953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10.46cm" svg:y="10.09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0.873cm" svg:y="10.09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1.48cm" svg:y="10.09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  <draw:polygon draw:style-name="gr3" draw:text-style-name="P7" draw:layer="layout" svg:width="2.405cm" svg:height="0.035cm" svg:x="9.535cm" svg:y="10.814cm" svg:viewBox="0 0 2406 36" draw:points="1202,36 0,36 0,0 2406,0 2406,36">
            <text:p/>
          </draw:polygon>
          <draw:path draw:style-name="gr3" draw:text-style-name="P7" draw:layer="layout" svg:width="0.35cm" svg:height="0.581cm" svg:x="10.56cm" svg:y="11.0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16cm" svg:height="2.025cm" svg:x="12.067cm" svg:y="9.819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7" draw:layer="layout" svg:width="0.562cm" svg:height="0.564cm" svg:x="13.175cm" svg:y="10.55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4.287cm" svg:y="10.67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88" draw:id="id188">
          <svg:title>TexMaths</svg:title>
          <svg:desc>24§display§\text {I}§svg§600§FALSE§</svg:desc>
          <draw:polygon draw:style-name="gr2" draw:text-style-name="P6" draw:layer="layout" svg:width="0.197cm" svg:height="0.493cm" svg:x="4.944cm" svg:y="13.048cm" svg:viewBox="0 0 198 494" draw:points="100,494 0,494 0,0 198,0 198,494">
            <text:p/>
          </draw:polygon>
          <draw:path draw:style-name="gr3" draw:text-style-name="P7" draw:layer="layout" svg:width="0.258cm" svg:height="0.577cm" svg:x="4.925cm" svg:y="13.0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9" draw:id="id189">
          <svg:title>TexMaths</svg:title>
          <svg:desc>24§display§= \int \frac{1}{3 \sin^2 x + 4 }\ dx§svg§600§FALSE§</svg:desc>
          <draw:polygon draw:style-name="gr2" draw:text-style-name="P6" draw:layer="layout" svg:width="7.21cm" svg:height="1.791cm" svg:x="5.633cm" svg:y="12.361cm" svg:viewBox="0 0 7211 1792" draw:points="3605,1792 0,1792 0,0 7211,0 7211,1792">
            <text:p/>
          </draw:polygon>
          <draw:path draw:style-name="gr3" draw:text-style-name="P7" draw:layer="layout" svg:width="0.562cm" svg:height="0.199cm" svg:x="5.639cm" svg:y="13.15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6.528cm" svg:y="12.319cm" svg:viewBox="0 0 751 1877" svg:d="M40 1839c27 0 43-20 43-41 0-29-22-42-41-42-21 0-42 13-42 42 0 44 42 79 94 79 129 0 177-198 236-442 65-267 121-538 167-809 31-178 62-347 90-457 10-42 39-150 73-150 25 0 46 16 50 19-28 2-42 20-42 41 0 29 21 42 40 42 22 0 43-13 43-42 0-46-46-79-93-79-65 0-111 92-159 265-2 8-117 432-209 986-23 128-48 271-75 388-15 61-54 221-123 221-31 0-50-21-52-21z">
            <text:p/>
          </draw:path>
          <draw:path draw:style-name="gr3" draw:text-style-name="P7" draw:layer="layout" svg:width="0.279cm" svg:height="0.564cm" svg:x="9.455cm" svg:y="12.334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4.052cm" svg:height="0.036cm" svg:x="7.566cm" svg:y="13.239cm" svg:viewBox="0 0 4053 37" draw:points="2027,37 0,37 0,0 4053,0 4053,37">
            <text:p/>
          </draw:polygon>
          <draw:path draw:style-name="gr3" draw:text-style-name="P7" draw:layer="layout" svg:width="0.35cm" svg:height="0.581cm" svg:x="7.601cm" svg:y="13.549cm" svg:viewBox="0 0 351 582" svg:d="M211 265c69-21 117-81 117-148 0-69-73-117-155-117-85 0-150 50-150 115 0 27 19 44 42 44 27 0 44-19 44-44 0-42-40-42-51-42 25-40 80-52 111-52 34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277cm" svg:height="0.389cm" svg:x="8.156cm" svg:y="13.733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8.49cm" svg:y="13.54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8.722cm" svg:y="13.73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2cm" svg:height="0.393cm" svg:x="9.202cm" svg:y="13.364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9.707cm" svg:y="13.73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4 111-113 111-33 0-46-27-46-56 0-19 6-36 15-75z">
            <text:p/>
          </draw:path>
          <draw:path draw:style-name="gr3" draw:text-style-name="P7" draw:layer="layout" svg:width="0.562cm" svg:height="0.564cm" svg:x="10.4cm" svg:y="13.618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7" draw:layer="layout" svg:width="0.375cm" svg:height="0.572cm" svg:x="11.22cm" svg:y="13.539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02cm" svg:height="0.596cm" svg:x="12.034cm" svg:y="12.882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2.464cm" svg:y="13.095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</draw:g>
        <draw:g xml:id="id187" draw:id="id187">
          <svg:title>TexMaths</svg:title>
          <svg:desc>24§display§\text {Let,}§svg§600§FALSE§</svg:desc>
          <draw:polygon draw:style-name="gr2" draw:text-style-name="P6" draw:layer="layout" svg:width="1.318cm" svg:height="0.655cm" svg:x="3.04cm" svg:y="13.051cm" svg:viewBox="0 0 1319 656" draw:points="659,656 0,656 0,0 1319,0 1319,656">
            <text:p/>
          </draw:polygon>
          <draw:path draw:style-name="gr3" draw:text-style-name="P7" draw:layer="layout" svg:width="0.464cm" svg:height="0.577cm" svg:x="3.025cm" svg:y="13.0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549cm" svg:y="13.2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916cm" svg:y="13.0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3cm" svg:y="13.495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6" draw:id="id186">
          <svg:title>TexMaths</svg:title>
          <svg:desc>24§display§\text {(2)}§svg§600§FALSE§</svg:desc>
          <draw:polygon draw:style-name="gr2" draw:text-style-name="P6" draw:layer="layout" svg:width="0.91cm" svg:height="0.759cm" svg:x="1.722cm" svg:y="12.95cm" svg:viewBox="0 0 911 760" draw:points="455,760 0,760 0,0 911,0 911,760">
            <text:p/>
          </draw:polygon>
          <draw:path draw:style-name="gr3" draw:text-style-name="P7" draw:layer="layout" svg:width="0.197cm" svg:height="0.844cm" svg:x="1.762cm" svg:y="12.9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64cm" svg:x="2.051cm" svg:y="12.979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479cm" svg:y="12.9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90" draw:id="id190">
          <svg:title>TexMaths</svg:title>
          <svg:desc>24§display§= \int \frac{ \frac{1}{ \cos^2 x } }{ \frac{ 3 \sin^2 x + 4 }{ \cos^2 x } }\ dx§svg§600§FALSE§</svg:desc>
          <draw:polygon draw:style-name="gr2" draw:text-style-name="P6" draw:layer="layout" svg:width="6.324cm" svg:height="2.257cm" svg:x="13.434cm" svg:y="12.36cm" svg:viewBox="0 0 6325 2258" draw:points="3162,2258 0,2258 0,0 6325,0 6325,2258">
            <text:p/>
          </draw:polygon>
          <draw:path draw:style-name="gr3" draw:text-style-name="P7" draw:layer="layout" svg:width="0.562cm" svg:height="0.199cm" svg:x="13.44cm" svg:y="13.35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14.329cm" svg:y="12.514cm" svg:viewBox="0 0 751 1876" svg:d="M40 1837c27 0 43-19 43-40 0-29-22-42-41-42-21 0-42 13-42 42 0 44 42 79 94 79 129 0 177-198 236-442 66-267 121-538 167-808 31-179 62-348 91-457 9-42 38-150 73-150 24 0 46 16 49 19-28 2-42 20-42 41 0 29 21 42 41 42 21 0 42-13 42-42 0-46-46-79-92-79-66 0-112 92-160 265-2 8-117 432-209 985-23 128-48 270-75 387-15 62-54 221-123 221-31 0-50-21-52-21z">
            <text:p/>
          </draw:path>
          <draw:path draw:style-name="gr3" draw:text-style-name="P7" draw:layer="layout" svg:width="0.216cm" svg:height="0.393cm" svg:x="16.846cm" svg:y="12.318cm" svg:viewBox="0 0 217 394" svg:d="M134 17c0-17-2-17-17-17-38 36-92 38-117 38v22c13 0 54 0 86-18v304c0 19 0 26-59 26h-23v22c11 0 84-2 105-2 20 0 95 2 108 2v-22h-23c-60 0-60-7-60-26z">
            <text:p/>
          </draw:path>
          <draw:polygon draw:style-name="gr3" draw:text-style-name="P7" draw:layer="layout" svg:width="1.731cm" svg:height="0.035cm" svg:x="16.086cm" svg:y="12.815cm" svg:viewBox="0 0 1732 36" draw:points="866,36 0,36 0,0 1732,0 1732,36">
            <text:p/>
          </draw:polygon>
          <draw:path draw:style-name="gr3" draw:text-style-name="P7" draw:layer="layout" svg:width="0.251cm" svg:height="0.27cm" svg:x="16.113cm" svg:y="13.071cm" svg:viewBox="0 0 252 271" svg:d="M204 29c-10 4-16 13-16 25 0 17 10 29 27 29s29-12 29-29c0-54-83-54-100-54-88 0-144 69-144 136 0 75 63 135 142 135 88 0 110-69 110-77s-8-8-12-8c-8 0-8 2-10 12-13 36-46 53-82 53-40 0-94-28-94-115 0-75 36-117 92-117 8 0 36 0 58 10z">
            <text:p/>
          </draw:path>
          <draw:path draw:style-name="gr3" draw:text-style-name="P7" draw:layer="layout" svg:width="0.291cm" svg:height="0.27cm" svg:x="16.408cm" svg:y="13.071cm" svg:viewBox="0 0 292 271" svg:d="M292 138c0-75-64-138-146-138-83 0-146 63-146 138s65 133 146 133 146-58 146-133zM146 251c-23 0-54-5-75-36-15-23-17-54-17-83 0-24 0-59 21-86 15-17 40-29 71-29 34 0 59 16 73 35 17 23 19 54 19 80 0 29-2 62-19 85s-44 34-73 34z">
            <text:p/>
          </draw:path>
          <draw:path draw:style-name="gr3" draw:text-style-name="P7" draw:layer="layout" svg:width="0.214cm" svg:height="0.27cm" svg:x="16.748cm" svg:y="13.071cm" svg:viewBox="0 0 215 271" svg:d="M200 15c0-9 0-15-10-15-2 0-4 0-11 8 0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3 50 73 68 0 5 7 5 9 5 12 0 12-3 12-15z">
            <text:p/>
          </draw:path>
          <draw:path draw:style-name="gr3" draw:text-style-name="P7" draw:layer="layout" svg:width="0.21cm" svg:height="0.281cm" svg:x="17.026cm" svg:y="12.884cm" svg:viewBox="0 0 211 282" svg:d="M211 202h-17c-2 7-6 34-12 38-3 2-40 2-46 2h-82c27-21 59-44 84-62 39-26 73-51 73-96 0-53-50-84-111-84-58 0-100 33-100 75 0 21 19 25 25 25 11 0 25-8 25-25 0-15-12-23-25-25 13-19 36-31 65-31 42 0 77 25 77 65 0 37-25 64-58 91l-103 88c-6 4-6 4-6 8v11h198z">
            <text:p/>
          </draw:path>
          <draw:path draw:style-name="gr3" draw:text-style-name="P7" draw:layer="layout" svg:width="0.318cm" svg:height="0.268cm" svg:x="17.46cm" svg:y="13.072cm" svg:viewBox="0 0 319 269" svg:d="M119 200c-6 19-25 51-56 51-2 0-19 0-32-7 25-8 27-29 27-33 0-13-10-23-23-23-18 0-35 15-35 37 0 30 33 44 63 44 27 0 50-18 66-42 15 30 48 42 71 42 69 0 103-75 103-92 0-8-7-8-7-8-10 0-10 4-12 11-13 41-48 71-82 71-23 0-37-15-37-38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olygon draw:style-name="gr3" draw:text-style-name="P7" draw:layer="layout" svg:width="3.167cm" svg:height="0.035cm" svg:x="15.368cm" svg:y="13.433cm" svg:viewBox="0 0 3168 36" draw:points="1584,36 0,36 0,0 3168,0 3168,36">
            <text:p/>
          </draw:polygon>
          <draw:path draw:style-name="gr3" draw:text-style-name="P7" draw:layer="layout" svg:width="0.272cm" svg:height="0.404cm" svg:x="15.5cm" svg:y="13.637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31-13 31-30 0-18-14-29-31-31 21-27 61-33 82-33 27 0 66 14 66 66 0 25-8 51-25 69-19 23-35 25-65 27-16 0-16 0-20 1 0 0-5 0-5 8s5 8 15 8z">
            <text:p/>
          </draw:path>
          <draw:path draw:style-name="gr3" draw:text-style-name="P7" draw:layer="layout" svg:width="0.214cm" svg:height="0.27cm" svg:x="15.947cm" svg:y="13.765cm" svg:viewBox="0 0 215 271" svg:d="M200 15c0-9 0-15-10-15-2 0-4 0-11 8-2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1 50 73 68 0 5 7 5 9 5 12 0 12-3 12-15z">
            <text:p/>
          </draw:path>
          <draw:path draw:style-name="gr3" draw:text-style-name="P7" draw:layer="layout" svg:width="0.13cm" svg:height="0.398cm" svg:x="16.22cm" svg:y="13.631cm" svg:viewBox="0 0 131 399" svg:d="M92 35c0-18-13-35-34-35-18 0-35 13-35 35 0 21 19 34 35 34 19 0 34-15 34-34zM2 144v23c38 0 42 2 42 33v153c0 25-6 25-44 25v21c2 0 42-2 67-2 21 0 42 0 64 2v-21c-35 0-41 0-41-25v-215z">
            <text:p/>
          </draw:path>
          <draw:path draw:style-name="gr3" draw:text-style-name="P7" draw:layer="layout" svg:width="0.318cm" svg:height="0.262cm" svg:x="16.41cm" svg:y="13.769cm" svg:viewBox="0 0 319 263" svg:d="M275 83c0-52-27-83-91-83-48 0-80 27-96 58h-2v-58l-86 6v23c40 0 44 4 44 32v154c0 25-6 25-44 25v23c2 0 42-4 67-4 23 0 64 2 69 4v-23c-38 0-44 0-44-25v-107c0-62 48-91 88-91 41 0 47 33 47 64v134c0 25-6 25-45 25v23c2 0 43-4 68-4 23 0 63 2 69 4v-23c-39 0-44 0-44-25z">
            <text:p/>
          </draw:path>
          <draw:path draw:style-name="gr3" draw:text-style-name="P7" draw:layer="layout" svg:width="0.21cm" svg:height="0.281cm" svg:x="16.79cm" svg:y="13.56cm" svg:viewBox="0 0 211 282" svg:d="M211 202h-17c-2 7-6 34-12 38-3 2-40 2-46 2h-84c29-21 61-44 86-62 39-26 73-51 73-96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7" draw:layer="layout" svg:width="0.318cm" svg:height="0.268cm" svg:x="17.224cm" svg:y="13.769cm" svg:viewBox="0 0 319 269" svg:d="M119 200c-6 19-25 51-56 51-2 0-19 0-32-7 25-8 27-29 27-33 0-13-10-23-23-23-18 0-35 15-35 37 0 30 33 44 61 44 29 0 52-18 68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17.62cm" svg:y="13.664cm" svg:viewBox="0 0 436 438" svg:d="M232 232h183c7 0 21 0 21-13 0-16-14-16-21-16h-183v-182c0-8 0-21-13-21-15 0-15 13-15 21v182h-183c-8 0-21 0-21 16 0 13 13 13 21 13h183v183c0 7 0 23 15 23 13 0 13-14 13-23z">
            <text:p/>
          </draw:path>
          <draw:path draw:style-name="gr3" draw:text-style-name="P7" draw:layer="layout" svg:width="0.291cm" svg:height="0.398cm" svg:x="18.119cm" svg:y="13.631cm" svg:viewBox="0 0 292 399" svg:d="M292 303v-23h-67v-263c0-13 0-17-12-17-8 0-9 0-17 8l-196 272v23h175v48c0 19 0 27-48 27h-16v21c29 0 68-2 89-2s59 2 90 2v-21h-17c-48 0-48-8-48-27v-48zM179 63v217h-158z">
            <text:p/>
          </draw:path>
          <draw:polygon draw:style-name="gr3" draw:text-style-name="P7" draw:layer="layout" svg:width="2.964cm" svg:height="0.035cm" svg:x="15.469cm" svg:y="14.134cm" svg:viewBox="0 0 2965 36" draw:points="1482,36 0,36 0,0 2965,0 2965,36">
            <text:p/>
          </draw:polygon>
          <draw:path draw:style-name="gr3" draw:text-style-name="P7" draw:layer="layout" svg:width="0.251cm" svg:height="0.27cm" svg:x="16.113cm" svg:y="14.389cm" svg:viewBox="0 0 252 271" svg:d="M204 29c-10 4-16 13-16 25 0 17 10 29 27 29s29-12 29-29c0-54-83-54-100-54-88 0-144 69-144 136 0 75 63 135 142 135 88 0 110-69 110-77s-8-8-12-8c-8 0-8 2-10 12-13 36-46 53-82 53-40 0-94-28-94-115 0-75 36-117 92-117 8 0 36 0 58 10z">
            <text:p/>
          </draw:path>
          <draw:path draw:style-name="gr3" draw:text-style-name="P7" draw:layer="layout" svg:width="0.291cm" svg:height="0.27cm" svg:x="16.408cm" svg:y="14.389cm" svg:viewBox="0 0 292 271" svg:d="M292 138c0-75-64-138-146-138-83 0-146 63-146 138s65 133 146 133 146-58 146-133zM146 251c-23 0-54-5-75-36-15-23-17-54-17-83 0-24 0-59 21-86 15-17 40-29 71-29 34 0 59 16 73 35 17 23 19 54 19 80 0 29-2 62-19 85s-44 34-73 34z">
            <text:p/>
          </draw:path>
          <draw:path draw:style-name="gr3" draw:text-style-name="P7" draw:layer="layout" svg:width="0.214cm" svg:height="0.27cm" svg:x="16.748cm" svg:y="14.389cm" svg:viewBox="0 0 215 271" svg:d="M200 15c0-9 0-15-10-15-2 0-4 0-11 8 0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3 50 73 68 0 5 7 5 9 5 12 0 12-3 12-15z">
            <text:p/>
          </draw:path>
          <draw:path draw:style-name="gr3" draw:text-style-name="P7" draw:layer="layout" svg:width="0.21cm" svg:height="0.281cm" svg:x="17.026cm" svg:y="14.203cm" svg:viewBox="0 0 211 282" svg:d="M211 202h-17c-2 7-6 34-12 38-3 2-40 2-46 2h-82c27-21 59-44 84-62 39-26 73-51 73-96 0-53-50-84-111-84-58 0-100 33-100 75 0 21 19 25 25 25 11 0 25-8 25-25 0-15-12-23-25-25 13-19 36-31 65-31 42 0 77 25 77 65 0 37-25 64-58 91l-103 88c-6 4-6 4-6 8v11h198z">
            <text:p/>
          </draw:path>
          <draw:path draw:style-name="gr3" draw:text-style-name="P7" draw:layer="layout" svg:width="0.318cm" svg:height="0.268cm" svg:x="17.46cm" svg:y="14.391cm" svg:viewBox="0 0 319 269" svg:d="M119 200c-6 19-25 51-56 51-2 0-19 0-32-7 25-8 27-29 27-33 0-13-10-23-23-23-18 0-35 15-35 37 0 30 33 44 63 44 27 0 50-18 66-42 15 30 48 42 71 42 69 0 103-75 103-92 0-8-7-8-7-8-10 0-10 4-12 11-13 41-48 71-82 71-23 0-37-15-37-38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ath draw:style-name="gr3" draw:text-style-name="P7" draw:layer="layout" svg:width="0.402cm" svg:height="0.596cm" svg:x="18.948cm" svg:y="13.07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9.379cm" svg:y="13.28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6" smil:attributeName="visibility" smil:to="visible"/>
                  <anim:animate smil:dur="0.5s" smil:fill="hold" smil:targetElement="id176" smil:attributeName="width" smil:values="width*0.05;width" smil:keyTimes="0;1"/>
                  <anim:animate smil:dur="0.5s" smil:fill="hold" smil:targetElement="id176" smil:attributeName="height" smil:values="height;height" smil:keyTimes="0;1"/>
                  <anim:animate smil:dur="0.5s" smil:fill="hold" smil:targetElement="id176" smil:attributeName="x" smil:values="x-.2;x" smil:keyTimes="0;1"/>
                  <anim:animate smil:dur="0.5s" smil:fill="hold" smil:targetElement="id176" smil:attributeName="y" smil:values="y;y" smil:keyTimes="0;1"/>
                  <anim:transitionFilter smil:dur="0.5s" smil:targetElement="id17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8" smil:attributeName="visibility" smil:to="visible"/>
                  <anim:animate smil:dur="0.5s" smil:fill="hold" smil:targetElement="id178" smil:attributeName="width" smil:values="width*0.05;width" smil:keyTimes="0;1"/>
                  <anim:animate smil:dur="0.5s" smil:fill="hold" smil:targetElement="id178" smil:attributeName="height" smil:values="height;height" smil:keyTimes="0;1"/>
                  <anim:animate smil:dur="0.5s" smil:fill="hold" smil:targetElement="id178" smil:attributeName="x" smil:values="x-.2;x" smil:keyTimes="0;1"/>
                  <anim:animate smil:dur="0.5s" smil:fill="hold" smil:targetElement="id178" smil:attributeName="y" smil:values="y;y" smil:keyTimes="0;1"/>
                  <anim:transitionFilter smil:dur="0.5s" smil:targetElement="id1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6" smil:attributeName="visibility" smil:to="visible"/>
                  <anim:animate smil:dur="0.5s" smil:fill="hold" smil:targetElement="id186" smil:attributeName="width" smil:values="width*0.05;width" smil:keyTimes="0;1"/>
                  <anim:animate smil:dur="0.5s" smil:fill="hold" smil:targetElement="id186" smil:attributeName="height" smil:values="height;height" smil:keyTimes="0;1"/>
                  <anim:animate smil:dur="0.5s" smil:fill="hold" smil:targetElement="id186" smil:attributeName="x" smil:values="x-.2;x" smil:keyTimes="0;1"/>
                  <anim:animate smil:dur="0.5s" smil:fill="hold" smil:targetElement="id186" smil:attributeName="y" smil:values="y;y" smil:keyTimes="0;1"/>
                  <anim:transitionFilter smil:dur="0.5s" smil:targetElement="id18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4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198" draw:id="id198">
          <svg:title>TexMaths</svg:title>
          <svg:desc>26§display§\therefore§svg§600§FALSE§</svg:desc>
          <draw:polygon draw:style-name="gr2" draw:text-style-name="P6" draw:layer="layout" svg:width="0.49cm" svg:height="0.402cm" svg:x="2.834cm" svg:y="13.144cm" svg:viewBox="0 0 491 403" draw:points="246,403 0,403 0,0 491,0 491,403">
            <text:p/>
          </draw:polygon>
          <draw:path draw:style-name="gr3" draw:text-style-name="P7" draw:layer="layout" svg:width="0.555cm" svg:height="0.493cm" svg:x="2.815cm" svg:y="13.0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91" draw:id="id191">
          <svg:title>TexMaths</svg:title>
          <svg:desc>24§display§\text {I}§svg§600§FALSE§</svg:desc>
          <draw:polygon draw:style-name="gr2" draw:text-style-name="P6" draw:layer="layout" svg:width="0.197cm" svg:height="0.493cm" svg:x="4.244cm" svg:y="1.648cm" svg:viewBox="0 0 198 494" draw:points="100,494 0,494 0,0 198,0 198,494">
            <text:p/>
          </draw:polygon>
          <draw:path draw:style-name="gr3" draw:text-style-name="P7" draw:layer="layout" svg:width="0.258cm" svg:height="0.577cm" svg:x="4.225cm" svg:y="1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2" draw:id="id192">
          <svg:title>TexMaths</svg:title>
          <svg:desc>24§display§= \int \frac{ \sec^2 x }{ 3 \tan^2 x + 4 \sec^2 x }\ dx§svg§600§FALSE§</svg:desc>
          <draw:polygon draw:style-name="gr2" draw:text-style-name="P6" draw:layer="layout" svg:width="9.617cm" svg:height="1.912cm" svg:x="4.932cm" svg:y="0.861cm" svg:viewBox="0 0 9618 1913" draw:points="4810,1913 0,1913 0,0 9618,0 9618,1913">
            <text:p/>
          </draw:polygon>
          <draw:path draw:style-name="gr3" draw:text-style-name="P7" draw:layer="layout" svg:width="0.562cm" svg:height="0.199cm" svg:x="4.938cm" svg:y="1.77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5.827cm" svg:y="0.94cm" svg:viewBox="0 0 751 1876" svg:d="M40 1838c27 0 43-20 43-41 0-29-22-42-41-42-21 0-42 13-42 42 0 44 42 79 94 79 129 0 177-198 236-442 66-267 121-537 167-808 31-179 62-348 91-457 9-42 38-150 73-150 24 0 46 16 49 19-28 2-42 20-42 41 0 29 21 42 41 42 21 0 42-13 42-42 0-46-46-79-92-79-66 0-112 92-160 265-2 8-117 432-209 985-23 129-48 271-75 388-15 61-54 221-123 221-31 0-50-21-52-21z">
            <text:p/>
          </draw:path>
          <draw:path draw:style-name="gr3" draw:text-style-name="P7" draw:layer="layout" svg:width="0.277cm" svg:height="0.389cm" svg:x="9.081cm" svg:y="1.1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9.41cm" svg:y="1.1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9.79cm" svg:y="1.1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2cm" svg:height="0.393cm" svg:x="10.174cm" svg:y="0.81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10.679cm" svg:y="1.14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6 112-113 112-33 0-46-27-46-56 0-19 6-36 15-75z">
            <text:p/>
          </draw:path>
          <draw:polygon draw:style-name="gr3" draw:text-style-name="P7" draw:layer="layout" svg:width="6.46cm" svg:height="0.035cm" svg:x="6.866cm" svg:y="1.86cm" svg:viewBox="0 0 6461 36" draw:points="3230,36 0,36 0,0 6461,0 6461,36">
            <text:p/>
          </draw:polygon>
          <draw:path draw:style-name="gr3" draw:text-style-name="P7" draw:layer="layout" svg:width="0.35cm" svg:height="0.581cm" svg:x="6.9cm" svg:y="2.125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264cm" svg:height="0.529cm" svg:x="7.443cm" svg:y="2.167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7.791cm" svg:y="2.307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8.204cm" svg:y="2.31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2cm" svg:height="0.393cm" svg:x="8.684cm" svg:y="1.983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9.191cm" svg:y="2.31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7" draw:layer="layout" svg:width="0.562cm" svg:height="0.564cm" svg:x="9.882cm" svg:y="2.19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75cm" svg:height="0.571cm" svg:x="10.702cm" svg:y="2.115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277cm" svg:height="0.389cm" svg:x="11.268cm" svg:y="2.30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1.597cm" svg:y="2.30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1.977cm" svg:y="2.30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2cm" svg:height="0.393cm" svg:x="12.361cm" svg:y="2.0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12.868cm" svg:y="2.31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402cm" svg:height="0.596cm" svg:x="13.741cm" svg:y="1.503cm" svg:viewBox="0 0 403 597" svg:d="M403 10c0-2 0-10-11-10-12 0-92 8-108 10-6 0-11 3-11 15 0 11 7 11 21 11 40 0 42 6 42 14l-4 17-50 200c-15-31-40-54-78-54-98 0-204 125-204 248 0 80 46 136 113 136 18 0 60-4 110-63 7 34 36 63 77 63 30 0 49-19 63-48 13-29 25-80 25-82 0-10-8-10-10-10-9 0-9 4-11 15-16 56-31 106-66 106-23 0-25-21-25-38 0-22 2-27 6-41zM227 486c-4 15-4 17-18 32-36 47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4.17cm" svg:y="1.71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193" draw:id="id193">
          <svg:title>TexMaths</svg:title>
          <svg:desc>24§display§= \int \frac{ \sec^2 x }{ 3 \tan^2 x + 4 ( 1 + \tan^2 x ) }\ dx§svg§600§FALSE§</svg:desc>
          <draw:polygon draw:style-name="gr2" draw:text-style-name="P6" draw:layer="layout" svg:width="11.722cm" svg:height="1.993cm" svg:x="4.933cm" svg:y="3.262cm" svg:viewBox="0 0 11723 1994" draw:points="5860,1994 0,1994 0,0 11723,0 11723,1994">
            <text:p/>
          </draw:polygon>
          <draw:path draw:style-name="gr3" draw:text-style-name="P7" draw:layer="layout" svg:width="0.562cm" svg:height="0.199cm" svg:x="4.939cm" svg:y="4.17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5.828cm" svg:y="3.341cm" svg:viewBox="0 0 751 1875" svg:d="M40 1836c27 0 43-19 43-40 0-29-22-42-41-42-21 0-42 13-42 42 0 44 42 79 94 79 129 0 177-198 236-442 66-266 121-537 167-807 31-179 62-348 91-457 9-42 38-150 73-150 25 0 46 16 49 19-28 2-42 20-42 41 0 28 21 42 41 42 21 0 42-14 42-42 0-46-46-79-92-79-66 0-112 92-160 265-2 7-117 432-209 984-23 129-48 271-75 388-15 61-54 220-123 220-31 0-50-21-52-21z">
            <text:p/>
          </draw:path>
          <draw:path draw:style-name="gr3" draw:text-style-name="P7" draw:layer="layout" svg:width="0.277cm" svg:height="0.389cm" svg:x="10.135cm" svg:y="3.54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327cm" svg:height="0.389cm" svg:x="10.463cm" svg:y="3.54cm" svg:viewBox="0 0 328 390" svg:d="M71 167c6-127 77-148 106-148 86 0 96 113 96 148zM71 184h236c19 0 21 0 21-17 0-84-46-167-151-167-98 0-177 86-177 194 0 113 88 196 186 196 104 0 142-95 142-112 0-7-7-9-11-9-8 0-10 5-10 11-30 88-107 88-115 88-42 0-77-26-96-57-25-40-25-96-25-127z">
            <text:p/>
          </draw:path>
          <draw:path draw:style-name="gr3" draw:text-style-name="P7" draw:layer="layout" svg:width="0.322cm" svg:height="0.389cm" svg:x="10.843cm" svg:y="3.54cm" svg:viewBox="0 0 323 390" svg:d="M71 196c0-138 69-175 113-175 8 0 62 0 93 31-37 4-41 29-41 40 0 21 16 38 39 38s40-15 40-40c0-57-65-90-131-90-105 0-184 92-184 196 0 109 84 194 182 194 114 0 141-102 141-112 0-7-8-7-10-7-8 0-10 3-12 7-24 79-80 90-111 90-44 0-119-36-119-172z">
            <text:p/>
          </draw:path>
          <draw:path draw:style-name="gr3" draw:text-style-name="P7" draw:layer="layout" svg:width="0.262cm" svg:height="0.392cm" svg:x="11.225cm" svg:y="3.22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421cm" svg:height="0.383cm" svg:x="11.732cm" svg:y="3.544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8 42 56 79 56 57 0 86-60 90-65 10 32 40 65 90 65 89 0 137-110 137-131 0-7-8-7-10-7-8 0-10 2-12 7-26 92-86 112-113 112-32 0-46-27-46-56 0-19 6-37 15-75z">
            <text:p/>
          </draw:path>
          <draw:polygon draw:style-name="gr3" draw:text-style-name="P7" draw:layer="layout" svg:width="8.565cm" svg:height="0.035cm" svg:x="6.867cm" svg:y="4.26cm" svg:viewBox="0 0 8566 36" draw:points="4282,36 0,36 0,0 8566,0 8566,36">
            <text:p/>
          </draw:polygon>
          <draw:path draw:style-name="gr3" draw:text-style-name="P7" draw:layer="layout" svg:width="0.35cm" svg:height="0.58cm" svg:x="6.901cm" svg:y="4.525cm" svg:viewBox="0 0 351 581" svg:d="M211 265c69-21 117-81 117-148 0-69-73-117-155-117-85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7" draw:layer="layout" svg:width="0.264cm" svg:height="0.529cm" svg:x="7.445cm" svg:y="4.567cm" svg:viewBox="0 0 265 530" svg:d="M131 182h121v-27h-121v-155h-22c0 69-26 159-109 163v19h73v232c0 106 79 116 109 116 60 0 83-60 83-116v-48h-21v48c0 62-25 94-56 94-57 0-57-76-57-92z">
            <text:p/>
          </draw:path>
          <draw:path draw:style-name="gr3" draw:text-style-name="P7" draw:layer="layout" svg:width="0.381cm" svg:height="0.389cm" svg:x="7.792cm" svg:y="4.70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25cm" svg:height="0.373cm" svg:x="8.205cm" svg:y="4.713cm" svg:viewBox="0 0 426 374" svg:d="M65 83v228c0 36-7 36-65 36v27c29 0 73-2 96-2 21 0 65 2 94 2v-27c-56 0-65 0-65-36v-158c0-88 59-134 113-134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62cm" svg:height="0.392cm" svg:x="8.685cm" svg:y="4.383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421cm" svg:height="0.383cm" svg:x="9.192cm" svg:y="4.713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8 42 56 79 56 57 0 88-60 90-65 10 32 40 65 90 65 89 0 137-110 137-131 0-7-8-7-10-7-8 0-10 2-12 7-26 92-86 112-113 112-32 0-46-27-46-56 0-19 6-37 15-75z">
            <text:p/>
          </draw:path>
          <draw:path draw:style-name="gr3" draw:text-style-name="P7" draw:layer="layout" svg:width="0.562cm" svg:height="0.563cm" svg:x="9.883cm" svg:y="4.59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75cm" svg:height="0.571cm" svg:x="10.703cm" svg:y="4.515cm" svg:viewBox="0 0 376 572" svg:d="M225 434v73c0 30 0 40-64 40h-17v25c35-2 79-2 113-2 37 0 81 0 116 2v-25h-18c-63 0-65-10-65-40v-73h86v-27h-86v-386c0-15 0-21-13-21-8 0-10 0-16 10l-261 397v27zM230 407h-207l207-315z">
            <text:p/>
          </draw:path>
          <draw:path draw:style-name="gr3" draw:text-style-name="P7" draw:layer="layout" svg:width="0.197cm" svg:height="0.843cm" svg:x="11.185cm" svg:y="4.454cm" svg:viewBox="0 0 198 844" svg:d="M198 837c0-2 0-4-16-20-105-105-132-264-132-395 0-146 33-293 136-399 12-10 12-11 12-15 0-6-4-8-10-8-8 0-84 58-134 165-44 92-54 186-54 257 0 67 10 169 56 265 52 104 124 157 132 157 6 0 10-2 10-7z">
            <text:p/>
          </draw:path>
          <draw:path draw:style-name="gr3" draw:text-style-name="P7" draw:layer="layout" svg:width="0.279cm" svg:height="0.563cm" svg:x="11.504cm" svg:y="4.525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7" draw:layer="layout" svg:width="0.562cm" svg:height="0.563cm" svg:x="12.086cm" svg:y="4.59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266cm" svg:height="0.529cm" svg:x="12.898cm" svg:y="4.567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7" draw:layer="layout" svg:width="0.381cm" svg:height="0.389cm" svg:x="13.245cm" svg:y="4.70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25cm" svg:height="0.373cm" svg:x="13.658cm" svg:y="4.713cm" svg:viewBox="0 0 426 374" svg:d="M65 83v228c0 36-7 36-65 36v27c29 0 73-2 96-2 21 0 65 2 94 2v-27c-56 0-65 0-65-36v-158c0-88 59-134 113-134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62cm" svg:height="0.392cm" svg:x="14.138cm" svg:y="4.383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421cm" svg:height="0.383cm" svg:x="14.645cm" svg:y="4.713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8 42 56 81 56 55 0 86-60 88-65 10 32 40 65 92 65 87 0 135-110 135-131 0-7-8-7-10-7-8 0-10 2-12 7-26 92-86 112-113 112-32 0-46-27-46-56 0-19 6-37 15-75z">
            <text:p/>
          </draw:path>
          <draw:path draw:style-name="gr3" draw:text-style-name="P7" draw:layer="layout" svg:width="0.197cm" svg:height="0.843cm" svg:x="15.15cm" svg:y="4.454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7" draw:layer="layout" svg:width="0.402cm" svg:height="0.596cm" svg:x="15.845cm" svg:y="3.903cm" svg:viewBox="0 0 403 597" svg:d="M403 10c0-2 0-10-11-10-12 0-92 8-108 10-6 0-11 3-11 15 0 11 7 11 21 11 40 0 42 6 42 14l-2 17-52 200c-15-31-40-54-78-54-98 0-204 125-204 247 0 81 46 137 113 137 18 0 60-4 110-64 7 35 36 64 77 64 30 0 49-19 63-48 13-29 25-81 25-83 0-9-8-9-10-9-9 0-9 3-11 15-16 56-31 106-66 106-23 0-24-22-24-39 0-21 1-27 5-40zM227 485c-4 16-4 18-18 33-36 46-71 60-94 60-42 0-55-47-55-79 0-42 28-148 48-186 24-50 63-81 97-81 56 0 68 69 68 75 0 4-2 10-4 13z">
            <text:p/>
          </draw:path>
          <draw:path draw:style-name="gr3" draw:text-style-name="P7" draw:layer="layout" svg:width="0.421cm" svg:height="0.383cm" svg:x="16.276cm" svg:y="4.116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8 42 56 81 56 55 0 86-60 88-65 10 32 40 65 92 65 87 0 135-110 135-131 0-7-8-7-10-7-8 0-10 2-12 7-26 92-86 112-113 112-32 0-46-27-46-56 0-19 6-37 15-75z">
            <text:p/>
          </draw:path>
        </draw:g>
        <draw:g xml:id="id194" draw:id="id194">
          <svg:title>TexMaths</svg:title>
          <svg:desc>24§display§= \int \frac{ \sec^2 x }{ 3 \tan^2 x + 4 +  4 \tan^2 x  }\ dx§svg§600§FALSE§</svg:desc>
          <draw:polygon draw:style-name="gr2" draw:text-style-name="P6" draw:layer="layout" svg:width="11.206cm" svg:height="1.912cm" svg:x="4.935cm" svg:y="5.763cm" svg:viewBox="0 0 11207 1913" draw:points="5602,1913 0,1913 0,0 11207,0 11207,1913">
            <text:p/>
          </draw:polygon>
          <draw:path draw:style-name="gr3" draw:text-style-name="P7" draw:layer="layout" svg:width="0.562cm" svg:height="0.199cm" svg:x="4.941cm" svg:y="6.68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5.83cm" svg:y="5.842cm" svg:viewBox="0 0 751 1876" svg:d="M40 1838c27 0 43-20 43-41 0-29-22-42-41-42-21 0-42 13-42 42 0 44 42 79 94 79 129 0 177-198 236-442 66-267 121-537 167-808 31-179 62-348 91-457 9-42 38-150 72-150 25 0 47 16 50 19-28 2-42 20-42 41 0 29 21 42 40 42 22 0 43-13 43-42 0-46-46-79-92-79-66 0-112 92-160 265-2 8-117 432-209 985-23 129-48 271-75 388-15 61-54 221-123 221-31 0-50-21-52-21z">
            <text:p/>
          </draw:path>
          <draw:path draw:style-name="gr3" draw:text-style-name="P7" draw:layer="layout" svg:width="0.277cm" svg:height="0.389cm" svg:x="9.879cm" svg:y="6.04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0.207cm" svg:y="6.04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0.587cm" svg:y="6.04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2cm" svg:height="0.393cm" svg:x="10.969cm" svg:y="5.72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11.476cm" svg:y="6.0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6-59 90-65 10 32 40 65 90 65 89 0 137-109 137-131 0-7-8-7-10-7-8 0-10 2-12 7-28 93-86 112-113 112-33 0-46-27-46-56 0-19 6-36 15-75z">
            <text:p/>
          </draw:path>
          <draw:polygon draw:style-name="gr3" draw:text-style-name="P7" draw:layer="layout" svg:width="8.047cm" svg:height="0.035cm" svg:x="6.868cm" svg:y="6.762cm" svg:viewBox="0 0 8048 36" draw:points="4024,36 0,36 0,0 8048,0 8048,36">
            <text:p/>
          </draw:polygon>
          <draw:path draw:style-name="gr3" draw:text-style-name="P7" draw:layer="layout" svg:width="0.35cm" svg:height="0.581cm" svg:x="6.903cm" svg:y="7.027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264cm" svg:height="0.529cm" svg:x="7.446cm" svg:y="7.06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7.794cm" svg:y="7.209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8.207cm" svg:y="7.21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2cm" svg:height="0.393cm" svg:x="8.687cm" svg:y="6.88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9.193cm" svg:y="7.21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7" draw:layer="layout" svg:width="0.562cm" svg:height="0.564cm" svg:x="9.885cm" svg:y="7.09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75cm" svg:height="0.571cm" svg:x="10.704cm" svg:y="7.01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562cm" svg:height="0.564cm" svg:x="11.338cm" svg:y="7.09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75cm" svg:height="0.571cm" svg:x="12.158cm" svg:y="7.01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266cm" svg:height="0.529cm" svg:x="12.713cm" svg:y="7.06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13.06cm" svg:y="7.209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13.473cm" svg:y="7.21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2cm" svg:height="0.393cm" svg:x="13.951cm" svg:y="6.88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14.458cm" svg:y="7.21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402cm" svg:height="0.596cm" svg:x="15.332cm" svg:y="6.405cm" svg:viewBox="0 0 403 597" svg:d="M403 10c0-2 0-10-11-10-12 0-92 8-108 10-6 0-11 3-11 15 0 11 7 11 21 11 40 0 42 6 42 14l-4 17-50 200c-15-31-40-54-78-54-98 0-204 125-204 248 0 80 46 136 113 136 18 0 60-4 110-63 7 34 36 63 77 63 30 0 49-19 63-48 13-29 25-80 25-82 0-10-8-10-10-10-9 0-9 4-11 15-16 56-31 106-66 106-23 0-25-21-25-38 0-22 2-27 6-41zM227 486c-4 15-4 17-18 32-36 47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5.762cm" svg:y="6.61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195" draw:id="id195">
          <svg:title>TexMaths</svg:title>
          <svg:desc>24§display§\text {I}§svg§600§FALSE§</svg:desc>
          <draw:polygon draw:style-name="gr2" draw:text-style-name="P6" draw:layer="layout" svg:width="0.197cm" svg:height="0.493cm" svg:x="4.245cm" svg:y="9.048cm" svg:viewBox="0 0 198 494" draw:points="100,494 0,494 0,0 198,0 198,494">
            <text:p/>
          </draw:polygon>
          <draw:path draw:style-name="gr3" draw:text-style-name="P7" draw:layer="layout" svg:width="0.258cm" svg:height="0.577cm" svg:x="4.226cm" svg:y="9.0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6" draw:id="id196">
          <svg:title>TexMaths</svg:title>
          <svg:desc>24§display§= \int \frac{ \sec^2 x }{ 7 \tan^2 x + 4 }\ dx§svg§600§FALSE§</svg:desc>
          <draw:polygon draw:style-name="gr2" draw:text-style-name="P6" draw:layer="layout" svg:width="7.392cm" svg:height="1.912cm" svg:x="4.937cm" svg:y="8.265cm" svg:viewBox="0 0 7393 1913" draw:points="3695,1913 0,1913 0,0 7393,0 7393,1913">
            <text:p/>
          </draw:polygon>
          <draw:path draw:style-name="gr3" draw:text-style-name="P7" draw:layer="layout" svg:width="0.561cm" svg:height="0.199cm" svg:x="4.943cm" svg:y="9.183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75cm" svg:height="1.875cm" svg:x="5.832cm" svg:y="8.344cm" svg:viewBox="0 0 751 1876" svg:d="M40 1838c27 0 43-20 43-41 0-29-22-42-41-42-21 0-42 13-42 42 0 44 42 79 94 79 129 0 177-198 236-442 65-267 121-537 167-808 31-179 62-348 90-457 10-42 39-150 73-150 25 0 46 16 50 19-29 2-42 20-42 41 0 29 21 42 40 42 21 0 43-13 43-42 0-46-46-79-93-79-65 0-111 92-159 265-2 8-117 432-209 985-23 129-48 271-75 388-15 61-54 221-123 221-31 0-50-21-52-21z">
            <text:p/>
          </draw:path>
          <draw:path draw:style-name="gr3" draw:text-style-name="P7" draw:layer="layout" svg:width="0.277cm" svg:height="0.389cm" svg:x="7.974cm" svg:y="8.54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8.302cm" svg:y="8.54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8.682cm" svg:y="8.544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2cm" svg:height="0.393cm" svg:x="9.064cm" svg:y="8.223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9.571cm" svg:y="8.54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6 0 134-109 134-131 0-7-7-7-9-7-8 0-10 2-12 7-27 93-84 112-113 112-33 0-46-27-46-56 0-19 6-36 15-75z">
            <text:p/>
          </draw:path>
          <draw:polygon draw:style-name="gr3" draw:text-style-name="P7" draw:layer="layout" svg:width="4.234cm" svg:height="0.035cm" svg:x="6.87cm" svg:y="9.264cm" svg:viewBox="0 0 4235 36" draw:points="2117,36 0,36 0,0 4235,0 4235,36">
            <text:p/>
          </draw:polygon>
          <draw:path draw:style-name="gr3" draw:text-style-name="P7" draw:layer="layout" svg:width="0.362cm" svg:height="0.59cm" svg:x="6.918cm" svg:y="9.519cm" svg:viewBox="0 0 363 591" svg:d="M355 58c8-12 8-14 8-31h-206c-103 0-105-12-107-27h-21l-29 175h21c2-14 10-67 21-77 6-6 73-6 83-6h176c-9 14-76 106-96 135-74 113-103 230-103 316 0 10 0 48 38 48 40 0 40-38 40-48v-42c0-46 2-94 10-138 2-19 13-92 52-146z">
            <text:p/>
          </draw:path>
          <draw:path draw:style-name="gr3" draw:text-style-name="P7" draw:layer="layout" svg:width="0.264cm" svg:height="0.529cm" svg:x="7.448cm" svg:y="9.571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7.795cm" svg:y="9.711cm" svg:viewBox="0 0 382 390" svg:d="M246 315c4 34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8.208cm" svg:y="9.71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2cm" svg:height="0.393cm" svg:x="8.688cm" svg:y="9.38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9.195cm" svg:y="9.71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8 0 136-109 136-131 0-7-7-7-9-7-8 0-10 2-12 7-27 93-86 112-113 112-33 0-46-27-46-56 0-19 6-36 15-75z">
            <text:p/>
          </draw:path>
          <draw:path draw:style-name="gr3" draw:text-style-name="P7" draw:layer="layout" svg:width="0.561cm" svg:height="0.564cm" svg:x="9.886cm" svg:y="9.598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7" draw:layer="layout" svg:width="0.375cm" svg:height="0.571cm" svg:x="10.706cm" svg:y="9.519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402cm" svg:height="0.596cm" svg:x="11.52cm" svg:y="8.907cm" svg:viewBox="0 0 403 597" svg:d="M403 10c0-2 0-10-11-10-12 0-93 8-108 10-6 0-11 3-11 15 0 11 7 11 21 11 40 0 42 6 42 14l-4 17-50 200c-15-31-40-54-79-54-97 0-203 125-203 248 0 80 46 136 113 136 18 0 60-4 110-63 7 34 36 63 76 63 31 0 50-19 64-48 13-29 25-80 25-82 0-10-8-10-10-10-9 0-9 4-11 15-16 56-31 106-66 106-23 0-25-21-25-38 0-22 2-27 6-41zM227 486c-4 15-4 17-18 32-36 47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1.95cm" svg:y="9.1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6 0 134-109 134-131 0-7-7-7-9-7-8 0-10 2-12 7-27 93-84 112-113 112-33 0-46-27-46-56 0-19 6-36 15-75z">
            <text:p/>
          </draw:path>
        </draw:g>
        <draw:g xml:id="id197" draw:id="id197">
          <svg:title>TexMaths</svg:title>
          <svg:desc>24§display§\text {Put, } \tan x = t, \ \text {Diff } w.\ r.\ t.\ x.\ \ \sec^2 x \ dx = dt §svg§600§FALSE§</svg:desc>
          <draw:polygon draw:style-name="gr2" draw:text-style-name="P6" draw:layer="layout" svg:width="16.901cm" svg:height="0.819cm" svg:x="4.14cm" svg:y="10.852cm" svg:viewBox="0 0 16902 820" draw:points="8451,820 0,820 0,0 16902,0 16902,820">
            <text:p/>
          </draw:polygon>
          <draw:path draw:style-name="gr3" draw:text-style-name="P7" draw:layer="layout" svg:width="0.498cm" svg:height="0.577cm" svg:x="4.127cm" svg:y="10.975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699cm" svg:y="11.177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5.156cm" svg:y="11.031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5.542cm" svg:y="11.461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6.141cm" svg:y="11.031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6.488cm" svg:y="11.173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6.901cm" svg:y="11.17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7.508cm" svg:y="11.1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562cm" svg:height="0.199cm" svg:x="8.247cm" svg:y="11.2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9.109cm" svg:y="11.023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9.468cm" svg:y="11.461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10.08cm" svg:y="10.975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10.724cm" svg:y="10.98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10.952cm" svg:y="10.956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3 11-33 34 0 6 2 27 25 35-2 11-2 19-2 29v97z">
            <text:p/>
          </draw:path>
          <draw:path draw:style-name="gr3" draw:text-style-name="P7" draw:layer="layout" svg:width="0.56cm" svg:height="0.383cm" svg:x="11.728cm" svg:y="11.177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402cm" svg:y="11.461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87cm" svg:y="11.177cm" svg:viewBox="0 0 346 384" svg:d="M50 325c-2 13-8 32-8 36 0 16 12 23 25 23 10 0 25-7 31-23 2-4 31-119 34-134 6-29 22-89 27-112 4-9 27-50 48-69 6-6 31-27 68-27 23 0 34 10 36 10-27 4-44 25-44 46 0 13 9 31 32 31 22 0 47-20 47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3.275cm" svg:y="11.461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736cm" svg:y="11.023cm" svg:viewBox="0 0 261 540" svg:d="M156 192h80c15 0 25 0 25-17 0-10-10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1cm" svg:height="0.091cm" svg:x="14.095cm" svg:y="11.461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561cm" svg:y="11.1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091cm" svg:height="0.091cm" svg:x="15.091cm" svg:y="11.461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5.984cm" svg:y="11.173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6.312cm" svg:y="11.17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6.692cm" svg:y="11.173cm" svg:viewBox="0 0 323 390" svg:d="M71 196c0-138 69-175 113-175 8 0 62 0 92 31-36 4-40 29-40 40 0 21 15 39 39 39 23 0 40-16 40-41 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7.076cm" svg:y="10.8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7.581cm" svg:y="11.177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7" draw:layer="layout" svg:width="0.402cm" svg:height="0.597cm" svg:x="18.355cm" svg:y="10.966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8.785cm" svg:y="11.1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2cm" svg:height="0.199cm" svg:x="19.524cm" svg:y="11.2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20.4cm" svg:y="10.966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26cm" svg:height="0.539cm" svg:x="20.824cm" svg:y="11.023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199" draw:id="id199">
          <svg:title>TexMaths</svg:title>
          <svg:desc>24§display§\text {I}§svg§600§FALSE§</svg:desc>
          <draw:polygon draw:style-name="gr2" draw:text-style-name="P6" draw:layer="layout" svg:width="0.197cm" svg:height="0.493cm" svg:x="4.245cm" svg:y="13.049cm" svg:viewBox="0 0 198 494" draw:points="100,494 0,494 0,0 198,0 198,494">
            <text:p/>
          </draw:polygon>
          <draw:path draw:style-name="gr3" draw:text-style-name="P7" draw:layer="layout" svg:width="0.258cm" svg:height="0.577cm" svg:x="4.226cm" svg:y="13.0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0" draw:id="id200">
          <svg:title>TexMaths</svg:title>
          <svg:desc>24§display§= \int \frac{ 1 }{ 7 t^2 + 4 }\ dt§svg§600§FALSE§</svg:desc>
          <draw:polygon draw:style-name="gr2" draw:text-style-name="P6" draw:layer="layout" svg:width="5.549cm" svg:height="1.791cm" svg:x="5.037cm" svg:y="12.368cm" svg:viewBox="0 0 5550 1792" draw:points="2774,1792 0,1792 0,0 5550,0 5550,1792">
            <text:p/>
          </draw:polygon>
          <draw:path draw:style-name="gr3" draw:text-style-name="P7" draw:layer="layout" svg:width="0.561cm" svg:height="0.199cm" svg:x="5.043cm" svg:y="13.166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75cm" svg:height="1.876cm" svg:x="5.932cm" svg:y="12.326cm" svg:viewBox="0 0 751 1877" svg:d="M40 1839c27 0 43-20 43-41 0-29-22-42-41-42-21 0-42 13-42 42 0 44 42 79 94 79 129 0 177-198 236-442 65-267 121-538 167-809 31-178 62-347 90-457 10-42 39-150 73-150 25 0 46 16 50 19-29 2-42 20-42 41 0 29 21 42 40 42 21 0 43-13 43-42 0-46-46-79-93-79-65 0-111 92-159 265-2 8-117 432-209 986-23 128-48 271-75 388-15 61-54 221-123 221-31 0-50-21-52-21z">
            <text:p/>
          </draw:path>
          <draw:path draw:style-name="gr3" draw:text-style-name="P7" draw:layer="layout" svg:width="0.279cm" svg:height="0.564cm" svg:x="8.112cm" svg:y="12.341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2.558cm" svg:height="0.036cm" svg:x="6.97cm" svg:y="13.246cm" svg:viewBox="0 0 2559 37" draw:points="1280,37 0,37 0,0 2559,0 2559,37">
            <text:p/>
          </draw:polygon>
          <draw:path draw:style-name="gr3" draw:text-style-name="P7" draw:layer="layout" svg:width="0.362cm" svg:height="0.591cm" svg:x="7.018cm" svg:y="13.483cm" svg:viewBox="0 0 363 592" svg:d="M355 58c8-12 8-14 8-31h-206c-103 0-105-12-107-27h-21l-29 175h21c2-14 10-67 21-77 6-6 73-6 83-6h176c-9 14-76 106-96 135-74 113-103 230-103 317 0 9 0 48 38 48 40 0 40-39 40-48v-43c0-46 2-94 10-138 2-19 13-92 52-146z">
            <text:p/>
          </draw:path>
          <draw:path draw:style-name="gr3" draw:text-style-name="P7" draw:layer="layout" svg:width="0.26cm" svg:height="0.539cm" svg:x="7.412cm" svg:y="13.525cm" svg:viewBox="0 0 261 540" svg:d="M155 192h81c15 0 25 0 25-17 0-10-10-10-25-10h-73c29-121 35-136 35-142 0-15-12-23-25-23-2 0-27 0-35 31l-32 134h-81c-17 0-25 0-25 16 0 11 8 11 23 11h75c-60 240-63 254-63 269 0 46 32 79 76 79 89 0 137-125 137-131 0-7-8-7-12-7-6 0-8 1-11 11-37 88-83 108-112 108-17 0-25-12-25-39 0-21 2-27 4-40z">
            <text:p/>
          </draw:path>
          <draw:path draw:style-name="gr3" draw:text-style-name="P7" draw:layer="layout" svg:width="0.262cm" svg:height="0.393cm" svg:x="7.734cm" svg:y="13.417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561cm" svg:height="0.564cm" svg:x="8.31cm" svg:y="13.561cm" svg:viewBox="0 0 562 565" svg:d="M299 300h237c11 0 26 0 26-18 0-17-15-17-26-17h-237v-236c0-14 0-29-17-29s-17 15-17 29v236h-236c-14 0-29 0-29 17 0 18 15 18 29 18h236v236c0 12 0 29 17 29s17-17 17-29z">
            <text:p/>
          </draw:path>
          <draw:path draw:style-name="gr3" draw:text-style-name="P7" draw:layer="layout" svg:width="0.375cm" svg:height="0.572cm" svg:x="9.13cm" svg:y="13.483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02cm" svg:height="0.596cm" svg:x="9.944cm" svg:y="12.889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26cm" svg:height="0.539cm" svg:x="10.368cm" svg:y="12.947cm" svg:viewBox="0 0 261 540" svg:d="M155 192h81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7" smil:attributeName="visibility" smil:to="visible"/>
                  <anim:animate smil:dur="0.5s" smil:fill="hold" smil:targetElement="id197" smil:attributeName="width" smil:values="width*0.05;width" smil:keyTimes="0;1"/>
                  <anim:animate smil:dur="0.5s" smil:fill="hold" smil:targetElement="id197" smil:attributeName="height" smil:values="height;height" smil:keyTimes="0;1"/>
                  <anim:animate smil:dur="0.5s" smil:fill="hold" smil:targetElement="id197" smil:attributeName="x" smil:values="x-.2;x" smil:keyTimes="0;1"/>
                  <anim:animate smil:dur="0.5s" smil:fill="hold" smil:targetElement="id197" smil:attributeName="y" smil:values="y;y" smil:keyTimes="0;1"/>
                  <anim:transitionFilter smil:dur="0.5s" smil:targetElement="id1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3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01" draw:id="id201">
          <svg:title>TexMaths</svg:title>
          <svg:desc>24§display§\text {I}§svg§600§FALSE§</svg:desc>
          <draw:polygon draw:style-name="gr2" draw:text-style-name="P6" draw:layer="layout" svg:width="0.197cm" svg:height="0.493cm" svg:x="4.246cm" svg:y="1.249cm" svg:viewBox="0 0 198 494" draw:points="100,494 0,494 0,0 198,0 198,494">
            <text:p/>
          </draw:polygon>
          <draw:path draw:style-name="gr3" draw:text-style-name="P7" draw:layer="layout" svg:width="0.258cm" svg:height="0.577cm" svg:x="4.227cm" svg:y="1.2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2" draw:id="id202">
          <svg:title>TexMaths</svg:title>
          <svg:desc>22§display§= \int \frac{ 1 }{ ( \sqrt{7}t )^2  + (2)^2 }\ dt§svg§600§FALSE§</svg:desc>
          <draw:polygon draw:style-name="gr2" draw:text-style-name="P6" draw:layer="layout" svg:width="7.281cm" svg:height="1.785cm" svg:x="5.04cm" svg:y="0.666cm" svg:viewBox="0 0 7282 1786" draw:points="3642,1786 0,1786 0,0 7282,0 7282,1786">
            <text:p/>
          </draw:polygon>
          <draw:path draw:style-name="gr3" draw:text-style-name="P7" draw:layer="layout" svg:width="0.515cm" svg:height="0.182cm" svg:x="5.045cm" svg:y="1.3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86cm" svg:y="0.627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8.958cm" svg:y="0.64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54cm" svg:height="0.032cm" svg:x="6.812cm" svg:y="1.47cm" svg:viewBox="0 0 4541 33" draw:points="2271,33 0,33 0,0 4541,0 4541,33">
            <text:p/>
          </draw:polygon>
          <draw:path draw:style-name="gr3" draw:text-style-name="P7" draw:layer="layout" svg:width="0.18cm" svg:height="0.773cm" svg:x="6.888cm" svg:y="1.71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7.17cm" svg:y="1.624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388cm" svg:height="0.032cm" svg:x="7.758cm" svg:y="1.624cm" svg:viewBox="0 0 389 33" draw:points="194,33 0,33 0,0 389,0 389,33">
            <text:p/>
          </draw:polygon>
          <draw:path draw:style-name="gr3" draw:text-style-name="P7" draw:layer="layout" svg:width="0.332cm" svg:height="0.541cm" svg:x="7.802cm" svg:y="1.772cm" svg:viewBox="0 0 333 542" svg:d="M327 53c6-11 6-13 6-28h-189c-95 0-96-11-98-25h-20l-26 160h19c2-12 9-61 20-70 5-6 67-6 75-6h162c-8 13-70 97-88 124-68 103-95 211-95 290 0 9 0 44 35 44 37 0 37-35 37-44v-39c0-42 2-86 9-127 2-17 13-84 48-133z">
            <text:p/>
          </draw:path>
          <draw:path draw:style-name="gr3" draw:text-style-name="P7" draw:layer="layout" svg:width="0.238cm" svg:height="0.493cm" svg:x="8.162cm" svg:y="1.811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18cm" svg:height="0.773cm" svg:x="8.467cm" svg:y="1.71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8.757cm" svg:y="1.71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285cm" svg:y="1.84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0.093cm" svg:y="1.71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0.355cm" svg:y="1.78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0.748cm" svg:y="1.71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1.038cm" svg:y="1.71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732cm" svg:y="1.142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238cm" svg:height="0.493cm" svg:x="12.123cm" svg:y="1.195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</draw:g>
        <draw:g xml:id="id203" draw:id="id203">
          <svg:title>TexMaths</svg:title>
          <svg:desc>22§display§= \frac{1}{2} \tan^{-1}\left( \frac{\sqrt{7}t}{2} \right) \left( \frac{1}{\sqrt{7}} \right)\ + \ c§svg§600§FALSE§</svg:desc>
          <draw:polygon draw:style-name="gr2" draw:text-style-name="P6" draw:layer="layout" svg:width="10.513cm" svg:height="2.241cm" svg:x="4.937cm" svg:y="3.059cm" svg:viewBox="0 0 10514 2242" draw:points="5257,2242 0,2242 0,0 10514,0 10514,2242">
            <text:p/>
          </draw:polygon>
          <draw:path draw:style-name="gr3" draw:text-style-name="P7" draw:layer="layout" svg:width="0.515cm" svg:height="0.182cm" svg:x="4.942cm" svg:y="4.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5.877cm" svg:y="3.3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5.806cm" svg:y="4.164cm" svg:viewBox="0 0 389 33" draw:points="194,33 0,33 0,0 389,0 389,33">
            <text:p/>
          </draw:polygon>
          <draw:path draw:style-name="gr3" draw:text-style-name="P7" draw:layer="layout" svg:width="0.309cm" svg:height="0.516cm" svg:x="5.845cm" svg:y="4.38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44cm" svg:height="0.485cm" svg:x="6.429cm" svg:y="3.89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6.748cm" svg:y="4.02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7.128cm" svg:y="4.03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7.591cm" svg:y="3.90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8.075cm" svg:y="3.69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404cm" svg:height="2.32cm" svg:x="8.673cm" svg:y="3.02cm" svg:viewBox="0 0 405 2321" svg:d="M405 2312c0-2 0-3-5-9-74-89-136-188-182-297-102-236-142-512-142-846 0-329 37-618 153-871 44-99 104-190 172-275 2-2 4-3 4-7 0-7-5-7-18-7-10 0-12 0-14 2-2 0-49 47-109 132-136 190-204 417-239 647-18 125-25 252-25 379 0 288 37 584 160 850 56 117 130 223 206 304 7 5 9 7 21 7 13 0 18 0 18-9z">
            <text:p/>
          </draw:path>
          <draw:path draw:style-name="gr3" draw:text-style-name="P7" draw:layer="layout" svg:width="0.604cm" svg:height="0.773cm" svg:x="9.253cm" svg:y="3.18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9.84cm" svg:y="3.18cm" svg:viewBox="0 0 389 33" draw:points="194,33 0,33 0,0 389,0 389,33">
            <text:p/>
          </draw:polygon>
          <draw:path draw:style-name="gr3" draw:text-style-name="P7" draw:layer="layout" svg:width="0.332cm" svg:height="0.541cm" svg:x="9.884cm" svg:y="3.328cm" svg:viewBox="0 0 333 542" svg:d="M326 53c7-11 7-13 7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238cm" svg:height="0.493cm" svg:x="10.245cm" svg:y="3.367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2-25 3-37z">
            <text:p/>
          </draw:path>
          <draw:polygon draw:style-name="gr3" draw:text-style-name="P7" draw:layer="layout" svg:width="1.31cm" svg:height="0.032cm" svg:x="9.196cm" svg:y="4.164cm" svg:viewBox="0 0 1311 33" draw:points="656,33 0,33 0,0 1311,0 1311,33">
            <text:p/>
          </draw:polygon>
          <draw:path draw:style-name="gr3" draw:text-style-name="P7" draw:layer="layout" svg:width="0.309cm" svg:height="0.516cm" svg:x="9.696cm" svg:y="4.38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404cm" svg:height="2.32cm" svg:x="10.625cm" svg:y="3.02cm" svg:viewBox="0 0 405 2321" svg:d="M405 1160c0-289-37-585-160-849-57-117-131-223-206-304-7-7-9-7-21-7-11 0-18 0-18 7 0 4 4 7 5 11 74 89 136 188 182 295 102 238 142 514 142 847 0 329-39 619-153 872-44 99-104 190-172 273-2 2-4 5-4 7 0 9 7 9 18 9 10 0 12 0 14-2 1-2 49-47 109-133 135-191 204-418 239-648 18-125 25-252 25-378z">
            <text:p/>
          </draw:path>
          <draw:path draw:style-name="gr3" draw:text-style-name="P7" draw:layer="layout" svg:width="0.381cm" svg:height="1.855cm" svg:x="11.502cm" svg:y="3.252cm" svg:viewBox="0 0 382 1856" svg:d="M382 1849c0-3-2-5-4-7-28-30-81-81-132-165-125-199-181-451-181-748 0-209 28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7" draw:layer="layout" svg:width="0.256cm" svg:height="0.516cm" svg:x="12.392cm" svg:y="3.33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12.002cm" svg:y="4.164cm" svg:viewBox="0 0 1033 33" draw:points="516,33 0,33 0,0 1033,0 1033,33">
            <text:p/>
          </draw:polygon>
          <draw:path draw:style-name="gr3" draw:text-style-name="P7" draw:layer="layout" svg:width="0.604cm" svg:height="0.773cm" svg:x="12.058cm" svg:y="4.319cm" svg:viewBox="0 0 605 774" svg:d="M245 693l-136-301c-5-12-10-12-12-12 0 0-5 0-13 5l-73 57c-11 7-11 10-11 12 0 4 2 9 7 9s19-11 26-18c6-3 18-12 27-17l151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2.646cm" svg:y="4.319cm" svg:viewBox="0 0 389 33" draw:points="194,33 0,33 0,0 389,0 389,33">
            <text:p/>
          </draw:polygon>
          <draw:path draw:style-name="gr3" draw:text-style-name="P7" draw:layer="layout" svg:width="0.332cm" svg:height="0.541cm" svg:x="12.69cm" svg:y="4.466cm" svg:viewBox="0 0 333 542" svg:d="M327 53c6-11 6-13 6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381cm" svg:height="1.855cm" svg:x="13.153cm" svg:y="3.252cm" svg:viewBox="0 0 382 1856" svg:d="M382 929c0-304-70-611-268-843-15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7" draw:layer="layout" svg:width="0.515cm" svg:height="0.516cm" svg:x="14.168cm" svg:y="3.9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187cm" svg:y="4.03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04" draw:id="id204">
          <svg:title>TexMaths</svg:title>
          <svg:desc>26§display§\therefore§svg§600§FALSE§</svg:desc>
          <draw:polygon draw:style-name="gr2" draw:text-style-name="P6" draw:layer="layout" svg:width="0.49cm" svg:height="0.402cm" svg:x="2.807cm" svg:y="6.72cm" svg:viewBox="0 0 491 403" draw:points="246,403 0,403 0,0 491,0 491,403">
            <text:p/>
          </draw:polygon>
          <draw:path draw:style-name="gr3" draw:text-style-name="P7" draw:layer="layout" svg:width="0.555cm" svg:height="0.493cm" svg:x="2.788cm" svg:y="6.6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05" draw:id="id205">
          <svg:title>TexMaths</svg:title>
          <svg:desc>24§display§\text {I}§svg§600§FALSE§</svg:desc>
          <draw:polygon draw:style-name="gr2" draw:text-style-name="P6" draw:layer="layout" svg:width="0.197cm" svg:height="0.493cm" svg:x="4.247cm" svg:y="6.649cm" svg:viewBox="0 0 198 494" draw:points="100,494 0,494 0,0 198,0 198,494">
            <text:p/>
          </draw:polygon>
          <draw:path draw:style-name="gr3" draw:text-style-name="P7" draw:layer="layout" svg:width="0.258cm" svg:height="0.577cm" svg:x="4.228cm" svg:y="6.6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6" draw:id="id206">
          <svg:title>TexMaths</svg:title>
          <svg:desc>22§display§= \frac{1}{2\sqrt{7}} \tan^{-1}\left( \frac{\sqrt{7} \tan x}{2} \right) \ + \ c§svg§600§FALSE§</svg:desc>
          <draw:polygon draw:style-name="gr2" draw:text-style-name="P6" draw:layer="layout" svg:width="10.597cm" svg:height="2.241cm" svg:x="4.939cm" svg:y="5.76cm" svg:viewBox="0 0 10598 2242" draw:points="5299,2242 0,2242 0,0 10598,0 10598,2242">
            <text:p/>
          </draw:polygon>
          <draw:path draw:style-name="gr3" draw:text-style-name="P7" draw:layer="layout" svg:width="0.515cm" svg:height="0.182cm" svg:x="4.944cm" svg:y="6.7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393cm" svg:y="6.03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418cm" svg:height="0.032cm" svg:x="5.808cm" svg:y="6.865cm" svg:viewBox="0 0 1419 33" draw:points="709,33 0,33 0,0 1419,0 1419,33">
            <text:p/>
          </draw:polygon>
          <draw:path draw:style-name="gr3" draw:text-style-name="P7" draw:layer="layout" svg:width="0.309cm" svg:height="0.516cm" svg:x="5.847cm" svg:y="7.17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604cm" svg:height="0.773cm" svg:x="6.252cm" svg:y="7.02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6.84cm" svg:y="7.02cm" svg:viewBox="0 0 389 33" draw:points="194,33 0,33 0,0 389,0 389,33">
            <text:p/>
          </draw:polygon>
          <draw:path draw:style-name="gr3" draw:text-style-name="P7" draw:layer="layout" svg:width="0.332cm" svg:height="0.541cm" svg:x="6.884cm" svg:y="7.167cm" svg:viewBox="0 0 333 542" svg:d="M327 53c6-11 6-13 6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242cm" svg:height="0.485cm" svg:x="7.463cm" svg:y="6.59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7.781cm" svg:y="6.72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8.16cm" svg:y="6.73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8.624cm" svg:y="6.60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107cm" svg:y="6.39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404cm" svg:height="2.32cm" svg:x="9.707cm" svg:y="5.721cm" svg:viewBox="0 0 405 2321" svg:d="M405 2312c0-2 0-3-5-9-74-89-136-188-182-297-102-236-142-512-142-846 0-329 37-618 153-871 44-99 104-190 172-275 2-2 4-3 4-7 0-7-5-7-18-7-10 0-12 0-14 2-2 0-49 47-109 132-136 190-204 417-239 647-18 125-25 252-25 379 0 288 37 584 160 850 56 117 130 223 206 304 7 5 9 7 21 7 13 0 18 0 18-9z">
            <text:p/>
          </draw:path>
          <draw:path draw:style-name="gr3" draw:text-style-name="P7" draw:layer="layout" svg:width="0.604cm" svg:height="0.773cm" svg:x="10.286cm" svg:y="5.881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0.873cm" svg:y="5.881cm" svg:viewBox="0 0 389 33" draw:points="194,33 0,33 0,0 389,0 389,33">
            <text:p/>
          </draw:polygon>
          <draw:path draw:style-name="gr3" draw:text-style-name="P7" draw:layer="layout" svg:width="0.332cm" svg:height="0.541cm" svg:x="10.916cm" svg:y="6.029cm" svg:viewBox="0 0 333 542" svg:d="M327 53c6-11 6-13 6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242cm" svg:height="0.485cm" svg:x="11.403cm" svg:y="6.07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722cm" svg:y="6.20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2.1cm" svg:y="6.20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2.656cm" svg:y="6.2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2.848cm" svg:height="0.032cm" svg:x="10.229cm" svg:y="6.865cm" svg:viewBox="0 0 2849 33" draw:points="1424,33 0,33 0,0 2849,0 2849,33">
            <text:p/>
          </draw:polygon>
          <draw:path draw:style-name="gr3" draw:text-style-name="P7" draw:layer="layout" svg:width="0.309cm" svg:height="0.516cm" svg:x="11.498cm" svg:y="7.0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404cm" svg:height="2.32cm" svg:x="13.195cm" svg:y="5.721cm" svg:viewBox="0 0 405 2321" svg:d="M405 1160c0-289-37-585-160-849-57-117-131-223-206-304-7-7-9-7-21-7-11 0-18 0-18 7 0 4 4 7 5 11 74 89 136 188 182 295 102 238 142 514 142 847 0 329-39 619-153 872-44 99-104 190-172 273-2 2-4 5-4 7 0 9 7 9 18 9 10 0 12 0 14-2 1-2 49-47 109-133 135-191 204-418 239-648 18-125 25-252 25-378z">
            <text:p/>
          </draw:path>
          <draw:path draw:style-name="gr3" draw:text-style-name="P7" draw:layer="layout" svg:width="0.515cm" svg:height="0.516cm" svg:x="14.254cm" svg:y="6.6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273cm" svg:y="6.733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</draw:g>
        <draw:g xml:id="id208" draw:id="id208">
          <svg:title>TexMaths</svg:title>
          <svg:desc>24§display§\text {Let,}§svg§600§FALSE§</svg:desc>
          <draw:polygon draw:style-name="gr2" draw:text-style-name="P6" draw:layer="layout" svg:width="1.318cm" svg:height="0.655cm" svg:x="3.241cm" svg:y="9.05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9.0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9.2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9.0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9.4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09" draw:id="id209">
          <svg:title>TexMaths</svg:title>
          <svg:desc>24§display§\text {I}§svg§600§FALSE§</svg:desc>
          <draw:polygon draw:style-name="gr2" draw:text-style-name="P6" draw:layer="layout" svg:width="0.197cm" svg:height="0.493cm" svg:x="5.047cm" svg:y="9.05cm" svg:viewBox="0 0 198 494" draw:points="100,494 0,494 0,0 198,0 198,494">
            <text:p/>
          </draw:polygon>
          <draw:path draw:style-name="gr3" draw:text-style-name="P7" draw:layer="layout" svg:width="0.258cm" svg:height="0.577cm" svg:x="5.028cm" svg:y="9.0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0" draw:id="id210">
          <svg:title>TexMaths</svg:title>
          <svg:desc>22§display§= \int \frac{1}{3 \sin^2 x - 10 \cos^2 x  +  6 }\ dx§svg§600§FALSE§</svg:desc>
          <draw:polygon draw:style-name="gr2" draw:text-style-name="P6" draw:layer="layout" svg:width="10.41cm" svg:height="1.642cm" svg:x="5.736cm" svg:y="8.458cm" svg:viewBox="0 0 10411 1643" draw:points="5205,1643 0,1643 0,0 10411,0 10411,1643">
            <text:p/>
          </draw:polygon>
          <draw:path draw:style-name="gr3" draw:text-style-name="P7" draw:layer="layout" svg:width="0.515cm" svg:height="0.182cm" svg:x="5.741cm" svg:y="9.1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6cm" svg:y="8.419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1.141cm" svg:y="8.4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7.515cm" svg:height="0.032cm" svg:x="7.508cm" svg:y="9.262cm" svg:viewBox="0 0 7516 33" draw:points="3758,33 0,33 0,0 7516,0 7516,33">
            <text:p/>
          </draw:polygon>
          <draw:path draw:style-name="gr3" draw:text-style-name="P7" draw:layer="layout" svg:width="0.321cm" svg:height="0.532cm" svg:x="7.54cm" svg:y="9.54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54cm" svg:height="0.356cm" svg:x="8.049cm" svg:y="9.71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355cm" svg:y="9.54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568cm" svg:y="9.718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9.008cm" svg:y="9.37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471cm" svg:y="9.7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128cm" svg:y="9.85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906cm" svg:y="9.54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1.252cm" svg:y="9.546cm" svg:viewBox="0 0 327 533" svg:d="M327 269c0-63-3-125-31-183-35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295cm" svg:height="0.356cm" svg:x="11.765cm" svg:y="9.715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104cm" svg:y="9.71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2.495cm" svg:y="9.71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2.808cm" svg:y="9.47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3.271cm" svg:y="9.7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3.907cm" svg:y="9.6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4.669cm" svg:y="9.546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69cm" svg:height="0.547cm" svg:x="15.404cm" svg:y="8.935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799cm" svg:y="9.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</draw:g>
        <draw:g xml:id="id207" draw:id="id207">
          <svg:title>TexMaths</svg:title>
          <svg:desc>24§display§\text {(3)}§svg§600§FALSE§</svg:desc>
          <draw:polygon draw:style-name="gr2" draw:text-style-name="P6" draw:layer="layout" svg:width="0.91cm" svg:height="0.759cm" svg:x="1.823cm" svg:y="8.949cm" svg:viewBox="0 0 911 760" draw:points="455,760 0,760 0,0 911,0 911,760">
            <text:p/>
          </draw:polygon>
          <draw:path draw:style-name="gr3" draw:text-style-name="P7" draw:layer="layout" svg:width="0.197cm" svg:height="0.844cm" svg:x="1.863cm" svg:y="8.907cm" svg:viewBox="0 0 198 845" svg:d="M198 837c0-2 0-4-15-19-106-106-133-265-133-396 0-145 33-293 136-399 12-10 12-11 12-15 0-6-4-8-10-8-7 0-84 58-134 165-44 92-54 186-54 257 0 68 10 169 56 266 52 103 125 157 132 157 6 0 10-2 10-8z">
            <text:p/>
          </draw:path>
          <draw:path draw:style-name="gr3" draw:text-style-name="P7" draw:layer="layout" svg:width="0.351cm" svg:height="0.581cm" svg:x="2.144cm" svg:y="8.978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.58cm" svg:y="8.907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211" draw:id="id211">
          <svg:title>TexMaths</svg:title>
          <svg:desc>22§display§= \int \frac{ \frac{1}{\cos^2 x} }{ \frac{ 3 \sin^2 x - 10 \cos^2 x  +  6 }{ \cos^2 x } }\ dx§svg§600§FALSE§</svg:desc>
          <draw:polygon draw:style-name="gr2" draw:text-style-name="P6" draw:layer="layout" svg:width="8.588cm" svg:height="2.069cm" svg:x="5.737cm" svg:y="10.66cm" svg:viewBox="0 0 8589 2070" draw:points="4295,2070 0,2070 0,0 8589,0 8589,2070">
            <text:p/>
          </draw:polygon>
          <draw:path draw:style-name="gr3" draw:text-style-name="P7" draw:layer="layout" svg:width="0.515cm" svg:height="0.182cm" svg:x="5.742cm" svg:y="11.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57cm" svg:y="10.801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198cm" svg:height="0.36cm" svg:x="10.26cm" svg:y="10.621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1.587cm" svg:height="0.032cm" svg:x="9.563cm" svg:y="11.077cm" svg:viewBox="0 0 1588 33" draw:points="794,33 0,33 0,0 1588,0 1588,33">
            <text:p/>
          </draw:polygon>
          <draw:path draw:style-name="gr3" draw:text-style-name="P7" draw:layer="layout" svg:width="0.23cm" svg:height="0.247cm" svg:x="9.588cm" svg:y="11.311cm" svg:viewBox="0 0 231 248" svg:d="M187 26c-9 4-15 13-15 23 0 16 9 27 25 27s27-11 27-27c0-49-76-49-92-49-81 0-132 63-132 125 0 69 58 123 130 123 81 0 101-63 101-70s-7-7-11-7c-7 0-7 1-9 10-12 34-42 50-75 50-37 0-87-27-87-106 0-69 34-107 85-107 7 0 33 0 53 8z">
            <text:p/>
          </draw:path>
          <draw:path draw:style-name="gr3" draw:text-style-name="P7" draw:layer="layout" svg:width="0.267cm" svg:height="0.247cm" svg:x="9.859cm" svg:y="11.311cm" svg:viewBox="0 0 268 248" svg:d="M268 127c0-69-59-127-134-127-76 0-134 58-134 127 0 68 60 121 134 121s134-53 134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0.171cm" svg:y="11.311cm" svg:viewBox="0 0 197 248" svg:d="M183 14c0-9 0-14-9-14-2 0-3 0-10 7-2 0-7 5-11 7-16-10-37-14-56-14-78 0-97 40-97 69 0 17 7 31 21 42 21 17 41 21 76 26 26 6 70 13 70 50 0 21-14 47-67 47-52 0-72-35-81-72-1-7-1-9-10-9s-9 4-9 14v67c0 9 0 14 7 14 5 0 16-10 26-23 25 23 55 23 67 23 71 0 97-37 97-76 0-21-9-36-23-51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0.426cm" svg:y="11.14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1cm" svg:height="0.245cm" svg:x="10.825cm" svg:y="11.313cm" svg:viewBox="0 0 292 246" svg:d="M109 183c-5 18-23 48-51 48-2 0-18 0-30-8 23-7 25-26 25-29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5.695cm" svg:height="0.032cm" svg:x="7.509cm" svg:y="11.643cm" svg:viewBox="0 0 5696 33" draw:points="2848,33 0,33 0,0 5696,0 5696,33">
            <text:p/>
          </draw:polygon>
          <draw:path draw:style-name="gr3" draw:text-style-name="P7" draw:layer="layout" svg:width="0.249cm" svg:height="0.37cm" svg:x="7.631cm" svg:y="11.83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196cm" svg:height="0.247cm" svg:x="8.041cm" svg:y="11.948cm" svg:viewBox="0 0 197 248" svg:d="M183 14c0-9 0-14-9-14-2 0-3 0-10 7-2 0-7 5-9 7-18-10-39-14-58-14-78 0-97 40-97 69 0 17 7 31 21 42 21 17 41 21 76 26 26 6 70 13 70 50 0 21-14 47-67 47-52 0-72-35-81-72-1-7-1-9-10-9s-9 4-9 14v67c0 9 0 14 7 14 5 0 16-10 26-23 25 23 55 23 67 23 71 0 97-37 97-76 0-21-9-36-23-51-21-19-46-22-65-26-44-7-79-14-79-44 0-16 14-39 67-39 63 0 65 46 67 62 0 5 7 5 8 5 11 0 11-3 11-14z">
            <text:p/>
          </draw:path>
          <draw:path draw:style-name="gr3" draw:text-style-name="P7" draw:layer="layout" svg:width="0.119cm" svg:height="0.365cm" svg:x="8.291cm" svg:y="11.825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8.465cm" svg:y="11.951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ath draw:style-name="gr3" draw:text-style-name="P7" draw:layer="layout" svg:width="0.193cm" svg:height="0.258cm" svg:x="8.814cm" svg:y="11.7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1cm" svg:height="0.245cm" svg:x="9.211cm" svg:y="11.951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367cm" svg:height="0.027cm" svg:x="9.593cm" svg:y="12.04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077cm" svg:y="11.8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10.355cm" svg:y="11.83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7" draw:layer="layout" svg:width="0.23cm" svg:height="0.247cm" svg:x="10.766cm" svg:y="11.948cm" svg:viewBox="0 0 231 248" svg:d="M187 26c-9 4-15 13-15 23 0 16 9 27 25 27s27-11 27-27c0-49-76-49-92-49-81 0-132 63-132 125 0 69 58 123 130 123 81 0 101-63 101-70s-7-7-11-7c-7 0-7 1-9 10-12 34-42 50-75 50-37 0-87-27-87-106 0-69 34-107 85-107 7 0 33 0 53 8z">
            <text:p/>
          </draw:path>
          <draw:path draw:style-name="gr3" draw:text-style-name="P7" draw:layer="layout" svg:width="0.267cm" svg:height="0.247cm" svg:x="11.037cm" svg:y="11.948cm" svg:viewBox="0 0 268 248" svg:d="M268 127c0-69-59-127-134-127-76 0-134 58-134 127 0 68 60 121 134 121s134-53 134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1.348cm" svg:y="11.948cm" svg:viewBox="0 0 197 248" svg:d="M183 14c0-9 0-14-9-14-2 0-3 0-10 7-2 0-7 5-9 7-18-10-39-14-58-14-78 0-97 40-97 69 0 17 7 31 21 42 21 17 41 21 76 26 26 6 70 13 70 50 0 21-14 47-67 47-52 0-72-35-81-72-1-7-1-9-10-9s-9 4-9 14v67c0 9 0 14 7 14 5 0 16-10 26-23 25 23 55 23 67 23 71 0 97-37 97-76 0-21-9-36-23-51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1.605cm" svg:y="11.77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1cm" svg:height="0.245cm" svg:x="12.003cm" svg:y="11.951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99cm" svg:height="0.4cm" svg:x="12.366cm" svg:y="11.855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2.832cm" svg:y="11.83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5.508cm" svg:height="0.032cm" svg:x="7.603cm" svg:y="12.286cm" svg:viewBox="0 0 5509 33" draw:points="2755,33 0,33 0,0 5509,0 5509,33">
            <text:p/>
          </draw:polygon>
          <draw:path draw:style-name="gr3" draw:text-style-name="P7" draw:layer="layout" svg:width="0.23cm" svg:height="0.247cm" svg:x="9.588cm" svg:y="12.52cm" svg:viewBox="0 0 231 248" svg:d="M187 26c-9 4-15 13-15 23 0 16 9 27 25 27s27-11 27-27c0-49-76-49-92-49-81 0-132 63-132 125 0 69 58 123 130 123 81 0 101-63 101-70s-7-7-11-7c-7 0-7 1-9 10-12 34-42 50-75 50-37 0-87-27-87-106 0-69 34-107 85-107 7 0 33 0 53 8z">
            <text:p/>
          </draw:path>
          <draw:path draw:style-name="gr3" draw:text-style-name="P7" draw:layer="layout" svg:width="0.267cm" svg:height="0.247cm" svg:x="9.859cm" svg:y="12.52cm" svg:viewBox="0 0 268 248" svg:d="M268 127c0-69-59-127-134-127-76 0-134 58-134 127 0 68 60 121 134 121s134-53 134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0.171cm" svg:y="12.52cm" svg:viewBox="0 0 197 248" svg:d="M183 14c0-9 0-14-9-14-2 0-3 0-10 7-2 0-7 5-11 7-16-10-37-14-56-14-78 0-97 40-97 69 0 17 7 31 21 42 21 17 41 21 76 26 26 6 70 13 70 50 0 21-14 47-67 47-52 0-72-35-81-72-1-7-1-9-10-9s-9 4-9 14v67c0 9 0 14 7 14 5 0 16-10 26-23 25 23 55 23 67 23 71 0 97-37 97-76 0-21-9-36-23-51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0.426cm" svg:y="12.349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1cm" svg:height="0.245cm" svg:x="10.825cm" svg:y="12.522cm" svg:viewBox="0 0 292 246" svg:d="M109 183c-5 18-23 48-51 48-2 0-18 0-30-8 23-7 25-26 25-29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369cm" svg:height="0.546cm" svg:x="13.584cm" svg:y="11.31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3.978cm" svg:y="11.5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12" draw:id="id212">
          <svg:title>TexMaths</svg:title>
          <svg:desc>22§display§= \int \frac{ \sec^2 x}{3 \tan^2 x - 10 +  6 \sec^2 x }\ dx§svg§600§FALSE§</svg:desc>
          <draw:polygon draw:style-name="gr2" draw:text-style-name="P6" draw:layer="layout" svg:width="10.532cm" svg:height="1.752cm" svg:x="5.738cm" svg:y="13.057cm" svg:viewBox="0 0 10533 1753" draw:points="5267,1753 0,1753 0,0 10533,0 10533,1753">
            <text:p/>
          </draw:polygon>
          <draw:path draw:style-name="gr3" draw:text-style-name="P7" draw:layer="layout" svg:width="0.515cm" svg:height="0.182cm" svg:x="5.743cm" svg:y="13.8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58cm" svg:y="13.1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10.4cm" svg:y="13.31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0.701cm" svg:y="13.31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049cm" svg:y="13.312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1.401cm" svg:y="13.0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864cm" svg:y="13.3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7" draw:layer="layout" svg:width="7.638cm" svg:height="0.032cm" svg:x="7.51cm" svg:y="13.972cm" svg:viewBox="0 0 7639 33" draw:points="3821,33 0,33 0,0 7639,0 7639,33">
            <text:p/>
          </draw:polygon>
          <draw:path draw:style-name="gr3" draw:text-style-name="P7" draw:layer="layout" svg:width="0.321cm" svg:height="0.532cm" svg:x="7.542cm" svg:y="14.215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8.04cm" svg:y="14.253cm" svg:viewBox="0 0 243 486" svg:d="M120 167h111v-24h-111v-143h-20c0 63-24 146-100 150v17h67v213c0 97 72 106 100 106 55 0 76-55 76-106v-44h-20v44c0 56-22 86-51 86-52 0-52-70-52-84z">
            <text:p/>
          </draw:path>
          <draw:path draw:style-name="gr3" draw:text-style-name="P7" draw:layer="layout" svg:width="0.349cm" svg:height="0.356cm" svg:x="8.358cm" svg:y="14.382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8.737cm" svg:y="14.387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9.177cm" svg:y="14.08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641cm" svg:y="14.3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0.296cm" svg:y="14.52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074cm" svg:y="14.21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422cm" svg:y="14.215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515cm" svg:height="0.516cm" svg:x="11.992cm" svg:y="14.278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321cm" svg:height="0.532cm" svg:x="12.756cm" svg:y="14.215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9-14-113 0-59 25-139 95-139 13 0 48 0 72 50 14 28 14 68 14 105s0 76-14 104c-23 48-59 51-77 51z">
            <text:p/>
          </draw:path>
          <draw:path draw:style-name="gr3" draw:text-style-name="P7" draw:layer="layout" svg:width="0.254cm" svg:height="0.356cm" svg:x="13.263cm" svg:y="14.38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3.566cm" svg:y="14.38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3.912cm" svg:y="14.382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4.264cm" svg:y="14.14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4.729cm" svg:y="14.3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369cm" svg:height="0.546cm" svg:x="15.53cm" svg:y="13.64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5.924cm" svg:y="13.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7" smil:attributeName="visibility" smil:to="visible"/>
                  <anim:animate smil:dur="0.5s" smil:fill="hold" smil:targetElement="id207" smil:attributeName="width" smil:values="width*0.05;width" smil:keyTimes="0;1"/>
                  <anim:animate smil:dur="0.5s" smil:fill="hold" smil:targetElement="id207" smil:attributeName="height" smil:values="height;height" smil:keyTimes="0;1"/>
                  <anim:animate smil:dur="0.5s" smil:fill="hold" smil:targetElement="id207" smil:attributeName="x" smil:values="x-.2;x" smil:keyTimes="0;1"/>
                  <anim:animate smil:dur="0.5s" smil:fill="hold" smil:targetElement="id207" smil:attributeName="y" smil:values="y;y" smil:keyTimes="0;1"/>
                  <anim:transitionFilter smil:dur="0.5s" smil:targetElement="id20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8" smil:attributeName="visibility" smil:to="visible"/>
                  <anim:animate smil:dur="0.5s" smil:fill="hold" smil:targetElement="id208" smil:attributeName="width" smil:values="width*0.05;width" smil:keyTimes="0;1"/>
                  <anim:animate smil:dur="0.5s" smil:fill="hold" smil:targetElement="id208" smil:attributeName="height" smil:values="height;height" smil:keyTimes="0;1"/>
                  <anim:animate smil:dur="0.5s" smil:fill="hold" smil:targetElement="id208" smil:attributeName="x" smil:values="x-.2;x" smil:keyTimes="0;1"/>
                  <anim:animate smil:dur="0.5s" smil:fill="hold" smil:targetElement="id208" smil:attributeName="y" smil:values="y;y" smil:keyTimes="0;1"/>
                  <anim:transitionFilter smil:dur="0.5s" smil:targetElement="id20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9" smil:attributeName="visibility" smil:to="visible"/>
                  <anim:animate smil:dur="0.5s" smil:fill="hold" smil:targetElement="id209" smil:attributeName="width" smil:values="width*0.05;width" smil:keyTimes="0;1"/>
                  <anim:animate smil:dur="0.5s" smil:fill="hold" smil:targetElement="id209" smil:attributeName="height" smil:values="height;height" smil:keyTimes="0;1"/>
                  <anim:animate smil:dur="0.5s" smil:fill="hold" smil:targetElement="id209" smil:attributeName="x" smil:values="x-.2;x" smil:keyTimes="0;1"/>
                  <anim:animate smil:dur="0.5s" smil:fill="hold" smil:targetElement="id209" smil:attributeName="y" smil:values="y;y" smil:keyTimes="0;1"/>
                  <anim:transitionFilter smil:dur="0.5s" smil:targetElement="id20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12" draw:text-style-name="P12" draw:layer="layout" svg:width="26.4cm" svg:height="14.583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13" draw:id="id213">
          <svg:title>TexMaths</svg:title>
          <svg:desc>24§display§\text {I}§svg§600§FALSE§</svg:desc>
          <draw:polygon draw:style-name="gr2" draw:text-style-name="P6" draw:layer="layout" svg:width="0.197cm" svg:height="0.493cm" svg:x="4.743cm" svg:y="1.447cm" svg:viewBox="0 0 198 494" draw:points="100,494 0,494 0,0 198,0 198,494">
            <text:p/>
          </draw:polygon>
          <draw:path draw:style-name="gr3" draw:text-style-name="P7" draw:layer="layout" svg:width="0.258cm" svg:height="0.577cm" svg:x="4.724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4" draw:id="id214">
          <svg:title>TexMaths</svg:title>
          <svg:desc>22§display§= \int \frac{ \sec^2 x}{3 \tan^2 x - 10 +  6 ( 1 + \tan^2 x  ) }\ dx§svg§600§FALSE§</svg:desc>
          <draw:polygon draw:style-name="gr2" draw:text-style-name="P6" draw:layer="layout" svg:width="12.462cm" svg:height="1.827cm" svg:x="5.333cm" svg:y="0.759cm" svg:viewBox="0 0 12463 1828" draw:points="6232,1828 0,1828 0,0 12463,0 12463,1828">
            <text:p/>
          </draw:polygon>
          <draw:path draw:style-name="gr3" draw:text-style-name="P7" draw:layer="layout" svg:width="0.515cm" svg:height="0.182cm" svg:x="5.338cm" svg:y="1.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3cm" svg:y="0.831cm" svg:viewBox="0 0 688 1719" svg:d="M37 1683c25 0 39-17 39-37 0-26-20-38-37-38-20 0-39 12-39 38 0 41 39 73 86 73 118 0 162-182 217-405 60-245 111-493 153-741 28-163 56-318 83-418 8-39 35-137 66-137 23 0 43 14 46 17-26 2-39 18-39 37 0 27 20 39 37 39 20 0 39-12 39-39 0-42-42-72-84-72-60 0-102 84-146 243-2 7-108 396-192 902-21 118-44 248-69 355-14 57-49 203-113 203-28 0-45-20-47-20z">
            <text:p/>
          </draw:path>
          <draw:path draw:style-name="gr3" draw:text-style-name="P7" draw:layer="layout" svg:width="0.254cm" svg:height="0.356cm" svg:x="10.96cm" svg:y="1.014cm" svg:viewBox="0 0 255 357" svg:d="M136 197c17 4 80 16 80 72 0 39-26 70-88 70-65 0-93-43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261cm" svg:y="1.01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609cm" svg:y="1.01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1.961cm" svg:y="0.72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2.424cm" svg:y="1.0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9.568cm" svg:height="0.032cm" svg:x="7.105cm" svg:y="1.673cm" svg:viewBox="0 0 9569 33" draw:points="4785,33 0,33 0,0 9569,0 9569,33">
            <text:p/>
          </draw:polygon>
          <draw:path draw:style-name="gr3" draw:text-style-name="P7" draw:layer="layout" svg:width="0.321cm" svg:height="0.532cm" svg:x="7.137cm" svg:y="1.916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242cm" svg:height="0.484cm" svg:x="7.635cm" svg:y="1.955cm" svg:viewBox="0 0 243 485" svg:d="M120 167h111v-25h-111v-142h-20c0 63-24 146-100 150v17h67v213c0 97 72 105 100 105 55 0 76-54 76-105v-44h-19v44c0 56-23 86-52 86-52 0-52-70-52-84z">
            <text:p/>
          </draw:path>
          <draw:path draw:style-name="gr3" draw:text-style-name="P7" draw:layer="layout" svg:width="0.349cm" svg:height="0.356cm" svg:x="7.954cm" svg:y="2.08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8.332cm" svg:y="2.0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8.772cm" svg:y="1.786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9.237cm" svg:y="2.0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891cm" svg:y="2.22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669cm" svg:y="1.9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018cm" svg:y="1.916cm" svg:viewBox="0 0 327 533" svg:d="M327 269c0-63-3-125-31-183-36-74-99-86-132-86-46 0-104 19-136 91-24 55-28 115-28 178 0 58 4 127 35 187 34 61 90 77 129 77 42 0 100-16 135-90 25-53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515cm" svg:height="0.516cm" svg:x="11.588cm" svg:y="1.9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2.352cm" svg:y="1.916cm" svg:viewBox="0 0 322 533" svg:d="M70 262v-19c0-196 97-224 136-224 19 0 51 6 69 32-13 0-43 0-43 33 0 25 18 37 36 37 12 0 35-7 35-37 0-47-34-84-99-84-98 0-204 100-204 271 0 207 90 262 162 262 86 0 160-72 160-174 0-99-69-174-155-174-53 0-81 40-97 77zM162 512c-48 0-72-48-76-58-14-37-14-99-14-113 0-60 25-139 95-139 13 0 48 0 72 50 14 28 14 68 14 105s0 76-14 104c-23 47-59 51-77 51z">
            <text:p/>
          </draw:path>
          <draw:path draw:style-name="gr3" draw:text-style-name="P7" draw:layer="layout" svg:width="0.18cm" svg:height="0.773cm" svg:x="12.781cm" svg:y="1.85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3.075cm" svg:y="1.9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3.607cm" svg:y="1.9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4cm" svg:height="0.484cm" svg:x="14.353cm" svg:y="1.955cm" svg:viewBox="0 0 245 485" svg:d="M120 167h111v-25h-111v-142h-20c0 63-24 146-100 150v17h67v213c0 97 72 105 100 105 55 0 78-54 78-105v-44h-21v44c0 56-23 86-52 86-52 0-52-70-52-84z">
            <text:p/>
          </draw:path>
          <draw:path draw:style-name="gr3" draw:text-style-name="P7" draw:layer="layout" svg:width="0.349cm" svg:height="0.356cm" svg:x="14.672cm" svg:y="2.08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5.05cm" svg:y="2.0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5.488cm" svg:y="1.786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5.953cm" svg:y="2.0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6.416cm" svg:y="1.85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17.055cm" svg:y="1.346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7" draw:layer="layout" svg:width="0.386cm" svg:height="0.351cm" svg:x="17.449cm" svg:y="1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15" draw:id="id215">
          <svg:title>TexMaths</svg:title>
          <svg:desc>22§display§= \int \frac{ \sec^2 x}{3 \tan^2 x - 10 +  6 + 6 \tan^2 x }\ dx§svg§600§FALSE§</svg:desc>
          <draw:polygon draw:style-name="gr2" draw:text-style-name="P6" draw:layer="layout" svg:width="11.99cm" svg:height="1.752cm" svg:x="5.333cm" svg:y="3.059cm" svg:viewBox="0 0 11991 1753" draw:points="5995,1753 0,1753 0,0 11991,0 11991,1753">
            <text:p/>
          </draw:polygon>
          <draw:path draw:style-name="gr3" draw:text-style-name="P7" draw:layer="layout" svg:width="0.515cm" svg:height="0.182cm" svg:x="5.338cm" svg:y="3.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3cm" svg:y="3.131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10.724cm" svg:y="3.3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1.025cm" svg:y="3.3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374cm" svg:y="3.314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1.724cm" svg:y="3.0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188cm" svg:y="3.3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9.097cm" svg:height="0.032cm" svg:x="7.105cm" svg:y="3.974cm" svg:viewBox="0 0 9098 33" draw:points="4548,33 0,33 0,0 9098,0 9098,33">
            <text:p/>
          </draw:polygon>
          <draw:path draw:style-name="gr3" draw:text-style-name="P7" draw:layer="layout" svg:width="0.321cm" svg:height="0.532cm" svg:x="7.137cm" svg:y="4.217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7.635cm" svg:y="4.25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7.954cm" svg:y="4.38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8.332cm" svg:y="4.3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8.772cm" svg:y="4.08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237cm" svg:y="4.3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892cm" svg:y="4.52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669cm" svg:y="4.21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018cm" svg:y="4.217cm" svg:viewBox="0 0 327 533" svg:d="M327 269c0-63-3-125-31-183-36-74-99-86-132-86-46 0-104 19-136 91-24 55-28 115-28 178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515cm" svg:height="0.516cm" svg:x="11.588cm" svg:y="4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2.352cm" svg:y="4.217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9 51-77 51z">
            <text:p/>
          </draw:path>
          <draw:path draw:style-name="gr3" draw:text-style-name="P7" draw:layer="layout" svg:width="0.515cm" svg:height="0.516cm" svg:x="12.921cm" svg:y="4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3.683cm" svg:y="4.217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244cm" svg:height="0.485cm" svg:x="14.181cm" svg:y="4.255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14.499cm" svg:y="4.38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4.878cm" svg:y="4.3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5.318cm" svg:y="4.08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5.781cm" svg:y="4.3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6cm" svg:x="16.582cm" svg:y="3.64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6.976cm" svg:y="3.8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217" draw:id="id217">
          <svg:title>TexMaths</svg:title>
          <svg:desc>22§display§= \int \frac{ \sec^2 x}{9 \tan^2 x - 4 }\ dx§svg§600§FALSE§</svg:desc>
          <draw:polygon draw:style-name="gr2" draw:text-style-name="P6" draw:layer="layout" svg:width="6.776cm" svg:height="1.752cm" svg:x="5.333cm" svg:y="5.259cm" svg:viewBox="0 0 6777 1753" draw:points="3388,1753 0,1753 0,0 6777,0 6777,1753">
            <text:p/>
          </draw:polygon>
          <draw:path draw:style-name="gr3" draw:text-style-name="P7" draw:layer="layout" svg:width="0.515cm" svg:height="0.182cm" svg:x="5.338cm" svg:y="6.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3cm" svg:y="5.331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8.117cm" svg:y="5.5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418cm" svg:y="5.5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767cm" svg:y="5.514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117cm" svg:y="5.2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581cm" svg:y="5.5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7" draw:layer="layout" svg:width="3.881cm" svg:height="0.032cm" svg:x="7.105cm" svg:y="6.174cm" svg:viewBox="0 0 3882 33" draw:points="1941,33 0,33 0,0 3882,0 3882,33">
            <text:p/>
          </draw:polygon>
          <draw:path draw:style-name="gr3" draw:text-style-name="P7" draw:layer="layout" svg:width="0.321cm" svg:height="0.532cm" svg:x="7.137cm" svg:y="6.417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42cm" svg:height="0.485cm" svg:x="7.635cm" svg:y="6.45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7.953cm" svg:y="6.584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8.332cm" svg:y="6.5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8.772cm" svg:y="6.28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236cm" svg:y="6.5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9.891cm" svg:y="6.72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0.621cm" svg:y="6.408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11.368cm" svg:y="5.84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1.762cm" svg:y="6.0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216" draw:id="id216">
          <svg:title>TexMaths</svg:title>
          <svg:desc>24§display§\text {I}§svg§600§FALSE§</svg:desc>
          <draw:polygon draw:style-name="gr2" draw:text-style-name="P6" draw:layer="layout" svg:width="0.197cm" svg:height="0.493cm" svg:x="4.744cm" svg:y="5.948cm" svg:viewBox="0 0 198 494" draw:points="100,494 0,494 0,0 198,0 198,494">
            <text:p/>
          </draw:polygon>
          <draw:path draw:style-name="gr3" draw:text-style-name="P7" draw:layer="layout" svg:width="0.258cm" svg:height="0.577cm" svg:x="4.725cm" svg:y="5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8" draw:id="id218">
          <svg:title>TexMaths</svg:title>
          <svg:desc>24§display§\text {Put, } \tan x = t, \ \text {Diff } w.\ r.\ t.\ x.\ \ \sec^2 x \ dx = dt §svg§600§FALSE§</svg:desc>
          <draw:polygon draw:style-name="gr2" draw:text-style-name="P6" draw:layer="layout" svg:width="16.901cm" svg:height="0.819cm" svg:x="4.14cm" svg:y="7.452cm" svg:viewBox="0 0 16902 820" draw:points="8451,820 0,820 0,0 16902,0 16902,820">
            <text:p/>
          </draw:polygon>
          <draw:path draw:style-name="gr3" draw:text-style-name="P7" draw:layer="layout" svg:width="0.498cm" svg:height="0.577cm" svg:x="4.127cm" svg:y="7.575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699cm" svg:y="7.777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5.156cm" svg:y="7.631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5.542cm" svg:y="8.061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6.141cm" svg:y="7.631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6.488cm" svg:y="7.773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6.901cm" svg:y="7.77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7.508cm" svg:y="7.7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562cm" svg:height="0.199cm" svg:x="8.247cm" svg:y="7.8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9.109cm" svg:y="7.623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9.468cm" svg:y="8.061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10.08cm" svg:y="7.575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10.724cm" svg:y="7.58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10.952cm" svg:y="7.556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3 11-33 34 0 6 2 27 25 35-2 11-2 19-2 29v97z">
            <text:p/>
          </draw:path>
          <draw:path draw:style-name="gr3" draw:text-style-name="P7" draw:layer="layout" svg:width="0.56cm" svg:height="0.383cm" svg:x="11.728cm" svg:y="7.777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402cm" svg:y="8.061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87cm" svg:y="7.777cm" svg:viewBox="0 0 346 384" svg:d="M50 325c-2 13-8 32-8 36 0 16 12 23 25 23 10 0 25-7 31-23 2-4 31-119 34-134 6-29 22-89 27-112 4-9 27-50 48-69 6-6 31-27 68-27 23 0 34 10 36 10-27 4-44 25-44 46 0 13 9 31 32 31 22 0 47-20 47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3.275cm" svg:y="8.061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736cm" svg:y="7.623cm" svg:viewBox="0 0 261 540" svg:d="M156 192h80c15 0 25 0 25-17 0-10-10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1cm" svg:height="0.091cm" svg:x="14.095cm" svg:y="8.061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561cm" svg:y="7.7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091cm" svg:height="0.091cm" svg:x="15.091cm" svg:y="8.061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5.984cm" svg:y="7.773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6.312cm" svg:y="7.77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6.692cm" svg:y="7.773cm" svg:viewBox="0 0 323 390" svg:d="M71 196c0-138 69-175 113-175 8 0 62 0 92 31-36 4-40 29-40 40 0 21 15 39 39 39 23 0 40-16 40-41 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7.076cm" svg:y="7.4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7.581cm" svg:y="7.777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7" draw:layer="layout" svg:width="0.402cm" svg:height="0.597cm" svg:x="18.355cm" svg:y="7.566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8.785cm" svg:y="7.7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2cm" svg:height="0.199cm" svg:x="19.524cm" svg:y="7.8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20.4cm" svg:y="7.566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26cm" svg:height="0.539cm" svg:x="20.824cm" svg:y="7.623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220" draw:id="id220">
          <svg:title>TexMaths</svg:title>
          <svg:desc>22§display§= \int \frac{1}{9 t^2 - 4 }\ dt§svg§600§FALSE§</svg:desc>
          <draw:polygon draw:style-name="gr2" draw:text-style-name="P6" draw:layer="layout" svg:width="5.086cm" svg:height="1.642cm" svg:x="5.333cm" svg:y="8.759cm" svg:viewBox="0 0 5087 1643" draw:points="2543,1643 0,1643 0,0 5087,0 5087,1643">
            <text:p/>
          </draw:polygon>
          <draw:path draw:style-name="gr3" draw:text-style-name="P7" draw:layer="layout" svg:width="0.515cm" svg:height="0.182cm" svg:x="5.338cm" svg:y="9.4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53cm" svg:y="8.72cm" svg:viewBox="0 0 688 1720" svg:d="M37 1685c25 0 39-18 39-37 0-27-20-39-37-39-20 0-39 12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152cm" svg:y="8.73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345cm" svg:height="0.032cm" svg:x="7.105cm" svg:y="9.563cm" svg:viewBox="0 0 2346 33" draw:points="1174,33 0,33 0,0 2346,0 2346,33">
            <text:p/>
          </draw:polygon>
          <draw:path draw:style-name="gr3" draw:text-style-name="P7" draw:layer="layout" svg:width="0.321cm" svg:height="0.532cm" svg:x="7.137cm" svg:y="9.789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38cm" svg:height="0.494cm" svg:x="7.51cm" svg:y="9.819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  <draw:path draw:style-name="gr3" draw:text-style-name="P7" draw:layer="layout" svg:width="0.24cm" svg:height="0.36cm" svg:x="7.805cm" svg:y="9.7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353cm" svg:y="10.095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9.085cm" svg:y="9.78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9.831cm" svg:y="9.236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0.22cm" svg:y="9.289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219" draw:id="id219">
          <svg:title>TexMaths</svg:title>
          <svg:desc>24§display§\text {I}§svg§600§FALSE§</svg:desc>
          <draw:polygon draw:style-name="gr2" draw:text-style-name="P6" draw:layer="layout" svg:width="0.197cm" svg:height="0.493cm" svg:x="4.744cm" svg:y="9.348cm" svg:viewBox="0 0 198 494" draw:points="100,494 0,494 0,0 198,0 198,494">
            <text:p/>
          </draw:polygon>
          <draw:path draw:style-name="gr3" draw:text-style-name="P7" draw:layer="layout" svg:width="0.258cm" svg:height="0.577cm" svg:x="4.725cm" svg:y="9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1" draw:id="id221">
          <svg:title>TexMaths</svg:title>
          <svg:desc>22§display§= \int \frac{1}{ (3 t )^2 - (2)^2 }\ dt§svg§600§FALSE§</svg:desc>
          <draw:polygon draw:style-name="gr2" draw:text-style-name="P6" draw:layer="layout" svg:width="6.635cm" svg:height="1.7cm" svg:x="10.934cm" svg:y="8.761cm" svg:viewBox="0 0 6636 1701" draw:points="3319,1701 0,1701 0,0 6636,0 6636,1701">
            <text:p/>
          </draw:polygon>
          <draw:path draw:style-name="gr3" draw:text-style-name="P7" draw:layer="layout" svg:width="0.515cm" svg:height="0.182cm" svg:x="10.939cm" svg:y="9.4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1.754cm" svg:y="8.7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4.528cm" svg:y="8.73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893cm" svg:height="0.032cm" svg:x="12.706cm" svg:y="9.565cm" svg:viewBox="0 0 3894 33" draw:points="1948,33 0,33 0,0 3894,0 3894,33">
            <text:p/>
          </draw:polygon>
          <draw:path draw:style-name="gr3" draw:text-style-name="P7" draw:layer="layout" svg:width="0.18cm" svg:height="0.774cm" svg:x="12.782cm" svg:y="9.725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3.039cm" svg:y="9.79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3.412cm" svg:y="9.82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3.716cm" svg:y="9.72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4.007cm" svg:y="9.7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556cm" svg:y="10.09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5.342cm" svg:y="9.725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5.605cm" svg:y="9.79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18cm" svg:height="0.774cm" svg:x="15.997cm" svg:y="9.72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6.287cm" svg:y="9.7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6.981cm" svg:y="9.238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7.37cm" svg:y="9.29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222" draw:id="id222">
          <svg:title>TexMaths</svg:title>
          <svg:desc>22§display§= \frac{1}{2(2)} \log \left[ \frac{ 3t - 2 }{ 3t + 2 } \right] \left( \frac{1}{3} \right) \ + \ c§svg§600§FALSE§</svg:desc>
          <draw:polygon draw:style-name="gr2" draw:text-style-name="P6" draw:layer="layout" svg:width="10.188cm" svg:height="1.779cm" svg:x="5.335cm" svg:y="10.963cm" svg:viewBox="0 0 10189 1780" draw:points="5094,1780 0,1780 0,0 10189,0 10189,1780">
            <text:p/>
          </draw:polygon>
          <draw:path draw:style-name="gr3" draw:text-style-name="P7" draw:layer="layout" svg:width="0.515cm" svg:height="0.182cm" svg:x="5.34cm" svg:y="11.7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768cm" svg:y="11.00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6.204cm" svg:y="11.836cm" svg:viewBox="0 0 1376 33" draw:points="688,33 0,33 0,0 1376,0 1376,33">
            <text:p/>
          </draw:polygon>
          <draw:path draw:style-name="gr3" draw:text-style-name="P7" draw:layer="layout" svg:width="0.309cm" svg:height="0.516cm" svg:x="6.243cm" svg:y="12.0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6.669cm" svg:y="11.99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6.931cm" svg:y="12.0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7.324cm" svg:y="11.99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7.827cm" svg:y="11.50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39cm" svg:y="11.69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424cm" svg:y="11.69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9.123cm" svg:y="10.924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9.462cm" svg:y="11.00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9.834cm" svg:y="11.038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10.332cm" svg:y="11.3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08cm" svg:y="11.00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1.998cm" svg:height="0.032cm" svg:x="9.431cm" svg:y="11.836cm" svg:viewBox="0 0 1999 33" draw:points="1000,33 0,33 0,0 1999,0 1999,33">
            <text:p/>
          </draw:polygon>
          <draw:path draw:style-name="gr3" draw:text-style-name="P7" draw:layer="layout" svg:width="0.321cm" svg:height="0.532cm" svg:x="9.462cm" svg:y="12.06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9.834cm" svg:y="12.091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0.311cm" svg:y="12.1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1.08cm" svg:y="12.0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0.205cm" svg:height="1.856cm" svg:x="11.531cm" svg:y="10.924cm" svg:viewBox="0 0 206 1857" draw:points="162,1815 0,1815 0,1857 206,1857 206,0 0,0 0,42 162,42">
            <text:p/>
          </draw:polygon>
          <draw:path draw:style-name="gr3" draw:text-style-name="P7" draw:layer="layout" svg:width="0.381cm" svg:height="1.856cm" svg:x="12.219cm" svg:y="10.924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2.789cm" svg:y="11.00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72cm" svg:y="11.836cm" svg:viewBox="0 0 389 33" draw:points="194,33 0,33 0,0 389,0 389,33">
            <text:p/>
          </draw:polygon>
          <draw:path draw:style-name="gr3" draw:text-style-name="P7" draw:layer="layout" svg:width="0.321cm" svg:height="0.532cm" svg:x="12.752cm" svg:y="12.06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3.226cm" svg:y="10.924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241cm" svg:y="11.5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26cm" svg:y="11.70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25" draw:id="id225">
          <svg:title>TexMaths</svg:title>
          <svg:desc>22§display§= \frac{1}{12} \log \left[ \frac{ 3 \tan x - 2 }{ 3 \tan x + 2 } \right]  \ + \ c§svg§600§FALSE§</svg:desc>
          <draw:polygon draw:style-name="gr2" draw:text-style-name="P6" draw:layer="layout" svg:width="9.284cm" svg:height="1.779cm" svg:x="5.335cm" svg:y="13.265cm" svg:viewBox="0 0 9285 1780" draw:points="4643,1780 0,1780 0,0 9285,0 9285,1780">
            <text:p/>
          </draw:polygon>
          <draw:path draw:style-name="gr3" draw:text-style-name="P7" draw:layer="layout" svg:width="0.515cm" svg:height="0.182cm" svg:x="5.34cm" svg:y="14.0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467cm" svg:y="13.30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6.204cm" svg:y="14.138cm" svg:viewBox="0 0 774 33" draw:points="387,33 0,33 0,0 774,0 774,33">
            <text:p/>
          </draw:polygon>
          <draw:path draw:style-name="gr3" draw:text-style-name="P7" draw:layer="layout" svg:width="0.256cm" svg:height="0.516cm" svg:x="6.275cm" svg:y="14.36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6.63cm" svg:y="14.3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7.225cm" svg:y="13.8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436cm" svg:y="1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824cm" svg:y="13.99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8.52cm" svg:y="13.226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8.86cm" svg:y="13.309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2cm" svg:height="0.485cm" svg:x="9.358cm" svg:y="13.34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9.677cm" svg:y="13.478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0.055cm" svg:y="13.4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611cm" svg:y="13.48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1.268cm" svg:y="13.61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016cm" svg:y="13.30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3.535cm" svg:height="0.032cm" svg:x="8.828cm" svg:y="14.138cm" svg:viewBox="0 0 3536 33" draw:points="1769,33 0,33 0,0 3536,0 3536,33">
            <text:p/>
          </draw:polygon>
          <draw:path draw:style-name="gr3" draw:text-style-name="P7" draw:layer="layout" svg:width="0.321cm" svg:height="0.532cm" svg:x="8.86cm" svg:y="14.363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2cm" svg:height="0.485cm" svg:x="9.358cm" svg:y="14.40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9.677cm" svg:y="14.532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0.055cm" svg:y="14.5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611cm" svg:y="14.5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247cm" svg:y="14.4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2.016cm" svg:y="14.3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0.205cm" svg:height="1.856cm" svg:x="12.466cm" svg:y="13.226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13.337cm" svg:y="13.8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356cm" svg:y="14.00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24" draw:id="id224">
          <svg:title>TexMaths</svg:title>
          <svg:desc>24§display§\text {I}§svg§600§FALSE§</svg:desc>
          <draw:polygon draw:style-name="gr2" draw:text-style-name="P6" draw:layer="layout" svg:width="0.197cm" svg:height="0.493cm" svg:x="4.745cm" svg:y="13.948cm" svg:viewBox="0 0 198 494" draw:points="100,494 0,494 0,0 198,0 198,494">
            <text:p/>
          </draw:polygon>
          <draw:path draw:style-name="gr3" draw:text-style-name="P7" draw:layer="layout" svg:width="0.258cm" svg:height="0.577cm" svg:x="4.726cm" svg:y="13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3" draw:id="id223">
          <svg:title>TexMaths</svg:title>
          <svg:desc>26§display§\therefore§svg§600§FALSE§</svg:desc>
          <draw:polygon draw:style-name="gr2" draw:text-style-name="P6" draw:layer="layout" svg:width="0.49cm" svg:height="0.402cm" svg:x="3.307cm" svg:y="14.02cm" svg:viewBox="0 0 491 403" draw:points="246,403 0,403 0,0 491,0 491,403">
            <text:p/>
          </draw:polygon>
          <draw:path draw:style-name="gr3" draw:text-style-name="P7" draw:layer="layout" svg:width="0.555cm" svg:height="0.493cm" svg:x="3.288cm" svg:y="13.9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3" smil:attributeName="visibility" smil:to="visible"/>
                  <anim:animate smil:dur="0.5s" smil:fill="hold" smil:targetElement="id213" smil:attributeName="width" smil:values="width*0.05;width" smil:keyTimes="0;1"/>
                  <anim:animate smil:dur="0.5s" smil:fill="hold" smil:targetElement="id213" smil:attributeName="height" smil:values="height;height" smil:keyTimes="0;1"/>
                  <anim:animate smil:dur="0.5s" smil:fill="hold" smil:targetElement="id213" smil:attributeName="x" smil:values="x-.2;x" smil:keyTimes="0;1"/>
                  <anim:animate smil:dur="0.5s" smil:fill="hold" smil:targetElement="id213" smil:attributeName="y" smil:values="y;y" smil:keyTimes="0;1"/>
                  <anim:transitionFilter smil:dur="0.5s" smil:targetElement="id21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8" smil:attributeName="visibility" smil:to="visible"/>
                  <anim:animate smil:dur="0.5s" smil:fill="hold" smil:targetElement="id218" smil:attributeName="width" smil:values="width*0.05;width" smil:keyTimes="0;1"/>
                  <anim:animate smil:dur="0.5s" smil:fill="hold" smil:targetElement="id218" smil:attributeName="height" smil:values="height;height" smil:keyTimes="0;1"/>
                  <anim:animate smil:dur="0.5s" smil:fill="hold" smil:targetElement="id218" smil:attributeName="x" smil:values="x-.2;x" smil:keyTimes="0;1"/>
                  <anim:animate smil:dur="0.5s" smil:fill="hold" smil:targetElement="id218" smil:attributeName="y" smil:values="y;y" smil:keyTimes="0;1"/>
                  <anim:transitionFilter smil:dur="0.5s" smil:targetElement="id2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3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27" draw:id="id227">
          <svg:title>TexMaths</svg:title>
          <svg:desc>24§display§\text {Let,}§svg§600§FALSE§</svg:desc>
          <draw:polygon draw:style-name="gr2" draw:text-style-name="P6" draw:layer="layout" svg:width="1.318cm" svg:height="0.655cm" svg:x="3.242cm" svg:y="1.15cm" svg:viewBox="0 0 1319 656" draw:points="659,656 0,656 0,0 1319,0 1319,656">
            <text:p/>
          </draw:polygon>
          <draw:path draw:style-name="gr3" draw:text-style-name="P7" draw:layer="layout" svg:width="0.464cm" svg:height="0.577cm" svg:x="3.227cm" svg:y="1.1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1cm" svg:y="1.3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8cm" svg:y="1.1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2cm" svg:y="1.5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28" draw:id="id228">
          <svg:title>TexMaths</svg:title>
          <svg:desc>24§display§\text {I}§svg§600§FALSE§</svg:desc>
          <draw:polygon draw:style-name="gr2" draw:text-style-name="P6" draw:layer="layout" svg:width="0.197cm" svg:height="0.493cm" svg:x="5.048cm" svg:y="1.15cm" svg:viewBox="0 0 198 494" draw:points="100,494 0,494 0,0 198,0 198,494">
            <text:p/>
          </draw:polygon>
          <draw:path draw:style-name="gr3" draw:text-style-name="P7" draw:layer="layout" svg:width="0.258cm" svg:height="0.577cm" svg:x="5.029cm" svg:y="1.1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9" draw:id="id229">
          <svg:title>TexMaths</svg:title>
          <svg:desc>22§display§= \int \frac{ \cos x}{ \cos 3x }\ dx§svg§600§FALSE§</svg:desc>
          <draw:polygon draw:style-name="gr2" draw:text-style-name="P6" draw:layer="layout" svg:width="4.887cm" svg:height="1.642cm" svg:x="5.738cm" svg:y="0.558cm" svg:viewBox="0 0 4888 1643" draw:points="2445,1643 0,1643 0,0 4888,0 4888,1643">
            <text:p/>
          </draw:polygon>
          <draw:path draw:style-name="gr3" draw:text-style-name="P7" draw:layer="layout" svg:width="0.515cm" svg:height="0.182cm" svg:x="5.743cm" svg:y="1.2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8cm" svg:y="0.5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95cm" svg:height="0.356cm" svg:x="7.73cm" svg:y="0.702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8.068cm" svg:y="0.702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459cm" svg:y="0.70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8.89cm" svg:y="0.7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olygon draw:style-name="gr3" draw:text-style-name="P7" draw:layer="layout" svg:width="1.993cm" svg:height="0.032cm" svg:x="7.51cm" svg:y="1.362cm" svg:viewBox="0 0 1994 33" draw:points="998,33 0,33 0,0 1994,0 1994,33">
            <text:p/>
          </draw:polygon>
          <draw:path draw:style-name="gr3" draw:text-style-name="P7" draw:layer="layout" svg:width="0.295cm" svg:height="0.356cm" svg:x="7.537cm" svg:y="1.757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7.876cm" svg:y="1.75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265cm" svg:y="1.7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21cm" svg:height="0.532cm" svg:x="8.707cm" svg:y="1.588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9.084cm" svg:y="1.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9.885cm" svg:y="1.035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0.279cm" svg:y="1.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226" draw:id="id226">
          <svg:title>TexMaths</svg:title>
          <svg:desc>24§display§\text {(4)}§svg§600§FALSE§</svg:desc>
          <draw:polygon draw:style-name="gr2" draw:text-style-name="P6" draw:layer="layout" svg:width="0.91cm" svg:height="0.76cm" svg:x="1.825cm" svg:y="1.05cm" svg:viewBox="0 0 911 761" draw:points="455,761 0,761 0,0 911,0 911,761">
            <text:p/>
          </draw:polygon>
          <draw:path draw:style-name="gr3" draw:text-style-name="P7" draw:layer="layout" svg:width="0.197cm" svg:height="0.844cm" svg:x="1.865cm" svg:y="1.008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2.134cm" svg:y="1.069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582cm" svg:y="1.0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31" draw:id="id231">
          <svg:title>TexMaths</svg:title>
          <svg:desc>22§display§= \int \frac{ \cos x}{ \cos x ( 4\cos^2 x - 3 ) }\ dx§svg§600§FALSE§</svg:desc>
          <draw:polygon draw:style-name="gr2" draw:text-style-name="P6" draw:layer="layout" svg:width="8.903cm" svg:height="1.7cm" svg:x="5.739cm" svg:y="2.859cm" svg:viewBox="0 0 8904 1701" draw:points="4451,1701 0,1701 0,0 8904,0 8904,1701">
            <text:p/>
          </draw:polygon>
          <draw:path draw:style-name="gr3" draw:text-style-name="P7" draw:layer="layout" svg:width="0.515cm" svg:height="0.182cm" svg:x="5.744cm" svg:y="3.5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9cm" svg:y="2.82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95cm" svg:height="0.356cm" svg:x="9.738cm" svg:y="3.003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078cm" svg:y="3.00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468cm" svg:y="3.00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0.9cm" svg:y="3.0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olygon draw:style-name="gr3" draw:text-style-name="P7" draw:layer="layout" svg:width="6.008cm" svg:height="0.032cm" svg:x="7.511cm" svg:y="3.663cm" svg:viewBox="0 0 6009 33" draw:points="3004,33 0,33 0,0 6009,0 6009,33">
            <text:p/>
          </draw:polygon>
          <draw:path draw:style-name="gr3" draw:text-style-name="P7" draw:layer="layout" svg:width="0.295cm" svg:height="0.356cm" svg:x="7.538cm" svg:y="4.058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7.878cm" svg:y="4.05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266cm" svg:y="4.0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8.698cm" svg:y="4.0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9.194cm" svg:y="3.82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9.44cm" svg:y="3.8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95cm" svg:height="0.356cm" svg:x="9.96cm" svg:y="4.058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299cm" svg:y="4.05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69cm" svg:y="4.0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1.003cm" svg:y="3.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466cm" svg:y="4.0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2.123cm" svg:y="4.19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864cm" svg:y="3.88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3.263cm" svg:y="3.82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3.901cm" svg:y="3.336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295cm" svg:y="3.53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30" draw:id="id230">
          <svg:title>TexMaths</svg:title>
          <svg:desc>22§display§= \int \frac{ \cos x}{ 4\cos^3 x - 3 \cos x }\ dx§svg§600§FALSE§</svg:desc>
          <draw:polygon draw:style-name="gr2" draw:text-style-name="P6" draw:layer="layout" svg:width="8.43cm" svg:height="1.642cm" svg:x="11.238cm" svg:y="0.558cm" svg:viewBox="0 0 8431 1643" draw:points="4216,1643 0,1643 0,0 8431,0 8431,1643">
            <text:p/>
          </draw:polygon>
          <draw:path draw:style-name="gr3" draw:text-style-name="P7" draw:layer="layout" svg:width="0.515cm" svg:height="0.182cm" svg:x="11.243cm" svg:y="1.2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2.058cm" svg:y="0.519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95cm" svg:height="0.356cm" svg:x="15.001cm" svg:y="0.702cm" svg:viewBox="0 0 296 357" svg:d="M65 180c0-127 63-161 104-161 7 0 56 0 84 29-33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5.341cm" svg:y="0.702cm" svg:viewBox="0 0 345 357" svg:d="M345 181c0-98-79-181-173-181-96 0-172 85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54cm" svg:height="0.356cm" svg:x="15.732cm" svg:y="0.702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6.161cm" svg:y="0.7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olygon draw:style-name="gr3" draw:text-style-name="P7" draw:layer="layout" svg:width="5.537cm" svg:height="0.032cm" svg:x="13.011cm" svg:y="1.362cm" svg:viewBox="0 0 5538 33" draw:points="2769,33 0,33 0,0 5538,0 5538,33">
            <text:p/>
          </draw:polygon>
          <draw:path draw:style-name="gr3" draw:text-style-name="P7" draw:layer="layout" svg:width="0.344cm" svg:height="0.524cm" svg:x="13.032cm" svg:y="1.57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5cm" svg:height="0.356cm" svg:x="13.553cm" svg:y="1.757cm" svg:viewBox="0 0 296 357" svg:d="M65 180c0-127 63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891cm" svg:y="1.75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4.281cm" svg:y="1.757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9cm" svg:height="0.37cm" svg:x="14.591cm" svg:y="1.519cm" svg:viewBox="0 0 250 371" svg:d="M120 180c42 0 72 29 72 88 0 66-39 86-71 86-21 0-70-5-93-37 27-2 32-19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386cm" svg:height="0.351cm" svg:x="15.059cm" svg:y="1.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5.716cm" svg:y="1.89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457cm" svg:y="1.5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16.966cm" svg:y="1.757cm" svg:viewBox="0 0 296 357" svg:d="M65 180c0-127 63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7.305cm" svg:y="1.757cm" svg:viewBox="0 0 345 357" svg:d="M345 181c0-98-79-181-173-181-96 0-172 85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54cm" svg:height="0.356cm" svg:x="17.696cm" svg:y="1.757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8.126cm" svg:y="1.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18.928cm" svg:y="1.035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9.321cm" svg:y="1.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232" draw:id="id232">
          <svg:title>TexMaths</svg:title>
          <svg:desc>22§display§= \int \frac{1}{ 4\cos^2 x - 3 }\ dx§svg§600§FALSE§</svg:desc>
          <draw:polygon draw:style-name="gr2" draw:text-style-name="P6" draw:layer="layout" svg:width="6.695cm" svg:height="1.642cm" svg:x="5.74cm" svg:y="5.159cm" svg:viewBox="0 0 6696 1643" draw:points="3348,1643 0,1643 0,0 6696,0 6696,1643">
            <text:p/>
          </draw:polygon>
          <draw:path draw:style-name="gr3" draw:text-style-name="P7" draw:layer="layout" svg:width="0.515cm" svg:height="0.182cm" svg:x="5.745cm" svg:y="5.8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6cm" svg:y="5.12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88cm" svg:y="5.13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01cm" svg:height="0.032cm" svg:x="7.512cm" svg:y="5.963cm" svg:viewBox="0 0 3802 33" draw:points="1901,33 0,33 0,0 3802,0 3802,33">
            <text:p/>
          </draw:polygon>
          <draw:path draw:style-name="gr3" draw:text-style-name="P7" draw:layer="layout" svg:width="0.344cm" svg:height="0.524cm" svg:x="7.534cm" svg:y="6.1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5cm" svg:height="0.356cm" svg:x="8.055cm" svg:y="6.358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8.393cm" svg:y="6.358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783cm" svg:y="6.3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9.097cm" svg:y="6.1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561cm" svg:y="6.3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218cm" svg:y="6.49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959cm" svg:y="6.18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1.695cm" svg:y="5.636cm" svg:viewBox="0 0 370 548" svg:d="M370 9c0-2 0-9-11-9-10 0-84 7-99 9-5 0-10 3-10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089cm" svg:y="5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233" draw:id="id233">
          <svg:title>TexMaths</svg:title>
          <svg:desc>22§display§= \int \frac{ \frac{1}{\cos^2 x} }{ \frac{ 4\cos^2 x - 3 }{ \cos^2 x } }\ dx§svg§600§FALSE§</svg:desc>
          <draw:polygon draw:style-name="gr2" draw:text-style-name="P6" draw:layer="layout" svg:width="5.871cm" svg:height="2.052cm" svg:x="13.141cm" svg:y="5.159cm" svg:viewBox="0 0 5872 2053" draw:points="2935,2053 0,2053 0,0 5872,0 5872,2053">
            <text:p/>
          </draw:polygon>
          <draw:path draw:style-name="gr3" draw:text-style-name="P7" draw:layer="layout" svg:width="0.515cm" svg:height="0.182cm" svg:x="13.146cm" svg:y="6.0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3.961cm" svg:y="5.3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198cm" svg:height="0.36cm" svg:x="16.307cm" svg:y="5.12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1.586cm" svg:height="0.032cm" svg:x="15.608cm" svg:y="5.576cm" svg:viewBox="0 0 1587 33" draw:points="794,33 0,33 0,0 1587,0 1587,33">
            <text:p/>
          </draw:polygon>
          <draw:path draw:style-name="gr3" draw:text-style-name="P7" draw:layer="layout" svg:width="0.23cm" svg:height="0.247cm" svg:x="15.633cm" svg:y="5.81cm" svg:viewBox="0 0 231 248" svg:d="M187 26c-9 4-15 13-15 23 0 16 9 27 25 27s26-11 26-27c0-49-75-49-91-49-81 0-132 63-132 125 0 69 58 123 130 123 81 0 101-63 101-70s-8-7-9-7c-9 0-9 2-11 10-12 34-42 50-75 50-37 0-87-27-87-106 0-69 34-107 85-107 7 0 33 0 53 8z">
            <text:p/>
          </draw:path>
          <draw:path draw:style-name="gr3" draw:text-style-name="P7" draw:layer="layout" svg:width="0.266cm" svg:height="0.247cm" svg:x="15.904cm" svg:y="5.81cm" svg:viewBox="0 0 267 248" svg:d="M267 127c0-69-58-127-133-127-76 0-134 58-134 127 0 68 60 121 134 121s133-53 133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16.215cm" svg:y="5.81cm" svg:viewBox="0 0 197 248" svg:d="M183 14c0-9 0-14-9-14-2 0-3 0-10 7-2 0-7 5-11 7-16-10-37-14-56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6.472cm" svg:y="5.639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1cm" svg:height="0.245cm" svg:x="16.87cm" svg:y="5.812cm" svg:viewBox="0 0 292 246" svg:d="M109 183c-5 18-23 48-51 48-2 0-18 0-30-7 23-7 25-27 25-30 0-13-9-21-21-21-16 0-32 14-32 33 0 28 30 40 56 40 27 0 48-15 62-38 14 28 44 38 65 38 63 0 95-68 95-84 0-7-7-7-9-7-7 0-7 3-9 10-12 37-45 66-75 66-21 0-34-14-34-36 0-14 14-63 28-125 13-42 36-54 55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2.976cm" svg:height="0.032cm" svg:x="14.913cm" svg:y="6.143cm" svg:viewBox="0 0 2977 33" draw:points="1489,33 0,33 0,0 2977,0 2977,33">
            <text:p/>
          </draw:polygon>
          <draw:path draw:style-name="gr3" draw:text-style-name="P7" draw:layer="layout" svg:width="0.266cm" svg:height="0.365cm" svg:x="15.027cm" svg:y="6.306cm" svg:viewBox="0 0 267 366" svg:d="M267 278v-21h-61v-241c0-12 0-16-11-16-7 0-8 0-16 7l-179 250v21h160v44c0 18 0 25-44 25h-14v19c26 0 62-2 81-2 21 0 55 2 83 2v-19h-16c-44 0-44-7-44-25v-44zM164 58v199h-145z">
            <text:p/>
          </draw:path>
          <draw:path draw:style-name="gr3" draw:text-style-name="P7" draw:layer="layout" svg:width="0.23cm" svg:height="0.247cm" svg:x="15.445cm" svg:y="6.43cm" svg:viewBox="0 0 231 248" svg:d="M187 26c-9 4-15 13-15 23 0 16 9 27 25 27s26-11 26-27c0-49-75-49-91-49-81 0-132 63-132 125 0 69 58 123 130 123 81 0 101-63 101-70s-8-7-9-7c-9 0-9 2-11 10-12 34-42 50-75 50-37 0-87-27-87-106 0-69 34-107 85-107 7 0 33 0 53 8z">
            <text:p/>
          </draw:path>
          <draw:path draw:style-name="gr3" draw:text-style-name="P7" draw:layer="layout" svg:width="0.266cm" svg:height="0.247cm" svg:x="15.716cm" svg:y="6.43cm" svg:viewBox="0 0 267 248" svg:d="M267 127c0-69-58-127-133-127-76 0-134 58-134 127 0 68 60 121 134 121s133-53 133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16.027cm" svg:y="6.43cm" svg:viewBox="0 0 197 248" svg:d="M183 14c0-9 0-14-9-14-2 0-3 0-10 7-2 0-7 5-11 7-16-10-37-14-56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6.282cm" svg:y="6.259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1cm" svg:height="0.245cm" svg:x="16.682cm" svg:y="6.431cm" svg:viewBox="0 0 292 246" svg:d="M109 183c-5 18-23 48-51 48-2 0-18 0-30-7 23-7 25-27 25-30 0-13-9-21-21-21-16 0-32 14-32 33 0 28 30 40 56 40 27 0 48-15 62-38 14 28 44 38 65 38 63 0 95-68 95-84 0-7-7-7-9-7-7 0-7 3-9 10-12 37-45 66-75 66-21 0-34-14-34-36 0-14 14-63 28-125 13-42 36-54 55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367cm" svg:height="0.027cm" svg:x="17.063cm" svg:y="6.523cm" svg:viewBox="0 0 368 28" svg:d="M347 28c7 0 21 0 21-14s-13-14-21-14h-326c-9 0-21 0-21 14s12 14 21 14z">
            <text:p/>
          </draw:path>
          <draw:path draw:style-name="gr3" draw:text-style-name="P7" draw:layer="layout" svg:width="0.249cm" svg:height="0.37cm" svg:x="17.517cm" svg:y="6.312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olygon draw:style-name="gr3" draw:text-style-name="P7" draw:layer="layout" svg:width="2.792cm" svg:height="0.032cm" svg:x="15.006cm" svg:y="6.766cm" svg:viewBox="0 0 2793 33" draw:points="1397,33 0,33 0,0 2793,0 2793,33">
            <text:p/>
          </draw:polygon>
          <draw:path draw:style-name="gr3" draw:text-style-name="P7" draw:layer="layout" svg:width="0.23cm" svg:height="0.247cm" svg:x="15.633cm" svg:y="7cm" svg:viewBox="0 0 231 248" svg:d="M187 26c-9 4-15 13-15 23 0 16 9 27 25 27s26-11 26-27c0-49-75-49-91-49-81 0-132 63-132 125 0 69 58 123 130 123 81 0 101-63 101-70s-8-7-9-7c-9 0-9 2-11 10-12 34-42 50-75 50-37 0-87-27-87-106 0-69 34-107 85-107 7 0 33 0 53 8z">
            <text:p/>
          </draw:path>
          <draw:path draw:style-name="gr3" draw:text-style-name="P7" draw:layer="layout" svg:width="0.266cm" svg:height="0.247cm" svg:x="15.904cm" svg:y="7cm" svg:viewBox="0 0 267 248" svg:d="M267 127c0-69-58-127-133-127-76 0-134 58-134 127 0 68 60 121 134 121s133-53 133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16.215cm" svg:y="7cm" svg:viewBox="0 0 197 248" svg:d="M183 14c0-9 0-14-9-14-2 0-3 0-10 7-2 0-7 5-11 7-16-10-37-14-56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6.472cm" svg:y="6.829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1cm" svg:height="0.245cm" svg:x="16.87cm" svg:y="7.004cm" svg:viewBox="0 0 292 246" svg:d="M109 183c-5 18-23 48-51 48-2 0-18 0-30-7 23-7 25-27 25-30 0-13-9-21-21-21-16 0-32 14-32 33 0 28 30 40 56 40 27 0 48-15 62-38 14 28 44 38 65 38 63 0 95-68 95-84 0-7-7-7-9-7-7 0-7 3-9 10-12 37-45 66-75 66-21 0-34-14-34-36 0-14 14-63 28-125 13-42 36-54 55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369cm" svg:height="0.546cm" svg:x="18.271cm" svg:y="5.815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8.665cm" svg:y="6.0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</draw:g>
        <draw:g xml:id="id234" draw:id="id234">
          <svg:title>TexMaths</svg:title>
          <svg:desc>22§display§= \int \frac{\sec^2 x}{ 4 - 3 \sec^2 x }\ dx§svg§600§FALSE§</svg:desc>
          <draw:polygon draw:style-name="gr2" draw:text-style-name="P6" draw:layer="layout" svg:width="6.652cm" svg:height="1.752cm" svg:x="5.74cm" svg:y="7.459cm" svg:viewBox="0 0 6653 1753" draw:points="3327,1753 0,1753 0,0 6653,0 6653,1753">
            <text:p/>
          </draw:polygon>
          <draw:path draw:style-name="gr3" draw:text-style-name="P7" draw:layer="layout" svg:width="0.515cm" svg:height="0.182cm" svg:x="5.745cm" svg:y="8.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6cm" svg:y="7.531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8.461cm" svg:y="7.7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762cm" svg:y="7.7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111cm" svg:y="7.714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463cm" svg:y="7.4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927cm" svg:y="7.7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7" draw:layer="layout" svg:width="3.759cm" svg:height="0.032cm" svg:x="7.512cm" svg:y="8.374cm" svg:viewBox="0 0 3760 33" draw:points="1880,33 0,33 0,0 3760,0 3760,33">
            <text:p/>
          </draw:polygon>
          <draw:path draw:style-name="gr3" draw:text-style-name="P7" draw:layer="layout" svg:width="0.344cm" svg:height="0.523cm" svg:x="7.534cm" svg:y="8.5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472cm" svg:height="0.032cm" svg:x="8.136cm" svg:y="8.90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877cm" svg:y="8.599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54cm" svg:height="0.356cm" svg:x="9.385cm" svg:y="8.7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686cm" svg:y="8.76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035cm" svg:y="8.766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387cm" svg:y="8.5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85cm" svg:y="8.77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1.651cm" svg:y="8.046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045cm" svg:y="8.2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35" draw:id="id235">
          <svg:title>TexMaths</svg:title>
          <svg:desc>22§display§= \int \frac{\sec^2 x}{ 4 - 3 ( 1 +  \tan^2 x ) }\ dx§svg§600§FALSE§</svg:desc>
          <draw:polygon draw:style-name="gr2" draw:text-style-name="P6" draw:layer="layout" svg:width="8.58cm" svg:height="1.827cm" svg:x="5.741cm" svg:y="9.761cm" svg:viewBox="0 0 8581 1828" draw:points="4291,1828 0,1828 0,0 8581,0 8581,1828">
            <text:p/>
          </draw:polygon>
          <draw:path draw:style-name="gr3" draw:text-style-name="P7" draw:layer="layout" svg:width="0.515cm" svg:height="0.182cm" svg:x="5.746cm" svg:y="10.6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61cm" svg:y="9.833cm" svg:viewBox="0 0 688 1719" svg:d="M37 1683c25 0 39-17 39-37 0-26-20-38-37-38-20 0-39 12-39 38 0 41 39 73 86 73 118 0 162-182 217-405 60-245 111-493 153-741 28-163 56-318 83-418 8-39 35-137 66-137 23 0 43 14 46 17-26 2-39 18-39 37 0 27 20 39 37 39 20 0 39-12 39-39 0-42-42-72-84-72-60 0-102 84-146 243-2 7-108 396-192 902-21 118-44 248-69 355-14 57-49 203-113 203-28 0-45-20-47-20z">
            <text:p/>
          </draw:path>
          <draw:path draw:style-name="gr3" draw:text-style-name="P7" draw:layer="layout" svg:width="0.254cm" svg:height="0.356cm" svg:x="9.426cm" svg:y="10.016cm" svg:viewBox="0 0 255 357" svg:d="M136 197c17 4 80 16 80 72 0 39-26 70-88 70-65 0-93-43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727cm" svg:y="10.0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076cm" svg:y="10.01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428cm" svg:y="9.722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0.892cm" svg:y="10.0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5.687cm" svg:height="0.032cm" svg:x="7.513cm" svg:y="10.675cm" svg:viewBox="0 0 5688 33" draw:points="2844,33 0,33 0,0 5688,0 5688,33">
            <text:p/>
          </draw:polygon>
          <draw:path draw:style-name="gr3" draw:text-style-name="P7" draw:layer="layout" svg:width="0.344cm" svg:height="0.523cm" svg:x="7.534cm" svg:y="10.909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8.136cm" svg:y="11.22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877cm" svg:y="10.918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9.308cm" svg:y="10.8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9.6cm" svg:y="10.9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134cm" svg:y="10.98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4cm" svg:x="10.878cm" svg:y="10.957cm" svg:viewBox="0 0 243 485" svg:d="M120 167h111v-25h-111v-142h-20c0 63-24 146-100 150v17h67v213c0 97 72 105 100 105 55 0 76-54 76-105v-44h-19v44c0 56-23 86-52 86-52 0-52-70-52-84z">
            <text:p/>
          </draw:path>
          <draw:path draw:style-name="gr3" draw:text-style-name="P7" draw:layer="layout" svg:width="0.349cm" svg:height="0.356cm" svg:x="11.197cm" svg:y="11.08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1.575cm" svg:y="11.0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2.015cm" svg:y="10.788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2.478cm" svg:y="11.0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2.943cm" svg:y="10.8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13.58cm" svg:y="10.34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13.974cm" svg:y="10.5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36" draw:id="id236">
          <svg:title>TexMaths</svg:title>
          <svg:desc>22§display§= \int \frac{\sec^2 x}{ 4 - 3  -  3\tan^2 x }\ dx§svg§600§FALSE§</svg:desc>
          <draw:polygon draw:style-name="gr2" draw:text-style-name="P6" draw:layer="layout" svg:width="8.108cm" svg:height="1.752cm" svg:x="5.742cm" svg:y="12.062cm" svg:viewBox="0 0 8109 1753" draw:points="4055,1753 0,1753 0,0 8109,0 8109,1753">
            <text:p/>
          </draw:polygon>
          <draw:path draw:style-name="gr3" draw:text-style-name="P7" draw:layer="layout" svg:width="0.515cm" svg:height="0.182cm" svg:x="5.747cm" svg:y="12.9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62cm" svg:y="12.134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9.192cm" svg:y="12.31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493cm" svg:y="12.31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841cm" svg:y="12.317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193cm" svg:y="12.02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656cm" svg:y="12.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5.214cm" svg:height="0.032cm" svg:x="7.514cm" svg:y="12.977cm" svg:viewBox="0 0 5215 33" draw:points="2608,33 0,33 0,0 5215,0 5215,33">
            <text:p/>
          </draw:polygon>
          <draw:path draw:style-name="gr3" draw:text-style-name="P7" draw:layer="layout" svg:width="0.344cm" svg:height="0.523cm" svg:x="7.535cm" svg:y="13.211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472cm" svg:height="0.032cm" svg:x="8.137cm" svg:y="13.52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878cm" svg:y="13.2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9.468cm" svg:y="13.52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211cm" svg:y="13.2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10.707cm" svg:y="13.25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026cm" svg:y="13.38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2 0 64 76 83 125 83 51 0 86-31 100-68zM220 162v77c0 74-55 101-90 101-38 0-70-29-70-67 0-42 33-108 160-111z">
            <text:p/>
          </draw:path>
          <draw:path draw:style-name="gr3" draw:text-style-name="P7" draw:layer="layout" svg:width="0.39cm" svg:height="0.342cm" svg:x="11.406cm" svg:y="13.39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1.844cm" svg:y="13.08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309cm" svg:y="13.3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3.11cm" svg:y="12.64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3.504cm" svg:y="12.8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6" smil:attributeName="visibility" smil:to="visible"/>
                  <anim:animate smil:dur="0.5s" smil:fill="hold" smil:targetElement="id226" smil:attributeName="width" smil:values="width*0.05;width" smil:keyTimes="0;1"/>
                  <anim:animate smil:dur="0.5s" smil:fill="hold" smil:targetElement="id226" smil:attributeName="height" smil:values="height;height" smil:keyTimes="0;1"/>
                  <anim:animate smil:dur="0.5s" smil:fill="hold" smil:targetElement="id226" smil:attributeName="x" smil:values="x-.2;x" smil:keyTimes="0;1"/>
                  <anim:animate smil:dur="0.5s" smil:fill="hold" smil:targetElement="id226" smil:attributeName="y" smil:values="y;y" smil:keyTimes="0;1"/>
                  <anim:transitionFilter smil:dur="0.5s" smil:targetElement="id22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7" smil:attributeName="visibility" smil:to="visible"/>
                  <anim:animate smil:dur="0.5s" smil:fill="hold" smil:targetElement="id227" smil:attributeName="width" smil:values="width*0.05;width" smil:keyTimes="0;1"/>
                  <anim:animate smil:dur="0.5s" smil:fill="hold" smil:targetElement="id227" smil:attributeName="height" smil:values="height;height" smil:keyTimes="0;1"/>
                  <anim:animate smil:dur="0.5s" smil:fill="hold" smil:targetElement="id227" smil:attributeName="x" smil:values="x-.2;x" smil:keyTimes="0;1"/>
                  <anim:animate smil:dur="0.5s" smil:fill="hold" smil:targetElement="id227" smil:attributeName="y" smil:values="y;y" smil:keyTimes="0;1"/>
                  <anim:transitionFilter smil:dur="0.5s" smil:targetElement="id22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8" smil:attributeName="visibility" smil:to="visible"/>
                  <anim:animate smil:dur="0.5s" smil:fill="hold" smil:targetElement="id228" smil:attributeName="width" smil:values="width*0.05;width" smil:keyTimes="0;1"/>
                  <anim:animate smil:dur="0.5s" smil:fill="hold" smil:targetElement="id228" smil:attributeName="height" smil:values="height;height" smil:keyTimes="0;1"/>
                  <anim:animate smil:dur="0.5s" smil:fill="hold" smil:targetElement="id228" smil:attributeName="x" smil:values="x-.2;x" smil:keyTimes="0;1"/>
                  <anim:animate smil:dur="0.5s" smil:fill="hold" smil:targetElement="id228" smil:attributeName="y" smil:values="y;y" smil:keyTimes="0;1"/>
                  <anim:transitionFilter smil:dur="0.5s" smil:targetElement="id22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3" draw:text-style-name="P12" draw:layer="layout" svg:width="26.4cm" svg:height="14.695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47" draw:id="id247">
          <svg:title>TexMaths</svg:title>
          <svg:desc>26§display§\text {(5)}§svg§600§FALSE§</svg:desc>
          <draw:polygon draw:style-name="gr2" draw:text-style-name="P6" draw:layer="layout" svg:width="0.986cm" svg:height="0.823cm" svg:x="1.719cm" svg:y="13.055cm" svg:viewBox="0 0 987 824" draw:points="494,824 0,824 0,0 987,0 987,824">
            <text:p/>
          </draw:polygon>
          <draw:path draw:style-name="gr3" draw:text-style-name="P7" draw:layer="layout" svg:width="0.213cm" svg:height="0.914cm" svg:x="1.763cm" svg:y="13.009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29cm" svg:x="2.075cm" svg:y="13.086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2.54cm" svg:y="13.0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48" draw:id="id248">
          <svg:title>TexMaths</svg:title>
          <svg:desc>24§display§\text {Let,}§svg§600§FALSE§</svg:desc>
          <draw:polygon draw:style-name="gr2" draw:text-style-name="P6" draw:layer="layout" svg:width="1.318cm" svg:height="0.655cm" svg:x="3.236cm" svg:y="13.147cm" svg:viewBox="0 0 1319 656" draw:points="659,656 0,656 0,0 1319,0 1319,656">
            <text:p/>
          </draw:polygon>
          <draw:path draw:style-name="gr3" draw:text-style-name="P7" draw:layer="layout" svg:width="0.464cm" svg:height="0.577cm" svg:x="3.221cm" svg:y="13.1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5cm" svg:y="13.3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2cm" svg:y="13.1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6cm" svg:y="13.5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49" draw:id="id249">
          <svg:title>TexMaths</svg:title>
          <svg:desc>24§display§\text {I}§svg§600§FALSE§</svg:desc>
          <draw:polygon draw:style-name="gr2" draw:text-style-name="P6" draw:layer="layout" svg:width="0.197cm" svg:height="0.493cm" svg:x="4.942cm" svg:y="13.147cm" svg:viewBox="0 0 198 494" draw:points="100,494 0,494 0,0 198,0 198,494">
            <text:p/>
          </draw:polygon>
          <draw:path draw:style-name="gr3" draw:text-style-name="P7" draw:layer="layout" svg:width="0.258cm" svg:height="0.577cm" svg:x="4.923cm" svg:y="13.1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37" draw:id="id237">
          <svg:title>TexMaths</svg:title>
          <svg:desc>24§display§\text {I}§svg§600§FALSE§</svg:desc>
          <draw:polygon draw:style-name="gr2" draw:text-style-name="P6" draw:layer="layout" svg:width="0.197cm" svg:height="0.493cm" svg:x="4.844cm" svg:y="1.647cm" svg:viewBox="0 0 198 494" draw:points="100,494 0,494 0,0 198,0 198,494">
            <text:p/>
          </draw:polygon>
          <draw:path draw:style-name="gr3" draw:text-style-name="P7" draw:layer="layout" svg:width="0.258cm" svg:height="0.577cm" svg:x="4.825cm" svg:y="1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38" draw:id="id238">
          <svg:title>TexMaths</svg:title>
          <svg:desc>22§display§= \int \frac{\sec^2 x}{ 1 -  3\tan^2 x }\ dx§svg§600§FALSE§</svg:desc>
          <draw:polygon draw:style-name="gr2" draw:text-style-name="P6" draw:layer="layout" svg:width="6.776cm" svg:height="1.752cm" svg:x="5.543cm" svg:y="0.96cm" svg:viewBox="0 0 6777 1753" draw:points="3388,1753 0,1753 0,0 6777,0 6777,1753">
            <text:p/>
          </draw:polygon>
          <draw:path draw:style-name="gr3" draw:text-style-name="P7" draw:layer="layout" svg:width="0.515cm" svg:height="0.182cm" svg:x="5.548cm" svg:y="1.8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363cm" svg:y="1.032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8.327cm" svg:y="1.21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628cm" svg:y="1.21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977cm" svg:y="1.215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327cm" svg:y="0.92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791cm" svg:y="1.2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7" draw:layer="layout" svg:width="3.881cm" svg:height="0.032cm" svg:x="7.315cm" svg:y="1.875cm" svg:viewBox="0 0 3882 33" draw:points="1941,33 0,33 0,0 3882,0 3882,33">
            <text:p/>
          </draw:polygon>
          <draw:path draw:style-name="gr3" draw:text-style-name="P7" draw:layer="layout" svg:width="0.256cm" svg:height="0.516cm" svg:x="7.384cm" svg:y="2.1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7.938cm" svg:y="2.42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679cm" svg:y="2.11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9.177cm" svg:y="2.15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496cm" svg:y="2.285cm" svg:viewBox="0 0 350 357" svg:d="M225 289c4 31 25 63 62 63 16 0 63-11 63-74v-42h-19v42c0 46-20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9.874cm" svg:y="2.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0.312cm" svg:y="1.98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777cm" svg:y="2.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369cm" svg:height="0.546cm" svg:x="11.578cm" svg:y="1.54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1.972cm" svg:y="1.7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250" draw:id="id250">
          <svg:title>TexMaths</svg:title>
          <svg:desc>24§display§= \int \frac{ 1 }{ 13\cos^2 x - 9 \sin^2 x } \ dx§svg§600§FALSE§</svg:desc>
          <draw:polygon draw:style-name="gr2" draw:text-style-name="P6" draw:layer="layout" svg:width="9.903cm" svg:height="1.791cm" svg:x="5.639cm" svg:y="12.46cm" svg:viewBox="0 0 9904 1792" draw:points="4952,1792 0,1792 0,0 9904,0 9904,1792">
            <text:p/>
          </draw:polygon>
          <draw:path draw:style-name="gr3" draw:text-style-name="P7" draw:layer="layout" svg:width="0.562cm" svg:height="0.199cm" svg:x="5.645cm" svg:y="13.25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6.534cm" svg:y="12.418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10.81cm" svg:y="12.433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6.746cm" svg:height="0.036cm" svg:x="7.573cm" svg:y="13.338cm" svg:viewBox="0 0 6747 37" draw:points="3374,37 0,37 0,0 6747,0 6747,37">
            <text:p/>
          </draw:polygon>
          <draw:path draw:style-name="gr3" draw:text-style-name="P7" draw:layer="layout" svg:width="0.279cm" svg:height="0.564cm" svg:x="7.647cm" svg:y="13.648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8.029cm" svg:y="13.648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2cm" svg:height="0.389cm" svg:x="8.584cm" svg:y="13.832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8.955cm" svg:y="13.832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7cm" svg:height="0.389cm" svg:x="9.381cm" svg:y="13.832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2cm" svg:height="0.393cm" svg:x="9.723cm" svg:y="13.575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10.23cm" svg:y="13.836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516cm" svg:height="0.036cm" svg:x="10.944cm" svg:y="13.982cm" svg:viewBox="0 0 517 37" svg:d="M488 37c13 0 29 0 29-20 0-17-16-17-29-17h-459c-14 0-29 0-29 17 0 20 15 20 29 20z">
            <text:p/>
          </draw:path>
          <draw:path draw:style-name="gr3" draw:text-style-name="P7" draw:layer="layout" svg:width="0.35cm" svg:height="0.581cm" svg:x="11.754cm" svg:y="13.648cm" svg:viewBox="0 0 351 582" svg:d="M276 294v27c0 200-88 238-138 238-15 0-59-2-82-31 36 0 44-25 44-38 0-27-21-40-40-40-14 0-39 7-39 42 0 56 46 90 117 90 110 0 213-115 213-296 0-228-98-286-172-286-47 0-89 15-125 54-35 38-54 73-54 136 0 106 75 188 169 188 52 0 86-34 107-84zM171 359c-14 0-54 0-79-52-15-32-15-75-15-115 0-46 0-86 17-117 23-42 56-54 85-54 40 0 67 29 82 67 10 27 14 81 14 119 0 72-29 152-104 152z">
            <text:p/>
          </draw:path>
          <draw:path draw:style-name="gr3" draw:text-style-name="P7" draw:layer="layout" svg:width="0.277cm" svg:height="0.389cm" svg:x="12.307cm" svg:y="13.832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2.642cm" svg:y="13.64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2.874cm" svg:y="13.83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2cm" svg:height="0.393cm" svg:x="13.354cm" svg:y="13.463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13.859cm" svg:y="13.83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402cm" svg:height="0.596cm" svg:x="14.732cm" svg:y="12.981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5.163cm" svg:y="13.19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</draw:g>
        <draw:g xml:id="id245" draw:id="id245">
          <svg:title>TexMaths</svg:title>
          <svg:desc>24§display§\text {I}§svg§600§FALSE§</svg:desc>
          <draw:polygon draw:style-name="gr2" draw:text-style-name="P6" draw:layer="layout" svg:width="0.197cm" svg:height="0.493cm" svg:x="4.845cm" svg:y="10.447cm" svg:viewBox="0 0 198 494" draw:points="100,494 0,494 0,0 198,0 198,494">
            <text:p/>
          </draw:polygon>
          <draw:path draw:style-name="gr3" draw:text-style-name="P7" draw:layer="layout" svg:width="0.258cm" svg:height="0.577cm" svg:x="4.826cm" svg:y="10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4" draw:id="id244">
          <svg:title>TexMaths</svg:title>
          <svg:desc>24§display§\therefore§svg§600§FALSE§</svg:desc>
          <draw:polygon draw:style-name="gr2" draw:text-style-name="P6" draw:layer="layout" svg:width="0.453cm" svg:height="0.371cm" svg:x="3.341cm" svg:y="10.549cm" svg:viewBox="0 0 454 372" draw:points="227,372 0,372 0,0 454,0 454,372">
            <text:p/>
          </draw:polygon>
          <draw:path draw:style-name="gr3" draw:text-style-name="P7" draw:layer="layout" svg:width="0.513cm" svg:height="0.455cm" svg:x="3.324cm" svg:y="10.5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51" draw:id="id251">
          <svg:title>TexMaths</svg:title>
          <svg:desc>24§display§= \int \frac{ \frac{1}{\cos^2 x} }{ \frac{ 13\cos^2 x - 9 \sin^2 x }{ \cos^2 x } } \ dx§svg§600§FALSE§</svg:desc>
          <draw:polygon draw:style-name="gr2" draw:text-style-name="P6" draw:layer="layout" svg:width="8.515cm" svg:height="2.257cm" svg:x="16.139cm" svg:y="12.459cm" svg:viewBox="0 0 8516 2258" draw:points="4259,2258 0,2258 0,0 8516,0 8516,2258">
            <text:p/>
          </draw:polygon>
          <draw:path draw:style-name="gr3" draw:text-style-name="P7" draw:layer="layout" svg:width="0.562cm" svg:height="0.199cm" svg:x="16.145cm" svg:y="13.45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17.034cm" svg:y="12.613cm" svg:viewBox="0 0 751 1876" svg:d="M40 1837c27 0 43-19 43-40 0-29-22-42-41-42-21 0-42 13-42 42 0 44 42 79 94 79 129 0 177-198 236-442 66-267 121-538 167-808 31-179 62-348 91-457 9-42 38-150 73-150 24 0 46 16 49 19-28 2-42 20-42 41 0 29 21 42 41 42 21 0 42-13 42-42 0-46-46-79-92-79-66 0-112 92-160 265-2 8-117 432-209 985-23 128-48 270-75 387-15 62-54 221-123 221-31 0-50-21-52-21z">
            <text:p/>
          </draw:path>
          <draw:path draw:style-name="gr3" draw:text-style-name="P7" draw:layer="layout" svg:width="0.216cm" svg:height="0.393cm" svg:x="20.647cm" svg:y="12.417cm" svg:viewBox="0 0 217 394" svg:d="M134 17c0-17-2-17-17-17-38 36-92 38-117 38v22c13 0 54 0 86-18v304c0 19 0 26-59 26h-23v22c11 0 84-2 105-2 20 0 95 2 108 2v-22h-23c-60 0-60-7-60-26z">
            <text:p/>
          </draw:path>
          <draw:polygon draw:style-name="gr3" draw:text-style-name="P7" draw:layer="layout" svg:width="1.731cm" svg:height="0.035cm" svg:x="19.885cm" svg:y="12.914cm" svg:viewBox="0 0 1732 36" draw:points="866,36 0,36 0,0 1732,0 1732,36">
            <text:p/>
          </draw:polygon>
          <draw:path draw:style-name="gr3" draw:text-style-name="P7" draw:layer="layout" svg:width="0.251cm" svg:height="0.27cm" svg:x="19.912cm" svg:y="13.17cm" svg:viewBox="0 0 252 271" svg:d="M204 29c-10 4-16 13-16 25 0 17 12 29 27 29 17 0 29-12 29-29 0-54-83-54-100-54-88 0-144 69-144 136 0 75 63 135 142 135 88 0 110-69 110-77s-8-8-10-8c-10 0-10 2-12 12-13 36-46 53-82 53-40 0-94-28-94-115 0-75 36-117 92-117 8 0 36 0 58 10z">
            <text:p/>
          </draw:path>
          <draw:path draw:style-name="gr3" draw:text-style-name="P7" draw:layer="layout" svg:width="0.291cm" svg:height="0.27cm" svg:x="20.21cm" svg:y="13.17cm" svg:viewBox="0 0 292 271" svg:d="M292 138c0-75-64-138-146-138-83 0-146 63-146 138s65 133 146 133 146-58 146-133zM146 251c-23 0-54-5-75-36-15-23-17-54-17-83 0-24 0-59 21-86 15-17 40-29 71-29 34 0 59 16 73 35 17 23 17 54 17 80 0 29 0 62-17 85s-44 34-73 34z">
            <text:p/>
          </draw:path>
          <draw:path draw:style-name="gr3" draw:text-style-name="P7" draw:layer="layout" svg:width="0.214cm" svg:height="0.27cm" svg:x="20.55cm" svg:y="13.17cm" svg:viewBox="0 0 215 271" svg:d="M200 15c0-9 0-15-10-15-2 0-4 0-11 8-2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1 50 73 68 0 5 7 5 9 5 12 0 12-3 12-15z">
            <text:p/>
          </draw:path>
          <draw:path draw:style-name="gr3" draw:text-style-name="P7" draw:layer="layout" svg:width="0.21cm" svg:height="0.281cm" svg:x="20.828cm" svg:y="12.983cm" svg:viewBox="0 0 211 282" svg:d="M211 202h-17c-2 7-6 34-12 38-3 2-40 2-46 2h-84c29-21 61-44 86-62 39-26 73-51 73-96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7" draw:layer="layout" svg:width="0.318cm" svg:height="0.268cm" svg:x="21.262cm" svg:y="13.171cm" svg:viewBox="0 0 319 269" svg:d="M119 200c-6 19-25 51-56 51-2 0-19 0-32-7 25-8 27-29 27-33 0-13-10-23-23-23-18 0-35 15-35 37 0 30 33 44 61 44 29 0 52-18 68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7" draw:layer="layout" svg:width="5.358cm" svg:height="0.035cm" svg:x="18.073cm" svg:y="13.532cm" svg:viewBox="0 0 5359 36" draw:points="2679,36 0,36 0,0 5359,0 5359,36">
            <text:p/>
          </draw:polygon>
          <draw:path draw:style-name="gr3" draw:text-style-name="P7" draw:layer="layout" svg:width="0.216cm" svg:height="0.393cm" svg:x="18.238cm" svg:y="13.736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272cm" svg:height="0.404cm" svg:x="18.541cm" svg:y="13.736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31-13 31-30 0-18-14-29-31-31 21-27 61-33 82-33 27 0 66 14 66 66 0 25-8 51-25 69-19 23-35 25-65 27-16 0-16 0-20 1 0 0-5 0-5 8s5 8 15 8z">
            <text:p/>
          </draw:path>
          <draw:path draw:style-name="gr3" draw:text-style-name="P7" draw:layer="layout" svg:width="0.251cm" svg:height="0.27cm" svg:x="18.988cm" svg:y="13.864cm" svg:viewBox="0 0 252 271" svg:d="M204 29c-10 4-16 13-16 25 0 17 12 29 27 29 17 0 29-12 29-29 0-54-83-54-100-54-88 0-144 69-144 136 0 75 63 135 142 135 88 0 110-69 110-77s-8-8-10-8c-10 0-10 2-12 12-13 36-46 53-82 53-40 0-94-28-94-115 0-75 36-117 92-117 8 0 36 0 58 10z">
            <text:p/>
          </draw:path>
          <draw:path draw:style-name="gr3" draw:text-style-name="P7" draw:layer="layout" svg:width="0.291cm" svg:height="0.27cm" svg:x="19.284cm" svg:y="13.864cm" svg:viewBox="0 0 292 271" svg:d="M292 138c0-75-64-138-146-138-83 0-146 63-146 138s65 133 146 133 146-58 146-133zM146 251c-23 0-54-5-75-36-15-23-17-54-17-83 0-24 0-59 21-86 15-17 40-29 71-29 34 0 59 16 73 35 17 23 17 54 17 80 0 29 0 62-17 85s-44 34-73 34z">
            <text:p/>
          </draw:path>
          <draw:path draw:style-name="gr3" draw:text-style-name="P7" draw:layer="layout" svg:width="0.214cm" svg:height="0.27cm" svg:x="19.624cm" svg:y="13.864cm" svg:viewBox="0 0 215 271" svg:d="M200 15c0-9 0-15-10-15-2 0-4 0-11 8-2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1 50 73 68 0 5 7 5 9 5 12 0 12-3 12-15z">
            <text:p/>
          </draw:path>
          <draw:path draw:style-name="gr3" draw:text-style-name="P7" draw:layer="layout" svg:width="0.21cm" svg:height="0.281cm" svg:x="19.902cm" svg:y="13.678cm" svg:viewBox="0 0 211 282" svg:d="M211 202h-17c-2 7-6 34-12 38-3 2-40 2-46 2h-84c29-21 61-44 86-62 39-26 73-51 73-96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7" draw:layer="layout" svg:width="0.318cm" svg:height="0.268cm" svg:x="20.338cm" svg:y="13.868cm" svg:viewBox="0 0 319 269" svg:d="M119 200c-6 19-25 51-56 51-2 0-19 0-32-7 25-8 27-29 27-33 0-13-10-23-23-23-18 0-35 15-35 37 0 30 33 44 61 44 29 0 52-18 68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4cm" svg:height="0.03cm" svg:x="20.755cm" svg:y="13.966cm" svg:viewBox="0 0 401 31" svg:d="M378 31c8 0 23 0 23-16 0-15-13-15-23-15h-355c-10 0-23 0-23 15 0 16 13 16 23 16z">
            <text:p/>
          </draw:path>
          <draw:path draw:style-name="gr3" draw:text-style-name="P7" draw:layer="layout" svg:width="0.272cm" svg:height="0.404cm" svg:x="21.25cm" svg:y="13.736cm" svg:viewBox="0 0 273 405" svg:d="M217 217c0 148-73 169-109 169-14 0-45 0-62-19 25-2 27-21 27-27 0-16-10-29-27-29-19 0-29 12-29 29 0 40 33 65 91 65 86 0 165-79 165-205 0-148-66-200-135-200-19 0-59 4-94 36-21 20-44 43-44 96 0 75 60 131 131 131 46 0 73-31 86-58zM132 248c-23 0-44-8-61-37-13-21-13-46-13-79 0-34 0-57 17-82 13-21 33-33 63-33 31 0 50 19 60 35 15 25 17 65 17 86 0 77-44 110-83 110z">
            <text:p/>
          </draw:path>
          <draw:path draw:style-name="gr3" draw:text-style-name="P7" draw:layer="layout" svg:width="0.214cm" svg:height="0.27cm" svg:x="21.698cm" svg:y="13.864cm" svg:viewBox="0 0 215 271" svg:d="M200 15c0-9 0-15-10-15-2 0-4 0-11 8 0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3 50 73 68 0 5 7 5 9 5 12 0 12-3 12-15z">
            <text:p/>
          </draw:path>
          <draw:path draw:style-name="gr3" draw:text-style-name="P7" draw:layer="layout" svg:width="0.13cm" svg:height="0.398cm" svg:x="21.97cm" svg:y="13.73cm" svg:viewBox="0 0 131 399" svg:d="M92 35c0-18-13-35-34-35-18 0-35 13-35 35 0 21 19 34 35 34 19 0 34-15 34-34zM2 144v23c38 0 42 2 42 33v153c0 25-6 25-44 25v21c2 0 44-2 67-2 21 0 42 0 64 2v-21c-35 0-41 0-41-25v-215z">
            <text:p/>
          </draw:path>
          <draw:path draw:style-name="gr3" draw:text-style-name="P7" draw:layer="layout" svg:width="0.318cm" svg:height="0.262cm" svg:x="22.161cm" svg:y="13.868cm" svg:viewBox="0 0 319 263" svg:d="M275 83c0-52-27-83-91-83-48 0-80 27-96 58h-2v-58l-86 6v23c40 0 44 4 44 32v154c0 25-6 25-44 25v23c2 0 42-4 67-4 23 0 64 2 69 4v-23c-38 0-44 0-44-25v-107c0-62 48-91 88-91 41 0 47 33 47 64v134c0 25-6 25-45 25v23c2 0 43-4 68-4 23 0 63 2 69 4v-23c-39 0-44 0-44-25z">
            <text:p/>
          </draw:path>
          <draw:path draw:style-name="gr3" draw:text-style-name="P7" draw:layer="layout" svg:width="0.21cm" svg:height="0.281cm" svg:x="22.541cm" svg:y="13.659cm" svg:viewBox="0 0 211 282" svg:d="M211 202h-17c-2 7-6 34-12 38-3 2-40 2-46 2h-84c29-21 61-44 86-62 39-26 73-51 73-96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7" draw:layer="layout" svg:width="0.318cm" svg:height="0.268cm" svg:x="22.975cm" svg:y="13.868cm" svg:viewBox="0 0 319 269" svg:d="M119 200c-6 19-25 51-56 51-2 0-19 0-32-7 25-8 27-29 27-33 0-13-10-23-23-23-18 0-35 15-35 37 0 30 33 44 61 44 29 0 52-18 68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7" draw:layer="layout" svg:width="5.155cm" svg:height="0.035cm" svg:x="18.174cm" svg:y="14.233cm" svg:viewBox="0 0 5156 36" draw:points="2579,36 0,36 0,0 5156,0 5156,36">
            <text:p/>
          </draw:polygon>
          <draw:path draw:style-name="gr3" draw:text-style-name="P7" draw:layer="layout" svg:width="0.251cm" svg:height="0.27cm" svg:x="19.912cm" svg:y="14.488cm" svg:viewBox="0 0 252 271" svg:d="M204 29c-10 4-16 13-16 25 0 17 12 29 27 29 17 0 29-12 29-29 0-54-83-54-100-54-88 0-144 69-144 136 0 75 63 135 142 135 88 0 110-69 110-77s-8-8-10-8c-10 0-10 2-12 12-13 36-46 53-82 53-40 0-94-28-94-115 0-75 36-117 92-117 8 0 36 0 58 10z">
            <text:p/>
          </draw:path>
          <draw:path draw:style-name="gr3" draw:text-style-name="P7" draw:layer="layout" svg:width="0.291cm" svg:height="0.27cm" svg:x="20.21cm" svg:y="14.488cm" svg:viewBox="0 0 292 271" svg:d="M292 138c0-75-64-138-146-138-83 0-146 63-146 138s65 133 146 133 146-58 146-133zM146 251c-23 0-54-5-75-36-15-23-17-54-17-83 0-24 0-59 21-86 15-17 40-29 71-29 34 0 59 16 73 35 17 23 17 54 17 80 0 29 0 62-17 85s-44 34-73 34z">
            <text:p/>
          </draw:path>
          <draw:path draw:style-name="gr3" draw:text-style-name="P7" draw:layer="layout" svg:width="0.214cm" svg:height="0.27cm" svg:x="20.55cm" svg:y="14.488cm" svg:viewBox="0 0 215 271" svg:d="M200 15c0-9 0-15-10-15-2 0-4 0-11 8-2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1 50 73 68 0 5 7 5 9 5 12 0 12-3 12-15z">
            <text:p/>
          </draw:path>
          <draw:path draw:style-name="gr3" draw:text-style-name="P7" draw:layer="layout" svg:width="0.21cm" svg:height="0.281cm" svg:x="20.828cm" svg:y="14.302cm" svg:viewBox="0 0 211 282" svg:d="M211 202h-17c-2 7-6 34-12 38-3 2-40 2-46 2h-84c29-21 61-44 86-62 39-26 73-51 73-96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7" draw:layer="layout" svg:width="0.318cm" svg:height="0.268cm" svg:x="21.262cm" svg:y="14.49cm" svg:viewBox="0 0 319 269" svg:d="M119 200c-6 19-25 51-56 51-2 0-19 0-32-7 25-8 27-29 27-33 0-13-10-23-23-23-18 0-35 15-35 37 0 30 33 44 61 44 29 0 52-18 68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402cm" svg:height="0.596cm" svg:x="23.846cm" svg:y="13.17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24.275cm" svg:y="13.38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</draw:g>
        <draw:g xml:id="id239" draw:id="id239">
          <svg:title>TexMaths</svg:title>
          <svg:desc>24§display§\text {Put, } \tan x = t, \ \text {Diff } w.\ r.\ t.\ x.\ \ \sec^2 x \ dx = dt §svg§600§FALSE§</svg:desc>
          <draw:polygon draw:style-name="gr2" draw:text-style-name="P6" draw:layer="layout" svg:width="16.901cm" svg:height="0.819cm" svg:x="4.14cm" svg:y="3.153cm" svg:viewBox="0 0 16902 820" draw:points="8451,820 0,820 0,0 16902,0 16902,820">
            <text:p/>
          </draw:polygon>
          <draw:path draw:style-name="gr3" draw:text-style-name="P7" draw:layer="layout" svg:width="0.498cm" svg:height="0.577cm" svg:x="4.127cm" svg:y="3.276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699cm" svg:y="3.478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5.156cm" svg:y="3.332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5.542cm" svg:y="3.762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6.141cm" svg:y="3.332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6.488cm" svg:y="3.474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6.901cm" svg:y="3.47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7.508cm" svg:y="3.47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562cm" svg:height="0.199cm" svg:x="8.247cm" svg:y="3.54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9.109cm" svg:y="3.324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9.468cm" svg:y="3.762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10.08cm" svg:y="3.276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10.724cm" svg:y="3.28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10.952cm" svg:y="3.257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3 11-33 34 0 6 2 27 25 35-2 11-2 19-2 29v97z">
            <text:p/>
          </draw:path>
          <draw:path draw:style-name="gr3" draw:text-style-name="P7" draw:layer="layout" svg:width="0.56cm" svg:height="0.383cm" svg:x="11.728cm" svg:y="3.478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402cm" svg:y="3.762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87cm" svg:y="3.478cm" svg:viewBox="0 0 346 384" svg:d="M50 325c-2 13-8 32-8 36 0 16 12 23 25 23 10 0 25-7 31-23 2-4 31-119 34-134 6-29 22-89 27-112 4-9 27-50 48-69 6-6 31-27 68-27 23 0 34 10 36 10-27 4-44 25-44 46 0 13 9 31 32 31 22 0 47-20 47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3.275cm" svg:y="3.762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736cm" svg:y="3.324cm" svg:viewBox="0 0 261 540" svg:d="M156 192h80c15 0 25 0 25-17 0-10-10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1cm" svg:height="0.091cm" svg:x="14.095cm" svg:y="3.762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561cm" svg:y="3.47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091cm" svg:height="0.091cm" svg:x="15.091cm" svg:y="3.762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5.984cm" svg:y="3.474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6.312cm" svg:y="3.47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6.692cm" svg:y="3.474cm" svg:viewBox="0 0 323 390" svg:d="M71 196c0-138 69-175 113-175 8 0 62 0 92 31-36 4-40 29-40 40 0 21 15 39 39 39 23 0 40-16 40-41 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7.076cm" svg:y="3.11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7.581cm" svg:y="3.478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7" draw:layer="layout" svg:width="0.402cm" svg:height="0.597cm" svg:x="18.355cm" svg:y="3.267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8.785cm" svg:y="3.47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2cm" svg:height="0.199cm" svg:x="19.524cm" svg:y="3.54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20.4cm" svg:y="3.267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26cm" svg:height="0.539cm" svg:x="20.824cm" svg:y="3.324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241" draw:id="id241">
          <svg:title>TexMaths</svg:title>
          <svg:desc>22§display§= \int \frac{ 1 }{ 1 -  3t^2 }\ dt§svg§600§FALSE§</svg:desc>
          <draw:polygon draw:style-name="gr2" draw:text-style-name="P6" draw:layer="layout" svg:width="5.086cm" svg:height="1.642cm" svg:x="5.543cm" svg:y="4.66cm" svg:viewBox="0 0 5087 1643" draw:points="2543,1643 0,1643 0,0 5087,0 5087,1643">
            <text:p/>
          </draw:polygon>
          <draw:path draw:style-name="gr3" draw:text-style-name="P7" draw:layer="layout" svg:width="0.515cm" svg:height="0.182cm" svg:x="5.548cm" svg:y="5.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363cm" svg:y="4.621cm" svg:viewBox="0 0 688 1720" svg:d="M37 1685c25 0 39-18 39-37 0-27-20-39-37-39-20 0-39 12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362cm" svg:y="4.63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345cm" svg:height="0.032cm" svg:x="7.315cm" svg:y="5.464cm" svg:viewBox="0 0 2346 33" draw:points="1174,33 0,33 0,0 2346,0 2346,33">
            <text:p/>
          </draw:polygon>
          <draw:path draw:style-name="gr3" draw:text-style-name="P7" draw:layer="layout" svg:width="0.256cm" svg:height="0.517cm" svg:x="7.384cm" svg:y="5.6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7.938cm" svg:y="5.99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679cm" svg:y="5.6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9.05cm" svg:y="5.72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9.346cm" svg:y="5.6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041cm" svg:y="5.13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0.43cm" svg:y="5.19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243" draw:id="id243">
          <svg:title>TexMaths</svg:title>
          <svg:desc>22§display§=  \frac{ 1 }{ 2(1) }\log \left[ \frac{ 1 + \sqrt{3}\ t }{ 1 - \sqrt{3}\ t } \right] \left( \frac{1}{ \sqrt{3} } \right) \ + \ c§svg§600§FALSE§</svg:desc>
          <draw:polygon draw:style-name="gr2" draw:text-style-name="P6" draw:layer="layout" svg:width="11.819cm" svg:height="2.241cm" svg:x="5.545cm" svg:y="6.862cm" svg:viewBox="0 0 11820 2242" draw:points="5910,2242 0,2242 0,0 11820,0 11820,2242">
            <text:p/>
          </draw:polygon>
          <draw:path draw:style-name="gr3" draw:text-style-name="P7" draw:layer="layout" svg:width="0.515cm" svg:height="0.182cm" svg:x="5.55cm" svg:y="7.8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978cm" svg:y="7.13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6.414cm" svg:y="7.967cm" svg:viewBox="0 0 1376 33" draw:points="688,33 0,33 0,0 1376,0 1376,33">
            <text:p/>
          </draw:polygon>
          <draw:path draw:style-name="gr3" draw:text-style-name="P7" draw:layer="layout" svg:width="0.309cm" svg:height="0.516cm" svg:x="6.453cm" svg:y="8.19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18cm" svg:height="0.773cm" svg:x="6.879cm" svg:y="8.127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7.171cm" svg:y="8.19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7.534cm" svg:y="8.12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73cm" svg:height="0.537cm" svg:x="8.037cm" svg:y="7.63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248cm" svg:y="7.8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634cm" svg:y="7.82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23cm" svg:height="2.32cm" svg:x="9.352cm" svg:y="6.823cm" svg:viewBox="0 0 231 2321" draw:points="0,2321 231,2321 231,2272 48,2272 48,48 231,48 231,0 0,0">
            <text:p/>
          </draw:polygon>
          <draw:path draw:style-name="gr3" draw:text-style-name="P7" draw:layer="layout" svg:width="0.256cm" svg:height="0.516cm" svg:x="9.751cm" svg:y="7.1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284cm" svg:y="7.2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604cm" svg:height="0.773cm" svg:x="11.071cm" svg:y="6.983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659cm" svg:y="6.983cm" svg:viewBox="0 0 389 33" draw:points="194,33 0,33 0,0 389,0 389,33">
            <text:p/>
          </draw:polygon>
          <draw:path draw:style-name="gr3" draw:text-style-name="P7" draw:layer="layout" svg:width="0.321cm" svg:height="0.532cm" svg:x="11.691cm" svg:y="7.138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12.321cm" svg:y="7.17cm" svg:viewBox="0 0 239 494" svg:d="M143 176h73c15 0 23 0 23-16 0-9-8-9-23-9h-68c28-111 33-125 33-130 0-14-10-21-23-21-3 0-24 0-31 28l-30 123h-74c-16 0-23 0-23 14 0 11 7 11 21 11h69c-57 220-58 232-58 246 0 43 30 72 70 72 81 0 125-114 125-119 0-7-7-7-11-7-7 0-7 2-10 10-34 81-76 99-102 99-16 0-23-11-23-35 0-20 0-25 3-37z">
            <text:p/>
          </draw:path>
          <draw:polygon draw:style-name="gr3" draw:text-style-name="P7" draw:layer="layout" svg:width="2.899cm" svg:height="0.032cm" svg:x="9.683cm" svg:y="7.967cm" svg:viewBox="0 0 2900 33" draw:points="1450,33 0,33 0,0 2900,0 2900,33">
            <text:p/>
          </draw:polygon>
          <draw:path draw:style-name="gr3" draw:text-style-name="P7" draw:layer="layout" svg:width="0.256cm" svg:height="0.516cm" svg:x="9.751cm" svg:y="8.27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306cm" svg:y="8.583cm" svg:viewBox="0 0 473 33" svg:d="M447 33c12 0 26 0 26-17 0-16-14-16-26-16h-421c-12 0-26 0-26 16 0 17 14 17 26 17z">
            <text:p/>
          </draw:path>
          <draw:path draw:style-name="gr3" draw:text-style-name="P7" draw:layer="layout" svg:width="0.604cm" svg:height="0.773cm" svg:x="11.071cm" svg:y="8.122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659cm" svg:y="8.122cm" svg:viewBox="0 0 389 33" draw:points="194,33 0,33 0,0 389,0 389,33">
            <text:p/>
          </draw:polygon>
          <draw:path draw:style-name="gr3" draw:text-style-name="P7" draw:layer="layout" svg:width="0.321cm" svg:height="0.532cm" svg:x="11.691cm" svg:y="8.276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12.321cm" svg:y="8.308cm" svg:viewBox="0 0 239 494" svg:d="M143 176h73c15 0 23 0 23-16 0-9-8-9-23-9h-68c28-111 33-125 33-130 0-14-10-21-23-21-3 0-24 0-31 28l-30 123h-74c-16 0-23 0-23 14 0 11 7 11 21 11h69c-57 220-58 232-58 246 0 43 30 72 70 72 81 0 125-114 125-119 0-7-7-7-11-7-7 0-7 2-10 10-34 81-76 99-102 99-16 0-23-11-23-35 0-20 0-25 3-37z">
            <text:p/>
          </draw:path>
          <draw:polygon draw:style-name="gr3" draw:text-style-name="P7" draw:layer="layout" svg:width="0.23cm" svg:height="2.32cm" svg:x="12.683cm" svg:y="6.823cm" svg:viewBox="0 0 231 2321" draw:points="183,2272 0,2272 0,2321 231,2321 231,0 0,0 0,48 183,48">
            <text:p/>
          </draw:polygon>
          <draw:path draw:style-name="gr3" draw:text-style-name="P7" draw:layer="layout" svg:width="0.381cm" svg:height="1.855cm" svg:x="13.415cm" svg:y="7.055cm" svg:viewBox="0 0 382 1856" svg:d="M382 1849c0-3-2-5-4-7-28-30-81-81-132-165-125-199-181-451-181-748 0-209 27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7" draw:layer="layout" svg:width="0.256cm" svg:height="0.516cm" svg:x="14.308cm" svg:y="7.13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13.917cm" svg:y="7.967cm" svg:viewBox="0 0 1033 33" draw:points="516,33 0,33 0,0 1033,0 1033,33">
            <text:p/>
          </draw:polygon>
          <draw:path draw:style-name="gr3" draw:text-style-name="P7" draw:layer="layout" svg:width="0.604cm" svg:height="0.773cm" svg:x="13.973cm" svg:y="8.122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4.561cm" svg:y="8.122cm" svg:viewBox="0 0 389 33" draw:points="194,33 0,33 0,0 389,0 389,33">
            <text:p/>
          </draw:polygon>
          <draw:path draw:style-name="gr3" draw:text-style-name="P7" draw:layer="layout" svg:width="0.321cm" svg:height="0.532cm" svg:x="14.593cm" svg:y="8.276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1cm" svg:height="1.855cm" svg:x="15.068cm" svg:y="7.055cm" svg:viewBox="0 0 382 1856" svg:d="M382 929c0-304-70-611-268-843-14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7" draw:layer="layout" svg:width="0.515cm" svg:height="0.516cm" svg:x="16.082cm" svg:y="7.7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7.102cm" svg:y="7.835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42" draw:id="id242">
          <svg:title>TexMaths</svg:title>
          <svg:desc>22§display§= \int \frac{ 1 }{ 1 -  ( \sqrt{3}\ t)^2 }\ dt§svg§600§FALSE§</svg:desc>
          <draw:polygon draw:style-name="gr2" draw:text-style-name="P6" draw:layer="layout" svg:width="6.591cm" svg:height="1.785cm" svg:x="11.144cm" svg:y="4.662cm" svg:viewBox="0 0 6592 1786" draw:points="3295,1786 0,1786 0,0 6592,0 6592,1786">
            <text:p/>
          </draw:polygon>
          <draw:path draw:style-name="gr3" draw:text-style-name="P7" draw:layer="layout" svg:width="0.515cm" svg:height="0.182cm" svg:x="11.149cm" svg:y="5.3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1.964cm" svg:y="4.623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4.716cm" svg:y="4.63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849cm" svg:height="0.032cm" svg:x="12.917cm" svg:y="5.466cm" svg:viewBox="0 0 3850 33" draw:points="1926,33 0,33 0,0 3850,0 3850,33">
            <text:p/>
          </draw:polygon>
          <draw:path draw:style-name="gr3" draw:text-style-name="P7" draw:layer="layout" svg:width="0.256cm" svg:height="0.516cm" svg:x="12.985cm" svg:y="5.77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3cm" svg:height="0.032cm" svg:x="13.54cm" svg:y="6.083cm" svg:viewBox="0 0 474 33" svg:d="M447 33c12 0 27 0 27-17 0-16-15-16-27-16h-421c-12 0-26 0-26 16 0 17 14 17 26 17z">
            <text:p/>
          </draw:path>
          <draw:path draw:style-name="gr3" draw:text-style-name="P7" draw:layer="layout" svg:width="0.18cm" svg:height="0.773cm" svg:x="14.325cm" svg:y="5.712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605cm" svg:height="0.773cm" svg:x="14.606cm" svg:y="5.62cm" svg:viewBox="0 0 606 774" svg:d="M245 693l-136-301c-5-12-10-12-12-12 0 0-5 0-13 5l-73 57c-11 7-11 10-11 12 0 3 2 9 7 9s19-11 26-18c6-3 18-12 27-18l151 335c6 12 11 12 18 12 10 0 12-3 19-14l352-728c6-13 6-14 6-16 0-9-8-16-16-16-7 0-13 4-18 16z">
            <text:p/>
          </draw:path>
          <draw:polygon draw:style-name="gr3" draw:text-style-name="P7" draw:layer="layout" svg:width="0.388cm" svg:height="0.032cm" svg:x="15.194cm" svg:y="5.62cm" svg:viewBox="0 0 389 33" draw:points="194,33 0,33 0,0 389,0 389,33">
            <text:p/>
          </draw:polygon>
          <draw:path draw:style-name="gr3" draw:text-style-name="P7" draw:layer="layout" svg:width="0.321cm" svg:height="0.532cm" svg:x="15.226cm" svg:y="5.777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15.856cm" svg:y="5.807cm" svg:viewBox="0 0 239 494" svg:d="M143 176h74c14 0 22 0 22-16 0-9-8-9-22-9h-67c26-111 31-125 31-130 0-14-10-21-23-21-3 0-24 0-31 28l-30 123h-74c-16 0-23 0-23 14 0 11 7 11 21 11h69c-57 220-58 232-58 246 0 42 30 72 70 72 81 0 125-114 125-119 0-7-7-7-10-7-6 0-8 1-11 10-33 81-76 99-102 99-16 0-23-11-23-35 0-20 0-25 3-37z">
            <text:p/>
          </draw:path>
          <draw:path draw:style-name="gr3" draw:text-style-name="P7" draw:layer="layout" svg:width="0.18cm" svg:height="0.773cm" svg:x="16.161cm" svg:y="5.712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24cm" svg:height="0.36cm" svg:x="16.453cm" svg:y="5.708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147cm" svg:y="5.138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238cm" svg:height="0.493cm" svg:x="17.536cm" svg:y="5.191cm" svg:viewBox="0 0 239 494" svg:d="M143 176h74c14 0 22 0 22-16 0-9-8-9-22-9h-67c26-111 31-125 31-130 0-14-10-21-23-21-3 0-24 0-31 28l-30 123h-74c-16 0-23 0-23 14 0 11 7 11 21 11h69c-57 220-58 232-58 246 0 42 30 72 70 72 81 0 125-114 125-119 0-7-7-7-10-7-6 0-8 1-11 10-33 81-76 99-102 99-16 0-23-11-23-35 0-20 0-25 3-37z">
            <text:p/>
          </draw:path>
        </draw:g>
        <draw:g xml:id="id246" draw:id="id246">
          <svg:title>TexMaths</svg:title>
          <svg:desc>22§display§=  \frac{ 1 }{ 2 \sqrt{3} }\log \left[ \frac{ 1 + \sqrt{3}\ \tan x }{ 1 - \sqrt{3}\ \tan x } \right] \ + \ c§svg§600§FALSE§</svg:desc>
          <draw:polygon draw:style-name="gr2" draw:text-style-name="P6" draw:layer="layout" svg:width="10.916cm" svg:height="2.241cm" svg:x="5.547cm" svg:y="9.564cm" svg:viewBox="0 0 10917 2242" draw:points="5460,2242 0,2242 0,0 10917,0 10917,2242">
            <text:p/>
          </draw:polygon>
          <draw:path draw:style-name="gr3" draw:text-style-name="P7" draw:layer="layout" svg:width="0.515cm" svg:height="0.182cm" svg:x="5.552cm" svg:y="10.5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001cm" svg:y="9.8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418cm" svg:height="0.032cm" svg:x="6.416cm" svg:y="10.669cm" svg:viewBox="0 0 1419 33" draw:points="709,33 0,33 0,0 1419,0 1419,33">
            <text:p/>
          </draw:polygon>
          <draw:path draw:style-name="gr3" draw:text-style-name="P7" draw:layer="layout" svg:width="0.309cm" svg:height="0.516cm" svg:x="6.455cm" svg:y="10.97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604cm" svg:height="0.773cm" svg:x="6.86cm" svg:y="10.824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448cm" svg:y="10.824cm" svg:viewBox="0 0 389 33" draw:points="194,33 0,33 0,0 389,0 389,33">
            <text:p/>
          </draw:polygon>
          <draw:path draw:style-name="gr3" draw:text-style-name="P7" draw:layer="layout" svg:width="0.321cm" svg:height="0.532cm" svg:x="7.481cm" svg:y="10.97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7cm" svg:x="8.081cm" svg:y="10.341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293cm" svg:y="10.53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8.68cm" svg:y="10.52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23cm" svg:height="2.32cm" svg:x="9.396cm" svg:y="9.525cm" svg:viewBox="0 0 231 2321" draw:points="0,2321 231,2321 231,2272 48,2272 48,48 231,48 231,0 0,0">
            <text:p/>
          </draw:polygon>
          <draw:path draw:style-name="gr3" draw:text-style-name="P7" draw:layer="layout" svg:width="0.256cm" svg:height="0.516cm" svg:x="9.797cm" svg:y="9.8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329cm" svg:y="9.9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604cm" svg:height="0.773cm" svg:x="11.116cm" svg:y="9.685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703cm" svg:y="9.685cm" svg:viewBox="0 0 389 33" draw:points="194,33 0,33 0,0 389,0 389,33">
            <text:p/>
          </draw:polygon>
          <draw:path draw:style-name="gr3" draw:text-style-name="P7" draw:layer="layout" svg:width="0.321cm" svg:height="0.532cm" svg:x="11.737cm" svg:y="9.8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12.492cm" svg:y="9.87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2.811cm" svg:y="10.00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3.189cm" svg:y="10.01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3.745cm" svg:y="10.0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4.438cm" svg:height="0.032cm" svg:x="9.729cm" svg:y="10.669cm" svg:viewBox="0 0 4439 33" draw:points="2219,33 0,33 0,0 4439,0 4439,33">
            <text:p/>
          </draw:polygon>
          <draw:path draw:style-name="gr3" draw:text-style-name="P7" draw:layer="layout" svg:width="0.256cm" svg:height="0.516cm" svg:x="9.797cm" svg:y="10.97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35cm" svg:y="11.285cm" svg:viewBox="0 0 473 33" svg:d="M447 33c12 0 26 0 26-17 0-16-14-16-26-16h-421c-12 0-26 0-26 16 0 17 14 17 26 17z">
            <text:p/>
          </draw:path>
          <draw:path draw:style-name="gr3" draw:text-style-name="P7" draw:layer="layout" svg:width="0.604cm" svg:height="0.773cm" svg:x="11.116cm" svg:y="10.824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703cm" svg:y="10.824cm" svg:viewBox="0 0 389 33" draw:points="194,33 0,33 0,0 389,0 389,33">
            <text:p/>
          </draw:polygon>
          <draw:path draw:style-name="gr3" draw:text-style-name="P7" draw:layer="layout" svg:width="0.321cm" svg:height="0.532cm" svg:x="11.737cm" svg:y="10.97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12.492cm" svg:y="11.01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2.811cm" svg:y="11.14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3.189cm" svg:y="11.15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3.745cm" svg:y="11.1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0.23cm" svg:height="2.32cm" svg:x="14.266cm" svg:y="9.525cm" svg:viewBox="0 0 231 2321" draw:points="183,2272 0,2272 0,2321 231,2321 231,0 0,0 0,48 183,48">
            <text:p/>
          </draw:polygon>
          <draw:path draw:style-name="gr3" draw:text-style-name="P7" draw:layer="layout" svg:width="0.515cm" svg:height="0.516cm" svg:x="15.181cm" svg:y="10.4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2cm" svg:y="10.537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40" draw:id="id240">
          <svg:title>TexMaths</svg:title>
          <svg:desc>24§display§\text {I}§svg§600§FALSE§</svg:desc>
          <draw:polygon draw:style-name="gr2" draw:text-style-name="P6" draw:layer="layout" svg:width="0.197cm" svg:height="0.493cm" svg:x="4.845cm" svg:y="5.247cm" svg:viewBox="0 0 198 494" draw:points="100,494 0,494 0,0 198,0 198,494">
            <text:p/>
          </draw:polygon>
          <draw:path draw:style-name="gr3" draw:text-style-name="P7" draw:layer="layout" svg:width="0.258cm" svg:height="0.577cm" svg:x="4.826cm" svg:y="5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9" smil:attributeName="visibility" smil:to="visible"/>
                  <anim:animate smil:dur="0.5s" smil:fill="hold" smil:targetElement="id239" smil:attributeName="width" smil:values="width*0.05;width" smil:keyTimes="0;1"/>
                  <anim:animate smil:dur="0.5s" smil:fill="hold" smil:targetElement="id239" smil:attributeName="height" smil:values="height;height" smil:keyTimes="0;1"/>
                  <anim:animate smil:dur="0.5s" smil:fill="hold" smil:targetElement="id239" smil:attributeName="x" smil:values="x-.2;x" smil:keyTimes="0;1"/>
                  <anim:animate smil:dur="0.5s" smil:fill="hold" smil:targetElement="id239" smil:attributeName="y" smil:values="y;y" smil:keyTimes="0;1"/>
                  <anim:transitionFilter smil:dur="0.5s" smil:targetElement="id2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7" smil:attributeName="visibility" smil:to="visible"/>
                  <anim:animate smil:dur="0.5s" smil:fill="hold" smil:targetElement="id247" smil:attributeName="width" smil:values="width*0.05;width" smil:keyTimes="0;1"/>
                  <anim:animate smil:dur="0.5s" smil:fill="hold" smil:targetElement="id247" smil:attributeName="height" smil:values="height;height" smil:keyTimes="0;1"/>
                  <anim:animate smil:dur="0.5s" smil:fill="hold" smil:targetElement="id247" smil:attributeName="x" smil:values="x-.2;x" smil:keyTimes="0;1"/>
                  <anim:animate smil:dur="0.5s" smil:fill="hold" smil:targetElement="id247" smil:attributeName="y" smil:values="y;y" smil:keyTimes="0;1"/>
                  <anim:transitionFilter smil:dur="0.5s" smil:targetElement="id24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8" smil:attributeName="visibility" smil:to="visible"/>
                  <anim:animate smil:dur="0.5s" smil:fill="hold" smil:targetElement="id248" smil:attributeName="width" smil:values="width*0.05;width" smil:keyTimes="0;1"/>
                  <anim:animate smil:dur="0.5s" smil:fill="hold" smil:targetElement="id248" smil:attributeName="height" smil:values="height;height" smil:keyTimes="0;1"/>
                  <anim:animate smil:dur="0.5s" smil:fill="hold" smil:targetElement="id248" smil:attributeName="x" smil:values="x-.2;x" smil:keyTimes="0;1"/>
                  <anim:animate smil:dur="0.5s" smil:fill="hold" smil:targetElement="id248" smil:attributeName="y" smil:values="y;y" smil:keyTimes="0;1"/>
                  <anim:transitionFilter smil:dur="0.5s" smil:targetElement="id24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9" smil:attributeName="visibility" smil:to="visible"/>
                  <anim:animate smil:dur="0.5s" smil:fill="hold" smil:targetElement="id249" smil:attributeName="width" smil:values="width*0.05;width" smil:keyTimes="0;1"/>
                  <anim:animate smil:dur="0.5s" smil:fill="hold" smil:targetElement="id249" smil:attributeName="height" smil:values="height;height" smil:keyTimes="0;1"/>
                  <anim:animate smil:dur="0.5s" smil:fill="hold" smil:targetElement="id249" smil:attributeName="x" smil:values="x-.2;x" smil:keyTimes="0;1"/>
                  <anim:animate smil:dur="0.5s" smil:fill="hold" smil:targetElement="id249" smil:attributeName="y" smil:values="y;y" smil:keyTimes="0;1"/>
                  <anim:transitionFilter smil:dur="0.5s" smil:targetElement="id24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13" draw:text-style-name="P12" draw:layer="layout" svg:width="26.4cm" svg:height="14.695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52" draw:id="id252">
          <svg:title>TexMaths</svg:title>
          <svg:desc>24§display§\text {I}§svg§600§FALSE§</svg:desc>
          <draw:polygon draw:style-name="gr2" draw:text-style-name="P6" draw:layer="layout" svg:width="0.197cm" svg:height="0.493cm" svg:x="4.844cm" svg:y="1.347cm" svg:viewBox="0 0 198 494" draw:points="100,494 0,494 0,0 198,0 198,494">
            <text:p/>
          </draw:polygon>
          <draw:path draw:style-name="gr3" draw:text-style-name="P7" draw:layer="layout" svg:width="0.258cm" svg:height="0.577cm" svg:x="4.825cm" svg:y="1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53" draw:id="id253">
          <svg:title>TexMaths</svg:title>
          <svg:desc>22§display§= \int \frac{ \sec^2 x }{ 13 - 9 \sec^2 x} \ dx§svg§600§FALSE§</svg:desc>
          <draw:polygon draw:style-name="gr2" draw:text-style-name="P6" draw:layer="layout" svg:width="7.04cm" svg:height="1.752cm" svg:x="5.545cm" svg:y="0.66cm" svg:viewBox="0 0 7041 1753" draw:points="3521,1753 0,1753 0,0 7041,0 7041,1753">
            <text:p/>
          </draw:polygon>
          <draw:path draw:style-name="gr3" draw:text-style-name="P7" draw:layer="layout" svg:width="0.515cm" svg:height="0.182cm" svg:x="5.55cm" svg:y="1.5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365cm" svg:y="0.732cm" svg:viewBox="0 0 688 1719" svg:d="M37 1684c25 0 39-18 39-37 0-26-20-39-37-39-20 0-39 13-39 39 0 40 39 72 86 72 118 0 162-181 217-405 60-244 111-492 153-740 28-164 56-319 83-419 8-39 35-137 67-137 22 0 42 14 45 17-26 2-38 18-38 37 0 27 19 39 37 39 19 0 38-12 38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8.46cm" svg:y="0.915cm" svg:viewBox="0 0 255 357" svg:d="M136 197c17 4 81 16 81 72 0 39-27 71-88 71-66 0-94-44-108-111-2-9-3-13-10-13-11 0-11 6-11 20v102c0 14 0 19 9 19 3 0 5-2 19-16 2-1 2-3 16-17 33 31 69 33 85 33 89 0 126-53 126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761cm" svg:y="0.91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11cm" svg:y="0.915cm" svg:viewBox="0 0 296 357" svg:d="M65 179c0-126 64-160 104-160 7 0 56 0 84 29-33 3-36 26-36 36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462cm" svg:y="0.62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925cm" svg:y="0.918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4.145cm" svg:height="0.032cm" svg:x="7.318cm" svg:y="1.575cm" svg:viewBox="0 0 4146 33" draw:points="2074,33 0,33 0,0 4146,0 4146,33">
            <text:p/>
          </draw:polygon>
          <draw:path draw:style-name="gr3" draw:text-style-name="P7" draw:layer="layout" svg:width="0.256cm" svg:height="0.516cm" svg:x="7.386cm" svg:y="1.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7.737cm" svg:y="1.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473cm" svg:height="0.032cm" svg:x="8.326cm" svg:y="2.106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9.069cm" svg:y="1.8cm" svg:viewBox="0 0 322 533" svg:d="M253 269v25c0 183-80 218-126 218-14 0-55-2-76-28 33 0 41-23 41-35 0-25-20-37-37-37-13 0-36 7-36 38 0 51 43 83 108 83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54cm" svg:height="0.356cm" svg:x="9.578cm" svg:y="1.967cm" svg:viewBox="0 0 255 357" svg:d="M136 197c17 4 81 16 81 72 0 39-27 71-88 71-66 0-94-44-108-111-2-9-3-13-10-13-11 0-11 6-11 20v102c0 14 0 19 9 19 3 0 5-2 19-16 2-1 2-3 16-17 33 31 69 33 85 33 89 0 126-53 126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879cm" svg:y="1.9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227cm" svg:y="1.967cm" svg:viewBox="0 0 296 357" svg:d="M65 179c0-126 64-160 104-160 7 0 56 0 84 29-31 3-36 26-36 36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578cm" svg:y="1.73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042cm" svg:y="1.972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1.843cm" svg:y="1.24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2.238cm" svg:y="1.443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64" draw:id="id264">
          <svg:title>TexMaths</svg:title>
          <svg:desc>24§display§\text {I}§svg§600§FALSE§</svg:desc>
          <draw:polygon draw:style-name="gr2" draw:text-style-name="P6" draw:layer="layout" svg:width="0.197cm" svg:height="0.493cm" svg:x="4.845cm" svg:y="13.447cm" svg:viewBox="0 0 198 494" draw:points="100,494 0,494 0,0 198,0 198,494">
            <text:p/>
          </draw:polygon>
          <draw:path draw:style-name="gr3" draw:text-style-name="P7" draw:layer="layout" svg:width="0.258cm" svg:height="0.577cm" svg:x="4.826cm" svg:y="13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3" draw:id="id263">
          <svg:title>TexMaths</svg:title>
          <svg:desc>24§display§\therefore§svg§600§FALSE§</svg:desc>
          <draw:polygon draw:style-name="gr2" draw:text-style-name="P6" draw:layer="layout" svg:width="0.453cm" svg:height="0.371cm" svg:x="3.341cm" svg:y="13.549cm" svg:viewBox="0 0 454 372" draw:points="227,372 0,372 0,0 454,0 454,372">
            <text:p/>
          </draw:polygon>
          <draw:path draw:style-name="gr3" draw:text-style-name="P7" draw:layer="layout" svg:width="0.513cm" svg:height="0.455cm" svg:x="3.324cm" svg:y="13.5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57" draw:id="id257">
          <svg:title>TexMaths</svg:title>
          <svg:desc>20§display§\left[\ \text {Put, } \tan x = t, §svg§600§FALSE§</svg:desc>
          <draw:polygon draw:style-name="gr2" draw:text-style-name="P6" draw:layer="layout" svg:width="4.916cm" svg:height="0.633cm" svg:x="19.227cm" svg:y="7.347cm" svg:viewBox="0 0 4917 634" draw:points="2459,634 0,634 0,0 4917,0 4917,634">
            <text:p/>
          </draw:polygon>
          <draw:polygon draw:style-name="gr3" draw:text-style-name="P7" draw:layer="layout" svg:width="0.097cm" svg:height="0.703cm" svg:x="19.275cm" svg:y="7.312cm" svg:viewBox="0 0 98 704" draw:points="98,704 98,677 29,677 29,29 98,29 98,0 0,0 0,704">
            <text:p/>
          </draw:polygon>
          <draw:path draw:style-name="gr3" draw:text-style-name="P7" draw:layer="layout" svg:width="0.415cm" svg:height="0.481cm" svg:x="19.646cm" svg:y="7.358cm" svg:viewBox="0 0 416 482" svg:d="M136 259h118c85 0 162-57 162-128 0-69-70-131-166-131h-250v22h18c54 0 54 8 54 32v373c0 26 0 32-54 32h-18v23c24-2 77-2 104-2s80 0 104 2v-23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20.123cm" svg:y="7.528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20.504cm" svg:y="7.406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082cm" svg:height="0.21cm" svg:x="20.824cm" svg:y="7.765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2cm" svg:height="0.441cm" svg:x="21.323cm" svg:y="7.406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21.613cm" svg:y="7.525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1.958cm" svg:y="7.528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22.464cm" svg:y="7.5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165cm" svg:x="23.08cm" svg:y="7.58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9cm" svg:x="23.798cm" svg:y="7.398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082cm" svg:height="0.21cm" svg:x="24.096cm" svg:y="7.765cm" svg:viewBox="0 0 83 211" svg:d="M83 74c0-47-17-74-45-74-24 0-38 18-38 37s14 38 38 38c8 0 18-3 24-9 4-2 4-2 5-2 0 0 2 0 2 10 0 52-26 96-50 118-8 8-8 10-8 11 0 7 3 8 8 8 8 0 64-54 64-137z">
            <text:p/>
          </draw:path>
        </draw:g>
        <draw:g xml:id="id260" draw:id="id260">
          <svg:title>TexMaths</svg:title>
          <svg:desc>22§display§= \int \frac{ 1 }{ 4 - 9t^2 }\ dt§svg§600§FALSE§</svg:desc>
          <draw:polygon draw:style-name="gr2" draw:text-style-name="P6" draw:layer="layout" svg:width="5.086cm" svg:height="1.642cm" svg:x="5.543cm" svg:y="7.66cm" svg:viewBox="0 0 5087 1643" draw:points="2543,1643 0,1643 0,0 5087,0 5087,1643">
            <text:p/>
          </draw:polygon>
          <draw:path draw:style-name="gr3" draw:text-style-name="P7" draw:layer="layout" svg:width="0.515cm" svg:height="0.182cm" svg:x="5.548cm" svg:y="8.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363cm" svg:y="7.621cm" svg:viewBox="0 0 688 1720" svg:d="M37 1685c25 0 39-18 39-37 0-27-20-39-37-39-20 0-39 12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362cm" svg:y="7.63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345cm" svg:height="0.032cm" svg:x="7.315cm" svg:y="8.464cm" svg:viewBox="0 0 2346 33" draw:points="1174,33 0,33 0,0 2346,0 2346,33">
            <text:p/>
          </draw:polygon>
          <draw:path draw:style-name="gr3" draw:text-style-name="P7" draw:layer="layout" svg:width="0.344cm" svg:height="0.524cm" svg:x="7.336cm" svg:y="8.681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472cm" svg:height="0.032cm" svg:x="7.938cm" svg:y="8.99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679cm" svg:y="8.69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38cm" svg:height="0.494cm" svg:x="9.05cm" svg:y="8.72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9.346cm" svg:y="8.6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041cm" svg:y="8.13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0.43cm" svg:y="8.19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262" draw:id="id262">
          <svg:title>TexMaths</svg:title>
          <svg:desc>22§display§=  \frac{ 1 }{ 2(2) }\log \left[ \frac{ 2 + 3t }{ 2 - 3 t } \right] \left( \frac{1}{ 3 } \right) \ + \ c§svg§600§FALSE§</svg:desc>
          <draw:polygon draw:style-name="gr2" draw:text-style-name="P6" draw:layer="layout" svg:width="10.188cm" svg:height="1.779cm" svg:x="5.546cm" svg:y="10.063cm" svg:viewBox="0 0 10189 1780" draw:points="5094,1780 0,1780 0,0 10189,0 10189,1780">
            <text:p/>
          </draw:polygon>
          <draw:path draw:style-name="gr3" draw:text-style-name="P7" draw:layer="layout" svg:width="0.515cm" svg:height="0.182cm" svg:x="5.551cm" svg:y="10.8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979cm" svg:y="10.10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6.415cm" svg:y="10.936cm" svg:viewBox="0 0 1376 33" draw:points="688,33 0,33 0,0 1376,0 1376,33">
            <text:p/>
          </draw:polygon>
          <draw:path draw:style-name="gr3" draw:text-style-name="P7" draw:layer="layout" svg:width="0.309cm" svg:height="0.516cm" svg:x="6.454cm" svg:y="11.1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6.88cm" svg:y="11.09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7.142cm" svg:y="11.1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7.535cm" svg:y="11.09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8.038cm" svg:y="10.60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25cm" svg:y="10.79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635cm" svg:y="10.79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9.334cm" svg:y="10.024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9.68cm" svg:y="10.10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0.244cm" svg:y="10.1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006cm" svg:y="10.10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1.377cm" svg:y="10.138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98cm" svg:height="0.032cm" svg:x="9.642cm" svg:y="10.936cm" svg:viewBox="0 0 1999 33" draw:points="1000,33 0,33 0,0 1999,0 1999,33">
            <text:p/>
          </draw:polygon>
          <draw:path draw:style-name="gr3" draw:text-style-name="P7" draw:layer="layout" svg:width="0.309cm" svg:height="0.516cm" svg:x="9.68cm" svg:y="11.1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10.263cm" svg:y="11.46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006cm" svg:y="11.16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1.377cm" svg:y="11.19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205cm" svg:height="1.856cm" svg:x="11.742cm" svg:y="10.024cm" svg:viewBox="0 0 206 1857" draw:points="162,1815 0,1815 0,1857 206,1857 206,0 0,0 0,42 162,42">
            <text:p/>
          </draw:polygon>
          <draw:path draw:style-name="gr3" draw:text-style-name="P7" draw:layer="layout" svg:width="0.381cm" svg:height="1.856cm" svg:x="12.43cm" svg:y="10.024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3cm" svg:y="10.10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931cm" svg:y="10.936cm" svg:viewBox="0 0 389 33" draw:points="194,33 0,33 0,0 389,0 389,33">
            <text:p/>
          </draw:polygon>
          <draw:path draw:style-name="gr3" draw:text-style-name="P7" draw:layer="layout" svg:width="0.321cm" svg:height="0.532cm" svg:x="12.963cm" svg:y="11.16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3.437cm" svg:y="10.024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452cm" svg:y="10.6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471cm" svg:y="10.80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61" draw:id="id261">
          <svg:title>TexMaths</svg:title>
          <svg:desc>22§display§= \int \frac{ 1 }{  (2)^2 -  ( 3t )^2 }\ dt§svg§600§FALSE§</svg:desc>
          <draw:polygon draw:style-name="gr2" draw:text-style-name="P6" draw:layer="layout" svg:width="6.635cm" svg:height="1.7cm" svg:x="11.545cm" svg:y="7.562cm" svg:viewBox="0 0 6636 1701" draw:points="3319,1701 0,1701 0,0 6636,0 6636,1701">
            <text:p/>
          </draw:polygon>
          <draw:path draw:style-name="gr3" draw:text-style-name="P7" draw:layer="layout" svg:width="0.515cm" svg:height="0.182cm" svg:x="11.55cm" svg:y="8.2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2.365cm" svg:y="7.5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139cm" svg:y="7.5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893cm" svg:height="0.032cm" svg:x="13.317cm" svg:y="8.366cm" svg:viewBox="0 0 3894 33" draw:points="1948,33 0,33 0,0 3894,0 3894,33">
            <text:p/>
          </draw:polygon>
          <draw:path draw:style-name="gr3" draw:text-style-name="P7" draw:layer="layout" svg:width="0.18cm" svg:height="0.774cm" svg:x="13.393cm" svg:y="8.52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3.657cm" svg:y="8.5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18cm" svg:height="0.774cm" svg:x="14.049cm" svg:y="8.52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4.34cm" svg:y="8.5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889cm" svg:y="8.898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5.674cm" svg:y="8.52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5.93cm" svg:y="8.5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6.302cm" svg:y="8.62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6.608cm" svg:y="8.52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6.898cm" svg:y="8.5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592cm" svg:y="8.039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7.981cm" svg:y="8.092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265" draw:id="id265">
          <svg:title>TexMaths</svg:title>
          <svg:desc>22§display§=  \frac{ 1 }{ 12 }\log \left[ \frac{ 2 + 3\tan x }{ 2 - 3 \tan x } \right] \ + \ c§svg§600§FALSE§</svg:desc>
          <draw:polygon draw:style-name="gr2" draw:text-style-name="P6" draw:layer="layout" svg:width="9.284cm" svg:height="1.779cm" svg:x="5.547cm" svg:y="12.765cm" svg:viewBox="0 0 9285 1780" draw:points="4643,1780 0,1780 0,0 9285,0 9285,1780">
            <text:p/>
          </draw:polygon>
          <draw:path draw:style-name="gr3" draw:text-style-name="P7" draw:layer="layout" svg:width="0.515cm" svg:height="0.182cm" svg:x="5.552cm" svg:y="13.5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679cm" svg:y="12.80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6.416cm" svg:y="13.638cm" svg:viewBox="0 0 774 33" draw:points="387,33 0,33 0,0 774,0 774,33">
            <text:p/>
          </draw:polygon>
          <draw:path draw:style-name="gr3" draw:text-style-name="P7" draw:layer="layout" svg:width="0.256cm" svg:height="0.516cm" svg:x="6.487cm" svg:y="13.86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6.842cm" svg:y="13.8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7.437cm" svg:y="13.3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648cm" svg:y="13.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036cm" svg:y="13.49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8.732cm" svg:y="12.726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9.079cm" svg:y="12.80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9.642cm" svg:y="12.8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404cm" svg:y="12.80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2cm" svg:height="0.485cm" svg:x="10.902cm" svg:y="12.84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11.221cm" svg:y="12.978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599cm" svg:y="12.9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155cm" svg:y="12.9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3.535cm" svg:height="0.032cm" svg:x="9.04cm" svg:y="13.638cm" svg:viewBox="0 0 3536 33" draw:points="1769,33 0,33 0,0 3536,0 3536,33">
            <text:p/>
          </draw:polygon>
          <draw:path draw:style-name="gr3" draw:text-style-name="P7" draw:layer="layout" svg:width="0.309cm" svg:height="0.516cm" svg:x="9.079cm" svg:y="13.8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9.663cm" svg:y="14.1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404cm" svg:y="13.86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2cm" svg:height="0.485cm" svg:x="10.902cm" svg:y="13.90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11.221cm" svg:y="14.032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599cm" svg:y="14.0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155cm" svg:y="14.0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0.205cm" svg:height="1.856cm" svg:x="12.678cm" svg:y="12.726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13.549cm" svg:y="13.3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568cm" svg:y="13.50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54" draw:id="id254">
          <svg:title>TexMaths</svg:title>
          <svg:desc>22§display§= \int \frac{ \sec^2 x }{ 13 -  9 ( 1 + \tan^2 x ) } \ dx§svg§600§FALSE§</svg:desc>
          <draw:polygon draw:style-name="gr2" draw:text-style-name="P6" draw:layer="layout" svg:width="8.966cm" svg:height="1.827cm" svg:x="13.547cm" svg:y="0.661cm" svg:viewBox="0 0 8967 1828" draw:points="4484,1828 0,1828 0,0 8967,0 8967,1828">
            <text:p/>
          </draw:polygon>
          <draw:path draw:style-name="gr3" draw:text-style-name="P7" draw:layer="layout" svg:width="0.515cm" svg:height="0.182cm" svg:x="13.552cm" svg:y="1.5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367cm" svg:y="0.733cm" svg:viewBox="0 0 688 1719" svg:d="M37 1683c25 0 39-17 39-37 0-26-20-38-37-38-20 0-39 12-39 38 0 41 39 73 86 73 118 0 162-182 217-405 60-245 111-493 153-741 28-163 56-318 83-418 8-39 35-137 66-137 23 0 43 14 46 17-26 2-39 18-39 37 0 27 20 39 37 39 20 0 39-12 39-39 0-42-42-72-84-72-60 0-102 84-146 243-2 7-108 396-192 902-21 118-44 248-69 355-14 57-49 203-113 203-28 0-45-20-47-20z">
            <text:p/>
          </draw:path>
          <draw:path draw:style-name="gr3" draw:text-style-name="P7" draw:layer="layout" svg:width="0.254cm" svg:height="0.356cm" svg:x="17.426cm" svg:y="0.916cm" svg:viewBox="0 0 255 357" svg:d="M136 197c17 4 80 16 80 72 0 39-26 70-88 70-65 0-93-43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7.727cm" svg:y="0.9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8.075cm" svg:y="0.91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8.427cm" svg:y="0.622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8.89cm" svg:y="0.9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olygon draw:style-name="gr3" draw:text-style-name="P7" draw:layer="layout" svg:width="6.072cm" svg:height="0.032cm" svg:x="15.319cm" svg:y="1.575cm" svg:viewBox="0 0 6073 33" draw:points="3038,33 0,33 0,0 6073,0 6073,33">
            <text:p/>
          </draw:polygon>
          <draw:path draw:style-name="gr3" draw:text-style-name="P7" draw:layer="layout" svg:width="0.256cm" svg:height="0.516cm" svg:x="15.388cm" svg:y="1.8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5.738cm" svg:y="1.818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472cm" svg:height="0.032cm" svg:x="16.328cm" svg:y="2.12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07cm" svg:y="1.818cm" svg:viewBox="0 0 322 533" svg:d="M253 269v25c0 183-81 218-126 218-14 0-55-2-76-28 33 0 41-23 41-35 0-25-20-37-37-37-13 0-36 7-36 38 0 51 43 83 108 83 100 0 195-106 195-271 0-209-90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18cm" svg:height="0.773cm" svg:x="17.5cm" svg:y="1.7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794cm" svg:y="1.8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8.327cm" svg:y="1.88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4cm" svg:x="19.071cm" svg:y="1.857cm" svg:viewBox="0 0 243 485" svg:d="M120 167h111v-25h-111v-142h-20c0 63-24 146-100 150v17h67v213c0 97 72 105 100 105 55 0 76-54 76-105v-44h-19v44c0 56-23 86-52 86-52 0-52-70-52-84z">
            <text:p/>
          </draw:path>
          <draw:path draw:style-name="gr3" draw:text-style-name="P7" draw:layer="layout" svg:width="0.349cm" svg:height="0.356cm" svg:x="19.39cm" svg:y="1.985cm" svg:viewBox="0 0 350 357" svg:d="M227 288c2 32 23 64 60 64 16 0 63-11 63-74v-42h-19v42c0 46-20 51-28 51-25 0-28-35-28-39v-156c0-32 0-62-29-92-30-30-68-42-105-42-65 0-118 37-118 88 0 23 16 37 35 37 23 0 35-16 35-37 0-9-3-35-38-35 21-27 58-35 84-35 37 0 81 29 81 98v30c-39 2-93 4-143 26-58 27-77 67-77 102 0 64 76 83 125 83 51 0 86-32 102-69zM220 162v77c0 74-55 100-90 100-38 0-70-28-70-66 0-43 33-108 160-111z">
            <text:p/>
          </draw:path>
          <draw:path draw:style-name="gr3" draw:text-style-name="P7" draw:layer="layout" svg:width="0.39cm" svg:height="0.342cm" svg:x="19.768cm" svg:y="1.991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20.206cm" svg:y="1.688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20.671cm" svg:y="1.9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21.134cm" svg:y="1.7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773cm" svg:y="1.248cm" svg:viewBox="0 0 370 547" svg:d="M370 9c0-2 0-9-11-9s-84 7-99 9c-5 0-10 3-10 14 0 10 7 10 19 10 37 0 39 6 39 13l-4 16-45 183c-14-29-37-50-72-50-90 0-187 115-187 227 0 74 42 125 104 125 16 0 54-3 100-58 7 32 34 58 71 58 28 0 45-18 58-44 12-26 22-74 22-76 0-8-7-8-8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2.167cm" svg:y="1.4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</draw:g>
        <draw:g xml:id="id255" draw:id="id255">
          <svg:title>TexMaths</svg:title>
          <svg:desc>22§display§= \int \frac{ \sec^2 x }{ 13 -  9 -  9\tan^2 x } \ dx§svg§600§FALSE§</svg:desc>
          <draw:polygon draw:style-name="gr2" draw:text-style-name="P6" draw:layer="layout" svg:width="8.494cm" svg:height="1.752cm" svg:x="5.545cm" svg:y="2.86cm" svg:viewBox="0 0 8495 1753" draw:points="4249,1753 0,1753 0,0 8495,0 8495,1753">
            <text:p/>
          </draw:polygon>
          <draw:path draw:style-name="gr3" draw:text-style-name="P7" draw:layer="layout" svg:width="0.515cm" svg:height="0.182cm" svg:x="5.55cm" svg:y="3.7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365cm" svg:y="2.932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9.188cm" svg:y="3.11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489cm" svg:y="3.11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838cm" svg:y="3.115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188cm" svg:y="2.82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652cm" svg:y="3.1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olygon draw:style-name="gr3" draw:text-style-name="P7" draw:layer="layout" svg:width="5.601cm" svg:height="0.032cm" svg:x="7.317cm" svg:y="3.775cm" svg:viewBox="0 0 5602 33" draw:points="2800,33 0,33 0,0 5602,0 5602,33">
            <text:p/>
          </draw:polygon>
          <draw:path draw:style-name="gr3" draw:text-style-name="P7" draw:layer="layout" svg:width="0.256cm" svg:height="0.516cm" svg:x="7.386cm" svg:y="4.0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7.736cm" svg:y="4.01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8.326cm" svg:y="4.32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068cm" svg:y="4.018cm" svg:viewBox="0 0 322 533" svg:d="M253 269v25c0 183-81 218-126 218-14 0-55-2-76-28 33 0 41-23 41-35 0-25-20-37-37-37-13 0-36 7-36 38 0 51 43 83 108 83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9.658cm" svg:y="4.32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399cm" svg:y="4.018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42cm" svg:height="0.485cm" svg:x="10.897cm" svg:y="4.05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216cm" svg:y="4.185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9-70-67 0-42 33-108 160-111z">
            <text:p/>
          </draw:path>
          <draw:path draw:style-name="gr3" draw:text-style-name="P7" draw:layer="layout" svg:width="0.39cm" svg:height="0.342cm" svg:x="11.594cm" svg:y="4.1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2.034cm" svg:y="3.88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497cm" svg:y="4.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3.298cm" svg:y="3.44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3.692cm" svg:y="3.6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56" draw:id="id256">
          <svg:title>TexMaths</svg:title>
          <svg:desc>22§display§= \int \frac{ \sec^2 x }{ 4 - 9 \tan^2 x} \ dx§svg§600§FALSE§</svg:desc>
          <draw:polygon draw:style-name="gr2" draw:text-style-name="P6" draw:layer="layout" svg:width="6.776cm" svg:height="1.752cm" svg:x="5.545cm" svg:y="5.26cm" svg:viewBox="0 0 6777 1753" draw:points="3388,1753 0,1753 0,0 6777,0 6777,1753">
            <text:p/>
          </draw:polygon>
          <draw:path draw:style-name="gr3" draw:text-style-name="P7" draw:layer="layout" svg:width="0.515cm" svg:height="0.182cm" svg:x="5.55cm" svg:y="6.1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365cm" svg:y="5.332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8.329cm" svg:y="5.51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63cm" svg:y="5.51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979cm" svg:y="5.515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329cm" svg:y="5.22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793cm" svg:y="5.5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7" draw:layer="layout" svg:width="3.881cm" svg:height="0.032cm" svg:x="7.317cm" svg:y="6.175cm" svg:viewBox="0 0 3882 33" draw:points="1941,33 0,33 0,0 3882,0 3882,33">
            <text:p/>
          </draw:polygon>
          <draw:path draw:style-name="gr3" draw:text-style-name="P7" draw:layer="layout" svg:width="0.344cm" svg:height="0.523cm" svg:x="7.338cm" svg:y="6.40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472cm" svg:height="0.032cm" svg:x="7.94cm" svg:y="6.72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681cm" svg:y="6.418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42cm" svg:height="0.485cm" svg:x="9.179cm" svg:y="6.45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498cm" svg:y="6.585cm" svg:viewBox="0 0 350 357" svg:d="M225 289c4 31 25 63 62 63 16 0 63-11 63-74v-42h-19v42c0 46-20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9.876cm" svg:y="6.5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0.314cm" svg:y="6.28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779cm" svg:y="6.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369cm" svg:height="0.546cm" svg:x="11.58cm" svg:y="5.84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1.974cm" svg:y="6.0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258" draw:id="id258">
          <svg:title>TexMaths</svg:title>
          <svg:desc>20§display§\text {Diff } w.\ r.\ t.\ x.§svg§600§FALSE§</svg:desc>
          <draw:polygon draw:style-name="gr2" draw:text-style-name="P6" draw:layer="layout" svg:width="4.205cm" svg:height="0.433cm" svg:x="19.74cm" svg:y="8.147cm" svg:viewBox="0 0 4206 434" draw:points="2104,434 0,434 0,0 4206,0 4206,434">
            <text:p/>
          </draw:polygon>
          <draw:path draw:style-name="gr3" draw:text-style-name="P7" draw:layer="layout" svg:width="0.473cm" svg:height="0.481cm" svg:x="19.729cm" svg:y="8.128cm" svg:viewBox="0 0 474 482" svg:d="M0 0v22h18c54 0 54 8 54 32v374c0 25 0 32-54 32h-18v22h258c118 0 216-104 216-237 0-135-95-245-216-245zM168 460c-34 0-35-5-35-28v-382c0-23 1-28 35-28h70c44 0 93 15 128 66 31 42 37 103 37 157 0 78-13 120-38 155-15 20-55 60-127 60z">
            <text:p/>
          </draw:path>
          <draw:path draw:style-name="gr3" draw:text-style-name="P7" draw:layer="layout" svg:width="0.151cm" svg:height="0.471cm" svg:x="20.265cm" svg:y="8.138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423cm" svg:height="0.497cm" svg:x="20.455cm" svg:y="8.112cm" svg:viewBox="0 0 424 498" svg:d="M298 215h80v-21h-84v-82c0-64 36-96 66-96 3 0 13 0 24 5-8 3-21 11-21 29 0 16 11 30 31 30 19 0 30-14 30-30 0-26-24-50-64-50-42 0-74 27-77 30-21-27-59-30-78-30-67 0-149 37-149 114v80h-56v21h56v229c0 32-8 32-56 32v22c24-2 61-3 78-3 18 0 53 1 79 3v-22c-47 0-55 0-55-32v-229h149v229c0 32-8 32-56 32v22c27-2 61-3 80-3 29 0 63 0 90 3v-22h-15c-51 0-52-8-52-34zM101 194v-80c0-69 57-98 102-98 35 0 55 13 56 13v1c-13 0-25 10-25 29 0 5 0 23 19 29-2 10-2 16-2 24v82z">
            <text:p/>
          </draw:path>
          <draw:path draw:style-name="gr3" draw:text-style-name="P7" draw:layer="layout" svg:width="0.466cm" svg:height="0.319cm" svg:x="21.102cm" svg:y="8.298cm" svg:viewBox="0 0 467 320" svg:d="M306 72c3-14 11-42 11-45 0-13-11-19-21-19s-22 5-27 19c-2 5-35 141-40 159-5 21-7 33-7 46 0 8 0 10 2 13-16 38-38 59-66 59-56 0-56-51-56-64 0-22 4-49 37-138 8-20 11-30 11-44 0-32-22-58-57-58-67 0-93 102-93 109 0 6 6 6 8 6 8 0 8 0 11-13 19-65 47-86 72-86 7 0 18 0 18 22 0 18-8 39-13 50-30 83-40 117-40 143 0 65 48 89 101 89 11 0 45 0 73-49 18 44 68 49 88 49 53 0 84-45 103-86 24-56 46-151 46-184 0-39-19-50-32-50-17 0-35 18-35 34 0 9 5 14 11 19 8 8 26 25 26 61 0 24-21 93-39 128-19 38-43 62-78 62-34 0-51-21-51-61 0-19 5-41 6-51z">
            <text:p/>
          </draw:path>
          <draw:path draw:style-name="gr3" draw:text-style-name="P7" draw:layer="layout" svg:width="0.076cm" svg:height="0.076cm" svg:x="21.663cm" svg:y="8.533cm" svg:viewBox="0 0 77 77" svg:d="M77 38c0-20-18-38-39-38-20 0-38 18-38 38 0 21 18 39 38 39 21 0 39-18 39-39z">
            <text:p/>
          </draw:path>
          <draw:path draw:style-name="gr3" draw:text-style-name="P7" draw:layer="layout" svg:width="0.287cm" svg:height="0.319cm" svg:x="22.054cm" svg:y="8.298cm" svg:viewBox="0 0 288 320" svg:d="M42 271c-2 11-7 27-7 30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076cm" svg:height="0.076cm" svg:x="22.391cm" svg:y="8.533cm" svg:viewBox="0 0 77 77" svg:d="M77 38c0-20-18-38-39-38-20 0-38 18-38 38 0 21 18 39 38 39 21 0 39-18 39-39z">
            <text:p/>
          </draw:path>
          <draw:path draw:style-name="gr3" draw:text-style-name="P7" draw:layer="layout" svg:width="0.217cm" svg:height="0.449cm" svg:x="22.777cm" svg:y="8.168cm" svg:viewBox="0 0 218 450" svg:d="M130 160h67c13 0 21 0 21-14 0-8-8-8-21-8h-61c24-101 29-114 29-119 0-13-10-19-21-19-3 0-22 0-29 26l-27 112h-67c-15 0-21 0-21 13 0 9 6 9 19 9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076cm" svg:height="0.076cm" svg:x="23.074cm" svg:y="8.533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319cm" svg:x="23.463cm" svg:y="8.29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076cm" svg:height="0.076cm" svg:x="23.906cm" svg:y="8.533cm" svg:viewBox="0 0 77 77" svg:d="M77 38c0-20-18-38-39-38-20 0-38 18-38 38 0 21 18 39 38 39 21 0 39-18 39-39z">
            <text:p/>
          </draw:path>
        </draw:g>
        <draw:g xml:id="id259" draw:id="id259">
          <svg:title>TexMaths</svg:title>
          <svg:desc>20§display§\left  \sec^2 x \ dx = dt \ \right]§svg§600§FALSE§</svg:desc>
          <draw:polygon draw:style-name="gr2" draw:text-style-name="P6" draw:layer="layout" svg:width="4.611cm" svg:height="0.793cm" svg:x="19.841cm" svg:y="8.848cm" svg:viewBox="0 0 4612 794" draw:points="2306,794 0,794 0,0 4612,0 4612,794">
            <text:p/>
          </draw:polygon>
          <draw:path draw:style-name="gr3" draw:text-style-name="P7" draw:layer="layout" svg:width="0.231cm" svg:height="0.324cm" svg:x="19.828cm" svg:y="9.11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20.103cm" svg:y="9.115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20.419cm" svg:y="9.115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20.739cm" svg:y="8.81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51cm" svg:height="0.319cm" svg:x="21.161cm" svg:y="9.11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335cm" svg:height="0.497cm" svg:x="21.804cm" svg:y="8.943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2.163cm" svg:y="9.11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2.779cm" svg:y="9.17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35cm" svg:height="0.497cm" svg:x="23.51cm" svg:y="8.943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217cm" svg:height="0.449cm" svg:x="23.864cm" svg:y="8.991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olygon draw:style-name="gr3" draw:text-style-name="P7" draw:layer="layout" svg:width="0.135cm" svg:height="0.844cm" svg:x="24.352cm" svg:y="8.832cm" svg:viewBox="0 0 136 845" draw:points="136,845 136,0 0,0 0,29 109,29 109,816 0,816 0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1+width/2;x" smil:keyTimes="0;1"/>
                  <anim:animate smil:dur="0.5s" smil:fill="hold" smil:targetElement="id257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1+width/2;x" smil:keyTimes="0;1"/>
                  <anim:animate smil:dur="0.5s" smil:fill="hold" smil:targetElement="id258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5" smil:attributeName="visibility" smil:to="visible"/>
                  <anim:animate smil:dur="0.5s" smil:fill="hold" smil:targetElement="id265" smil:attributeName="x" smil:values="x;x" smil:keyTimes="0;1"/>
                  <anim:animate smil:dur="0.5s" smil:fill="hold" smil:targetElement="id26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0">
        <office:forms form:automatic-focus="false" form:apply-design-mode="false"/>
        <draw:frame presentation:style-name="pr14" draw:text-style-name="P10" draw:layer="layout" svg:width="26.2cm" svg:height="14.6cm" svg:x="1cm" svg:y="0.6cm" presentation:class="subtitle" presentation:user-transformed="true">
          <draw:text-box>
            <text:p text:style-name="P4"><text:span text:style-name="T6"/></text:p>
            <text:p xml:id="id266" text:id="id266" text:style-name="P4"><text:span text:style-name="T7"><text:s text:c="3"/></text:span><text:span text:style-name="T7">Integrals of the type 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267" draw:id="id267">
          <svg:title>TexMaths</svg:title>
          <svg:desc>24§display§\int \frac{ 1 }{ a \sin x \pm b }\ dx §svg§600§FALSE§</svg:desc>
          <draw:polygon draw:style-name="gr2" draw:text-style-name="P6" draw:layer="layout" svg:width="5.904cm" svg:height="1.791cm" svg:x="1.616cm" svg:y="2.444cm" svg:viewBox="0 0 5905 1792" draw:points="2952,1792 0,1792 0,0 5905,0 5905,1792">
            <text:p/>
          </draw:polygon>
          <draw:path draw:style-name="gr3" draw:text-style-name="P7" draw:layer="layout" svg:width="0.75cm" svg:height="1.876cm" svg:x="1.622cm" svg:y="2.402cm" svg:viewBox="0 0 751 1877" svg:d="M40 1839c27 0 43-20 43-41 0-29-22-42-41-42-21 0-42 13-42 42 0 44 42 79 94 79 129 0 177-198 236-442 65-267 121-538 167-809 31-178 62-347 90-457 10-42 39-150 73-150 25 0 46 16 50 19-29 2-42 20-42 41 0 29 21 42 40 42 21 0 43-13 43-42 0-46-46-79-93-79-65 0-111 92-159 265-2 8-117 432-209 986-23 128-48 271-75 388-15 61-54 221-123 221-31 0-50-21-52-21z">
            <text:p/>
          </draw:path>
          <draw:path draw:style-name="gr3" draw:text-style-name="P7" draw:layer="layout" svg:width="0.279cm" svg:height="0.564cm" svg:x="4.342cm" svg:y="2.417cm" svg:viewBox="0 0 280 565" svg:d="M175 21c0-19 0-21-20-21-53 54-128 54-155 54v27c17 0 67 0 111-23v440c0 30-2 40-78 40h-27v27c29-4 103-4 136-4 35 0 108 0 138 4v-27h-27c-76 0-78-10-78-40z">
            <text:p/>
          </draw:path>
          <draw:polygon draw:style-name="gr3" draw:text-style-name="P7" draw:layer="layout" svg:width="3.639cm" svg:height="0.036cm" svg:x="2.658cm" svg:y="3.322cm" svg:viewBox="0 0 3640 37" draw:points="1820,37 0,37 0,0 3640,0 3640,37">
            <text:p/>
          </draw:polygon>
          <draw:path draw:style-name="gr3" draw:text-style-name="P7" draw:layer="layout" svg:width="0.387cm" svg:height="0.383cm" svg:x="2.693cm" svg:y="3.756cm" svg:viewBox="0 0 388 384" svg:d="M282 54c-15-31-40-54-79-54-97 0-203 125-203 248 0 81 46 136 113 136 18 0 60-4 110-63 7 34 36 63 76 63 31 0 50-19 64-46 13-31 25-82 25-84 0-8-8-8-10-8-9 0-9 2-11 15-16 54-31 104-66 104-23 0-25-21-25-38 0-20 2-25 12-64 10-34 10-44 17-75l31-119c6-25 6-25 6-29 0-15-10-23-23-23-21 0-35 20-37 37zM227 275c-4 15-4 15-18 30-36 47-71 60-94 60-42 0-55-46-55-79 0-42 26-148 47-186 25-50 64-81 98-81 56 0 68 69 68 75 0 4-2 10-4 14z">
            <text:p/>
          </draw:path>
          <draw:path draw:style-name="gr3" draw:text-style-name="P7" draw:layer="layout" svg:width="0.277cm" svg:height="0.389cm" svg:x="3.273cm" svg:y="3.753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3.605cm" svg:y="3.56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3.839cm" svg:y="3.756cm" svg:viewBox="0 0 426 375" svg:d="M65 83v228c0 37-7 37-65 37v27c29 0 73-2 96-2 21 0 65 2 94 2v-27c-56 0-65 0-65-37v-157c0-89 59-135 113-135s63 46 63 94v198c0 37-9 37-65 37v27c29 0 73-2 96-2 21 0 65 2 94 2v-27c-44 0-65 0-65-25v-162c0-73 0-100-27-130-12-14-40-31-88-31-64 0-102 37-127 88v-88l-119 10v27c60 0 65 5 65 46z">
            <text:p/>
          </draw:path>
          <draw:path draw:style-name="gr3" draw:text-style-name="P7" draw:layer="layout" svg:width="0.421cm" svg:height="0.383cm" svg:x="4.446cm" svg:y="3.756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7" draw:layer="layout" svg:width="0.563cm" svg:height="0.564cm" svg:x="5.137cm" svg:y="3.568cm" svg:viewBox="0 0 564 565" svg:d="M299 300h237c13 0 28 0 28-18 0-17-15-17-28-17h-237v-234c0-14 0-31-17-31s-17 15-17 29v236h-236c-14 0-29 0-29 17 0 18 15 18 29 18h236v230h-236c-14 0-29 0-29 18 0 17 15 17 29 17h507c13 0 28 0 28-17 0-18-15-18-28-18h-237z">
            <text:p/>
          </draw:path>
          <draw:path draw:style-name="gr3" draw:text-style-name="P7" draw:layer="layout" svg:width="0.312cm" svg:height="0.596cm" svg:x="5.974cm" svg:y="3.543cm" svg:viewBox="0 0 313 597" svg:d="M163 10c0-2 0-10-11-10-20 0-81 8-104 8-6 2-15 2-15 17 0 12 7 12 19 12 42 0 44 5 44 13 0 6-8 35-13 52l-70 276c-9 43-13 56-13 87 0 79 44 132 107 132 100 0 206-126 206-247 0-79-46-137-113-137-39 0-75 25-100 52zM83 329c5-18 5-20 13-29 42-56 81-68 102-68 30 0 53 25 53 79 0 50-28 148-44 181-27 56-67 86-100 86-28 0-55-23-55-84 0-18 0-33 13-87z">
            <text:p/>
          </draw:path>
          <draw:path draw:style-name="gr3" draw:text-style-name="P7" draw:layer="layout" svg:width="0.402cm" svg:height="0.596cm" svg:x="6.713cm" svg:y="2.965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7-187 25-50 64-81 98-81 54 0 68 70 68 75 0 4-2 10-4 14z">
            <text:p/>
          </draw:path>
          <draw:path draw:style-name="gr3" draw:text-style-name="P7" draw:layer="layout" svg:width="0.421cm" svg:height="0.383cm" svg:x="7.141cm" svg:y="3.178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</draw:g>
        <draw:g xml:id="id272" draw:id="id272">
          <svg:title>TexMaths</svg:title>
          <svg:desc>26§display§\text {Method : }§svg§600§FALSE§</svg:desc>
          <draw:polygon draw:style-name="gr2" draw:text-style-name="P6" draw:layer="layout" svg:width="3.487cm" svg:height="0.554cm" svg:x="1.527cm" svg:y="4.746cm" svg:viewBox="0 0 3488 555" draw:points="1743,555 0,555 0,0 3488,0 3488,555">
            <text:p/>
          </draw:polygon>
          <draw:path draw:style-name="gr3" draw:text-style-name="P7" draw:layer="layout" svg:width="0.771cm" svg:height="0.625cm" svg:x="1.515cm" svg:y="4.71cm" svg:viewBox="0 0 772 626" svg:d="M187 21c-8-21-10-21-33-21h-154v29h23c69 0 71 11 71 42v459c0 25 0 67-94 67v29c31 0 77-2 108-2 29 0 75 2 106 2v-29c-93 0-93-42-93-67v-495l220 570c6 13 10 21 19 21 10 0 12-6 16-16l225-581h2v526c0 34-2 42-73 42h-23v29c36-2 98-2 134-2 35 0 97 0 131 2v-29h-23c-71 0-71-8-71-42v-484c0-31 0-42 71-42h23v-29h-156c-23 0-23 0-30 17l-201 518z">
            <text:p/>
          </draw:path>
          <draw:path draw:style-name="gr3" draw:text-style-name="P7" draw:layer="layout" svg:width="0.355cm" svg:height="0.421cm" svg:x="2.345cm" svg:y="4.925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288cm" svg:height="0.573cm" svg:x="2.742cm" svg:y="4.773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61cm" svg:height="0.636cm" svg:x="3.11cm" svg:y="4.7cm" svg:viewBox="0 0 462 637" svg:d="M71 566c0 41-9 41-71 41v30c31-2 79-2 104-2 23 0 71 0 102 2v-30c-60 0-71 0-71-41v-169c0-95 65-145 123-145s69 50 69 102v212c0 41-11 41-71 41v30c31-2 79-2 104-2 23 0 71 0 102 2v-30c-48 0-71 0-71-27v-174c0-79 0-109-29-142-13-14-44-33-96-33-79 0-118 56-133 89v-320l-133 10v30c64 0 71 6 71 49z">
            <text:p/>
          </draw:path>
          <draw:path draw:style-name="gr3" draw:text-style-name="P7" draw:layer="layout" svg:width="0.407cm" svg:height="0.421cm" svg:x="3.613cm" svg:y="4.925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52cm" svg:height="0.646cm" svg:x="4.102cm" svg:y="4.7cm" svg:viewBox="0 0 453 647" svg:d="M318 587v60l135-10v-30c-64 0-72-6-72-49v-558l-131 10v30c62 0 70 6 70 49v198c-27-31-66-56-116-56-108 0-204 89-204 208 0 116 89 208 195 208 59 0 100-31 123-60zM318 341v187c0 17 0 19-10 34-27 43-69 64-108 64-42 0-75-23-98-58-23-38-25-90-25-127 0-35 0-89 27-131 21-29 54-58 104-58 33 0 71 12 100 54 10 16 10 19 10 35z">
            <text:p/>
          </draw:path>
          <draw:path draw:style-name="gr3" draw:text-style-name="P7" draw:layer="layout" svg:width="0.099cm" svg:height="0.394cm" svg:x="4.961cm" svg:y="4.941cm" svg:viewBox="0 0 100 395" svg:d="M100 48c0-25-23-48-50-48s-50 23-50 48c0 27 23 50 50 50s50-23 50-50zM100 347c0-27-23-47-50-47s-50 20-50 47 23 48 50 48 50-21 50-48z">
            <text:p/>
          </draw:path>
        </draw:g>
        <draw:g xml:id="id273" draw:id="id273">
          <svg:title>TexMaths</svg:title>
          <svg:desc>22§display§\text {(1) : Put }\tan \left( \frac{x}{2} \right) = t \ \therefore \ x = 2 \tan^{-1}t , \ \text  { Diff}.\ w.\ r.\ t. \ x. \ \ dx = \frac{2dt}{1 + t^2}§svg§600§FALSE§</svg:desc>
          <draw:polygon draw:style-name="gr2" draw:text-style-name="P6" draw:layer="layout" svg:width="23.566cm" svg:height="1.579cm" svg:x="1.42cm" svg:y="5.545cm" svg:viewBox="0 0 23567 1580" draw:points="11784,1580 0,1580 0,0 23567,0 23567,1580">
            <text:p/>
          </draw:polygon>
          <draw:path draw:style-name="gr3" draw:text-style-name="P7" draw:layer="layout" svg:width="0.18cm" svg:height="0.774cm" svg:x="1.457cm" svg:y="5.98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1.751cm" svg:y="6.05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2.113cm" svg:y="5.987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083cm" svg:height="0.334cm" svg:x="2.694cm" svg:y="6.233cm" svg:viewBox="0 0 84 335" svg:d="M84 41c0-22-19-41-42-41s-42 19-42 41 19 42 42 42 42-20 42-42zM84 294c0-23-19-40-42-40s-42 17-42 40 19 41 42 41 42-18 42-41z">
            <text:p/>
          </draw:path>
          <draw:path draw:style-name="gr3" draw:text-style-name="P7" draw:layer="layout" svg:width="0.457cm" svg:height="0.529cm" svg:x="3.212cm" svg:y="6.038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736cm" svg:y="6.224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2cm" svg:height="0.485cm" svg:x="4.157cm" svg:y="6.09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44cm" svg:height="0.485cm" svg:x="4.843cm" svg:y="6.09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5.162cm" svg:y="6.219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5.54cm" svg:y="6.22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95cm" svg:height="1.392cm" svg:x="6.214cm" svg:y="5.677cm" svg:viewBox="0 0 296 1393" svg:d="M260 1386c2 0 9 7 9 7h18c2 0 9 0 9-7 0-4-2-5-4-7-28-28-70-71-118-155-84-150-114-342-114-527 0-343 97-546 234-683 2-2 2-5 2-7 0-7-6-7-14-7-11 0-13 0-20 7-74 63-156 171-211 335-33 102-51 225-51 354 0 184 33 392 155 572 21 30 51 61 51 61 7 11 18 23 25 29z">
            <text:p/>
          </draw:path>
          <draw:path draw:style-name="gr3" draw:text-style-name="P7" draw:layer="layout" svg:width="0.386cm" svg:height="0.351cm" svg:x="6.651cm" svg:y="5.70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olygon draw:style-name="gr3" draw:text-style-name="P7" draw:layer="layout" svg:width="0.443cm" svg:height="0.032cm" svg:x="6.63cm" svg:y="6.357cm" svg:viewBox="0 0 444 33" draw:points="222,33 0,33 0,0 444,0 444,33">
            <text:p/>
          </draw:polygon>
          <draw:path draw:style-name="gr3" draw:text-style-name="P7" draw:layer="layout" svg:width="0.309cm" svg:height="0.517cm" svg:x="6.695cm" svg:y="6.58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95cm" svg:height="1.392cm" svg:x="7.191cm" svg:y="5.677cm" svg:viewBox="0 0 296 1393" svg:d="M296 696c0-222-53-458-206-633-11-12-39-42-58-58-6-5-7-5-18-5-7 0-14 0-14 7 0 4 4 7 5 9 27 26 69 69 116 155 85 148 115 340 115 525 0 336-93 542-232 683-2 2-4 5-4 7 0 7 7 7 14 7 11 0 12 0 19-5 74-64 157-171 212-335 33-106 51-232 51-357z">
            <text:p/>
          </draw:path>
          <draw:path draw:style-name="gr3" draw:text-style-name="P7" draw:layer="layout" svg:width="0.515cm" svg:height="0.182cm" svg:x="7.883cm" svg:y="6.2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8.675cm" svg:y="6.08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469cm" svg:height="0.418cm" svg:x="9.432cm" svg:y="6.207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386cm" svg:height="0.351cm" svg:x="10.419cm" svg:y="6.224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182cm" svg:x="11.097cm" svg:y="6.2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1.908cm" svg:y="6.05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244cm" svg:height="0.485cm" svg:x="12.399cm" svg:y="6.09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12.718cm" svg:y="6.219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13.096cm" svg:y="6.22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3.561cm" svg:y="6.09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043cm" svg:y="5.888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38cm" svg:height="0.494cm" svg:x="14.478cm" svg:y="6.08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91cm" svg:height="0.231cm" svg:x="14.807cm" svg:y="6.485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52cm" svg:height="0.529cm" svg:x="15.625cm" svg:y="6.038cm" svg:viewBox="0 0 521 530" svg:d="M0 0v25h19c60 0 60 8 60 35v410c0 28 0 35-60 35h-19v25h283c131 0 238-114 238-261s-104-269-238-269zM185 505c-37 0-39-5-39-30v-420c0-25 2-30 39-30h77c48 0 102 16 141 72 33 46 41 113 41 172 0 87-15 132-43 171-16 21-60 65-139 65z">
            <text:p/>
          </draw:path>
          <draw:path draw:style-name="gr3" draw:text-style-name="P7" draw:layer="layout" svg:width="0.166cm" svg:height="0.518cm" svg:x="16.215cm" svg:y="6.048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465cm" svg:height="0.547cm" svg:x="16.425cm" svg:y="6.02cm" svg:viewBox="0 0 466 548" svg:d="M327 236h88v-23h-91v-90c0-70 39-105 72-105 4 0 14 0 26 5-8 3-22 12-22 32 0 17 12 33 33 33s33-16 33-33c0-29-26-55-70-55-46 0-81 30-84 33-23-29-66-33-87-33-74 0-163 41-163 125v88h-62v23h62v252c0 35-9 35-62 35v25c26-2 67-4 86-4 20 0 58 2 86 4v-25c-51 0-59 0-59-35v-252h163v252c0 35-8 35-61 35v25c30-2 67-4 88-4 31 0 68 0 98 4v-25h-16c-56 0-58-9-58-37zM111 213v-88c0-76 63-107 113-107 38 0 59 14 61 14v1c-14 0-28 11-28 32 0 5 0 25 21 32-2 10-2 17-2 26v90z">
            <text:p/>
          </draw:path>
          <draw:path draw:style-name="gr3" draw:text-style-name="P7" draw:layer="layout" svg:width="0.083cm" svg:height="0.084cm" svg:x="16.923cm" svg:y="6.485cm" svg:viewBox="0 0 84 85" svg:d="M84 42c0-23-19-42-42-42s-42 19-42 42 19 43 42 43 42-20 42-43z">
            <text:p/>
          </draw:path>
          <draw:path draw:style-name="gr3" draw:text-style-name="P7" draw:layer="layout" svg:width="0.513cm" svg:height="0.351cm" svg:x="17.35cm" svg:y="6.224cm" svg:viewBox="0 0 514 352" svg:d="M336 79c4-16 11-46 11-49 0-14-11-21-21-21-11 0-25 5-30 21-2 5-39 155-44 174-6 23-7 37-7 51 0 9 0 11 1 14-17 43-42 66-72 66-61 0-61-57-61-71 0-25 3-54 40-151 9-23 12-34 12-50 0-35-24-63-63-63-74 0-102 113-102 120s7 7 9 7c9 0 9 0 12-14 21-72 51-95 79-95 7 0 20 0 20 24 0 20-9 43-14 55-34 91-44 128-44 157 0 72 52 98 110 98 13 0 50 0 81-54 20 49 74 54 97 54 58 0 92-49 113-95 26-62 51-165 51-202 0-43-21-55-35-55-20 0-39 19-39 37 0 11 5 16 12 21 9 9 28 28 28 67 0 26-22 102-42 141-21 42-47 69-86 69-37 0-56-23-56-67 0-21 5-46 7-57z">
            <text:p/>
          </draw:path>
          <draw:path draw:style-name="gr3" draw:text-style-name="P7" draw:layer="layout" svg:width="0.083cm" svg:height="0.084cm" svg:x="17.968cm" svg:y="6.485cm" svg:viewBox="0 0 84 85" svg:d="M84 42c0-23-19-42-42-42s-42 19-42 42 19 43 42 43 42-20 42-43z">
            <text:p/>
          </draw:path>
          <draw:path draw:style-name="gr3" draw:text-style-name="P7" draw:layer="layout" svg:width="0.316cm" svg:height="0.351cm" svg:x="18.398cm" svg:y="6.224cm" svg:viewBox="0 0 317 352" svg:d="M46 298c-2 12-7 30-7 33 0 14 10 21 23 21 8 0 22-7 28-21 2-3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4cm" svg:x="18.769cm" svg:y="6.485cm" svg:viewBox="0 0 84 85" svg:d="M84 42c0-23-19-42-42-42s-42 19-42 42 19 43 42 43 42-20 42-43z">
            <text:p/>
          </draw:path>
          <draw:path draw:style-name="gr3" draw:text-style-name="P7" draw:layer="layout" svg:width="0.238cm" svg:height="0.494cm" svg:x="19.193cm" svg:y="6.08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83cm" svg:height="0.084cm" svg:x="19.521cm" svg:y="6.485cm" svg:viewBox="0 0 84 85" svg:d="M84 42c0-23-19-42-42-42s-42 19-42 42 19 43 42 43 42-20 42-43z">
            <text:p/>
          </draw:path>
          <draw:path draw:style-name="gr3" draw:text-style-name="P7" draw:layer="layout" svg:width="0.386cm" svg:height="0.351cm" svg:x="19.948cm" svg:y="6.224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083cm" svg:height="0.084cm" svg:x="20.436cm" svg:y="6.485cm" svg:viewBox="0 0 84 85" svg:d="M84 42c0-23-19-42-42-42s-42 19-42 42 19 43 42 43 42-20 42-43z">
            <text:p/>
          </draw:path>
          <draw:path draw:style-name="gr3" draw:text-style-name="P7" draw:layer="layout" svg:width="0.369cm" svg:height="0.547cm" svg:x="21.129cm" svg:y="6.029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21.523cm" svg:y="6.224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182cm" svg:x="22.201cm" svg:y="6.2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23.551cm" svg:y="5.52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69cm" svg:height="0.547cm" svg:x="23.929cm" svg:y="5.506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238cm" svg:height="0.494cm" svg:x="24.318cm" svg:y="5.559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2-25 3-37z">
            <text:p/>
          </draw:path>
          <draw:polygon draw:style-name="gr3" draw:text-style-name="P7" draw:layer="layout" svg:width="1.958cm" svg:height="0.032cm" svg:x="23.067cm" svg:y="6.357cm" svg:viewBox="0 0 1959 33" draw:points="980,33 0,33 0,0 1959,0 1959,33">
            <text:p/>
          </draw:polygon>
          <draw:path draw:style-name="gr3" draw:text-style-name="P7" draw:layer="layout" svg:width="0.256cm" svg:height="0.517cm" svg:x="23.136cm" svg:y="6.58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23.669cm" svg:y="6.6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38cm" svg:height="0.494cm" svg:x="24.417cm" svg:y="6.61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24.713cm" svg:y="6.513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</draw:g>
        <draw:g xml:id="id269" draw:id="id269">
          <svg:title>TexMaths</svg:title>
          <svg:desc>24§display§\int \frac{ 1 }{ a \cos x \pm b }\ dx §svg§600§FALSE§</svg:desc>
          <draw:polygon draw:style-name="gr2" draw:text-style-name="P6" draw:layer="layout" svg:width="6cm" svg:height="1.791cm" svg:x="9.416cm" svg:y="2.444cm" svg:viewBox="0 0 6001 1792" draw:points="2999,1792 0,1792 0,0 6001,0 6001,1792">
            <text:p/>
          </draw:polygon>
          <draw:path draw:style-name="gr3" draw:text-style-name="P7" draw:layer="layout" svg:width="0.75cm" svg:height="1.876cm" svg:x="9.422cm" svg:y="2.402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12.189cm" svg:y="2.417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3.732cm" svg:height="0.036cm" svg:x="10.459cm" svg:y="3.322cm" svg:viewBox="0 0 3733 37" draw:points="1866,37 0,37 0,0 3733,0 3733,37">
            <text:p/>
          </draw:polygon>
          <draw:path draw:style-name="gr3" draw:text-style-name="P7" draw:layer="layout" svg:width="0.387cm" svg:height="0.383cm" svg:x="10.493cm" svg:y="3.756cm" svg:viewBox="0 0 388 384" svg:d="M282 54c-15-31-40-54-78-54-98 0-204 125-204 248 0 81 46 136 113 136 18 0 60-4 110-63 7 34 36 63 77 63 30 0 49-19 63-46 13-31 25-82 25-84 0-8-8-8-10-8-9 0-9 2-11 15-16 54-31 104-66 104-23 0-24-21-24-38 0-20 1-25 11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322cm" svg:height="0.389cm" svg:x="11.075cm" svg:y="3.753cm" svg:viewBox="0 0 323 390" svg:d="M71 196c0-138 69-175 113-175 8 0 62 0 93 31-35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7" draw:layer="layout" svg:width="0.375cm" svg:height="0.389cm" svg:x="11.444cm" svg:y="3.753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1.87cm" svg:y="3.753cm" svg:viewBox="0 0 278 390" svg:d="M148 215c19 4 88 17 88 79 0 42-29 77-96 77-71 0-102-48-117-121-2-10-4-14-11-14-12 0-12 6-12 21v112c0 15 0 21 10 21 3 0 5-2 21-17 2-2 2-4 17-20 36 35 75 37 92 37 98 0 138-58 138-119 0-44-26-69-36-81-29-27-61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421cm" svg:height="0.383cm" svg:x="12.341cm" svg:y="3.756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ath draw:style-name="gr3" draw:text-style-name="P7" draw:layer="layout" svg:width="0.564cm" svg:height="0.564cm" svg:x="13.032cm" svg:y="3.568cm" svg:viewBox="0 0 565 565" svg:d="M300 300h236c13 0 29 0 29-18 0-17-16-17-29-17h-236v-234c0-14 0-31-18-31-17 0-17 15-17 29v236h-236c-14 0-29 0-29 17 0 18 15 18 29 18h236v230h-236c-14 0-29 0-29 18 0 17 15 17 29 17h507c13 0 29 0 29-17 0-18-16-18-29-18h-236z">
            <text:p/>
          </draw:path>
          <draw:path draw:style-name="gr3" draw:text-style-name="P7" draw:layer="layout" svg:width="0.312cm" svg:height="0.596cm" svg:x="13.869cm" svg:y="3.543cm" svg:viewBox="0 0 313 597" svg:d="M163 10c0-2 0-10-11-10-20 0-81 8-104 8-6 2-15 2-15 17 0 12 7 12 19 12 42 0 44 5 44 13 0 6-8 35-13 52l-70 276c-9 43-13 56-13 87 0 79 44 132 108 132 99 0 205-126 205-247 0-79-46-137-113-137-39 0-75 25-100 52zM83 329c5-18 5-20 13-29 42-56 81-68 102-68 31 0 54 25 54 79 0 50-29 148-45 181-26 56-67 86-99 86-29 0-56-23-56-84 0-18 0-33 13-87z">
            <text:p/>
          </draw:path>
          <draw:path draw:style-name="gr3" draw:text-style-name="P7" draw:layer="layout" svg:width="0.402cm" svg:height="0.596cm" svg:x="14.606cm" svg:y="2.965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421cm" svg:height="0.383cm" svg:x="15.037cm" svg:y="3.17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</draw:g>
        <draw:g xml:id="id271" draw:id="id271">
          <svg:title>TexMaths</svg:title>
          <svg:desc>24§display§\int \frac{ 1 }{ a \sin x\pm b \cos x \pm c }\ dx §svg§600§FALSE§</svg:desc>
          <draw:polygon draw:style-name="gr2" draw:text-style-name="P6" draw:layer="layout" svg:width="9.195cm" svg:height="1.791cm" svg:x="17.216cm" svg:y="2.444cm" svg:viewBox="0 0 9196 1792" draw:points="4597,1792 0,1792 0,0 9196,0 9196,1792">
            <text:p/>
          </draw:polygon>
          <draw:path draw:style-name="gr3" draw:text-style-name="P7" draw:layer="layout" svg:width="0.75cm" svg:height="1.876cm" svg:x="17.222cm" svg:y="2.402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21.586cm" svg:y="2.417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6.927cm" svg:height="0.036cm" svg:x="18.259cm" svg:y="3.322cm" svg:viewBox="0 0 6928 37" draw:points="3464,37 0,37 0,0 6928,0 6928,37">
            <text:p/>
          </draw:polygon>
          <draw:path draw:style-name="gr3" draw:text-style-name="P7" draw:layer="layout" svg:width="0.387cm" svg:height="0.383cm" svg:x="18.293cm" svg:y="3.756cm" svg:viewBox="0 0 388 384" svg:d="M282 54c-15-31-40-54-78-54-98 0-204 125-204 248 0 81 46 136 113 136 18 0 60-4 110-63 7 34 36 63 77 63 30 0 49-19 63-46 13-31 25-82 25-84 0-8-8-8-10-8-9 0-9 2-11 15-16 54-31 104-66 104-23 0-24-21-24-38 0-20 1-25 11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277cm" svg:height="0.389cm" svg:x="18.873cm" svg:y="3.753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19.205cm" svg:y="3.56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9.44cm" svg:y="3.75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20.046cm" svg:y="3.756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ath draw:style-name="gr3" draw:text-style-name="P7" draw:layer="layout" svg:width="0.564cm" svg:height="0.564cm" svg:x="20.738cm" svg:y="3.568cm" svg:viewBox="0 0 565 565" svg:d="M300 300h236c13 0 29 0 29-18 0-17-16-17-29-17h-236v-234c0-14 0-31-18-31-17 0-17 15-17 29v236h-236c-14 0-29 0-29 17 0 18 15 18 29 18h236v230h-236c-14 0-29 0-29 18 0 17 15 17 29 17h507c13 0 29 0 29-17 0-18-16-18-29-18h-236z">
            <text:p/>
          </draw:path>
          <draw:path draw:style-name="gr3" draw:text-style-name="P7" draw:layer="layout" svg:width="0.312cm" svg:height="0.596cm" svg:x="21.575cm" svg:y="3.543cm" svg:viewBox="0 0 313 597" svg:d="M163 10c0-2 0-10-11-10-20 0-81 8-104 8-6 2-15 2-15 17 0 12 7 12 19 12 42 0 44 5 44 13 0 6-8 35-13 52l-70 276c-9 43-13 56-13 87 0 79 44 132 108 132 99 0 205-126 205-247 0-79-46-137-113-137-39 0-75 25-100 52zM83 329c5-18 5-20 13-29 42-56 81-68 102-68 31 0 54 25 54 79 0 50-29 148-45 181-27 56-67 86-99 86-29 0-56-23-56-84 0-18 0-33 13-87z">
            <text:p/>
          </draw:path>
          <draw:path draw:style-name="gr3" draw:text-style-name="P7" draw:layer="layout" svg:width="0.322cm" svg:height="0.389cm" svg:x="22.066cm" svg:y="3.753cm" svg:viewBox="0 0 323 390" svg:d="M71 196c0-138 69-175 113-175 8 0 62 0 93 31-37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7" draw:layer="layout" svg:width="0.375cm" svg:height="0.389cm" svg:x="22.437cm" svg:y="3.753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22.863cm" svg:y="3.753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421cm" svg:height="0.383cm" svg:x="23.332cm" svg:y="3.756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7" draw:layer="layout" svg:width="0.564cm" svg:height="0.564cm" svg:x="24.023cm" svg:y="3.568cm" svg:viewBox="0 0 565 565" svg:d="M300 300h236c13 0 29 0 29-18 0-17-16-17-29-17h-236v-234c0-14 0-31-18-31-17 0-17 15-17 29v236h-236c-14 0-29 0-29 17 0 18 15 18 29 18h236v230h-236c-14 0-29 0-29 18 0 17 15 17 29 17h507c13 0 29 0 29-17 0-18-16-18-29-18h-236z">
            <text:p/>
          </draw:path>
          <draw:path draw:style-name="gr3" draw:text-style-name="P7" draw:layer="layout" svg:width="0.329cm" svg:height="0.383cm" svg:x="24.856cm" svg:y="3.756cm" svg:viewBox="0 0 330 384" svg:d="M301 52c-13 0-24 0-38 13-13 12-15 27-15 33 0 19 15 29 32 29 25 0 48-19 48-54 0-42-40-73-101-73-114 0-227 121-227 240 0 77 50 144 138 144 121 0 192-90 192-100 0-5-5-11-9-11-6 0-6 2-12 9-67 83-159 83-171 83-52 0-75-40-75-92 0-35 18-117 46-169 25-48 73-85 120-85 28 0 61 10 72 33z">
            <text:p/>
          </draw:path>
          <draw:path draw:style-name="gr3" draw:text-style-name="P7" draw:layer="layout" svg:width="0.402cm" svg:height="0.596cm" svg:x="25.601cm" svg:y="2.965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26.032cm" svg:y="3.17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2 0-46-27-46-56 0-19 6-36 15-75z">
            <text:p/>
          </draw:path>
        </draw:g>
        <draw:g xml:id="id270" draw:id="id270">
          <svg:title>TexMaths</svg:title>
          <svg:desc>26§display§\text {or}§svg§600§FALSE§</svg:desc>
          <draw:polygon draw:style-name="gr2" draw:text-style-name="P6" draw:layer="layout" svg:width="0.697cm" svg:height="0.329cm" svg:x="15.938cm" svg:y="3.248cm" svg:viewBox="0 0 698 330" draw:points="349,330 0,330 0,0 698,0 698,330">
            <text:p/>
          </draw:polygon>
          <draw:path draw:style-name="gr3" draw:text-style-name="P7" draw:layer="layout" svg:width="0.406cm" svg:height="0.42cm" svg:x="15.917cm" svg:y="3.202cm" svg:viewBox="0 0 407 421" svg:d="M407 214c0-117-93-214-203-214-115 0-204 100-204 214 0 118 96 207 204 207 110 0 203-91 203-207zM204 398c-40 0-79-21-104-62-23-39-23-95-23-129 0-35 0-85 21-126 25-42 68-60 106-60 39 0 79 18 102 58 24 39 24 93 24 128 0 34 0 83-20 123-19 41-61 68-106 68z">
            <text:p/>
          </draw:path>
          <draw:path draw:style-name="gr3" draw:text-style-name="P7" draw:layer="layout" svg:width="0.309cm" svg:height="0.403cm" svg:x="16.374cm" svg:y="3.208cm" svg:viewBox="0 0 310 404" svg:d="M127 102v-102l-127 10v29c64 0 71 7 71 50v247c0 39-9 39-71 39v29c35 0 79-2 104-2 37 0 81 0 118 2v-29h-20c-67 0-69-8-69-41v-141c0-91 37-172 108-172 6 0 8 0 11 0-5 2-21 12-21 35 0 27 18 39 39 39 17 0 40-10 40-39s-29-56-69-56c-66 0-100 62-114 102z">
            <text:p/>
          </draw:path>
        </draw:g>
        <draw:g xml:id="id268" draw:id="id268">
          <svg:title>TexMaths</svg:title>
          <svg:desc>26§display§\text {or}§svg§600§FALSE§</svg:desc>
          <draw:polygon draw:style-name="gr2" draw:text-style-name="P6" draw:layer="layout" svg:width="0.697cm" svg:height="0.329cm" svg:x="8.139cm" svg:y="3.249cm" svg:viewBox="0 0 698 330" draw:points="349,330 0,330 0,0 698,0 698,330">
            <text:p/>
          </draw:polygon>
          <draw:path draw:style-name="gr3" draw:text-style-name="P7" draw:layer="layout" svg:width="0.406cm" svg:height="0.42cm" svg:x="8.118cm" svg:y="3.203cm" svg:viewBox="0 0 407 421" svg:d="M407 214c0-117-93-214-203-214-115 0-204 100-204 214 0 118 96 207 204 207 110 0 203-91 203-207zM204 398c-40 0-79-21-104-62-23-39-23-95-23-129 0-35 0-85 21-126 25-42 68-60 106-60 39 0 79 18 102 58 24 39 24 93 24 128 0 34 0 83-20 123-19 41-61 68-106 68z">
            <text:p/>
          </draw:path>
          <draw:path draw:style-name="gr3" draw:text-style-name="P7" draw:layer="layout" svg:width="0.309cm" svg:height="0.403cm" svg:x="8.575cm" svg:y="3.209cm" svg:viewBox="0 0 310 404" svg:d="M127 102v-102l-127 10v29c64 0 71 7 71 50v247c0 39-9 39-71 39v29c35 0 79-2 104-2 37 0 81 0 118 2v-29h-20c-67 0-69-8-69-41v-141c0-91 37-172 108-172 6 0 8 0 11 0-5 2-21 12-21 35 0 27 18 39 39 39 17 0 40-10 40-39s-29-56-69-56c-66 0-100 62-114 102z">
            <text:p/>
          </draw:path>
        </draw:g>
        <draw:g xml:id="id275" draw:id="id275">
          <svg:title>TexMaths</svg:title>
          <svg:desc>22§display§\text {(2) : On simplification the Denominator get reduced to, } at^2 \pm bt \pm c \text { form}§svg§600§FALSE§</svg:desc>
          <draw:polygon draw:style-name="gr2" draw:text-style-name="P6" draw:layer="layout" svg:width="24.805cm" svg:height="0.795cm" svg:x="1.423cm" svg:y="9.144cm" svg:viewBox="0 0 24806 796" draw:points="12403,796 0,796 0,0 24806,0 24806,796">
            <text:p/>
          </draw:polygon>
          <draw:path draw:style-name="gr3" draw:text-style-name="P7" draw:layer="layout" svg:width="0.18cm" svg:height="0.773cm" svg:x="1.46cm" svg:y="9.20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.724cm" svg:y="9.26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2.116cm" svg:y="9.20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083cm" svg:height="0.333cm" svg:x="2.697cm" svg:y="9.45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15cm" svg:height="0.562cm" svg:x="3.232cm" svg:y="9.239cm" svg:viewBox="0 0 516 563" svg:d="M516 283c0-158-116-283-259-283-139 0-257 125-257 283 0 161 120 280 257 280 143 0 259-123 259-280zM259 544c-74 0-180-69-180-271 0-201 115-254 178-254 69 0 179 55 179 254 0 206-107 271-177 271z">
            <text:p/>
          </draw:path>
          <draw:path draw:style-name="gr3" draw:text-style-name="P7" draw:layer="layout" svg:width="0.39cm" svg:height="0.342cm" svg:x="3.815cm" svg:y="9.4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4.503cm" svg:y="9.43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808cm" svg:y="9.26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604cm" svg:height="0.342cm" svg:x="5.022cm" svg:y="9.441cm" svg:viewBox="0 0 605 343" svg:d="M60 76v209c0 34-9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492cm" svg:x="5.663cm" svg:y="9.441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173cm" svg:height="0.538cm" svg:x="6.096cm" svg:y="9.24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8cm" svg:x="6.311cm" svg:y="9.26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88cm" svg:height="0.546cm" svg:x="6.522cm" svg:y="9.239cm" svg:viewBox="0 0 389 547" svg:d="M236 236c35 0 40 10 40 42v210c0 35-8 35-60 35v24c25-1 67-3 87-3 19 0 56 2 86 3v-24c-53 0-62 0-62-35v-286l-96 7c-13 2-15 2-15 2-1 2-3 2-14 2h-91v-88c0-77 67-107 114-107 23 0 51 7 67 24-32 2-37 23-37 37 0 25 21 35 35 35 18 0 36-12 36-35 0-46-43-79-101-79-72 0-163 39-163 125v88h-62v23h62v252c0 35-9 35-62 35v24c26-1 67-3 86-3 20 0 58 2 86 3v-24c-51 0-59 0-59-35v-252z">
            <text:p/>
          </draw:path>
          <draw:path draw:style-name="gr3" draw:text-style-name="P7" draw:layer="layout" svg:width="0.295cm" svg:height="0.356cm" svg:x="6.957cm" svg:y="9.438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9cm" svg:height="0.356cm" svg:x="7.307cm" svg:y="9.43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4cm" svg:height="0.485cm" svg:x="7.675cm" svg:y="9.307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166cm" svg:height="0.518cm" svg:x="7.986cm" svg:y="9.26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8.197cm" svg:y="9.43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8.586cm" svg:y="9.4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9.264cm" svg:y="9.30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8cm" svg:x="9.576cm" svg:y="9.24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0.002cm" svg:y="9.4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52cm" svg:height="0.529cm" svg:x="10.609cm" svg:y="9.256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3cm" svg:height="0.356cm" svg:x="11.193cm" svg:y="9.4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1.54cm" svg:y="9.4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11.968cm" svg:y="9.43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12.356cm" svg:y="9.441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13.002cm" svg:y="9.26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215cm" svg:y="9.4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13.654cm" svg:y="9.43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4.022cm" svg:y="9.30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4.33cm" svg:y="9.43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4.717cm" svg:y="9.44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55cm" svg:height="0.511cm" svg:x="15.276cm" svg:y="9.43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cm" svg:height="0.356cm" svg:x="15.664cm" svg:y="9.4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6cm" svg:y="9.30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16.567cm" svg:y="9.44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16.869cm" svg:y="9.4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7.218cm" svg:y="9.248cm" svg:viewBox="0 0 384 547" svg:d="M269 496v51l115-8v-25c-55 0-62-5-62-42v-472l-111 9v24c53 0 60 6 60 43v167c-23-27-56-48-99-48-91 0-172 76-172 176 0 99 76 176 165 176 50 0 85-26 104-51zM269 289v158c0 14 0 16-9 28-22 37-58 55-91 55-35 0-63-20-83-49-19-32-21-76-21-108 0-30 0-76 23-111 18-24 46-49 88-49 28 0 60 11 84 46 9 14 9 16 9 30z">
            <text:p/>
          </draw:path>
          <draw:path draw:style-name="gr3" draw:text-style-name="P7" draw:layer="layout" svg:width="0.39cm" svg:height="0.351cm" svg:x="17.645cm" svg:y="9.441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95cm" svg:height="0.356cm" svg:x="18.077cm" svg:y="9.43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18.415cm" svg:y="9.4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8.763cm" svg:y="9.248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242cm" svg:height="0.485cm" svg:x="19.439cm" svg:y="9.30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9.747cm" svg:y="9.43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091cm" svg:height="0.231cm" svg:x="20.178cm" svg:y="9.702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55cm" svg:height="0.351cm" svg:x="20.615cm" svg:y="9.441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38cm" svg:height="0.494cm" svg:x="21.011cm" svg:y="9.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21.306cm" svg:y="9.10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6cm" svg:height="0.516cm" svg:x="21.833cm" svg:y="9.26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286cm" svg:height="0.546cm" svg:x="22.6cm" svg:y="9.248cm" svg:viewBox="0 0 287 547" svg:d="M150 9c0-2 0-9-11-9-18 0-74 7-95 7-5 2-14 2-14 16 0 10 7 10 18 10 38 0 38 6 38 13 0 5-5 31-10 47l-64 254c-8 38-12 51-12 79 0 72 40 121 99 121 91 0 188-116 188-227 0-72-42-125-104-125-35 0-69 23-91 48zM76 301c5-16 5-18 12-26 39-51 72-62 93-62 28 0 50 23 50 72 0 46-27 136-41 166-25 51-62 79-91 79-27 0-53-21-53-78 0-15 0-30 14-79z">
            <text:p/>
          </draw:path>
          <draw:path draw:style-name="gr3" draw:text-style-name="P7" draw:layer="layout" svg:width="0.238cm" svg:height="0.494cm" svg:x="22.913cm" svg:y="9.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6cm" svg:height="0.516cm" svg:x="23.39cm" svg:y="9.26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02cm" svg:height="0.351cm" svg:x="24.152cm" svg:y="9.441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7" draw:layer="layout" svg:width="0.251cm" svg:height="0.546cm" svg:x="24.739cm" svg:y="9.239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4cm" svg:height="0.356cm" svg:x="24.971cm" svg:y="9.43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25.358cm" svg:y="9.44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25.663cm" svg:y="9.441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</draw:g>
        <draw:g xml:id="id274" draw:id="id274">
          <svg:title>TexMaths</svg:title>
          <svg:desc>22§display§\text {Also } \sin x = \frac{2t}{1 + t^2}\ \text { and }\ \cos x = \frac{ 1 - t^2 }{ 1 + t^2 }§svg§600§FALSE§</svg:desc>
          <draw:polygon draw:style-name="gr2" draw:text-style-name="P6" draw:layer="layout" svg:width="13.582cm" svg:height="1.682cm" svg:x="3.135cm" svg:y="7.146cm" svg:viewBox="0 0 13583 1683" draw:points="6792,1683 0,1683 0,0 13583,0 13583,1683">
            <text:p/>
          </draw:polygon>
          <draw:path draw:style-name="gr3" draw:text-style-name="P7" draw:layer="layout" svg:width="0.531cm" svg:height="0.555cm" svg:x="3.121cm" svg:y="7.716cm" svg:viewBox="0 0 532 556" svg:d="M283 16c-3-11-5-16-17-16-13 0-14 5-18 16l-162 463c-14 40-44 51-86 53v24c18-2 51-3 79-3 25 0 65 1 90 3v-24c-39 0-58-20-58-41 0-2 0-9 0-11l37-102h192l40 118c0 4 2 9 2 13 0 23-42 23-63 23v24c28-3 81-3 110-3 34 0 69 1 103 3v-24h-15c-45 0-58-6-65-32zM243 102l88 252h-174z">
            <text:p/>
          </draw:path>
          <draw:path draw:style-name="gr3" draw:text-style-name="P7" draw:layer="layout" svg:width="0.173cm" svg:height="0.538cm" svg:x="3.702cm" svg:y="7.73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54cm" svg:height="0.356cm" svg:x="3.916cm" svg:y="7.9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4.217cm" svg:y="7.92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4.995cm" svg:y="7.9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5.3cm" svg:y="7.75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5.515cm" svg:y="7.92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069cm" svg:y="7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6.746cm" svg:y="7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8.297cm" svg:y="7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38cm" svg:height="0.494cm" svg:x="8.663cm" svg:y="7.26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7.612cm" svg:y="8.061cm" svg:viewBox="0 0 1959 33" draw:points="980,33 0,33 0,0 1959,0 1959,33">
            <text:p/>
          </draw:polygon>
          <draw:path draw:style-name="gr3" draw:text-style-name="P7" draw:layer="layout" svg:width="0.256cm" svg:height="0.516cm" svg:x="7.681cm" svg:y="8.2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214cm" svg:y="8.3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8.962cm" svg:y="8.31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9.258cm" svg:y="8.2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49cm" svg:height="0.356cm" svg:x="10.212cm" svg:y="7.92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59cm" svg:y="7.92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1.021cm" svg:y="7.734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7" draw:layer="layout" svg:width="0.295cm" svg:height="0.356cm" svg:x="12.095cm" svg:y="7.924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2.435cm" svg:y="7.92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2.825cm" svg:y="7.9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3.255cm" svg:y="7.9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13.932cm" svg:y="7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4.867cm" svg:y="7.2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5.421cm" svg:y="7.538cm" svg:viewBox="0 0 473 33" svg:d="M447 33c12 0 26 0 26-17 0-16-14-16-26-16h-421c-12 0-26 0-26 16 0 17 14 17 26 17z">
            <text:p/>
          </draw:path>
          <draw:path draw:style-name="gr3" draw:text-style-name="P7" draw:layer="layout" svg:width="0.238cm" svg:height="0.494cm" svg:x="16.148cm" svg:y="7.264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7" draw:layer="layout" svg:width="0.24cm" svg:height="0.36cm" svg:x="16.444cm" svg:y="7.1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1.958cm" svg:height="0.032cm" svg:x="14.798cm" svg:y="8.061cm" svg:viewBox="0 0 1959 33" draw:points="980,33 0,33 0,0 1959,0 1959,33">
            <text:p/>
          </draw:polygon>
          <draw:path draw:style-name="gr3" draw:text-style-name="P7" draw:layer="layout" svg:width="0.256cm" svg:height="0.516cm" svg:x="14.867cm" svg:y="8.2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5.4cm" svg:y="8.3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6.148cm" svg:y="8.316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7" draw:layer="layout" svg:width="0.24cm" svg:height="0.36cm" svg:x="16.444cm" svg:y="8.2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276" draw:id="id276">
          <svg:title>TexMaths</svg:title>
          <svg:desc>22§display§\text {(3) : If the denominator of the integrand contains, } \sin 2x \text { or/and } \cos 2x §svg§600§FALSE§</svg:desc>
          <draw:polygon draw:style-name="gr2" draw:text-style-name="P6" draw:layer="layout" svg:width="24.225cm" svg:height="0.696cm" svg:x="1.423cm" svg:y="10.245cm" svg:viewBox="0 0 24226 697" draw:points="12113,697 0,697 0,0 24226,0 24226,697">
            <text:p/>
          </draw:polygon>
          <draw:path draw:style-name="gr3" draw:text-style-name="P7" draw:layer="layout" svg:width="0.18cm" svg:height="0.773cm" svg:x="1.46cm" svg:y="10.2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.717cm" svg:y="10.27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2.116cm" svg:y="10.2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83cm" svg:height="0.333cm" svg:x="2.697cm" svg:y="10.452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237cm" svg:height="0.528cm" svg:x="3.209cm" svg:y="10.257cm" svg:viewBox="0 0 238 529" svg:d="M153 60c0-27 4-35 65-35h20v-25c-27 2-88 2-118 2-32 0-92 0-120-2v25h21c62 0 63 8 63 35v410c0 28-1 35-63 35h-21v24c28-1 88-1 118-1 32 0 93 0 120 1v-24h-20c-61 0-65-7-65-35z">
            <text:p/>
          </draw:path>
          <draw:path draw:style-name="gr3" draw:text-style-name="P7" draw:layer="layout" svg:width="0.251cm" svg:height="0.546cm" svg:x="3.493cm" svg:y="10.241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4cm" svg:height="0.485cm" svg:x="3.977cm" svg:y="10.3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4.287cm" svg:y="10.2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4.714cm" svg:y="10.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5.32cm" svg:y="10.25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cm" svg:height="0.356cm" svg:x="5.744cm" svg:y="10.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6.091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6.518cm" svg:y="10.4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6.907cm" svg:y="10.443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7.553cm" svg:y="10.2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766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9cm" svg:height="0.356cm" svg:x="8.205cm" svg:y="10.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8.572cm" svg:y="10.3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8.88cm" svg:y="10.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9.268cm" svg:y="10.44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4cm" svg:height="0.356cm" svg:x="9.827cm" svg:y="10.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10.218cm" svg:y="10.241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2cm" svg:height="0.485cm" svg:x="10.702cm" svg:y="10.3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1.012cm" svg:y="10.2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1.44cm" svg:y="10.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66cm" svg:height="0.518cm" svg:x="12.043cm" svg:y="10.2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2.258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4cm" svg:height="0.485cm" svg:x="12.656cm" svg:y="10.3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cm" svg:height="0.356cm" svg:x="12.964cm" svg:y="10.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3.307cm" svg:y="10.43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261cm" svg:height="0.342cm" svg:x="13.694cm" svg:y="10.44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9cm" svg:height="0.356cm" svg:x="14.007cm" svg:y="10.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4.386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4.817cm" svg:y="10.25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295cm" svg:height="0.356cm" svg:x="15.505cm" svg:y="10.4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5.843cm" svg:y="10.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6.234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6.632cm" svg:y="10.3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6.95cm" svg:y="10.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66cm" svg:height="0.518cm" svg:x="17.33cm" svg:y="10.2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543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7.975cm" svg:y="10.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91cm" svg:height="0.231cm" svg:x="18.32cm" svg:y="10.704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54cm" svg:height="0.356cm" svg:x="18.881cm" svg:y="10.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9.186cm" svg:y="10.2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4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09cm" svg:height="0.516cm" svg:x="19.972cm" svg:y="10.2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86cm" svg:height="0.351cm" svg:x="20.342cm" svg:y="10.4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44cm" svg:height="0.356cm" svg:x="21.041cm" svg:y="10.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21.428cm" svg:y="10.44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773cm" svg:x="21.752cm" svg:y="10.206cm" svg:viewBox="0 0 301 774" svg:d="M297 30c4-11 4-12 4-14 0-9-7-16-16-16-10 0-14 7-16 16l-265 730c-4 9-4 12-4 14 0 7 7 14 16 14 10 0 14-7 16-14z">
            <text:p/>
          </draw:path>
          <draw:path draw:style-name="gr3" draw:text-style-name="P7" draw:layer="layout" svg:width="0.349cm" svg:height="0.356cm" svg:x="22.128cm" svg:y="10.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22.507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22.938cm" svg:y="10.25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295cm" svg:height="0.356cm" svg:x="23.755cm" svg:y="10.4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4.094cm" svg:y="10.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4.483cm" svg:y="10.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09cm" svg:height="0.516cm" svg:x="24.93cm" svg:y="10.2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25.302cm" svg:y="10.4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</draw:g>
        <draw:g xml:id="id277" draw:id="id277">
          <svg:title>TexMaths</svg:title>
          <svg:desc>22§display§\text {then put }\tan x = t \ \therefore \ x =  \tan^{-1}t , \ \text  { Diff}.\ w.\ r.\ t. \ x. \ \ dx = \frac{dt}{1 + t^2}§svg§600§FALSE§</svg:desc>
          <draw:polygon draw:style-name="gr2" draw:text-style-name="P6" draw:layer="layout" svg:width="21.802cm" svg:height="1.579cm" svg:x="3.246cm" svg:y="11.147cm" svg:viewBox="0 0 21803 1580" draw:points="10901,1580 0,1580 0,0 21803,0 21803,1580">
            <text:p/>
          </draw:polygon>
          <draw:path draw:style-name="gr3" draw:text-style-name="P7" draw:layer="layout" svg:width="0.244cm" svg:height="0.485cm" svg:x="3.221cm" svg:y="11.69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9cm" svg:height="0.538cm" svg:x="3.533cm" svg:y="11.63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3.958cm" svg:y="11.821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39cm" svg:height="0.342cm" svg:x="4.305cm" svg:y="11.82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492cm" svg:x="4.99cm" svg:y="11.826cm" svg:viewBox="0 0 384 493" svg:d="M113 51v-51l-113 9v24c55 0 60 4 60 39v363c0 35-7 35-60 35v23c26 0 67-2 86-2 21 0 62 2 88 2v-23c-51 0-60 0-60-35v-130-7c4 12 37 54 95 54 94 0 175-76 175-176 0-99-76-176-164-176-60 0-93 33-107 51zM114 255v-174c23-39 60-62 101-62 56 0 104 69 104 157 0 93-55 159-113 159-30 0-60-16-81-48-11-16-11-18-11-32z">
            <text:p/>
          </draw:path>
          <draw:path draw:style-name="gr3" draw:text-style-name="P7" draw:layer="layout" svg:width="0.39cm" svg:height="0.351cm" svg:x="5.423cm" svg:y="11.826cm" svg:viewBox="0 0 391 352" svg:d="M278 282v70l113-9v-24c-55 0-60-6-60-43v-276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242cm" svg:height="0.485cm" svg:x="5.842cm" svg:y="11.6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42cm" svg:height="0.485cm" svg:x="6.53cm" svg:y="11.6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6.848cm" svg:y="11.821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7.227cm" svg:y="11.82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7.783cm" svg:y="11.82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182cm" svg:x="8.46cm" svg:y="11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9.251cm" svg:y="11.68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469cm" svg:height="0.418cm" svg:x="10.007cm" svg:y="11.809cm" svg:viewBox="0 0 470 419" svg:d="M276 41c0-22-19-41-40-41-23 0-42 19-42 41s19 42 42 42c21 0 40-18 40-42zM470 377c0-21-18-41-41-41-22 0-40 20-40 41 0 23 18 42 40 42 23 0 41-19 41-42zM83 377c0-21-20-41-43-41-21 0-40 20-40 41 0 23 19 42 40 42 23 0 43-19 43-42z">
            <text:p/>
          </draw:path>
          <draw:path draw:style-name="gr3" draw:text-style-name="P7" draw:layer="layout" svg:width="0.386cm" svg:height="0.351cm" svg:x="10.995cm" svg:y="11.82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182cm" svg:x="11.672cm" svg:y="11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42cm" svg:height="0.485cm" svg:x="12.461cm" svg:y="11.6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2.779cm" svg:y="11.821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13.158cm" svg:y="11.82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3.621cm" svg:y="11.7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105cm" svg:y="11.4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38cm" svg:height="0.494cm" svg:x="14.539cm" svg:y="11.68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91cm" svg:height="0.231cm" svg:x="14.867cm" svg:y="12.087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52cm" svg:height="0.529cm" svg:x="15.687cm" svg:y="11.64cm" svg:viewBox="0 0 521 530" svg:d="M0 0v25h19c60 0 60 8 60 35v410c0 28 0 35-60 35h-19v25h283c131 0 238-114 238-261s-104-269-238-269zM185 505c-37 0-39-5-39-30v-420c0-25 2-30 39-30h77c48 0 102 16 141 72 33 46 41 113 41 172 0 87-15 132-43 171-16 21-60 65-139 65z">
            <text:p/>
          </draw:path>
          <draw:path draw:style-name="gr3" draw:text-style-name="P7" draw:layer="layout" svg:width="0.166cm" svg:height="0.518cm" svg:x="16.277cm" svg:y="11.65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465cm" svg:height="0.547cm" svg:x="16.486cm" svg:y="11.622cm" svg:viewBox="0 0 466 548" svg:d="M327 236h88v-23h-91v-90c0-70 37-105 72-105 4 0 14 0 26 5-8 3-22 12-22 32 0 17 12 33 33 33s33-16 33-33c0-29-26-55-70-55-46 0-81 30-84 33-23-29-66-33-87-33-74 0-163 41-163 125v88h-62v23h62v252c0 35-9 35-62 35v25c26-2 67-4 86-4 20 0 58 2 86 4v-25c-51 0-59 0-59-35v-252h163v252c0 35-8 35-61 35v25c30-2 67-4 88-4 31 0 68 0 98 4v-25h-16c-56 0-58-9-58-37zM111 213v-88c0-76 63-107 113-107 38 0 59 14 61 14v1c-14 0-30 11-30 32 0 5 2 25 23 32-2 10-2 17-2 26v90z">
            <text:p/>
          </draw:path>
          <draw:path draw:style-name="gr3" draw:text-style-name="P7" draw:layer="layout" svg:width="0.083cm" svg:height="0.084cm" svg:x="16.982cm" svg:y="12.087cm" svg:viewBox="0 0 84 85" svg:d="M84 42c0-23-19-42-42-42s-42 19-42 42 19 43 42 43 42-20 42-43z">
            <text:p/>
          </draw:path>
          <draw:path draw:style-name="gr3" draw:text-style-name="P7" draw:layer="layout" svg:width="0.513cm" svg:height="0.351cm" svg:x="17.412cm" svg:y="11.826cm" svg:viewBox="0 0 514 352" svg:d="M336 79c4-16 12-46 12-49 0-14-12-21-22-21-11 0-23 5-30 21-2 5-39 155-44 174-6 23-7 37-7 51 0 9 0 11 1 14-17 43-42 66-72 66-61 0-61-57-61-71 0-25 3-54 40-151 9-23 12-34 12-50 0-35-24-63-63-63-74 0-102 113-102 120s7 7 9 7c9 0 9 0 12-14 21-72 51-95 79-95 7 0 20 0 20 24 0 20-9 43-14 55-34 91-44 128-44 157 0 72 52 98 110 98 13 0 50 0 81-54 20 49 74 54 97 54 58 0 92-49 113-95 26-62 51-165 51-202 0-43-21-55-35-55-20 0-39 19-39 37 0 11 5 16 12 21 9 9 28 28 28 67 0 26-22 102-42 141-21 42-47 69-86 69-37 0-56-23-56-67 0-21 5-46 7-57z">
            <text:p/>
          </draw:path>
          <draw:path draw:style-name="gr3" draw:text-style-name="P7" draw:layer="layout" svg:width="0.083cm" svg:height="0.084cm" svg:x="18.029cm" svg:y="12.087cm" svg:viewBox="0 0 84 85" svg:d="M84 42c0-23-19-42-42-42s-42 19-42 42 19 43 42 43 42-20 42-43z">
            <text:p/>
          </draw:path>
          <draw:path draw:style-name="gr3" draw:text-style-name="P7" draw:layer="layout" svg:width="0.316cm" svg:height="0.351cm" svg:x="18.457cm" svg:y="11.826cm" svg:viewBox="0 0 317 352" svg:d="M46 298c-2 12-7 30-7 33 0 14 10 21 23 21 8 0 22-7 28-21 2-3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4cm" svg:x="18.83cm" svg:y="12.087cm" svg:viewBox="0 0 84 85" svg:d="M84 42c0-23-19-42-42-42s-42 19-42 42 19 43 42 43 42-20 42-43z">
            <text:p/>
          </draw:path>
          <draw:path draw:style-name="gr3" draw:text-style-name="P7" draw:layer="layout" svg:width="0.238cm" svg:height="0.494cm" svg:x="19.253cm" svg:y="11.68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83cm" svg:height="0.084cm" svg:x="19.582cm" svg:y="12.087cm" svg:viewBox="0 0 84 85" svg:d="M84 42c0-23-19-42-42-42s-42 19-42 42 19 43 42 43 42-20 42-43z">
            <text:p/>
          </draw:path>
          <draw:path draw:style-name="gr3" draw:text-style-name="P7" draw:layer="layout" svg:width="0.386cm" svg:height="0.351cm" svg:x="20.009cm" svg:y="11.82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083cm" svg:height="0.084cm" svg:x="20.495cm" svg:y="12.087cm" svg:viewBox="0 0 84 85" svg:d="M84 42c0-23-19-42-42-42s-42 19-42 42 19 43 42 43 42-20 42-43z">
            <text:p/>
          </draw:path>
          <draw:path draw:style-name="gr3" draw:text-style-name="P7" draw:layer="layout" svg:width="0.369cm" svg:height="0.547cm" svg:x="21.19cm" svg:y="11.631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21.585cm" svg:y="11.82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182cm" svg:x="22.262cm" svg:y="11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7cm" svg:x="23.797cm" svg:y="11.108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238cm" svg:height="0.494cm" svg:x="24.186cm" svg:y="11.161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olygon draw:style-name="gr3" draw:text-style-name="P7" draw:layer="layout" svg:width="1.958cm" svg:height="0.032cm" svg:x="23.128cm" svg:y="11.959cm" svg:viewBox="0 0 1959 33" draw:points="980,33 0,33 0,0 1959,0 1959,33">
            <text:p/>
          </draw:polygon>
          <draw:path draw:style-name="gr3" draw:text-style-name="P7" draw:layer="layout" svg:width="0.256cm" svg:height="0.517cm" svg:x="23.197cm" svg:y="12.18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23.728cm" svg:y="12.2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38cm" svg:height="0.494cm" svg:x="24.476cm" svg:y="12.21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24.772cm" svg:y="12.11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</draw:g>
        <draw:g xml:id="id278" draw:id="id278">
          <svg:title>TexMaths</svg:title>
          <svg:desc>22§display§\text {Also } \sin 2x = \frac{2t}{1 + t^2}\ \text { and }\ \cos 2x = \frac{ 1 - t^2 }{ 1 + t^2 }§svg§600§FALSE§</svg:desc>
          <draw:polygon draw:style-name="gr2" draw:text-style-name="P6" draw:layer="layout" svg:width="14.358cm" svg:height="1.682cm" svg:x="3.136cm" svg:y="12.446cm" svg:viewBox="0 0 14359 1683" draw:points="7179,1683 0,1683 0,0 14359,0 14359,1683">
            <text:p/>
          </draw:polygon>
          <draw:path draw:style-name="gr3" draw:text-style-name="P7" draw:layer="layout" svg:width="0.531cm" svg:height="0.555cm" svg:x="3.122cm" svg:y="13.016cm" svg:viewBox="0 0 532 556" svg:d="M283 16c-3-11-5-16-17-16-13 0-14 5-18 16l-162 463c-14 40-44 51-86 53v24c18-2 51-3 79-3 25 0 65 1 90 3v-24c-39 0-58-20-58-41 0-2 0-9 0-11l37-102h192l40 118c0 4 2 9 2 13 0 23-42 23-63 23v24c28-3 81-3 110-3 34 0 69 1 103 3v-24h-15c-45 0-58-6-65-32zM243 102l88 252h-174z">
            <text:p/>
          </draw:path>
          <draw:path draw:style-name="gr3" draw:text-style-name="P7" draw:layer="layout" svg:width="0.173cm" svg:height="0.538cm" svg:x="3.703cm" svg:y="13.03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54cm" svg:height="0.356cm" svg:x="3.918cm" svg:y="13.2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4.219cm" svg:y="13.22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4.997cm" svg:y="13.2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5.301cm" svg:y="13.05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5.516cm" svg:y="13.22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6cm" svg:x="6.088cm" svg:y="13.05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6cm" svg:height="0.351cm" svg:x="6.457cm" svg:y="13.2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7.135cm" svg:y="13.2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8.686cm" svg:y="12.5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238cm" svg:height="0.494cm" svg:x="9.052cm" svg:y="12.564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8.001cm" svg:y="13.361cm" svg:viewBox="0 0 1959 33" draw:points="980,33 0,33 0,0 1959,0 1959,33">
            <text:p/>
          </draw:polygon>
          <draw:path draw:style-name="gr3" draw:text-style-name="P7" draw:layer="layout" svg:width="0.256cm" svg:height="0.516cm" svg:x="8.07cm" svg:y="13.5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603cm" svg:y="13.6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9.351cm" svg:y="13.616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7" draw:layer="layout" svg:width="0.24cm" svg:height="0.36cm" svg:x="9.647cm" svg:y="13.5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49cm" svg:height="0.356cm" svg:x="10.599cm" svg:y="13.22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979cm" svg:y="13.22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1.41cm" svg:y="13.034cm" svg:viewBox="0 0 384 547" svg:d="M269 496v51l115-8v-25c-55 0-62-5-62-42v-472l-111 9v24c53 0 60 6 60 43v167c-23-27-56-48-99-48-91 0-172 76-172 176 0 99 76 176 165 176 50 0 85-26 104-51zM269 289v158c0 14 0 16-9 28-22 37-58 55-91 55-35 0-63-20-83-50-19-31-21-75-21-107 0-30 0-76 23-111 18-24 46-49 88-49 28 0 60 11 84 46 9 14 9 16 9 30z">
            <text:p/>
          </draw:path>
          <draw:path draw:style-name="gr3" draw:text-style-name="P7" draw:layer="layout" svg:width="0.295cm" svg:height="0.356cm" svg:x="12.484cm" svg:y="13.224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2.822cm" svg:y="13.22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3.213cm" svg:y="13.2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09cm" svg:height="0.516cm" svg:x="13.66cm" svg:y="13.05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4.031cm" svg:y="13.2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4.709cm" svg:y="13.2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5.643cm" svg:y="12.5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6.196cm" svg:y="12.838cm" svg:viewBox="0 0 473 33" svg:d="M447 33c12 0 26 0 26-17 0-16-14-16-26-16h-421c-12 0-26 0-26 16 0 17 14 17 26 17z">
            <text:p/>
          </draw:path>
          <draw:path draw:style-name="gr3" draw:text-style-name="P7" draw:layer="layout" svg:width="0.238cm" svg:height="0.494cm" svg:x="16.923cm" svg:y="12.56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7.219cm" svg:y="12.4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1.958cm" svg:height="0.032cm" svg:x="15.573cm" svg:y="13.361cm" svg:viewBox="0 0 1959 33" draw:points="980,33 0,33 0,0 1959,0 1959,33">
            <text:p/>
          </draw:polygon>
          <draw:path draw:style-name="gr3" draw:text-style-name="P7" draw:layer="layout" svg:width="0.256cm" svg:height="0.516cm" svg:x="15.643cm" svg:y="13.5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6.175cm" svg:y="13.6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6.923cm" svg:y="13.61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7.219cm" svg:y="13.5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279" draw:id="id279">
          <svg:title>TexMaths</svg:title>
          <svg:desc>22§display§\text {(4) : On simplification the Denominator get reduced to, } at^2 \pm bt \pm c \text { form}§svg§600§FALSE§</svg:desc>
          <draw:polygon draw:style-name="gr2" draw:text-style-name="P6" draw:layer="layout" svg:width="24.805cm" svg:height="0.795cm" svg:x="1.425cm" svg:y="14.345cm" svg:viewBox="0 0 24806 796" draw:points="12403,796 0,796 0,0 24806,0 24806,796">
            <text:p/>
          </draw:polygon>
          <draw:path draw:style-name="gr3" draw:text-style-name="P7" draw:layer="layout" svg:width="0.18cm" svg:height="0.773cm" svg:x="1.462cm" svg:y="14.40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1.708cm" svg:y="14.46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2.118cm" svg:y="14.40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083cm" svg:height="0.333cm" svg:x="2.699cm" svg:y="14.651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15cm" svg:height="0.562cm" svg:x="3.234cm" svg:y="14.44cm" svg:viewBox="0 0 516 563" svg:d="M516 283c0-158-116-283-259-283-139 0-257 125-257 283 0 161 120 280 257 280 143 0 259-123 259-280zM259 544c-74 0-180-69-180-271 0-201 115-254 178-254 69 0 179 55 179 254 0 206-107 271-177 271z">
            <text:p/>
          </draw:path>
          <draw:path draw:style-name="gr3" draw:text-style-name="P7" draw:layer="layout" svg:width="0.39cm" svg:height="0.342cm" svg:x="3.817cm" svg:y="14.64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4.505cm" svg:y="14.63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81cm" svg:y="14.4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604cm" svg:height="0.342cm" svg:x="5.024cm" svg:y="14.642cm" svg:viewBox="0 0 605 343" svg:d="M60 76v209c0 34-9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492cm" svg:x="5.665cm" svg:y="14.642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173cm" svg:height="0.538cm" svg:x="6.098cm" svg:y="14.44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8cm" svg:x="6.313cm" svg:y="14.4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88cm" svg:height="0.546cm" svg:x="6.524cm" svg:y="14.44cm" svg:viewBox="0 0 389 547" svg:d="M236 236c35 0 40 10 40 42v210c0 35-8 35-60 35v24c25-1 67-3 87-3 19 0 56 2 86 3v-24c-53 0-62 0-62-35v-286l-96 7c-13 2-15 2-15 2-1 2-3 2-14 2h-91v-88c0-77 67-107 114-107 23 0 51 7 67 24-32 2-37 23-37 37 0 25 21 35 35 35 18 0 36-12 36-35 0-46-43-79-101-79-72 0-163 39-163 125v88h-62v23h62v252c0 35-9 35-62 35v24c26-1 67-3 86-3 20 0 58 2 86 3v-24c-51 0-59 0-59-35v-252z">
            <text:p/>
          </draw:path>
          <draw:path draw:style-name="gr3" draw:text-style-name="P7" draw:layer="layout" svg:width="0.295cm" svg:height="0.356cm" svg:x="6.959cm" svg:y="14.639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9cm" svg:height="0.356cm" svg:x="7.309cm" svg:y="14.63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4cm" svg:height="0.485cm" svg:x="7.677cm" svg:y="14.50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166cm" svg:height="0.518cm" svg:x="7.988cm" svg:y="14.4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8.199cm" svg:y="14.63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8.588cm" svg:y="14.64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9.266cm" svg:y="14.50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8cm" svg:x="9.578cm" svg:y="14.44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0.004cm" svg:y="14.63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52cm" svg:height="0.529cm" svg:x="10.611cm" svg:y="14.457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3cm" svg:height="0.356cm" svg:x="11.195cm" svg:y="14.63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1.542cm" svg:y="14.64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11.97cm" svg:y="14.63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12.358cm" svg:y="14.642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13.004cm" svg:y="14.4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217cm" svg:y="14.64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13.656cm" svg:y="14.63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4.024cm" svg:y="14.50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4.332cm" svg:y="14.63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4.719cm" svg:y="14.64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55cm" svg:height="0.511cm" svg:x="15.278cm" svg:y="14.63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cm" svg:height="0.356cm" svg:x="15.666cm" svg:y="14.63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6.002cm" svg:y="14.50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16.569cm" svg:y="14.64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16.871cm" svg:y="14.63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7.22cm" svg:y="14.449cm" svg:viewBox="0 0 384 547" svg:d="M269 496v51l115-8v-25c-55 0-62-5-62-42v-472l-111 9v24c53 0 60 6 60 43v167c-23-27-56-48-99-48-91 0-172 76-172 176 0 99 76 176 165 176 50 0 85-26 104-51zM269 289v158c0 14 0 16-9 28-22 37-58 55-91 55-35 0-63-20-83-49-19-32-21-76-21-108 0-30 0-76 23-111 18-24 46-49 88-49 28 0 60 11 84 46 9 14 9 16 9 30z">
            <text:p/>
          </draw:path>
          <draw:path draw:style-name="gr3" draw:text-style-name="P7" draw:layer="layout" svg:width="0.39cm" svg:height="0.351cm" svg:x="17.647cm" svg:y="14.642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95cm" svg:height="0.356cm" svg:x="18.079cm" svg:y="14.63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18.417cm" svg:y="14.63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8.765cm" svg:y="14.449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242cm" svg:height="0.485cm" svg:x="19.441cm" svg:y="14.50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9.749cm" svg:y="14.63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091cm" svg:height="0.231cm" svg:x="20.18cm" svg:y="14.903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55cm" svg:height="0.351cm" svg:x="20.617cm" svg:y="14.642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38cm" svg:height="0.494cm" svg:x="21.013cm" svg:y="14.50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21.308cm" svg:y="14.3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6cm" svg:height="0.516cm" svg:x="21.835cm" svg:y="14.4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286cm" svg:height="0.546cm" svg:x="22.602cm" svg:y="14.449cm" svg:viewBox="0 0 287 547" svg:d="M150 9c0-2 0-9-11-9-18 0-74 7-95 7-5 2-14 2-14 16 0 10 7 10 18 10 38 0 38 6 38 13 0 5-5 31-10 47l-64 254c-8 38-12 51-12 79 0 72 40 121 99 121 91 0 188-116 188-227 0-72-42-125-104-125-35 0-69 23-91 48zM76 301c5-16 5-18 12-26 39-51 72-62 93-62 28 0 50 23 50 72 0 46-27 136-41 166-25 51-62 79-91 79-27 0-53-21-53-78 0-15 0-30 14-79z">
            <text:p/>
          </draw:path>
          <draw:path draw:style-name="gr3" draw:text-style-name="P7" draw:layer="layout" svg:width="0.238cm" svg:height="0.494cm" svg:x="22.915cm" svg:y="14.50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6cm" svg:height="0.516cm" svg:x="23.392cm" svg:y="14.4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02cm" svg:height="0.351cm" svg:x="24.154cm" svg:y="14.64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7" draw:layer="layout" svg:width="0.251cm" svg:height="0.546cm" svg:x="24.741cm" svg:y="14.44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4cm" svg:height="0.356cm" svg:x="24.973cm" svg:y="14.63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25.36cm" svg:y="14.64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25.665cm" svg:y="14.642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6" anim:sub-item="text" smil:attributeName="visibility" smil:to="visible"/>
                  <anim:animate smil:dur="0.5s" smil:fill="hold" smil:targetElement="id266" anim:sub-item="text" smil:attributeName="width" smil:values="width*0.05;width" smil:keyTimes="0;1"/>
                  <anim:animate smil:dur="0.5s" smil:fill="hold" smil:targetElement="id266" anim:sub-item="text" smil:attributeName="height" smil:values="height;height" smil:keyTimes="0;1"/>
                  <anim:animate smil:dur="0.5s" smil:fill="hold" smil:targetElement="id266" anim:sub-item="text" smil:attributeName="x" smil:values="x-.2;x" smil:keyTimes="0;1"/>
                  <anim:animate smil:dur="0.5s" smil:fill="hold" smil:targetElement="id266" anim:sub-item="text" smil:attributeName="y" smil:values="y;y" smil:keyTimes="0;1"/>
                  <anim:transitionFilter smil:dur="0.5s" smil:targetElement="id2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1+width/2;x" smil:keyTimes="0;1"/>
                  <anim:animate smil:dur="0.5s" smil:fill="hold" smil:targetElement="id267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1+width/2;x" smil:keyTimes="0;1"/>
                  <anim:animate smil:dur="0.5s" smil:fill="hold" smil:targetElement="id268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1+width/2;x" smil:keyTimes="0;1"/>
                  <anim:animate smil:dur="0.5s" smil:fill="hold" smil:targetElement="id269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1+width/2;x" smil:keyTimes="0;1"/>
                  <anim:animate smil:dur="0.5s" smil:fill="hold" smil:targetElement="id270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1+width/2;x" smil:keyTimes="0;1"/>
                  <anim:animate smil:dur="0.5s" smil:fill="hold" smil:targetElement="id27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2" smil:attributeName="visibility" smil:to="visible"/>
                  <anim:animate smil:dur="0.5s" smil:fill="hold" smil:targetElement="id272" smil:attributeName="width" smil:values="width*0.05;width" smil:keyTimes="0;1"/>
                  <anim:animate smil:dur="0.5s" smil:fill="hold" smil:targetElement="id272" smil:attributeName="height" smil:values="height;height" smil:keyTimes="0;1"/>
                  <anim:animate smil:dur="0.5s" smil:fill="hold" smil:targetElement="id272" smil:attributeName="x" smil:values="x-.2;x" smil:keyTimes="0;1"/>
                  <anim:animate smil:dur="0.5s" smil:fill="hold" smil:targetElement="id272" smil:attributeName="y" smil:values="y;y" smil:keyTimes="0;1"/>
                  <anim:transitionFilter smil:dur="0.5s" smil:targetElement="id2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3" smil:attributeName="visibility" smil:to="visible"/>
                  <anim:animate smil:dur="0.5s" smil:fill="hold" smil:targetElement="id273" smil:attributeName="width" smil:values="width*0.05;width" smil:keyTimes="0;1"/>
                  <anim:animate smil:dur="0.5s" smil:fill="hold" smil:targetElement="id273" smil:attributeName="height" smil:values="height;height" smil:keyTimes="0;1"/>
                  <anim:animate smil:dur="0.5s" smil:fill="hold" smil:targetElement="id273" smil:attributeName="x" smil:values="x-.2;x" smil:keyTimes="0;1"/>
                  <anim:animate smil:dur="0.5s" smil:fill="hold" smil:targetElement="id273" smil:attributeName="y" smil:values="y;y" smil:keyTimes="0;1"/>
                  <anim:transitionFilter smil:dur="0.5s" smil:targetElement="id27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4" smil:attributeName="visibility" smil:to="visible"/>
                  <anim:animate smil:dur="0.5s" smil:fill="hold" smil:targetElement="id274" smil:attributeName="width" smil:values="width*0.05;width" smil:keyTimes="0;1"/>
                  <anim:animate smil:dur="0.5s" smil:fill="hold" smil:targetElement="id274" smil:attributeName="height" smil:values="height;height" smil:keyTimes="0;1"/>
                  <anim:animate smil:dur="0.5s" smil:fill="hold" smil:targetElement="id274" smil:attributeName="x" smil:values="x-.2;x" smil:keyTimes="0;1"/>
                  <anim:animate smil:dur="0.5s" smil:fill="hold" smil:targetElement="id274" smil:attributeName="y" smil:values="y;y" smil:keyTimes="0;1"/>
                  <anim:transitionFilter smil:dur="0.5s" smil:targetElement="id2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5" smil:attributeName="visibility" smil:to="visible"/>
                  <anim:animate smil:dur="0.5s" smil:fill="hold" smil:targetElement="id275" smil:attributeName="width" smil:values="width*0.05;width" smil:keyTimes="0;1"/>
                  <anim:animate smil:dur="0.5s" smil:fill="hold" smil:targetElement="id275" smil:attributeName="height" smil:values="height;height" smil:keyTimes="0;1"/>
                  <anim:animate smil:dur="0.5s" smil:fill="hold" smil:targetElement="id275" smil:attributeName="x" smil:values="x-.2;x" smil:keyTimes="0;1"/>
                  <anim:animate smil:dur="0.5s" smil:fill="hold" smil:targetElement="id275" smil:attributeName="y" smil:values="y;y" smil:keyTimes="0;1"/>
                  <anim:transitionFilter smil:dur="0.5s" smil:targetElement="id2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6" smil:attributeName="visibility" smil:to="visible"/>
                  <anim:animate smil:dur="0.5s" smil:fill="hold" smil:targetElement="id276" smil:attributeName="width" smil:values="width*0.05;width" smil:keyTimes="0;1"/>
                  <anim:animate smil:dur="0.5s" smil:fill="hold" smil:targetElement="id276" smil:attributeName="height" smil:values="height;height" smil:keyTimes="0;1"/>
                  <anim:animate smil:dur="0.5s" smil:fill="hold" smil:targetElement="id276" smil:attributeName="x" smil:values="x-.2;x" smil:keyTimes="0;1"/>
                  <anim:animate smil:dur="0.5s" smil:fill="hold" smil:targetElement="id276" smil:attributeName="y" smil:values="y;y" smil:keyTimes="0;1"/>
                  <anim:transitionFilter smil:dur="0.5s" smil:targetElement="id27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7" smil:attributeName="visibility" smil:to="visible"/>
                  <anim:animate smil:dur="0.5s" smil:fill="hold" smil:targetElement="id277" smil:attributeName="width" smil:values="width*0.05;width" smil:keyTimes="0;1"/>
                  <anim:animate smil:dur="0.5s" smil:fill="hold" smil:targetElement="id277" smil:attributeName="height" smil:values="height;height" smil:keyTimes="0;1"/>
                  <anim:animate smil:dur="0.5s" smil:fill="hold" smil:targetElement="id277" smil:attributeName="x" smil:values="x-.2;x" smil:keyTimes="0;1"/>
                  <anim:animate smil:dur="0.5s" smil:fill="hold" smil:targetElement="id277" smil:attributeName="y" smil:values="y;y" smil:keyTimes="0;1"/>
                  <anim:transitionFilter smil:dur="0.5s" smil:targetElement="id27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8" smil:attributeName="visibility" smil:to="visible"/>
                  <anim:animate smil:dur="0.5s" smil:fill="hold" smil:targetElement="id278" smil:attributeName="width" smil:values="width*0.05;width" smil:keyTimes="0;1"/>
                  <anim:animate smil:dur="0.5s" smil:fill="hold" smil:targetElement="id278" smil:attributeName="height" smil:values="height;height" smil:keyTimes="0;1"/>
                  <anim:animate smil:dur="0.5s" smil:fill="hold" smil:targetElement="id278" smil:attributeName="x" smil:values="x-.2;x" smil:keyTimes="0;1"/>
                  <anim:animate smil:dur="0.5s" smil:fill="hold" smil:targetElement="id278" smil:attributeName="y" smil:values="y;y" smil:keyTimes="0;1"/>
                  <anim:transitionFilter smil:dur="0.5s" smil:targetElement="id2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9" smil:attributeName="visibility" smil:to="visible"/>
                  <anim:animate smil:dur="0.5s" smil:fill="hold" smil:targetElement="id279" smil:attributeName="width" smil:values="width*0.05;width" smil:keyTimes="0;1"/>
                  <anim:animate smil:dur="0.5s" smil:fill="hold" smil:targetElement="id279" smil:attributeName="height" smil:values="height;height" smil:keyTimes="0;1"/>
                  <anim:animate smil:dur="0.5s" smil:fill="hold" smil:targetElement="id279" smil:attributeName="x" smil:values="x-.2;x" smil:keyTimes="0;1"/>
                  <anim:animate smil:dur="0.5s" smil:fill="hold" smil:targetElement="id279" smil:attributeName="y" smil:values="y;y" smil:keyTimes="0;1"/>
                  <anim:transitionFilter smil:dur="0.5s" smil:targetElement="id27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0">
        <office:forms form:automatic-focus="false" form:apply-design-mode="false"/>
        <draw:frame presentation:style-name="pr7" draw:text-style-name="P11" draw:layer="layout" svg:width="25.199cm" svg:height="1.406cm" svg:x="1.438cm" svg:y="0.177cm" presentation:class="title" presentation:user-transformed="true">
          <draw:text-box>
            <text:p xml:id="id280" text:id="id280"><text:span text:style-name="T10"><text:s/></text:span><text:span text:style-name="T10">Examples </text:span></text:p>
          </draw:text-box>
        </draw:frame>
        <draw:frame presentation:style-name="pr9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281" draw:id="id281">
          <svg:title>TexMaths</svg:title>
          <svg:desc>28§display§\text {Evaluate the following. }§svg§600§FALSE§</svg:desc>
          <draw:polygon draw:style-name="gr2" draw:text-style-name="P6" draw:layer="layout" svg:width="9.701cm" svg:height="0.8cm" svg:x="1.036cm" svg:y="2.351cm" svg:viewBox="0 0 9702 801" draw:points="4850,801 0,801 0,0 9702,0 9702,801">
            <text:p/>
          </draw:polygon>
          <draw:path draw:style-name="gr3" draw:text-style-name="P7" draw:layer="layout" svg:width="0.611cm" svg:height="0.672cm" svg:x="1.018cm" svg:y="2.32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7" draw:layer="layout" svg:width="0.483cm" svg:height="0.437cm" svg:x="1.674cm" svg:y="2.57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7" draw:layer="layout" svg:width="0.445cm" svg:height="0.454cm" svg:x="2.163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221cm" svg:height="0.686cm" svg:x="2.647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96cm" svg:height="0.448cm" svg:x="2.918cm" svg:y="2.56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7" draw:layer="layout" svg:width="0.445cm" svg:height="0.454cm" svg:x="3.475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1cm" svg:height="0.618cm" svg:x="3.944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382cm" svg:height="0.454cm" svg:x="4.336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5.093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5.487cm" svg:y="2.31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6.031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9cm" svg:height="0.697cm" svg:x="6.802cm" svg:y="2.302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438cm" svg:height="0.454cm" svg:x="7.098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221cm" svg:height="0.686cm" svg:x="7.593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21cm" svg:height="0.686cm" svg:x="7.866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38cm" svg:height="0.454cm" svg:x="8.135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676cm" svg:height="0.437cm" svg:x="8.589cm" svg:y="2.571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7" draw:layer="layout" svg:width="0.212cm" svg:height="0.661cm" svg:x="9.315cm" svg:y="2.33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9.589cm" svg:y="2.56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10.131cm" svg:y="2.55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107cm" svg:height="0.107cm" svg:x="10.679cm" svg:y="2.892cm" svg:viewBox="0 0 108 108" svg:d="M108 54c0-29-25-54-54-54s-54 25-54 54 25 54 54 54 54-25 54-54z">
            <text:p/>
          </draw:path>
        </draw:g>
        <draw:g xml:id="id282" draw:id="id282">
          <svg:title>TexMaths</svg:title>
          <svg:desc>22§display§\text {(1)}§svg§600§FALSE§</svg:desc>
          <draw:polygon draw:style-name="gr2" draw:text-style-name="P6" draw:layer="layout" svg:width="0.834cm" svg:height="0.696cm" svg:x="1.02cm" svg:y="4.044cm" svg:viewBox="0 0 835 697" draw:points="418,697 0,697 0,0 835,0 835,697">
            <text:p/>
          </draw:polygon>
          <draw:path draw:style-name="gr3" draw:text-style-name="P7" draw:layer="layout" svg:width="0.181cm" svg:height="0.773cm" svg:x="1.057cm" svg:y="4.0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1.351cm" svg:y="4.07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1.714cm" svg:y="4.0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84" draw:id="id284">
          <svg:title>TexMaths</svg:title>
          <svg:desc>22§display§\text {(2)}§svg§600§FALSE§</svg:desc>
          <draw:polygon draw:style-name="gr2" draw:text-style-name="P6" draw:layer="layout" svg:width="0.834cm" svg:height="0.696cm" svg:x="9.421cm" svg:y="4.045cm" svg:viewBox="0 0 835 697" draw:points="418,697 0,697 0,0 835,0 835,697">
            <text:p/>
          </draw:polygon>
          <draw:path draw:style-name="gr3" draw:text-style-name="P7" draw:layer="layout" svg:width="0.181cm" svg:height="0.773cm" svg:x="9.458cm" svg:y="4.00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16cm" svg:x="9.722cm" svg:y="4.071cm" svg:viewBox="0 0 310 517" svg:d="M60 457l83-81c121-107 167-147 167-225 0-89-69-151-164-151-88 0-146 72-146 141 0 42 39 42 41 42 14 0 40-9 40-41 0-19-14-40-40-40-8 0-8 0-11 2 18-51 60-79 106-79 70 0 104 61 104 126 0 62-39 123-81 171l-150 165c-9 9-9 11-9 30h289l21-135h-19c-4 23-9 58-16 68-7 7-58 7-74 7z">
            <text:p/>
          </draw:path>
          <draw:path draw:style-name="gr3" draw:text-style-name="P7" draw:layer="layout" svg:width="0.181cm" svg:height="0.773cm" svg:x="10.115cm" svg:y="4.00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88" draw:id="id288">
          <svg:title>TexMaths</svg:title>
          <svg:desc>22§display§\text {(4)}§svg§600§FALSE§</svg:desc>
          <draw:polygon draw:style-name="gr2" draw:text-style-name="P6" draw:layer="layout" svg:width="0.834cm" svg:height="0.696cm" svg:x="1.023cm" svg:y="6.248cm" svg:viewBox="0 0 835 697" draw:points="418,697 0,697 0,0 835,0 835,697">
            <text:p/>
          </draw:polygon>
          <draw:path draw:style-name="gr3" draw:text-style-name="P7" draw:layer="layout" svg:width="0.181cm" svg:height="0.773cm" svg:x="1.06cm" svg:y="6.209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44cm" svg:height="0.523cm" svg:x="1.307cm" svg:y="6.265cm" svg:viewBox="0 0 345 524" svg:d="M206 398v66c0 29 0 37-58 37h-16v23c32-2 72-2 104-2 34 0 74 0 106 2v-23h-16c-58 0-60-8-60-37v-66h79v-25h-79v-354c0-14 0-19-12-19-7 0-9 0-14 9l-240 364v25zM212 373h-191l191-289z">
            <text:p/>
          </draw:path>
          <draw:path draw:style-name="gr3" draw:text-style-name="P7" draw:layer="layout" svg:width="0.181cm" svg:height="0.773cm" svg:x="1.717cm" svg:y="6.209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85" draw:id="id285">
          <svg:title>TexMaths</svg:title>
          <svg:desc>22§display§\int \frac{1}{ 4 - 5 \cos x }\ dx§svg§600§FALSE§</svg:desc>
          <draw:polygon draw:style-name="gr2" draw:text-style-name="P6" draw:layer="layout" svg:width="5.533cm" svg:height="1.642cm" svg:x="10.524cm" svg:y="3.644cm" svg:viewBox="0 0 5534 1643" draw:points="2767,1643 0,1643 0,0 5534,0 5534,1643">
            <text:p/>
          </draw:polygon>
          <draw:path draw:style-name="gr3" draw:text-style-name="P7" draw:layer="layout" svg:width="0.687cm" svg:height="1.719cm" svg:x="10.529cm" svg:y="3.60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3.083cm" svg:y="3.6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454cm" svg:height="0.032cm" svg:x="11.48cm" svg:y="4.448cm" svg:viewBox="0 0 3455 33" draw:points="1729,33 0,33 0,0 3455,0 3455,33">
            <text:p/>
          </draw:polygon>
          <draw:path draw:style-name="gr3" draw:text-style-name="P7" draw:layer="layout" svg:width="0.344cm" svg:height="0.524cm" svg:x="11.503cm" svg:y="4.66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473cm" svg:height="0.032cm" svg:x="12.103cm" svg:y="4.98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32cm" svg:x="12.851cm" svg:y="4.67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95cm" svg:height="0.356cm" svg:x="13.355cm" svg:y="4.843cm" svg:viewBox="0 0 296 357" svg:d="M65 180c0-127 63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692cm" svg:y="4.843cm" svg:viewBox="0 0 345 357" svg:d="M345 181c0-98-79-181-172-181-97 0-173 85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54cm" svg:height="0.356cm" svg:x="14.083cm" svg:y="4.84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4.515cm" svg:y="4.846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15.315cm" svg:y="4.121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5.71cm" svg:y="4.31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289" draw:id="id289">
          <svg:title>TexMaths</svg:title>
          <svg:desc>22§display§\int \frac{1}{4 \sin x +  3\cos x  +  13 }}\ dx§svg§600§FALSE§</svg:desc>
          <draw:polygon draw:style-name="gr2" draw:text-style-name="P6" draw:layer="layout" svg:width="8.899cm" svg:height="1.642cm" svg:x="2.125cm" svg:y="5.744cm" svg:viewBox="0 0 8900 1643" draw:points="4449,1643 0,1643 0,0 8900,0 8900,1643">
            <text:p/>
          </draw:polygon>
          <draw:path draw:style-name="gr3" draw:text-style-name="P7" draw:layer="layout" svg:width="0.687cm" svg:height="1.719cm" svg:x="2.13cm" svg:y="5.70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6.367cm" svg:y="5.7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21cm" svg:height="0.032cm" svg:x="3.081cm" svg:y="6.548cm" svg:viewBox="0 0 6822 33" draw:points="3411,33 0,33 0,0 6822,0 6822,33">
            <text:p/>
          </draw:polygon>
          <draw:path draw:style-name="gr3" draw:text-style-name="P7" draw:layer="layout" svg:width="0.344cm" svg:height="0.524cm" svg:x="3.104cm" svg:y="6.76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3.623cm" svg:y="6.94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3.927cm" svg:y="6.7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142cm" svg:y="6.94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4.698cm" svg:y="6.9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5.332cm" svg:y="6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6.094cm" svg:y="6.77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6.604cm" svg:y="6.943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6.942cm" svg:y="6.94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333cm" svg:y="6.94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7.764cm" svg:y="6.9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8.398cm" svg:y="6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9.197cm" svg:y="6.77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547cm" svg:y="6.774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0.283cm" svg:y="6.221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0.677cm" svg:y="6.4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283" draw:id="id283">
          <svg:title>TexMaths</svg:title>
          <svg:desc>22§display§\int \frac{1}{5 + 4 \cos x }\ dx§svg§600§FALSE§</svg:desc>
          <draw:polygon draw:style-name="gr2" draw:text-style-name="P6" draw:layer="layout" svg:width="5.533cm" svg:height="1.642cm" svg:x="2.226cm" svg:y="3.544cm" svg:viewBox="0 0 5534 1643" draw:points="2767,1643 0,1643 0,0 5534,0 5534,1643">
            <text:p/>
          </draw:polygon>
          <draw:path draw:style-name="gr3" draw:text-style-name="P7" draw:layer="layout" svg:width="0.687cm" svg:height="1.719cm" svg:x="2.231cm" svg:y="3.50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4.785cm" svg:y="3.5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454cm" svg:height="0.032cm" svg:x="3.182cm" svg:y="4.348cm" svg:viewBox="0 0 3455 33" draw:points="1729,33 0,33 0,0 3455,0 3455,33">
            <text:p/>
          </draw:polygon>
          <draw:path draw:style-name="gr3" draw:text-style-name="P7" draw:layer="layout" svg:width="0.309cm" svg:height="0.532cm" svg:x="3.221cm" svg:y="4.57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515cm" svg:height="0.517cm" svg:x="3.784cm" svg:y="4.6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4.535cm" svg:y="4.56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5cm" svg:height="0.356cm" svg:x="5.057cm" svg:y="4.743cm" svg:viewBox="0 0 296 357" svg:d="M65 180c0-127 63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5.394cm" svg:y="4.743cm" svg:viewBox="0 0 345 357" svg:d="M345 181c0-98-79-181-172-181-97 0-173 85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54cm" svg:height="0.356cm" svg:x="5.785cm" svg:y="4.74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6.217cm" svg:y="4.746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7.017cm" svg:y="4.021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7.412cm" svg:y="4.21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296" draw:id="id296">
          <svg:title>TexMaths</svg:title>
          <svg:desc>28§display§\text {Solutions :}§svg§600§FALSE§</svg:desc>
          <draw:polygon draw:style-name="gr2" draw:text-style-name="P6" draw:layer="layout" svg:width="4.36cm" svg:height="0.617cm" svg:x="1.02cm" svg:y="10.252cm" svg:viewBox="0 0 4361 618" draw:points="2182,618 0,618 0,0 4361,0 4361,618">
            <text:p/>
          </draw:polygon>
          <draw:path draw:style-name="gr3" draw:text-style-name="P7" draw:layer="layout" svg:width="0.438cm" svg:height="0.716cm" svg:x="1.027cm" svg:y="10.20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1.544cm" svg:y="10.4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041cm" svg:y="10.21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315cm" svg:y="10.46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2.848cm" svg:y="10.29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244cm" svg:y="10.23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3.513cm" svg:y="10.45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008cm" svg:y="10.46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4.557cm" svg:y="10.45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325cm" svg:y="10.472cm" svg:viewBox="0 0 108 426" svg:d="M108 52c0-27-25-52-54-52s-54 25-54 52c0 29 25 53 54 53s54-24 54-53zM108 374c0-29-25-51-54-51s-54 22-54 51 25 52 54 52 54-23 54-52z">
            <text:p/>
          </draw:path>
        </draw:g>
        <draw:g xml:id="id298" draw:id="id298">
          <svg:title>TexMaths</svg:title>
          <svg:desc>24§display§\text {Let,}§svg§600§FALSE§</svg:desc>
          <draw:polygon draw:style-name="gr2" draw:text-style-name="P6" draw:layer="layout" svg:width="1.318cm" svg:height="0.655cm" svg:x="3.24cm" svg:y="11.65cm" svg:viewBox="0 0 1319 656" draw:points="659,656 0,656 0,0 1319,0 1319,656">
            <text:p/>
          </draw:polygon>
          <draw:path draw:style-name="gr3" draw:text-style-name="P7" draw:layer="layout" svg:width="0.464cm" svg:height="0.577cm" svg:x="3.225cm" svg:y="11.6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9cm" svg:y="11.8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6cm" svg:y="11.6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cm" svg:y="12.0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99" draw:id="id299">
          <svg:title>TexMaths</svg:title>
          <svg:desc>24§display§\text {I}§svg§600§FALSE§</svg:desc>
          <draw:polygon draw:style-name="gr2" draw:text-style-name="P6" draw:layer="layout" svg:width="0.197cm" svg:height="0.493cm" svg:x="5.046cm" svg:y="11.65cm" svg:viewBox="0 0 198 494" draw:points="100,494 0,494 0,0 198,0 198,494">
            <text:p/>
          </draw:polygon>
          <draw:path draw:style-name="gr3" draw:text-style-name="P7" draw:layer="layout" svg:width="0.258cm" svg:height="0.577cm" svg:x="5.027cm" svg:y="11.6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00" draw:id="id300">
          <svg:title>TexMaths</svg:title>
          <svg:desc>22§display§= \int \frac{1}{5 + 4 \cos x }\ dx§svg§600§FALSE§</svg:desc>
          <draw:polygon draw:style-name="gr2" draw:text-style-name="P6" draw:layer="layout" svg:width="6.348cm" svg:height="1.642cm" svg:x="5.736cm" svg:y="11.058cm" svg:viewBox="0 0 6349 1643" draw:points="3175,1643 0,1643 0,0 6349,0 6349,1643">
            <text:p/>
          </draw:polygon>
          <draw:path draw:style-name="gr3" draw:text-style-name="P7" draw:layer="layout" svg:width="0.515cm" svg:height="0.182cm" svg:x="5.741cm" svg:y="11.7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6cm" svg:y="11.0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11cm" svg:y="11.0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454cm" svg:height="0.032cm" svg:x="7.508cm" svg:y="11.862cm" svg:viewBox="0 0 3455 33" draw:points="1728,33 0,33 0,0 3455,0 3455,33">
            <text:p/>
          </draw:polygon>
          <draw:path draw:style-name="gr3" draw:text-style-name="P7" draw:layer="layout" svg:width="0.309cm" svg:height="0.532cm" svg:x="7.547cm" svg:y="12.08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515cm" svg:height="0.517cm" svg:x="8.11cm" svg:y="12.1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8.862cm" svg:y="12.07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5cm" svg:height="0.356cm" svg:x="9.381cm" svg:y="12.257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721cm" svg:y="12.25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111cm" svg:y="12.2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0.543cm" svg:y="12.2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11.344cm" svg:y="11.53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1.738cm" svg:y="11.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297" draw:id="id297">
          <svg:title>TexMaths</svg:title>
          <svg:desc>24§display§\text {(1)}§svg§600§FALSE§</svg:desc>
          <draw:polygon draw:style-name="gr2" draw:text-style-name="P6" draw:layer="layout" svg:width="0.91cm" svg:height="0.759cm" svg:x="1.521cm" svg:y="11.648cm" svg:viewBox="0 0 911 760" draw:points="455,760 0,760 0,0 911,0 911,760">
            <text:p/>
          </draw:polygon>
          <draw:path draw:style-name="gr3" draw:text-style-name="P7" draw:layer="layout" svg:width="0.197cm" svg:height="0.844cm" svg:x="1.561cm" svg:y="11.60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8cm" svg:height="0.564cm" svg:x="1.882cm" svg:y="11.677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2.278cm" svg:y="11.6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93" draw:id="id293">
          <svg:title>TexMaths</svg:title>
          <svg:desc>22§display§\int \frac{ 1 }{ 2 + \cos 2x + \sin 2x } \ dx§svg§600§FALSE§</svg:desc>
          <draw:polygon draw:style-name="gr2" draw:text-style-name="P6" draw:layer="layout" svg:width="8.254cm" svg:height="1.642cm" svg:x="2.027cm" svg:y="7.945cm" svg:viewBox="0 0 8255 1643" draw:points="4127,1643 0,1643 0,0 8255,0 8255,1643">
            <text:p/>
          </draw:polygon>
          <draw:path draw:style-name="gr3" draw:text-style-name="P7" draw:layer="layout" svg:width="0.687cm" svg:height="1.719cm" svg:x="2.032cm" svg:y="7.90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5.946cm" svg:y="7.9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176cm" svg:height="0.032cm" svg:x="2.983cm" svg:y="8.749cm" svg:viewBox="0 0 6177 33" draw:points="3088,33 0,33 0,0 6177,0 6177,33">
            <text:p/>
          </draw:polygon>
          <draw:path draw:style-name="gr3" draw:text-style-name="P7" draw:layer="layout" svg:width="0.309cm" svg:height="0.517cm" svg:x="3.021cm" svg:y="8.97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515cm" svg:height="0.517cm" svg:x="3.584cm" svg:y="9.0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4.341cm" svg:y="9.144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4.679cm" svg:y="9.14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5.07cm" svg:y="9.14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09cm" svg:height="0.517cm" svg:x="5.517cm" svg:y="8.97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86cm" svg:height="0.351cm" svg:x="5.888cm" svg:y="9.1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6.522cm" svg:y="9.0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4cm" svg:height="0.356cm" svg:x="7.278cm" svg:y="9.14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583cm" svg:y="8.97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7.796cm" svg:y="9.147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7cm" svg:x="8.369cm" svg:y="8.97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86cm" svg:height="0.351cm" svg:x="8.739cm" svg:y="9.1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369cm" svg:height="0.547cm" svg:x="9.54cm" svg:y="8.422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9.934cm" svg:y="8.6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</draw:g>
        <draw:g xml:id="id292" draw:id="id292">
          <svg:title>TexMaths</svg:title>
          <svg:desc>22§display§\text {(6)}§svg§600§FALSE§</svg:desc>
          <draw:polygon draw:style-name="gr2" draw:text-style-name="P6" draw:layer="layout" svg:width="0.834cm" svg:height="0.696cm" svg:x="1.126cm" svg:y="8.448cm" svg:viewBox="0 0 835 697" draw:points="418,697 0,697 0,0 835,0 835,697">
            <text:p/>
          </draw:polygon>
          <draw:path draw:style-name="gr3" draw:text-style-name="P7" draw:layer="layout" svg:width="0.181cm" svg:height="0.773cm" svg:x="1.163cm" svg:y="8.409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1.42cm" svg:y="8.474cm" svg:viewBox="0 0 323 533" svg:d="M71 262v-19c0-196 96-224 135-224 20 0 51 6 69 32-12 0-42 0-42 33 0 25 17 37 35 37 12 0 35-7 35-37 0-47-33-84-99-84-98 0-204 100-204 271 0 207 90 262 162 262 87 0 161-72 161-174 0-99-69-174-156-174-52 0-81 40-96 77zM162 512c-49 0-72-48-76-58-14-37-14-99-14-113 0-60 25-139 95-139 13 0 48 0 73 50 14 28 14 68 14 105s0 76-14 104c-23 47-60 51-78 51z">
            <text:p/>
          </draw:path>
          <draw:path draw:style-name="gr3" draw:text-style-name="P7" draw:layer="layout" svg:width="0.181cm" svg:height="0.773cm" svg:x="1.82cm" svg:y="8.409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86" draw:id="id286">
          <svg:title>TexMaths</svg:title>
          <svg:desc>22§display§\text {(3)}§svg§600§FALSE§</svg:desc>
          <draw:polygon draw:style-name="gr2" draw:text-style-name="P6" draw:layer="layout" svg:width="0.834cm" svg:height="0.696cm" svg:x="17.521cm" svg:y="4.045cm" svg:viewBox="0 0 835 697" draw:points="418,697 0,697 0,0 835,0 835,697">
            <text:p/>
          </draw:polygon>
          <draw:path draw:style-name="gr3" draw:text-style-name="P7" draw:layer="layout" svg:width="0.181cm" svg:height="0.773cm" svg:x="17.558cm" svg:y="4.00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17.815cm" svg:y="4.071cm" svg:viewBox="0 0 323 533" svg:d="M194 243c63-20 107-74 107-136 0-63-67-107-142-107-78 0-138 46-138 106 0 24 18 40 39 40 25 0 40-18 40-40 0-39-37-39-47-39 23-37 74-48 102-48 32 0 76 18 76 87 0 10-2 54-23 89-23 37-49 39-69 41-5 0-24 1-30 1-7 0-12 2-12 9 0 9 5 9 19 9h34c63 0 93 53 93 128 0 106-54 129-88 129-33 0-92-14-120-60 28 5 51-12 51-42 0-28-19-44-42-44-19 0-44 12-44 46 0 70 72 121 157 121 95 0 166-70 166-150 0-63-50-123-129-140z">
            <text:p/>
          </draw:path>
          <draw:path draw:style-name="gr3" draw:text-style-name="P7" draw:layer="layout" svg:width="0.181cm" svg:height="0.773cm" svg:x="18.215cm" svg:y="4.00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87" draw:id="id287">
          <svg:title>TexMaths</svg:title>
          <svg:desc>22§display§\int \frac{1}{ 1 +  \cos \alpha \cos x }\ dx§svg§600§FALSE§</svg:desc>
          <draw:polygon draw:style-name="gr2" draw:text-style-name="P6" draw:layer="layout" svg:width="6.806cm" svg:height="1.642cm" svg:x="18.624cm" svg:y="3.644cm" svg:viewBox="0 0 6807 1643" draw:points="3404,1643 0,1643 0,0 6807,0 6807,1643">
            <text:p/>
          </draw:polygon>
          <draw:path draw:style-name="gr3" draw:text-style-name="P7" draw:layer="layout" svg:width="0.687cm" svg:height="1.719cm" svg:x="18.629cm" svg:y="3.60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1.82cm" svg:y="3.6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28cm" svg:height="0.032cm" svg:x="19.58cm" svg:y="4.448cm" svg:viewBox="0 0 4729 33" draw:points="2365,33 0,33 0,0 4729,0 4729,33">
            <text:p/>
          </draw:polygon>
          <draw:path draw:style-name="gr3" draw:text-style-name="P7" draw:layer="layout" svg:width="0.256cm" svg:height="0.517cm" svg:x="19.648cm" svg:y="4.67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20.182cm" svg:y="4.7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20.938cm" svg:y="4.84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21.276cm" svg:y="4.84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21.667cm" svg:y="4.84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35cm" svg:height="0.351cm" svg:x="22.107cm" svg:y="4.846cm" svg:viewBox="0 0 436 352" svg:d="M338 160c0-121-72-160-129-160-107 0-209 111-209 220 0 72 46 132 125 132 49 0 106-18 165-65 9 40 36 65 71 65 40 0 65-42 65-54 0-6-5-9-11-9-5 0-7 3-8 9-15 36-43 36-44 36-25 0-25-59-25-79 0-16 0-17 9-26 72-92 89-183 89-183 0-2-1-7-10-7-7 0-7 1-11 16-14 49-40 107-77 153zM287 266c-69 60-129 68-160 68-46 0-69-35-69-84 0-37 19-121 44-162 37-56 79-70 106-70 77 0 77 102 77 162 0 28 0 74 2 86z">
            <text:p/>
          </draw:path>
          <draw:path draw:style-name="gr3" draw:text-style-name="P7" draw:layer="layout" svg:width="0.295cm" svg:height="0.356cm" svg:x="22.728cm" svg:y="4.84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23.068cm" svg:y="4.843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3.458cm" svg:y="4.84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23.888cm" svg:y="4.8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369cm" svg:height="0.547cm" svg:x="24.689cm" svg:y="4.121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5.083cm" svg:y="4.3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 xml:id="id290" draw:id="id290">
          <svg:title>TexMaths</svg:title>
          <svg:desc>22§display§\text {(5)}§svg§600§FALSE§</svg:desc>
          <draw:polygon draw:style-name="gr2" draw:text-style-name="P6" draw:layer="layout" svg:width="0.834cm" svg:height="0.696cm" svg:x="11.924cm" svg:y="6.348cm" svg:viewBox="0 0 835 697" draw:points="418,697 0,697 0,0 835,0 835,697">
            <text:p/>
          </draw:polygon>
          <draw:path draw:style-name="gr3" draw:text-style-name="P7" draw:layer="layout" svg:width="0.181cm" svg:height="0.773cm" svg:x="11.961cm" svg:y="6.309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32cm" svg:x="12.225cm" svg:y="6.374cm" svg:viewBox="0 0 310 533" svg:d="M310 361c0-92-63-171-148-171-37 0-70 12-99 40v-151c16 5 43 11 67 11 96 0 150-71 150-81 0-5-2-9-7-9-2 0-3 0-7 2-16 7-53 23-106 23-31 0-67-6-104-21-5-4-7-4-8-4-7 0-7 7-7 19v229c0 14 0 21 10 21 5 0 7-2 9-7 9-12 39-54 100-54 41 0 60 35 67 49 13 30 14 60 14 98 0 27 0 74-19 106-18 30-48 51-83 51-56 0-100-41-114-86 1 0 5 0 14 0 24 0 39-20 39-37 0-20-15-39-39-39-13 0-39 5-39 42 0 65 53 141 141 141 90 0 169-74 169-172z">
            <text:p/>
          </draw:path>
          <draw:path draw:style-name="gr3" draw:text-style-name="P7" draw:layer="layout" svg:width="0.181cm" svg:height="0.773cm" svg:x="12.618cm" svg:y="6.309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91" draw:id="id291">
          <svg:title>TexMaths</svg:title>
          <svg:desc>22§display§\int \frac{1}{ 3 -  5 \sin 2x }\ dx§svg§600§FALSE§</svg:desc>
          <draw:polygon draw:style-name="gr2" draw:text-style-name="P6" draw:layer="layout" svg:width="5.833cm" svg:height="1.642cm" svg:x="13.225cm" svg:y="5.844cm" svg:viewBox="0 0 5834 1643" draw:points="2917,1643 0,1643 0,0 5834,0 5834,1643">
            <text:p/>
          </draw:polygon>
          <draw:path draw:style-name="gr3" draw:text-style-name="P7" draw:layer="layout" svg:width="0.687cm" svg:height="1.719cm" svg:x="13.23cm" svg:y="5.80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5.934cm" svg:y="5.81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755cm" svg:height="0.032cm" svg:x="14.181cm" svg:y="6.648cm" svg:viewBox="0 0 3756 33" draw:points="1878,33 0,33 0,0 3756,0 3756,33">
            <text:p/>
          </draw:polygon>
          <draw:path draw:style-name="gr3" draw:text-style-name="P7" draw:layer="layout" svg:width="0.321cm" svg:height="0.532cm" svg:x="14.214cm" svg:y="6.87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473cm" svg:height="0.032cm" svg:x="14.804cm" svg:y="7.18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32cm" svg:x="15.552cm" svg:y="6.87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54cm" svg:height="0.356cm" svg:x="16.054cm" svg:y="7.04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36cm" svg:y="6.8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573cm" svg:y="7.04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7cm" svg:x="17.145cm" svg:y="6.87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86cm" svg:height="0.351cm" svg:x="17.517cm" svg:y="7.04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7cm" svg:x="18.317cm" svg:y="6.321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8.712cm" svg:y="6.516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95" draw:id="id295">
          <svg:title>TexMaths</svg:title>
          <svg:desc>22§display§\int \frac{ 1 }{ 4\sin x + 3\cos x + 3} \ dx§svg§600§FALSE§</svg:desc>
          <draw:polygon draw:style-name="gr2" draw:text-style-name="P6" draw:layer="layout" svg:width="8.511cm" svg:height="1.642cm" svg:x="12.929cm" svg:y="8.045cm" svg:viewBox="0 0 8512 1643" draw:points="4257,1643 0,1643 0,0 8512,0 8512,1643">
            <text:p/>
          </draw:polygon>
          <draw:path draw:style-name="gr3" draw:text-style-name="P7" draw:layer="layout" svg:width="0.687cm" svg:height="1.719cm" svg:x="12.934cm" svg:y="8.00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6.977cm" svg:y="8.0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435cm" svg:height="0.032cm" svg:x="13.885cm" svg:y="8.849cm" svg:viewBox="0 0 6436 33" draw:points="3217,33 0,33 0,0 6436,0 6436,33">
            <text:p/>
          </draw:polygon>
          <draw:path draw:style-name="gr3" draw:text-style-name="P7" draw:layer="layout" svg:width="0.344cm" svg:height="0.524cm" svg:x="13.907cm" svg:y="9.066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14.427cm" svg:y="9.24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4.731cm" svg:y="9.07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4.946cm" svg:y="9.247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5.502cm" svg:y="9.2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16.135cm" svg:y="9.1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6.897cm" svg:y="9.07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17.408cm" svg:y="9.244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7.746cm" svg:y="9.24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8.136cm" svg:y="9.24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8.567cm" svg:y="9.2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19.201cm" svg:y="9.1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9.965cm" svg:y="9.07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20.7cm" svg:y="8.522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1.093cm" svg:y="8.7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294" draw:id="id294">
          <svg:title>TexMaths</svg:title>
          <svg:desc>22§display§\text {(7)}§svg§600§FALSE§</svg:desc>
          <draw:polygon draw:style-name="gr2" draw:text-style-name="P6" draw:layer="layout" svg:width="0.834cm" svg:height="0.696cm" svg:x="11.827cm" svg:y="8.448cm" svg:viewBox="0 0 835 697" draw:points="418,697 0,697 0,0 835,0 835,697">
            <text:p/>
          </draw:polygon>
          <draw:path draw:style-name="gr3" draw:text-style-name="P7" draw:layer="layout" svg:width="0.181cm" svg:height="0.773cm" svg:x="11.864cm" svg:y="8.409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32cm" svg:height="0.541cm" svg:x="12.132cm" svg:y="8.467cm" svg:viewBox="0 0 333 542" svg:d="M326 53c7-11 7-13 7-28h-188c-96 0-97-11-99-25h-20l-26 160h19c2-12 9-61 20-70 5-6 67-6 76-6h162c-9 13-71 97-88 124-69 103-96 211-96 290 0 9 0 44 36 44 37 0 37-35 37-44v-39c0-42 1-86 7-127 3-17 14-84 49-133z">
            <text:p/>
          </draw:path>
          <draw:path draw:style-name="gr3" draw:text-style-name="P7" draw:layer="layout" svg:width="0.181cm" svg:height="0.773cm" svg:x="12.521cm" svg:y="8.409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301" draw:id="id301">
          <svg:title>TexMaths</svg:title>
          <svg:desc>20§display§\left[\ \text {Put, } \tan \left( \frac{x}{2} \right) = t, \ \therefore \ x = 2 \tan^{-1}t§svg§600§FALSE§</svg:desc>
          <draw:polygon draw:style-name="gr2" draw:text-style-name="P6" draw:layer="layout" svg:width="11.29cm" svg:height="1.219cm" svg:x="15.528cm" svg:y="11.846cm" svg:viewBox="0 0 11291 1220" draw:points="5646,1220 0,1220 0,0 11291,0 11291,1220">
            <text:p/>
          </draw:polygon>
          <draw:polygon draw:style-name="gr3" draw:text-style-name="P7" draw:layer="layout" svg:width="0.161cm" svg:height="1.264cm" svg:x="15.651cm" svg:y="11.811cm" svg:viewBox="0 0 162 1265" draw:points="0,1265 162,1265 162,1233 34,1233 34,34 162,34 162,0 0,0">
            <text:p/>
          </draw:polygon>
          <draw:path draw:style-name="gr3" draw:text-style-name="P7" draw:layer="layout" svg:width="0.415cm" svg:height="0.48cm" svg:x="16.083cm" svg:y="12.139cm" svg:viewBox="0 0 416 481" svg:d="M136 259h118c85 0 162-58 162-128 0-69-70-131-166-131h-250v22h18c54 0 54 8 54 32v373c0 26 0 32-54 32h-18v22c24-1 77-1 104-1s80 0 104 1v-22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6.56cm" svg:y="12.308cm" svg:viewBox="0 0 355 320" svg:d="M253 256v64l102-8v-23c-49 0-54-4-54-38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cm" svg:height="0.44cm" svg:x="16.941cm" svg:y="12.187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082cm" svg:height="0.21cm" svg:x="17.262cm" svg:y="12.545cm" svg:viewBox="0 0 83 211" svg:d="M83 74c0-45-16-74-45-74-25 0-38 19-38 37 0 19 13 38 38 38 12 0 20-5 28-9l1-2c0 0 2 0 2 10 0 46-21 89-53 123-3 3-5 4-5 6 0 6 3 8 8 8 8 0 64-56 64-137z">
            <text:p/>
          </draw:path>
          <draw:path draw:style-name="gr3" draw:text-style-name="P7" draw:layer="layout" svg:width="0.22cm" svg:height="0.44cm" svg:x="17.762cm" svg:y="12.187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7cm" svg:height="0.324cm" svg:x="18.051cm" svg:y="12.30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18.395cm" svg:y="12.308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268cm" svg:height="1.264cm" svg:x="19.006cm" svg:y="11.811cm" svg:viewBox="0 0 269 1265" svg:d="M237 1258c1 0 8 7 8 7h16c1 0 8 0 8-7 0-3-2-4-3-6-26-26-64-64-108-141-76-136-104-310-104-478 0-312 88-495 213-620 2-2 2-5 2-7 0-6-5-6-13-6-10 0-11 0-18 6-67 58-142 156-192 304-30 93-46 205-46 322 0 168 30 356 141 519 19 27 46 56 46 56 7 10 16 21 23 26z">
            <text:p/>
          </draw:path>
          <draw:path draw:style-name="gr3" draw:text-style-name="P7" draw:layer="layout" svg:width="0.351cm" svg:height="0.319cm" svg:x="19.405cm" svg:y="11.83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olygon draw:style-name="gr3" draw:text-style-name="P7" draw:layer="layout" svg:width="0.402cm" svg:height="0.029cm" svg:x="19.384cm" svg:y="12.43cm" svg:viewBox="0 0 403 30" draw:points="202,30 0,30 0,0 403,0 403,30">
            <text:p/>
          </draw:polygon>
          <draw:path draw:style-name="gr3" draw:text-style-name="P7" draw:layer="layout" svg:width="0.281cm" svg:height="0.469cm" svg:x="19.445cm" svg:y="12.633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6 62-5 7-51 7-66 7z">
            <text:p/>
          </draw:path>
          <draw:path draw:style-name="gr3" draw:text-style-name="P7" draw:layer="layout" svg:width="0.268cm" svg:height="1.264cm" svg:x="19.896cm" svg:y="11.811cm" svg:viewBox="0 0 269 1265" svg:d="M269 632c0-202-48-416-187-574-10-12-36-39-53-53-5-5-7-5-16-5-7 0-13 0-13 6 0 4 3 7 5 8 24 24 62 63 105 141 77 134 104 309 104 477 0 305-84 492-211 620-1 2-3 5-3 6 0 7 6 7 13 7 9 0 11 0 17-5 68-58 143-155 192-304 31-96 47-211 47-324z">
            <text:p/>
          </draw:path>
          <draw:path draw:style-name="gr3" draw:text-style-name="P7" draw:layer="layout" svg:width="0.468cm" svg:height="0.165cm" svg:x="20.525cm" svg:y="12.36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8cm" svg:x="21.243cm" svg:y="12.179cm" svg:viewBox="0 0 218 449" svg:d="M130 160h67c13 0 21 0 21-14 0-8-8-8-21-8h-61c24-101 29-114 29-119 0-13-10-19-21-19-2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082cm" svg:height="0.21cm" svg:x="21.542cm" svg:y="12.545cm" svg:viewBox="0 0 83 211" svg:d="M83 74c0-47-17-74-45-74-24 0-38 18-38 37s14 38 38 38c8 0 18-3 24-9 4-2 4-2 5-2 0 0 2 0 2 10 0 52-26 95-50 118-8 8-8 9-8 11 0 6 3 8 8 8 8 0 64-54 64-137z">
            <text:p/>
          </draw:path>
          <draw:path draw:style-name="gr3" draw:text-style-name="P7" draw:layer="layout" svg:width="0.426cm" svg:height="0.38cm" svg:x="22.049cm" svg:y="12.292cm" svg:viewBox="0 0 427 381" svg:d="M251 37c0-19-17-37-37-37s-38 18-38 37c0 21 18 38 38 38s37-16 37-38zM427 342c0-19-16-37-37-37-20 0-38 18-38 37 0 21 18 39 38 39 21 0 37-18 37-39zM75 342c0-19-17-37-38-37-19 0-37 18-37 37 0 21 18 39 37 39 21 0 38-18 38-39z">
            <text:p/>
          </draw:path>
          <draw:path draw:style-name="gr3" draw:text-style-name="P7" draw:layer="layout" svg:width="0.351cm" svg:height="0.319cm" svg:x="22.947cm" svg:y="12.30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ath draw:style-name="gr3" draw:text-style-name="P7" draw:layer="layout" svg:width="0.468cm" svg:height="0.165cm" svg:x="23.563cm" svg:y="12.36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4.3cm" svg:y="12.152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22cm" svg:height="0.44cm" svg:x="24.747cm" svg:y="12.187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7cm" svg:height="0.324cm" svg:x="25.036cm" svg:y="12.30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25.38cm" svg:y="12.308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33cm" svg:height="0.025cm" svg:x="25.803cm" svg:y="12.193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6.241cm" svg:y="12.00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7cm" svg:height="0.448cm" svg:x="26.636cm" svg:y="12.179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</draw:g>
        <draw:g xml:id="id302" draw:id="id302">
          <svg:title>TexMaths</svg:title>
          <svg:desc>20§display§\left dx = \frac{2dt}{1+t^2} \text { and, } \cos x = \frac{1-t^2}{1+t^2}\ \right]§svg§600§FALSE§</svg:desc>
          <draw:polygon draw:style-name="gr2" draw:text-style-name="P6" draw:layer="layout" svg:width="10.272cm" svg:height="1.655cm" svg:x="16.234cm" svg:y="13.346cm" svg:viewBox="0 0 10273 1656" draw:points="5136,1656 0,1656 0,0 10273,0 10273,1656">
            <text:p/>
          </draw:polygon>
          <draw:path draw:style-name="gr3" draw:text-style-name="P7" draw:layer="layout" svg:width="0.335cm" svg:height="0.496cm" svg:x="16.228cm" svg:y="13.88cm" svg:viewBox="0 0 336 497" svg:d="M336 8c0-2 0-8-10-8-9 0-76 6-89 8-5 0-10 3-10 13 0 9 7 9 18 9 33 0 35 5 35 12l-3 14-42 166c-13-25-33-44-65-44-82 0-170 104-170 206 0 67 38 113 94 113 15 0 50-3 92-52 6 28 30 52 64 52 25 0 41-16 52-40 12-24 21-67 21-68 0-8-6-8-8-8-8 0-8 3-9 13-13 46-26 87-55 87-19 0-21-17-21-32 0-17 2-22 5-33zM189 405c-3 13-3 14-15 27-30 38-59 49-78 49-35 0-46-38-46-65 0-35 22-123 40-155 20-42 52-67 81-67 47 0 56 57 56 62 0 3-1 8-3 11z">
            <text:p/>
          </draw:path>
          <draw:path draw:style-name="gr3" draw:text-style-name="P7" draw:layer="layout" svg:width="0.351cm" svg:height="0.319cm" svg:x="16.585cm" svg:y="14.05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7.201cm" svg:y="14.11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18.428cm" svg:y="13.42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35cm" svg:height="0.496cm" svg:x="18.772cm" svg:y="13.405cm" svg:viewBox="0 0 336 497" svg:d="M336 8c0-2 0-8-10-8-9 0-76 6-89 8-5 0-10 3-10 13 0 9 7 9 18 9 33 0 35 5 35 12l-2 14-43 166c-13-25-33-44-65-44-82 0-170 104-170 206 0 67 38 113 94 113 15 0 50-3 92-52 6 28 30 52 64 52 25 0 41-16 52-40 12-24 21-67 21-68 0-8-6-8-8-8-8 0-8 3-9 13-13 46-26 87-55 87-19 0-21-17-21-32 0-17 2-22 5-33zM189 405c-3 13-3 14-15 27-30 38-59 49-78 49-35 0-46-38-46-65 0-35 22-123 40-155 20-42 52-67 81-67 47 0 56 57 56 62 0 3-1 8-3 11z">
            <text:p/>
          </draw:path>
          <draw:path draw:style-name="gr3" draw:text-style-name="P7" draw:layer="layout" svg:width="0.217cm" svg:height="0.448cm" svg:x="19.126cm" svg:y="13.453cm" svg:viewBox="0 0 218 449" svg:d="M130 160h67c13 0 21 0 21-14 0-8-8-8-21-8h-61c24-101 29-114 29-119 0-13-10-19-21-19-2 0-22 0-29 26l-27 112h-67c-15 0-21 0-21 12 0 10 6 10 19 10h63c-50 200-53 211-53 224 0 38 27 65 64 65 73 0 113-103 113-108 0-7-6-7-9-7-5 0-7 2-10 10-30 74-69 89-93 89-14 0-20-9-20-31 0-18 0-23 3-34z">
            <text:p/>
          </draw:path>
          <draw:polygon draw:style-name="gr3" draw:text-style-name="P7" draw:layer="layout" svg:width="1.78cm" svg:height="0.029cm" svg:x="17.988cm" svg:y="14.178cm" svg:viewBox="0 0 1781 30" draw:points="891,30 0,30 0,0 1781,0 1781,30">
            <text:p/>
          </draw:polygon>
          <draw:path draw:style-name="gr3" draw:text-style-name="P7" draw:layer="layout" svg:width="0.233cm" svg:height="0.469cm" svg:x="18.051cm" svg:y="14.38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8.535cm" svg:y="14.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8cm" svg:x="19.215cm" svg:y="14.41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19.484cm" svg:y="14.3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17cm" svg:height="0.324cm" svg:x="20.116cm" svg:y="14.05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20.46cm" svg:y="14.058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48cm" svg:height="0.496cm" svg:x="20.852cm" svg:y="13.88cm" svg:viewBox="0 0 349 497" svg:d="M245 451v46l104-8v-22c-50 0-56-5-56-38v-429l-101 8v22c48 0 54 5 54 39v152c-20-24-51-43-89-43-83 0-157 68-157 160 0 89 69 159 150 159 45 0 77-24 95-46zM245 262v144c0 13 0 15-8 26-21 33-53 49-83 49-32 0-58-17-76-44-17-29-19-69-19-98 0-27 2-69 21-101 16-22 42-44 80-44 26 0 54 9 77 41 8 13 8 15 8 27z">
            <text:p/>
          </draw:path>
          <draw:path draw:style-name="gr3" draw:text-style-name="P7" draw:layer="layout" svg:width="0.082cm" svg:height="0.21cm" svg:x="21.28cm" svg:y="14.293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68cm" svg:height="0.324cm" svg:x="21.79cm" svg:y="14.053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2.099cm" svg:y="14.05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22.454cm" svg:y="14.05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51cm" svg:height="0.319cm" svg:x="22.845cm" svg:y="14.05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3.461cm" svg:y="14.11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24.31cm" svg:y="13.42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4.814cm" svg:y="13.703cm" svg:viewBox="0 0 430 30" svg:d="M406 30c12 0 24 0 24-16 0-14-12-14-24-14h-382c-11 0-24 0-24 14 0 16 13 16 24 16z">
            <text:p/>
          </draw:path>
          <draw:path draw:style-name="gr3" draw:text-style-name="P7" draw:layer="layout" svg:width="0.217cm" svg:height="0.448cm" svg:x="25.475cm" svg:y="13.453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25.744cm" svg:y="13.3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78cm" svg:height="0.029cm" svg:x="24.248cm" svg:y="14.178cm" svg:viewBox="0 0 1781 30" draw:points="891,30 0,30 0,0 1781,0 1781,30">
            <text:p/>
          </draw:polygon>
          <draw:path draw:style-name="gr3" draw:text-style-name="P7" draw:layer="layout" svg:width="0.233cm" svg:height="0.469cm" svg:x="24.31cm" svg:y="14.38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4.795cm" svg:y="14.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8cm" svg:x="25.475cm" svg:y="14.41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25.744cm" svg:y="14.3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26.357cm" svg:y="13.349cm" svg:viewBox="0 0 187 1688" draw:points="147,1649 0,1649 0,1688 187,1688 187,0 0,0 0,38 147,38">
            <text:p/>
          </draw:polygon>
        </draw:g>
        <draw:g xml:id="id303" draw:id="id303">
          <svg:title>TexMaths</svg:title>
          <svg:desc>22§display§= \int \frac{1}{5 + 4 \left( \frac{1 - t^2}{1 + t^2} \right) }\ \frac{2dt}{1 + t^2}§svg§600§FALSE§</svg:desc>
          <draw:polygon draw:style-name="gr2" draw:text-style-name="P6" draw:layer="layout" svg:width="8.419cm" svg:height="2.289cm" svg:x="5.739cm" svg:y="13.16cm" svg:viewBox="0 0 8420 2290" draw:points="4210,2290 0,2290 0,0 8420,0 8420,2290">
            <text:p/>
          </draw:polygon>
          <draw:path draw:style-name="gr3" draw:text-style-name="P7" draw:layer="layout" svg:width="0.515cm" svg:height="0.182cm" svg:x="5.744cm" svg:y="13.8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59cm" svg:y="13.128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528cm" svg:y="13.14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285cm" svg:height="0.032cm" svg:x="7.511cm" svg:y="13.971cm" svg:viewBox="0 0 4286 33" draw:points="2142,33 0,33 0,0 4286,0 4286,33">
            <text:p/>
          </draw:polygon>
          <draw:path draw:style-name="gr3" draw:text-style-name="P7" draw:layer="layout" svg:width="0.309cm" svg:height="0.532cm" svg:x="7.55cm" svg:y="14.469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6 55 141 141 141 90 0 169-74 169-172z">
            <text:p/>
          </draw:path>
          <draw:path draw:style-name="gr3" draw:text-style-name="P7" draw:layer="layout" svg:width="0.515cm" svg:height="0.516cm" svg:x="8.113cm" svg:y="14.5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8.865cm" svg:y="14.462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5cm" svg:height="1.391cm" svg:x="9.498cm" svg:y="14.096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198cm" svg:height="0.36cm" svg:x="9.972cm" svg:y="14.32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0.28cm" svg:y="14.531cm" svg:viewBox="0 0 368 28" svg:d="M347 28c7 0 21 0 21-14s-12-14-21-14h-326c-9 0-21 0-21 14s12 14 21 14z">
            <text:p/>
          </draw:path>
          <draw:path draw:style-name="gr3" draw:text-style-name="P7" draw:layer="layout" svg:width="0.184cm" svg:height="0.344cm" svg:x="10.727cm" svg:y="14.342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73cm" svg:y="14.268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1.328cm" svg:height="0.032cm" svg:x="9.914cm" svg:y="14.775cm" svg:viewBox="0 0 1329 33" draw:points="664,33 0,33 0,0 1329,0 1329,33">
            <text:p/>
          </draw:polygon>
          <draw:path draw:style-name="gr3" draw:text-style-name="P7" draw:layer="layout" svg:width="0.198cm" svg:height="0.36cm" svg:x="9.977cm" svg:y="14.891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0.264cm" svg:y="14.91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723cm" svg:y="14.913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7cm" svg:y="14.839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5cm" svg:height="1.391cm" svg:x="11.361cm" svg:y="14.096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309cm" svg:height="0.516cm" svg:x="12.721cm" svg:y="13.14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3.099cm" svg:y="13.12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3.49cm" svg:y="13.174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2.237cm" svg:y="13.971cm" svg:viewBox="0 0 1959 33" draw:points="980,33 0,33 0,0 1959,0 1959,33">
            <text:p/>
          </draw:polygon>
          <draw:path draw:style-name="gr3" draw:text-style-name="P7" draw:layer="layout" svg:width="0.256cm" svg:height="0.516cm" svg:x="12.307cm" svg:y="14.1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839cm" svg:y="14.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587cm" svg:y="14.226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883cm" svg:y="14.128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80" anim:sub-item="text" smil:attributeName="visibility" smil:to="visible"/>
                  <anim:animate smil:begin="0s" smil:dur="0.5s" smil:fill="hold" smil:decelerate="0.5" smil:targetElement="id280" anim:sub-item="text" smil:attributeName="rotate" smil:values="-90;0" smil:keyTimes="0;1"/>
                  <anim:animate smil:begin="0s" smil:dur="0.5s" smil:fill="hold" smil:decelerate="0.5" smil:targetElement="id280" anim:sub-item="text" smil:attributeName="width" smil:values="width;width*.05" smil:keyTimes="0;1"/>
                  <anim:animate smil:begin="0.5s" smil:dur="0.5s" smil:fill="hold" smil:accelerate="0.5" smil:targetElement="id280" anim:sub-item="text" smil:attributeName="width" smil:values="width*.05;width" smil:keyTimes="0;1"/>
                  <anim:animate smil:dur="1s" smil:fill="hold" smil:targetElement="id280" anim:sub-item="text" smil:attributeName="height" smil:values="height;height" smil:keyTimes="0;1"/>
                  <anim:animate smil:begin="0s" smil:dur="0.5s" smil:fill="hold" smil:decelerate="0.5" smil:targetElement="id280" anim:sub-item="text" smil:attributeName="x" smil:values="x+.4;x" smil:keyTimes="0;1"/>
                  <anim:animate smil:begin="0s" smil:dur="0.5s" smil:fill="hold" smil:decelerate="0.5" smil:targetElement="id280" anim:sub-item="text" smil:attributeName="y" smil:values="y-.2;y+.1" smil:keyTimes="0;1"/>
                  <anim:animate smil:begin="0.5s" smil:dur="0.5s" smil:fill="hold" smil:accelerate="0.5" smil:targetElement="id280" anim:sub-item="text" smil:attributeName="y" smil:values="y+.1;y" smil:keyTimes="0;1"/>
                  <anim:transitionFilter smil:begin="0s" smil:dur="1s" smil:decelerate="0.5" smil:targetElement="id28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1" smil:attributeName="visibility" smil:to="visible"/>
                  <anim:animate smil:dur="0.5s" smil:fill="hold" smil:targetElement="id281" smil:attributeName="width" smil:values="width*0.05;width" smil:keyTimes="0;1"/>
                  <anim:animate smil:dur="0.5s" smil:fill="hold" smil:targetElement="id281" smil:attributeName="height" smil:values="height;height" smil:keyTimes="0;1"/>
                  <anim:animate smil:dur="0.5s" smil:fill="hold" smil:targetElement="id281" smil:attributeName="x" smil:values="x-.2;x" smil:keyTimes="0;1"/>
                  <anim:animate smil:dur="0.5s" smil:fill="hold" smil:targetElement="id281" smil:attributeName="y" smil:values="y;y" smil:keyTimes="0;1"/>
                  <anim:transitionFilter smil:dur="0.5s" smil:targetElement="id2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2" smil:attributeName="visibility" smil:to="visible"/>
                  <anim:animate smil:dur="0.5s" smil:fill="hold" smil:targetElement="id282" smil:attributeName="width" smil:values="width*0.05;width" smil:keyTimes="0;1"/>
                  <anim:animate smil:dur="0.5s" smil:fill="hold" smil:targetElement="id282" smil:attributeName="height" smil:values="height;height" smil:keyTimes="0;1"/>
                  <anim:animate smil:dur="0.5s" smil:fill="hold" smil:targetElement="id282" smil:attributeName="x" smil:values="x-.2;x" smil:keyTimes="0;1"/>
                  <anim:animate smil:dur="0.5s" smil:fill="hold" smil:targetElement="id282" smil:attributeName="y" smil:values="y;y" smil:keyTimes="0;1"/>
                  <anim:transitionFilter smil:dur="0.5s" smil:targetElement="id28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4" smil:attributeName="visibility" smil:to="visible"/>
                  <anim:animate smil:dur="0.5s" smil:fill="hold" smil:targetElement="id284" smil:attributeName="width" smil:values="width*0.05;width" smil:keyTimes="0;1"/>
                  <anim:animate smil:dur="0.5s" smil:fill="hold" smil:targetElement="id284" smil:attributeName="height" smil:values="height;height" smil:keyTimes="0;1"/>
                  <anim:animate smil:dur="0.5s" smil:fill="hold" smil:targetElement="id284" smil:attributeName="x" smil:values="x-.2;x" smil:keyTimes="0;1"/>
                  <anim:animate smil:dur="0.5s" smil:fill="hold" smil:targetElement="id284" smil:attributeName="y" smil:values="y;y" smil:keyTimes="0;1"/>
                  <anim:transitionFilter smil:dur="0.5s" smil:targetElement="id28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6" smil:attributeName="visibility" smil:to="visible"/>
                  <anim:animate smil:dur="0.5s" smil:fill="hold" smil:targetElement="id286" smil:attributeName="width" smil:values="width*0.05;width" smil:keyTimes="0;1"/>
                  <anim:animate smil:dur="0.5s" smil:fill="hold" smil:targetElement="id286" smil:attributeName="height" smil:values="height;height" smil:keyTimes="0;1"/>
                  <anim:animate smil:dur="0.5s" smil:fill="hold" smil:targetElement="id286" smil:attributeName="x" smil:values="x-.2;x" smil:keyTimes="0;1"/>
                  <anim:animate smil:dur="0.5s" smil:fill="hold" smil:targetElement="id286" smil:attributeName="y" smil:values="y;y" smil:keyTimes="0;1"/>
                  <anim:transitionFilter smil:dur="0.5s" smil:targetElement="id286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8" smil:attributeName="visibility" smil:to="visible"/>
                  <anim:animate smil:dur="0.5s" smil:fill="hold" smil:targetElement="id288" smil:attributeName="width" smil:values="width*0.05;width" smil:keyTimes="0;1"/>
                  <anim:animate smil:dur="0.5s" smil:fill="hold" smil:targetElement="id288" smil:attributeName="height" smil:values="height;height" smil:keyTimes="0;1"/>
                  <anim:animate smil:dur="0.5s" smil:fill="hold" smil:targetElement="id288" smil:attributeName="x" smil:values="x-.2;x" smil:keyTimes="0;1"/>
                  <anim:animate smil:dur="0.5s" smil:fill="hold" smil:targetElement="id288" smil:attributeName="y" smil:values="y;y" smil:keyTimes="0;1"/>
                  <anim:transitionFilter smil:dur="0.5s" smil:targetElement="id28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0" smil:attributeName="visibility" smil:to="visible"/>
                  <anim:animate smil:dur="0.5s" smil:fill="hold" smil:targetElement="id290" smil:attributeName="width" smil:values="width*0.05;width" smil:keyTimes="0;1"/>
                  <anim:animate smil:dur="0.5s" smil:fill="hold" smil:targetElement="id290" smil:attributeName="height" smil:values="height;height" smil:keyTimes="0;1"/>
                  <anim:animate smil:dur="0.5s" smil:fill="hold" smil:targetElement="id290" smil:attributeName="x" smil:values="x-.2;x" smil:keyTimes="0;1"/>
                  <anim:animate smil:dur="0.5s" smil:fill="hold" smil:targetElement="id290" smil:attributeName="y" smil:values="y;y" smil:keyTimes="0;1"/>
                  <anim:transitionFilter smil:dur="0.5s" smil:targetElement="id290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2" smil:attributeName="visibility" smil:to="visible"/>
                  <anim:animate smil:dur="0.5s" smil:fill="hold" smil:targetElement="id292" smil:attributeName="width" smil:values="width*0.05;width" smil:keyTimes="0;1"/>
                  <anim:animate smil:dur="0.5s" smil:fill="hold" smil:targetElement="id292" smil:attributeName="height" smil:values="height;height" smil:keyTimes="0;1"/>
                  <anim:animate smil:dur="0.5s" smil:fill="hold" smil:targetElement="id292" smil:attributeName="x" smil:values="x-.2;x" smil:keyTimes="0;1"/>
                  <anim:animate smil:dur="0.5s" smil:fill="hold" smil:targetElement="id292" smil:attributeName="y" smil:values="y;y" smil:keyTimes="0;1"/>
                  <anim:transitionFilter smil:dur="0.5s" smil:targetElement="id292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3" smil:attributeName="visibility" smil:to="visible"/>
                  <anim:animate smil:dur="0.5s" smil:fill="hold" smil:targetElement="id293" smil:attributeName="x" smil:values="x;x" smil:keyTimes="0;1"/>
                  <anim:animate smil:dur="0.5s" smil:fill="hold" smil:targetElement="id29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4" smil:attributeName="visibility" smil:to="visible"/>
                  <anim:animate smil:dur="0.5s" smil:fill="hold" smil:targetElement="id294" smil:attributeName="width" smil:values="width*0.05;width" smil:keyTimes="0;1"/>
                  <anim:animate smil:dur="0.5s" smil:fill="hold" smil:targetElement="id294" smil:attributeName="height" smil:values="height;height" smil:keyTimes="0;1"/>
                  <anim:animate smil:dur="0.5s" smil:fill="hold" smil:targetElement="id294" smil:attributeName="x" smil:values="x-.2;x" smil:keyTimes="0;1"/>
                  <anim:animate smil:dur="0.5s" smil:fill="hold" smil:targetElement="id294" smil:attributeName="y" smil:values="y;y" smil:keyTimes="0;1"/>
                  <anim:transitionFilter smil:dur="0.5s" smil:targetElement="id29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6" smil:attributeName="visibility" smil:to="visible"/>
                  <anim:animate smil:dur="0.5s" smil:fill="hold" smil:targetElement="id296" smil:attributeName="width" smil:values="width*0.05;width" smil:keyTimes="0;1"/>
                  <anim:animate smil:dur="0.5s" smil:fill="hold" smil:targetElement="id296" smil:attributeName="height" smil:values="height;height" smil:keyTimes="0;1"/>
                  <anim:animate smil:dur="0.5s" smil:fill="hold" smil:targetElement="id296" smil:attributeName="x" smil:values="x-.2;x" smil:keyTimes="0;1"/>
                  <anim:animate smil:dur="0.5s" smil:fill="hold" smil:targetElement="id296" smil:attributeName="y" smil:values="y;y" smil:keyTimes="0;1"/>
                  <anim:transitionFilter smil:dur="0.5s" smil:targetElement="id2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7" smil:attributeName="visibility" smil:to="visible"/>
                  <anim:animate smil:dur="0.5s" smil:fill="hold" smil:targetElement="id297" smil:attributeName="width" smil:values="width*0.05;width" smil:keyTimes="0;1"/>
                  <anim:animate smil:dur="0.5s" smil:fill="hold" smil:targetElement="id297" smil:attributeName="height" smil:values="height;height" smil:keyTimes="0;1"/>
                  <anim:animate smil:dur="0.5s" smil:fill="hold" smil:targetElement="id297" smil:attributeName="x" smil:values="x-.2;x" smil:keyTimes="0;1"/>
                  <anim:animate smil:dur="0.5s" smil:fill="hold" smil:targetElement="id297" smil:attributeName="y" smil:values="y;y" smil:keyTimes="0;1"/>
                  <anim:transitionFilter smil:dur="0.5s" smil:targetElement="id29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8" smil:attributeName="visibility" smil:to="visible"/>
                  <anim:animate smil:dur="0.5s" smil:fill="hold" smil:targetElement="id298" smil:attributeName="width" smil:values="width*0.05;width" smil:keyTimes="0;1"/>
                  <anim:animate smil:dur="0.5s" smil:fill="hold" smil:targetElement="id298" smil:attributeName="height" smil:values="height;height" smil:keyTimes="0;1"/>
                  <anim:animate smil:dur="0.5s" smil:fill="hold" smil:targetElement="id298" smil:attributeName="x" smil:values="x-.2;x" smil:keyTimes="0;1"/>
                  <anim:animate smil:dur="0.5s" smil:fill="hold" smil:targetElement="id298" smil:attributeName="y" smil:values="y;y" smil:keyTimes="0;1"/>
                  <anim:transitionFilter smil:dur="0.5s" smil:targetElement="id29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9" smil:attributeName="visibility" smil:to="visible"/>
                  <anim:animate smil:dur="0.5s" smil:fill="hold" smil:targetElement="id299" smil:attributeName="width" smil:values="width*0.05;width" smil:keyTimes="0;1"/>
                  <anim:animate smil:dur="0.5s" smil:fill="hold" smil:targetElement="id299" smil:attributeName="height" smil:values="height;height" smil:keyTimes="0;1"/>
                  <anim:animate smil:dur="0.5s" smil:fill="hold" smil:targetElement="id299" smil:attributeName="x" smil:values="x-.2;x" smil:keyTimes="0;1"/>
                  <anim:animate smil:dur="0.5s" smil:fill="hold" smil:targetElement="id299" smil:attributeName="y" smil:values="y;y" smil:keyTimes="0;1"/>
                  <anim:transitionFilter smil:dur="0.5s" smil:targetElement="id29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1+width/2;x" smil:keyTimes="0;1"/>
                  <anim:animate smil:dur="0.5s" smil:fill="hold" smil:targetElement="id30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1+width/2;x" smil:keyTimes="0;1"/>
                  <anim:animate smil:dur="0.5s" smil:fill="hold" smil:targetElement="id30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04" draw:id="id304">
          <svg:title>TexMaths</svg:title>
          <svg:desc>24§display§\text {I}§svg§600§FALSE§</svg:desc>
          <draw:polygon draw:style-name="gr2" draw:text-style-name="P6" draw:layer="layout" svg:width="0.197cm" svg:height="0.493cm" svg:x="4.946cm" svg:y="1.446cm" svg:viewBox="0 0 198 494" draw:points="100,494 0,494 0,0 198,0 198,494">
            <text:p/>
          </draw:polygon>
          <draw:path draw:style-name="gr3" draw:text-style-name="P7" draw:layer="layout" svg:width="0.258cm" svg:height="0.577cm" svg:x="4.927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05" draw:id="id305">
          <svg:title>TexMaths</svg:title>
          <svg:desc>22§display§= \int \frac{1}{ \frac{5 + 5t^2 + 4 - 4t^2}{1 + t^2}  }\ \frac{2dt}{1 + t^2}§svg§600§FALSE§</svg:desc>
          <draw:polygon draw:style-name="gr2" draw:text-style-name="P6" draw:layer="layout" svg:width="8.056cm" svg:height="1.937cm" svg:x="5.644cm" svg:y="0.868cm" svg:viewBox="0 0 8057 1938" draw:points="4029,1938 0,1938 0,0 8057,0 8057,1938">
            <text:p/>
          </draw:polygon>
          <draw:path draw:style-name="gr3" draw:text-style-name="P7" draw:layer="layout" svg:width="0.515cm" svg:height="0.182cm" svg:x="5.649cm" svg:y="1.6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4cm" svg:y="0.836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252cm" svg:y="0.8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922cm" svg:height="0.032cm" svg:x="7.416cm" svg:y="1.679cm" svg:viewBox="0 0 3923 33" draw:points="1962,33 0,33 0,0 3923,0 3923,33">
            <text:p/>
          </draw:polygon>
          <draw:path draw:style-name="gr3" draw:text-style-name="P7" draw:layer="layout" svg:width="0.24cm" svg:height="0.37cm" svg:x="7.543cm" svg:y="1.848cm" svg:viewBox="0 0 241 371" svg:d="M49 58c28 7 46 7 55 7 70 0 114-49 114-58 0-5-5-7-7-7s-2 0-5 2c-12 5-41 16-81 16-16 0-44-2-81-14-5-4-5-4-7-4-7 0-7 5-7 14v160c0 11 0 16 9 16 5 0 5 0 10-7 25-30 58-33 78-33 31 0 47 24 49 30 11 17 12 38 12 70 0 16 0 47-16 72-14 19-36 32-63 32-35 0-72-20-86-55 21 2 32-12 32-26 0-23-20-28-27-28-2 0-28 0-28 30 0 49 44 96 111 96 69 0 130-51 130-119 0-62-47-118-114-118-25 0-53 5-78 26z">
            <text:p/>
          </draw:path>
          <draw:path draw:style-name="gr3" draw:text-style-name="P7" draw:layer="layout" svg:width="0.399cm" svg:height="0.4cm" svg:x="7.855cm" svg:y="1.873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7cm" svg:x="8.326cm" svg:y="1.848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184cm" svg:height="0.344cm" svg:x="8.624cm" svg:y="1.86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8.868cm" svg:y="1.795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99cm" svg:height="0.4cm" svg:x="9.173cm" svg:y="1.873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67cm" svg:height="0.365cm" svg:x="9.632cm" svg:y="1.84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67cm" svg:height="0.027cm" svg:x="9.977cm" svg:y="2.059cm" svg:viewBox="0 0 368 28" svg:d="M347 28c7 0 21 0 21-14s-12-14-21-14h-326c-9 0-21 0-21 14s12 14 21 14z">
            <text:p/>
          </draw:path>
          <draw:path draw:style-name="gr3" draw:text-style-name="P7" draw:layer="layout" svg:width="0.267cm" svg:height="0.365cm" svg:x="10.422cm" svg:y="1.84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184cm" svg:height="0.344cm" svg:x="10.732cm" svg:y="1.86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79cm" svg:y="1.795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3.737cm" svg:height="0.032cm" svg:x="7.51cm" svg:y="2.304cm" svg:viewBox="0 0 3738 33" draw:points="1869,33 0,33 0,0 3738,0 3738,33">
            <text:p/>
          </draw:polygon>
          <draw:path draw:style-name="gr3" draw:text-style-name="P7" draw:layer="layout" svg:width="0.198cm" svg:height="0.36cm" svg:x="8.777cm" svg:y="2.41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9.064cm" svg:y="2.443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9.523cm" svg:y="2.43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9.769cm" svg:y="2.36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09cm" svg:height="0.516cm" svg:x="12.265cm" svg:y="0.8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2.644cm" svg:y="0.82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3.032cm" svg:y="0.88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1.781cm" svg:y="1.679cm" svg:viewBox="0 0 1959 33" draw:points="980,33 0,33 0,0 1959,0 1959,33">
            <text:p/>
          </draw:polygon>
          <draw:path draw:style-name="gr3" draw:text-style-name="P7" draw:layer="layout" svg:width="0.256cm" svg:height="0.516cm" svg:x="11.85cm" svg:y="1.90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383cm" svg:y="1.9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131cm" svg:y="1.934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427cm" svg:y="1.83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06" draw:id="id306">
          <svg:title>TexMaths</svg:title>
          <svg:desc>22§display§= 2\int \frac{1}{ t^2 + 9 } \ dt§svg§600§FALSE§</svg:desc>
          <draw:polygon draw:style-name="gr2" draw:text-style-name="P6" draw:layer="layout" svg:width="5.216cm" svg:height="1.642cm" svg:x="5.644cm" svg:y="3.369cm" svg:viewBox="0 0 5217 1643" draw:points="2609,1643 0,1643 0,0 5217,0 5217,1643">
            <text:p/>
          </draw:polygon>
          <draw:path draw:style-name="gr3" draw:text-style-name="P7" draw:layer="layout" svg:width="0.515cm" svg:height="0.182cm" svg:x="5.649cm" svg:y="4.0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461cm" svg:y="3.86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687cm" svg:height="1.719cm" svg:x="6.98cm" svg:y="3.33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786cm" svg:y="3.3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.958cm" svg:height="0.032cm" svg:x="7.932cm" svg:y="4.173cm" svg:viewBox="0 0 1959 33" draw:points="980,33 0,33 0,0 1959,0 1959,33">
            <text:p/>
          </draw:polygon>
          <draw:path draw:style-name="gr3" draw:text-style-name="P7" draw:layer="layout" svg:width="0.238cm" svg:height="0.494cm" svg:x="7.95cm" svg:y="4.429cm" svg:viewBox="0 0 239 495" svg:d="M143 176h74c14 0 22 0 22-16 0-9-8-9-22-9h-67c26-111 31-125 31-130 0-14-10-21-23-21-3 0-24 0-31 28l-30 123h-74c-16 0-23 0-23 14 0 11 7 11 21 11h69c-57 220-58 232-58 247 0 42 30 72 70 72 81 0 125-115 125-120 0-7-7-7-10-7-6 0-8 2-11 11-33 80-76 98-102 98-16 0-23-10-23-35 0-19 0-25 3-37z">
            <text:p/>
          </draw:path>
          <draw:path draw:style-name="gr3" draw:text-style-name="P7" draw:layer="layout" svg:width="0.24cm" svg:height="0.36cm" svg:x="8.246cm" svg:y="4.3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774cm" svg:y="4.4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536cm" svg:y="4.399cm" svg:viewBox="0 0 322 533" svg:d="M253 269v25c0 183-80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10.272cm" svg:y="3.846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0.661cm" svg:y="3.899cm" svg:viewBox="0 0 239 495" svg:d="M143 176h74c14 0 22 0 22-16 0-9-8-9-22-9h-67c26-111 31-125 31-130 0-14-10-21-23-21-1 0-24 0-31 28l-30 123h-74c-16 0-23 0-23 14 0 11 7 11 21 11h69c-55 220-58 232-58 247 0 42 30 72 70 72 81 0 125-115 125-120 0-7-7-7-10-7-6 0-8 2-11 11-33 80-76 98-102 98-16 0-23-10-23-35 0-19 2-25 3-37z">
            <text:p/>
          </draw:path>
        </draw:g>
        <draw:g xml:id="id307" draw:id="id307">
          <svg:title>TexMaths</svg:title>
          <svg:desc>22§display§= 2\int \frac{1}{ t^2 + (3)^2 } \ dt§svg§600§FALSE§</svg:desc>
          <draw:polygon draw:style-name="gr2" draw:text-style-name="P6" draw:layer="layout" svg:width="6.164cm" svg:height="1.7cm" svg:x="11.344cm" svg:y="3.37cm" svg:viewBox="0 0 6165 1701" draw:points="3082,1701 0,1701 0,0 6165,0 6165,1701">
            <text:p/>
          </draw:polygon>
          <draw:path draw:style-name="gr3" draw:text-style-name="P7" draw:layer="layout" svg:width="0.515cm" svg:height="0.182cm" svg:x="11.349cm" svg:y="4.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2.161cm" svg:y="3.86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2.68cm" svg:y="3.33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4.961cm" svg:y="3.34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907cm" svg:height="0.032cm" svg:x="13.632cm" svg:y="4.174cm" svg:viewBox="0 0 2908 33" draw:points="1454,33 0,33 0,0 2908,0 2908,33">
            <text:p/>
          </draw:polygon>
          <draw:path draw:style-name="gr3" draw:text-style-name="P7" draw:layer="layout" svg:width="0.238cm" svg:height="0.494cm" svg:x="13.65cm" svg:y="4.42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13.945cm" svg:y="4.3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4.473cm" svg:y="4.46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5.279cm" svg:y="4.33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5.536cm" svg:y="4.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5.934cm" svg:y="4.33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6.224cm" svg:y="4.3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6.92cm" svg:y="3.84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17.309cm" svg:y="3.9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308" draw:id="id308">
          <svg:title>TexMaths</svg:title>
          <svg:desc>22§display§= 2\times \frac{1}{ 3 } \tan^{-1} \left( \frac{t}{3} \right) \ + \ c§svg§600§FALSE§</svg:desc>
          <draw:polygon draw:style-name="gr2" draw:text-style-name="P6" draw:layer="layout" svg:width="8.351cm" svg:height="1.779cm" svg:x="5.645cm" svg:y="5.67cm" svg:viewBox="0 0 8352 1780" draw:points="4176,1780 0,1780 0,0 8352,0 8352,1780">
            <text:p/>
          </draw:polygon>
          <draw:path draw:style-name="gr3" draw:text-style-name="P7" draw:layer="layout" svg:width="0.515cm" svg:height="0.182cm" svg:x="5.65cm" svg:y="6.4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6.462cm" svg:y="6.23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74cm" svg:height="0.374cm" svg:x="7.095cm" svg:y="6.372cm" svg:viewBox="0 0 375 375" svg:d="M188 165l-155-154c-10-9-12-11-17-11-9 0-16 7-16 16 0 5 2 7 11 16l154 155-154 156c-9 9-11 11-11 16 0 9 7 16 16 16 5 0 7-2 17-11l154-155 161 161c2 1 7 5 11 5 11 0 16-7 16-16 0-2 0-5-2-9-2-1-125-123-164-163l143-141c3-6 16-16 19-20 0-1 4-5 4-10 0-9-5-16-16-16-5 0-9 4-18 12z">
            <text:p/>
          </draw:path>
          <draw:path draw:style-name="gr3" draw:text-style-name="P7" draw:layer="layout" svg:width="0.256cm" svg:height="0.516cm" svg:x="7.915cm" svg:y="5.71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847cm" svg:y="6.543cm" svg:viewBox="0 0 389 33" draw:points="194,33 0,33 0,0 389,0 389,33">
            <text:p/>
          </draw:polygon>
          <draw:path draw:style-name="gr3" draw:text-style-name="P7" draw:layer="layout" svg:width="0.321cm" svg:height="0.532cm" svg:x="7.88cm" svg:y="6.76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4cm" svg:height="0.485cm" svg:x="8.47cm" svg:y="6.27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788cm" svg:y="6.405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166cm" svg:y="6.411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9.629cm" svg:y="6.284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0.113cm" svg:y="6.07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692cm" svg:y="5.631cm" svg:viewBox="0 0 382 1857" svg:d="M382 1850c0-4-2-5-4-7-28-30-81-81-132-166-125-198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238cm" svg:height="0.494cm" svg:x="11.264cm" svg:y="5.74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388cm" svg:height="0.032cm" svg:x="11.192cm" svg:y="6.543cm" svg:viewBox="0 0 389 33" draw:points="194,33 0,33 0,0 389,0 389,33">
            <text:p/>
          </draw:polygon>
          <draw:path draw:style-name="gr3" draw:text-style-name="P7" draw:layer="layout" svg:width="0.321cm" svg:height="0.532cm" svg:x="11.226cm" svg:y="6.76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1.699cm" svg:y="5.631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2.714cm" svg:y="6.3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3.733cm" svg:y="6.41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11" draw:id="id311">
          <svg:title>TexMaths</svg:title>
          <svg:desc>22§display§= \frac{2}{ 3 } \tan^{-1} \left( \frac{1}{3} \tan \left( \frac{x}{2} \right)\right) \ + \ c§svg§600§FALSE§</svg:desc>
          <draw:polygon draw:style-name="gr2" draw:text-style-name="P6" draw:layer="layout" svg:width="9.945cm" svg:height="1.779cm" svg:x="5.646cm" svg:y="7.872cm" svg:viewBox="0 0 9946 1780" draw:points="4974,1780 0,1780 0,0 9946,0 9946,1780">
            <text:p/>
          </draw:polygon>
          <draw:path draw:style-name="gr3" draw:text-style-name="P7" draw:layer="layout" svg:width="0.515cm" svg:height="0.182cm" svg:x="5.651cm" svg:y="8.6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6.554cm" svg:y="7.91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0.388cm" svg:height="0.032cm" svg:x="6.515cm" svg:y="8.745cm" svg:viewBox="0 0 389 33" draw:points="194,33 0,33 0,0 389,0 389,33">
            <text:p/>
          </draw:polygon>
          <draw:path draw:style-name="gr3" draw:text-style-name="P7" draw:layer="layout" svg:width="0.321cm" svg:height="0.532cm" svg:x="6.549cm" svg:y="8.9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4cm" svg:height="0.485cm" svg:x="7.138cm" svg:y="8.47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7.457cm" svg:y="8.60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7.837cm" svg:y="8.6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3cm" svg:y="8.48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8.784cm" svg:y="8.27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361cm" svg:y="7.833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9.931cm" svg:y="7.91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9.863cm" svg:y="8.745cm" svg:viewBox="0 0 389 33" draw:points="194,33 0,33 0,0 389,0 389,33">
            <text:p/>
          </draw:polygon>
          <draw:path draw:style-name="gr3" draw:text-style-name="P7" draw:layer="layout" svg:width="0.321cm" svg:height="0.532cm" svg:x="9.895cm" svg:y="8.9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2cm" svg:height="0.485cm" svg:x="10.486cm" svg:y="8.47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10.804cm" svg:y="8.607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183cm" svg:y="8.6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95cm" svg:height="1.391cm" svg:x="11.855cm" svg:y="8.065cm" svg:viewBox="0 0 296 1392" svg:d="M260 1385c2 0 9 7 9 7h18c2 0 9 0 9-7 0-3-2-5-4-7-28-28-70-70-118-155-84-149-114-341-114-526 0-343 97-546 234-683 2-2 2-5 2-7 0-7-6-7-14-7-11 0-13 0-20 7-74 63-156 171-211 334-33 103-51 226-51 354 0 185 33 393 155 572 21 30 51 62 51 62 7 11 18 23 25 28z">
            <text:p/>
          </draw:path>
          <draw:path draw:style-name="gr3" draw:text-style-name="P7" draw:layer="layout" svg:width="0.386cm" svg:height="0.351cm" svg:x="12.293cm" svg:y="8.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7" draw:layer="layout" svg:width="0.443cm" svg:height="0.032cm" svg:x="12.27cm" svg:y="8.745cm" svg:viewBox="0 0 444 33" draw:points="222,33 0,33 0,0 444,0 444,33">
            <text:p/>
          </draw:polygon>
          <draw:path draw:style-name="gr3" draw:text-style-name="P7" draw:layer="layout" svg:width="0.309cm" svg:height="0.516cm" svg:x="12.337cm" svg:y="8.9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1.391cm" svg:x="12.834cm" svg:y="8.065cm" svg:viewBox="0 0 296 1392" svg:d="M296 695c0-222-53-457-206-632-11-12-39-42-58-58-6-5-7-5-18-5-7 0-14 0-14 7 0 4 4 7 5 9 27 26 69 68 116 155 85 148 115 339 115 524 0 336-93 542-232 683-2 2-4 6-4 7 0 7 7 7 14 7 11 0 12 0 19-5 74-63 157-171 212-334 33-106 51-233 51-358z">
            <text:p/>
          </draw:path>
          <draw:path draw:style-name="gr3" draw:text-style-name="P7" draw:layer="layout" svg:width="0.381cm" svg:height="1.856cm" svg:x="13.295cm" svg:y="7.833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309cm" svg:y="8.50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329cm" svg:y="8.613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10" draw:id="id310">
          <svg:title>TexMaths</svg:title>
          <svg:desc>24§display§\text {I}§svg§600§FALSE§</svg:desc>
          <draw:polygon draw:style-name="gr2" draw:text-style-name="P6" draw:layer="layout" svg:width="0.197cm" svg:height="0.493cm" svg:x="4.947cm" svg:y="8.546cm" svg:viewBox="0 0 198 494" draw:points="100,494 0,494 0,0 198,0 198,494">
            <text:p/>
          </draw:polygon>
          <draw:path draw:style-name="gr3" draw:text-style-name="P7" draw:layer="layout" svg:width="0.258cm" svg:height="0.577cm" svg:x="4.928cm" svg:y="8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3" draw:id="id313">
          <svg:title>TexMaths</svg:title>
          <svg:desc>24§display§\text {Let,}§svg§600§FALSE§</svg:desc>
          <draw:polygon draw:style-name="gr2" draw:text-style-name="P6" draw:layer="layout" svg:width="1.318cm" svg:height="0.655cm" svg:x="3.241cm" svg:y="10.75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10.7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0.9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10.7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1.1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14" draw:id="id314">
          <svg:title>TexMaths</svg:title>
          <svg:desc>24§display§\text {I}§svg§600§FALSE§</svg:desc>
          <draw:polygon draw:style-name="gr2" draw:text-style-name="P6" draw:layer="layout" svg:width="0.197cm" svg:height="0.493cm" svg:x="5.047cm" svg:y="10.75cm" svg:viewBox="0 0 198 494" draw:points="100,494 0,494 0,0 198,0 198,494">
            <text:p/>
          </draw:polygon>
          <draw:path draw:style-name="gr3" draw:text-style-name="P7" draw:layer="layout" svg:width="0.258cm" svg:height="0.577cm" svg:x="5.028cm" svg:y="10.7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5" draw:id="id315">
          <svg:title>TexMaths</svg:title>
          <svg:desc>22§display§= \int \frac{1}{4 - 5 \cos x }\ dx§svg§600§FALSE§</svg:desc>
          <draw:polygon draw:style-name="gr2" draw:text-style-name="P6" draw:layer="layout" svg:width="6.348cm" svg:height="1.642cm" svg:x="5.738cm" svg:y="10.158cm" svg:viewBox="0 0 6349 1643" draw:points="3175,1643 0,1643 0,0 6349,0 6349,1643">
            <text:p/>
          </draw:polygon>
          <draw:path draw:style-name="gr3" draw:text-style-name="P7" draw:layer="layout" svg:width="0.515cm" svg:height="0.182cm" svg:x="5.743cm" svg:y="10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8cm" svg:y="10.1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112cm" svg:y="10.1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454cm" svg:height="0.032cm" svg:x="7.51cm" svg:y="10.962cm" svg:viewBox="0 0 3455 33" draw:points="1728,33 0,33 0,0 3455,0 3455,33">
            <text:p/>
          </draw:polygon>
          <draw:path draw:style-name="gr3" draw:text-style-name="P7" draw:layer="layout" svg:width="0.344cm" svg:height="0.524cm" svg:x="7.531cm" svg:y="11.17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472cm" svg:height="0.032cm" svg:x="8.133cm" svg:y="11.49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881cm" svg:y="11.18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95cm" svg:height="0.356cm" svg:x="9.383cm" svg:y="11.357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723cm" svg:y="11.35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113cm" svg:y="11.3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0.545cm" svg:y="11.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11.346cm" svg:y="10.63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1.74cm" svg:y="10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12" draw:id="id312">
          <svg:title>TexMaths</svg:title>
          <svg:desc>24§display§\text {(2)}§svg§600§FALSE§</svg:desc>
          <draw:polygon draw:style-name="gr2" draw:text-style-name="P6" draw:layer="layout" svg:width="0.91cm" svg:height="0.76cm" svg:x="1.522cm" svg:y="10.749cm" svg:viewBox="0 0 911 761" draw:points="455,761 0,761 0,0 911,0 911,761">
            <text:p/>
          </draw:polygon>
          <draw:path draw:style-name="gr3" draw:text-style-name="P7" draw:layer="layout" svg:width="0.197cm" svg:height="0.844cm" svg:x="1.562cm" svg:y="10.70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1.851cm" svg:y="10.778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279cm" svg:y="10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16" draw:id="id316">
          <svg:title>TexMaths</svg:title>
          <svg:desc>20§display§\left[\ \text {Put, } \tan \left( \frac{x}{2} \right) = t, \ \therefore \ x = 2 \tan^{-1}t§svg§600§FALSE§</svg:desc>
          <draw:polygon draw:style-name="gr2" draw:text-style-name="P6" draw:layer="layout" svg:width="11.29cm" svg:height="1.219cm" svg:x="15.528cm" svg:y="11.247cm" svg:viewBox="0 0 11291 1220" draw:points="5646,1220 0,1220 0,0 11291,0 11291,1220">
            <text:p/>
          </draw:polygon>
          <draw:polygon draw:style-name="gr3" draw:text-style-name="P7" draw:layer="layout" svg:width="0.161cm" svg:height="1.264cm" svg:x="15.651cm" svg:y="11.212cm" svg:viewBox="0 0 162 1265" draw:points="0,1265 162,1265 162,1233 34,1233 34,34 162,34 162,0 0,0">
            <text:p/>
          </draw:polygon>
          <draw:path draw:style-name="gr3" draw:text-style-name="P7" draw:layer="layout" svg:width="0.415cm" svg:height="0.48cm" svg:x="16.083cm" svg:y="11.54cm" svg:viewBox="0 0 416 481" svg:d="M136 259h118c85 0 162-58 162-128 0-69-70-131-166-131h-250v22h18c54 0 54 8 54 32v373c0 26 0 32-54 32h-18v22c24-1 77-1 104-1s80 0 104 1v-22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6.56cm" svg:y="11.709cm" svg:viewBox="0 0 355 320" svg:d="M253 256v64l102-8v-23c-49 0-54-4-54-38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cm" svg:height="0.44cm" svg:x="16.941cm" svg:y="11.588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082cm" svg:height="0.21cm" svg:x="17.262cm" svg:y="11.946cm" svg:viewBox="0 0 83 211" svg:d="M83 74c0-45-16-74-45-74-25 0-38 19-38 37 0 19 13 38 38 38 12 0 20-5 28-9l1-2c0 0 2 0 2 10 0 46-21 89-53 123-3 3-5 4-5 6 0 6 3 8 8 8 8 0 64-56 64-137z">
            <text:p/>
          </draw:path>
          <draw:path draw:style-name="gr3" draw:text-style-name="P7" draw:layer="layout" svg:width="0.22cm" svg:height="0.44cm" svg:x="17.762cm" svg:y="11.588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7cm" svg:height="0.324cm" svg:x="18.051cm" svg:y="11.70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18.395cm" svg:y="11.709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268cm" svg:height="1.264cm" svg:x="19.006cm" svg:y="11.212cm" svg:viewBox="0 0 269 1265" svg:d="M237 1258c1 0 8 7 8 7h16c1 0 8 0 8-7 0-3-2-4-3-6-26-26-64-64-108-141-76-136-104-310-104-478 0-312 88-495 213-620 2-2 2-5 2-7 0-6-5-6-13-6-10 0-11 0-18 6-67 58-142 156-192 304-30 93-46 205-46 322 0 168 30 356 141 519 19 27 46 56 46 56 7 10 16 21 23 26z">
            <text:p/>
          </draw:path>
          <draw:path draw:style-name="gr3" draw:text-style-name="P7" draw:layer="layout" svg:width="0.351cm" svg:height="0.319cm" svg:x="19.405cm" svg:y="11.23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olygon draw:style-name="gr3" draw:text-style-name="P7" draw:layer="layout" svg:width="0.402cm" svg:height="0.029cm" svg:x="19.384cm" svg:y="11.831cm" svg:viewBox="0 0 403 30" draw:points="202,30 0,30 0,0 403,0 403,30">
            <text:p/>
          </draw:polygon>
          <draw:path draw:style-name="gr3" draw:text-style-name="P7" draw:layer="layout" svg:width="0.281cm" svg:height="0.469cm" svg:x="19.445cm" svg:y="12.034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6 62-5 7-51 7-66 7z">
            <text:p/>
          </draw:path>
          <draw:path draw:style-name="gr3" draw:text-style-name="P7" draw:layer="layout" svg:width="0.268cm" svg:height="1.264cm" svg:x="19.896cm" svg:y="11.212cm" svg:viewBox="0 0 269 1265" svg:d="M269 632c0-202-48-416-187-574-10-12-36-39-53-53-5-5-7-5-16-5-7 0-13 0-13 6 0 4 3 7 5 8 24 24 62 63 105 141 77 134 104 309 104 477 0 305-84 492-211 620-1 2-3 5-3 6 0 7 6 7 13 7 9 0 11 0 17-5 68-58 143-155 192-304 31-96 47-211 47-324z">
            <text:p/>
          </draw:path>
          <draw:path draw:style-name="gr3" draw:text-style-name="P7" draw:layer="layout" svg:width="0.468cm" svg:height="0.165cm" svg:x="20.525cm" svg:y="11.76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8cm" svg:x="21.243cm" svg:y="11.58cm" svg:viewBox="0 0 218 449" svg:d="M130 160h67c13 0 21 0 21-14 0-8-8-8-21-8h-61c24-101 29-114 29-119 0-13-10-19-21-19-2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082cm" svg:height="0.21cm" svg:x="21.542cm" svg:y="11.946cm" svg:viewBox="0 0 83 211" svg:d="M83 74c0-47-17-74-45-74-24 0-38 18-38 37s14 38 38 38c8 0 18-3 24-9 4-2 4-2 5-2 0 0 2 0 2 10 0 52-26 95-50 118-8 8-8 9-8 11 0 6 3 8 8 8 8 0 64-54 64-137z">
            <text:p/>
          </draw:path>
          <draw:path draw:style-name="gr3" draw:text-style-name="P7" draw:layer="layout" svg:width="0.426cm" svg:height="0.38cm" svg:x="22.049cm" svg:y="11.693cm" svg:viewBox="0 0 427 381" svg:d="M251 37c0-19-17-37-37-37s-38 18-38 37c0 21 18 38 38 38s37-16 37-38zM427 342c0-19-16-37-37-37-20 0-38 18-38 37 0 21 18 39 38 39 21 0 37-18 37-39zM75 342c0-19-17-37-38-37-19 0-37 18-37 37 0 21 18 39 37 39 21 0 38-18 38-39z">
            <text:p/>
          </draw:path>
          <draw:path draw:style-name="gr3" draw:text-style-name="P7" draw:layer="layout" svg:width="0.351cm" svg:height="0.319cm" svg:x="22.947cm" svg:y="11.70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ath draw:style-name="gr3" draw:text-style-name="P7" draw:layer="layout" svg:width="0.468cm" svg:height="0.165cm" svg:x="23.563cm" svg:y="11.76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4.3cm" svg:y="11.553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22cm" svg:height="0.44cm" svg:x="24.747cm" svg:y="11.588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7cm" svg:height="0.324cm" svg:x="25.036cm" svg:y="11.70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25.38cm" svg:y="11.709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33cm" svg:height="0.025cm" svg:x="25.803cm" svg:y="11.59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6.241cm" svg:y="11.404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7cm" svg:height="0.448cm" svg:x="26.636cm" svg:y="11.58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</draw:g>
        <draw:g xml:id="id317" draw:id="id317">
          <svg:title>TexMaths</svg:title>
          <svg:desc>20§display§\left dx = \frac{2dt}{1+t^2} \text { and, } \cos x = \frac{1-t^2}{1+t^2}\ \right]§svg§600§FALSE§</svg:desc>
          <draw:polygon draw:style-name="gr2" draw:text-style-name="P6" draw:layer="layout" svg:width="10.272cm" svg:height="1.655cm" svg:x="16.234cm" svg:y="12.747cm" svg:viewBox="0 0 10273 1656" draw:points="5136,1656 0,1656 0,0 10273,0 10273,1656">
            <text:p/>
          </draw:polygon>
          <draw:path draw:style-name="gr3" draw:text-style-name="P7" draw:layer="layout" svg:width="0.335cm" svg:height="0.496cm" svg:x="16.228cm" svg:y="13.281cm" svg:viewBox="0 0 336 497" svg:d="M336 8c0-2 0-8-10-8-9 0-76 6-89 8-5 0-10 3-10 13 0 9 7 9 18 9 33 0 35 5 35 12l-3 14-42 166c-13-25-33-44-65-44-82 0-170 104-170 206 0 67 38 113 94 113 15 0 50-3 92-52 6 28 30 52 64 52 25 0 41-16 52-40 12-24 21-67 21-68 0-8-6-8-8-8-8 0-8 3-9 13-13 46-26 87-55 87-19 0-21-17-21-32 0-17 2-22 5-33zM189 405c-3 13-3 14-15 27-30 38-59 49-78 49-35 0-46-38-46-65 0-35 22-123 40-155 20-42 52-67 81-67 47 0 56 57 56 62 0 3-1 8-3 11z">
            <text:p/>
          </draw:path>
          <draw:path draw:style-name="gr3" draw:text-style-name="P7" draw:layer="layout" svg:width="0.351cm" svg:height="0.319cm" svg:x="16.585cm" svg:y="13.45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7.201cm" svg:y="13.51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18.428cm" svg:y="12.82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35cm" svg:height="0.496cm" svg:x="18.772cm" svg:y="12.806cm" svg:viewBox="0 0 336 497" svg:d="M336 8c0-2 0-8-10-8-9 0-76 6-89 8-5 0-10 3-10 13 0 9 7 9 18 9 33 0 35 5 35 12l-2 14-43 166c-13-25-33-44-65-44-82 0-170 104-170 206 0 67 38 113 94 113 15 0 50-3 92-52 6 28 30 52 64 52 25 0 41-16 52-40 12-24 21-67 21-68 0-8-6-8-8-8-8 0-8 3-9 13-13 46-26 87-55 87-19 0-21-17-21-32 0-17 2-22 5-33zM189 405c-3 13-3 14-15 27-30 38-59 49-78 49-35 0-46-38-46-65 0-35 22-123 40-155 20-42 52-67 81-67 47 0 56 57 56 62 0 3-1 8-3 11z">
            <text:p/>
          </draw:path>
          <draw:path draw:style-name="gr3" draw:text-style-name="P7" draw:layer="layout" svg:width="0.217cm" svg:height="0.448cm" svg:x="19.126cm" svg:y="12.854cm" svg:viewBox="0 0 218 449" svg:d="M130 160h67c13 0 21 0 21-14 0-8-8-8-21-8h-61c24-101 29-114 29-119 0-13-10-19-21-19-2 0-22 0-29 26l-27 112h-67c-15 0-21 0-21 12 0 10 6 10 19 10h63c-50 200-53 211-53 224 0 38 27 65 64 65 73 0 113-103 113-108 0-7-6-7-9-7-5 0-7 2-10 10-30 74-69 89-93 89-14 0-20-9-20-31 0-18 0-23 3-34z">
            <text:p/>
          </draw:path>
          <draw:polygon draw:style-name="gr3" draw:text-style-name="P7" draw:layer="layout" svg:width="1.78cm" svg:height="0.029cm" svg:x="17.988cm" svg:y="13.579cm" svg:viewBox="0 0 1781 30" draw:points="891,30 0,30 0,0 1781,0 1781,30">
            <text:p/>
          </draw:polygon>
          <draw:path draw:style-name="gr3" draw:text-style-name="P7" draw:layer="layout" svg:width="0.233cm" svg:height="0.469cm" svg:x="18.051cm" svg:y="13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8.535cm" svg:y="13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8cm" svg:x="19.215cm" svg:y="13.811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19.484cm" svg:y="13.72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17cm" svg:height="0.324cm" svg:x="20.116cm" svg:y="13.45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20.46cm" svg:y="13.45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48cm" svg:height="0.496cm" svg:x="20.852cm" svg:y="13.281cm" svg:viewBox="0 0 349 497" svg:d="M245 451v46l104-8v-22c-50 0-56-5-56-38v-429l-101 8v22c48 0 54 5 54 39v152c-20-24-51-43-89-43-83 0-157 68-157 160 0 89 69 159 150 159 45 0 77-24 95-46zM245 262v144c0 13 0 15-8 26-21 33-53 49-83 49-32 0-58-17-76-44-17-29-19-69-19-98 0-27 2-69 21-101 16-22 42-44 80-44 26 0 54 9 77 41 8 13 8 15 8 27z">
            <text:p/>
          </draw:path>
          <draw:path draw:style-name="gr3" draw:text-style-name="P7" draw:layer="layout" svg:width="0.082cm" svg:height="0.21cm" svg:x="21.28cm" svg:y="13.694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68cm" svg:height="0.324cm" svg:x="21.79cm" svg:y="13.454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2.099cm" svg:y="13.454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22.454cm" svg:y="13.45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51cm" svg:height="0.319cm" svg:x="22.845cm" svg:y="13.45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3.461cm" svg:y="13.51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24.31cm" svg:y="12.82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4.814cm" svg:y="13.104cm" svg:viewBox="0 0 430 30" svg:d="M406 30c12 0 24 0 24-16 0-14-12-14-24-14h-382c-11 0-24 0-24 14 0 16 13 16 24 16z">
            <text:p/>
          </draw:path>
          <draw:path draw:style-name="gr3" draw:text-style-name="P7" draw:layer="layout" svg:width="0.217cm" svg:height="0.448cm" svg:x="25.475cm" svg:y="12.854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25.744cm" svg:y="12.71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78cm" svg:height="0.029cm" svg:x="24.248cm" svg:y="13.579cm" svg:viewBox="0 0 1781 30" draw:points="891,30 0,30 0,0 1781,0 1781,30">
            <text:p/>
          </draw:polygon>
          <draw:path draw:style-name="gr3" draw:text-style-name="P7" draw:layer="layout" svg:width="0.233cm" svg:height="0.469cm" svg:x="24.31cm" svg:y="13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4.795cm" svg:y="13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8cm" svg:x="25.475cm" svg:y="13.811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25.744cm" svg:y="13.72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26.357cm" svg:y="12.75cm" svg:viewBox="0 0 187 1688" draw:points="147,1649 0,1649 0,1688 187,1688 187,0 0,0 0,38 147,38">
            <text:p/>
          </draw:polygon>
        </draw:g>
        <draw:g xml:id="id318" draw:id="id318">
          <svg:title>TexMaths</svg:title>
          <svg:desc>22§display§= \int \frac{1}{4 - 5 \left( \frac{1 - t^2}{1 + t^2} \right) }\ \frac{2dt}{1 + t^2}§svg§600§FALSE§</svg:desc>
          <draw:polygon draw:style-name="gr2" draw:text-style-name="P6" draw:layer="layout" svg:width="8.419cm" svg:height="2.289cm" svg:x="5.739cm" svg:y="12.459cm" svg:viewBox="0 0 8420 2290" draw:points="4210,2290 0,2290 0,0 8420,0 8420,2290">
            <text:p/>
          </draw:polygon>
          <draw:path draw:style-name="gr3" draw:text-style-name="P7" draw:layer="layout" svg:width="0.515cm" svg:height="0.182cm" svg:x="5.744cm" svg:y="13.1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59cm" svg:y="12.42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528cm" svg:y="12.44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285cm" svg:height="0.032cm" svg:x="7.511cm" svg:y="13.27cm" svg:viewBox="0 0 4286 33" draw:points="2142,33 0,33 0,0 4286,0 4286,33">
            <text:p/>
          </draw:polygon>
          <draw:path draw:style-name="gr3" draw:text-style-name="P7" draw:layer="layout" svg:width="0.344cm" svg:height="0.523cm" svg:x="7.532cm" svg:y="13.761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8.134cm" svg:y="14.07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882cm" svg:y="13.768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6 53 141 141 141 90 0 169-74 169-172z">
            <text:p/>
          </draw:path>
          <draw:path draw:style-name="gr3" draw:text-style-name="P7" draw:layer="layout" svg:width="0.295cm" svg:height="1.391cm" svg:x="9.498cm" svg:y="13.395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198cm" svg:height="0.36cm" svg:x="9.972cm" svg:y="13.6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0.28cm" svg:y="13.83cm" svg:viewBox="0 0 368 28" svg:d="M347 28c7 0 21 0 21-14s-12-14-21-14h-326c-9 0-21 0-21 14s12 14 21 14z">
            <text:p/>
          </draw:path>
          <draw:path draw:style-name="gr3" draw:text-style-name="P7" draw:layer="layout" svg:width="0.184cm" svg:height="0.344cm" svg:x="10.727cm" svg:y="13.64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73cm" svg:y="13.56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1.328cm" svg:height="0.032cm" svg:x="9.914cm" svg:y="14.074cm" svg:viewBox="0 0 1329 33" draw:points="664,33 0,33 0,0 1329,0 1329,33">
            <text:p/>
          </draw:polygon>
          <draw:path draw:style-name="gr3" draw:text-style-name="P7" draw:layer="layout" svg:width="0.198cm" svg:height="0.36cm" svg:x="9.977cm" svg:y="14.1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0.264cm" svg:y="14.215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723cm" svg:y="14.212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7cm" svg:y="14.138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5cm" svg:height="1.391cm" svg:x="11.361cm" svg:y="13.395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309cm" svg:height="0.516cm" svg:x="12.721cm" svg:y="12.44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3.099cm" svg:y="12.4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3.49cm" svg:y="12.47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2.237cm" svg:y="13.27cm" svg:viewBox="0 0 1959 33" draw:points="980,33 0,33 0,0 1959,0 1959,33">
            <text:p/>
          </draw:polygon>
          <draw:path draw:style-name="gr3" draw:text-style-name="P7" draw:layer="layout" svg:width="0.256cm" svg:height="0.516cm" svg:x="12.307cm" svg:y="13.4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839cm" svg:y="13.5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587cm" svg:y="13.52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883cm" svg:y="13.427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309" draw:id="id309">
          <svg:title>TexMaths</svg:title>
          <svg:desc>24§display§\therefore§svg§600§FALSE§</svg:desc>
          <draw:polygon draw:style-name="gr2" draw:text-style-name="P6" draw:layer="layout" svg:width="0.453cm" svg:height="0.371cm" svg:x="3.541cm" svg:y="8.649cm" svg:viewBox="0 0 454 372" draw:points="227,372 0,372 0,0 454,0 454,372">
            <text:p/>
          </draw:polygon>
          <draw:path draw:style-name="gr3" draw:text-style-name="P7" draw:layer="layout" svg:width="0.513cm" svg:height="0.455cm" svg:x="3.524cm" svg:y="8.6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x;x" smil:keyTimes="0;1"/>
                  <anim:animate smil:dur="0.5s" smil:fill="hold" smil:targetElement="id3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x;x" smil:keyTimes="0;1"/>
                  <anim:animate smil:dur="0.5s" smil:fill="hold" smil:targetElement="id3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x;x" smil:keyTimes="0;1"/>
                  <anim:animate smil:dur="0.5s" smil:fill="hold" smil:targetElement="id3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2" smil:attributeName="visibility" smil:to="visible"/>
                  <anim:animate smil:dur="0.5s" smil:fill="hold" smil:targetElement="id312" smil:attributeName="width" smil:values="width*0.05;width" smil:keyTimes="0;1"/>
                  <anim:animate smil:dur="0.5s" smil:fill="hold" smil:targetElement="id312" smil:attributeName="height" smil:values="height;height" smil:keyTimes="0;1"/>
                  <anim:animate smil:dur="0.5s" smil:fill="hold" smil:targetElement="id312" smil:attributeName="x" smil:values="x-.2;x" smil:keyTimes="0;1"/>
                  <anim:animate smil:dur="0.5s" smil:fill="hold" smil:targetElement="id312" smil:attributeName="y" smil:values="y;y" smil:keyTimes="0;1"/>
                  <anim:transitionFilter smil:dur="0.5s" smil:targetElement="id31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3" smil:attributeName="visibility" smil:to="visible"/>
                  <anim:animate smil:dur="0.5s" smil:fill="hold" smil:targetElement="id313" smil:attributeName="width" smil:values="width*0.05;width" smil:keyTimes="0;1"/>
                  <anim:animate smil:dur="0.5s" smil:fill="hold" smil:targetElement="id313" smil:attributeName="height" smil:values="height;height" smil:keyTimes="0;1"/>
                  <anim:animate smil:dur="0.5s" smil:fill="hold" smil:targetElement="id313" smil:attributeName="x" smil:values="x-.2;x" smil:keyTimes="0;1"/>
                  <anim:animate smil:dur="0.5s" smil:fill="hold" smil:targetElement="id313" smil:attributeName="y" smil:values="y;y" smil:keyTimes="0;1"/>
                  <anim:transitionFilter smil:dur="0.5s" smil:targetElement="id31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4" smil:attributeName="visibility" smil:to="visible"/>
                  <anim:animate smil:dur="0.5s" smil:fill="hold" smil:targetElement="id314" smil:attributeName="width" smil:values="width*0.05;width" smil:keyTimes="0;1"/>
                  <anim:animate smil:dur="0.5s" smil:fill="hold" smil:targetElement="id314" smil:attributeName="height" smil:values="height;height" smil:keyTimes="0;1"/>
                  <anim:animate smil:dur="0.5s" smil:fill="hold" smil:targetElement="id314" smil:attributeName="x" smil:values="x-.2;x" smil:keyTimes="0;1"/>
                  <anim:animate smil:dur="0.5s" smil:fill="hold" smil:targetElement="id314" smil:attributeName="y" smil:values="y;y" smil:keyTimes="0;1"/>
                  <anim:transitionFilter smil:dur="0.5s" smil:targetElement="id31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1+width/2;x" smil:keyTimes="0;1"/>
                  <anim:animate smil:dur="0.5s" smil:fill="hold" smil:targetElement="id316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1+width/2;x" smil:keyTimes="0;1"/>
                  <anim:animate smil:dur="0.5s" smil:fill="hold" smil:targetElement="id31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19" draw:id="id319">
          <svg:title>TexMaths</svg:title>
          <svg:desc>24§display§\text {I}§svg§600§FALSE§</svg:desc>
          <draw:polygon draw:style-name="gr2" draw:text-style-name="P6" draw:layer="layout" svg:width="0.197cm" svg:height="0.493cm" svg:x="4.946cm" svg:y="1.446cm" svg:viewBox="0 0 198 494" draw:points="100,494 0,494 0,0 198,0 198,494">
            <text:p/>
          </draw:polygon>
          <draw:path draw:style-name="gr3" draw:text-style-name="P7" draw:layer="layout" svg:width="0.258cm" svg:height="0.577cm" svg:x="4.927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0" draw:id="id320">
          <svg:title>TexMaths</svg:title>
          <svg:desc>22§display§= \int \frac{1}{ \frac{4 + 4t^2 - 5  +  5t^2}{1 + t^2}  }\ \frac{2dt}{1 + t^2}§svg§600§FALSE§</svg:desc>
          <draw:polygon draw:style-name="gr2" draw:text-style-name="P6" draw:layer="layout" svg:width="8.056cm" svg:height="1.937cm" svg:x="5.644cm" svg:y="0.869cm" svg:viewBox="0 0 8057 1938" draw:points="4029,1938 0,1938 0,0 8057,0 8057,1938">
            <text:p/>
          </draw:polygon>
          <draw:path draw:style-name="gr3" draw:text-style-name="P7" draw:layer="layout" svg:width="0.515cm" svg:height="0.182cm" svg:x="5.649cm" svg:y="1.6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4cm" svg:y="0.837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252cm" svg:y="0.85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922cm" svg:height="0.032cm" svg:x="7.416cm" svg:y="1.68cm" svg:viewBox="0 0 3923 33" draw:points="1962,33 0,33 0,0 3923,0 3923,33">
            <text:p/>
          </draw:polygon>
          <draw:path draw:style-name="gr3" draw:text-style-name="P7" draw:layer="layout" svg:width="0.267cm" svg:height="0.365cm" svg:x="7.531cm" svg:y="1.844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99cm" svg:height="0.4cm" svg:x="7.855cm" svg:y="1.874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67cm" svg:height="0.365cm" svg:x="8.314cm" svg:y="1.844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184cm" svg:height="0.344cm" svg:x="8.624cm" svg:y="1.87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8.868cm" svg:y="1.796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67cm" svg:height="0.027cm" svg:x="9.194cm" svg:y="2.06cm" svg:viewBox="0 0 368 28" svg:d="M347 28c7 0 21 0 21-14s-12-14-21-14h-326c-9 0-21 0-21 14s12 14 21 14z">
            <text:p/>
          </draw:path>
          <draw:path draw:style-name="gr3" draw:text-style-name="P7" draw:layer="layout" svg:width="0.24cm" svg:height="0.37cm" svg:x="9.653cm" svg:y="1.849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7-28-2 0-28 0-28 30 0 49 44 96 111 96 69 0 130-51 130-119 0-62-47-118-114-118-25 0-53 5-78 26z">
            <text:p/>
          </draw:path>
          <draw:path draw:style-name="gr3" draw:text-style-name="P7" draw:layer="layout" svg:width="0.399cm" svg:height="0.4cm" svg:x="9.965cm" svg:y="1.874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7cm" svg:x="10.436cm" svg:y="1.849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184cm" svg:height="0.344cm" svg:x="10.732cm" svg:y="1.87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79cm" svg:y="1.79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3.737cm" svg:height="0.032cm" svg:x="7.51cm" svg:y="2.305cm" svg:viewBox="0 0 3738 33" draw:points="1869,33 0,33 0,0 3738,0 3738,33">
            <text:p/>
          </draw:polygon>
          <draw:path draw:style-name="gr3" draw:text-style-name="P7" draw:layer="layout" svg:width="0.198cm" svg:height="0.36cm" svg:x="8.777cm" svg:y="2.41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9.064cm" svg:y="2.444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9.523cm" svg:y="2.44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9.769cm" svg:y="2.368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09cm" svg:height="0.516cm" svg:x="12.265cm" svg:y="0.85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2.644cm" svg:y="0.8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3.032cm" svg:y="0.88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1.781cm" svg:y="1.68cm" svg:viewBox="0 0 1959 33" draw:points="980,33 0,33 0,0 1959,0 1959,33">
            <text:p/>
          </draw:polygon>
          <draw:path draw:style-name="gr3" draw:text-style-name="P7" draw:layer="layout" svg:width="0.256cm" svg:height="0.516cm" svg:x="11.85cm" svg:y="1.90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383cm" svg:y="1.96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131cm" svg:y="1.93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427cm" svg:y="1.83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21" draw:id="id321">
          <svg:title>TexMaths</svg:title>
          <svg:desc>22§display§= 2\int \frac{1}{ 9t^2 - 1 } \ dt§svg§600§FALSE§</svg:desc>
          <draw:polygon draw:style-name="gr2" draw:text-style-name="P6" draw:layer="layout" svg:width="5.603cm" svg:height="1.642cm" svg:x="5.645cm" svg:y="3.269cm" svg:viewBox="0 0 5604 1643" draw:points="2802,1643 0,1643 0,0 5604,0 5604,1643">
            <text:p/>
          </draw:polygon>
          <draw:path draw:style-name="gr3" draw:text-style-name="P7" draw:layer="layout" svg:width="0.515cm" svg:height="0.182cm" svg:x="5.65cm" svg:y="3.9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462cm" svg:y="3.76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6.981cm" svg:y="3.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8cm" svg:y="3.2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345cm" svg:height="0.032cm" svg:x="7.933cm" svg:y="4.073cm" svg:viewBox="0 0 2346 33" draw:points="1174,33 0,33 0,0 2346,0 2346,33">
            <text:p/>
          </draw:polygon>
          <draw:path draw:style-name="gr3" draw:text-style-name="P7" draw:layer="layout" svg:width="0.321cm" svg:height="0.532cm" svg:x="7.965cm" svg:y="4.299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38cm" svg:height="0.494cm" svg:x="8.338cm" svg:y="4.329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8.634cm" svg:y="4.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181cm" svg:y="4.60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959cm" svg:y="4.29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69cm" svg:height="0.547cm" svg:x="10.66cm" svg:y="3.746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1.049cm" svg:y="3.799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322" draw:id="id322">
          <svg:title>TexMaths</svg:title>
          <svg:desc>22§display§= 2\int \frac{1}{ (3t)^2 - 1 } \ dt§svg§600§FALSE§</svg:desc>
          <draw:polygon draw:style-name="gr2" draw:text-style-name="P6" draw:layer="layout" svg:width="6.203cm" svg:height="1.7cm" svg:x="11.744cm" svg:y="3.271cm" svg:viewBox="0 0 6204 1701" draw:points="3103,1701 0,1701 0,0 6204,0 6204,1701">
            <text:p/>
          </draw:polygon>
          <draw:path draw:style-name="gr3" draw:text-style-name="P7" draw:layer="layout" svg:width="0.515cm" svg:height="0.182cm" svg:x="11.749cm" svg:y="4.0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2.561cm" svg:y="3.76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687cm" svg:height="1.719cm" svg:x="13.08cm" svg:y="3.23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38cm" svg:y="3.24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947cm" svg:height="0.032cm" svg:x="14.032cm" svg:y="4.075cm" svg:viewBox="0 0 2948 33" draw:points="1473,33 0,33 0,0 2948,0 2948,33">
            <text:p/>
          </draw:polygon>
          <draw:path draw:style-name="gr3" draw:text-style-name="P7" draw:layer="layout" svg:width="0.18cm" svg:height="0.774cm" svg:x="14.107cm" svg:y="4.235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4.364cm" svg:y="4.301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4.738cm" svg:y="4.33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0-23-35 0-20 0-25 3-37z">
            <text:p/>
          </draw:path>
          <draw:path draw:style-name="gr3" draw:text-style-name="P7" draw:layer="layout" svg:width="0.18cm" svg:height="0.774cm" svg:x="15.042cm" svg:y="4.23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5.332cm" svg:y="4.23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881cm" svg:y="4.60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6.659cm" svg:y="4.30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69cm" svg:height="0.546cm" svg:x="17.358cm" svg:y="3.748cm" svg:viewBox="0 0 370 547" svg:d="M370 9c0-2 0-9-11-9s-84 7-99 9c-5 0-10 3-10 14 0 10 7 10 19 10 37 0 39 6 39 13l-2 16-47 183c-14-28-37-50-72-50-90 0-187 115-187 227 0 74 42 125 104 125 16 0 54-3 100-58 7 32 34 58 71 58 28 0 45-17 58-44 12-26 22-73 22-75 0-9-7-9-8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7.749cm" svg:y="3.801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0-23-35 0-20 0-25 3-37z">
            <text:p/>
          </draw:path>
        </draw:g>
        <draw:g xml:id="id323" draw:id="id323">
          <svg:title>TexMaths</svg:title>
          <svg:desc>22§display§= 2\times \frac{1}{ 2(1) } \log \left[\  \frac{3t - 1}{3t + 1}\  \right] \left( \frac{1}{3} \right) \ + \ c§svg§600§FALSE§</svg:desc>
          <draw:polygon draw:style-name="gr2" draw:text-style-name="P6" draw:layer="layout" svg:width="12.035cm" svg:height="1.779cm" svg:x="5.645cm" svg:y="5.471cm" svg:viewBox="0 0 12036 1780" draw:points="6018,1780 0,1780 0,0 12036,0 12036,1780">
            <text:p/>
          </draw:polygon>
          <draw:path draw:style-name="gr3" draw:text-style-name="P7" draw:layer="layout" svg:width="0.515cm" svg:height="0.182cm" svg:x="5.65cm" svg:y="6.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6.462cm" svg:y="6.03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74cm" svg:height="0.374cm" svg:x="7.095cm" svg:y="6.173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7" draw:layer="layout" svg:width="0.256cm" svg:height="0.516cm" svg:x="8.41cm" svg:y="5.51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7.847cm" svg:y="6.344cm" svg:viewBox="0 0 1376 33" draw:points="688,33 0,33 0,0 1376,0 1376,33">
            <text:p/>
          </draw:polygon>
          <draw:path draw:style-name="gr3" draw:text-style-name="P7" draw:layer="layout" svg:width="0.309cm" svg:height="0.516cm" svg:x="7.886cm" svg:y="6.56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8.31cm" svg:y="6.50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8.604cm" svg:y="6.5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8.965cm" svg:y="6.50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9.47cm" svg:y="6.01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679cm" svg:y="6.20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0.066cm" svg:y="6.20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0.765cm" svg:y="5.432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11.362cm" svg:y="5.51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1.735cm" svg:y="5.546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12.231cm" svg:y="5.82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009cm" svg:y="5.51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998cm" svg:height="0.032cm" svg:x="11.33cm" svg:y="6.344cm" svg:viewBox="0 0 1999 33" draw:points="1000,33 0,33 0,0 1999,0 1999,33">
            <text:p/>
          </draw:polygon>
          <draw:path draw:style-name="gr3" draw:text-style-name="P7" draw:layer="layout" svg:width="0.321cm" svg:height="0.532cm" svg:x="11.362cm" svg:y="6.56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1.735cm" svg:y="6.59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2.21cm" svg:y="6.63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009cm" svg:y="6.56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3.689cm" svg:y="5.432cm" svg:viewBox="0 0 206 1857" draw:points="162,1815 0,1815 0,1857 206,1857 206,0 0,0 0,42 162,42">
            <text:p/>
          </draw:polygon>
          <draw:path draw:style-name="gr3" draw:text-style-name="P7" draw:layer="layout" svg:width="0.381cm" svg:height="1.856cm" svg:x="14.375cm" svg:y="5.43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4.945cm" svg:y="5.51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4.877cm" svg:y="6.344cm" svg:viewBox="0 0 389 33" draw:points="194,33 0,33 0,0 389,0 389,33">
            <text:p/>
          </draw:polygon>
          <draw:path draw:style-name="gr3" draw:text-style-name="P7" draw:layer="layout" svg:width="0.321cm" svg:height="0.532cm" svg:x="14.908cm" svg:y="6.569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5.384cm" svg:y="5.432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6.397cm" svg:y="6.1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7.418cm" svg:y="6.212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325" draw:id="id325">
          <svg:title>TexMaths</svg:title>
          <svg:desc>24§display§\text {I}§svg§600§FALSE§</svg:desc>
          <draw:polygon draw:style-name="gr2" draw:text-style-name="P6" draw:layer="layout" svg:width="0.197cm" svg:height="0.493cm" svg:x="4.947cm" svg:y="8.646cm" svg:viewBox="0 0 198 494" draw:points="100,494 0,494 0,0 198,0 198,494">
            <text:p/>
          </draw:polygon>
          <draw:path draw:style-name="gr3" draw:text-style-name="P7" draw:layer="layout" svg:width="0.258cm" svg:height="0.577cm" svg:x="4.928cm" svg:y="8.6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8" draw:id="id328">
          <svg:title>TexMaths</svg:title>
          <svg:desc>24§display§\text {Let,}§svg§600§FALSE§</svg:desc>
          <draw:polygon draw:style-name="gr2" draw:text-style-name="P6" draw:layer="layout" svg:width="1.318cm" svg:height="0.655cm" svg:x="3.241cm" svg:y="11.15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11.1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1.3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11.1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1.5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29" draw:id="id329">
          <svg:title>TexMaths</svg:title>
          <svg:desc>24§display§\text {I}§svg§600§FALSE§</svg:desc>
          <draw:polygon draw:style-name="gr2" draw:text-style-name="P6" draw:layer="layout" svg:width="0.197cm" svg:height="0.493cm" svg:x="5.047cm" svg:y="11.15cm" svg:viewBox="0 0 198 494" draw:points="100,494 0,494 0,0 198,0 198,494">
            <text:p/>
          </draw:polygon>
          <draw:path draw:style-name="gr3" draw:text-style-name="P7" draw:layer="layout" svg:width="0.258cm" svg:height="0.577cm" svg:x="5.028cm" svg:y="11.1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0" draw:id="id330">
          <svg:title>TexMaths</svg:title>
          <svg:desc>22§display§= \int \frac{1}{ 1 +  \cos \alpha \cos x }\ dx§svg§600§FALSE§</svg:desc>
          <draw:polygon draw:style-name="gr2" draw:text-style-name="P6" draw:layer="layout" svg:width="7.623cm" svg:height="1.642cm" svg:x="5.739cm" svg:y="10.558cm" svg:viewBox="0 0 7624 1643" draw:points="3812,1643 0,1643 0,0 7624,0 7624,1643">
            <text:p/>
          </draw:polygon>
          <draw:path draw:style-name="gr3" draw:text-style-name="P7" draw:layer="layout" svg:width="0.515cm" svg:height="0.182cm" svg:x="5.744cm" svg:y="11.2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9cm" svg:y="10.5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75cm" svg:y="10.5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4.728cm" svg:height="0.032cm" svg:x="7.511cm" svg:y="11.362cm" svg:viewBox="0 0 4729 33" draw:points="2365,33 0,33 0,0 4729,0 4729,33">
            <text:p/>
          </draw:polygon>
          <draw:path draw:style-name="gr3" draw:text-style-name="P7" draw:layer="layout" svg:width="0.256cm" svg:height="0.517cm" svg:x="7.58cm" svg:y="11.58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8.113cm" svg:y="11.6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8.87cm" svg:y="11.757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208cm" svg:y="11.75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599cm" svg:y="11.7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34cm" svg:height="0.351cm" svg:x="10.039cm" svg:y="11.76cm" svg:viewBox="0 0 435 352" svg:d="M338 160c0-121-72-160-129-160-107 0-209 111-209 220 0 72 46 132 125 132 49 0 106-18 165-65 9 40 36 65 71 65 40 0 65-42 65-54 0-6-5-9-11-9-5 0-7 3-8 9-15 36-43 36-44 36-25 0-25-59-25-79 0-16 0-17 9-26 72-92 88-183 88-183 0-2 0-7-9-7-7 0-7 1-11 16-14 49-40 107-77 153zM287 266c-69 60-129 68-160 68-46 0-69-35-69-84 0-37 19-121 44-162 37-56 79-70 106-70 77 0 77 102 77 162 0 28 0 74 2 86z">
            <text:p/>
          </draw:path>
          <draw:path draw:style-name="gr3" draw:text-style-name="P7" draw:layer="layout" svg:width="0.295cm" svg:height="0.356cm" svg:x="10.66cm" svg:y="11.757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998cm" svg:y="11.75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389cm" svg:y="11.7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82cm" svg:y="11.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12.621cm" svg:y="11.03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015cm" svg:y="11.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27" draw:id="id327">
          <svg:title>TexMaths</svg:title>
          <svg:desc>24§display§\text {(3)}§svg§600§FALSE§</svg:desc>
          <draw:polygon draw:style-name="gr2" draw:text-style-name="P6" draw:layer="layout" svg:width="0.91cm" svg:height="0.759cm" svg:x="1.522cm" svg:y="11.149cm" svg:viewBox="0 0 911 760" draw:points="455,760 0,760 0,0 911,0 911,760">
            <text:p/>
          </draw:polygon>
          <draw:path draw:style-name="gr3" draw:text-style-name="P7" draw:layer="layout" svg:width="0.197cm" svg:height="0.844cm" svg:x="1.562cm" svg:y="11.10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843cm" svg:y="11.178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.279cm" svg:y="11.1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31" draw:id="id331">
          <svg:title>TexMaths</svg:title>
          <svg:desc>20§display§\left[\ \text {Put, } \tan \left( \frac{x}{2} \right) = t, \ \therefore \ x = 2 \tan^{-1}t§svg§600§FALSE§</svg:desc>
          <draw:polygon draw:style-name="gr2" draw:text-style-name="P6" draw:layer="layout" svg:width="11.29cm" svg:height="1.219cm" svg:x="15.528cm" svg:y="11.247cm" svg:viewBox="0 0 11291 1220" draw:points="5646,1220 0,1220 0,0 11291,0 11291,1220">
            <text:p/>
          </draw:polygon>
          <draw:polygon draw:style-name="gr3" draw:text-style-name="P7" draw:layer="layout" svg:width="0.161cm" svg:height="1.264cm" svg:x="15.651cm" svg:y="11.212cm" svg:viewBox="0 0 162 1265" draw:points="0,1265 162,1265 162,1233 34,1233 34,34 162,34 162,0 0,0">
            <text:p/>
          </draw:polygon>
          <draw:path draw:style-name="gr3" draw:text-style-name="P7" draw:layer="layout" svg:width="0.415cm" svg:height="0.48cm" svg:x="16.083cm" svg:y="11.54cm" svg:viewBox="0 0 416 481" svg:d="M136 259h118c85 0 162-58 162-128 0-69-70-131-166-131h-250v22h18c54 0 54 8 54 32v373c0 26 0 32-54 32h-18v22c24-1 77-1 104-1s80 0 104 1v-22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6.56cm" svg:y="11.709cm" svg:viewBox="0 0 355 320" svg:d="M253 256v64l102-8v-23c-49 0-54-4-54-38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cm" svg:height="0.44cm" svg:x="16.941cm" svg:y="11.588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082cm" svg:height="0.21cm" svg:x="17.262cm" svg:y="11.946cm" svg:viewBox="0 0 83 211" svg:d="M83 74c0-45-16-74-45-74-25 0-38 19-38 37 0 19 13 38 38 38 12 0 20-5 28-9l1-2c0 0 2 0 2 10 0 46-21 89-53 123-3 3-5 4-5 6 0 6 3 8 8 8 8 0 64-56 64-137z">
            <text:p/>
          </draw:path>
          <draw:path draw:style-name="gr3" draw:text-style-name="P7" draw:layer="layout" svg:width="0.22cm" svg:height="0.44cm" svg:x="17.762cm" svg:y="11.588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7cm" svg:height="0.324cm" svg:x="18.051cm" svg:y="11.70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18.395cm" svg:y="11.709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268cm" svg:height="1.264cm" svg:x="19.006cm" svg:y="11.212cm" svg:viewBox="0 0 269 1265" svg:d="M237 1258c1 0 8 7 8 7h16c1 0 8 0 8-7 0-3-2-4-3-6-26-26-64-64-108-141-76-136-104-310-104-478 0-312 88-495 213-620 2-2 2-5 2-7 0-6-5-6-13-6-10 0-11 0-18 6-67 58-142 156-192 304-30 93-46 205-46 322 0 168 30 356 141 519 19 27 46 56 46 56 7 10 16 21 23 26z">
            <text:p/>
          </draw:path>
          <draw:path draw:style-name="gr3" draw:text-style-name="P7" draw:layer="layout" svg:width="0.351cm" svg:height="0.319cm" svg:x="19.405cm" svg:y="11.23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olygon draw:style-name="gr3" draw:text-style-name="P7" draw:layer="layout" svg:width="0.402cm" svg:height="0.029cm" svg:x="19.384cm" svg:y="11.831cm" svg:viewBox="0 0 403 30" draw:points="202,30 0,30 0,0 403,0 403,30">
            <text:p/>
          </draw:polygon>
          <draw:path draw:style-name="gr3" draw:text-style-name="P7" draw:layer="layout" svg:width="0.281cm" svg:height="0.469cm" svg:x="19.445cm" svg:y="12.034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6 62-5 7-51 7-66 7z">
            <text:p/>
          </draw:path>
          <draw:path draw:style-name="gr3" draw:text-style-name="P7" draw:layer="layout" svg:width="0.268cm" svg:height="1.264cm" svg:x="19.896cm" svg:y="11.212cm" svg:viewBox="0 0 269 1265" svg:d="M269 632c0-202-48-416-187-574-10-12-36-39-53-53-5-5-7-5-16-5-7 0-13 0-13 6 0 4 3 7 5 8 24 24 62 63 105 141 77 134 104 309 104 477 0 305-84 492-211 620-1 2-3 5-3 6 0 7 6 7 13 7 9 0 11 0 17-5 68-58 143-155 192-304 31-96 47-211 47-324z">
            <text:p/>
          </draw:path>
          <draw:path draw:style-name="gr3" draw:text-style-name="P7" draw:layer="layout" svg:width="0.468cm" svg:height="0.165cm" svg:x="20.525cm" svg:y="11.76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8cm" svg:x="21.243cm" svg:y="11.58cm" svg:viewBox="0 0 218 449" svg:d="M130 160h67c13 0 21 0 21-14 0-8-8-8-21-8h-61c24-101 29-114 29-119 0-13-10-19-21-19-2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082cm" svg:height="0.21cm" svg:x="21.542cm" svg:y="11.946cm" svg:viewBox="0 0 83 211" svg:d="M83 74c0-47-17-74-45-74-24 0-38 18-38 37s14 38 38 38c8 0 18-3 24-9 4-2 4-2 5-2 0 0 2 0 2 10 0 52-26 95-50 118-8 8-8 9-8 11 0 6 3 8 8 8 8 0 64-54 64-137z">
            <text:p/>
          </draw:path>
          <draw:path draw:style-name="gr3" draw:text-style-name="P7" draw:layer="layout" svg:width="0.426cm" svg:height="0.38cm" svg:x="22.049cm" svg:y="11.693cm" svg:viewBox="0 0 427 381" svg:d="M251 37c0-19-17-37-37-37s-38 18-38 37c0 21 18 38 38 38s37-16 37-38zM427 342c0-19-16-37-37-37-20 0-38 18-38 37 0 21 18 39 38 39 21 0 37-18 37-39zM75 342c0-19-17-37-38-37-19 0-37 18-37 37 0 21 18 39 37 39 21 0 38-18 38-39z">
            <text:p/>
          </draw:path>
          <draw:path draw:style-name="gr3" draw:text-style-name="P7" draw:layer="layout" svg:width="0.351cm" svg:height="0.319cm" svg:x="22.947cm" svg:y="11.70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ath draw:style-name="gr3" draw:text-style-name="P7" draw:layer="layout" svg:width="0.468cm" svg:height="0.165cm" svg:x="23.563cm" svg:y="11.76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4.3cm" svg:y="11.553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22cm" svg:height="0.44cm" svg:x="24.747cm" svg:y="11.588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7cm" svg:height="0.324cm" svg:x="25.036cm" svg:y="11.70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25.38cm" svg:y="11.709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33cm" svg:height="0.025cm" svg:x="25.803cm" svg:y="11.59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6.241cm" svg:y="11.404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7cm" svg:height="0.448cm" svg:x="26.636cm" svg:y="11.58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</draw:g>
        <draw:g xml:id="id332" draw:id="id332">
          <svg:title>TexMaths</svg:title>
          <svg:desc>20§display§\left dx = \frac{2dt}{1+t^2} \text { and, } \cos x = \frac{1-t^2}{1+t^2}\ \right]§svg§600§FALSE§</svg:desc>
          <draw:polygon draw:style-name="gr2" draw:text-style-name="P6" draw:layer="layout" svg:width="10.272cm" svg:height="1.655cm" svg:x="16.234cm" svg:y="12.747cm" svg:viewBox="0 0 10273 1656" draw:points="5136,1656 0,1656 0,0 10273,0 10273,1656">
            <text:p/>
          </draw:polygon>
          <draw:path draw:style-name="gr3" draw:text-style-name="P7" draw:layer="layout" svg:width="0.335cm" svg:height="0.496cm" svg:x="16.228cm" svg:y="13.281cm" svg:viewBox="0 0 336 497" svg:d="M336 8c0-2 0-8-10-8-9 0-76 6-89 8-5 0-10 3-10 13 0 9 7 9 18 9 33 0 35 5 35 12l-3 14-42 166c-13-25-33-44-65-44-82 0-170 104-170 206 0 67 38 113 94 113 15 0 50-3 92-52 6 28 30 52 64 52 25 0 41-16 52-40 12-24 21-67 21-68 0-8-6-8-8-8-8 0-8 3-9 13-13 46-26 87-55 87-19 0-21-17-21-32 0-17 2-22 5-33zM189 405c-3 13-3 14-15 27-30 38-59 49-78 49-35 0-46-38-46-65 0-35 22-123 40-155 20-42 52-67 81-67 47 0 56 57 56 62 0 3-1 8-3 11z">
            <text:p/>
          </draw:path>
          <draw:path draw:style-name="gr3" draw:text-style-name="P7" draw:layer="layout" svg:width="0.351cm" svg:height="0.319cm" svg:x="16.585cm" svg:y="13.45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7.201cm" svg:y="13.51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18.428cm" svg:y="12.82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35cm" svg:height="0.496cm" svg:x="18.772cm" svg:y="12.806cm" svg:viewBox="0 0 336 497" svg:d="M336 8c0-2 0-8-10-8-9 0-76 6-89 8-5 0-10 3-10 13 0 9 7 9 18 9 33 0 35 5 35 12l-2 14-43 166c-13-25-33-44-65-44-82 0-170 104-170 206 0 67 38 113 94 113 15 0 50-3 92-52 6 28 30 52 64 52 25 0 41-16 52-40 12-24 21-67 21-68 0-8-6-8-8-8-8 0-8 3-9 13-13 46-26 87-55 87-19 0-21-17-21-32 0-17 2-22 5-33zM189 405c-3 13-3 14-15 27-30 38-59 49-78 49-35 0-46-38-46-65 0-35 22-123 40-155 20-42 52-67 81-67 47 0 56 57 56 62 0 3-1 8-3 11z">
            <text:p/>
          </draw:path>
          <draw:path draw:style-name="gr3" draw:text-style-name="P7" draw:layer="layout" svg:width="0.217cm" svg:height="0.448cm" svg:x="19.126cm" svg:y="12.854cm" svg:viewBox="0 0 218 449" svg:d="M130 160h67c13 0 21 0 21-14 0-8-8-8-21-8h-61c24-101 29-114 29-119 0-13-10-19-21-19-2 0-22 0-29 26l-27 112h-67c-15 0-21 0-21 12 0 10 6 10 19 10h63c-50 200-53 211-53 224 0 38 27 65 64 65 73 0 113-103 113-108 0-7-6-7-9-7-5 0-7 2-10 10-30 74-69 89-93 89-14 0-20-9-20-31 0-18 0-23 3-34z">
            <text:p/>
          </draw:path>
          <draw:polygon draw:style-name="gr3" draw:text-style-name="P7" draw:layer="layout" svg:width="1.78cm" svg:height="0.029cm" svg:x="17.988cm" svg:y="13.579cm" svg:viewBox="0 0 1781 30" draw:points="891,30 0,30 0,0 1781,0 1781,30">
            <text:p/>
          </draw:polygon>
          <draw:path draw:style-name="gr3" draw:text-style-name="P7" draw:layer="layout" svg:width="0.233cm" svg:height="0.469cm" svg:x="18.051cm" svg:y="13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8.535cm" svg:y="13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8cm" svg:x="19.215cm" svg:y="13.811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19.484cm" svg:y="13.72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17cm" svg:height="0.324cm" svg:x="20.116cm" svg:y="13.45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20.46cm" svg:y="13.45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48cm" svg:height="0.496cm" svg:x="20.852cm" svg:y="13.281cm" svg:viewBox="0 0 349 497" svg:d="M245 451v46l104-8v-22c-50 0-56-5-56-38v-429l-101 8v22c48 0 54 5 54 39v152c-20-24-51-43-89-43-83 0-157 68-157 160 0 89 69 159 150 159 45 0 77-24 95-46zM245 262v144c0 13 0 15-8 26-21 33-53 49-83 49-32 0-58-17-76-44-17-29-19-69-19-98 0-27 2-69 21-101 16-22 42-44 80-44 26 0 54 9 77 41 8 13 8 15 8 27z">
            <text:p/>
          </draw:path>
          <draw:path draw:style-name="gr3" draw:text-style-name="P7" draw:layer="layout" svg:width="0.082cm" svg:height="0.21cm" svg:x="21.28cm" svg:y="13.694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68cm" svg:height="0.324cm" svg:x="21.79cm" svg:y="13.454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2.099cm" svg:y="13.454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22.454cm" svg:y="13.45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51cm" svg:height="0.319cm" svg:x="22.845cm" svg:y="13.45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3.461cm" svg:y="13.51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24.31cm" svg:y="12.82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4.814cm" svg:y="13.104cm" svg:viewBox="0 0 430 30" svg:d="M406 30c12 0 24 0 24-16 0-14-12-14-24-14h-382c-11 0-24 0-24 14 0 16 13 16 24 16z">
            <text:p/>
          </draw:path>
          <draw:path draw:style-name="gr3" draw:text-style-name="P7" draw:layer="layout" svg:width="0.217cm" svg:height="0.448cm" svg:x="25.475cm" svg:y="12.854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25.744cm" svg:y="12.71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78cm" svg:height="0.029cm" svg:x="24.248cm" svg:y="13.579cm" svg:viewBox="0 0 1781 30" draw:points="891,30 0,30 0,0 1781,0 1781,30">
            <text:p/>
          </draw:polygon>
          <draw:path draw:style-name="gr3" draw:text-style-name="P7" draw:layer="layout" svg:width="0.233cm" svg:height="0.469cm" svg:x="24.31cm" svg:y="13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4.795cm" svg:y="13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8cm" svg:x="25.475cm" svg:y="13.811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25.744cm" svg:y="13.72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26.357cm" svg:y="12.75cm" svg:viewBox="0 0 187 1688" draw:points="147,1649 0,1649 0,1688 187,1688 187,0 0,0 0,38 147,38">
            <text:p/>
          </draw:polygon>
        </draw:g>
        <draw:g xml:id="id333" draw:id="id333">
          <svg:title>TexMaths</svg:title>
          <svg:desc>22§display§= \int \frac{1}{1 + \cos \alpha \left( \frac{1 - t^2}{1 + t^2} \right) }\ \frac{2dt}{1 + t^2}§svg§600§FALSE§</svg:desc>
          <draw:polygon draw:style-name="gr2" draw:text-style-name="P6" draw:layer="layout" svg:width="9.693cm" svg:height="2.289cm" svg:x="5.74cm" svg:y="12.76cm" svg:viewBox="0 0 9694 2290" draw:points="4847,2290 0,2290 0,0 9694,0 9694,2290">
            <text:p/>
          </draw:polygon>
          <draw:path draw:style-name="gr3" draw:text-style-name="P7" draw:layer="layout" svg:width="0.515cm" svg:height="0.182cm" svg:x="5.745cm" svg:y="13.4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6cm" svg:y="12.728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166cm" svg:y="12.74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59cm" svg:height="0.032cm" svg:x="7.512cm" svg:y="13.571cm" svg:viewBox="0 0 5560 33" draw:points="2779,33 0,33 0,0 5560,0 5560,33">
            <text:p/>
          </draw:polygon>
          <draw:path draw:style-name="gr3" draw:text-style-name="P7" draw:layer="layout" svg:width="0.256cm" svg:height="0.516cm" svg:x="7.581cm" svg:y="14.0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114cm" svg:y="14.1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8.871cm" svg:y="14.238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9.209cm" svg:y="14.23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6cm" svg:y="14.23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34cm" svg:height="0.351cm" svg:x="10.04cm" svg:y="14.243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3" draw:text-style-name="P7" draw:layer="layout" svg:width="0.295cm" svg:height="1.391cm" svg:x="10.774cm" svg:y="13.696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198cm" svg:height="0.36cm" svg:x="11.249cm" svg:y="13.92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1.555cm" svg:y="14.131cm" svg:viewBox="0 0 368 28" svg:d="M347 28c7 0 21 0 21-14s-12-14-21-14h-326c-9 0-21 0-21 14s12 14 21 14z">
            <text:p/>
          </draw:path>
          <draw:path draw:style-name="gr3" draw:text-style-name="P7" draw:layer="layout" svg:width="0.184cm" svg:height="0.344cm" svg:x="12.004cm" svg:y="13.942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2.249cm" svg:y="13.868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1.328cm" svg:height="0.032cm" svg:x="11.189cm" svg:y="14.375cm" svg:viewBox="0 0 1329 33" draw:points="664,33 0,33 0,0 1329,0 1329,33">
            <text:p/>
          </draw:polygon>
          <draw:path draw:style-name="gr3" draw:text-style-name="P7" draw:layer="layout" svg:width="0.198cm" svg:height="0.36cm" svg:x="11.252cm" svg:y="14.491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1.539cm" svg:y="14.51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1.999cm" svg:y="14.513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2.245cm" svg:y="14.439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5cm" svg:height="1.391cm" svg:x="12.636cm" svg:y="13.696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309cm" svg:height="0.516cm" svg:x="13.996cm" svg:y="12.74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4.376cm" svg:y="12.72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4.765cm" svg:y="12.774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3.514cm" svg:y="13.571cm" svg:viewBox="0 0 1959 33" draw:points="980,33 0,33 0,0 1959,0 1959,33">
            <text:p/>
          </draw:polygon>
          <draw:path draw:style-name="gr3" draw:text-style-name="P7" draw:layer="layout" svg:width="0.256cm" svg:height="0.516cm" svg:x="13.583cm" svg:y="13.7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4.116cm" svg:y="13.8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4.864cm" svg:y="13.826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5.158cm" svg:y="13.728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326" draw:id="id326">
          <svg:title>TexMaths</svg:title>
          <svg:desc>22§display§= \frac{1}{3} \log \left[\  \frac{3\tan \left( \frac{x}{2} \right) - 1}{3\tan \left( \frac{x}{2} \right) + 1}\  \right]  \ + \ c§svg§600§FALSE§</svg:desc>
          <draw:polygon draw:style-name="gr2" draw:text-style-name="P6" draw:layer="layout" svg:width="10.302cm" svg:height="2.241cm" svg:x="5.645cm" svg:y="7.774cm" svg:viewBox="0 0 10303 2242" draw:points="5152,2242 0,2242 0,0 10303,0 10303,2242">
            <text:p/>
          </draw:polygon>
          <draw:path draw:style-name="gr3" draw:text-style-name="P7" draw:layer="layout" svg:width="0.515cm" svg:height="0.182cm" svg:x="5.65cm" svg:y="8.8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585cm" svg:y="8.0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514cm" svg:y="8.879cm" svg:viewBox="0 0 389 33" draw:points="194,33 0,33 0,0 389,0 389,33">
            <text:p/>
          </draw:polygon>
          <draw:path draw:style-name="gr3" draw:text-style-name="P7" draw:layer="layout" svg:width="0.321cm" svg:height="0.532cm" svg:x="6.548cm" svg:y="9.10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7cm" svg:x="7.15cm" svg:y="8.551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7.359cm" svg:y="8.74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746cm" svg:y="8.73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23cm" svg:height="2.32cm" svg:x="8.465cm" svg:y="7.735cm" svg:viewBox="0 0 231 2321" draw:points="0,2321 231,2321 231,2272 48,2272 48,48 231,48 231,0 0,0">
            <text:p/>
          </draw:polygon>
          <draw:path draw:style-name="gr3" draw:text-style-name="P7" draw:layer="layout" svg:width="0.321cm" svg:height="0.532cm" svg:x="9.086cm" svg:y="8.001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9.582cm" svg:y="8.04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901cm" svg:y="8.17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9-70-67 0-42 33-108 160-111z">
            <text:p/>
          </draw:path>
          <draw:path draw:style-name="gr3" draw:text-style-name="P7" draw:layer="layout" svg:width="0.39cm" svg:height="0.342cm" svg:x="10.281cm" svg:y="8.17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10.932cm" svg:y="7.858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11.288cm" svg:y="7.973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351cm" svg:height="0.032cm" svg:x="11.261cm" svg:y="8.307cm" svg:viewBox="0 0 352 33" draw:points="176,33 0,33 0,0 352,0 352,33">
            <text:p/>
          </draw:polygon>
          <draw:path draw:style-name="gr3" draw:text-style-name="P7" draw:layer="layout" svg:width="0.24cm" svg:height="0.36cm" svg:x="11.316cm" svg:y="8.42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1.738cm" svg:y="7.858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472cm" svg:height="0.032cm" svg:x="12.294cm" svg:y="8.30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072cm" svg:y="8.00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339cm" svg:height="0.032cm" svg:x="9.052cm" svg:y="8.879cm" svg:viewBox="0 0 4340 33" draw:points="2170,33 0,33 0,0 4340,0 4340,33">
            <text:p/>
          </draw:polygon>
          <draw:path draw:style-name="gr3" draw:text-style-name="P7" draw:layer="layout" svg:width="0.321cm" svg:height="0.532cm" svg:x="9.086cm" svg:y="9.144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9.582cm" svg:y="9.18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901cm" svg:y="9.313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9-70-67 0-42 33-108 160-111z">
            <text:p/>
          </draw:path>
          <draw:path draw:style-name="gr3" draw:text-style-name="P7" draw:layer="layout" svg:width="0.39cm" svg:height="0.342cm" svg:x="10.281cm" svg:y="9.31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10.932cm" svg:y="9.002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11.288cm" svg:y="9.116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351cm" svg:height="0.032cm" svg:x="11.261cm" svg:y="9.451cm" svg:viewBox="0 0 352 33" draw:points="176,33 0,33 0,0 352,0 352,33">
            <text:p/>
          </draw:polygon>
          <draw:path draw:style-name="gr3" draw:text-style-name="P7" draw:layer="layout" svg:width="0.24cm" svg:height="0.36cm" svg:x="11.316cm" svg:y="9.56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1.738cm" svg:y="9.002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515cm" svg:height="0.516cm" svg:x="12.273cm" svg:y="9.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072cm" svg:y="9.14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3cm" svg:height="2.32cm" svg:x="13.75cm" svg:y="7.735cm" svg:viewBox="0 0 231 2321" draw:points="183,2272 0,2272 0,2321 231,2321 231,0 0,0 0,48 183,48">
            <text:p/>
          </draw:polygon>
          <draw:path draw:style-name="gr3" draw:text-style-name="P7" draw:layer="layout" svg:width="0.515cm" svg:height="0.516cm" svg:x="14.665cm" svg:y="8.63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684cm" svg:y="8.747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</draw:g>
        <draw:g xml:id="id324" draw:id="id324">
          <svg:title>TexMaths</svg:title>
          <svg:desc>24§display§\therefore§svg§600§FALSE§</svg:desc>
          <draw:polygon draw:style-name="gr2" draw:text-style-name="P6" draw:layer="layout" svg:width="0.453cm" svg:height="0.371cm" svg:x="3.542cm" svg:y="8.749cm" svg:viewBox="0 0 454 372" draw:points="227,372 0,372 0,0 454,0 454,372">
            <text:p/>
          </draw:polygon>
          <draw:path draw:style-name="gr3" draw:text-style-name="P7" draw:layer="layout" svg:width="0.513cm" svg:height="0.455cm" svg:x="3.525cm" svg:y="8.7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5" smil:attributeName="visibility" smil:to="visible"/>
                  <anim:animate smil:dur="0.5s" smil:fill="hold" smil:targetElement="id325" smil:attributeName="x" smil:values="x;x" smil:keyTimes="0;1"/>
                  <anim:animate smil:dur="0.5s" smil:fill="hold" smil:targetElement="id3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6" smil:attributeName="visibility" smil:to="visible"/>
                  <anim:animate smil:dur="0.5s" smil:fill="hold" smil:targetElement="id326" smil:attributeName="x" smil:values="x;x" smil:keyTimes="0;1"/>
                  <anim:animate smil:dur="0.5s" smil:fill="hold" smil:targetElement="id3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7" smil:attributeName="visibility" smil:to="visible"/>
                  <anim:animate smil:dur="0.5s" smil:fill="hold" smil:targetElement="id327" smil:attributeName="width" smil:values="width*0.05;width" smil:keyTimes="0;1"/>
                  <anim:animate smil:dur="0.5s" smil:fill="hold" smil:targetElement="id327" smil:attributeName="height" smil:values="height;height" smil:keyTimes="0;1"/>
                  <anim:animate smil:dur="0.5s" smil:fill="hold" smil:targetElement="id327" smil:attributeName="x" smil:values="x-.2;x" smil:keyTimes="0;1"/>
                  <anim:animate smil:dur="0.5s" smil:fill="hold" smil:targetElement="id327" smil:attributeName="y" smil:values="y;y" smil:keyTimes="0;1"/>
                  <anim:transitionFilter smil:dur="0.5s" smil:targetElement="id32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8" smil:attributeName="visibility" smil:to="visible"/>
                  <anim:animate smil:dur="0.5s" smil:fill="hold" smil:targetElement="id328" smil:attributeName="width" smil:values="width*0.05;width" smil:keyTimes="0;1"/>
                  <anim:animate smil:dur="0.5s" smil:fill="hold" smil:targetElement="id328" smil:attributeName="height" smil:values="height;height" smil:keyTimes="0;1"/>
                  <anim:animate smil:dur="0.5s" smil:fill="hold" smil:targetElement="id328" smil:attributeName="x" smil:values="x-.2;x" smil:keyTimes="0;1"/>
                  <anim:animate smil:dur="0.5s" smil:fill="hold" smil:targetElement="id328" smil:attributeName="y" smil:values="y;y" smil:keyTimes="0;1"/>
                  <anim:transitionFilter smil:dur="0.5s" smil:targetElement="id32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9" smil:attributeName="visibility" smil:to="visible"/>
                  <anim:animate smil:dur="0.5s" smil:fill="hold" smil:targetElement="id329" smil:attributeName="width" smil:values="width*0.05;width" smil:keyTimes="0;1"/>
                  <anim:animate smil:dur="0.5s" smil:fill="hold" smil:targetElement="id329" smil:attributeName="height" smil:values="height;height" smil:keyTimes="0;1"/>
                  <anim:animate smil:dur="0.5s" smil:fill="hold" smil:targetElement="id329" smil:attributeName="x" smil:values="x-.2;x" smil:keyTimes="0;1"/>
                  <anim:animate smil:dur="0.5s" smil:fill="hold" smil:targetElement="id329" smil:attributeName="y" smil:values="y;y" smil:keyTimes="0;1"/>
                  <anim:transitionFilter smil:dur="0.5s" smil:targetElement="id32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1+width/2;x" smil:keyTimes="0;1"/>
                  <anim:animate smil:dur="0.5s" smil:fill="hold" smil:targetElement="id33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32" smil:attributeName="visibility" smil:to="visible"/>
                  <anim:animate smil:dur="0.5s" smil:fill="hold" smil:targetElement="id332" smil:attributeName="x" smil:values="1+width/2;x" smil:keyTimes="0;1"/>
                  <anim:animate smil:dur="0.5s" smil:fill="hold" smil:targetElement="id33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3" smil:attributeName="visibility" smil:to="visible"/>
                  <anim:animate smil:dur="0.5s" smil:fill="hold" smil:targetElement="id333" smil:attributeName="x" smil:values="x;x" smil:keyTimes="0;1"/>
                  <anim:animate smil:dur="0.5s" smil:fill="hold" smil:targetElement="id33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34" draw:id="id334">
          <svg:title>TexMaths</svg:title>
          <svg:desc>24§display§\text {I}§svg§600§FALSE§</svg:desc>
          <draw:polygon draw:style-name="gr2" draw:text-style-name="P6" draw:layer="layout" svg:width="0.197cm" svg:height="0.493cm" svg:x="4.946cm" svg:y="1.446cm" svg:viewBox="0 0 198 494" draw:points="100,494 0,494 0,0 198,0 198,494">
            <text:p/>
          </draw:polygon>
          <draw:path draw:style-name="gr3" draw:text-style-name="P7" draw:layer="layout" svg:width="0.258cm" svg:height="0.577cm" svg:x="4.927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5" draw:id="id335">
          <svg:title>TexMaths</svg:title>
          <svg:desc>22§display§= \int \frac{1}{ \frac{1 + t^2 + \cos \alpha - t^2 \cos \alpha }{1 + t^2}  }\ \frac{2dt}{1 + t^2}§svg§600§FALSE§</svg:desc>
          <draw:polygon draw:style-name="gr2" draw:text-style-name="P6" draw:layer="layout" svg:width="9.908cm" svg:height="1.937cm" svg:x="5.644cm" svg:y="0.87cm" svg:viewBox="0 0 9909 1938" draw:points="4954,1938 0,1938 0,0 9909,0 9909,1938">
            <text:p/>
          </draw:polygon>
          <draw:path draw:style-name="gr3" draw:text-style-name="P7" draw:layer="layout" svg:width="0.515cm" svg:height="0.182cm" svg:x="5.649cm" svg:y="1.6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4cm" svg:y="0.838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179cm" svg:y="0.85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75cm" svg:height="0.032cm" svg:x="7.416cm" svg:y="1.681cm" svg:viewBox="0 0 5776 33" draw:points="2888,33 0,33 0,0 5776,0 5776,33">
            <text:p/>
          </draw:polygon>
          <draw:path draw:style-name="gr3" draw:text-style-name="P7" draw:layer="layout" svg:width="0.198cm" svg:height="0.36cm" svg:x="7.567cm" svg:y="1.8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7.854cm" svg:y="1.875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8.314cm" svg:y="1.87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8.56cm" svg:y="1.79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98cm" svg:height="0.4cm" svg:x="8.864cm" svg:y="1.875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3cm" svg:height="0.247cm" svg:x="9.327cm" svg:y="1.968cm" svg:viewBox="0 0 231 248" svg:d="M187 26c-9 4-15 13-15 23 0 16 11 27 25 27 16 0 26-11 26-27 0-49-75-49-91-49-81 0-132 63-132 125 0 69 58 123 130 123 81 0 101-63 101-70s-8-7-9-7c-9 0-9 1-11 10-12 34-42 50-75 50-37 0-87-27-87-106 0-69 34-107 85-107 7 0 33 0 53 8z">
            <text:p/>
          </draw:path>
          <draw:path draw:style-name="gr3" draw:text-style-name="P7" draw:layer="layout" svg:width="0.266cm" svg:height="0.247cm" svg:x="9.598cm" svg:y="1.968cm" svg:viewBox="0 0 267 248" svg:d="M267 127c0-69-58-127-133-127-76 0-134 58-134 127 0 68 60 121 134 121s133-53 133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9.91cm" svg:y="1.968cm" svg:viewBox="0 0 197 248" svg:d="M183 14c0-9 0-14-9-14-2 0-3 0-10 7-2 0-7 5-9 7-18-10-39-14-58-14-78 0-97 40-97 69 0 17 7 31 21 42 21 17 41 21 76 26 26 6 70 13 70 50 0 21-14 47-67 47-52 0-72-35-81-72-1-7-1-9-10-9s-9 4-9 14v67c0 9 0 14 7 14 5 0 16-10 26-23 25 23 55 23 67 23 71 0 97-37 97-76 0-21-9-36-23-51-21-19-46-22-65-26-44-7-79-14-79-44 0-16 14-39 67-39 63 0 65 46 67 62 0 5 7 5 8 5 11 0 11-3 11-14z">
            <text:p/>
          </draw:path>
          <draw:path draw:style-name="gr3" draw:text-style-name="P7" draw:layer="layout" svg:width="0.333cm" svg:height="0.245cm" svg:x="10.269cm" svg:y="1.971cm" svg:viewBox="0 0 334 246" svg:d="M264 164c49-53 70-125 70-131 0-7-7-7-8-7-9 0-9 2-13 14-9 36-28 69-51 99 0-9-2-46-2-51-8-53-49-88-103-88-80 0-157 74-157 151 0 50 37 95 100 95 50 0 95-23 125-47 13 40 41 47 57 47 31 0 51-26 51-38 0-7-6-7-9-7-7 0-9 3-9 5-9 21-25 25-32 25s-17 0-19-67zM222 181c-53 44-101 50-122 50-35 0-54-25-54-60 0-16 7-76 35-113 25-33 56-42 76-42 42 0 56 42 59 76 4 22 2 61 6 89z">
            <text:p/>
          </draw:path>
          <draw:path draw:style-name="gr3" draw:text-style-name="P7" draw:layer="layout" svg:width="0.367cm" svg:height="0.027cm" svg:x="10.695cm" svg:y="2.061cm" svg:viewBox="0 0 368 28" svg:d="M347 28c7 0 21 0 21-14s-13-14-21-14h-326c-9 0-21 0-21 14s12 14 21 14z">
            <text:p/>
          </draw:path>
          <draw:path draw:style-name="gr3" draw:text-style-name="P7" draw:layer="layout" svg:width="0.184cm" svg:height="0.344cm" svg:x="11.143cm" svg:y="1.87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1.39cm" svg:y="1.79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3cm" svg:height="0.247cm" svg:x="11.786cm" svg:y="1.968cm" svg:viewBox="0 0 231 248" svg:d="M187 26c-9 4-15 13-15 23 0 16 9 27 25 27s26-11 26-27c0-49-75-49-91-49-81 0-132 63-132 125 0 69 58 123 130 123 81 0 101-63 101-70s-8-7-9-7c-9 0-9 1-11 10-12 34-42 50-75 50-37 0-87-27-87-106 0-69 34-107 85-107 7 0 33 0 53 8z">
            <text:p/>
          </draw:path>
          <draw:path draw:style-name="gr3" draw:text-style-name="P7" draw:layer="layout" svg:width="0.266cm" svg:height="0.247cm" svg:x="12.057cm" svg:y="1.968cm" svg:viewBox="0 0 267 248" svg:d="M267 127c0-69-58-127-133-127-76 0-134 58-134 127 0 68 60 121 134 121s133-53 133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12.368cm" svg:y="1.968cm" svg:viewBox="0 0 197 248" svg:d="M183 14c0-9 0-14-9-14-2 0-3 0-10 7-2 0-7 5-11 7-16-10-37-14-56-14-78 0-97 40-97 69 0 17 7 31 21 42 21 17 41 21 76 26 26 6 70 13 70 50 0 21-14 47-67 47-52 0-72-35-81-72-1-7-1-9-10-9s-9 4-9 14v67c0 9 0 14 7 14 5 0 16-10 26-23 25 23 55 23 67 23 71 0 97-37 97-76 0-21-9-36-23-51-21-19-46-22-65-26-44-7-79-14-79-44 0-16 14-39 67-39 63 0 65 46 67 62 0 5 7 5 8 5 11 0 11-3 11-14z">
            <text:p/>
          </draw:path>
          <draw:path draw:style-name="gr3" draw:text-style-name="P7" draw:layer="layout" svg:width="0.333cm" svg:height="0.245cm" svg:x="12.729cm" svg:y="1.971cm" svg:viewBox="0 0 334 246" svg:d="M264 164c49-53 70-125 70-131 0-7-7-7-8-7-9 0-9 2-13 14-9 36-28 69-51 99 0-9-2-46-2-51-8-53-49-88-103-88-80 0-157 74-157 151 0 50 37 95 100 95 50 0 95-23 125-47 13 40 41 47 57 47 31 0 51-26 51-38 0-7-7-7-9-7-7 0-9 3-9 5-9 21-25 25-32 25s-17 0-19-67zM222 181c-53 44-101 50-122 50-35 0-54-25-54-60 0-16 7-76 35-113 25-33 56-42 76-42 42 0 56 42 59 76 4 22 2 61 6 89z">
            <text:p/>
          </draw:path>
          <draw:polygon draw:style-name="gr3" draw:text-style-name="P7" draw:layer="layout" svg:width="5.588cm" svg:height="0.032cm" svg:x="7.509cm" svg:y="2.306cm" svg:viewBox="0 0 5589 33" draw:points="2795,33 0,33 0,0 5589,0 5589,33">
            <text:p/>
          </draw:polygon>
          <draw:path draw:style-name="gr3" draw:text-style-name="P7" draw:layer="layout" svg:width="0.198cm" svg:height="0.36cm" svg:x="9.702cm" svg:y="2.4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9.989cm" svg:y="2.445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45cm" svg:y="2.44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695cm" svg:y="2.369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09cm" svg:height="0.516cm" svg:x="14.116cm" svg:y="0.85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8 7-59 7-74 7z">
            <text:p/>
          </draw:path>
          <draw:path draw:style-name="gr3" draw:text-style-name="P7" draw:layer="layout" svg:width="0.369cm" svg:height="0.546cm" svg:x="14.494cm" svg:y="0.831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4cm" svg:x="14.885cm" svg:y="0.88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3.633cm" svg:y="1.681cm" svg:viewBox="0 0 1959 33" draw:points="980,33 0,33 0,0 1959,0 1959,33">
            <text:p/>
          </draw:polygon>
          <draw:path draw:style-name="gr3" draw:text-style-name="P7" draw:layer="layout" svg:width="0.256cm" svg:height="0.516cm" svg:x="13.702cm" svg:y="1.90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4.233cm" svg:y="1.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4.981cm" svg:y="1.93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24cm" svg:height="0.36cm" svg:x="15.277cm" svg:y="1.83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36" draw:id="id336">
          <svg:title>TexMaths</svg:title>
          <svg:desc>22§display§= 2\int \frac{1}{ (1 + \cos \alpha ) + (1 - \cos \alpha)t^2 } \ dt§svg§600§FALSE§</svg:desc>
          <draw:polygon draw:style-name="gr2" draw:text-style-name="P6" draw:layer="layout" svg:width="12.018cm" svg:height="1.7cm" svg:x="5.645cm" svg:y="3.769cm" svg:viewBox="0 0 12019 1701" draw:points="6011,1701 0,1701 0,0 12019,0 12019,1701">
            <text:p/>
          </draw:polygon>
          <draw:path draw:style-name="gr3" draw:text-style-name="P7" draw:layer="layout" svg:width="0.515cm" svg:height="0.182cm" svg:x="5.65cm" svg:y="4.4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462cm" svg:y="4.26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6.981cm" svg:y="3.7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2.189cm" svg:y="3.7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76cm" svg:height="0.032cm" svg:x="7.933cm" svg:y="4.573cm" svg:viewBox="0 0 8761 33" draw:points="4381,33 0,33 0,0 8761,0 8761,33">
            <text:p/>
          </draw:polygon>
          <draw:path draw:style-name="gr3" draw:text-style-name="P7" draw:layer="layout" svg:width="0.18cm" svg:height="0.774cm" svg:x="8.009cm" svg:y="4.73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8.303cm" svg:y="4.79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8.836cm" svg:y="4.8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9.591cm" svg:y="4.968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931cm" svg:y="4.96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321cm" svg:y="4.96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34cm" svg:height="0.351cm" svg:x="10.761cm" svg:y="4.971cm" svg:viewBox="0 0 435 352" svg:d="M338 160c0-121-72-160-129-160-107 0-209 111-209 220 0 72 46 132 125 132 49 0 106-18 165-65 9 40 36 65 71 65 40 0 65-42 65-54 0-6-5-9-11-9-5 0-7 3-8 9-15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3" draw:text-style-name="P7" draw:layer="layout" svg:width="0.18cm" svg:height="0.774cm" svg:x="11.27cm" svg:y="4.73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1.742cm" svg:y="4.8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2.55cm" svg:y="4.73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12.842cm" svg:y="4.79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3.396cm" svg:y="5.105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4.132cm" svg:y="4.968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47cm" svg:y="4.96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4.861cm" svg:y="4.96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34cm" svg:height="0.351cm" svg:x="15.301cm" svg:y="4.971cm" svg:viewBox="0 0 435 352" svg:d="M338 160c0-121-72-160-129-160-107 0-209 111-209 220 0 72 46 132 125 132 49 0 106-18 165-65 9 40 36 65 71 65 40 0 65-42 65-54 0-6-5-9-11-9-5 0-7 3-8 9-15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3" draw:text-style-name="P7" draw:layer="layout" svg:width="0.18cm" svg:height="0.774cm" svg:x="15.811cm" svg:y="4.73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38cm" svg:height="0.494cm" svg:x="16.086cm" svg:y="4.828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16.381cm" svg:y="4.7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075cm" svg:y="4.246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7.464cm" svg:y="4.29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337" draw:id="id337">
          <svg:title>TexMaths</svg:title>
          <svg:desc>22§display§= 2\int \frac{1}{ 2\cos^2\left( \frac{\alpha}{2} \right) + 2\sin^2\left( \frac{\alpha}{2} \right) .t^2 } \ dt§svg§600§FALSE§</svg:desc>
          <draw:polygon draw:style-name="gr2" draw:text-style-name="P6" draw:layer="layout" svg:width="11.732cm" svg:height="1.836cm" svg:x="5.645cm" svg:y="6.469cm" svg:viewBox="0 0 11733 1837" draw:points="5866,1837 0,1837 0,0 11733,0 11733,1837">
            <text:p/>
          </draw:polygon>
          <draw:path draw:style-name="gr3" draw:text-style-name="P7" draw:layer="layout" svg:width="0.515cm" svg:height="0.182cm" svg:x="5.65cm" svg:y="7.1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462cm" svg:y="6.96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6.981cm" svg:y="6.43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7" draw:layer="layout" svg:width="0.256cm" svg:height="0.517cm" svg:x="12.046cm" svg:y="6.4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475cm" svg:height="0.032cm" svg:x="7.933cm" svg:y="7.273cm" svg:viewBox="0 0 8476 33" draw:points="4238,33 0,33 0,0 8476,0 8476,33">
            <text:p/>
          </draw:polygon>
          <draw:path draw:style-name="gr3" draw:text-style-name="P7" draw:layer="layout" svg:width="0.309cm" svg:height="0.517cm" svg:x="7.972cm" svg:y="7.55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95cm" svg:height="0.356cm" svg:x="8.475cm" svg:y="7.726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8.813cm" svg:y="7.726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54cm" svg:height="0.356cm" svg:x="9.204cm" svg:y="7.7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9.517cm" svg:y="7.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0.076cm" svg:y="7.414cm" svg:viewBox="0 0 204 930" svg:d="M204 921c0-2-2-4-3-7-36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33cm" svg:height="0.246cm" svg:x="10.439cm" svg:y="7.529cm" svg:viewBox="0 0 334 247" svg:d="M264 164c49-53 70-125 70-131 0-7-7-7-8-7-9 0-9 2-13 14-9 36-28 69-51 99 0-9-2-46-2-51-8-53-49-88-103-88-80 0-157 74-157 151 0 50 37 96 100 96 50 0 95-23 125-48 13 40 41 48 57 48 31 0 51-27 51-39 0-7-6-7-9-7-7 0-9 3-9 5-9 21-25 25-32 25s-17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10.406cm" svg:y="7.863cm" svg:viewBox="0 0 403 33" draw:points="202,33 0,33 0,0 403,0 403,33">
            <text:p/>
          </draw:polygon>
          <draw:path draw:style-name="gr3" draw:text-style-name="P7" draw:layer="layout" svg:width="0.24cm" svg:height="0.36cm" svg:x="10.486cm" svg:y="7.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0.935cm" svg:y="7.414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7" draw:layer="layout" svg:width="0.515cm" svg:height="0.517cm" svg:x="11.47cm" svg:y="7.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239cm" svg:y="7.55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254cm" svg:height="0.356cm" svg:x="12.741cm" svg:y="7.7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045cm" svg:y="7.555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26cm" svg:y="7.72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3.698cm" svg:y="7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4.258cm" svg:y="7.414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33cm" svg:height="0.246cm" svg:x="14.621cm" svg:y="7.529cm" svg:viewBox="0 0 334 247" svg:d="M264 164c49-53 70-125 70-131 0-7-7-7-8-7-9 0-9 2-13 14-10 36-28 69-51 99 0-9-2-46-2-51-8-53-49-88-103-88-80 0-157 74-157 151 0 50 37 96 100 96 50 0 95-23 125-48 13 40 41 48 57 48 31 0 51-27 51-39 0-7-7-7-9-7-7 0-9 3-9 5-9 21-25 25-32 25s-17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14.587cm" svg:y="7.863cm" svg:viewBox="0 0 403 33" draw:points="202,33 0,33 0,0 403,0 403,33">
            <text:p/>
          </draw:polygon>
          <draw:path draw:style-name="gr3" draw:text-style-name="P7" draw:layer="layout" svg:width="0.24cm" svg:height="0.36cm" svg:x="14.668cm" svg:y="7.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5.117cm" svg:y="7.414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7" draw:layer="layout" svg:width="0.083cm" svg:height="0.084cm" svg:x="15.632cm" svg:y="7.99cm" svg:viewBox="0 0 84 85" svg:d="M84 42c0-23-19-42-42-42s-42 19-42 42 19 43 42 43 42-20 42-43z">
            <text:p/>
          </draw:path>
          <draw:path draw:style-name="gr3" draw:text-style-name="P7" draw:layer="layout" svg:width="0.238cm" svg:height="0.494cm" svg:x="15.798cm" svg:y="7.589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6.094cm" svg:y="7.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6.789cm" svg:y="6.946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238cm" svg:height="0.494cm" svg:x="17.178cm" svg:y="6.999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2-25 3-37z">
            <text:p/>
          </draw:path>
        </draw:g>
        <draw:g xml:id="id338" draw:id="id338">
          <svg:title>TexMaths</svg:title>
          <svg:desc>22§display§= 2\int \frac{1}{ 2 \left[ \cos^2\left( \frac{\alpha}{2} \right) + \sin^2\left( \frac{\alpha}{2} \right) .t^2 \right]  } \ dt§svg§600§FALSE§</svg:desc>
          <draw:polygon draw:style-name="gr2" draw:text-style-name="P6" draw:layer="layout" svg:width="11.862cm" svg:height="1.836cm" svg:x="5.646cm" svg:y="9.369cm" svg:viewBox="0 0 11863 1837" draw:points="5932,1837 0,1837 0,0 11863,0 11863,1837">
            <text:p/>
          </draw:polygon>
          <draw:path draw:style-name="gr3" draw:text-style-name="P7" draw:layer="layout" svg:width="0.515cm" svg:height="0.182cm" svg:x="5.651cm" svg:y="10.0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463cm" svg:y="9.86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6.982cm" svg:y="9.33cm" svg:viewBox="0 0 688 1720" svg:d="M37 1685c25 0 39-18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9-69 356-14 56-49 202-113 202-28 0-45-19-47-19z">
            <text:p/>
          </draw:path>
          <draw:path draw:style-name="gr3" draw:text-style-name="P7" draw:layer="layout" svg:width="0.256cm" svg:height="0.517cm" svg:x="12.111cm" svg:y="9.34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8.604cm" svg:height="0.032cm" svg:x="7.934cm" svg:y="10.173cm" svg:viewBox="0 0 8605 33" draw:points="4304,33 0,33 0,0 8605,0 8605,33">
            <text:p/>
          </draw:polygon>
          <draw:path draw:style-name="gr3" draw:text-style-name="P7" draw:layer="layout" svg:width="0.309cm" svg:height="0.517cm" svg:x="7.973cm" svg:y="10.45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7" draw:layer="layout" svg:width="0.149cm" svg:height="0.929cm" svg:x="8.607cm" svg:y="10.314cm" svg:viewBox="0 0 150 930" draw:points="0,930 150,930 150,898 32,898 32,32 150,32 150,0 0,0">
            <text:p/>
          </draw:polygon>
          <draw:path draw:style-name="gr3" draw:text-style-name="P7" draw:layer="layout" svg:width="0.295cm" svg:height="0.356cm" svg:x="8.798cm" svg:y="10.626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9.136cm" svg:y="10.626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54cm" svg:height="0.356cm" svg:x="9.527cm" svg:y="10.6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9.84cm" svg:y="10.3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0.4cm" svg:y="10.314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33cm" svg:height="0.246cm" svg:x="10.763cm" svg:y="10.429cm" svg:viewBox="0 0 334 247" svg:d="M264 164c49-53 70-125 70-131 0-7-7-7-8-7-9 0-9 2-13 14-8 36-28 69-51 99 0-9-2-46-2-51-8-53-49-88-103-88-80 0-157 74-157 151 0 50 37 96 100 96 50 0 95-23 125-48 13 40 41 48 57 48 31 0 51-27 51-39 0-7-6-7-9-7-7 0-9 3-9 5-9 21-25 25-32 25s-15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10.729cm" svg:y="10.763cm" svg:viewBox="0 0 403 33" draw:points="202,33 0,33 0,0 403,0 403,33">
            <text:p/>
          </draw:polygon>
          <draw:path draw:style-name="gr3" draw:text-style-name="P7" draw:layer="layout" svg:width="0.24cm" svg:height="0.36cm" svg:x="10.81cm" svg:y="10.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1.259cm" svg:y="10.314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7" draw:layer="layout" svg:width="0.515cm" svg:height="0.517cm" svg:x="11.794cm" svg:y="10.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4cm" svg:height="0.356cm" svg:x="12.549cm" svg:y="10.6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855cm" svg:y="10.455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068cm" svg:y="10.629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3.509cm" svg:y="10.2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4.066cm" svg:y="10.314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33cm" svg:height="0.246cm" svg:x="14.431cm" svg:y="10.429cm" svg:viewBox="0 0 334 247" svg:d="M264 164c49-53 70-125 70-131 0-7-7-7-8-7-9 0-9 2-13 14-8 36-28 69-51 99 0-9-2-46-2-51-8-53-49-88-103-88-80 0-157 74-157 151 0 50 37 96 100 96 50 0 95-23 125-48 13 40 41 48 57 48 31 0 51-27 51-39 0-7-6-7-9-7-7 0-9 3-9 5-9 21-25 25-32 25s-15 0-19-67zM222 181c-53 44-101 50-120 50-37 0-56-25-56-60 0-16 7-76 35-113 25-33 56-42 76-42 42 0 56 42 59 76 4 22 2 61 6 89z">
            <text:p/>
          </draw:path>
          <draw:polygon draw:style-name="gr3" draw:text-style-name="P7" draw:layer="layout" svg:width="0.402cm" svg:height="0.032cm" svg:x="14.397cm" svg:y="10.763cm" svg:viewBox="0 0 403 33" draw:points="202,33 0,33 0,0 403,0 403,33">
            <text:p/>
          </draw:polygon>
          <draw:path draw:style-name="gr3" draw:text-style-name="P7" draw:layer="layout" svg:width="0.24cm" svg:height="0.36cm" svg:x="14.478cm" svg:y="10.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4.925cm" svg:y="10.314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7" draw:layer="layout" svg:width="0.083cm" svg:height="0.084cm" svg:x="15.441cm" svg:y="10.89cm" svg:viewBox="0 0 84 85" svg:d="M84 42c0-23-19-42-42-42s-42 19-42 42 19 43 42 43 42-20 42-43z">
            <text:p/>
          </draw:path>
          <draw:path draw:style-name="gr3" draw:text-style-name="P7" draw:layer="layout" svg:width="0.238cm" svg:height="0.494cm" svg:x="15.607cm" svg:y="10.489cm" svg:viewBox="0 0 239 495" svg:d="M143 176h73c15 0 23 0 23-16 0-9-8-9-23-9h-66c26-111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5.902cm" svg:y="10.3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49cm" svg:height="0.929cm" svg:x="16.233cm" svg:y="10.314cm" svg:viewBox="0 0 150 930" draw:points="150,930 150,0 0,0 0,32 120,32 120,898 0,898 0,930">
            <text:p/>
          </draw:polygon>
          <draw:path draw:style-name="gr3" draw:text-style-name="P7" draw:layer="layout" svg:width="0.369cm" svg:height="0.547cm" svg:x="16.92cm" svg:y="9.846cm" svg:viewBox="0 0 370 548" svg:d="M370 9c0-2 0-9-11-9-10 0-84 7-99 9-5 0-10 3-10 14 0 10 7 10 19 10 37 0 39 6 39 13l-3 16-46 183c-14-28-37-50-72-50-90 0-187 115-187 228 0 74 42 125 104 125 16 0 54-4 100-58 7 31 34 58 71 58 28 0 45-18 58-44 12-27 23-74 23-76 0-9-7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238cm" svg:height="0.494cm" svg:x="17.309cm" svg:y="9.899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</draw:g>
        <draw:g xml:id="id339" draw:id="id339">
          <svg:title>TexMaths</svg:title>
          <svg:desc>22§display§= \int \frac{1}{  \left[ \cos \left( \frac{\alpha}{2} \right)\right]^2 + \left[ t.\sin \left( \frac{\alpha}{2} \right)  \right]^2  } \ dt§svg§600§FALSE§</svg:desc>
          <draw:polygon draw:style-name="gr2" draw:text-style-name="P6" draw:layer="layout" svg:width="11.127cm" svg:height="1.977cm" svg:x="5.647cm" svg:y="12.07cm" svg:viewBox="0 0 11128 1978" draw:points="5565,1978 0,1978 0,0 11128,0 11128,1978">
            <text:p/>
          </draw:polygon>
          <draw:path draw:style-name="gr3" draw:text-style-name="P7" draw:layer="layout" svg:width="0.515cm" svg:height="0.182cm" svg:x="5.652cm" svg:y="12.8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7cm" svg:y="12.031cm" svg:viewBox="0 0 688 1720" svg:d="M37 1685c25 0 39-17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3-113 203-28 0-45-20-47-20z">
            <text:p/>
          </draw:path>
          <draw:path draw:style-name="gr3" draw:text-style-name="P7" draw:layer="layout" svg:width="0.256cm" svg:height="0.517cm" svg:x="11.487cm" svg:y="12.04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385cm" svg:height="0.032cm" svg:x="7.419cm" svg:y="12.874cm" svg:viewBox="0 0 8386 33" draw:points="4194,33 0,33 0,0 8386,0 8386,33">
            <text:p/>
          </draw:polygon>
          <draw:polygon draw:style-name="gr3" draw:text-style-name="P7" draw:layer="layout" svg:width="0.149cm" svg:height="0.929cm" svg:x="7.576cm" svg:y="13.156cm" svg:viewBox="0 0 150 930" draw:points="0,930 150,930 150,898 32,898 32,32 150,32 150,0 0,0">
            <text:p/>
          </draw:polygon>
          <draw:path draw:style-name="gr3" draw:text-style-name="P7" draw:layer="layout" svg:width="0.295cm" svg:height="0.356cm" svg:x="7.768cm" svg:y="13.468cm" svg:viewBox="0 0 296 357" svg:d="M65 180c0-127 63-161 104-161 7 0 56 0 84 29-33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8.107cm" svg:y="13.46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8.496cm" svg:y="13.46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9cm" svg:x="9.023cm" svg:y="13.156cm" svg:viewBox="0 0 204 930" svg:d="M204 921c0-2-2-4-3-7-37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7" draw:layer="layout" svg:width="0.333cm" svg:height="0.246cm" svg:x="9.387cm" svg:y="13.271cm" svg:viewBox="0 0 334 247" svg:d="M264 164c49-53 70-125 70-131 0-7-7-7-8-7-9 0-9 2-13 15-10 35-28 68-51 98 0-9-2-46-2-51-8-53-49-88-103-88-80 0-157 74-157 151 0 50 37 96 100 96 50 0 95-23 125-48 13 40 41 48 57 48 31 0 51-27 51-39 0-7-7-7-9-7-7 0-9 3-9 5-9 21-25 25-32 25s-17 0-19-67zM222 181c-55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9.353cm" svg:y="13.605cm" svg:viewBox="0 0 403 33" draw:points="202,33 0,33 0,0 403,0 403,33">
            <text:p/>
          </draw:polygon>
          <draw:path draw:style-name="gr3" draw:text-style-name="P7" draw:layer="layout" svg:width="0.24cm" svg:height="0.36cm" svg:x="9.434cm" svg:y="13.721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9.881cm" svg:y="13.156cm" svg:viewBox="0 0 204 930" svg:d="M204 465c0-109-19-266-121-396-9-11-60-69-74-69-4 0-9 2-9 7 0 4 2 5 5 9 37 40 88 102 120 225 18 71 25 152 25 224 0 77-7 157-27 232-30 110-75 171-116 215-7 7-7 7-7 9 0 7 5 9 9 9 12 0 54-48 65-58 79-95 130-235 130-407z">
            <text:p/>
          </draw:path>
          <draw:polygon draw:style-name="gr3" draw:text-style-name="P7" draw:layer="layout" svg:width="0.149cm" svg:height="0.929cm" svg:x="10.219cm" svg:y="13.156cm" svg:viewBox="0 0 150 930" draw:points="150,930 150,0 0,0 0,32 120,32 120,898 0,898 0,930">
            <text:p/>
          </draw:polygon>
          <draw:path draw:style-name="gr3" draw:text-style-name="P7" draw:layer="layout" svg:width="0.24cm" svg:height="0.36cm" svg:x="10.557cm" svg:y="12.98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85cm" svg:y="13.364cm" svg:viewBox="0 0 516 518" svg:d="M275 275h216c11 0 25 0 25-16s-14-16-25-16h-216v-217c0-12 0-26-16-26s-16 14-16 26v217h-217c-12 0-26 0-26 16s14 16 26 16h217v216c0 11 0 27 16 27s16-16 16-27z">
            <text:p/>
          </draw:path>
          <draw:polygon draw:style-name="gr3" draw:text-style-name="P7" draw:layer="layout" svg:width="0.149cm" svg:height="0.929cm" svg:x="11.972cm" svg:y="13.156cm" svg:viewBox="0 0 150 930" draw:points="0,930 150,930 150,898 32,898 32,32 150,32 150,0 0,0">
            <text:p/>
          </draw:polygon>
          <draw:path draw:style-name="gr3" draw:text-style-name="P7" draw:layer="layout" svg:width="0.238cm" svg:height="0.494cm" svg:x="12.155cm" svg:y="13.331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2-25 3-37z">
            <text:p/>
          </draw:path>
          <draw:path draw:style-name="gr3" draw:text-style-name="P7" draw:layer="layout" svg:width="0.083cm" svg:height="0.084cm" svg:x="12.484cm" svg:y="13.732cm" svg:viewBox="0 0 84 85" svg:d="M84 42c0-23-19-42-42-42s-42 19-42 42 19 43 42 43 42-20 42-43z">
            <text:p/>
          </draw:path>
          <draw:path draw:style-name="gr3" draw:text-style-name="P7" draw:layer="layout" svg:width="0.254cm" svg:height="0.356cm" svg:x="12.787cm" svg:y="13.46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092cm" svg:y="13.297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13.305cm" svg:y="13.47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03cm" svg:height="0.929cm" svg:x="13.956cm" svg:y="13.156cm" svg:viewBox="0 0 204 930" svg:d="M204 921c0-2-2-4-3-7-36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7" draw:layer="layout" svg:width="0.333cm" svg:height="0.246cm" svg:x="14.32cm" svg:y="13.271cm" svg:viewBox="0 0 334 247" svg:d="M264 164c49-53 70-125 70-131 0-7-7-7-8-7-9 0-9 2-13 15-9 35-28 68-51 98 0-9-2-46-2-51-8-53-49-88-103-88-80 0-157 74-157 151 0 50 37 96 100 96 50 0 95-23 125-48 13 40 41 48 57 48 31 0 51-27 51-39 0-7-6-7-9-7-7 0-9 3-9 5-9 21-25 25-32 25s-17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14.287cm" svg:y="13.605cm" svg:viewBox="0 0 403 33" draw:points="202,33 0,33 0,0 403,0 403,33">
            <text:p/>
          </draw:polygon>
          <draw:path draw:style-name="gr3" draw:text-style-name="P7" draw:layer="layout" svg:width="0.24cm" svg:height="0.36cm" svg:x="14.368cm" svg:y="13.721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4.815cm" svg:y="13.156cm" svg:viewBox="0 0 204 930" svg:d="M204 465c0-109-19-266-121-396-9-11-60-69-74-69-4 0-9 2-9 7 0 4 2 5 5 9 37 40 88 102 120 225 18 71 25 152 25 224 0 77-7 157-27 232-30 110-75 171-116 215-7 7-7 7-7 9 0 7 5 9 9 9 12 0 54-48 65-58 79-95 130-235 130-407z">
            <text:p/>
          </draw:path>
          <draw:polygon draw:style-name="gr3" draw:text-style-name="P7" draw:layer="layout" svg:width="0.149cm" svg:height="0.929cm" svg:x="15.153cm" svg:y="13.156cm" svg:viewBox="0 0 150 930" draw:points="150,930 150,0 0,0 0,32 120,32 120,898 0,898 0,930">
            <text:p/>
          </draw:polygon>
          <draw:path draw:style-name="gr3" draw:text-style-name="P7" draw:layer="layout" svg:width="0.24cm" svg:height="0.36cm" svg:x="15.492cm" svg:y="12.98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6.186cm" svg:y="12.547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238cm" svg:height="0.494cm" svg:x="16.575cm" svg:y="12.6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4" smil:attributeName="visibility" smil:to="visible"/>
                  <anim:animate smil:dur="0.5s" smil:fill="hold" smil:targetElement="id334" smil:attributeName="x" smil:values="x;x" smil:keyTimes="0;1"/>
                  <anim:animate smil:dur="0.5s" smil:fill="hold" smil:targetElement="id33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40" draw:id="id340">
          <svg:title>TexMaths</svg:title>
          <svg:desc>24§display§\text {I}§svg§600§FALSE§</svg:desc>
          <draw:polygon draw:style-name="gr2" draw:text-style-name="P6" draw:layer="layout" svg:width="0.197cm" svg:height="0.493cm" svg:x="5.544cm" svg:y="1.648cm" svg:viewBox="0 0 198 494" draw:points="100,494 0,494 0,0 198,0 198,494">
            <text:p/>
          </draw:polygon>
          <draw:path draw:style-name="gr3" draw:text-style-name="P7" draw:layer="layout" svg:width="0.258cm" svg:height="0.577cm" svg:x="5.525cm" svg:y="1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1" draw:id="id341">
          <svg:title>TexMaths</svg:title>
          <svg:desc>22§display§=  \frac{1}{ \cos \left( \frac{\alpha}{2} \right) } \tan^{-1}\left[\  \frac{t \sin \left( \frac{\alpha}{2} \right)}{ \cos \left( \frac{\alpha}{2} \right) }\  \right]\left( \frac{1}{\sin \left( \frac{\alpha}{2}} \right) \right) \ + \ c §svg§600§FALSE§</svg:desc>
          <draw:polygon draw:style-name="gr2" draw:text-style-name="P6" draw:layer="layout" svg:width="15.681cm" svg:height="2.241cm" svg:x="6.335cm" svg:y="0.762cm" svg:viewBox="0 0 15682 2242" draw:points="7840,2242 0,2242 0,0 15682,0 15682,2242">
            <text:p/>
          </draw:polygon>
          <draw:path draw:style-name="gr3" draw:text-style-name="P7" draw:layer="layout" svg:width="0.515cm" svg:height="0.182cm" svg:x="6.34cm" svg:y="1.7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8.311cm" svg:y="1.03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461cm" svg:height="0.032cm" svg:x="7.204cm" svg:y="1.867cm" svg:viewBox="0 0 2462 33" draw:points="1230,33 0,33 0,0 2462,0 2462,33">
            <text:p/>
          </draw:polygon>
          <draw:path draw:style-name="gr3" draw:text-style-name="P7" draw:layer="layout" svg:width="0.295cm" svg:height="0.356cm" svg:x="7.231cm" svg:y="2.30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57cm" svg:y="2.30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961cm" svg:y="2.30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8cm" svg:x="8.487cm" svg:y="1.99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33cm" svg:height="0.245cm" svg:x="8.85cm" svg:y="2.104cm" svg:viewBox="0 0 334 246" svg:d="M264 164c49-53 70-125 70-131 0-7-7-7-8-7-9 0-9 2-13 14-9 36-28 69-51 99 0-9-2-46-2-51-8-53-49-88-103-88-80 0-157 74-157 151 0 50 37 95 100 95 50 0 95-23 125-47 13 40 41 47 57 47 31 0 51-26 51-38 0-7-6-7-9-7-7 0-9 3-9 5-9 21-25 25-32 25s-15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8.816cm" svg:y="2.439cm" svg:viewBox="0 0 403 33" draw:points="202,33 0,33 0,0 403,0 403,33">
            <text:p/>
          </draw:polygon>
          <draw:path draw:style-name="gr3" draw:text-style-name="P7" draw:layer="layout" svg:width="0.24cm" svg:height="0.36cm" svg:x="8.897cm" svg:y="2.55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9.344cm" svg:y="1.99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244cm" svg:height="0.485cm" svg:x="9.902cm" svg:y="1.60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10.221cm" svg:y="1.73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0.599cm" svg:y="1.73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11.062cm" svg:y="1.608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1.546cm" svg:y="1.397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23cm" svg:height="2.32cm" svg:x="12.176cm" svg:y="0.723cm" svg:viewBox="0 0 231 2321" draw:points="0,2321 231,2321 231,2272 48,2272 48,48 231,48 231,0 0,0">
            <text:p/>
          </draw:polygon>
          <draw:path draw:style-name="gr3" draw:text-style-name="P7" draw:layer="layout" svg:width="0.238cm" svg:height="0.493cm" svg:x="12.781cm" svg:y="1.02cm" svg:viewBox="0 0 239 494" svg:d="M143 176h73c15 0 23 0 23-16 0-9-8-9-23-9h-66c26-111 31-125 31-130 0-14-10-21-23-21-1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254cm" svg:height="0.356cm" svg:x="13.199cm" svg:y="1.1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503cm" svg:y="0.9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718cm" svg:y="1.16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14.369cm" svg:y="0.846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33cm" svg:height="0.245cm" svg:x="14.731cm" svg:y="0.961cm" svg:viewBox="0 0 334 246" svg:d="M264 164c49-53 70-125 70-131 0-7-7-7-8-7-9 0-9 2-13 14-9 36-28 69-51 99 0-9-2-46-2-51-8-53-49-88-103-88-80 0-157 74-157 151 0 50 37 95 100 95 50 0 95-23 125-47 13 40 41 47 57 47 31 0 51-26 51-38 0-7-6-7-9-7-7 0-9 3-9 5-9 21-25 25-32 25s-15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14.698cm" svg:y="1.295cm" svg:viewBox="0 0 403 33" draw:points="202,33 0,33 0,0 403,0 403,33">
            <text:p/>
          </draw:polygon>
          <draw:path draw:style-name="gr3" draw:text-style-name="P7" draw:layer="layout" svg:width="0.24cm" svg:height="0.36cm" svg:x="14.779cm" svg:y="1.41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5.226cm" svg:y="0.846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2.783cm" svg:height="0.032cm" svg:x="12.764cm" svg:y="1.867cm" svg:viewBox="0 0 2784 33" draw:points="1392,33 0,33 0,0 2784,0 2784,33">
            <text:p/>
          </draw:polygon>
          <draw:path draw:style-name="gr3" draw:text-style-name="P7" draw:layer="layout" svg:width="0.295cm" svg:height="0.356cm" svg:x="12.952cm" svg:y="2.30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3.29cm" svg:y="2.30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681cm" svg:y="2.30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8cm" svg:x="14.207cm" svg:y="1.99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33cm" svg:height="0.245cm" svg:x="14.569cm" svg:y="2.104cm" svg:viewBox="0 0 334 246" svg:d="M264 164c49-53 70-125 70-131 0-7-7-7-8-7-9 0-9 2-13 14-10 36-28 69-51 99 0-9-2-46-2-51-8-53-49-88-103-88-80 0-157 74-157 151 0 50 37 95 100 95 50 0 95-23 125-47 13 40 41 47 57 47 31 0 51-26 51-38 0-7-7-7-9-7-7 0-9 3-9 5-9 21-25 25-32 25s-17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14.536cm" svg:y="2.439cm" svg:viewBox="0 0 403 33" draw:points="202,33 0,33 0,0 403,0 403,33">
            <text:p/>
          </draw:polygon>
          <draw:path draw:style-name="gr3" draw:text-style-name="P7" draw:layer="layout" svg:width="0.24cm" svg:height="0.36cm" svg:x="14.617cm" svg:y="2.55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5.066cm" svg:y="1.99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0.23cm" svg:height="2.32cm" svg:x="15.905cm" svg:y="0.723cm" svg:viewBox="0 0 231 2321" draw:points="183,2272 0,2272 0,2321 231,2321 231,0 0,0 0,48 183,48">
            <text:p/>
          </draw:polygon>
          <draw:path draw:style-name="gr3" draw:text-style-name="P7" draw:layer="layout" svg:width="0.404cm" svg:height="2.32cm" svg:x="16.66cm" svg:y="0.723cm" svg:viewBox="0 0 405 2321" svg:d="M405 2312c0-2 0-3-6-9-73-89-135-188-181-297-102-236-142-512-142-846 0-329 37-618 153-871 44-99 104-190 172-275 2-2 4-3 4-7 0-7-6-7-18-7-10 0-12 0-14 2-2 0-49 47-109 132-136 190-204 417-239 647-20 125-25 252-25 379 0 288 37 584 160 850 56 117 130 223 206 304 7 5 9 7 21 7s18 0 18-9z">
            <text:p/>
          </draw:path>
          <draw:path draw:style-name="gr3" draw:text-style-name="P7" draw:layer="layout" svg:width="0.256cm" svg:height="0.516cm" svg:x="18.244cm" svg:y="1.03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375cm" svg:height="0.032cm" svg:x="17.181cm" svg:y="1.867cm" svg:viewBox="0 0 2376 33" draw:points="1188,33 0,33 0,0 2376,0 2376,33">
            <text:p/>
          </draw:polygon>
          <draw:path draw:style-name="gr3" draw:text-style-name="P7" draw:layer="layout" svg:width="0.254cm" svg:height="0.356cm" svg:x="17.208cm" svg:y="2.30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7.512cm" svg:y="2.1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727cm" svg:y="2.30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18.378cm" svg:y="1.99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33cm" svg:height="0.245cm" svg:x="18.74cm" svg:y="2.104cm" svg:viewBox="0 0 334 246" svg:d="M264 164c49-53 70-125 70-131 0-7-7-7-8-7-9 0-9 2-13 14-9 36-28 69-51 99 0-9-2-46-2-51-8-53-49-88-103-88-80 0-157 74-157 151 0 50 37 95 100 95 50 0 95-23 125-47 13 40 41 47 57 47 31 0 51-26 51-38 0-7-6-7-9-7-7 0-9 3-9 5-9 21-25 25-32 25s-15 0-19-67zM222 181c-53 44-101 50-120 50-37 0-56-25-56-60 0-16 7-76 35-113 25-33 56-42 76-42 42 0 56 42 59 76 4 22 2 61 6 89z">
            <text:p/>
          </draw:path>
          <draw:polygon draw:style-name="gr3" draw:text-style-name="P7" draw:layer="layout" svg:width="0.402cm" svg:height="0.032cm" svg:x="18.707cm" svg:y="2.439cm" svg:viewBox="0 0 403 33" draw:points="202,33 0,33 0,0 403,0 403,33">
            <text:p/>
          </draw:polygon>
          <draw:path draw:style-name="gr3" draw:text-style-name="P7" draw:layer="layout" svg:width="0.24cm" svg:height="0.36cm" svg:x="18.788cm" svg:y="2.55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9.237cm" svg:y="1.99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404cm" svg:height="2.32cm" svg:x="19.675cm" svg:y="0.723cm" svg:viewBox="0 0 405 2321" svg:d="M405 1160c0-289-37-585-160-849-57-117-131-223-206-304-7-7-9-7-21-7-11 0-18 0-18 7 0 4 4 7 5 11 74 89 136 188 182 295 102 238 142 514 142 847 0 329-39 619-153 872-44 99-104 190-172 273-2 2-4 5-4 7 0 9 7 9 18 9 10 0 12 0 14-2 1-2 49-47 109-133 135-191 204-418 239-648 18-125 25-252 25-378z">
            <text:p/>
          </draw:path>
          <draw:path draw:style-name="gr3" draw:text-style-name="P7" draw:layer="layout" svg:width="0.515cm" svg:height="0.516cm" svg:x="20.734cm" svg:y="1.6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753cm" svg:y="1.735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45" draw:id="id345">
          <svg:title>TexMaths</svg:title>
          <svg:desc>22§display§=  2\  \text {cosec }\alpha \tan^{-1}\left[\  \tan \left( \frac{\alpha}{2} \right)  \tan \left( \frac{x}{2} \right) \ \right] \ + \ c§svg§600§FALSE§</svg:desc>
          <draw:polygon draw:style-name="gr2" draw:text-style-name="P6" draw:layer="layout" svg:width="14.883cm" svg:height="1.341cm" svg:x="6.338cm" svg:y="5.967cm" svg:viewBox="0 0 14884 1342" draw:points="7441,1342 0,1342 0,0 14884,0 14884,1342">
            <text:p/>
          </draw:polygon>
          <draw:path draw:style-name="gr3" draw:text-style-name="P7" draw:layer="layout" svg:width="0.515cm" svg:height="0.182cm" svg:x="6.343cm" svg:y="6.5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7.155cm" svg:y="6.30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295cm" svg:height="0.356cm" svg:x="7.786cm" svg:y="6.47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8.124cm" svg:y="6.47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515cm" svg:y="6.47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8.816cm" svg:y="6.47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9.165cm" svg:y="6.47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434cm" svg:height="0.351cm" svg:x="9.772cm" svg:y="6.475cm" svg:viewBox="0 0 435 352" svg:d="M338 160c0-121-72-160-129-160-107 0-209 111-209 220 0 72 46 132 125 132 49 0 106-18 165-65 9 40 36 65 71 65 40 0 65-42 65-55 0-5-5-9-11-9-5 0-7 4-8 9-15 37-43 37-44 37-25 0-25-60-25-79 0-16 0-18 9-26 72-92 88-183 88-183 0-2 0-7-9-7-7 0-7 1-11 16-14 49-40 107-77 153zM287 266c-69 59-129 68-160 68-46 0-69-35-69-84 0-37 19-122 44-162 37-56 79-70 106-70 77 0 77 102 77 161 0 29 0 74 2 87z">
            <text:p/>
          </draw:path>
          <draw:path draw:style-name="gr3" draw:text-style-name="P7" draw:layer="layout" svg:width="0.242cm" svg:height="0.484cm" svg:x="10.381cm" svg:y="6.341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7" draw:layer="layout" svg:width="0.349cm" svg:height="0.356cm" svg:x="10.699cm" svg:y="6.47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1.078cm" svg:y="6.47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67cm" svg:height="0.027cm" svg:x="11.542cm" svg:y="6.34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2.026cm" svg:y="6.139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177cm" svg:height="1.39cm" svg:x="12.618cm" svg:y="5.928cm" svg:viewBox="0 0 178 1391" draw:points="0,1391 178,1391 178,1356 37,1356 37,37 178,37 178,0 0,0">
            <text:p/>
          </draw:polygon>
          <draw:path draw:style-name="gr3" draw:text-style-name="P7" draw:layer="layout" svg:width="0.242cm" svg:height="0.484cm" svg:x="13.081cm" svg:y="6.341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7" draw:layer="layout" svg:width="0.349cm" svg:height="0.356cm" svg:x="13.399cm" svg:y="6.4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3.778cm" svg:y="6.47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95cm" svg:height="1.39cm" svg:x="14.45cm" svg:y="5.928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434cm" svg:height="0.351cm" svg:x="14.897cm" svg:y="5.953cm" svg:viewBox="0 0 435 352" svg:d="M338 160c0-121-72-160-129-160-107 0-209 111-209 220 0 72 46 132 125 132 49 0 106-18 165-65 9 40 36 65 71 65 40 0 65-42 65-55 0-5-5-9-11-9-5 0-7 4-8 9-15 37-43 37-44 37-25 0-25-60-25-79 0-16 0-18 9-26 72-92 88-183 88-183 0-2 0-7-9-7-7 0-7 1-11 16-14 49-40 107-77 153zM287 266c-69 59-129 68-160 68-46 0-69-35-69-84 0-37 19-122 44-162 37-56 79-70 106-70 77 0 77 102 77 161 0 29 0 74 2 87z">
            <text:p/>
          </draw:path>
          <draw:polygon draw:style-name="gr3" draw:text-style-name="P7" draw:layer="layout" svg:width="0.499cm" svg:height="0.032cm" svg:x="14.865cm" svg:y="6.609cm" svg:viewBox="0 0 500 33" draw:points="250,33 0,33 0,0 500,0 500,33">
            <text:p/>
          </draw:polygon>
          <draw:path draw:style-name="gr3" draw:text-style-name="P7" draw:layer="layout" svg:width="0.309cm" svg:height="0.516cm" svg:x="14.96cm" svg:y="6.8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295cm" svg:height="1.39cm" svg:x="15.483cm" svg:y="5.928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ath draw:style-name="gr3" draw:text-style-name="P7" draw:layer="layout" svg:width="0.244cm" svg:height="0.484cm" svg:x="16.06cm" svg:y="6.341cm" svg:viewBox="0 0 245 485" svg:d="M120 167h111v-25h-111v-142h-20c0 63-24 146-100 149v18h67v213c0 97 72 105 100 105 55 0 78-54 78-105v-44h-21v44c0 56-23 86-52 86-52 0-52-70-52-84z">
            <text:p/>
          </draw:path>
          <draw:path draw:style-name="gr3" draw:text-style-name="P7" draw:layer="layout" svg:width="0.349cm" svg:height="0.356cm" svg:x="16.379cm" svg:y="6.4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6.759cm" svg:y="6.47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95cm" svg:height="1.39cm" svg:x="17.431cm" svg:y="5.928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386cm" svg:height="0.351cm" svg:x="17.869cm" svg:y="5.9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5-77 102-104 102-30 0-42-24-42-51 0-17 5-33 14-68z">
            <text:p/>
          </draw:path>
          <draw:polygon draw:style-name="gr3" draw:text-style-name="P7" draw:layer="layout" svg:width="0.443cm" svg:height="0.032cm" svg:x="17.847cm" svg:y="6.609cm" svg:viewBox="0 0 444 33" draw:points="222,33 0,33 0,0 444,0 444,33">
            <text:p/>
          </draw:polygon>
          <draw:path draw:style-name="gr3" draw:text-style-name="P7" draw:layer="layout" svg:width="0.309cm" svg:height="0.516cm" svg:x="17.913cm" svg:y="6.8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295cm" svg:height="1.39cm" svg:x="18.41cm" svg:y="5.928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7" draw:layer="layout" svg:width="0.177cm" svg:height="1.39cm" svg:x="19.116cm" svg:y="5.928cm" svg:viewBox="0 0 178 1391" draw:points="141,1356 0,1356 0,1391 178,1391 178,0 0,0 0,37 141,37">
            <text:p/>
          </draw:polygon>
          <draw:path draw:style-name="gr3" draw:text-style-name="P7" draw:layer="layout" svg:width="0.515cm" svg:height="0.516cm" svg:x="19.939cm" svg:y="6.36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0.958cm" svg:y="6.475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44" draw:id="id344">
          <svg:title>TexMaths</svg:title>
          <svg:desc>24§display§\text {I}§svg§600§FALSE§</svg:desc>
          <draw:polygon draw:style-name="gr2" draw:text-style-name="P6" draw:layer="layout" svg:width="0.197cm" svg:height="0.493cm" svg:x="5.645cm" svg:y="6.3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6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6" draw:id="id346">
          <svg:title>TexMaths</svg:title>
          <svg:desc>24§display§\text {(4)}§svg§600§FALSE§</svg:desc>
          <draw:polygon draw:style-name="gr2" draw:text-style-name="P6" draw:layer="layout" svg:width="0.91cm" svg:height="0.759cm" svg:x="1.719cm" svg:y="8.753cm" svg:viewBox="0 0 911 760" draw:points="455,760 0,760 0,0 911,0 911,760">
            <text:p/>
          </draw:polygon>
          <draw:path draw:style-name="gr3" draw:text-style-name="P7" draw:layer="layout" svg:width="0.197cm" svg:height="0.844cm" svg:x="1.759cm" svg:y="8.71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2.028cm" svg:y="8.772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476cm" svg:y="8.7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47" draw:id="id347">
          <svg:title>TexMaths</svg:title>
          <svg:desc>24§display§\text {Let,}§svg§600§FALSE§</svg:desc>
          <draw:polygon draw:style-name="gr2" draw:text-style-name="P6" draw:layer="layout" svg:width="1.318cm" svg:height="0.655cm" svg:x="3.235cm" svg:y="8.847cm" svg:viewBox="0 0 1319 656" draw:points="659,656 0,656 0,0 1319,0 1319,656">
            <text:p/>
          </draw:polygon>
          <draw:path draw:style-name="gr3" draw:text-style-name="P7" draw:layer="layout" svg:width="0.464cm" svg:height="0.577cm" svg:x="3.22cm" svg:y="8.8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4cm" svg:y="9.0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1cm" svg:y="8.8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5cm" svg:y="9.2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48" draw:id="id348">
          <svg:title>TexMaths</svg:title>
          <svg:desc>24§display§\text {I}§svg§600§FALSE§</svg:desc>
          <draw:polygon draw:style-name="gr2" draw:text-style-name="P6" draw:layer="layout" svg:width="0.197cm" svg:height="0.493cm" svg:x="4.941cm" svg:y="8.847cm" svg:viewBox="0 0 198 494" draw:points="100,494 0,494 0,0 198,0 198,494">
            <text:p/>
          </draw:polygon>
          <draw:path draw:style-name="gr3" draw:text-style-name="P7" draw:layer="layout" svg:width="0.258cm" svg:height="0.577cm" svg:x="4.922cm" svg:y="8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9" draw:id="id349">
          <svg:title>TexMaths</svg:title>
          <svg:desc>22§display§= \int \frac{1}{4 \sin x +  3\cos x  +  13 }}\ dx§svg§600§FALSE§</svg:desc>
          <draw:polygon draw:style-name="gr2" draw:text-style-name="P6" draw:layer="layout" svg:width="9.714cm" svg:height="1.642cm" svg:x="5.639cm" svg:y="8.255cm" svg:viewBox="0 0 9715 1643" draw:points="4857,1643 0,1643 0,0 9715,0 9715,1643">
            <text:p/>
          </draw:polygon>
          <draw:path draw:style-name="gr3" draw:text-style-name="P7" draw:layer="layout" svg:width="0.515cm" svg:height="0.182cm" svg:x="5.644cm" svg:y="8.9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9cm" svg:y="8.2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697cm" svg:y="8.2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2cm" svg:height="0.032cm" svg:x="7.411cm" svg:y="9.059cm" svg:viewBox="0 0 6821 33" draw:points="3411,33 0,33 0,0 6821,0 6821,33">
            <text:p/>
          </draw:polygon>
          <draw:path draw:style-name="gr3" draw:text-style-name="P7" draw:layer="layout" svg:width="0.344cm" svg:height="0.524cm" svg:x="7.432cm" svg:y="9.27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7.951cm" svg:y="9.45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258cm" svg:y="9.28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471cm" svg:y="9.45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9.027cm" svg:y="9.4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9.662cm" svg:y="9.3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424cm" svg:y="9.28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10.933cm" svg:y="9.454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272cm" svg:y="9.45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663cm" svg:y="9.45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2.094cm" svg:y="9.4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12.728cm" svg:y="9.3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3.527cm" svg:y="9.2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3.877cm" svg:y="9.285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4.613cm" svg:y="8.732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5.007cm" svg:y="8.9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 xml:id="id342" draw:id="id342">
          <svg:title>TexMaths</svg:title>
          <svg:desc>22§display§=  \frac{2}{ 2 \sin \left( \frac{\alpha}{2} \right) \cos \left( \frac{\alpha}{2} \right) } \tan^{-1}\left[\  \tan \left( \frac{x}{2} \right) \tan \left( \frac{\alpha}{2} \right)\ \right] \ + \ c§svg§600§FALSE§</svg:desc>
          <draw:polygon draw:style-name="gr2" draw:text-style-name="P6" draw:layer="layout" svg:width="17.425cm" svg:height="1.803cm" svg:x="6.336cm" svg:y="3.569cm" svg:viewBox="0 0 17426 1804" draw:points="8714,1804 0,1804 0,0 17426,0 17426,1804">
            <text:p/>
          </draw:polygon>
          <draw:path draw:style-name="gr3" draw:text-style-name="P7" draw:layer="layout" svg:width="0.515cm" svg:height="0.182cm" svg:x="6.341cm" svg:y="4.2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9.791cm" svg:y="3.53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5.48cm" svg:height="0.032cm" svg:x="7.205cm" svg:y="4.359cm" svg:viewBox="0 0 5481 33" draw:points="2740,33 0,33 0,0 5481,0 5481,33">
            <text:p/>
          </draw:polygon>
          <draw:path draw:style-name="gr3" draw:text-style-name="P7" draw:layer="layout" svg:width="0.309cm" svg:height="0.516cm" svg:x="7.244cm" svg:y="4.62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54cm" svg:height="0.356cm" svg:x="7.748cm" svg:y="4.7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052cm" svg:y="4.6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267cm" svg:y="4.79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8.918cm" svg:y="4.482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33cm" svg:height="0.245cm" svg:x="9.28cm" svg:y="4.596cm" svg:viewBox="0 0 334 246" svg:d="M264 164c49-53 70-125 70-131 0-7-7-7-8-7-9 0-9 2-13 14-9 36-28 69-51 99 0-9-2-46-2-51-8-53-49-88-103-88-80 0-157 74-157 151 0 50 37 95 100 95 50 0 95-23 125-47 13 40 41 47 57 47 31 0 51-26 51-38 0-7-7-7-9-7-7 0-9 3-9 5-9 21-25 25-32 25s-17 0-19-67zM222 181c-53 44-101 50-122 50-35 0-54-25-54-60 0-16 7-76 35-113 25-33 56-42 76-42 42 0 56 42 59 75 4 23 2 62 6 90z">
            <text:p/>
          </draw:path>
          <draw:polygon draw:style-name="gr3" draw:text-style-name="P7" draw:layer="layout" svg:width="0.402cm" svg:height="0.032cm" svg:x="9.247cm" svg:y="4.931cm" svg:viewBox="0 0 403 33" draw:points="202,33 0,33 0,0 403,0 403,33">
            <text:p/>
          </draw:polygon>
          <draw:path draw:style-name="gr3" draw:text-style-name="P7" draw:layer="layout" svg:width="0.24cm" svg:height="0.36cm" svg:x="9.328cm" svg:y="5.04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9.775cm" svg:y="4.482cm" svg:viewBox="0 0 204 929" svg:d="M204 465c0-110-19-266-121-396-9-11-60-69-74-69-4 0-9 2-9 7 0 4 2 5 5 9 37 40 88 102 120 225 18 70 25 151 25 224 0 77-7 156-27 232-30 109-75 170-116 214-7 8-7 8-7 9 0 7 5 9 9 9 12 0 54-47 65-58 79-95 130-234 130-406z">
            <text:p/>
          </draw:path>
          <draw:path draw:style-name="gr3" draw:text-style-name="P7" draw:layer="layout" svg:width="0.295cm" svg:height="0.356cm" svg:x="10.252cm" svg:y="4.793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59cm" svg:y="4.79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981cm" svg:y="4.7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8cm" svg:x="11.507cm" svg:y="4.482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33cm" svg:height="0.245cm" svg:x="11.869cm" svg:y="4.596cm" svg:viewBox="0 0 334 246" svg:d="M264 164c49-53 70-125 70-131 0-7-7-7-8-7-9 0-9 2-13 14-10 36-28 69-51 99 0-9-2-46-2-51-8-53-49-88-103-88-80 0-157 74-157 151 0 50 37 95 100 95 50 0 95-23 125-47 13 40 41 47 57 47 31 0 51-26 51-38 0-7-7-7-9-7-7 0-9 3-9 5-9 21-25 25-32 25s-17 0-19-67zM222 181c-53 44-101 50-122 50-35 0-54-25-54-60 0-16 7-76 35-113 25-33 56-42 76-42 42 0 56 42 59 75 4 23 2 62 6 90z">
            <text:p/>
          </draw:path>
          <draw:polygon draw:style-name="gr3" draw:text-style-name="P7" draw:layer="layout" svg:width="0.402cm" svg:height="0.032cm" svg:x="11.836cm" svg:y="4.931cm" svg:viewBox="0 0 403 33" draw:points="202,33 0,33 0,0 403,0 403,33">
            <text:p/>
          </draw:polygon>
          <draw:path draw:style-name="gr3" draw:text-style-name="P7" draw:layer="layout" svg:width="0.24cm" svg:height="0.36cm" svg:x="11.917cm" svg:y="5.04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2.366cm" svg:y="4.482cm" svg:viewBox="0 0 204 929" svg:d="M204 465c0-110-19-266-121-396-9-11-60-69-74-69-4 0-9 2-9 7 0 4 2 5 5 9 37 40 88 102 120 225 18 70 25 151 25 224 0 77-7 156-27 232-30 109-75 170-116 214-7 8-7 8-7 9 0 7 5 9 9 9 12 0 54-47 65-58 79-95 130-234 130-406z">
            <text:p/>
          </draw:path>
          <draw:path draw:style-name="gr3" draw:text-style-name="P7" draw:layer="layout" svg:width="0.242cm" svg:height="0.485cm" svg:x="12.922cm" svg:y="4.09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3.24cm" svg:y="4.22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2 0 64 76 83 125 83 51 0 86-31 100-68zM220 162v77c0 74-55 101-90 101-38 0-70-29-70-67 0-42 33-108 160-111z">
            <text:p/>
          </draw:path>
          <draw:path draw:style-name="gr3" draw:text-style-name="P7" draw:layer="layout" svg:width="0.39cm" svg:height="0.342cm" svg:x="13.619cm" svg:y="4.22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14.082cm" svg:y="4.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566cm" svg:y="3.889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177cm" svg:height="1.391cm" svg:x="15.157cm" svg:y="3.68cm" svg:viewBox="0 0 178 1392" draw:points="0,1392 178,1392 178,1357 37,1357 37,37 178,37 178,0 0,0">
            <text:p/>
          </draw:polygon>
          <draw:path draw:style-name="gr3" draw:text-style-name="P7" draw:layer="layout" svg:width="0.242cm" svg:height="0.485cm" svg:x="15.62cm" svg:y="4.09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5.938cm" svg:y="4.222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2 0 64 76 83 125 83 51 0 86-31 102-68zM220 162v77c0 74-55 101-90 101-38 0-70-29-70-67 0-42 33-108 160-111z">
            <text:p/>
          </draw:path>
          <draw:path draw:style-name="gr3" draw:text-style-name="P7" draw:layer="layout" svg:width="0.39cm" svg:height="0.342cm" svg:x="16.319cm" svg:y="4.22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1.391cm" svg:x="16.991cm" svg:y="3.68cm" svg:viewBox="0 0 296 1392" svg:d="M260 1385c2 0 9 7 9 7h18c2 0 9 0 9-7 0-4-2-5-4-7-28-28-70-71-118-155-84-150-114-341-114-526 0-343 97-546 234-683 2-2 2-5 2-7 0-7-6-7-14-7-11 0-13 0-20 7-74 63-156 171-211 334-33 102-51 226-51 354 0 185 33 392 155 572 21 30 51 61 51 61 7 11 18 23 25 29z">
            <text:p/>
          </draw:path>
          <draw:path draw:style-name="gr3" draw:text-style-name="P7" draw:layer="layout" svg:width="0.386cm" svg:height="0.351cm" svg:x="17.429cm" svg:y="3.7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0.443cm" svg:height="0.032cm" svg:x="17.406cm" svg:y="4.359cm" svg:viewBox="0 0 444 33" draw:points="222,33 0,33 0,0 444,0 444,33">
            <text:p/>
          </draw:polygon>
          <draw:path draw:style-name="gr3" draw:text-style-name="P7" draw:layer="layout" svg:width="0.309cm" svg:height="0.516cm" svg:x="17.473cm" svg:y="4.58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5cm" svg:height="1.391cm" svg:x="17.969cm" svg:y="3.68cm" svg:viewBox="0 0 296 1392" svg:d="M296 695c0-222-53-457-206-632-11-12-39-42-58-58-6-5-7-5-18-5-7 0-14 0-14 7 0 4 4 7 5 9 27 26 69 68 116 155 85 147 115 339 115 524 0 336-93 542-232 683-2 2-4 5-4 7 0 7 7 7 14 7 11 0 12 0 19-5 74-64 157-171 212-335 33-105 51-232 51-357z">
            <text:p/>
          </draw:path>
          <draw:path draw:style-name="gr3" draw:text-style-name="P7" draw:layer="layout" svg:width="0.242cm" svg:height="0.485cm" svg:x="18.547cm" svg:y="4.09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8.865cm" svg:y="4.22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2 0 64 76 83 125 83 51 0 86-31 100-68zM220 162v77c0 74-55 101-90 101-38 0-70-29-70-67 0-42 33-108 160-111z">
            <text:p/>
          </draw:path>
          <draw:path draw:style-name="gr3" draw:text-style-name="P7" draw:layer="layout" svg:width="0.39cm" svg:height="0.342cm" svg:x="19.244cm" svg:y="4.22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1.391cm" svg:x="19.916cm" svg:y="3.68cm" svg:viewBox="0 0 296 1392" svg:d="M260 1385c2 0 9 7 9 7h18c2 0 9 0 9-7 0-4-2-5-4-7-28-28-70-71-118-155-84-150-114-341-114-526 0-343 97-546 234-683 2-2 2-5 2-7 0-7-6-7-14-7-11 0-13 0-20 7-74 63-156 171-211 334-33 102-51 226-51 354 0 185 33 392 155 572 21 30 51 61 51 61 7 11 18 23 25 29z">
            <text:p/>
          </draw:path>
          <draw:path draw:style-name="gr3" draw:text-style-name="P7" draw:layer="layout" svg:width="0.434cm" svg:height="0.351cm" svg:x="20.363cm" svg:y="3.702cm" svg:viewBox="0 0 435 352" svg:d="M338 160c0-121-72-160-129-160-107 0-209 111-209 220 0 72 46 132 125 132 49 0 106-18 165-65 9 40 36 65 71 65 40 0 65-42 65-55 0-5-5-8-11-8-5 0-7 3-8 8-15 37-43 37-44 37-25 0-25-60-25-79 0-16 0-17 9-26 72-92 88-183 88-183 0-2 0-7-9-7-7 0-7 1-11 16-14 49-40 107-77 153zM287 266c-69 60-129 68-160 68-46 0-69-35-69-84 0-37 19-122 44-162 37-56 79-70 106-70 77 0 77 102 77 161 0 29 0 74 2 87z">
            <text:p/>
          </draw:path>
          <draw:polygon draw:style-name="gr3" draw:text-style-name="P7" draw:layer="layout" svg:width="0.499cm" svg:height="0.032cm" svg:x="20.331cm" svg:y="4.359cm" svg:viewBox="0 0 500 33" draw:points="250,33 0,33 0,0 500,0 500,33">
            <text:p/>
          </draw:polygon>
          <draw:path draw:style-name="gr3" draw:text-style-name="P7" draw:layer="layout" svg:width="0.309cm" svg:height="0.516cm" svg:x="20.426cm" svg:y="4.58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295cm" svg:height="1.391cm" svg:x="20.949cm" svg:y="3.68cm" svg:viewBox="0 0 296 1392" svg:d="M296 695c0-222-53-457-206-632-11-12-39-42-58-58-6-5-7-5-18-5-7 0-14 0-14 7 0 4 4 7 5 9 27 26 69 68 116 155 85 147 115 339 115 524 0 336-93 542-232 683-2 2-4 5-4 7 0 7 7 7 14 7 11 0 12 0 19-5 74-64 157-171 212-335 33-105 51-232 51-357z">
            <text:p/>
          </draw:path>
          <draw:polygon draw:style-name="gr3" draw:text-style-name="P7" draw:layer="layout" svg:width="0.177cm" svg:height="1.391cm" svg:x="21.655cm" svg:y="3.68cm" svg:viewBox="0 0 178 1392" draw:points="141,1357 0,1357 0,1392 178,1392 178,0 0,0 0,37 141,37">
            <text:p/>
          </draw:polygon>
          <draw:path draw:style-name="gr3" draw:text-style-name="P7" draw:layer="layout" svg:width="0.515cm" svg:height="0.516cm" svg:x="22.48cm" svg:y="4.1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3.499cm" svg:y="4.227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50" draw:id="id350">
          <svg:title>TexMaths</svg:title>
          <svg:desc>22§display§\text {Put, } \tan \left( \frac{x}{2} \right) = t, \ \therefore \ x = 2 \tan^{-1}t,\ dx = \frac{2dt}{1+t^2} §svg§600§FALSE§</svg:desc>
          <draw:polygon draw:style-name="gr2" draw:text-style-name="P6" draw:layer="layout" svg:width="16.347cm" svg:height="1.579cm" svg:x="3.242cm" svg:y="10.653cm" svg:viewBox="0 0 16348 1580" draw:points="8175,1580 0,1580 0,0 16348,0 16348,1580">
            <text:p/>
          </draw:polygon>
          <draw:path draw:style-name="gr3" draw:text-style-name="P7" draw:layer="layout" svg:width="0.457cm" svg:height="0.529cm" svg:x="3.23cm" svg:y="11.146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754cm" svg:y="11.332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4.173cm" svg:y="11.19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091cm" svg:height="0.231cm" svg:x="4.527cm" svg:y="11.593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7" draw:layer="layout" svg:width="0.242cm" svg:height="0.485cm" svg:x="5.076cm" svg:y="11.19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5.395cm" svg:y="11.327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5.773cm" svg:y="11.33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95cm" svg:height="1.392cm" svg:x="6.447cm" svg:y="10.785cm" svg:viewBox="0 0 296 1393" svg:d="M260 1386c2 0 9 7 9 7h18c2 0 9 0 9-7 0-4-2-5-4-7-28-28-70-71-118-155-84-150-114-342-114-527 0-343 97-546 234-683 2-2 2-5 2-7 0-7-6-7-14-7-11 0-13 0-20 7-74 63-156 171-211 335-33 102-51 225-51 354 0 184 33 392 155 572 21 30 51 61 51 61 7 11 18 23 25 29z">
            <text:p/>
          </draw:path>
          <draw:path draw:style-name="gr3" draw:text-style-name="P7" draw:layer="layout" svg:width="0.386cm" svg:height="0.351cm" svg:x="6.884cm" svg:y="10.80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olygon draw:style-name="gr3" draw:text-style-name="P7" draw:layer="layout" svg:width="0.443cm" svg:height="0.032cm" svg:x="6.862cm" svg:y="11.465cm" svg:viewBox="0 0 444 33" draw:points="222,33 0,33 0,0 444,0 444,33">
            <text:p/>
          </draw:polygon>
          <draw:path draw:style-name="gr3" draw:text-style-name="P7" draw:layer="layout" svg:width="0.309cm" svg:height="0.517cm" svg:x="6.928cm" svg:y="11.6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95cm" svg:height="1.392cm" svg:x="7.424cm" svg:y="10.785cm" svg:viewBox="0 0 296 1393" svg:d="M296 696c0-222-53-458-206-633-11-12-39-42-58-58-6-5-7-5-18-5-7 0-14 0-14 7 0 4 4 7 5 9 27 26 69 69 116 155 85 148 115 340 115 525 0 336-93 542-232 683-2 2-4 5-4 7 0 7 7 7 14 7 11 0 12 0 19-5 74-64 157-171 212-335 33-106 51-232 51-357z">
            <text:p/>
          </draw:path>
          <draw:path draw:style-name="gr3" draw:text-style-name="P7" draw:layer="layout" svg:width="0.515cm" svg:height="0.182cm" svg:x="8.116cm" svg:y="11.3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8.908cm" svg:y="11.19cm" svg:viewBox="0 0 239 495" svg:d="M143 176h73c15 0 23 0 23-16 0-9-8-9-23-9h-68c28-110 33-125 33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91cm" svg:height="0.231cm" svg:x="9.235cm" svg:y="11.593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469cm" svg:height="0.418cm" svg:x="9.793cm" svg:y="11.315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386cm" svg:height="0.351cm" svg:x="10.78cm" svg:y="11.332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182cm" svg:x="11.458cm" svg:y="11.3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2.269cm" svg:y="11.1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42cm" svg:height="0.485cm" svg:x="12.76cm" svg:y="11.19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3.079cm" svg:y="11.327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13.457cm" svg:y="11.33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3.922cm" svg:y="11.20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406cm" svg:y="10.996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38cm" svg:height="0.494cm" svg:x="14.838cm" svg:y="11.19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91cm" svg:height="0.231cm" svg:x="15.168cm" svg:y="11.593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369cm" svg:height="0.547cm" svg:x="15.733cm" svg:y="11.137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16.127cm" svg:y="11.332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182cm" svg:x="16.804cm" svg:y="11.3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8.154cm" svg:y="10.63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69cm" svg:height="0.547cm" svg:x="18.533cm" svg:y="10.614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238cm" svg:height="0.494cm" svg:x="18.922cm" svg:y="10.667cm" svg:viewBox="0 0 239 495" svg:d="M143 176h73c15 0 23 0 23-16 0-9-8-9-23-9h-68c28-110 33-125 33-130 0-14-10-21-23-21-3 0-24 0-31 28l-30 123h-74c-16 0-23 0-23 15 0 10 7 10 21 10h69c-57 220-58 233-58 247 0 42 30 72 70 72 81 0 125-115 125-120 0-7-7-7-11-7-7 0-7 2-10 11-34 81-76 98-102 98-16 0-23-10-23-35 0-19 0-25 3-37z">
            <text:p/>
          </draw:path>
          <draw:polygon draw:style-name="gr3" draw:text-style-name="P7" draw:layer="layout" svg:width="1.958cm" svg:height="0.032cm" svg:x="17.67cm" svg:y="11.465cm" svg:viewBox="0 0 1959 33" draw:points="980,33 0,33 0,0 1959,0 1959,33">
            <text:p/>
          </draw:polygon>
          <draw:path draw:style-name="gr3" draw:text-style-name="P7" draw:layer="layout" svg:width="0.256cm" svg:height="0.517cm" svg:x="17.739cm" svg:y="11.6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8.272cm" svg:y="11.7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38cm" svg:height="0.494cm" svg:x="19.02cm" svg:y="11.7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9.316cm" svg:y="11.621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</draw:g>
        <draw:g xml:id="id351" draw:id="id351">
          <svg:title>TexMaths</svg:title>
          <svg:desc>22§display§\sin x = \frac{2t}{1+t^2} \text { and, } \cos x = \frac{1-t^2}{1+t^2}§svg§600§FALSE§</svg:desc>
          <draw:polygon draw:style-name="gr2" draw:text-style-name="P6" draw:layer="layout" svg:width="11.408cm" svg:height="1.682cm" svg:x="3.444cm" svg:y="12.752cm" svg:viewBox="0 0 11409 1683" draw:points="5705,1683 0,1683 0,0 11409,0 11409,1683">
            <text:p/>
          </draw:polygon>
          <draw:path draw:style-name="gr3" draw:text-style-name="P7" draw:layer="layout" svg:width="0.254cm" svg:height="0.356cm" svg:x="3.43cm" svg:y="13.5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3.736cm" svg:y="13.35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3.949cm" svg:y="13.535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4.505cm" svg:y="13.5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182cm" svg:x="5.183cm" svg:y="13.5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6.733cm" svg:y="12.83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6 7-57 7-72 7z">
            <text:p/>
          </draw:path>
          <draw:path draw:style-name="gr3" draw:text-style-name="P7" draw:layer="layout" svg:width="0.238cm" svg:height="0.494cm" svg:x="7.099cm" svg:y="12.8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6.049cm" svg:y="13.667cm" svg:viewBox="0 0 1959 33" draw:points="980,33 0,33 0,0 1959,0 1959,33">
            <text:p/>
          </draw:polygon>
          <draw:path draw:style-name="gr3" draw:text-style-name="P7" draw:layer="layout" svg:width="0.256cm" svg:height="0.516cm" svg:x="6.117cm" svg:y="13.8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6.651cm" svg:y="13.9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7.398cm" svg:y="13.92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24cm" svg:height="0.36cm" svg:x="7.694cm" svg:y="13.82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49cm" svg:height="0.356cm" svg:x="8.389cm" svg:y="13.53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768cm" svg:y="13.535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9.199cm" svg:y="13.34cm" svg:viewBox="0 0 384 547" svg:d="M269 496v51l115-8v-25c-55 0-62-5-62-42v-472l-111 9v24c53 0 60 6 60 43v167c-23-27-56-48-99-48-91 0-172 76-172 176 0 99 76 176 165 176 50 0 85-26 104-51zM269 289v158c0 14 0 16-9 28-22 37-58 55-91 55-35 0-63-20-83-50-19-31-21-75-21-107 0-30 0-76 23-111 18-24 46-49 88-49 28 0 60 11 84 46 9 14 9 16 9 30z">
            <text:p/>
          </draw:path>
          <draw:path draw:style-name="gr3" draw:text-style-name="P7" draw:layer="layout" svg:width="0.091cm" svg:height="0.231cm" svg:x="9.669cm" svg:y="13.794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295cm" svg:height="0.356cm" svg:x="10.23cm" svg:y="13.53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0.57cm" svg:y="13.5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96cm" svg:y="13.5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39cm" svg:y="13.53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182cm" svg:x="12.067cm" svg:y="13.5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3.002cm" svg:y="12.8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3.556cm" svg:y="13.144cm" svg:viewBox="0 0 473 33" svg:d="M447 33c12 0 26 0 26-17 0-16-14-16-26-16h-421c-12 0-26 0-26 16 0 17 14 17 26 17z">
            <text:p/>
          </draw:path>
          <draw:path draw:style-name="gr3" draw:text-style-name="P7" draw:layer="layout" svg:width="0.238cm" svg:height="0.494cm" svg:x="14.283cm" svg:y="12.8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24cm" svg:height="0.36cm" svg:x="14.579cm" svg:y="12.71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1.958cm" svg:height="0.032cm" svg:x="12.933cm" svg:y="13.667cm" svg:viewBox="0 0 1959 33" draw:points="980,33 0,33 0,0 1959,0 1959,33">
            <text:p/>
          </draw:polygon>
          <draw:path draw:style-name="gr3" draw:text-style-name="P7" draw:layer="layout" svg:width="0.256cm" svg:height="0.516cm" svg:x="13.002cm" svg:y="13.8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3.535cm" svg:y="13.9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4.283cm" svg:y="13.92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24cm" svg:height="0.36cm" svg:x="14.579cm" svg:y="13.82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343" draw:id="id343">
          <svg:title>TexMaths</svg:title>
          <svg:desc>24§display§\therefore§svg§600§FALSE§</svg:desc>
          <draw:polygon draw:style-name="gr2" draw:text-style-name="P6" draw:layer="layout" svg:width="0.453cm" svg:height="0.371cm" svg:x="4.243cm" svg:y="6.549cm" svg:viewBox="0 0 454 372" draw:points="227,372 0,372 0,0 454,0 454,372">
            <text:p/>
          </draw:polygon>
          <draw:path draw:style-name="gr3" draw:text-style-name="P7" draw:layer="layout" svg:width="0.513cm" svg:height="0.455cm" svg:x="4.226cm" svg:y="6.5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40" smil:attributeName="visibility" smil:to="visible"/>
                  <anim:animate smil:dur="0.5s" smil:fill="hold" smil:targetElement="id340" smil:attributeName="width" smil:values="width*0.05;width" smil:keyTimes="0;1"/>
                  <anim:animate smil:dur="0.5s" smil:fill="hold" smil:targetElement="id340" smil:attributeName="height" smil:values="height;height" smil:keyTimes="0;1"/>
                  <anim:animate smil:dur="0.5s" smil:fill="hold" smil:targetElement="id340" smil:attributeName="x" smil:values="x-.2;x" smil:keyTimes="0;1"/>
                  <anim:animate smil:dur="0.5s" smil:fill="hold" smil:targetElement="id340" smil:attributeName="y" smil:values="y;y" smil:keyTimes="0;1"/>
                  <anim:transitionFilter smil:dur="0.5s" smil:targetElement="id34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x;x" smil:keyTimes="0;1"/>
                  <anim:animate smil:dur="0.5s" smil:fill="hold" smil:targetElement="id3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2" smil:attributeName="visibility" smil:to="visible"/>
                  <anim:animate smil:dur="0.5s" smil:fill="hold" smil:targetElement="id342" smil:attributeName="x" smil:values="x;x" smil:keyTimes="0;1"/>
                  <anim:animate smil:dur="0.5s" smil:fill="hold" smil:targetElement="id3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3" smil:attributeName="visibility" smil:to="visible"/>
                  <anim:animate smil:dur="0.5s" smil:fill="hold" smil:targetElement="id343" smil:attributeName="x" smil:values="x;x" smil:keyTimes="0;1"/>
                  <anim:animate smil:dur="0.5s" smil:fill="hold" smil:targetElement="id34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4" smil:attributeName="visibility" smil:to="visible"/>
                  <anim:animate smil:dur="0.5s" smil:fill="hold" smil:targetElement="id344" smil:attributeName="x" smil:values="x;x" smil:keyTimes="0;1"/>
                  <anim:animate smil:dur="0.5s" smil:fill="hold" smil:targetElement="id3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5" smil:attributeName="visibility" smil:to="visible"/>
                  <anim:animate smil:dur="0.5s" smil:fill="hold" smil:targetElement="id345" smil:attributeName="x" smil:values="x;x" smil:keyTimes="0;1"/>
                  <anim:animate smil:dur="0.5s" smil:fill="hold" smil:targetElement="id3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6" smil:attributeName="visibility" smil:to="visible"/>
                  <anim:animate smil:dur="0.5s" smil:fill="hold" smil:targetElement="id346" smil:attributeName="width" smil:values="width*0.05;width" smil:keyTimes="0;1"/>
                  <anim:animate smil:dur="0.5s" smil:fill="hold" smil:targetElement="id346" smil:attributeName="height" smil:values="height;height" smil:keyTimes="0;1"/>
                  <anim:animate smil:dur="0.5s" smil:fill="hold" smil:targetElement="id346" smil:attributeName="x" smil:values="x-.2;x" smil:keyTimes="0;1"/>
                  <anim:animate smil:dur="0.5s" smil:fill="hold" smil:targetElement="id346" smil:attributeName="y" smil:values="y;y" smil:keyTimes="0;1"/>
                  <anim:transitionFilter smil:dur="0.5s" smil:targetElement="id34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7" smil:attributeName="visibility" smil:to="visible"/>
                  <anim:animate smil:dur="0.5s" smil:fill="hold" smil:targetElement="id347" smil:attributeName="width" smil:values="width*0.05;width" smil:keyTimes="0;1"/>
                  <anim:animate smil:dur="0.5s" smil:fill="hold" smil:targetElement="id347" smil:attributeName="height" smil:values="height;height" smil:keyTimes="0;1"/>
                  <anim:animate smil:dur="0.5s" smil:fill="hold" smil:targetElement="id347" smil:attributeName="x" smil:values="x-.2;x" smil:keyTimes="0;1"/>
                  <anim:animate smil:dur="0.5s" smil:fill="hold" smil:targetElement="id347" smil:attributeName="y" smil:values="y;y" smil:keyTimes="0;1"/>
                  <anim:transitionFilter smil:dur="0.5s" smil:targetElement="id34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8" smil:attributeName="visibility" smil:to="visible"/>
                  <anim:animate smil:dur="0.5s" smil:fill="hold" smil:targetElement="id348" smil:attributeName="width" smil:values="width*0.05;width" smil:keyTimes="0;1"/>
                  <anim:animate smil:dur="0.5s" smil:fill="hold" smil:targetElement="id348" smil:attributeName="height" smil:values="height;height" smil:keyTimes="0;1"/>
                  <anim:animate smil:dur="0.5s" smil:fill="hold" smil:targetElement="id348" smil:attributeName="x" smil:values="x-.2;x" smil:keyTimes="0;1"/>
                  <anim:animate smil:dur="0.5s" smil:fill="hold" smil:targetElement="id348" smil:attributeName="y" smil:values="y;y" smil:keyTimes="0;1"/>
                  <anim:transitionFilter smil:dur="0.5s" smil:targetElement="id34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0" smil:attributeName="visibility" smil:to="visible"/>
                  <anim:animate smil:dur="0.5s" smil:fill="hold" smil:targetElement="id350" smil:attributeName="x" smil:values="1+width/2;x" smil:keyTimes="0;1"/>
                  <anim:animate smil:dur="0.5s" smil:fill="hold" smil:targetElement="id350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51" smil:attributeName="visibility" smil:to="visible"/>
                  <anim:animate smil:dur="0.5s" smil:fill="hold" smil:targetElement="id351" smil:attributeName="x" smil:values="1+width/2;x" smil:keyTimes="0;1"/>
                  <anim:animate smil:dur="0.5s" smil:fill="hold" smil:targetElement="id35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48"/></text:span><text:span text:style-name="T15"><text:line-break/></text:span><text:span text:style-name="T15"> <text:s text:c="4"/></text:span><text:span text:style-name="T16"><text:s text:c="19"/></text:span><text:span text:style-name="T16"><text:line-break/></text:span><text:span text:style-name="T16"> <text:s text:c="30"/></text:span><text:span text:style-name="T16"><text:line-break/></text:span><text:span text:style-name="T16"> <text:s text:c="24"/></text:span><text:span text:style-name="T15"><text:s text:c="18"/></text:span><text:span text:style-name="T15"><text:line-break/></text:span><text:span text:style-name="T15"><text:tab/></text:span><text:span text:style-name="T15"><text:tab/></text:span></text:p>
          </draw:text-box>
        </draw:frame>
        <draw:g xml:id="id354" draw:id="id354">
          <svg:title>TexMaths</svg:title>
          <svg:desc>22§display§= \int \frac{1}{4 \left( \frac{2t}{1 + t^2} \right) +  3 \left( \frac{1 - t^2}{1 + t^2} \right)  +  13 }}\ \frac{2dt}{1 + t^2}§svg§600§FALSE§</svg:desc>
          <draw:polygon draw:style-name="gr2" draw:text-style-name="P6" draw:layer="layout" svg:width="12.691cm" svg:height="2.289cm" svg:x="4.244cm" svg:y="0.768cm" svg:viewBox="0 0 12692 2290" draw:points="6346,2290 0,2290 0,0 12692,0 12692,2290">
            <text:p/>
          </draw:polygon>
          <draw:path draw:style-name="gr3" draw:text-style-name="P7" draw:layer="layout" svg:width="0.515cm" svg:height="0.182cm" svg:x="4.249cm" svg:y="1.5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064cm" svg:y="0.736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17cm" svg:y="0.7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8.557cm" svg:height="0.032cm" svg:x="6.016cm" svg:y="1.579cm" svg:viewBox="0 0 8558 33" draw:points="4280,33 0,33 0,0 8558,0 8558,33">
            <text:p/>
          </draw:polygon>
          <draw:path draw:style-name="gr3" draw:text-style-name="P7" draw:layer="layout" svg:width="0.344cm" svg:height="0.523cm" svg:x="6.037cm" svg:y="2.07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5cm" svg:height="1.391cm" svg:x="6.671cm" svg:y="1.704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24cm" svg:height="0.36cm" svg:x="7.509cm" svg:y="1.929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7.806cm" svg:y="1.95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olygon draw:style-name="gr3" draw:text-style-name="P7" draw:layer="layout" svg:width="1.319cm" svg:height="0.032cm" svg:x="7.086cm" svg:y="2.383cm" svg:viewBox="0 0 1320 33" draw:points="660,33 0,33 0,0 1320,0 1320,33">
            <text:p/>
          </draw:polygon>
          <draw:path draw:style-name="gr3" draw:text-style-name="P7" draw:layer="layout" svg:width="0.198cm" svg:height="0.36cm" svg:x="7.144cm" svg:y="2.4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7.433cm" svg:y="2.52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7.892cm" svg:y="2.521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8.137cm" svg:y="2.447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5cm" svg:height="1.391cm" svg:x="8.524cm" svg:y="1.704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515cm" svg:height="0.516cm" svg:x="9.173cm" svg:y="2.1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935cm" svg:y="2.07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95cm" svg:height="1.391cm" svg:x="10.558cm" svg:y="1.704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198cm" svg:height="0.36cm" svg:x="11.032cm" svg:y="1.92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1.34cm" svg:y="2.139cm" svg:viewBox="0 0 368 28" svg:d="M347 28c7 0 21 0 21-14s-13-14-21-14h-326c-9 0-21 0-21 14s12 14 21 14z">
            <text:p/>
          </draw:path>
          <draw:path draw:style-name="gr3" draw:text-style-name="P7" draw:layer="layout" svg:width="0.184cm" svg:height="0.344cm" svg:x="11.789cm" svg:y="1.95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2.033cm" svg:y="1.876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1.328cm" svg:height="0.032cm" svg:x="10.974cm" svg:y="2.383cm" svg:viewBox="0 0 1329 33" draw:points="663,33 0,33 0,0 1329,0 1329,33">
            <text:p/>
          </draw:polygon>
          <draw:path draw:style-name="gr3" draw:text-style-name="P7" draw:layer="layout" svg:width="0.198cm" svg:height="0.36cm" svg:x="11.037cm" svg:y="2.4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11.324cm" svg:y="2.52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1.783cm" svg:y="2.52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2.03cm" svg:y="2.44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5cm" svg:height="1.391cm" svg:x="12.42cm" svg:y="1.704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515cm" svg:height="0.516cm" svg:x="13.07cm" svg:y="2.1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869cm" svg:y="2.07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4.219cm" svg:y="2.07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09cm" svg:height="0.516cm" svg:x="15.5cm" svg:y="0.7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5.879cm" svg:y="0.729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238cm" svg:height="0.494cm" svg:x="16.268cm" svg:y="0.782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olygon draw:style-name="gr3" draw:text-style-name="P7" draw:layer="layout" svg:width="1.958cm" svg:height="0.032cm" svg:x="15.016cm" svg:y="1.579cm" svg:viewBox="0 0 1959 33" draw:points="980,33 0,33 0,0 1959,0 1959,33">
            <text:p/>
          </draw:polygon>
          <draw:path draw:style-name="gr3" draw:text-style-name="P7" draw:layer="layout" svg:width="0.256cm" svg:height="0.516cm" svg:x="15.085cm" svg:y="1.80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5.618cm" svg:y="1.8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6.366cm" svg:y="1.83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6.662cm" svg:y="1.736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352" draw:id="id352">
          <svg:title>TexMaths</svg:title>
          <svg:desc>26§display§\therefore§svg§600§FALSE§</svg:desc>
          <draw:polygon draw:style-name="gr2" draw:text-style-name="P6" draw:layer="layout" svg:width="0.49cm" svg:height="0.402cm" svg:x="2.108cm" svg:y="1.422cm" svg:viewBox="0 0 491 403" draw:points="246,403 0,403 0,0 491,0 491,403">
            <text:p/>
          </draw:polygon>
          <draw:path draw:style-name="gr3" draw:text-style-name="P7" draw:layer="layout" svg:width="0.555cm" svg:height="0.493cm" svg:x="2.089cm" svg:y="1.3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53" draw:id="id353">
          <svg:title>TexMaths</svg:title>
          <svg:desc>24§display§\text {I}§svg§600§FALSE§</svg:desc>
          <draw:polygon draw:style-name="gr2" draw:text-style-name="P6" draw:layer="layout" svg:width="0.197cm" svg:height="0.493cm" svg:x="3.545cm" svg:y="1.348cm" svg:viewBox="0 0 198 494" draw:points="100,494 0,494 0,0 198,0 198,494">
            <text:p/>
          </draw:polygon>
          <draw:path draw:style-name="gr3" draw:text-style-name="P7" draw:layer="layout" svg:width="0.258cm" svg:height="0.577cm" svg:x="3.526cm" svg:y="1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57" draw:id="id357">
          <svg:title>TexMaths</svg:title>
          <svg:desc>22§display§= 2 \int \frac{1}{ 10t^2 + 8t + 16 }\ dt§svg§600§FALSE§</svg:desc>
          <draw:polygon draw:style-name="gr2" draw:text-style-name="P6" draw:layer="layout" svg:width="7.986cm" svg:height="1.642cm" svg:x="4.243cm" svg:y="8.668cm" svg:viewBox="0 0 7987 1643" draw:points="3994,1643 0,1643 0,0 7987,0 7987,1643">
            <text:p/>
          </draw:polygon>
          <draw:path draw:style-name="gr3" draw:text-style-name="P7" draw:layer="layout" svg:width="0.515cm" svg:height="0.182cm" svg:x="4.248cm" svg:y="9.3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5.06cm" svg:y="9.16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5.579cm" svg:y="8.629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77cm" svg:y="8.64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3cm" svg:height="0.032cm" svg:x="6.531cm" svg:y="9.472cm" svg:viewBox="0 0 4731 33" draw:points="2366,33 0,33 0,0 4731,0 4731,33">
            <text:p/>
          </draw:polygon>
          <draw:path draw:style-name="gr3" draw:text-style-name="P7" draw:layer="layout" svg:width="0.256cm" svg:height="0.517cm" svg:x="6.6cm" svg:y="9.69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6.948cm" svg:y="9.698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238cm" svg:height="0.494cm" svg:x="7.321cm" svg:y="9.728cm" svg:viewBox="0 0 239 495" svg:d="M143 176h73c15 0 23 0 23-16 0-9-8-9-23-9h-68c28-111 33-125 33-130 0-14-10-21-23-21-3 0-24 0-31 28l-30 123h-74c-16 0-23 0-23 14 0 11 7 11 21 11h69c-57 220-58 232-58 247 0 42 30 72 70 72 81 0 125-115 125-120 0-7-7-7-11-7-7 0-7 2-10 11-34 80-76 98-102 98-16 0-23-10-23-35 0-19 0-25 3-37z">
            <text:p/>
          </draw:path>
          <draw:path draw:style-name="gr3" draw:text-style-name="P7" draw:layer="layout" svg:width="0.24cm" svg:height="0.36cm" svg:x="7.617cm" svg:y="9.62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145cm" svg:y="9.7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8.907cm" svg:y="9.698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38cm" svg:height="0.494cm" svg:x="9.28cm" svg:y="9.728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9.756cm" svg:y="9.7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555cm" svg:y="9.69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0.905cm" svg:y="9.698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369cm" svg:height="0.547cm" svg:x="11.641cm" svg:y="9.14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2.03cm" svg:y="9.198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355" draw:id="id355">
          <svg:title>TexMaths</svg:title>
          <svg:desc>22§display§= \int \frac{1}{ \frac{8t + 3 - 3t^2 + 13 + 13t^2}{ 1 + t^2 } }\ \frac{2dt}{1 + t^2}
§svg§600§FALSE§</svg:desc>
          <draw:polygon draw:style-name="gr2" draw:text-style-name="P6" draw:layer="layout" svg:width="9.688cm" svg:height="1.937cm" svg:x="4.245cm" svg:y="3.769cm" svg:viewBox="0 0 9689 1938" draw:points="4845,1938 0,1938 0,0 9689,0 9689,1938">
            <text:p/>
          </draw:polygon>
          <draw:path draw:style-name="gr3" draw:text-style-name="P7" draw:layer="layout" svg:width="0.515cm" svg:height="0.182cm" svg:x="4.25cm" svg:y="4.5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065cm" svg:y="3.737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669cm" svg:y="3.75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55cm" svg:height="0.032cm" svg:x="6.017cm" svg:y="4.58cm" svg:viewBox="0 0 5556 33" draw:points="2779,33 0,33 0,0 5556,0 5556,33">
            <text:p/>
          </draw:polygon>
          <draw:path draw:style-name="gr3" draw:text-style-name="P7" draw:layer="layout" svg:width="0.249cm" svg:height="0.37cm" svg:x="6.139cm" svg:y="4.749cm" svg:viewBox="0 0 250 371" svg:d="M164 165c42-21 70-47 70-84 0-53-55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ath draw:style-name="gr3" draw:text-style-name="P7" draw:layer="layout" svg:width="0.184cm" svg:height="0.344cm" svg:x="6.441cm" svg:y="4.77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398cm" svg:height="0.4cm" svg:x="6.689cm" svg:y="4.77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7.156cm" svg:y="4.749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367cm" svg:height="0.027cm" svg:x="7.494cm" svg:y="4.96cm" svg:viewBox="0 0 368 28" svg:d="M347 28c7 0 21 0 21-14s-13-14-21-14h-326c-9 0-21 0-21 14s12 14 21 14z">
            <text:p/>
          </draw:path>
          <draw:path draw:style-name="gr3" draw:text-style-name="P7" draw:layer="layout" svg:width="0.249cm" svg:height="0.37cm" svg:x="7.948cm" svg:y="4.749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184cm" svg:height="0.344cm" svg:x="8.248cm" svg:y="4.77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8.495cm" svg:y="4.696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398cm" svg:height="0.4cm" svg:x="8.799cm" svg:y="4.77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9.294cm" svg:y="4.74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9.574cm" svg:y="4.749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398cm" svg:height="0.4cm" svg:x="9.89cm" svg:y="4.77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0.385cm" svg:y="4.74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0.665cm" svg:y="4.749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184cm" svg:height="0.344cm" svg:x="10.966cm" svg:y="4.77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1.212cm" svg:y="4.696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5.37cm" svg:height="0.032cm" svg:x="6.11cm" svg:y="5.205cm" svg:viewBox="0 0 5371 33" draw:points="2685,33 0,33 0,0 5371,0 5371,33">
            <text:p/>
          </draw:polygon>
          <draw:path draw:style-name="gr3" draw:text-style-name="P7" draw:layer="layout" svg:width="0.198cm" svg:height="0.36cm" svg:x="8.194cm" svg:y="5.31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8.481cm" svg:y="5.34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8.94cm" svg:y="5.34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9.186cm" svg:y="5.268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309cm" svg:height="0.516cm" svg:x="12.498cm" svg:y="3.75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8 7-59 7-74 7z">
            <text:p/>
          </draw:path>
          <draw:path draw:style-name="gr3" draw:text-style-name="P7" draw:layer="layout" svg:width="0.369cm" svg:height="0.546cm" svg:x="12.877cm" svg:y="3.73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238cm" svg:height="0.494cm" svg:x="13.266cm" svg:y="3.78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olygon draw:style-name="gr3" draw:text-style-name="P7" draw:layer="layout" svg:width="1.958cm" svg:height="0.032cm" svg:x="12.014cm" svg:y="4.58cm" svg:viewBox="0 0 1959 33" draw:points="980,33 0,33 0,0 1959,0 1959,33">
            <text:p/>
          </draw:polygon>
          <draw:path draw:style-name="gr3" draw:text-style-name="P7" draw:layer="layout" svg:width="0.256cm" svg:height="0.516cm" svg:x="12.083cm" svg:y="4.80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616cm" svg:y="4.86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364cm" svg:y="4.83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66cm" svg:y="4.73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56" draw:id="id356">
          <svg:title>TexMaths</svg:title>
          <svg:desc>22§display§= 2 \int \frac{1}{ 8t + 3 - 3t^2 + 13 + 13t^2 }\ dt§svg§600§FALSE§</svg:desc>
          <draw:polygon draw:style-name="gr2" draw:text-style-name="P6" draw:layer="layout" svg:width="11.275cm" svg:height="1.642cm" svg:x="4.245cm" svg:y="6.17cm" svg:viewBox="0 0 11276 1643" draw:points="5639,1643 0,1643 0,0 11276,0 11276,1643">
            <text:p/>
          </draw:polygon>
          <draw:path draw:style-name="gr3" draw:text-style-name="P7" draw:layer="layout" svg:width="0.515cm" svg:height="0.182cm" svg:x="4.25cm" svg:y="6.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5.062cm" svg:y="6.66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5.581cm" svg:y="6.13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417cm" svg:y="6.14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019cm" svg:height="0.032cm" svg:x="6.533cm" svg:y="6.974cm" svg:viewBox="0 0 8020 33" draw:points="4009,33 0,33 0,0 8020,0 8020,33">
            <text:p/>
          </draw:polygon>
          <draw:path draw:style-name="gr3" draw:text-style-name="P7" draw:layer="layout" svg:width="0.321cm" svg:height="0.532cm" svg:x="6.565cm" svg:y="7.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38cm" svg:height="0.494cm" svg:x="6.938cm" svg:y="7.23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7.413cm" svg:y="7.26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8.177cm" svg:y="7.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472cm" svg:height="0.032cm" svg:x="8.766cm" svg:y="7.50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507cm" svg:y="7.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9.879cm" svg:y="7.23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  <draw:path draw:style-name="gr3" draw:text-style-name="P7" draw:layer="layout" svg:width="0.24cm" svg:height="0.36cm" svg:x="10.174cm" svg:y="7.1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702cm" svg:y="7.26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501cm" svg:y="7.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1.852cm" svg:y="7.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12.422cm" svg:y="7.26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3.219cm" svg:y="7.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3.569cm" svg:y="7.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13.943cm" svg:y="7.23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14.238cm" svg:y="7.1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4.932cm" svg:y="6.647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5.321cm" svg:y="6.7cm" svg:viewBox="0 0 239 495" svg:d="M143 176h73c15 0 23 0 23-16 0-9-8-9-23-9h-68c28-111 33-125 33-130 0-14-10-21-23-21-3 0-24 0-31 28l-30 123h-74c-16 0-23 0-23 14 0 11 7 11 21 11h69c-57 220-58 232-58 247 0 42 30 72 70 72 81 0 125-115 125-120 0-7-7-7-11-7-7 0-7 2-10 11-34 80-76 98-102 98-16 0-23-10-23-35 0-19 0-25 3-37z">
            <text:p/>
          </draw:path>
        </draw:g>
        <draw:g xml:id="id358" draw:id="id358">
          <svg:title>TexMaths</svg:title>
          <svg:desc>22§display§= 2 \int \frac{1}{ 2 ( 5t^2 + 4t + 8 ) }\ dt§svg§600§FALSE§</svg:desc>
          <draw:polygon draw:style-name="gr2" draw:text-style-name="P6" draw:layer="layout" svg:width="8.201cm" svg:height="1.7cm" svg:x="12.744cm" svg:y="8.669cm" svg:viewBox="0 0 8202 1701" draw:points="4101,1701 0,1701 0,0 8202,0 8202,1701">
            <text:p/>
          </draw:polygon>
          <draw:path draw:style-name="gr3" draw:text-style-name="P7" draw:layer="layout" svg:width="0.515cm" svg:height="0.182cm" svg:x="12.749cm" svg:y="9.3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3.561cm" svg:y="9.16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4.08cm" svg:y="8.6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7.378cm" svg:y="8.6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45cm" svg:height="0.032cm" svg:x="15.032cm" svg:y="9.473cm" svg:viewBox="0 0 4946 33" draw:points="2473,33 0,33 0,0 4946,0 4946,33">
            <text:p/>
          </draw:polygon>
          <draw:path draw:style-name="gr3" draw:text-style-name="P7" draw:layer="layout" svg:width="0.309cm" svg:height="0.517cm" svg:x="15.071cm" svg:y="9.69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5.495cm" svg:y="9.63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5.757cm" svg:y="9.699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38cm" svg:height="0.494cm" svg:x="16.123cm" svg:y="9.72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16.419cm" svg:y="9.6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6.947cm" svg:y="9.7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7.699cm" svg:y="9.6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8.083cm" svg:y="9.72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515cm" svg:height="0.517cm" svg:x="18.558cm" svg:y="9.7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9.32cm" svg:y="9.699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18cm" svg:height="0.774cm" svg:x="19.719cm" svg:y="9.63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20.357cm" svg:y="9.146cm" svg:viewBox="0 0 370 547" svg:d="M370 9c0-2 0-9-11-9-10 0-84 7-98 9-6 0-11 3-11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0.746cm" svg:y="9.19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359" draw:id="id359">
          <svg:title>TexMaths</svg:title>
          <svg:desc>22§display§= \int \frac{1}{ 5 \left( t^2 + \frac{4t}{5} + \frac{8}{5} \right) }\ dt§svg§600§FALSE§</svg:desc>
          <draw:polygon draw:style-name="gr2" draw:text-style-name="P6" draw:layer="layout" svg:width="7.704cm" svg:height="1.826cm" svg:x="4.244cm" svg:y="10.869cm" svg:viewBox="0 0 7705 1827" draw:points="3853,1827 0,1827 0,0 7705,0 7705,1827">
            <text:p/>
          </draw:polygon>
          <draw:path draw:style-name="gr3" draw:text-style-name="P7" draw:layer="layout" svg:width="0.515cm" svg:height="0.182cm" svg:x="4.249cm" svg:y="11.5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064cm" svg:y="10.8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8.373cm" svg:y="10.8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62cm" svg:height="0.032cm" svg:x="6.016cm" svg:y="11.673cm" svg:viewBox="0 0 4963 33" draw:points="2482,33 0,33 0,0 4963,0 4963,33">
            <text:p/>
          </draw:polygon>
          <draw:path draw:style-name="gr3" draw:text-style-name="P7" draw:layer="layout" svg:width="0.309cm" svg:height="0.532cm" svg:x="6.055cm" svg:y="11.939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203cm" svg:height="0.928cm" svg:x="6.65cm" svg:y="11.798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38cm" svg:height="0.494cm" svg:x="6.903cm" svg:y="11.97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7.199cm" svg:y="11.87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727cm" svg:y="12.0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67cm" svg:height="0.365cm" svg:x="8.572cm" svg:y="11.786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184cm" svg:height="0.344cm" svg:x="8.882cm" svg:y="11.812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5 1-16 3-21z">
            <text:p/>
          </draw:path>
          <draw:polygon draw:style-name="gr3" draw:text-style-name="P7" draw:layer="layout" svg:width="0.543cm" svg:height="0.032cm" svg:x="8.551cm" svg:y="12.245cm" svg:viewBox="0 0 544 33" draw:points="271,33 0,33 0,0 544,0 544,33">
            <text:p/>
          </draw:polygon>
          <draw:path draw:style-name="gr3" draw:text-style-name="P7" draw:layer="layout" svg:width="0.24cm" svg:height="0.37cm" svg:x="8.7cm" svg:y="12.362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515cm" svg:height="0.517cm" svg:x="9.399cm" svg:y="12.0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9cm" svg:height="0.37cm" svg:x="10.251cm" svg:y="11.791cm" svg:viewBox="0 0 250 371" svg:d="M164 165c42-21 70-47 70-84 0-53-54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olygon draw:style-name="gr3" draw:text-style-name="P7" draw:layer="layout" svg:width="0.309cm" svg:height="0.032cm" svg:x="10.223cm" svg:y="12.245cm" svg:viewBox="0 0 310 33" draw:points="155,33 0,33 0,0 310,0 310,33">
            <text:p/>
          </draw:polygon>
          <draw:path draw:style-name="gr3" draw:text-style-name="P7" draw:layer="layout" svg:width="0.24cm" svg:height="0.37cm" svg:x="10.256cm" svg:y="12.362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20-86-55 21 2 32-12 32-26 0-23-20-28-29-28 0 0-26 0-26 30 0 49 44 96 111 96 69 0 130-51 130-119 0-62-47-118-114-118-25 0-53 5-78 26z">
            <text:p/>
          </draw:path>
          <draw:path draw:style-name="gr3" draw:text-style-name="P7" draw:layer="layout" svg:width="0.203cm" svg:height="0.928cm" svg:x="10.657cm" svg:y="11.798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369cm" svg:height="0.546cm" svg:x="11.36cm" svg:y="11.346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1.749cm" svg:y="11.39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360" draw:id="id360">
          <svg:title>TexMaths</svg:title>
          <svg:desc>22§display§= \frac{1}{5} \int \frac{1}{ t^2 + 2 (t) \left( \frac{2}{5} \right) + \frac{4}{25} + \frac{8}{5} - \frac{4}{25} }\ dt§svg§600§FALSE§</svg:desc>
          <draw:polygon draw:style-name="gr2" draw:text-style-name="P6" draw:layer="layout" svg:width="12.546cm" svg:height="1.826cm" svg:x="4.245cm" svg:y="13.169cm" svg:viewBox="0 0 12547 1827" draw:points="6273,1827 0,1827 0,0 12547,0 12547,1827">
            <text:p/>
          </draw:polygon>
          <draw:path draw:style-name="gr3" draw:text-style-name="P7" draw:layer="layout" svg:width="0.515cm" svg:height="0.182cm" svg:x="4.25cm" svg:y="13.8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5.185cm" svg:y="13.14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5.114cm" svg:y="13.973cm" svg:viewBox="0 0 389 33" draw:points="194,33 0,33 0,0 389,0 389,33">
            <text:p/>
          </draw:polygon>
          <draw:path draw:style-name="gr3" draw:text-style-name="P7" draw:layer="layout" svg:width="0.309cm" svg:height="0.532cm" svg:x="5.153cm" svg:y="14.199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687cm" svg:height="1.719cm" svg:x="5.767cm" svg:y="13.1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1.146cm" svg:y="13.1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104cm" svg:height="0.032cm" svg:x="6.718cm" svg:y="13.973cm" svg:viewBox="0 0 9105 33" draw:points="4551,33 0,33 0,0 9105,0 9105,33">
            <text:p/>
          </draw:polygon>
          <draw:path draw:style-name="gr3" draw:text-style-name="P7" draw:layer="layout" svg:width="0.238cm" svg:height="0.494cm" svg:x="6.735cm" svg:y="14.27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7.031cm" svg:y="14.17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559cm" svg:y="14.3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8.328cm" svg:y="14.23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8.752cm" svg:y="14.17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38cm" svg:height="0.494cm" svg:x="8.995cm" svg:y="14.27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9.3cm" svg:y="14.17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03cm" svg:height="0.928cm" svg:x="9.803cm" svg:y="14.098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4cm" svg:height="0.36cm" svg:x="10.168cm" svg:y="14.09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0.132cm" svg:y="14.545cm" svg:viewBox="0 0 310 33" draw:points="155,33 0,33 0,0 310,0 310,33">
            <text:p/>
          </draw:polygon>
          <draw:path draw:style-name="gr3" draw:text-style-name="P7" draw:layer="layout" svg:width="0.24cm" svg:height="0.37cm" svg:x="10.168cm" svg:y="14.662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203cm" svg:height="0.928cm" svg:x="10.567cm" svg:y="14.098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515cm" svg:height="0.517cm" svg:x="11.104cm" svg:y="14.3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67cm" svg:height="0.365cm" svg:x="12.102cm" svg:y="14.086cm" svg:viewBox="0 0 268 366" svg:d="M268 278v-21h-62v-241c0-12 0-16-12-16-6 0-7 0-14 7l-180 250v21h160v44c0 18 0 25-44 25h-14v19c26 0 62-2 81-2s55 2 83 2v-19h-16c-44 0-44-7-44-25v-44zM164 58v199h-145z">
            <text:p/>
          </draw:path>
          <draw:polygon draw:style-name="gr3" draw:text-style-name="P7" draw:layer="layout" svg:width="0.617cm" svg:height="0.032cm" svg:x="11.926cm" svg:y="14.545cm" svg:viewBox="0 0 618 33" draw:points="310,33 0,33 0,0 618,0 618,33">
            <text:p/>
          </draw:polygon>
          <draw:path draw:style-name="gr3" draw:text-style-name="P7" draw:layer="layout" svg:width="0.24cm" svg:height="0.36cm" svg:x="11.961cm" svg:y="14.6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2.269cm" svg:y="14.662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20-86-55 21 2 32-12 32-26 0-23-20-28-29-28 0 0-26 0-26 30 0 49 44 96 111 96 69 0 130-51 130-119 0-62-47-118-114-118-25 0-53 5-78 26z">
            <text:p/>
          </draw:path>
          <draw:path draw:style-name="gr3" draw:text-style-name="P7" draw:layer="layout" svg:width="0.515cm" svg:height="0.517cm" svg:x="12.85cm" svg:y="14.3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9cm" svg:height="0.37cm" svg:x="13.702cm" svg:y="14.091cm" svg:viewBox="0 0 250 371" svg:d="M164 165c42-21 70-47 70-84 0-53-54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olygon draw:style-name="gr3" draw:text-style-name="P7" draw:layer="layout" svg:width="0.309cm" svg:height="0.032cm" svg:x="13.673cm" svg:y="14.545cm" svg:viewBox="0 0 310 33" draw:points="155,33 0,33 0,0 310,0 310,33">
            <text:p/>
          </draw:polygon>
          <draw:path draw:style-name="gr3" draw:text-style-name="P7" draw:layer="layout" svg:width="0.24cm" svg:height="0.37cm" svg:x="13.707cm" svg:y="14.662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472cm" svg:height="0.032cm" svg:x="14.311cm" svg:y="14.545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15.287cm" svg:y="14.086cm" svg:viewBox="0 0 268 366" svg:d="M268 278v-21h-62v-241c0-12 0-16-11-16-7 0-8 0-15 7l-180 250v21h160v44c0 18 0 25-44 25h-14v19c26 0 62-2 81-2 21 0 55 2 83 2v-19h-16c-44 0-44-7-44-25v-44zM164 58v199h-145z">
            <text:p/>
          </draw:path>
          <draw:polygon draw:style-name="gr3" draw:text-style-name="P7" draw:layer="layout" svg:width="0.617cm" svg:height="0.032cm" svg:x="15.111cm" svg:y="14.545cm" svg:viewBox="0 0 618 33" draw:points="310,33 0,33 0,0 618,0 618,33">
            <text:p/>
          </draw:polygon>
          <draw:path draw:style-name="gr3" draw:text-style-name="P7" draw:layer="layout" svg:width="0.24cm" svg:height="0.36cm" svg:x="15.147cm" svg:y="14.6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5.455cm" svg:y="14.662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369cm" svg:height="0.546cm" svg:x="16.203cm" svg:y="13.646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16.592cm" svg:y="13.69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2" smil:attributeName="visibility" smil:to="visible"/>
                  <anim:animate smil:dur="0.5s" smil:fill="hold" smil:targetElement="id352" smil:attributeName="x" smil:values="x;x" smil:keyTimes="0;1"/>
                  <anim:animate smil:dur="0.5s" smil:fill="hold" smil:targetElement="id35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x;x" smil:keyTimes="0;1"/>
                  <anim:animate smil:dur="0.5s" smil:fill="hold" smil:targetElement="id35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4" smil:attributeName="visibility" smil:to="visible"/>
                  <anim:animate smil:dur="0.5s" smil:fill="hold" smil:targetElement="id354" smil:attributeName="x" smil:values="x;x" smil:keyTimes="0;1"/>
                  <anim:animate smil:dur="0.5s" smil:fill="hold" smil:targetElement="id3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5" smil:attributeName="visibility" smil:to="visible"/>
                  <anim:animate smil:dur="0.5s" smil:fill="hold" smil:targetElement="id355" smil:attributeName="x" smil:values="x;x" smil:keyTimes="0;1"/>
                  <anim:animate smil:dur="0.5s" smil:fill="hold" smil:targetElement="id3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6" smil:attributeName="visibility" smil:to="visible"/>
                  <anim:animate smil:dur="0.5s" smil:fill="hold" smil:targetElement="id356" smil:attributeName="x" smil:values="x;x" smil:keyTimes="0;1"/>
                  <anim:animate smil:dur="0.5s" smil:fill="hold" smil:targetElement="id3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x;x" smil:keyTimes="0;1"/>
                  <anim:animate smil:dur="0.5s" smil:fill="hold" smil:targetElement="id3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8" smil:attributeName="visibility" smil:to="visible"/>
                  <anim:animate smil:dur="0.5s" smil:fill="hold" smil:targetElement="id358" smil:attributeName="x" smil:values="x;x" smil:keyTimes="0;1"/>
                  <anim:animate smil:dur="0.5s" smil:fill="hold" smil:targetElement="id3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9" smil:attributeName="visibility" smil:to="visible"/>
                  <anim:animate smil:dur="0.5s" smil:fill="hold" smil:targetElement="id359" smil:attributeName="x" smil:values="x;x" smil:keyTimes="0;1"/>
                  <anim:animate smil:dur="0.5s" smil:fill="hold" smil:targetElement="id3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x;x" smil:keyTimes="0;1"/>
                  <anim:animate smil:dur="0.5s" smil:fill="hold" smil:targetElement="id3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61" draw:id="id361">
          <svg:title>TexMaths</svg:title>
          <svg:desc>24§display§\text {I}§svg§600§FALSE§</svg:desc>
          <draw:polygon draw:style-name="gr2" draw:text-style-name="P6" draw:layer="layout" svg:width="0.197cm" svg:height="0.493cm" svg:x="3.643cm" svg:y="1.447cm" svg:viewBox="0 0 198 494" draw:points="100,494 0,494 0,0 198,0 198,494">
            <text:p/>
          </draw:polygon>
          <draw:path draw:style-name="gr3" draw:text-style-name="P7" draw:layer="layout" svg:width="0.258cm" svg:height="0.577cm" svg:x="3.624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2" draw:id="id362">
          <svg:title>TexMaths</svg:title>
          <svg:desc>22§display§= \frac{1}{5} \int \frac{1}{ \left( t + \frac{2}{5} \right)^2 + \frac{36}{25} }\ dt§svg§600§FALSE§</svg:desc>
          <draw:polygon draw:style-name="gr2" draw:text-style-name="P6" draw:layer="layout" svg:width="7.964cm" svg:height="1.983cm" svg:x="4.432cm" svg:y="0.862cm" svg:viewBox="0 0 7965 1984" draw:points="3983,1984 0,1984 0,0 7965,0 7965,1984">
            <text:p/>
          </draw:polygon>
          <draw:path draw:style-name="gr3" draw:text-style-name="P7" draw:layer="layout" svg:width="0.515cm" svg:height="0.182cm" svg:x="4.437cm" svg:y="1.5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5.372cm" svg:y="0.8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5.301cm" svg:y="1.666cm" svg:viewBox="0 0 389 33" draw:points="194,33 0,33 0,0 389,0 389,33">
            <text:p/>
          </draw:polygon>
          <draw:path draw:style-name="gr3" draw:text-style-name="P7" draw:layer="layout" svg:width="0.309cm" svg:height="0.532cm" svg:x="5.34cm" svg:y="1.89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687cm" svg:height="1.719cm" svg:x="5.954cm" svg:y="0.823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9.041cm" svg:y="0.83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522cm" svg:height="0.032cm" svg:x="6.905cm" svg:y="1.666cm" svg:viewBox="0 0 4523 33" draw:points="2261,33 0,33 0,0 4523,0 4523,33">
            <text:p/>
          </draw:polygon>
          <draw:path draw:style-name="gr3" draw:text-style-name="P7" draw:layer="layout" svg:width="0.203cm" svg:height="0.928cm" svg:x="7.023cm" svg:y="1.948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38cm" svg:height="0.494cm" svg:x="7.278cm" svg:y="2.122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7.755cm" svg:y="2.1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cm" svg:height="0.36cm" svg:x="8.61cm" svg:y="1.94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8.577cm" svg:y="2.396cm" svg:viewBox="0 0 310 33" draw:points="155,33 0,33 0,0 310,0 310,33">
            <text:p/>
          </draw:polygon>
          <draw:path draw:style-name="gr3" draw:text-style-name="P7" draw:layer="layout" svg:width="0.24cm" svg:height="0.37cm" svg:x="8.61cm" svg:y="2.513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203cm" svg:height="0.928cm" svg:x="9.011cm" svg:y="1.948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9.367cm" svg:y="1.7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95cm" svg:y="2.1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9cm" svg:height="0.37cm" svg:x="10.747cm" svg:y="1.941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249cm" svg:height="0.37cm" svg:x="11.054cm" svg:y="1.941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0.617cm" svg:height="0.032cm" svg:x="10.717cm" svg:y="2.396cm" svg:viewBox="0 0 618 33" draw:points="310,33 0,33 0,0 618,0 618,33">
            <text:p/>
          </draw:polygon>
          <draw:path draw:style-name="gr3" draw:text-style-name="P7" draw:layer="layout" svg:width="0.24cm" svg:height="0.36cm" svg:x="10.75cm" svg:y="2.51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1.058cm" svg:y="2.513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ath draw:style-name="gr3" draw:text-style-name="P7" draw:layer="layout" svg:width="0.369cm" svg:height="0.546cm" svg:x="11.808cm" svg:y="1.33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2.197cm" svg:y="1.39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367" draw:id="id367">
          <svg:title>TexMaths</svg:title>
          <svg:desc>24§display§\text {I}§svg§600§FALSE§</svg:desc>
          <draw:polygon draw:style-name="gr2" draw:text-style-name="P6" draw:layer="layout" svg:width="0.197cm" svg:height="0.493cm" svg:x="3.744cm" svg:y="8.947cm" svg:viewBox="0 0 198 494" draw:points="100,494 0,494 0,0 198,0 198,494">
            <text:p/>
          </draw:polygon>
          <draw:path draw:style-name="gr3" draw:text-style-name="P7" draw:layer="layout" svg:width="0.258cm" svg:height="0.577cm" svg:x="3.725cm" svg:y="8.9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6" draw:id="id366">
          <svg:title>TexMaths</svg:title>
          <svg:desc>24§display§\therefore§svg§600§FALSE§</svg:desc>
          <draw:polygon draw:style-name="gr2" draw:text-style-name="P6" draw:layer="layout" svg:width="0.453cm" svg:height="0.371cm" svg:x="2.34cm" svg:y="9.048cm" svg:viewBox="0 0 454 372" draw:points="227,372 0,372 0,0 454,0 454,372">
            <text:p/>
          </draw:polygon>
          <draw:path draw:style-name="gr3" draw:text-style-name="P7" draw:layer="layout" svg:width="0.513cm" svg:height="0.455cm" svg:x="2.323cm" svg:y="9.0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63" draw:id="id363">
          <svg:title>TexMaths</svg:title>
          <svg:desc>22§display§= \frac{1}{5} \int \frac{1}{ \left( t + \frac{2}{5} \right)^2 + \left( \frac{6}{5} \right)^2 }\ dt§svg§600§FALSE§</svg:desc>
          <draw:polygon draw:style-name="gr2" draw:text-style-name="P6" draw:layer="layout" svg:width="8.712cm" svg:height="1.983cm" svg:x="4.433cm" svg:y="3.264cm" svg:viewBox="0 0 8713 1984" draw:points="4357,1984 0,1984 0,0 8713,0 8713,1984">
            <text:p/>
          </draw:polygon>
          <draw:path draw:style-name="gr3" draw:text-style-name="P7" draw:layer="layout" svg:width="0.515cm" svg:height="0.182cm" svg:x="4.438cm" svg:y="3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5.373cm" svg:y="3.23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5.303cm" svg:y="4.068cm" svg:viewBox="0 0 389 33" draw:points="194,33 0,33 0,0 389,0 389,33">
            <text:p/>
          </draw:polygon>
          <draw:path draw:style-name="gr3" draw:text-style-name="P7" draw:layer="layout" svg:width="0.309cm" svg:height="0.532cm" svg:x="5.341cm" svg:y="4.29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687cm" svg:height="1.719cm" svg:x="5.956cm" svg:y="3.225cm" svg:viewBox="0 0 688 1720" svg:d="M37 1684c25 0 39-17 39-37 0-26-20-38-37-38-20 0-39 12-39 38 0 41 39 73 86 73 118 0 162-182 217-405 60-245 111-493 153-741 28-164 56-319 83-419 8-39 35-137 67-137 22 0 42 14 45 17-26 2-38 18-38 37 0 27 19 39 37 39 19 0 38-12 38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9.416cm" svg:y="3.23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69cm" svg:height="0.032cm" svg:x="6.906cm" svg:y="4.068cm" svg:viewBox="0 0 5270 33" draw:points="2635,33 0,33 0,0 5270,0 5270,33">
            <text:p/>
          </draw:polygon>
          <draw:path draw:style-name="gr3" draw:text-style-name="P7" draw:layer="layout" svg:width="0.203cm" svg:height="0.928cm" svg:x="7.024cm" svg:y="4.35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38cm" svg:height="0.494cm" svg:x="7.279cm" svg:y="4.524cm" svg:viewBox="0 0 239 495" svg:d="M143 176h74c14 0 22 0 22-16 0-9-8-9-22-9h-67c26-111 31-125 31-130 0-14-10-21-23-21-1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515cm" svg:height="0.516cm" svg:x="7.756cm" svg:y="4.5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cm" svg:height="0.36cm" svg:x="8.612cm" svg:y="4.34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8.578cm" svg:y="4.798cm" svg:viewBox="0 0 310 33" draw:points="155,33 0,33 0,0 310,0 310,33">
            <text:p/>
          </draw:polygon>
          <draw:path draw:style-name="gr3" draw:text-style-name="P7" draw:layer="layout" svg:width="0.24cm" svg:height="0.37cm" svg:x="8.612cm" svg:y="4.915cm" svg:viewBox="0 0 241 371" svg:d="M51 58c26 7 44 7 53 7 70 0 114-49 114-58 0-5-5-7-7-7s-2 0-5 2c-12 5-41 16-81 16-16 0-44-2-81-14-5-4-5-4-7-4-7 0-7 5-7 14v160c0 11 0 16 9 16 5 0 5 0 12-7 23-30 56-33 76-33 31 0 47 24 49 30 11 17 12 38 12 70 0 16 0 47-15 72-15 19-37 32-64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203cm" svg:height="0.928cm" svg:x="9.013cm" svg:y="4.35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9.369cm" svg:y="4.18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97cm" svg:y="4.5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03cm" svg:height="0.928cm" svg:x="10.744cm" svg:y="4.35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49cm" svg:height="0.37cm" svg:x="11.103cm" svg:y="4.343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0.309cm" svg:height="0.032cm" svg:x="11.073cm" svg:y="4.798cm" svg:viewBox="0 0 310 33" draw:points="155,33 0,33 0,0 310,0 310,33">
            <text:p/>
          </draw:polygon>
          <draw:path draw:style-name="gr3" draw:text-style-name="P7" draw:layer="layout" svg:width="0.24cm" svg:height="0.37cm" svg:x="11.108cm" svg:y="4.915cm" svg:viewBox="0 0 241 371" svg:d="M49 58c28 7 46 7 55 7 70 0 114-49 114-58 0-5-5-7-7-7s-2 0-5 2c-12 5-41 16-81 16-16 0-44-2-81-14-5-4-5-4-7-4-7 0-7 5-7 14v160c0 11 0 16 9 16 5 0 5 0 10-7 25-30 58-33 78-33 31 0 46 24 49 30 11 17 12 38 12 70 0 16 0 47-15 72-15 19-37 32-64 32-35 0-72-20-86-55 21 2 32-12 32-26 0-23-20-28-29-28 0 0-26 0-26 30 0 49 44 96 111 96 69 0 130-51 130-119 0-62-47-118-114-118-25 0-53 5-78 26z">
            <text:p/>
          </draw:path>
          <draw:path draw:style-name="gr3" draw:text-style-name="P7" draw:layer="layout" svg:width="0.203cm" svg:height="0.928cm" svg:x="11.507cm" svg:y="4.35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1.863cm" svg:y="4.18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557cm" svg:y="3.741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2.946cm" svg:y="3.793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1-23-35 0-20 2-25 3-37z">
            <text:p/>
          </draw:path>
        </draw:g>
        <draw:g xml:id="id364" draw:id="id364">
          <svg:title>TexMaths</svg:title>
          <svg:desc>22§display§= \frac{1}{5} \times \frac{1}{ \frac{6}{5} } \tan^{-1}\left( \frac{ t + \frac{2}{5} }{ \frac{6}{5} } \right) \ + \ c§svg§600§FALSE§</svg:desc>
          <draw:polygon draw:style-name="gr2" draw:text-style-name="P6" draw:layer="layout" svg:width="9.976cm" svg:height="2.001cm" svg:x="4.434cm" svg:y="5.767cm" svg:viewBox="0 0 9977 2002" draw:points="4988,2002 0,2002 0,0 9977,0 9977,2002">
            <text:p/>
          </draw:polygon>
          <draw:path draw:style-name="gr3" draw:text-style-name="P7" draw:layer="layout" svg:width="0.515cm" svg:height="0.182cm" svg:x="4.439cm" svg:y="6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5.374cm" svg:y="5.92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5.304cm" svg:y="6.751cm" svg:viewBox="0 0 389 33" draw:points="194,33 0,33 0,0 389,0 389,33">
            <text:p/>
          </draw:polygon>
          <draw:path draw:style-name="gr3" draw:text-style-name="P7" draw:layer="layout" svg:width="0.309cm" svg:height="0.532cm" svg:x="5.342cm" svg:y="6.97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74cm" svg:height="0.374cm" svg:x="6.069cm" svg:y="6.58cm" svg:viewBox="0 0 375 375" svg:d="M188 165l-155-154c-10-9-12-11-17-11-9 0-16 7-16 16 0 5 2 7 11 16l154 155-154 156c-9 9-11 11-11 16 0 9 7 16 16 16 5 0 7-2 17-11l154-155 162 161c1 1 7 5 10 5 11 0 16-7 16-16 0-2 0-5-2-9-2-1-125-123-164-163l143-141c4-6 16-16 19-20 0-1 4-5 4-10 0-9-5-16-16-16-5 0-9 4-18 12z">
            <text:p/>
          </draw:path>
          <draw:path draw:style-name="gr3" draw:text-style-name="P7" draw:layer="layout" svg:width="0.256cm" svg:height="0.517cm" svg:x="6.944cm" svg:y="5.92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495cm" svg:height="0.032cm" svg:x="6.823cm" svg:y="6.751cm" svg:viewBox="0 0 496 33" draw:points="248,33 0,33 0,0 496,0 496,33">
            <text:p/>
          </draw:polygon>
          <draw:path draw:style-name="gr3" draw:text-style-name="P7" draw:layer="layout" svg:width="0.249cm" svg:height="0.37cm" svg:x="6.944cm" svg:y="6.86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olygon draw:style-name="gr3" draw:text-style-name="P7" draw:layer="layout" svg:width="0.309cm" svg:height="0.032cm" svg:x="6.914cm" svg:y="7.319cm" svg:viewBox="0 0 310 33" draw:points="155,33 0,33 0,0 310,0 310,33">
            <text:p/>
          </draw:polygon>
          <draw:path draw:style-name="gr3" draw:text-style-name="P7" draw:layer="layout" svg:width="0.24cm" svg:height="0.37cm" svg:x="6.949cm" svg:y="7.436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20-86-55 21 2 32-12 32-26 0-23-20-28-29-28 0 0-26 0-26 30 0 49 44 96 111 96 69 0 130-51 130-119 0-62-47-118-114-118-25 0-53 5-78 26z">
            <text:p/>
          </draw:path>
          <draw:path draw:style-name="gr3" draw:text-style-name="P7" draw:layer="layout" svg:width="0.244cm" svg:height="0.485cm" svg:x="7.551cm" svg:y="6.485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7.87cm" svg:y="6.613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25cm" svg:y="6.619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713cm" svg:y="6.49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197cm" svg:y="6.281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381cm" svg:height="1.856cm" svg:x="9.774cm" svg:y="5.839cm" svg:viewBox="0 0 382 1857" svg:d="M382 1850c0-3-2-5-4-7-28-30-81-81-132-165-125-199-181-451-181-749 0-209 28-477 155-707 62-111 125-174 160-208 2-2 2-3 2-7 0-7-5-7-16-7-10 0-12 0-25 12-260 236-341 590-341 916 0 304 70 611 268 843 15 18 44 49 77 77 9 9 11 9 21 9 11 0 16 0 16-7z">
            <text:p/>
          </draw:path>
          <draw:path draw:style-name="gr3" draw:text-style-name="P7" draw:layer="layout" svg:width="0.238cm" svg:height="0.494cm" svg:x="10.294cm" svg:y="5.908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7cm" svg:x="10.769cm" svg:y="5.9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cm" svg:height="0.36cm" svg:x="11.626cm" svg:y="5.72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1.593cm" svg:y="6.184cm" svg:viewBox="0 0 310 33" draw:points="155,33 0,33 0,0 310,0 310,33">
            <text:p/>
          </draw:polygon>
          <draw:path draw:style-name="gr3" draw:text-style-name="P7" draw:layer="layout" svg:width="0.24cm" svg:height="0.37cm" svg:x="11.626cm" svg:y="6.298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1.719cm" svg:height="0.032cm" svg:x="10.276cm" svg:y="6.751cm" svg:viewBox="0 0 1720 33" draw:points="861,33 0,33 0,0 1720,0 1720,33">
            <text:p/>
          </draw:polygon>
          <draw:path draw:style-name="gr3" draw:text-style-name="P7" draw:layer="layout" svg:width="0.249cm" svg:height="0.37cm" svg:x="11.01cm" svg:y="6.86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olygon draw:style-name="gr3" draw:text-style-name="P7" draw:layer="layout" svg:width="0.309cm" svg:height="0.032cm" svg:x="10.98cm" svg:y="7.319cm" svg:viewBox="0 0 310 33" draw:points="155,33 0,33 0,0 310,0 310,33">
            <text:p/>
          </draw:polygon>
          <draw:path draw:style-name="gr3" draw:text-style-name="P7" draw:layer="layout" svg:width="0.24cm" svg:height="0.37cm" svg:x="11.013cm" svg:y="7.436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381cm" svg:height="1.856cm" svg:x="12.114cm" svg:y="5.839cm" svg:viewBox="0 0 382 1857" svg:d="M382 929c0-304-70-610-268-843-15-17-44-49-75-77-11-9-13-9-23-9-9 0-16 0-16 7 0 4 4 7 5 9 27 28 79 79 131 164 125 198 181 450 181 748 0 209-27 477-155 707-62 111-127 175-158 208-2 2-4 4-4 7 0 7 7 7 16 7 10 0 12 0 24-12 261-236 342-590 342-916z">
            <text:p/>
          </draw:path>
          <draw:path draw:style-name="gr3" draw:text-style-name="P7" draw:layer="layout" svg:width="0.515cm" svg:height="0.517cm" svg:x="13.127cm" svg:y="6.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4.148cm" svg:y="6.619cm" svg:viewBox="0 0 303 352" svg:d="M276 48c-12 0-23 0-35 12-12 10-14 24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 xml:id="id365" draw:id="id365">
          <svg:title>TexMaths</svg:title>
          <svg:desc>22§display§= \frac{1}{6} \tan^{-1}\left( \frac{ 5t + 2 }{ 6 } \right)§svg§600§FALSE§</svg:desc>
          <draw:polygon draw:style-name="gr2" draw:text-style-name="P6" draw:layer="layout" svg:width="6.677cm" svg:height="1.779cm" svg:x="15.136cm" svg:y="5.868cm" svg:viewBox="0 0 6678 1780" draw:points="3339,1780 0,1780 0,0 6678,0 6678,1780">
            <text:p/>
          </draw:polygon>
          <draw:path draw:style-name="gr3" draw:text-style-name="P7" draw:layer="layout" svg:width="0.515cm" svg:height="0.182cm" svg:x="15.141cm" svg:y="6.6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6.076cm" svg:y="5.91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6.006cm" svg:y="6.741cm" svg:viewBox="0 0 389 33" draw:points="194,33 0,33 0,0 389,0 389,33">
            <text:p/>
          </draw:polygon>
          <draw:path draw:style-name="gr3" draw:text-style-name="P7" draw:layer="layout" svg:width="0.321cm" svg:height="0.532cm" svg:x="16.039cm" svg:y="6.96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2 48-59 51-77 51z">
            <text:p/>
          </draw:path>
          <draw:path draw:style-name="gr3" draw:text-style-name="P7" draw:layer="layout" svg:width="0.244cm" svg:height="0.485cm" svg:x="16.629cm" svg:y="6.475cm" svg:viewBox="0 0 245 486" svg:d="M120 167h111v-24h-111v-143h-20c0 63-24 146-100 150v17h67v213c0 97 72 106 100 106 55 0 78-55 78-106v-44h-21v44c0 57-23 86-51 86-53 0-53-70-53-84z">
            <text:p/>
          </draw:path>
          <draw:path draw:style-name="gr3" draw:text-style-name="P7" draw:layer="layout" svg:width="0.349cm" svg:height="0.356cm" svg:x="16.947cm" svg:y="6.603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7.327cm" svg:y="6.609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79cm" svg:y="6.48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8.274cm" svg:y="6.27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8.852cm" svg:y="5.82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32cm" svg:x="19.392cm" svg:y="5.912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238cm" svg:height="0.494cm" svg:x="19.757cm" svg:y="5.943cm" svg:viewBox="0 0 239 495" svg:d="M143 176h74c14 0 22 0 22-16 0-9-8-9-22-9h-67c26-111 31-125 31-130 0-14-10-21-23-21-3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515cm" svg:height="0.516cm" svg:x="20.234cm" svg:y="5.97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21.003cm" svg:y="5.91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olygon draw:style-name="gr3" draw:text-style-name="P7" draw:layer="layout" svg:width="1.999cm" svg:height="0.032cm" svg:x="19.353cm" svg:y="6.741cm" svg:viewBox="0 0 2000 33" draw:points="1000,33 0,33 0,0 2000,0 2000,33">
            <text:p/>
          </draw:polygon>
          <draw:path draw:style-name="gr3" draw:text-style-name="P7" draw:layer="layout" svg:width="0.321cm" svg:height="0.532cm" svg:x="20.191cm" svg:y="6.96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2 48-58 51-77 51z">
            <text:p/>
          </draw:path>
          <draw:path draw:style-name="gr3" draw:text-style-name="P7" draw:layer="layout" svg:width="0.381cm" svg:height="1.856cm" svg:x="21.471cm" svg:y="5.829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</draw:g>
        <draw:g xml:id="id368" draw:id="id368">
          <svg:title>TexMaths</svg:title>
          <svg:desc>22§display§= \frac{1}{6} \tan^{-1}\left( \frac{ 5 \tan \left( \frac{x}{2} \right) + 2 }{ 6 } \right)§svg§600§FALSE§</svg:desc>
          <draw:polygon draw:style-name="gr2" draw:text-style-name="P6" draw:layer="layout" svg:width="9.081cm" svg:height="2.241cm" svg:x="4.435cm" svg:y="8.068cm" svg:viewBox="0 0 9082 2242" draw:points="4541,2242 0,2242 0,0 9082,0 9082,2242">
            <text:p/>
          </draw:polygon>
          <draw:path draw:style-name="gr3" draw:text-style-name="P7" draw:layer="layout" svg:width="0.515cm" svg:height="0.182cm" svg:x="4.44cm" svg:y="9.0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5.375cm" svg:y="8.34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5.305cm" svg:y="9.173cm" svg:viewBox="0 0 389 33" draw:points="194,33 0,33 0,0 389,0 389,33">
            <text:p/>
          </draw:polygon>
          <draw:path draw:style-name="gr3" draw:text-style-name="P7" draw:layer="layout" svg:width="0.321cm" svg:height="0.532cm" svg:x="5.338cm" svg:y="9.398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244cm" svg:height="0.485cm" svg:x="5.928cm" svg:y="8.907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6.246cm" svg:y="9.03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6.626cm" svg:y="9.04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7.089cm" svg:y="8.91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7.573cm" svg:y="8.70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404cm" svg:height="2.32cm" svg:x="8.172cm" svg:y="8.029cm" svg:viewBox="0 0 405 2321" svg:d="M405 2312c0-2 0-3-5-9-74-89-136-188-182-297-102-236-142-512-142-846 0-329 37-618 153-871 44-99 104-190 172-275 2-2 4-3 4-7 0-7-5-7-18-7-10 0-12 0-14 2-2 0-49 47-109 132-136 190-204 417-239 647-18 125-25 252-25 379 0 288 37 584 160 850 56 117 130 223 206 304 7 5 9 7 21 7 13 0 18 0 18-9z">
            <text:p/>
          </draw:path>
          <draw:path draw:style-name="gr3" draw:text-style-name="P7" draw:layer="layout" svg:width="0.309cm" svg:height="0.532cm" svg:x="8.733cm" svg:y="8.295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6 53 141 141 141 90 0 169-74 169-172z">
            <text:p/>
          </draw:path>
          <draw:path draw:style-name="gr3" draw:text-style-name="P7" draw:layer="layout" svg:width="0.242cm" svg:height="0.485cm" svg:x="9.224cm" svg:y="8.33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543cm" svg:y="8.464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9.921cm" svg:y="8.46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10.574cm" svg:y="8.152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10.93cm" svg:y="8.267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351cm" svg:height="0.032cm" svg:x="10.903cm" svg:y="8.601cm" svg:viewBox="0 0 352 33" draw:points="176,33 0,33 0,0 352,0 352,33">
            <text:p/>
          </draw:polygon>
          <draw:path draw:style-name="gr3" draw:text-style-name="P7" draw:layer="layout" svg:width="0.24cm" svg:height="0.36cm" svg:x="10.958cm" svg:y="8.7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1.38cm" svg:y="8.152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515cm" svg:height="0.516cm" svg:x="11.916cm" svg:y="8.3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2.685cm" svg:y="8.29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olygon draw:style-name="gr3" draw:text-style-name="P7" draw:layer="layout" svg:width="4.339cm" svg:height="0.032cm" svg:x="8.695cm" svg:y="9.173cm" svg:viewBox="0 0 4340 33" draw:points="2170,33 0,33 0,0 4340,0 4340,33">
            <text:p/>
          </draw:polygon>
          <draw:path draw:style-name="gr3" draw:text-style-name="P7" draw:layer="layout" svg:width="0.321cm" svg:height="0.532cm" svg:x="10.703cm" svg:y="9.398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8 51-77 51z">
            <text:p/>
          </draw:path>
          <draw:path draw:style-name="gr3" draw:text-style-name="P7" draw:layer="layout" svg:width="0.404cm" svg:height="2.32cm" svg:x="13.151cm" svg:y="8.029cm" svg:viewBox="0 0 405 2321" svg:d="M405 1160c0-289-37-585-160-849-57-117-131-223-206-304-7-7-9-7-21-7-13 0-18 0-18 7 0 4 4 7 5 11 74 89 136 188 182 295 102 238 142 514 142 847 0 329-39 619-153 872-44 99-104 190-172 273-2 2-4 5-4 7 0 9 5 9 18 9 10 0 12 0 14-2 1-2 49-47 109-133 135-191 204-418 239-648 18-125 25-252 25-378z">
            <text:p/>
          </draw:path>
        </draw:g>
        <draw:g xml:id="id370" draw:id="id370">
          <svg:title>TexMaths</svg:title>
          <svg:desc>24§display§\text {Let,}§svg§600§FALSE§</svg:desc>
          <draw:polygon draw:style-name="gr2" draw:text-style-name="P6" draw:layer="layout" svg:width="1.318cm" svg:height="0.655cm" svg:x="3.242cm" svg:y="11.35cm" svg:viewBox="0 0 1319 656" draw:points="659,656 0,656 0,0 1319,0 1319,656">
            <text:p/>
          </draw:polygon>
          <draw:path draw:style-name="gr3" draw:text-style-name="P7" draw:layer="layout" svg:width="0.464cm" svg:height="0.577cm" svg:x="3.227cm" svg:y="11.3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1cm" svg:y="11.5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8cm" svg:y="11.3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2cm" svg:y="11.7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71" draw:id="id371">
          <svg:title>TexMaths</svg:title>
          <svg:desc>24§display§\text {I}§svg§600§FALSE§</svg:desc>
          <draw:polygon draw:style-name="gr2" draw:text-style-name="P6" draw:layer="layout" svg:width="0.197cm" svg:height="0.493cm" svg:x="5.048cm" svg:y="11.35cm" svg:viewBox="0 0 198 494" draw:points="100,494 0,494 0,0 198,0 198,494">
            <text:p/>
          </draw:polygon>
          <draw:path draw:style-name="gr3" draw:text-style-name="P7" draw:layer="layout" svg:width="0.258cm" svg:height="0.577cm" svg:x="5.029cm" svg:y="11.3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2" draw:id="id372">
          <svg:title>TexMaths</svg:title>
          <svg:desc>22§display§= \int \frac{1}{ 3 -  5 \sin 2x }\ dx§svg§600§FALSE§</svg:desc>
          <draw:polygon draw:style-name="gr2" draw:text-style-name="P6" draw:layer="layout" svg:width="6.648cm" svg:height="1.642cm" svg:x="5.74cm" svg:y="10.758cm" svg:viewBox="0 0 6649 1643" draw:points="3325,1643 0,1643 0,0 6649,0 6649,1643">
            <text:p/>
          </draw:polygon>
          <draw:path draw:style-name="gr3" draw:text-style-name="P7" draw:layer="layout" svg:width="0.515cm" svg:height="0.182cm" svg:x="5.745cm" svg:y="11.4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6cm" svg:y="10.7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65cm" svg:y="10.7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755cm" svg:height="0.032cm" svg:x="7.512cm" svg:y="11.562cm" svg:viewBox="0 0 3756 33" draw:points="1878,33 0,33 0,0 3756,0 3756,33">
            <text:p/>
          </draw:polygon>
          <draw:path draw:style-name="gr3" draw:text-style-name="P7" draw:layer="layout" svg:width="0.321cm" svg:height="0.532cm" svg:x="7.544cm" svg:y="11.78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472cm" svg:height="0.032cm" svg:x="8.135cm" svg:y="12.09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883cm" svg:y="11.78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54cm" svg:height="0.356cm" svg:x="9.385cm" svg:y="11.9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9.689cm" svg:y="11.78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9.904cm" svg:y="11.9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7cm" svg:x="10.476cm" svg:y="11.78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0.848cm" svg:y="11.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7cm" svg:x="11.648cm" svg:y="11.23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041cm" svg:y="11.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369" draw:id="id369">
          <svg:title>TexMaths</svg:title>
          <svg:desc>24§display§\text {(5)}§svg§600§FALSE§</svg:desc>
          <draw:polygon draw:style-name="gr2" draw:text-style-name="P6" draw:layer="layout" svg:width="0.91cm" svg:height="0.759cm" svg:x="1.523cm" svg:y="11.249cm" svg:viewBox="0 0 911 760" draw:points="455,760 0,760 0,0 911,0 911,760">
            <text:p/>
          </draw:polygon>
          <draw:path draw:style-name="gr3" draw:text-style-name="P7" draw:layer="layout" svg:width="0.197cm" svg:height="0.844cm" svg:x="1.563cm" svg:y="11.20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81cm" svg:x="1.852cm" svg:y="11.278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2.28cm" svg:y="11.2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73" draw:id="id373">
          <svg:title>TexMaths</svg:title>
          <svg:desc>20§display§\left[\ \text {Put, } \tan x  = t, \ \therefore \ x =  \tan^{-1}t§svg§600§FALSE§</svg:desc>
          <draw:polygon draw:style-name="gr2" draw:text-style-name="P6" draw:layer="layout" svg:width="9.776cm" svg:height="0.793cm" svg:x="14.728cm" svg:y="11.749cm" svg:viewBox="0 0 9777 794" draw:points="4888,794 0,794 0,0 9777,0 9777,794">
            <text:p/>
          </draw:polygon>
          <draw:polygon draw:style-name="gr3" draw:text-style-name="P7" draw:layer="layout" svg:width="0.135cm" svg:height="0.844cm" svg:x="14.835cm" svg:y="11.733cm" svg:viewBox="0 0 136 845" draw:points="0,845 136,845 136,816 29,816 29,29 136,29 136,0 0,0">
            <text:p/>
          </draw:polygon>
          <draw:path draw:style-name="gr3" draw:text-style-name="P7" draw:layer="layout" svg:width="0.415cm" svg:height="0.481cm" svg:x="15.245cm" svg:y="11.852cm" svg:viewBox="0 0 416 482" svg:d="M136 259h118c85 0 162-57 162-128 0-69-70-131-166-131h-250v22h18c54 0 54 8 54 32v373c0 26 0 32-54 32h-18v23c24-2 77-2 104-2s80 0 104 2v-23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5.722cm" svg:y="12.02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16.103cm" svg:y="11.898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082cm" svg:height="0.21cm" svg:x="16.423cm" svg:y="12.256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2cm" svg:height="0.441cm" svg:x="16.922cm" svg:y="11.898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7.211cm" svg:y="12.01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7.557cm" svg:y="12.0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8.063cm" svg:y="12.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18.679cm" svg:y="12.0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9cm" svg:x="19.397cm" svg:y="11.892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082cm" svg:height="0.21cm" svg:x="19.695cm" svg:y="12.256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426cm" svg:height="0.38cm" svg:x="20.202cm" svg:y="12.005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351cm" svg:height="0.319cm" svg:x="21.1cm" svg:y="12.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21.716cm" svg:y="12.0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2cm" svg:height="0.441cm" svg:x="22.433cm" svg:y="11.898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22.722cm" svg:y="12.01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23.066cm" svg:y="12.0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23.487cm" svg:y="11.906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3.927cm" svg:y="11.714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7cm" svg:height="0.449cm" svg:x="24.322cm" svg:y="11.892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</draw:g>
        <draw:g xml:id="id374" draw:id="id374">
          <svg:title>TexMaths</svg:title>
          <svg:desc>20§display§\left dx = \frac{dt}{1+t^2} \text { and, } \sin 2x = \frac{2t}{1+t^2}\ \right]§svg§600§FALSE§</svg:desc>
          <draw:polygon draw:style-name="gr2" draw:text-style-name="P6" draw:layer="layout" svg:width="10.544cm" svg:height="1.617cm" svg:x="15.434cm" svg:y="12.849cm" svg:viewBox="0 0 10545 1618" draw:points="5273,1618 0,1618 0,0 10545,0 10545,1618">
            <text:p/>
          </draw:polygon>
          <draw:path draw:style-name="gr3" draw:text-style-name="P7" draw:layer="layout" svg:width="0.335cm" svg:height="0.497cm" svg:x="15.428cm" svg:y="13.34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5.785cm" svg:y="13.52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6.401cm" svg:y="13.57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35cm" svg:height="0.497cm" svg:x="17.796cm" svg:y="12.8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217cm" svg:height="0.449cm" svg:x="18.151cm" svg:y="12.918cm" svg:viewBox="0 0 218 450" svg:d="M130 160h67c13 0 21 0 21-14 0-8-8-8-21-8h-63c26-101 31-114 31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7" draw:layer="layout" svg:width="1.78cm" svg:height="0.029cm" svg:x="17.188cm" svg:y="13.643cm" svg:viewBox="0 0 1781 30" draw:points="891,30 0,30 0,0 1781,0 1781,30">
            <text:p/>
          </draw:polygon>
          <draw:path draw:style-name="gr3" draw:text-style-name="P7" draw:layer="layout" svg:width="0.233cm" svg:height="0.469cm" svg:x="17.25cm" svg:y="13.84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7.735cm" svg:y="13.90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9cm" svg:x="18.415cm" svg:y="13.875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18.684cm" svg:y="13.78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17cm" svg:height="0.324cm" svg:x="19.316cm" svg:y="13.518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9.66cm" svg:y="13.52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48cm" svg:height="0.497cm" svg:x="20.052cm" svg:y="13.345cm" svg:viewBox="0 0 349 498" svg:d="M245 451v47l104-8v-23c-50 0-56-5-56-38v-429l-101 8v22c48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082cm" svg:height="0.21cm" svg:x="20.479cm" svg:y="13.758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31cm" svg:height="0.324cm" svg:x="20.989cm" svg:y="13.51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1.266cm" svg:y="13.36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21.461cm" svg:y="13.52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81cm" svg:height="0.469cm" svg:x="21.981cm" svg:y="13.36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22.317cm" svg:y="13.52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165cm" svg:x="22.933cm" svg:y="13.57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4.343cm" svg:y="12.8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17cm" svg:height="0.449cm" svg:x="24.675cm" svg:y="12.918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7" draw:layer="layout" svg:width="1.78cm" svg:height="0.029cm" svg:x="23.72cm" svg:y="13.643cm" svg:viewBox="0 0 1781 30" draw:points="891,30 0,30 0,0 1781,0 1781,30">
            <text:p/>
          </draw:polygon>
          <draw:path draw:style-name="gr3" draw:text-style-name="P7" draw:layer="layout" svg:width="0.233cm" svg:height="0.469cm" svg:x="23.783cm" svg:y="13.84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4.267cm" svg:y="13.90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9cm" svg:x="24.947cm" svg:y="13.875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218cm" svg:height="0.327cm" svg:x="25.216cm" svg:y="13.78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25.829cm" svg:y="12.814cm" svg:viewBox="0 0 187 1688" draw:points="147,1650 0,1650 0,1688 187,1688 187,0 0,0 0,38 147,38">
            <text:p/>
          </draw:polygon>
        </draw:g>
        <draw:g xml:id="id375" draw:id="id375">
          <svg:title>TexMaths</svg:title>
          <svg:desc>22§display§= \int \frac{1}{ 3 -  5 \left( \frac{2t}{1 + t^2} \right) }\ \frac{dt}{1 + t^2}§svg§600§FALSE§</svg:desc>
          <draw:polygon draw:style-name="gr2" draw:text-style-name="P6" draw:layer="layout" svg:width="8.41cm" svg:height="2.289cm" svg:x="5.741cm" svg:y="12.959cm" svg:viewBox="0 0 8411 2290" draw:points="4205,2290 0,2290 0,0 8411,0 8411,2290">
            <text:p/>
          </draw:polygon>
          <draw:path draw:style-name="gr3" draw:text-style-name="P7" draw:layer="layout" svg:width="0.515cm" svg:height="0.182cm" svg:x="5.746cm" svg:y="13.6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61cm" svg:y="12.92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527cm" svg:y="12.94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276cm" svg:height="0.032cm" svg:x="7.513cm" svg:y="13.77cm" svg:viewBox="0 0 4277 33" draw:points="2138,33 0,33 0,0 4277,0 4277,33">
            <text:p/>
          </draw:polygon>
          <draw:path draw:style-name="gr3" draw:text-style-name="P7" draw:layer="layout" svg:width="0.321cm" svg:height="0.532cm" svg:x="7.545cm" svg:y="14.268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8.136cm" svg:y="14.57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884cm" svg:y="14.268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6 53 141 141 141 90 0 169-74 169-172z">
            <text:p/>
          </draw:path>
          <draw:path draw:style-name="gr3" draw:text-style-name="P7" draw:layer="layout" svg:width="0.295cm" svg:height="1.391cm" svg:x="9.5cm" svg:y="13.895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24cm" svg:height="0.36cm" svg:x="10.338cm" svg:y="14.12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10.634cm" svg:y="14.14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olygon draw:style-name="gr3" draw:text-style-name="P7" draw:layer="layout" svg:width="1.319cm" svg:height="0.032cm" svg:x="9.916cm" svg:y="14.574cm" svg:viewBox="0 0 1320 33" draw:points="660,33 0,33 0,0 1320,0 1320,33">
            <text:p/>
          </draw:polygon>
          <draw:path draw:style-name="gr3" draw:text-style-name="P7" draw:layer="layout" svg:width="0.198cm" svg:height="0.36cm" svg:x="9.974cm" svg:y="14.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0.261cm" svg:y="14.715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72cm" svg:y="14.712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67cm" svg:y="14.638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5cm" svg:height="1.391cm" svg:x="11.354cm" svg:y="13.895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369cm" svg:height="0.546cm" svg:x="12.901cm" svg:y="12.9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238cm" svg:height="0.494cm" svg:x="13.29cm" svg:y="12.97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2.232cm" svg:y="13.77cm" svg:viewBox="0 0 1959 33" draw:points="980,33 0,33 0,0 1959,0 1959,33">
            <text:p/>
          </draw:polygon>
          <draw:path draw:style-name="gr3" draw:text-style-name="P7" draw:layer="layout" svg:width="0.256cm" svg:height="0.516cm" svg:x="12.301cm" svg:y="13.9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832cm" svg:y="14.0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58cm" svg:y="14.02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876cm" svg:y="13.927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61" smil:attributeName="visibility" smil:to="visible"/>
                  <anim:animate smil:dur="0.5s" smil:fill="hold" smil:targetElement="id361" smil:attributeName="width" smil:values="width*0.05;width" smil:keyTimes="0;1"/>
                  <anim:animate smil:dur="0.5s" smil:fill="hold" smil:targetElement="id361" smil:attributeName="height" smil:values="height;height" smil:keyTimes="0;1"/>
                  <anim:animate smil:dur="0.5s" smil:fill="hold" smil:targetElement="id361" smil:attributeName="x" smil:values="x-.2;x" smil:keyTimes="0;1"/>
                  <anim:animate smil:dur="0.5s" smil:fill="hold" smil:targetElement="id361" smil:attributeName="y" smil:values="y;y" smil:keyTimes="0;1"/>
                  <anim:transitionFilter smil:dur="0.5s" smil:targetElement="id36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x;x" smil:keyTimes="0;1"/>
                  <anim:animate smil:dur="0.5s" smil:fill="hold" smil:targetElement="id3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3" smil:attributeName="visibility" smil:to="visible"/>
                  <anim:animate smil:dur="0.5s" smil:fill="hold" smil:targetElement="id363" smil:attributeName="x" smil:values="x;x" smil:keyTimes="0;1"/>
                  <anim:animate smil:dur="0.5s" smil:fill="hold" smil:targetElement="id3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4" smil:attributeName="visibility" smil:to="visible"/>
                  <anim:animate smil:dur="0.5s" smil:fill="hold" smil:targetElement="id364" smil:attributeName="x" smil:values="x;x" smil:keyTimes="0;1"/>
                  <anim:animate smil:dur="0.5s" smil:fill="hold" smil:targetElement="id3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6" smil:attributeName="visibility" smil:to="visible"/>
                  <anim:animate smil:dur="0.5s" smil:fill="hold" smil:targetElement="id366" smil:attributeName="x" smil:values="x;x" smil:keyTimes="0;1"/>
                  <anim:animate smil:dur="0.5s" smil:fill="hold" smil:targetElement="id36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9" smil:attributeName="visibility" smil:to="visible"/>
                  <anim:animate smil:dur="0.5s" smil:fill="hold" smil:targetElement="id369" smil:attributeName="width" smil:values="width*0.05;width" smil:keyTimes="0;1"/>
                  <anim:animate smil:dur="0.5s" smil:fill="hold" smil:targetElement="id369" smil:attributeName="height" smil:values="height;height" smil:keyTimes="0;1"/>
                  <anim:animate smil:dur="0.5s" smil:fill="hold" smil:targetElement="id369" smil:attributeName="x" smil:values="x-.2;x" smil:keyTimes="0;1"/>
                  <anim:animate smil:dur="0.5s" smil:fill="hold" smil:targetElement="id369" smil:attributeName="y" smil:values="y;y" smil:keyTimes="0;1"/>
                  <anim:transitionFilter smil:dur="0.5s" smil:targetElement="id36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0" smil:attributeName="visibility" smil:to="visible"/>
                  <anim:animate smil:dur="0.5s" smil:fill="hold" smil:targetElement="id370" smil:attributeName="width" smil:values="width*0.05;width" smil:keyTimes="0;1"/>
                  <anim:animate smil:dur="0.5s" smil:fill="hold" smil:targetElement="id370" smil:attributeName="height" smil:values="height;height" smil:keyTimes="0;1"/>
                  <anim:animate smil:dur="0.5s" smil:fill="hold" smil:targetElement="id370" smil:attributeName="x" smil:values="x-.2;x" smil:keyTimes="0;1"/>
                  <anim:animate smil:dur="0.5s" smil:fill="hold" smil:targetElement="id370" smil:attributeName="y" smil:values="y;y" smil:keyTimes="0;1"/>
                  <anim:transitionFilter smil:dur="0.5s" smil:targetElement="id37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1" smil:attributeName="visibility" smil:to="visible"/>
                  <anim:animate smil:dur="0.5s" smil:fill="hold" smil:targetElement="id371" smil:attributeName="width" smil:values="width*0.05;width" smil:keyTimes="0;1"/>
                  <anim:animate smil:dur="0.5s" smil:fill="hold" smil:targetElement="id371" smil:attributeName="height" smil:values="height;height" smil:keyTimes="0;1"/>
                  <anim:animate smil:dur="0.5s" smil:fill="hold" smil:targetElement="id371" smil:attributeName="x" smil:values="x-.2;x" smil:keyTimes="0;1"/>
                  <anim:animate smil:dur="0.5s" smil:fill="hold" smil:targetElement="id371" smil:attributeName="y" smil:values="y;y" smil:keyTimes="0;1"/>
                  <anim:transitionFilter smil:dur="0.5s" smil:targetElement="id37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2" smil:attributeName="visibility" smil:to="visible"/>
                  <anim:animate smil:dur="0.5s" smil:fill="hold" smil:targetElement="id372" smil:attributeName="x" smil:values="x;x" smil:keyTimes="0;1"/>
                  <anim:animate smil:dur="0.5s" smil:fill="hold" smil:targetElement="id3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1+width/2;x" smil:keyTimes="0;1"/>
                  <anim:animate smil:dur="0.5s" smil:fill="hold" smil:targetElement="id373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1+width/2;x" smil:keyTimes="0;1"/>
                  <anim:animate smil:dur="0.5s" smil:fill="hold" smil:targetElement="id37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5" smil:attributeName="visibility" smil:to="visible"/>
                  <anim:animate smil:dur="0.5s" smil:fill="hold" smil:targetElement="id375" smil:attributeName="x" smil:values="x;x" smil:keyTimes="0;1"/>
                  <anim:animate smil:dur="0.5s" smil:fill="hold" smil:targetElement="id37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9">
        <office:forms form:automatic-focus="false" form:apply-design-mode="false"/>
        <draw:frame presentation:style-name="pr15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76" draw:id="id376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7" draw:id="id377">
          <svg:title>TexMaths</svg:title>
          <svg:desc>22§display§= \int \frac{1}{ \frac{3 + 3t^2 - 10t}{1 + t^2} }\ \frac{dt}{1 + t^2}§svg§600§FALSE§</svg:desc>
          <draw:polygon draw:style-name="gr2" draw:text-style-name="P6" draw:layer="layout" svg:width="7.279cm" svg:height="1.937cm" svg:x="6.334cm" svg:y="0.658cm" svg:viewBox="0 0 7280 1938" draw:points="3641,1938 0,1938 0,0 7280,0 7280,1938">
            <text:p/>
          </draw:polygon>
          <draw:path draw:style-name="gr3" draw:text-style-name="P7" draw:layer="layout" svg:width="0.515cm" svg:height="0.182cm" svg:x="6.339cm" svg:y="1.3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4cm" svg:y="0.626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554cm" svg:y="0.6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146cm" svg:height="0.032cm" svg:x="8.106cm" svg:y="1.469cm" svg:viewBox="0 0 3147 33" draw:points="1573,33 0,33 0,0 3147,0 3147,33">
            <text:p/>
          </draw:polygon>
          <draw:path draw:style-name="gr3" draw:text-style-name="P7" draw:layer="layout" svg:width="0.249cm" svg:height="0.37cm" svg:x="8.228cm" svg:y="1.638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398cm" svg:height="0.4cm" svg:x="8.544cm" svg:y="1.663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9.011cm" svg:y="1.638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184cm" svg:height="0.344cm" svg:x="9.313cm" svg:y="1.65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9.558cm" svg:y="1.585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67cm" svg:height="0.027cm" svg:x="9.884cm" svg:y="1.849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0.367cm" svg:y="1.63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10.646cm" svg:y="1.638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7" draw:layer="layout" svg:width="0.184cm" svg:height="0.344cm" svg:x="10.948cm" svg:y="1.65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olygon draw:style-name="gr3" draw:text-style-name="P7" draw:layer="layout" svg:width="2.961cm" svg:height="0.032cm" svg:x="8.199cm" svg:y="2.094cm" svg:viewBox="0 0 2962 33" draw:points="1480,33 0,33 0,0 2962,0 2962,33">
            <text:p/>
          </draw:polygon>
          <draw:path draw:style-name="gr3" draw:text-style-name="P7" draw:layer="layout" svg:width="0.198cm" svg:height="0.36cm" svg:x="9.079cm" svg:y="2.20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9.366cm" svg:y="2.233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9.825cm" svg:y="2.22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072cm" svg:y="2.15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69cm" svg:height="0.546cm" svg:x="12.363cm" svg:y="0.619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2.752cm" svg:y="0.67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1.694cm" svg:y="1.469cm" svg:viewBox="0 0 1959 33" draw:points="980,33 0,33 0,0 1959,0 1959,33">
            <text:p/>
          </draw:polygon>
          <draw:path draw:style-name="gr3" draw:text-style-name="P7" draw:layer="layout" svg:width="0.256cm" svg:height="0.516cm" svg:x="11.763cm" svg:y="1.6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296cm" svg:y="1.75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044cm" svg:y="1.72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34cm" svg:y="1.6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82" draw:id="id382">
          <svg:title>TexMaths</svg:title>
          <svg:desc>24§display§\text {I}§svg§600§FALSE§</svg:desc>
          <draw:polygon draw:style-name="gr2" draw:text-style-name="P6" draw:layer="layout" svg:width="0.197cm" svg:height="0.493cm" svg:x="5.545cm" svg:y="12.948cm" svg:viewBox="0 0 198 494" draw:points="100,494 0,494 0,0 198,0 198,494">
            <text:p/>
          </draw:polygon>
          <draw:path draw:style-name="gr3" draw:text-style-name="P7" draw:layer="layout" svg:width="0.258cm" svg:height="0.577cm" svg:x="5.526cm" svg:y="12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1" draw:id="id381">
          <svg:title>TexMaths</svg:title>
          <svg:desc>22§display§= \frac{1}{3} \int \frac{1}{ \left( t - \frac{5}{3} \right)^2 - \frac{16}{9} }\ dt
§svg§600§FALSE§</svg:desc>
          <draw:polygon draw:style-name="gr2" draw:text-style-name="P6" draw:layer="layout" svg:width="7.964cm" svg:height="1.983cm" svg:x="6.335cm" svg:y="9.956cm" svg:viewBox="0 0 7965 1984" draw:points="3983,1984 0,1984 0,0 7965,0 7965,1984">
            <text:p/>
          </draw:polygon>
          <draw:path draw:style-name="gr3" draw:text-style-name="P7" draw:layer="layout" svg:width="0.515cm" svg:height="0.182cm" svg:x="6.34cm" svg:y="10.6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5cm" svg:y="9.93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4cm" svg:y="10.76cm" svg:viewBox="0 0 389 33" draw:points="194,33 0,33 0,0 389,0 389,33">
            <text:p/>
          </draw:polygon>
          <draw:path draw:style-name="gr3" draw:text-style-name="P7" draw:layer="layout" svg:width="0.321cm" svg:height="0.532cm" svg:x="7.238cm" svg:y="10.98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9cm" svg:x="7.857cm" svg:y="9.917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0.944cm" svg:y="9.9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522cm" svg:height="0.032cm" svg:x="8.808cm" svg:y="10.76cm" svg:viewBox="0 0 4523 33" draw:points="2261,33 0,33 0,0 4523,0 4523,33">
            <text:p/>
          </draw:polygon>
          <draw:path draw:style-name="gr3" draw:text-style-name="P7" draw:layer="layout" svg:width="0.203cm" svg:height="0.928cm" svg:x="8.926cm" svg:y="11.042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38cm" svg:height="0.494cm" svg:x="9.181cm" svg:y="11.216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9.677cm" svg:y="11.49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7cm" svg:x="10.513cm" svg:y="11.035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0.48cm" svg:y="11.49cm" svg:viewBox="0 0 310 33" draw:points="155,33 0,33 0,0 310,0 310,33">
            <text:p/>
          </draw:polygon>
          <draw:path draw:style-name="gr3" draw:text-style-name="P7" draw:layer="layout" svg:width="0.249cm" svg:height="0.37cm" svg:x="10.509cm" svg:y="11.6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203cm" svg:height="0.928cm" svg:x="10.914cm" svg:y="11.042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1.27cm" svg:y="10.8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817cm" svg:y="11.49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2.678cm" svg:y="11.03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2.957cm" svg:y="11.03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0.617cm" svg:height="0.032cm" svg:x="12.62cm" svg:y="11.49cm" svg:viewBox="0 0 618 33" draw:points="310,33 0,33 0,0 618,0 618,33">
            <text:p/>
          </draw:polygon>
          <draw:path draw:style-name="gr3" draw:text-style-name="P7" draw:layer="layout" svg:width="0.249cm" svg:height="0.37cm" svg:x="12.803cm" svg:y="11.607cm" svg:viewBox="0 0 250 371" svg:d="M199 199c0 135-67 155-100 155-13 0-41 0-57-18 23-2 25-19 25-24 0-15-9-27-25-27-17 0-26 11-26 27 0 36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ath draw:style-name="gr3" draw:text-style-name="P7" draw:layer="layout" svg:width="0.369cm" svg:height="0.546cm" svg:x="13.711cm" svg:y="10.43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4.1cm" svg:y="10.48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378" draw:id="id378">
          <svg:title>TexMaths</svg:title>
          <svg:desc>22§display§= \int \frac{1}{ 3t^2 - 10t + 3 }\ dt§svg§600§FALSE§</svg:desc>
          <draw:polygon draw:style-name="gr2" draw:text-style-name="P6" draw:layer="layout" svg:width="7.084cm" svg:height="1.642cm" svg:x="6.335cm" svg:y="3.058cm" svg:viewBox="0 0 7085 1643" draw:points="3543,1643 0,1643 0,0 7085,0 7085,1643">
            <text:p/>
          </draw:polygon>
          <draw:path draw:style-name="gr3" draw:text-style-name="P7" draw:layer="layout" svg:width="0.515cm" svg:height="0.182cm" svg:x="6.34cm" svg:y="3.7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3.0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154cm" svg:y="3.0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4.342cm" svg:height="0.032cm" svg:x="8.107cm" svg:y="3.862cm" svg:viewBox="0 0 4343 33" draw:points="2172,33 0,33 0,0 4343,0 4343,33">
            <text:p/>
          </draw:polygon>
          <draw:path draw:style-name="gr3" draw:text-style-name="P7" draw:layer="layout" svg:width="0.321cm" svg:height="0.532cm" svg:x="8.139cm" svg:y="4.08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8.512cm" svg:y="4.118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  <draw:path draw:style-name="gr3" draw:text-style-name="P7" draw:layer="layout" svg:width="0.24cm" svg:height="0.36cm" svg:x="8.808cm" svg:y="4.0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355cm" svg:y="4.39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133cm" svg:y="4.08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0.481cm" svg:y="4.088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238cm" svg:height="0.494cm" svg:x="10.856cm" svg:y="4.118cm" svg:viewBox="0 0 239 495" svg:d="M143 176h73c15 0 23 0 23-16 0-9-8-9-23-9h-68c28-111 33-125 33-130 0-14-10-21-23-21-3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11.333cm" svg:y="4.1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2.095cm" svg:y="4.0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2.831cm" svg:y="3.535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3.22cm" svg:y="3.588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379" draw:id="id379">
          <svg:title>TexMaths</svg:title>
          <svg:desc>22§display§= \int \frac{1}{ 3 \left( t^2 - \frac{10t}{3} + 1 \right)  }\ dt
§svg§600§FALSE§</svg:desc>
          <draw:polygon draw:style-name="gr2" draw:text-style-name="P6" draw:layer="layout" svg:width="7.904cm" svg:height="1.826cm" svg:x="6.335cm" svg:y="5.259cm" svg:viewBox="0 0 7905 1827" draw:points="3953,1827 0,1827 0,0 7905,0 7905,1827">
            <text:p/>
          </draw:polygon>
          <draw:path draw:style-name="gr3" draw:text-style-name="P7" draw:layer="layout" svg:width="0.515cm" svg:height="0.182cm" svg:x="6.34cm" svg:y="5.9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5.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564cm" svg:y="5.23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162cm" svg:height="0.032cm" svg:x="8.107cm" svg:y="6.063cm" svg:viewBox="0 0 5163 33" draw:points="2582,33 0,33 0,0 5163,0 5163,33">
            <text:p/>
          </draw:polygon>
          <draw:path draw:style-name="gr3" draw:text-style-name="P7" draw:layer="layout" svg:width="0.321cm" svg:height="0.532cm" svg:x="8.139cm" svg:y="6.329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03cm" svg:height="0.928cm" svg:x="8.741cm" svg:y="6.188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38cm" svg:height="0.494cm" svg:x="8.994cm" svg:y="6.36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9.29cm" svg:y="6.2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39cm" svg:y="6.635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0.699cm" svg:y="6.181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52cm" svg:height="0.37cm" svg:x="10.978cm" svg:y="6.181cm" svg:viewBox="0 0 253 371" svg:d="M253 188c0-59-7-104-33-140-16-27-49-48-93-48-127 0-127 148-127 188 0 39 0 183 127 183 126 0 126-144 126-183zM127 357c-25 0-58-15-69-59-9-32-9-78-9-117 0-40 0-81 9-111 11-44 46-54 69-54 30 0 58 17 67 49 8 28 8 69 8 116 0 39 0 80-7 115-10 49-47 61-68 61z">
            <text:p/>
          </draw:path>
          <draw:path draw:style-name="gr3" draw:text-style-name="P7" draw:layer="layout" svg:width="0.184cm" svg:height="0.344cm" svg:x="11.28cm" svg:y="6.202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5 1-16 3-21z">
            <text:p/>
          </draw:path>
          <draw:polygon draw:style-name="gr3" draw:text-style-name="P7" draw:layer="layout" svg:width="0.851cm" svg:height="0.032cm" svg:x="10.641cm" svg:y="6.635cm" svg:viewBox="0 0 852 33" draw:points="426,33 0,33 0,0 852,0 852,33">
            <text:p/>
          </draw:polygon>
          <draw:path draw:style-name="gr3" draw:text-style-name="P7" draw:layer="layout" svg:width="0.249cm" svg:height="0.37cm" svg:x="10.941cm" svg:y="6.752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515cm" svg:height="0.517cm" svg:x="11.799cm" svg:y="6.39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597cm" svg:y="6.32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03cm" svg:height="0.928cm" svg:x="12.949cm" svg:y="6.188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369cm" svg:height="0.546cm" svg:x="13.651cm" svg:y="5.736cm" svg:viewBox="0 0 370 547" svg:d="M370 9c0-2 0-9-11-9s-84 7-99 9c-5 0-10 3-10 14 0 10 7 10 19 10 37 0 39 6 39 13l-2 16-47 183c-14-28-37-50-72-50-90 0-187 115-187 227 0 74 42 125 104 125 16 0 54-3 100-58 7 32 34 58 71 58 28 0 45-17 58-44 12-26 22-73 22-75 0-9-7-9-8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4.04cm" svg:y="5.78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2-25 3-37z">
            <text:p/>
          </draw:path>
        </draw:g>
        <draw:g xml:id="id380" draw:id="id380">
          <svg:title>TexMaths</svg:title>
          <svg:desc>22§display§= \frac{1}{3} \int \frac{1}{ t^2 - 2 (t) \left( \frac{5}{3} \right) + \frac{25}{9} + 1 - \frac{25}{9} }\ dt
§svg§600§FALSE§</svg:desc>
          <draw:polygon draw:style-name="gr2" draw:text-style-name="P6" draw:layer="layout" svg:width="12.438cm" svg:height="1.826cm" svg:x="6.335cm" svg:y="7.563cm" svg:viewBox="0 0 12439 1827" draw:points="6220,1827 0,1827 0,0 12439,0 12439,1827">
            <text:p/>
          </draw:polygon>
          <draw:path draw:style-name="gr3" draw:text-style-name="P7" draw:layer="layout" svg:width="0.515cm" svg:height="0.182cm" svg:x="6.34cm" svg:y="8.2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5cm" svg:y="7.538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04cm" svg:y="8.367cm" svg:viewBox="0 0 389 33" draw:points="194,33 0,33 0,0 389,0 389,33">
            <text:p/>
          </draw:polygon>
          <draw:path draw:style-name="gr3" draw:text-style-name="P7" draw:layer="layout" svg:width="0.321cm" svg:height="0.532cm" svg:x="7.238cm" svg:y="8.59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687cm" svg:height="1.719cm" svg:x="7.857cm" svg:y="7.524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3.181cm" svg:y="7.53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996cm" svg:height="0.032cm" svg:x="8.808cm" svg:y="8.367cm" svg:viewBox="0 0 8997 33" draw:points="4498,33 0,33 0,0 8997,0 8997,33">
            <text:p/>
          </draw:polygon>
          <draw:path draw:style-name="gr3" draw:text-style-name="P7" draw:layer="layout" svg:width="0.238cm" svg:height="0.494cm" svg:x="8.825cm" svg:y="8.66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9.121cm" svg:y="8.56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67cm" svg:y="8.93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418cm" svg:y="8.63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0.842cm" svg:y="8.57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38cm" svg:height="0.494cm" svg:x="11.085cm" svg:y="8.66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1.39cm" svg:y="8.5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03cm" svg:height="0.928cm" svg:x="11.893cm" svg:y="8.492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4cm" svg:height="0.37cm" svg:x="12.257cm" svg:y="8.485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2.222cm" svg:y="8.939cm" svg:viewBox="0 0 310 33" draw:points="155,33 0,33 0,0 310,0 310,33">
            <text:p/>
          </draw:polygon>
          <draw:path draw:style-name="gr3" draw:text-style-name="P7" draw:layer="layout" svg:width="0.249cm" svg:height="0.37cm" svg:x="12.252cm" svg:y="9.056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03cm" svg:height="0.928cm" svg:x="12.657cm" svg:y="8.492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515cm" svg:height="0.517cm" svg:x="13.194cm" svg:y="8.6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cm" svg:height="0.36cm" svg:x="14.051cm" svg:y="8.48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4.359cm" svg:y="8.485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617cm" svg:height="0.032cm" svg:x="14.015cm" svg:y="8.939cm" svg:viewBox="0 0 618 33" draw:points="310,33 0,33 0,0 618,0 618,33">
            <text:p/>
          </draw:polygon>
          <draw:path draw:style-name="gr3" draw:text-style-name="P7" draw:layer="layout" svg:width="0.249cm" svg:height="0.37cm" svg:x="14.198cm" svg:y="9.056cm" svg:viewBox="0 0 250 371" svg:d="M199 199c0 135-67 155-100 155-13 0-41 0-57-18 23-2 25-19 25-24 0-14-9-27-25-27-17 0-26 11-26 27 0 37 30 59 83 59 79 0 151-72 151-188 0-135-60-183-123-183-18 0-55 4-87 33-19 18-40 39-40 88 0 69 55 120 120 120 42 0 67-28 79-53zM121 227c-21 0-40-7-56-33-12-20-12-43-12-73 0-31 0-52 16-75 12-20 30-30 58-30s45 17 54 32c14 22 16 59 16 79 0 70-40 100-76 100z">
            <text:p/>
          </draw:path>
          <draw:path draw:style-name="gr3" draw:text-style-name="P7" draw:layer="layout" svg:width="0.515cm" svg:height="0.517cm" svg:x="14.939cm" svg:y="8.6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5.738cm" svg:y="8.63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6.293cm" svg:y="8.939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7.129cm" svg:y="8.48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7.437cm" svg:y="8.485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617cm" svg:height="0.032cm" svg:x="17.094cm" svg:y="8.939cm" svg:viewBox="0 0 618 33" draw:points="310,33 0,33 0,0 618,0 618,33">
            <text:p/>
          </draw:polygon>
          <draw:path draw:style-name="gr3" draw:text-style-name="P7" draw:layer="layout" svg:width="0.249cm" svg:height="0.37cm" svg:x="17.278cm" svg:y="9.056cm" svg:viewBox="0 0 250 371" svg:d="M199 199c0 135-67 155-100 155-13 0-41 0-57-18 23-2 25-19 25-24 0-14-9-27-25-27-17 0-26 11-26 27 0 37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ath draw:style-name="gr3" draw:text-style-name="P7" draw:layer="layout" svg:width="0.369cm" svg:height="0.546cm" svg:x="18.185cm" svg:y="8.04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8.574cm" svg:y="8.09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383" draw:id="id383">
          <svg:title>TexMaths</svg:title>
          <svg:desc>22§display§= \frac{1}{3} \int \frac{1}{ \left( t - \frac{5}{3} \right)^2 - \left( \frac{4}{3} \right)^2 }\ dt
§svg§600§FALSE§</svg:desc>
          <draw:polygon draw:style-name="gr2" draw:text-style-name="P6" draw:layer="layout" svg:width="8.712cm" svg:height="1.983cm" svg:x="6.335cm" svg:y="12.358cm" svg:viewBox="0 0 8713 1984" draw:points="4357,1984 0,1984 0,0 8713,0 8713,1984">
            <text:p/>
          </draw:polygon>
          <draw:path draw:style-name="gr3" draw:text-style-name="P7" draw:layer="layout" svg:width="0.515cm" svg:height="0.182cm" svg:x="6.34cm" svg:y="13.0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5cm" svg:y="12.3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5cm" svg:y="13.162cm" svg:viewBox="0 0 389 33" draw:points="194,33 0,33 0,0 389,0 389,33">
            <text:p/>
          </draw:polygon>
          <draw:path draw:style-name="gr3" draw:text-style-name="P7" draw:layer="layout" svg:width="0.321cm" svg:height="0.532cm" svg:x="7.238cm" svg:y="13.38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9cm" svg:x="7.858cm" svg:y="12.319cm" svg:viewBox="0 0 688 1720" svg:d="M37 1684c25 0 39-17 39-37 0-26-20-38-37-38-20 0-39 12-39 38 0 41 39 73 86 73 118 0 162-182 217-405 60-245 111-493 153-741 28-164 56-319 83-419 8-39 35-137 67-137 22 0 42 14 45 17-26 2-38 18-38 37 0 27 19 39 37 39 19 0 38-12 38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1.318cm" svg:y="12.3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69cm" svg:height="0.032cm" svg:x="8.808cm" svg:y="13.162cm" svg:viewBox="0 0 5270 33" draw:points="2635,33 0,33 0,0 5270,0 5270,33">
            <text:p/>
          </draw:polygon>
          <draw:path draw:style-name="gr3" draw:text-style-name="P7" draw:layer="layout" svg:width="0.203cm" svg:height="0.928cm" svg:x="8.926cm" svg:y="13.444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38cm" svg:height="0.494cm" svg:x="9.181cm" svg:y="13.618cm" svg:viewBox="0 0 239 495" svg:d="M143 176h74c14 0 22 0 22-16 0-9-8-9-22-9h-67c26-111 31-125 31-130 0-14-10-21-23-21-1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473cm" svg:height="0.032cm" svg:x="9.678cm" svg:y="13.892cm" svg:viewBox="0 0 474 33" svg:d="M447 33c12 0 27 0 27-17 0-16-15-16-27-16h-421c-12 0-26 0-26 16 0 17 14 17 26 17z">
            <text:p/>
          </draw:path>
          <draw:path draw:style-name="gr3" draw:text-style-name="P7" draw:layer="layout" svg:width="0.24cm" svg:height="0.37cm" svg:x="10.514cm" svg:y="13.437cm" svg:viewBox="0 0 241 371" svg:d="M51 58c26 7 44 7 53 7 70 0 114-49 114-58 0-5-5-7-7-7s-2 0-5 2c-12 5-41 16-81 16-16 0-44-2-81-14-5-4-5-4-7-4-7 0-7 5-7 14v160c0 11 0 16 9 16 5 0 5 0 12-7 23-30 56-33 76-33 31 0 47 24 49 30 11 17 12 38 12 70 0 16 0 47-15 72-15 19-37 32-64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0.48cm" svg:y="13.892cm" svg:viewBox="0 0 310 33" draw:points="155,33 0,33 0,0 310,0 310,33">
            <text:p/>
          </draw:polygon>
          <draw:path draw:style-name="gr3" draw:text-style-name="P7" draw:layer="layout" svg:width="0.249cm" svg:height="0.37cm" svg:x="10.51cm" svg:y="14.009cm" svg:viewBox="0 0 250 371" svg:d="M120 180c42 0 72 29 72 88 0 66-39 86-71 86-21 0-70-6-93-37 27-2 32-20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203cm" svg:height="0.928cm" svg:x="10.915cm" svg:y="13.444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1.271cm" svg:y="13.2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11.818cm" svg:y="13.892cm" svg:viewBox="0 0 474 33" svg:d="M447 33c12 0 27 0 27-17 0-16-15-16-27-16h-421c-12 0-26 0-26 16 0 17 14 17 26 17z">
            <text:p/>
          </draw:path>
          <draw:path draw:style-name="gr3" draw:text-style-name="P7" draw:layer="layout" svg:width="0.203cm" svg:height="0.928cm" svg:x="12.646cm" svg:y="13.444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67cm" svg:height="0.365cm" svg:x="12.996cm" svg:y="13.431cm" svg:viewBox="0 0 268 366" svg:d="M268 278v-21h-62v-241c0-12 0-16-11-16-7 0-8 0-15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12.975cm" svg:y="13.892cm" svg:viewBox="0 0 310 33" draw:points="155,33 0,33 0,0 310,0 310,33">
            <text:p/>
          </draw:polygon>
          <draw:path draw:style-name="gr3" draw:text-style-name="P7" draw:layer="layout" svg:width="0.249cm" svg:height="0.37cm" svg:x="13.005cm" svg:y="14.009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7" draw:layer="layout" svg:width="0.203cm" svg:height="0.928cm" svg:x="13.409cm" svg:y="13.444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3.765cm" svg:y="13.2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4.459cm" svg:y="12.835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4.848cm" svg:y="12.887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1-23-35 0-20 2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76" smil:attributeName="visibility" smil:to="visible"/>
                  <anim:animate smil:dur="0.5s" smil:fill="hold" smil:targetElement="id376" smil:attributeName="width" smil:values="width*0.05;width" smil:keyTimes="0;1"/>
                  <anim:animate smil:dur="0.5s" smil:fill="hold" smil:targetElement="id376" smil:attributeName="height" smil:values="height;height" smil:keyTimes="0;1"/>
                  <anim:animate smil:dur="0.5s" smil:fill="hold" smil:targetElement="id376" smil:attributeName="x" smil:values="x-.2;x" smil:keyTimes="0;1"/>
                  <anim:animate smil:dur="0.5s" smil:fill="hold" smil:targetElement="id376" smil:attributeName="y" smil:values="y;y" smil:keyTimes="0;1"/>
                  <anim:transitionFilter smil:dur="0.5s" smil:targetElement="id37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7" smil:attributeName="visibility" smil:to="visible"/>
                  <anim:animate smil:dur="0.5s" smil:fill="hold" smil:targetElement="id377" smil:attributeName="x" smil:values="x;x" smil:keyTimes="0;1"/>
                  <anim:animate smil:dur="0.5s" smil:fill="hold" smil:targetElement="id3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8" smil:attributeName="visibility" smil:to="visible"/>
                  <anim:animate smil:dur="0.5s" smil:fill="hold" smil:targetElement="id378" smil:attributeName="x" smil:values="x;x" smil:keyTimes="0;1"/>
                  <anim:animate smil:dur="0.5s" smil:fill="hold" smil:targetElement="id3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9" smil:attributeName="visibility" smil:to="visible"/>
                  <anim:animate smil:dur="0.5s" smil:fill="hold" smil:targetElement="id379" smil:attributeName="x" smil:values="x;x" smil:keyTimes="0;1"/>
                  <anim:animate smil:dur="0.5s" smil:fill="hold" smil:targetElement="id3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0" smil:attributeName="visibility" smil:to="visible"/>
                  <anim:animate smil:dur="0.5s" smil:fill="hold" smil:targetElement="id380" smil:attributeName="x" smil:values="x;x" smil:keyTimes="0;1"/>
                  <anim:animate smil:dur="0.5s" smil:fill="hold" smil:targetElement="id3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1" smil:attributeName="visibility" smil:to="visible"/>
                  <anim:animate smil:dur="0.5s" smil:fill="hold" smil:targetElement="id381" smil:attributeName="x" smil:values="x;x" smil:keyTimes="0;1"/>
                  <anim:animate smil:dur="0.5s" smil:fill="hold" smil:targetElement="id3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2" smil:attributeName="visibility" smil:to="visible"/>
                  <anim:animate smil:dur="0.5s" smil:fill="hold" smil:targetElement="id382" smil:attributeName="x" smil:values="x;x" smil:keyTimes="0;1"/>
                  <anim:animate smil:dur="0.5s" smil:fill="hold" smil:targetElement="id3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3" smil:attributeName="visibility" smil:to="visible"/>
                  <anim:animate smil:dur="0.5s" smil:fill="hold" smil:targetElement="id383" smil:attributeName="x" smil:values="x;x" smil:keyTimes="0;1"/>
                  <anim:animate smil:dur="0.5s" smil:fill="hold" smil:targetElement="id38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9">
        <office:forms form:automatic-focus="false" form:apply-design-mode="false"/>
        <draw:frame presentation:style-name="pr15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84" draw:id="id384">
          <svg:title>TexMaths</svg:title>
          <svg:desc>24§display§\text {I}§svg§600§FALSE§</svg:desc>
          <draw:polygon draw:style-name="gr2" draw:text-style-name="P6" draw:layer="layout" svg:width="0.197cm" svg:height="0.493cm" svg:x="5.644cm" svg:y="1.5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5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5" draw:id="id385">
          <svg:title>TexMaths</svg:title>
          <svg:desc>22§display§= \frac{1}{3} \times \frac{1}{ 2 \left( \frac{4}{3} \right) } \log \left[ \frac{ t - \frac{5}{3} - \frac{4}{3} }{ t - \frac{5}{3} + \frac{4}{3} } \right]  \ + \ c§svg§600§FALSE§</svg:desc>
          <draw:polygon draw:style-name="gr2" draw:text-style-name="P6" draw:layer="layout" svg:width="11.369cm" svg:height="2.011cm" svg:x="6.336cm" svg:y="0.759cm" svg:viewBox="0 0 11370 2012" draw:points="5685,2012 0,2012 0,0 11370,0 11370,2012">
            <text:p/>
          </draw:polygon>
          <draw:path draw:style-name="gr3" draw:text-style-name="P7" draw:layer="layout" svg:width="0.515cm" svg:height="0.182cm" svg:x="6.341cm" svg:y="1.6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6cm" svg:y="0.91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05cm" svg:y="1.748cm" svg:viewBox="0 0 389 33" draw:points="194,33 0,33 0,0 389,0 389,33">
            <text:p/>
          </draw:polygon>
          <draw:path draw:style-name="gr3" draw:text-style-name="P7" draw:layer="layout" svg:width="0.321cm" svg:height="0.532cm" svg:x="7.239cm" svg:y="1.97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74cm" svg:height="0.374cm" svg:x="7.971cm" svg:y="1.577cm" svg:viewBox="0 0 375 375" svg:d="M188 165l-155-154c-10-9-12-11-17-11-9 0-16 7-16 16 0 5 2 7 11 16l154 155-154 156c-9 9-11 11-11 16 0 9 7 16 16 16 5 0 7-2 17-11l154-154 162 160c1 1 7 5 10 5 11 0 16-7 16-16 0-2 0-5-2-9-2-1-125-123-164-163l143-141c4-6 16-16 19-20 0-1 4-5 4-10 0-9-5-16-16-16-5 0-9 4-18 12z">
            <text:p/>
          </draw:path>
          <draw:path draw:style-name="gr3" draw:text-style-name="P7" draw:layer="layout" svg:width="0.256cm" svg:height="0.517cm" svg:x="9.458cm" svg:y="0.9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.719cm" svg:height="0.032cm" svg:x="8.724cm" svg:y="1.748cm" svg:viewBox="0 0 1720 33" draw:points="861,33 0,33 0,0 1720,0 1720,33">
            <text:p/>
          </draw:polygon>
          <draw:path draw:style-name="gr3" draw:text-style-name="P7" draw:layer="layout" svg:width="0.309cm" svg:height="0.517cm" svg:x="8.761cm" svg:y="2.01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03cm" svg:height="0.929cm" svg:x="9.356cm" svg:y="1.873cm" svg:viewBox="0 0 204 930" svg:d="M204 921c0-2-2-4-3-7-37-37-90-101-122-227-17-71-24-150-24-222 0-204 47-347 142-447 7-7 7-9 7-11 0-7-7-7-10-7-11 0-53 46-64 58-79 93-130 232-130 407 0 109 19 266 121 396 9 9 59 69 73 69 3 0 10 0 10-9z">
            <text:p/>
          </draw:path>
          <draw:path draw:style-name="gr3" draw:text-style-name="P7" draw:layer="layout" svg:width="0.267cm" svg:height="0.365cm" svg:x="9.707cm" svg:y="1.861cm" svg:viewBox="0 0 268 366" svg:d="M268 278v-21h-62v-241c0-12 0-16-11-16-7 0-8 0-15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9.685cm" svg:y="2.322cm" svg:viewBox="0 0 310 33" draw:points="155,33 0,33 0,0 310,0 310,33">
            <text:p/>
          </draw:polygon>
          <draw:path draw:style-name="gr3" draw:text-style-name="P7" draw:layer="layout" svg:width="0.249cm" svg:height="0.37cm" svg:x="9.715cm" svg:y="2.437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203cm" svg:height="0.929cm" svg:x="10.122cm" svg:y="1.873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ath draw:style-name="gr3" draw:text-style-name="P7" draw:layer="layout" svg:width="0.173cm" svg:height="0.538cm" svg:x="10.689cm" svg:y="1.42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9cm" svg:y="1.61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287cm" svg:y="1.60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1.984cm" svg:y="0.836cm" svg:viewBox="0 0 206 1857" draw:points="0,1857 206,1857 206,1815 42,1815 42,42 206,42 206,0 0,0">
            <text:p/>
          </draw:polygon>
          <draw:path draw:style-name="gr3" draw:text-style-name="P7" draw:layer="layout" svg:width="0.238cm" svg:height="0.494cm" svg:x="12.31cm" svg:y="0.905cm" svg:viewBox="0 0 239 495" svg:d="M143 176h73c15 0 23 0 23-16 0-9-8-9-23-9h-66c26-111 31-125 31-130 0-14-10-21-23-21-3 0-24 0-31 28l-30 123h-74c-16 0-23 0-23 14 0 11 7 11 21 11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12.808cm" svg:y="1.181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7cm" svg:x="13.644cm" svg:y="0.725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19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309cm" svg:height="0.032cm" svg:x="13.609cm" svg:y="1.181cm" svg:viewBox="0 0 310 33" draw:points="155,33 0,33 0,0 310,0 310,33">
            <text:p/>
          </draw:polygon>
          <draw:path draw:style-name="gr3" draw:text-style-name="P7" draw:layer="layout" svg:width="0.249cm" svg:height="0.37cm" svg:x="13.639cm" svg:y="1.297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472cm" svg:height="0.032cm" svg:x="14.246cm" svg:y="1.181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15.07cm" svg:y="0.72cm" svg:viewBox="0 0 268 366" svg:d="M268 278v-21h-62v-241c0-12 0-16-11-16-7 0-8 0-15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15.049cm" svg:y="1.181cm" svg:viewBox="0 0 310 33" draw:points="155,33 0,33 0,0 310,0 310,33">
            <text:p/>
          </draw:polygon>
          <draw:path draw:style-name="gr3" draw:text-style-name="P7" draw:layer="layout" svg:width="0.249cm" svg:height="0.37cm" svg:x="15.077cm" svg:y="1.297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olygon draw:style-name="gr3" draw:text-style-name="P7" draw:layer="layout" svg:width="3.158cm" svg:height="0.032cm" svg:x="12.292cm" svg:y="1.748cm" svg:viewBox="0 0 3159 33" draw:points="1579,33 0,33 0,0 3159,0 3159,33">
            <text:p/>
          </draw:polygon>
          <draw:path draw:style-name="gr3" draw:text-style-name="P7" draw:layer="layout" svg:width="0.238cm" svg:height="0.494cm" svg:x="12.31cm" svg:y="2.042cm" svg:viewBox="0 0 239 495" svg:d="M143 176h73c15 0 23 0 23-16 0-9-8-9-23-9h-66c26-111 31-125 31-130 0-14-10-21-23-21-3 0-24 0-31 28l-30 123h-74c-16 0-23 0-23 14 0 11 7 11 21 11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12.808cm" svg:y="2.317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7cm" svg:x="13.644cm" svg:y="1.863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19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309cm" svg:height="0.032cm" svg:x="13.609cm" svg:y="2.317cm" svg:viewBox="0 0 310 33" draw:points="155,33 0,33 0,0 310,0 310,33">
            <text:p/>
          </draw:polygon>
          <draw:path draw:style-name="gr3" draw:text-style-name="P7" draw:layer="layout" svg:width="0.249cm" svg:height="0.37cm" svg:x="13.639cm" svg:y="2.433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515cm" svg:height="0.517cm" svg:x="14.225cm" svg:y="2.0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67cm" svg:height="0.365cm" svg:x="15.07cm" svg:y="1.857cm" svg:viewBox="0 0 268 366" svg:d="M268 278v-21h-62v-241c0-12 0-16-11-16-7 0-8 0-15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15.049cm" svg:y="2.317cm" svg:viewBox="0 0 310 33" draw:points="155,33 0,33 0,0 310,0 310,33">
            <text:p/>
          </draw:polygon>
          <draw:path draw:style-name="gr3" draw:text-style-name="P7" draw:layer="layout" svg:width="0.249cm" svg:height="0.37cm" svg:x="15.077cm" svg:y="2.433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olygon draw:style-name="gr3" draw:text-style-name="P7" draw:layer="layout" svg:width="0.205cm" svg:height="1.856cm" svg:x="15.552cm" svg:y="0.836cm" svg:viewBox="0 0 206 1857" draw:points="162,1815 0,1815 0,1857 206,1857 206,0 0,0 0,42 162,42">
            <text:p/>
          </draw:polygon>
          <draw:path draw:style-name="gr3" draw:text-style-name="P7" draw:layer="layout" svg:width="0.515cm" svg:height="0.517cm" svg:x="16.423cm" svg:y="1.5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7.442cm" svg:y="1.616cm" svg:viewBox="0 0 303 352" svg:d="M276 48c-12 0-23 0-35 12-12 10-14 25-14 30 0 17 14 26 30 26 23 0 44-17 44-49 0-39-37-67-93-67-104 0-208 111-208 220 0 70 46 132 127 132 111 0 176-83 176-91 0-6-6-11-9-11-5 0-7 2-11 9-61 76-146 76-156 76-48 0-69-37-69-85 0-32 16-107 42-155 23-44 67-77 109-77 27 0 57 8 67 30z">
            <text:p/>
          </draw:path>
        </draw:g>
        <draw:g xml:id="id390" draw:id="id390">
          <svg:title>TexMaths</svg:title>
          <svg:desc>24§display§(6)§svg§600§FALSE§</svg:desc>
          <draw:polygon draw:style-name="gr2" draw:text-style-name="P6" draw:layer="layout" svg:width="0.91cm" svg:height="0.76cm" svg:x="2.219cm" svg:y="8.351cm" svg:viewBox="0 0 911 761" draw:points="455,761 0,761 0,0 911,0 911,761">
            <text:p/>
          </draw:polygon>
          <draw:path draw:style-name="gr3" draw:text-style-name="P7" draw:layer="layout" svg:width="0.197cm" svg:height="0.844cm" svg:x="2.259cm" svg:y="8.309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.54cm" svg:y="8.38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2.976cm" svg:y="8.3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91" draw:id="id391">
          <svg:title>TexMaths</svg:title>
          <svg:desc>24§display§\text {Let,}§svg§600§FALSE§</svg:desc>
          <draw:polygon draw:style-name="gr2" draw:text-style-name="P6" draw:layer="layout" svg:width="1.318cm" svg:height="0.655cm" svg:x="3.739cm" svg:y="8.4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8.4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8.6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8.4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8.8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92" draw:id="id392">
          <svg:title>TexMaths</svg:title>
          <svg:desc>24§display§\text {I}§svg§600§FALSE§</svg:desc>
          <draw:polygon draw:style-name="gr2" draw:text-style-name="P6" draw:layer="layout" svg:width="0.197cm" svg:height="0.493cm" svg:x="5.645cm" svg:y="8.4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8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93" draw:id="id393">
          <svg:title>TexMaths</svg:title>
          <svg:desc>22§display§= \int \frac{ 1 }{ 2 + \cos 2x + \sin 2x } \ dx§svg§600§FALSE§</svg:desc>
          <draw:polygon draw:style-name="gr2" draw:text-style-name="P6" draw:layer="layout" svg:width="9.071cm" svg:height="1.642cm" svg:x="6.335cm" svg:y="7.856cm" svg:viewBox="0 0 9072 1643" draw:points="4536,1643 0,1643 0,0 9072,0 9072,1643">
            <text:p/>
          </draw:polygon>
          <draw:path draw:style-name="gr3" draw:text-style-name="P7" draw:layer="layout" svg:width="0.515cm" svg:height="0.182cm" svg:x="6.34cm" svg:y="8.5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7.817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1.071cm" svg:y="7.8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177cm" svg:height="0.032cm" svg:x="8.107cm" svg:y="8.66cm" svg:viewBox="0 0 6178 33" draw:points="3089,33 0,33 0,0 6178,0 6178,33">
            <text:p/>
          </draw:polygon>
          <draw:path draw:style-name="gr3" draw:text-style-name="P7" draw:layer="layout" svg:width="0.309cm" svg:height="0.517cm" svg:x="8.146cm" svg:y="8.8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8.709cm" svg:y="8.9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9.466cm" svg:y="9.055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804cm" svg:y="9.05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195cm" svg:y="9.05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09cm" svg:height="0.517cm" svg:x="10.642cm" svg:y="8.8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1.012cm" svg:y="9.0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1.647cm" svg:y="8.9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4cm" svg:height="0.356cm" svg:x="12.402cm" svg:y="9.05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708cm" svg:y="8.88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2.921cm" svg:y="9.05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7cm" svg:x="13.493cm" svg:y="8.8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3.865cm" svg:y="9.0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7cm" svg:x="14.666cm" svg:y="8.333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06cm" svg:y="8.5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388" draw:id="id388">
          <svg:title>TexMaths</svg:title>
          <svg:desc>24§display§\text {I}§svg§600§FALSE§</svg:desc>
          <draw:polygon draw:style-name="gr2" draw:text-style-name="P6" draw:layer="layout" svg:width="0.197cm" svg:height="0.493cm" svg:x="5.644cm" svg:y="6.149cm" svg:viewBox="0 0 198 494" draw:points="100,494 0,494 0,0 198,0 198,494">
            <text:p/>
          </draw:polygon>
          <draw:path draw:style-name="gr3" draw:text-style-name="P7" draw:layer="layout" svg:width="0.258cm" svg:height="0.577cm" svg:x="5.625cm" svg:y="6.1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7" draw:id="id387">
          <svg:title>TexMaths</svg:title>
          <svg:desc>24§display§\therefore§svg§600§FALSE§</svg:desc>
          <draw:polygon draw:style-name="gr2" draw:text-style-name="P6" draw:layer="layout" svg:width="0.453cm" svg:height="0.371cm" svg:x="4.043cm" svg:y="6.249cm" svg:viewBox="0 0 454 372" draw:points="227,372 0,372 0,0 454,0 454,372">
            <text:p/>
          </draw:polygon>
          <draw:path draw:style-name="gr3" draw:text-style-name="P7" draw:layer="layout" svg:width="0.513cm" svg:height="0.455cm" svg:x="4.026cm" svg:y="6.2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86" draw:id="id386">
          <svg:title>TexMaths</svg:title>
          <svg:desc>22§display§= \frac{1}{8} \log \left[ \frac{ t - 3 }{ t - \frac{1}{3} } \right]  \ + \ c§svg§600§FALSE§</svg:desc>
          <draw:polygon draw:style-name="gr2" draw:text-style-name="P6" draw:layer="layout" svg:width="7.081cm" svg:height="1.889cm" svg:x="6.338cm" svg:y="3.26cm" svg:viewBox="0 0 7082 1890" draw:points="3541,1890 0,1890 0,0 7082,0 7082,1890">
            <text:p/>
          </draw:polygon>
          <draw:path draw:style-name="gr3" draw:text-style-name="P7" draw:layer="layout" svg:width="0.515cm" svg:height="0.182cm" svg:x="6.343cm" svg:y="4.0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8cm" svg:y="3.30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7cm" svg:y="4.132cm" svg:viewBox="0 0 389 33" draw:points="194,33 0,33 0,0 389,0 389,33">
            <text:p/>
          </draw:polygon>
          <draw:path draw:style-name="gr3" draw:text-style-name="P7" draw:layer="layout" svg:width="0.321cm" svg:height="0.532cm" svg:x="7.241cm" svg:y="4.358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9-58 99-121 99-67 0-123-48-123-113 0-45 24-95 91-130z">
            <text:p/>
          </draw:path>
          <draw:path draw:style-name="gr3" draw:text-style-name="P7" draw:layer="layout" svg:width="0.173cm" svg:height="0.537cm" svg:x="7.843cm" svg:y="3.805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052cm" svg:y="3.99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439cm" svg:y="3.992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olygon draw:style-name="gr3" draw:text-style-name="P7" draw:layer="layout" svg:width="0.205cm" svg:height="1.855cm" svg:x="9.138cm" svg:y="3.221cm" svg:viewBox="0 0 206 1856" draw:points="0,1856 206,1856 206,1814 42,1814 42,42 206,42 206,0 0,0">
            <text:p/>
          </draw:polygon>
          <draw:path draw:style-name="gr3" draw:text-style-name="P7" draw:layer="layout" svg:width="0.238cm" svg:height="0.493cm" svg:x="9.517cm" svg:y="3.335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472cm" svg:height="0.032cm" svg:x="10.013cm" svg:y="3.6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756cm" svg:y="3.304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1.719cm" svg:height="0.032cm" svg:x="9.444cm" svg:y="4.132cm" svg:viewBox="0 0 1720 33" draw:points="861,33 0,33 0,0 1720,0 1720,33">
            <text:p/>
          </draw:polygon>
          <draw:path draw:style-name="gr3" draw:text-style-name="P7" draw:layer="layout" svg:width="0.238cm" svg:height="0.493cm" svg:x="9.462cm" svg:y="4.426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472cm" svg:height="0.032cm" svg:x="9.96cm" svg:y="4.701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0.821cm" svg:y="4.247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0.763cm" svg:y="4.701cm" svg:viewBox="0 0 310 33" draw:points="155,33 0,33 0,0 310,0 310,33">
            <text:p/>
          </draw:polygon>
          <draw:path draw:style-name="gr3" draw:text-style-name="P7" draw:layer="layout" svg:width="0.249cm" svg:height="0.37cm" svg:x="10.791cm" svg:y="4.81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9 47-23 63-17 21-31 23-59 25-15 0-15 0-18 1 0 0-5 0-5 7s5 7 14 7z">
            <text:p/>
          </draw:path>
          <draw:polygon draw:style-name="gr3" draw:text-style-name="P7" draw:layer="layout" svg:width="0.205cm" svg:height="1.855cm" svg:x="11.266cm" svg:y="3.221cm" svg:viewBox="0 0 206 1856" draw:points="162,1814 0,1814 0,1856 206,1856 206,0 0,0 0,42 162,42">
            <text:p/>
          </draw:polygon>
          <draw:path draw:style-name="gr3" draw:text-style-name="P7" draw:layer="layout" svg:width="0.515cm" svg:height="0.516cm" svg:x="12.137cm" svg:y="3.89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156cm" svg:y="4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89" draw:id="id389">
          <svg:title>TexMaths</svg:title>
          <svg:desc>22§display§= \frac{1}{8} \log \left[ \frac{ 3 ( \tan x - 3 ) }{ 3 \tan x - 1 } \right]  \ + \ c§svg§600§FALSE§</svg:desc>
          <draw:polygon draw:style-name="gr2" draw:text-style-name="P6" draw:layer="layout" svg:width="9.371cm" svg:height="1.779cm" svg:x="6.339cm" svg:y="5.462cm" svg:viewBox="0 0 9372 1780" draw:points="4686,1780 0,1780 0,0 9372,0 9372,1780">
            <text:p/>
          </draw:polygon>
          <draw:path draw:style-name="gr3" draw:text-style-name="P7" draw:layer="layout" svg:width="0.515cm" svg:height="0.182cm" svg:x="6.344cm" svg:y="6.2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9cm" svg:y="5.50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9cm" svg:y="6.335cm" svg:viewBox="0 0 389 33" draw:points="194,33 0,33 0,0 389,0 389,33">
            <text:p/>
          </draw:polygon>
          <draw:path draw:style-name="gr3" draw:text-style-name="P7" draw:layer="layout" svg:width="0.321cm" svg:height="0.532cm" svg:x="7.242cm" svg:y="6.56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173cm" svg:height="0.538cm" svg:x="7.844cm" svg:y="6.0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53cm" svg:y="6.197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8.441cm" svg:y="6.19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olygon draw:style-name="gr3" draw:text-style-name="P7" draw:layer="layout" svg:width="0.205cm" svg:height="1.856cm" svg:x="9.14cm" svg:y="5.423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9.479cm" svg:y="5.50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9.909cm" svg:y="5.441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242cm" svg:height="0.485cm" svg:x="10.148cm" svg:y="5.546cm" svg:viewBox="0 0 243 486" svg:d="M120 167h111v-24h-111v-143h-20c0 63-24 146-100 150v17h67v213c0 97 72 106 100 106 55 0 76-55 76-106v-44h-19v44c0 57-23 86-51 86-53 0-53-70-53-84z">
            <text:p/>
          </draw:path>
          <draw:path draw:style-name="gr3" draw:text-style-name="P7" draw:layer="layout" svg:width="0.349cm" svg:height="0.356cm" svg:x="10.467cm" svg:y="5.675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845cm" svg:y="5.68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401cm" svg:y="5.6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3cm" svg:height="0.032cm" svg:x="12.058cm" svg:y="5.812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12.799cm" svg:y="5.50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3.197cm" svg:y="5.441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olygon draw:style-name="gr3" draw:text-style-name="P7" draw:layer="layout" svg:width="4.009cm" svg:height="0.032cm" svg:x="9.446cm" svg:y="6.335cm" svg:viewBox="0 0 4010 33" draw:points="2005,33 0,33 0,0 4010,0 4010,33">
            <text:p/>
          </draw:polygon>
          <draw:path draw:style-name="gr3" draw:text-style-name="P7" draw:layer="layout" svg:width="0.321cm" svg:height="0.532cm" svg:x="9.715cm" svg:y="6.5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2cm" svg:height="0.485cm" svg:x="10.213cm" svg:y="6.599cm" svg:viewBox="0 0 243 486" svg:d="M120 167h111v-24h-111v-143h-20c0 63-24 146-100 150v17h67v213c0 97 72 106 100 106 55 0 76-55 76-106v-44h-19v44c0 57-23 86-51 86-53 0-53-70-53-84z">
            <text:p/>
          </draw:path>
          <draw:path draw:style-name="gr3" draw:text-style-name="P7" draw:layer="layout" svg:width="0.349cm" svg:height="0.356cm" svg:x="10.532cm" svg:y="6.729cm" svg:viewBox="0 0 350 357" svg:d="M225 289c4 31 25 63 62 63 16 0 63-11 63-74v-42h-19v42c0 46-19 51-28 51-25 0-28-35-28-39v-156c0-32 0-62-29-92s-68-42-105-42c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91cm" svg:y="6.733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467cm" svg:y="6.73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3cm" svg:height="0.032cm" svg:x="12.121cm" svg:y="6.866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2.899cm" svg:y="6.5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3.558cm" svg:y="5.423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14.427cm" svg:y="6.0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448cm" svg:y="6.203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95" draw:id="id395">
          <svg:title>TexMaths</svg:title>
          <svg:desc>20§display§\text {Put, } \tan x = t, \ \therefore \ x =  \tan^{-1}t§svg§600§FALSE§</svg:desc>
          <draw:polygon draw:style-name="gr2" draw:text-style-name="P6" draw:layer="layout" svg:width="9.247cm" svg:height="0.683cm" svg:x="17.044cm" svg:y="8.452cm" svg:viewBox="0 0 9248 684" draw:points="4624,684 0,684 0,0 9248,0 9248,684">
            <text:p/>
          </draw:polygon>
          <draw:path draw:style-name="gr3" draw:text-style-name="P7" draw:layer="layout" svg:width="0.415cm" svg:height="0.481cm" svg:x="17.033cm" svg:y="8.555cm" svg:viewBox="0 0 416 482" svg:d="M136 259h118c85 0 162-57 162-128 0-69-70-131-166-131h-250v22h18c54 0 54 8 54 32v373c0 26 0 32-54 32h-18v23c24-2 77-2 104-2s80 0 104 2v-23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7.51cm" svg:y="8.723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17.891cm" svg:y="8.601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082cm" svg:height="0.21cm" svg:x="18.212cm" svg:y="8.96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2cm" svg:height="0.441cm" svg:x="18.711cm" svg:y="8.601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9.001cm" svg:y="8.72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7" draw:layer="layout" svg:width="0.354cm" svg:height="0.311cm" svg:x="19.345cm" svg:y="8.723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9.85cm" svg:y="8.72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165cm" svg:x="20.466cm" svg:y="8.77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9cm" svg:x="21.185cm" svg:y="8.595cm" svg:viewBox="0 0 218 450" svg:d="M130 160h67c13 0 21 0 21-14 0-8-8-8-21-8h-61c24-101 29-114 29-119 0-13-10-19-21-19-3 0-22 0-29 26l-27 112h-67c-15 0-21 0-21 12 0 10 6 10 19 10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082cm" svg:height="0.21cm" svg:x="21.484cm" svg:y="8.96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426cm" svg:height="0.38cm" svg:x="21.991cm" svg:y="8.708cm" svg:viewBox="0 0 427 381" svg:d="M251 37c0-19-17-37-37-37s-38 18-38 37c0 21 18 38 38 38s37-16 37-38zM427 343c0-20-16-37-37-37-20 0-38 17-38 37s18 38 38 38c21 0 37-18 37-38zM75 343c0-20-17-37-38-37-19 0-37 17-37 37s18 38 37 38c21 0 38-18 38-38z">
            <text:p/>
          </draw:path>
          <draw:path draw:style-name="gr3" draw:text-style-name="P7" draw:layer="layout" svg:width="0.351cm" svg:height="0.319cm" svg:x="22.889cm" svg:y="8.72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165cm" svg:x="23.505cm" svg:y="8.77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2cm" svg:height="0.441cm" svg:x="24.22cm" svg:y="8.601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24.509cm" svg:y="8.72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7" draw:layer="layout" svg:width="0.354cm" svg:height="0.311cm" svg:x="24.853cm" svg:y="8.723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25.276cm" svg:y="8.609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5.714cm" svg:y="8.417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217cm" svg:height="0.449cm" svg:x="26.109cm" svg:y="8.595cm" svg:viewBox="0 0 218 450" svg:d="M130 160h67c13 0 21 0 21-14 0-8-8-8-21-8h-61c24-101 29-114 29-119 0-13-10-19-21-19-2 0-22 0-29 26l-27 112h-67c-15 0-21 0-21 12 0 10 6 10 19 10h63c-50 200-53 211-53 224 0 39 27 66 64 66 73 0 113-104 113-109 0-6-6-6-9-6-5 0-7 1-10 9-30 74-69 90-93 90-14 0-20-10-20-32 0-18 0-23 3-34z">
            <text:p/>
          </draw:path>
        </draw:g>
        <draw:g xml:id="id397" draw:id="id397">
          <svg:title>TexMaths</svg:title>
          <svg:desc>20§display§\sin 2x = \frac{2t}{1+t^2} \text,\ \cos 2x = \frac{1-t^2}{1+t^2}§svg§600§FALSE§</svg:desc>
          <draw:polygon draw:style-name="gr2" draw:text-style-name="P6" draw:layer="layout" svg:width="9.709cm" svg:height="1.529cm" svg:x="17.244cm" svg:y="11.15cm" svg:viewBox="0 0 9710 1530" draw:points="4854,1530 0,1530 0,0 9710,0 9710,1530">
            <text:p/>
          </draw:polygon>
          <draw:path draw:style-name="gr3" draw:text-style-name="P7" draw:layer="layout" svg:width="0.231cm" svg:height="0.324cm" svg:x="17.231cm" svg:y="11.85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7.509cm" svg:y="11.70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7.703cm" svg:y="11.86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81cm" svg:height="0.469cm" svg:x="18.225cm" svg:y="11.70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8.56cm" svg:y="11.86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9.176cm" svg:y="11.9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0.586cm" svg:y="11.22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17cm" svg:height="0.449cm" svg:x="20.919cm" svg:y="11.257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olygon draw:style-name="gr3" draw:text-style-name="P7" draw:layer="layout" svg:width="1.78cm" svg:height="0.029cm" svg:x="19.964cm" svg:y="11.982cm" svg:viewBox="0 0 1781 30" draw:points="891,30 0,30 0,0 1781,0 1781,30">
            <text:p/>
          </draw:polygon>
          <draw:path draw:style-name="gr3" draw:text-style-name="P7" draw:layer="layout" svg:width="0.233cm" svg:height="0.469cm" svg:x="20.026cm" svg:y="12.18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0.511cm" svg:y="12.2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9cm" svg:x="21.191cm" svg:y="12.214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21.458cm" svg:y="12.1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082cm" svg:height="0.21cm" svg:x="21.888cm" svg:y="12.097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68cm" svg:height="0.324cm" svg:x="22.399cm" svg:y="11.857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2.706cm" svg:y="11.857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23.061cm" svg:y="11.85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81cm" svg:height="0.469cm" svg:x="23.467cm" svg:y="11.70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23.803cm" svg:y="11.86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165cm" svg:x="24.419cm" svg:y="11.9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25.269cm" svg:y="11.22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5.773cm" svg:y="11.507cm" svg:viewBox="0 0 430 30" svg:d="M406 30c12 0 24 0 24-16 0-14-12-14-24-14h-382c-11 0-24 0-24 14 0 16 13 16 24 16z">
            <text:p/>
          </draw:path>
          <draw:path draw:style-name="gr3" draw:text-style-name="P7" draw:layer="layout" svg:width="0.217cm" svg:height="0.449cm" svg:x="26.433cm" svg:y="11.257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26.702cm" svg:y="11.11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78cm" svg:height="0.029cm" svg:x="25.206cm" svg:y="11.982cm" svg:viewBox="0 0 1781 30" draw:points="891,30 0,30 0,0 1781,0 1781,30">
            <text:p/>
          </draw:polygon>
          <draw:path draw:style-name="gr3" draw:text-style-name="P7" draw:layer="layout" svg:width="0.233cm" svg:height="0.469cm" svg:x="25.269cm" svg:y="12.18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5.754cm" svg:y="12.2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9cm" svg:x="26.433cm" svg:y="12.214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26.702cm" svg:y="12.1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399" draw:id="id399">
          <svg:title>TexMaths</svg:title>
          <svg:desc>22§display§= \int \frac{ 1 }{ 2 + \frac{1 - t^2}{1 + t^2} +  \frac{2t}{1 + t^2} } \ \frac{dt}{1 + t^2}§svg§600§FALSE§</svg:desc>
          <draw:polygon draw:style-name="gr2" draw:text-style-name="P6" draw:layer="layout" svg:width="9.427cm" svg:height="1.937cm" svg:x="6.337cm" svg:y="10.157cm" svg:viewBox="0 0 9428 1938" draw:points="4715,1938 0,1938 0,0 9428,0 9428,1938">
            <text:p/>
          </draw:polygon>
          <draw:path draw:style-name="gr3" draw:text-style-name="P7" draw:layer="layout" svg:width="0.515cm" svg:height="0.182cm" svg:x="6.342cm" svg:y="10.8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7cm" svg:y="10.125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631cm" svg:y="10.13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93cm" svg:height="0.032cm" svg:x="8.109cm" svg:y="10.968cm" svg:viewBox="0 0 5294 33" draw:points="2647,33 0,33 0,0 5294,0 5294,33">
            <text:p/>
          </draw:polygon>
          <draw:path draw:style-name="gr3" draw:text-style-name="P7" draw:layer="layout" svg:width="0.309cm" svg:height="0.516cm" svg:x="8.148cm" svg:y="11.28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515cm" svg:height="0.516cm" svg:x="8.711cm" svg:y="11.3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98cm" svg:height="0.36cm" svg:x="9.593cm" svg:y="11.13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9.901cm" svg:y="11.348cm" svg:viewBox="0 0 368 28" svg:d="M347 28c7 0 21 0 21-14s-12-14-21-14h-326c-9 0-21 0-21 14s12 14 21 14z">
            <text:p/>
          </draw:path>
          <draw:path draw:style-name="gr3" draw:text-style-name="P7" draw:layer="layout" svg:width="0.184cm" svg:height="0.344cm" svg:x="10.348cm" svg:y="11.15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594cm" svg:y="11.084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1.328cm" svg:height="0.032cm" svg:x="9.533cm" svg:y="11.593cm" svg:viewBox="0 0 1329 33" draw:points="664,33 0,33 0,0 1329,0 1329,33">
            <text:p/>
          </draw:polygon>
          <draw:path draw:style-name="gr3" draw:text-style-name="P7" draw:layer="layout" svg:width="0.198cm" svg:height="0.36cm" svg:x="9.597cm" svg:y="11.70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9.883cm" svg:y="11.732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345cm" svg:y="11.72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589cm" svg:y="11.65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515cm" svg:height="0.516cm" svg:x="11.168cm" svg:y="11.3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cm" svg:height="0.36cm" svg:x="12.414cm" svg:y="11.13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12.71cm" svg:y="11.15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olygon draw:style-name="gr3" draw:text-style-name="P7" draw:layer="layout" svg:width="1.319cm" svg:height="0.032cm" svg:x="11.992cm" svg:y="11.593cm" svg:viewBox="0 0 1320 33" draw:points="660,33 0,33 0,0 1320,0 1320,33">
            <text:p/>
          </draw:polygon>
          <draw:path draw:style-name="gr3" draw:text-style-name="P7" draw:layer="layout" svg:width="0.198cm" svg:height="0.36cm" svg:x="12.05cm" svg:y="11.70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2.337cm" svg:y="11.732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2.796cm" svg:y="11.72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3.043cm" svg:y="11.65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69cm" svg:height="0.546cm" svg:x="14.514cm" svg:y="10.11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4.903cm" svg:y="10.171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3.845cm" svg:y="10.968cm" svg:viewBox="0 0 1959 33" draw:points="980,33 0,33 0,0 1959,0 1959,33">
            <text:p/>
          </draw:polygon>
          <draw:path draw:style-name="gr3" draw:text-style-name="P7" draw:layer="layout" svg:width="0.256cm" svg:height="0.516cm" svg:x="13.914cm" svg:y="11.1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4.447cm" svg:y="11.2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5.195cm" svg:y="11.22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5.491cm" svg:y="11.1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96" draw:id="id396">
          <svg:title>TexMaths</svg:title>
          <svg:desc>20§display§dx = \frac{dt}{1+t^2} §svg§600§FALSE§</svg:desc>
          <draw:polygon draw:style-name="gr2" draw:text-style-name="P6" draw:layer="layout" svg:width="3.497cm" svg:height="1.435cm" svg:x="22.439cm" svg:y="9.453cm" svg:viewBox="0 0 3498 1436" draw:points="1750,1436 0,1436 0,0 3498,0 3498,1436">
            <text:p/>
          </draw:polygon>
          <draw:path draw:style-name="gr3" draw:text-style-name="P7" draw:layer="layout" svg:width="0.335cm" svg:height="0.497cm" svg:x="22.433cm" svg:y="9.893cm" svg:viewBox="0 0 336 498" svg:d="M336 8c0-2 0-8-10-8-9 0-76 6-89 8-5 0-10 3-10 13 0 9 7 9 18 9 33 0 35 5 35 12l-3 14-42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2.79cm" svg:y="10.07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23.406cm" svg:y="10.12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35cm" svg:height="0.497cm" svg:x="24.8cm" svg:y="9.418cm" svg:viewBox="0 0 336 498" svg:d="M336 8c0-2 0-8-10-8-9 0-76 6-89 8-5 0-10 3-10 13 0 9 7 9 18 9 33 0 35 5 35 12l-3 14-42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217cm" svg:height="0.449cm" svg:x="25.156cm" svg:y="9.466cm" svg:viewBox="0 0 218 450" svg:d="M130 160h67c13 0 21 0 21-14 0-8-8-8-21-8h-61c24-101 29-114 29-119 0-13-10-19-21-19-2 0-22 0-29 26l-27 112h-67c-15 0-21 0-21 12 0 10 6 10 19 10h63c-52 200-53 211-53 224 0 39 27 66 64 66 73 0 113-104 113-109 0-7-6-7-9-7-5 0-7 2-10 10-30 74-69 90-93 90-14 0-20-10-20-32 0-18 0-23 3-34z">
            <text:p/>
          </draw:path>
          <draw:polygon draw:style-name="gr3" draw:text-style-name="P7" draw:layer="layout" svg:width="1.779cm" svg:height="0.029cm" svg:x="24.193cm" svg:y="10.191cm" svg:viewBox="0 0 1780 30" draw:points="891,30 0,30 0,0 1780,0 1780,30">
            <text:p/>
          </draw:polygon>
          <draw:path draw:style-name="gr3" draw:text-style-name="P7" draw:layer="layout" svg:width="0.233cm" svg:height="0.47cm" svg:x="24.255cm" svg:y="10.396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468cm" svg:height="0.47cm" svg:x="24.74cm" svg:y="10.45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17cm" svg:height="0.449cm" svg:x="25.42cm" svg:y="10.423cm" svg:viewBox="0 0 218 450" svg:d="M130 160h67c13 0 21 0 21-14 0-8-8-8-21-8h-63c26-101 31-114 31-119 0-13-10-19-21-19-3 0-22 0-29 26l-27 112h-67c-15 0-21 0-21 12 0 10 6 10 19 10h63c-52 200-53 211-53 224 0 39 27 66 64 66 73 0 113-104 113-109 0-7-6-7-9-7-7 0-7 2-10 10-30 74-69 90-93 90-14 0-20-10-20-32 0-18 0-23 3-34z">
            <text:p/>
          </draw:path>
          <draw:path draw:style-name="gr3" draw:text-style-name="P7" draw:layer="layout" svg:width="0.218cm" svg:height="0.327cm" svg:x="25.688cm" svg:y="10.33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400" draw:id="id400">
          <svg:title>TexMaths</svg:title>
          <svg:desc>22§display§= \int \frac{ 1 }{ \frac {2 + 2t^2 + 1 - t^2 + 2t}{1 + t^2} } \ \frac{dt}{1 + t^2}§svg§600§FALSE§</svg:desc>
          <draw:polygon draw:style-name="gr2" draw:text-style-name="P6" draw:layer="layout" svg:width="8.764cm" svg:height="1.937cm" svg:x="6.338cm" svg:y="12.557cm" svg:viewBox="0 0 8765 1938" draw:points="4382,1938 0,1938 0,0 8765,0 8765,1938">
            <text:p/>
          </draw:polygon>
          <draw:path draw:style-name="gr3" draw:text-style-name="P7" draw:layer="layout" svg:width="0.515cm" svg:height="0.182cm" svg:x="6.343cm" svg:y="13.2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8cm" svg:y="12.525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301cm" svg:y="12.53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31cm" svg:height="0.032cm" svg:x="8.11cm" svg:y="13.368cm" svg:viewBox="0 0 4632 33" draw:points="2316,33 0,33 0,0 4632,0 4632,33">
            <text:p/>
          </draw:polygon>
          <draw:path draw:style-name="gr3" draw:text-style-name="P7" draw:layer="layout" svg:width="0.24cm" svg:height="0.36cm" svg:x="8.237cm" svg:y="13.53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8cm" svg:height="0.4cm" svg:x="8.548cm" svg:y="13.562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9.02cm" svg:y="13.53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9.317cm" svg:y="13.55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9.562cm" svg:y="13.484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98cm" svg:height="0.4cm" svg:x="9.866cm" svg:y="13.562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0.363cm" svg:y="13.53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0.67cm" svg:y="13.748cm" svg:viewBox="0 0 368 28" svg:d="M347 28c7 0 21 0 21-14s-13-14-21-14h-326c-9 0-21 0-21 14s12 14 21 14z">
            <text:p/>
          </draw:path>
          <draw:path draw:style-name="gr3" draw:text-style-name="P7" draw:layer="layout" svg:width="0.184cm" svg:height="0.344cm" svg:x="11.117cm" svg:y="13.55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1.364cm" svg:y="13.484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98cm" svg:height="0.4cm" svg:x="11.668cm" svg:y="13.562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2.138cm" svg:y="13.53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12.436cm" svg:y="13.55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olygon draw:style-name="gr3" draw:text-style-name="P7" draw:layer="layout" svg:width="4.444cm" svg:height="0.032cm" svg:x="8.203cm" svg:y="13.993cm" svg:viewBox="0 0 4445 33" draw:points="2223,33 0,33 0,0 4445,0 4445,33">
            <text:p/>
          </draw:polygon>
          <draw:path draw:style-name="gr3" draw:text-style-name="P7" draw:layer="layout" svg:width="0.198cm" svg:height="0.36cm" svg:x="9.824cm" svg:y="14.10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10.111cm" svg:y="14.132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572cm" svg:y="14.128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817cm" svg:y="14.056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369cm" svg:height="0.546cm" svg:x="13.852cm" svg:y="12.518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4.241cm" svg:y="12.57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3.183cm" svg:y="13.368cm" svg:viewBox="0 0 1959 33" draw:points="980,33 0,33 0,0 1959,0 1959,33">
            <text:p/>
          </draw:polygon>
          <draw:path draw:style-name="gr3" draw:text-style-name="P7" draw:layer="layout" svg:width="0.256cm" svg:height="0.516cm" svg:x="13.252cm" svg:y="13.5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3.783cm" svg:y="13.6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4.531cm" svg:y="13.623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4.827cm" svg:y="13.5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custom-shape draw:style-name="gr4" draw:text-style-name="P14" xml:id="id398" draw:id="id398" draw:layer="layout" svg:width="0.4cm" svg:height="4.6cm" svg:x="26.9cm" svg:y="8.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" draw:text-style-name="P14" xml:id="id394" draw:id="id394" draw:layer="layout" svg:width="0.499cm" svg:height="4.6cm" svg:x="16.691cm" svg:y="8.301cm">
          <text:p/>
          <draw:enhanced-geometry svg:viewBox="0 0 21600 21600" draw:mirror-horizontal="tru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4" smil:attributeName="visibility" smil:to="visible"/>
                  <anim:animate smil:dur="0.5s" smil:fill="hold" smil:targetElement="id384" smil:attributeName="x" smil:values="x;x" smil:keyTimes="0;1"/>
                  <anim:animate smil:dur="0.5s" smil:fill="hold" smil:targetElement="id38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5" smil:attributeName="visibility" smil:to="visible"/>
                  <anim:animate smil:dur="0.5s" smil:fill="hold" smil:targetElement="id385" smil:attributeName="x" smil:values="x;x" smil:keyTimes="0;1"/>
                  <anim:animate smil:dur="0.5s" smil:fill="hold" smil:targetElement="id3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6" smil:attributeName="visibility" smil:to="visible"/>
                  <anim:animate smil:dur="0.5s" smil:fill="hold" smil:targetElement="id386" smil:attributeName="x" smil:values="x;x" smil:keyTimes="0;1"/>
                  <anim:animate smil:dur="0.5s" smil:fill="hold" smil:targetElement="id3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7" smil:attributeName="visibility" smil:to="visible"/>
                  <anim:animate smil:dur="0.5s" smil:fill="hold" smil:targetElement="id387" smil:attributeName="x" smil:values="x;x" smil:keyTimes="0;1"/>
                  <anim:animate smil:dur="0.5s" smil:fill="hold" smil:targetElement="id38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8" smil:attributeName="visibility" smil:to="visible"/>
                  <anim:animate smil:dur="0.5s" smil:fill="hold" smil:targetElement="id388" smil:attributeName="x" smil:values="x;x" smil:keyTimes="0;1"/>
                  <anim:animate smil:dur="0.5s" smil:fill="hold" smil:targetElement="id3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9" smil:attributeName="visibility" smil:to="visible"/>
                  <anim:animate smil:dur="0.5s" smil:fill="hold" smil:targetElement="id389" smil:attributeName="x" smil:values="x;x" smil:keyTimes="0;1"/>
                  <anim:animate smil:dur="0.5s" smil:fill="hold" smil:targetElement="id3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0" smil:attributeName="visibility" smil:to="visible"/>
                  <anim:animate smil:dur="0.5s" smil:fill="hold" smil:targetElement="id390" smil:attributeName="width" smil:values="width*0.05;width" smil:keyTimes="0;1"/>
                  <anim:animate smil:dur="0.5s" smil:fill="hold" smil:targetElement="id390" smil:attributeName="height" smil:values="height;height" smil:keyTimes="0;1"/>
                  <anim:animate smil:dur="0.5s" smil:fill="hold" smil:targetElement="id390" smil:attributeName="x" smil:values="x-.2;x" smil:keyTimes="0;1"/>
                  <anim:animate smil:dur="0.5s" smil:fill="hold" smil:targetElement="id390" smil:attributeName="y" smil:values="y;y" smil:keyTimes="0;1"/>
                  <anim:transitionFilter smil:dur="0.5s" smil:targetElement="id39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1" smil:attributeName="visibility" smil:to="visible"/>
                  <anim:animate smil:dur="0.5s" smil:fill="hold" smil:targetElement="id391" smil:attributeName="width" smil:values="width*0.05;width" smil:keyTimes="0;1"/>
                  <anim:animate smil:dur="0.5s" smil:fill="hold" smil:targetElement="id391" smil:attributeName="height" smil:values="height;height" smil:keyTimes="0;1"/>
                  <anim:animate smil:dur="0.5s" smil:fill="hold" smil:targetElement="id391" smil:attributeName="x" smil:values="x-.2;x" smil:keyTimes="0;1"/>
                  <anim:animate smil:dur="0.5s" smil:fill="hold" smil:targetElement="id391" smil:attributeName="y" smil:values="y;y" smil:keyTimes="0;1"/>
                  <anim:transitionFilter smil:dur="0.5s" smil:targetElement="id39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2" smil:attributeName="visibility" smil:to="visible"/>
                  <anim:animate smil:dur="0.5s" smil:fill="hold" smil:targetElement="id392" smil:attributeName="width" smil:values="width*0.05;width" smil:keyTimes="0;1"/>
                  <anim:animate smil:dur="0.5s" smil:fill="hold" smil:targetElement="id392" smil:attributeName="height" smil:values="height;height" smil:keyTimes="0;1"/>
                  <anim:animate smil:dur="0.5s" smil:fill="hold" smil:targetElement="id392" smil:attributeName="x" smil:values="x-.2;x" smil:keyTimes="0;1"/>
                  <anim:animate smil:dur="0.5s" smil:fill="hold" smil:targetElement="id392" smil:attributeName="y" smil:values="y;y" smil:keyTimes="0;1"/>
                  <anim:transitionFilter smil:dur="0.5s" smil:targetElement="id39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3" smil:attributeName="visibility" smil:to="visible"/>
                  <anim:animate smil:dur="0.5s" smil:fill="hold" smil:targetElement="id393" smil:attributeName="x" smil:values="x;x" smil:keyTimes="0;1"/>
                  <anim:animate smil:dur="0.5s" smil:fill="hold" smil:targetElement="id3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94" smil:attributeName="visibility" smil:to="visible"/>
                  <anim:animate smil:dur="0.5s" smil:fill="hold" smil:targetElement="id394" smil:attributeName="x" smil:values="1+width/2;x" smil:keyTimes="0;1"/>
                  <anim:animate smil:dur="0.5s" smil:fill="hold" smil:targetElement="id394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95" smil:attributeName="visibility" smil:to="visible"/>
                  <anim:animate smil:dur="0.5s" smil:fill="hold" smil:targetElement="id395" smil:attributeName="x" smil:values="1+width/2;x" smil:keyTimes="0;1"/>
                  <anim:animate smil:dur="0.5s" smil:fill="hold" smil:targetElement="id395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96" smil:attributeName="visibility" smil:to="visible"/>
                  <anim:animate smil:dur="0.5s" smil:fill="hold" smil:targetElement="id396" smil:attributeName="x" smil:values="1+width/2;x" smil:keyTimes="0;1"/>
                  <anim:animate smil:dur="0.5s" smil:fill="hold" smil:targetElement="id396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97" smil:attributeName="visibility" smil:to="visible"/>
                  <anim:animate smil:dur="0.5s" smil:fill="hold" smil:targetElement="id397" smil:attributeName="x" smil:values="1+width/2;x" smil:keyTimes="0;1"/>
                  <anim:animate smil:dur="0.5s" smil:fill="hold" smil:targetElement="id397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98" smil:attributeName="visibility" smil:to="visible"/>
                  <anim:animate smil:dur="0.5s" smil:fill="hold" smil:targetElement="id398" smil:attributeName="x" smil:values="1+width/2;x" smil:keyTimes="0;1"/>
                  <anim:animate smil:dur="0.5s" smil:fill="hold" smil:targetElement="id39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9" smil:attributeName="visibility" smil:to="visible"/>
                  <anim:animate smil:dur="0.5s" smil:fill="hold" smil:targetElement="id399" smil:attributeName="x" smil:values="x;x" smil:keyTimes="0;1"/>
                  <anim:animate smil:dur="0.5s" smil:fill="hold" smil:targetElement="id3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0" smil:attributeName="visibility" smil:to="visible"/>
                  <anim:animate smil:dur="0.5s" smil:fill="hold" smil:targetElement="id400" smil:attributeName="x" smil:values="x;x" smil:keyTimes="0;1"/>
                  <anim:animate smil:dur="0.5s" smil:fill="hold" smil:targetElement="id40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9">
        <office:forms form:automatic-focus="false" form:apply-design-mode="false"/>
        <draw:frame presentation:style-name="pr15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01" draw:id="id401">
          <svg:title>TexMaths</svg:title>
          <svg:desc>24§display§\text {I}§svg§600§FALSE§</svg:desc>
          <draw:polygon draw:style-name="gr2" draw:text-style-name="P6" draw:layer="layout" svg:width="0.197cm" svg:height="0.493cm" svg:x="4.744cm" svg:y="1.448cm" svg:viewBox="0 0 198 494" draw:points="100,494 0,494 0,0 198,0 198,494">
            <text:p/>
          </draw:polygon>
          <draw:path draw:style-name="gr3" draw:text-style-name="P7" draw:layer="layout" svg:width="0.258cm" svg:height="0.577cm" svg:x="4.725cm" svg:y="1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02" draw:id="id402">
          <svg:title>TexMaths</svg:title>
          <svg:desc>22§display§= \int \frac{ 1 }{ \frac {2 + 2t^2 + 1 - t^2 + 2t}{1 + t^2} } \ \frac{dt}{1 + t^2}§svg§600§FALSE§</svg:desc>
          <draw:polygon draw:style-name="gr2" draw:text-style-name="P6" draw:layer="layout" svg:width="8.764cm" svg:height="1.937cm" svg:x="5.436cm" svg:y="0.859cm" svg:viewBox="0 0 8765 1938" draw:points="4382,1938 0,1938 0,0 8765,0 8765,1938">
            <text:p/>
          </draw:polygon>
          <draw:path draw:style-name="gr3" draw:text-style-name="P7" draw:layer="layout" svg:width="0.515cm" svg:height="0.182cm" svg:x="5.441cm" svg:y="1.5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256cm" svg:y="0.827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399cm" svg:y="0.84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31cm" svg:height="0.032cm" svg:x="7.208cm" svg:y="1.67cm" svg:viewBox="0 0 4632 33" draw:points="2316,33 0,33 0,0 4632,0 4632,33">
            <text:p/>
          </draw:polygon>
          <draw:path draw:style-name="gr3" draw:text-style-name="P7" draw:layer="layout" svg:width="0.24cm" svg:height="0.36cm" svg:x="7.335cm" svg:y="1.83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8cm" svg:height="0.4cm" svg:x="7.646cm" svg:y="1.86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8.118cm" svg:y="1.83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8.415cm" svg:y="1.86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8.66cm" svg:y="1.786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98cm" svg:height="0.4cm" svg:x="8.964cm" svg:y="1.86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9.461cm" svg:y="1.83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9.768cm" svg:y="2.05cm" svg:viewBox="0 0 368 28" svg:d="M347 28c7 0 21 0 21-14s-13-14-21-14h-326c-9 0-21 0-21 14s12 14 21 14z">
            <text:p/>
          </draw:path>
          <draw:path draw:style-name="gr3" draw:text-style-name="P7" draw:layer="layout" svg:width="0.184cm" svg:height="0.344cm" svg:x="10.215cm" svg:y="1.86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462cm" svg:y="1.78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98cm" svg:height="0.4cm" svg:x="10.766cm" svg:y="1.86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1.236cm" svg:y="1.83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11.534cm" svg:y="1.86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olygon draw:style-name="gr3" draw:text-style-name="P7" draw:layer="layout" svg:width="4.444cm" svg:height="0.032cm" svg:x="7.301cm" svg:y="2.295cm" svg:viewBox="0 0 4445 33" draw:points="2223,33 0,33 0,0 4445,0 4445,33">
            <text:p/>
          </draw:polygon>
          <draw:path draw:style-name="gr3" draw:text-style-name="P7" draw:layer="layout" svg:width="0.198cm" svg:height="0.36cm" svg:x="8.922cm" svg:y="2.40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9.209cm" svg:y="2.43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9.67cm" svg:y="2.43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9.915cm" svg:y="2.358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369cm" svg:height="0.546cm" svg:x="12.95cm" svg:y="0.8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3.339cm" svg:y="0.87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2.281cm" svg:y="1.67cm" svg:viewBox="0 0 1959 33" draw:points="980,33 0,33 0,0 1959,0 1959,33">
            <text:p/>
          </draw:polygon>
          <draw:path draw:style-name="gr3" draw:text-style-name="P7" draw:layer="layout" svg:width="0.256cm" svg:height="0.516cm" svg:x="12.35cm" svg:y="1.89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881cm" svg:y="1.9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629cm" svg:y="1.925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925cm" svg:y="1.82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403" draw:id="id403">
          <svg:title>TexMaths</svg:title>
          <svg:desc>22§display§= \int \frac{ 1 }{ t^2 + 2t + 1 + 2} \ dt§svg§600§FALSE§</svg:desc>
          <draw:polygon draw:style-name="gr2" draw:text-style-name="P6" draw:layer="layout" svg:width="7.642cm" svg:height="1.642cm" svg:x="5.438cm" svg:y="3.16cm" svg:viewBox="0 0 7643 1643" draw:points="3821,1643 0,1643 0,0 7643,0 7643,1643">
            <text:p/>
          </draw:polygon>
          <draw:path draw:style-name="gr3" draw:text-style-name="P7" draw:layer="layout" svg:width="0.515cm" svg:height="0.182cm" svg:x="5.443cm" svg:y="3.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58cm" svg:y="3.12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535cm" svg:y="3.13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cm" svg:height="0.032cm" svg:x="7.21cm" svg:y="3.964cm" svg:viewBox="0 0 4901 33" draw:points="2452,33 0,33 0,0 4901,0 4901,33">
            <text:p/>
          </draw:polygon>
          <draw:path draw:style-name="gr3" draw:text-style-name="P7" draw:layer="layout" svg:width="0.238cm" svg:height="0.494cm" svg:x="7.228cm" svg:y="4.22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7.523cm" svg:y="4.1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051cm" svg:y="4.2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8.821cm" svg:y="4.1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238cm" svg:height="0.494cm" svg:x="9.185cm" svg:y="4.22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9.662cm" svg:y="4.2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461cm" svg:y="4.1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0.994cm" svg:y="4.2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763cm" svg:y="4.1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69cm" svg:height="0.547cm" svg:x="12.492cm" svg:y="3.637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2.881cm" svg:y="3.69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405" draw:id="id405">
          <svg:title>TexMaths</svg:title>
          <svg:desc>22§display§= \frac{ 1 }{ \sqrt{2} }\tan^{-1} \left( \frac{ t + 1 }{\sqrt{2}} \right) \ + \ c§svg§600§FALSE§</svg:desc>
          <draw:polygon draw:style-name="gr2" draw:text-style-name="P6" draw:layer="layout" svg:width="8.888cm" svg:height="1.779cm" svg:x="5.442cm" svg:y="5.663cm" svg:viewBox="0 0 8889 1780" draw:points="4444,1780 0,1780 0,0 8889,0 8889,1780">
            <text:p/>
          </draw:polygon>
          <draw:path draw:style-name="gr3" draw:text-style-name="P7" draw:layer="layout" svg:width="0.515cm" svg:height="0.182cm" svg:x="5.447cm" svg:y="6.4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704cm" svg:y="5.70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6.311cm" svg:y="6.536cm" svg:viewBox="0 0 1033 33" draw:points="516,33 0,33 0,0 1033,0 1033,33">
            <text:p/>
          </draw:polygon>
          <draw:path draw:style-name="gr3" draw:text-style-name="P7" draw:layer="layout" svg:width="0.604cm" svg:height="0.773cm" svg:x="6.369cm" svg:y="6.691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6.957cm" svg:y="6.691cm" svg:viewBox="0 0 389 33" draw:points="194,33 0,33 0,0 389,0 389,33">
            <text:p/>
          </draw:polygon>
          <draw:path draw:style-name="gr3" draw:text-style-name="P7" draw:layer="layout" svg:width="0.309cm" svg:height="0.516cm" svg:x="6.996cm" svg:y="6.84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42cm" svg:height="0.485cm" svg:x="7.58cm" svg:y="6.2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7.897cm" svg:y="6.39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277cm" svg:y="6.40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74cm" svg:y="6.277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224cm" svg:y="6.06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801cm" svg:y="5.624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38cm" svg:height="0.494cm" svg:x="10.32cm" svg:y="5.73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0.797cm" svg:y="5.7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595cm" svg:y="5.70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611cm" svg:height="0.032cm" svg:x="10.303cm" svg:y="6.536cm" svg:viewBox="0 0 1612 33" draw:points="806,33 0,33 0,0 1612,0 1612,33">
            <text:p/>
          </draw:polygon>
          <draw:path draw:style-name="gr3" draw:text-style-name="P7" draw:layer="layout" svg:width="0.604cm" svg:height="0.773cm" svg:x="10.65cm" svg:y="6.691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237cm" svg:y="6.691cm" svg:viewBox="0 0 389 33" draw:points="194,33 0,33 0,0 389,0 389,33">
            <text:p/>
          </draw:polygon>
          <draw:path draw:style-name="gr3" draw:text-style-name="P7" draw:layer="layout" svg:width="0.309cm" svg:height="0.516cm" svg:x="11.276cm" svg:y="6.84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2.033cm" svg:y="5.624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048cm" svg:y="6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067cm" svg:y="6.40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08" draw:id="id408">
          <svg:title>TexMaths</svg:title>
          <svg:desc>22§display§= \frac{ 1 }{ \sqrt{2} }\tan^{-1} \left( \frac{ \tan x + 1 }{\sqrt{2}} \right) \ + \ c§svg§600§FALSE§</svg:desc>
          <draw:polygon draw:style-name="gr2" draw:text-style-name="P6" draw:layer="layout" svg:width="10.296cm" svg:height="1.779cm" svg:x="5.443cm" svg:y="7.966cm" svg:viewBox="0 0 10297 1780" draw:points="5148,1780 0,1780 0,0 10297,0 10297,1780">
            <text:p/>
          </draw:polygon>
          <draw:path draw:style-name="gr3" draw:text-style-name="P7" draw:layer="layout" svg:width="0.515cm" svg:height="0.182cm" svg:x="5.448cm" svg:y="8.7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705cm" svg:y="8.0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6.312cm" svg:y="8.839cm" svg:viewBox="0 0 1033 33" draw:points="516,33 0,33 0,0 1033,0 1033,33">
            <text:p/>
          </draw:polygon>
          <draw:path draw:style-name="gr3" draw:text-style-name="P7" draw:layer="layout" svg:width="0.604cm" svg:height="0.773cm" svg:x="6.37cm" svg:y="8.994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6.958cm" svg:y="8.994cm" svg:viewBox="0 0 389 33" draw:points="194,33 0,33 0,0 389,0 389,33">
            <text:p/>
          </draw:polygon>
          <draw:path draw:style-name="gr3" draw:text-style-name="P7" draw:layer="layout" svg:width="0.309cm" svg:height="0.516cm" svg:x="6.997cm" svg:y="9.1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42cm" svg:height="0.485cm" svg:x="7.581cm" svg:y="8.57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7.898cm" svg:y="8.70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278cm" svg:y="8.70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741cm" svg:y="8.5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225cm" svg:y="8.3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802cm" svg:y="7.927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42cm" svg:height="0.485cm" svg:x="10.318cm" svg:y="8.05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10.637cm" svg:y="8.179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015cm" svg:y="8.1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571cm" svg:y="8.1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2.206cm" svg:y="8.0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005cm" svg:y="8.0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021cm" svg:height="0.032cm" svg:x="10.304cm" svg:y="8.839cm" svg:viewBox="0 0 3022 33" draw:points="1510,33 0,33 0,0 3022,0 3022,33">
            <text:p/>
          </draw:polygon>
          <draw:path draw:style-name="gr3" draw:text-style-name="P7" draw:layer="layout" svg:width="0.604cm" svg:height="0.773cm" svg:x="11.355cm" svg:y="8.994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942cm" svg:y="8.994cm" svg:viewBox="0 0 389 33" draw:points="194,33 0,33 0,0 389,0 389,33">
            <text:p/>
          </draw:polygon>
          <draw:path draw:style-name="gr3" draw:text-style-name="P7" draw:layer="layout" svg:width="0.309cm" svg:height="0.516cm" svg:x="11.981cm" svg:y="9.1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3.442cm" svg:y="7.927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457cm" svg:y="8.5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476cm" svg:y="8.707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06" draw:id="id406">
          <svg:title>TexMaths</svg:title>
          <svg:desc>24§display§\therefore§svg§600§FALSE§</svg:desc>
          <draw:polygon draw:style-name="gr2" draw:text-style-name="P6" draw:layer="layout" svg:width="0.453cm" svg:height="0.371cm" svg:x="3.443cm" svg:y="8.748cm" svg:viewBox="0 0 454 372" draw:points="227,372 0,372 0,0 454,0 454,372">
            <text:p/>
          </draw:polygon>
          <draw:path draw:style-name="gr3" draw:text-style-name="P7" draw:layer="layout" svg:width="0.513cm" svg:height="0.455cm" svg:x="3.426cm" svg:y="8.7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07" draw:id="id407">
          <svg:title>TexMaths</svg:title>
          <svg:desc>24§display§\text {I}§svg§600§FALSE§</svg:desc>
          <draw:polygon draw:style-name="gr2" draw:text-style-name="P6" draw:layer="layout" svg:width="0.197cm" svg:height="0.493cm" svg:x="4.648cm" svg:y="8.648cm" svg:viewBox="0 0 198 494" draw:points="100,494 0,494 0,0 198,0 198,494">
            <text:p/>
          </draw:polygon>
          <draw:path draw:style-name="gr3" draw:text-style-name="P7" draw:layer="layout" svg:width="0.258cm" svg:height="0.577cm" svg:x="4.629cm" svg:y="8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04" draw:id="id404">
          <svg:title>TexMaths</svg:title>
          <svg:desc>22§display§= \int \frac{ 1 }{ ( t + 1 )^2 + ( \sqrt{2} )^2 } \ dt§svg§600§FALSE§</svg:desc>
          <draw:polygon draw:style-name="gr2" draw:text-style-name="P6" draw:layer="layout" svg:width="8.225cm" svg:height="1.785cm" svg:x="13.639cm" svg:y="3.16cm" svg:viewBox="0 0 8226 1786" draw:points="4113,1786 0,1786 0,0 8226,0 8226,1786">
            <text:p/>
          </draw:polygon>
          <draw:path draw:style-name="gr3" draw:text-style-name="P7" draw:layer="layout" svg:width="0.515cm" svg:height="0.182cm" svg:x="13.644cm" svg:y="3.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459cm" svg:y="3.121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8.028cm" svg:y="3.13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485cm" svg:height="0.032cm" svg:x="15.411cm" svg:y="3.964cm" svg:viewBox="0 0 5486 33" draw:points="2742,33 0,33 0,0 5486,0 5486,33">
            <text:p/>
          </draw:polygon>
          <draw:path draw:style-name="gr3" draw:text-style-name="P7" draw:layer="layout" svg:width="0.18cm" svg:height="0.773cm" svg:x="15.487cm" svg:y="4.2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38cm" svg:height="0.493cm" svg:x="15.73cm" svg:y="4.305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2-25 3-37z">
            <text:p/>
          </draw:path>
          <draw:path draw:style-name="gr3" draw:text-style-name="P7" draw:layer="layout" svg:width="0.515cm" svg:height="0.516cm" svg:x="16.207cm" svg:y="4.3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7.006cm" svg:y="4.27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367cm" svg:y="4.2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7.657cm" svg:y="4.20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8.185cm" svg:y="4.3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8.991cm" svg:y="4.2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19.273cm" svg:y="4.118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388cm" svg:height="0.032cm" svg:x="19.861cm" svg:y="4.118cm" svg:viewBox="0 0 389 33" draw:points="194,33 0,33 0,0 389,0 389,33">
            <text:p/>
          </draw:polygon>
          <draw:path draw:style-name="gr3" draw:text-style-name="P7" draw:layer="layout" svg:width="0.309cm" svg:height="0.516cm" svg:x="19.899cm" svg:y="4.2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20.292cm" svg:y="4.2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20.582cm" svg:y="4.20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1.276cm" svg:y="3.636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238cm" svg:height="0.493cm" svg:x="21.665cm" svg:y="3.689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</draw:g>
        <draw:g xml:id="id410" draw:id="id410">
          <svg:title>TexMaths</svg:title>
          <svg:desc>24§display§\text {Let,}§svg§600§FALSE§</svg:desc>
          <draw:polygon draw:style-name="gr2" draw:text-style-name="P6" draw:layer="layout" svg:width="1.318cm" svg:height="0.655cm" svg:x="3.242cm" svg:y="10.75cm" svg:viewBox="0 0 1319 656" draw:points="659,656 0,656 0,0 1319,0 1319,656">
            <text:p/>
          </draw:polygon>
          <draw:path draw:style-name="gr3" draw:text-style-name="P7" draw:layer="layout" svg:width="0.464cm" svg:height="0.577cm" svg:x="3.227cm" svg:y="10.7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1cm" svg:y="10.9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8cm" svg:y="10.7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2cm" svg:y="11.1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11" draw:id="id411">
          <svg:title>TexMaths</svg:title>
          <svg:desc>24§display§\text {I}§svg§600§FALSE§</svg:desc>
          <draw:polygon draw:style-name="gr2" draw:text-style-name="P6" draw:layer="layout" svg:width="0.197cm" svg:height="0.493cm" svg:x="5.048cm" svg:y="10.75cm" svg:viewBox="0 0 198 494" draw:points="100,494 0,494 0,0 198,0 198,494">
            <text:p/>
          </draw:polygon>
          <draw:path draw:style-name="gr3" draw:text-style-name="P7" draw:layer="layout" svg:width="0.258cm" svg:height="0.577cm" svg:x="5.029cm" svg:y="10.7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12" draw:id="id412">
          <svg:title>TexMaths</svg:title>
          <svg:desc>22§display§= \int \frac{ 1 }{ 4\sin x + 3\cos x + 3} \ dx§svg§600§FALSE§</svg:desc>
          <draw:polygon draw:style-name="gr2" draw:text-style-name="P6" draw:layer="layout" svg:width="9.328cm" svg:height="1.642cm" svg:x="5.741cm" svg:y="10.158cm" svg:viewBox="0 0 9329 1643" draw:points="4664,1643 0,1643 0,0 9329,0 9329,1643">
            <text:p/>
          </draw:polygon>
          <draw:path draw:style-name="gr3" draw:text-style-name="P7" draw:layer="layout" svg:width="0.515cm" svg:height="0.182cm" svg:x="5.746cm" svg:y="10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61cm" svg:y="10.1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605cm" svg:y="10.1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435cm" svg:height="0.032cm" svg:x="7.513cm" svg:y="10.962cm" svg:viewBox="0 0 6436 33" draw:points="3217,33 0,33 0,0 6436,0 6436,33">
            <text:p/>
          </draw:polygon>
          <draw:path draw:style-name="gr3" draw:text-style-name="P7" draw:layer="layout" svg:width="0.344cm" svg:height="0.524cm" svg:x="7.534cm" svg:y="11.17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8.054cm" svg:y="11.3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36cm" svg:y="11.18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573cm" svg:y="11.3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9.129cm" svg:y="11.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9.764cm" svg:y="11.2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526cm" svg:y="11.1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11.035cm" svg:y="11.357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374cm" svg:y="11.35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765cm" svg:y="11.3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2.196cm" svg:y="11.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2.83cm" svg:y="11.2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592cm" svg:y="11.1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4.328cm" svg:y="10.63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722cm" svg:y="10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409" draw:id="id409">
          <svg:title>TexMaths</svg:title>
          <svg:desc>24§display§\text {(7)}§svg§600§FALSE§</svg:desc>
          <draw:polygon draw:style-name="gr2" draw:text-style-name="P6" draw:layer="layout" svg:width="0.91cm" svg:height="0.759cm" svg:x="1.524cm" svg:y="10.75cm" svg:viewBox="0 0 911 760" draw:points="455,760 0,760 0,0 911,0 911,760">
            <text:p/>
          </draw:polygon>
          <draw:path draw:style-name="gr3" draw:text-style-name="P7" draw:layer="layout" svg:width="0.197cm" svg:height="0.844cm" svg:x="1.564cm" svg:y="10.7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62cm" svg:height="0.591cm" svg:x="1.856cm" svg:y="10.771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2.281cm" svg:y="10.7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414" draw:id="id414">
          <svg:title>TexMaths</svg:title>
          <svg:desc>20§display§\text {Put, } \tan \frac{x}{2} = t, \ \therefore \ x =  2\tan^{-1}t§svg§600§FALSE§</svg:desc>
          <draw:polygon draw:style-name="gr2" draw:text-style-name="P6" draw:layer="layout" svg:width="9.883cm" svg:height="1.199cm" svg:x="17.044cm" svg:y="10.353cm" svg:viewBox="0 0 9884 1200" draw:points="4942,1200 0,1200 0,0 9884,0 9884,1200">
            <text:p/>
          </draw:polygon>
          <draw:path draw:style-name="gr3" draw:text-style-name="P7" draw:layer="layout" svg:width="0.415cm" svg:height="0.48cm" svg:x="17.033cm" svg:y="10.624cm" svg:viewBox="0 0 416 481" svg:d="M136 259h118c85 0 162-57 162-128 0-69-70-131-166-131h-250v22h18c54 0 54 8 54 32v373c0 26 0 32-54 32h-18v22c24-1 77-1 104-1s80 0 104 1v-22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7.51cm" svg:y="10.793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cm" svg:x="17.891cm" svg:y="10.671cm" svg:viewBox="0 0 222 441" svg:d="M109 152h101v-22h-101v-130h-18c0 58-22 133-91 136v16h61v193c0 88 65 96 91 96 50 0 70-49 70-96v-39h-19v39c0 52-21 79-46 79-48 0-48-64-48-77z">
            <text:p/>
          </draw:path>
          <draw:path draw:style-name="gr3" draw:text-style-name="P7" draw:layer="layout" svg:width="0.082cm" svg:height="0.21cm" svg:x="18.212cm" svg:y="11.03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2cm" svg:height="0.44cm" svg:x="18.711cm" svg:y="10.671cm" svg:viewBox="0 0 221 441" svg:d="M109 152h101v-22h-101v-130h-18c0 58-22 133-91 136v16h61v193c0 88 65 96 91 96 50 0 69-49 69-96v-39h-18v39c0 52-21 79-46 79-48 0-48-64-48-77z">
            <text:p/>
          </draw:path>
          <draw:path draw:style-name="gr3" draw:text-style-name="P7" draw:layer="layout" svg:width="0.317cm" svg:height="0.324cm" svg:x="19.001cm" svg:y="10.79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9.345cm" svg:y="10.79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9.935cm" svg:y="10.31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olygon draw:style-name="gr3" draw:text-style-name="P7" draw:layer="layout" svg:width="0.402cm" svg:height="0.029cm" svg:x="19.914cm" svg:y="10.915cm" svg:viewBox="0 0 403 30" draw:points="202,30 0,30 0,0 403,0 403,30">
            <text:p/>
          </draw:polygon>
          <draw:path draw:style-name="gr3" draw:text-style-name="P7" draw:layer="layout" svg:width="0.281cm" svg:height="0.469cm" svg:x="19.975cm" svg:y="11.11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468cm" svg:height="0.165cm" svg:x="20.636cm" svg:y="10.8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8cm" svg:x="21.354cm" svg:y="10.663cm" svg:viewBox="0 0 218 449" svg:d="M130 160h67c13 0 21 0 21-14 0-8-8-8-21-8h-61c24-101 29-114 29-119 0-13-10-19-21-19-3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082cm" svg:height="0.21cm" svg:x="21.652cm" svg:y="11.03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426cm" svg:height="0.38cm" svg:x="22.159cm" svg:y="10.779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351cm" svg:height="0.319cm" svg:x="23.057cm" svg:y="10.79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23.672cm" svg:y="10.8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4.41cm" svg:y="10.63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221cm" svg:height="0.44cm" svg:x="24.856cm" svg:y="10.671cm" svg:viewBox="0 0 222 441" svg:d="M109 152h101v-22h-101v-130h-18c0 58-22 133-91 136v16h61v193c0 88 65 96 91 96 50 0 70-49 70-96v-39h-19v39c0 52-21 79-46 79-48 0-48-64-48-77z">
            <text:p/>
          </draw:path>
          <draw:path draw:style-name="gr3" draw:text-style-name="P7" draw:layer="layout" svg:width="0.317cm" svg:height="0.324cm" svg:x="25.146cm" svg:y="10.79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25.492cm" svg:y="10.79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25.912cm" svg:y="10.678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6.352cm" svg:y="10.488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7cm" svg:height="0.448cm" svg:x="26.747cm" svg:y="10.663cm" svg:viewBox="0 0 218 449" svg:d="M130 160h67c13 0 21 0 21-14 0-8-8-8-21-8h-61c24-101 29-114 29-119 0-13-10-19-21-19-2 0-22 0-29 26l-27 112h-67c-15 0-21 0-21 12 0 10 6 10 19 10h63c-52 200-53 211-53 224 0 38 27 65 64 65 73 0 113-104 113-108 0-7-6-7-9-7-5 0-7 2-10 10-30 73-69 89-93 89-14 0-20-9-20-32 0-17 0-22 3-33z">
            <text:p/>
          </draw:path>
        </draw:g>
        <draw:g xml:id="id416" draw:id="id416">
          <svg:title>TexMaths</svg:title>
          <svg:desc>20§display§\sin x = \frac{2t}{1+t^2} \text,\ \cos x = \frac{1-t^2}{1+t^2}§svg§600§FALSE§</svg:desc>
          <draw:polygon draw:style-name="gr2" draw:text-style-name="P6" draw:layer="layout" svg:width="9.005cm" svg:height="1.529cm" svg:x="17.244cm" svg:y="13.051cm" svg:viewBox="0 0 9006 1530" draw:points="4504,1530 0,1530 0,0 9006,0 9006,1530">
            <text:p/>
          </draw:polygon>
          <draw:path draw:style-name="gr3" draw:text-style-name="P7" draw:layer="layout" svg:width="0.231cm" svg:height="0.324cm" svg:x="17.231cm" svg:y="13.75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7.509cm" svg:y="13.60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7.703cm" svg:y="13.76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8.209cm" svg:y="13.7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8.825cm" svg:y="13.81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0.234cm" svg:y="13.1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17cm" svg:height="0.449cm" svg:x="20.567cm" svg:y="13.158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7" draw:layer="layout" svg:width="1.78cm" svg:height="0.029cm" svg:x="19.612cm" svg:y="13.883cm" svg:viewBox="0 0 1781 30" draw:points="891,30 0,30 0,0 1781,0 1781,30">
            <text:p/>
          </draw:polygon>
          <draw:path draw:style-name="gr3" draw:text-style-name="P7" draw:layer="layout" svg:width="0.233cm" svg:height="0.469cm" svg:x="19.674cm" svg:y="14.08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0.159cm" svg:y="14.1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9cm" svg:x="20.839cm" svg:y="14.115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218cm" svg:height="0.327cm" svg:x="21.108cm" svg:y="14.0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082cm" svg:height="0.21cm" svg:x="21.536cm" svg:y="13.998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68cm" svg:height="0.324cm" svg:x="22.047cm" svg:y="13.758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2.354cm" svg:y="13.758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31cm" svg:height="0.324cm" svg:x="22.709cm" svg:y="13.75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51cm" svg:height="0.319cm" svg:x="23.101cm" svg:y="13.76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165cm" svg:x="23.717cm" svg:y="13.81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24.567cm" svg:y="13.1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5.071cm" svg:y="13.408cm" svg:viewBox="0 0 430 30" svg:d="M406 30c12 0 24 0 24-16 0-14-12-14-24-14h-382c-11 0-24 0-24 14 0 16 13 16 24 16z">
            <text:p/>
          </draw:path>
          <draw:path draw:style-name="gr3" draw:text-style-name="P7" draw:layer="layout" svg:width="0.217cm" svg:height="0.449cm" svg:x="25.731cm" svg:y="13.158cm" svg:viewBox="0 0 218 450" svg:d="M130 160h67c13 0 21 0 21-14 0-8-8-8-21-8h-63c26-101 31-114 31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26cm" svg:y="13.01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78cm" svg:height="0.029cm" svg:x="24.504cm" svg:y="13.883cm" svg:viewBox="0 0 1781 30" draw:points="891,30 0,30 0,0 1781,0 1781,30">
            <text:p/>
          </draw:polygon>
          <draw:path draw:style-name="gr3" draw:text-style-name="P7" draw:layer="layout" svg:width="0.233cm" svg:height="0.469cm" svg:x="24.567cm" svg:y="14.088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5.051cm" svg:y="14.1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9cm" svg:x="25.731cm" svg:y="14.115cm" svg:viewBox="0 0 218 450" svg:d="M130 160h67c13 0 21 0 21-14 0-8-8-8-21-8h-63c26-101 31-114 31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26cm" svg:y="14.0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415" draw:id="id415">
          <svg:title>TexMaths</svg:title>
          <svg:desc>20§display§dx = \frac{2dt}{1+t^2} §svg§600§FALSE§</svg:desc>
          <draw:polygon draw:style-name="gr2" draw:text-style-name="P6" draw:layer="layout" svg:width="3.497cm" svg:height="1.435cm" svg:x="22.439cm" svg:y="11.354cm" svg:viewBox="0 0 3498 1436" draw:points="1750,1436 0,1436 0,0 3498,0 3498,1436">
            <text:p/>
          </draw:polygon>
          <draw:path draw:style-name="gr3" draw:text-style-name="P7" draw:layer="layout" svg:width="0.335cm" svg:height="0.497cm" svg:x="22.433cm" svg:y="11.794cm" svg:viewBox="0 0 336 498" svg:d="M336 8c0-2 0-8-10-8-9 0-76 6-89 8-5 0-10 3-10 13 0 9 7 9 18 9 33 0 35 5 35 12l-3 14-42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2.79cm" svg:y="11.97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23.406cm" svg:y="12.02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7cm" svg:x="24.633cm" svg:y="11.338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335cm" svg:height="0.497cm" svg:x="24.976cm" svg:y="11.319cm" svg:viewBox="0 0 336 498" svg:d="M336 8c0-2 0-8-10-8-9 0-76 6-89 8-5 0-10 3-10 13 0 9 7 9 18 9 33 0 35 5 35 12l-3 14-42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217cm" svg:height="0.449cm" svg:x="25.33cm" svg:y="11.367cm" svg:viewBox="0 0 218 450" svg:d="M130 160h67c13 0 21 0 21-14 0-8-8-8-21-8h-61c24-101 29-114 29-119 0-13-10-19-21-19-3 0-22 0-29 26l-27 112h-67c-15 0-21 0-21 12 0 10 6 10 19 10h63c-52 200-53 211-53 224 0 39 27 66 64 66 73 0 113-104 113-109 0-7-6-7-9-7-5 0-7 2-10 10-30 74-69 90-93 90-14 0-20-10-20-32 0-18 0-23 3-34z">
            <text:p/>
          </draw:path>
          <draw:polygon draw:style-name="gr3" draw:text-style-name="P7" draw:layer="layout" svg:width="1.779cm" svg:height="0.029cm" svg:x="24.193cm" svg:y="12.092cm" svg:viewBox="0 0 1780 30" draw:points="891,30 0,30 0,0 1780,0 1780,30">
            <text:p/>
          </draw:polygon>
          <draw:path draw:style-name="gr3" draw:text-style-name="P7" draw:layer="layout" svg:width="0.233cm" svg:height="0.47cm" svg:x="24.255cm" svg:y="12.297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468cm" svg:height="0.47cm" svg:x="24.74cm" svg:y="12.35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17cm" svg:height="0.449cm" svg:x="25.42cm" svg:y="12.324cm" svg:viewBox="0 0 218 450" svg:d="M130 160h67c13 0 21 0 21-14 0-8-8-8-21-8h-63c26-101 31-114 31-119 0-13-10-19-21-19-3 0-22 0-29 26l-27 112h-67c-15 0-21 0-21 12 0 10 6 10 19 10h63c-52 200-53 211-53 224 0 39 27 66 64 66 73 0 113-104 113-109 0-7-6-7-9-7-7 0-7 2-10 10-30 74-69 90-93 90-14 0-20-10-20-32 0-18 0-23 3-34z">
            <text:p/>
          </draw:path>
          <draw:path draw:style-name="gr3" draw:text-style-name="P7" draw:layer="layout" svg:width="0.218cm" svg:height="0.327cm" svg:x="25.688cm" svg:y="12.23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custom-shape draw:style-name="gr4" draw:text-style-name="P14" xml:id="id417" draw:id="id417" draw:layer="layout" svg:width="0.4cm" svg:height="4.6cm" svg:x="26.8cm" svg:y="10.20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" draw:text-style-name="P14" xml:id="id413" draw:id="id413" draw:layer="layout" svg:width="0.499cm" svg:height="4.6cm" svg:x="16.691cm" svg:y="10.202cm">
          <text:p/>
          <draw:enhanced-geometry svg:viewBox="0 0 21600 21600" draw:mirror-horizontal="tru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g xml:id="id418" draw:id="id418">
          <svg:title>TexMaths</svg:title>
          <svg:desc>22§display§= \int \frac{ 1 }{ 4 \left( \frac{2t}{1 + t^2} \right) + 3 \left( \frac{1 - t^2}{1 + t^2}  \right) + 3} \ \frac{2dt}{1 + t^2}§svg§600§FALSE§</svg:desc>
          <draw:polygon draw:style-name="gr2" draw:text-style-name="P6" draw:layer="layout" svg:width="12.306cm" svg:height="2.289cm" svg:x="3.538cm" svg:y="12.559cm" svg:viewBox="0 0 12307 2290" draw:points="6153,2290 0,2290 0,0 12307,0 12307,2290">
            <text:p/>
          </draw:polygon>
          <draw:path draw:style-name="gr3" draw:text-style-name="P7" draw:layer="layout" svg:width="0.515cm" svg:height="0.182cm" svg:x="3.543cm" svg:y="13.2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4.358cm" svg:y="12.52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272cm" svg:y="12.54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8.172cm" svg:height="0.032cm" svg:x="5.31cm" svg:y="13.37cm" svg:viewBox="0 0 8173 33" draw:points="4087,33 0,33 0,0 8173,0 8173,33">
            <text:p/>
          </draw:polygon>
          <draw:path draw:style-name="gr3" draw:text-style-name="P7" draw:layer="layout" svg:width="0.344cm" svg:height="0.523cm" svg:x="5.331cm" svg:y="13.861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5cm" svg:height="1.391cm" svg:x="5.965cm" svg:y="13.495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24cm" svg:height="0.36cm" svg:x="6.803cm" svg:y="13.72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7.1cm" svg:y="13.741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olygon draw:style-name="gr3" draw:text-style-name="P7" draw:layer="layout" svg:width="1.319cm" svg:height="0.032cm" svg:x="6.38cm" svg:y="14.174cm" svg:viewBox="0 0 1320 33" draw:points="660,33 0,33 0,0 1320,0 1320,33">
            <text:p/>
          </draw:polygon>
          <draw:path draw:style-name="gr3" draw:text-style-name="P7" draw:layer="layout" svg:width="0.198cm" svg:height="0.36cm" svg:x="6.438cm" svg:y="14.2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6.727cm" svg:y="14.315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7.186cm" svg:y="14.312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7.431cm" svg:y="14.238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5cm" svg:height="1.391cm" svg:x="7.818cm" svg:y="13.495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515cm" svg:height="0.516cm" svg:x="8.468cm" svg:y="13.93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23cm" svg:y="13.86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95cm" svg:height="1.391cm" svg:x="9.853cm" svg:y="13.495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198cm" svg:height="0.36cm" svg:x="10.326cm" svg:y="13.72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0.634cm" svg:y="13.93cm" svg:viewBox="0 0 368 28" svg:d="M347 28c7 0 21 0 21-14s-12-14-21-14h-326c-9 0-21 0-21 14s12 14 21 14z">
            <text:p/>
          </draw:path>
          <draw:path draw:style-name="gr3" draw:text-style-name="P7" draw:layer="layout" svg:width="0.184cm" svg:height="0.344cm" svg:x="11.083cm" svg:y="13.74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1.327cm" svg:y="13.667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1.328cm" svg:height="0.032cm" svg:x="10.268cm" svg:y="14.174cm" svg:viewBox="0 0 1329 33" draw:points="663,33 0,33 0,0 1329,0 1329,33">
            <text:p/>
          </draw:polygon>
          <draw:path draw:style-name="gr3" draw:text-style-name="P7" draw:layer="layout" svg:width="0.198cm" svg:height="0.36cm" svg:x="10.331cm" svg:y="14.2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10.618cm" svg:y="14.315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1.077cm" svg:y="14.312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1.324cm" svg:y="14.238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5cm" svg:height="1.391cm" svg:x="11.715cm" svg:y="13.495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515cm" svg:height="0.516cm" svg:x="12.364cm" svg:y="13.93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126cm" svg:y="13.86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09cm" svg:height="0.516cm" svg:x="14.407cm" svg:y="12.54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4.786cm" svg:y="12.5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5.176cm" svg:y="12.57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3.923cm" svg:y="13.37cm" svg:viewBox="0 0 1959 33" draw:points="980,33 0,33 0,0 1959,0 1959,33">
            <text:p/>
          </draw:polygon>
          <draw:path draw:style-name="gr3" draw:text-style-name="P7" draw:layer="layout" svg:width="0.256cm" svg:height="0.516cm" svg:x="13.994cm" svg:y="13.5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4.525cm" svg:y="13.6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5.273cm" svg:y="13.62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5.569cm" svg:y="13.527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01" smil:attributeName="visibility" smil:to="visible"/>
                  <anim:animate smil:dur="0.5s" smil:fill="hold" smil:targetElement="id401" smil:attributeName="width" smil:values="width*0.05;width" smil:keyTimes="0;1"/>
                  <anim:animate smil:dur="0.5s" smil:fill="hold" smil:targetElement="id401" smil:attributeName="height" smil:values="height;height" smil:keyTimes="0;1"/>
                  <anim:animate smil:dur="0.5s" smil:fill="hold" smil:targetElement="id401" smil:attributeName="x" smil:values="x-.2;x" smil:keyTimes="0;1"/>
                  <anim:animate smil:dur="0.5s" smil:fill="hold" smil:targetElement="id401" smil:attributeName="y" smil:values="y;y" smil:keyTimes="0;1"/>
                  <anim:transitionFilter smil:dur="0.5s" smil:targetElement="id40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2" smil:attributeName="visibility" smil:to="visible"/>
                  <anim:animate smil:dur="0.5s" smil:fill="hold" smil:targetElement="id402" smil:attributeName="x" smil:values="x;x" smil:keyTimes="0;1"/>
                  <anim:animate smil:dur="0.5s" smil:fill="hold" smil:targetElement="id4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3" smil:attributeName="visibility" smil:to="visible"/>
                  <anim:animate smil:dur="0.5s" smil:fill="hold" smil:targetElement="id403" smil:attributeName="x" smil:values="x;x" smil:keyTimes="0;1"/>
                  <anim:animate smil:dur="0.5s" smil:fill="hold" smil:targetElement="id4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4" smil:attributeName="visibility" smil:to="visible"/>
                  <anim:animate smil:dur="0.5s" smil:fill="hold" smil:targetElement="id404" smil:attributeName="x" smil:values="x;x" smil:keyTimes="0;1"/>
                  <anim:animate smil:dur="0.5s" smil:fill="hold" smil:targetElement="id4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5" smil:attributeName="visibility" smil:to="visible"/>
                  <anim:animate smil:dur="0.5s" smil:fill="hold" smil:targetElement="id405" smil:attributeName="x" smil:values="x;x" smil:keyTimes="0;1"/>
                  <anim:animate smil:dur="0.5s" smil:fill="hold" smil:targetElement="id4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6" smil:attributeName="visibility" smil:to="visible"/>
                  <anim:animate smil:dur="0.5s" smil:fill="hold" smil:targetElement="id406" smil:attributeName="x" smil:values="x;x" smil:keyTimes="0;1"/>
                  <anim:animate smil:dur="0.5s" smil:fill="hold" smil:targetElement="id40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7" smil:attributeName="visibility" smil:to="visible"/>
                  <anim:animate smil:dur="0.5s" smil:fill="hold" smil:targetElement="id407" smil:attributeName="x" smil:values="x;x" smil:keyTimes="0;1"/>
                  <anim:animate smil:dur="0.5s" smil:fill="hold" smil:targetElement="id4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8" smil:attributeName="visibility" smil:to="visible"/>
                  <anim:animate smil:dur="0.5s" smil:fill="hold" smil:targetElement="id408" smil:attributeName="x" smil:values="x;x" smil:keyTimes="0;1"/>
                  <anim:animate smil:dur="0.5s" smil:fill="hold" smil:targetElement="id4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9" smil:attributeName="visibility" smil:to="visible"/>
                  <anim:animate smil:dur="0.5s" smil:fill="hold" smil:targetElement="id409" smil:attributeName="width" smil:values="width*0.05;width" smil:keyTimes="0;1"/>
                  <anim:animate smil:dur="0.5s" smil:fill="hold" smil:targetElement="id409" smil:attributeName="height" smil:values="height;height" smil:keyTimes="0;1"/>
                  <anim:animate smil:dur="0.5s" smil:fill="hold" smil:targetElement="id409" smil:attributeName="x" smil:values="x-.2;x" smil:keyTimes="0;1"/>
                  <anim:animate smil:dur="0.5s" smil:fill="hold" smil:targetElement="id409" smil:attributeName="y" smil:values="y;y" smil:keyTimes="0;1"/>
                  <anim:transitionFilter smil:dur="0.5s" smil:targetElement="id40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0" smil:attributeName="visibility" smil:to="visible"/>
                  <anim:animate smil:dur="0.5s" smil:fill="hold" smil:targetElement="id410" smil:attributeName="width" smil:values="width*0.05;width" smil:keyTimes="0;1"/>
                  <anim:animate smil:dur="0.5s" smil:fill="hold" smil:targetElement="id410" smil:attributeName="height" smil:values="height;height" smil:keyTimes="0;1"/>
                  <anim:animate smil:dur="0.5s" smil:fill="hold" smil:targetElement="id410" smil:attributeName="x" smil:values="x-.2;x" smil:keyTimes="0;1"/>
                  <anim:animate smil:dur="0.5s" smil:fill="hold" smil:targetElement="id410" smil:attributeName="y" smil:values="y;y" smil:keyTimes="0;1"/>
                  <anim:transitionFilter smil:dur="0.5s" smil:targetElement="id41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1" smil:attributeName="visibility" smil:to="visible"/>
                  <anim:animate smil:dur="0.5s" smil:fill="hold" smil:targetElement="id411" smil:attributeName="width" smil:values="width*0.05;width" smil:keyTimes="0;1"/>
                  <anim:animate smil:dur="0.5s" smil:fill="hold" smil:targetElement="id411" smil:attributeName="height" smil:values="height;height" smil:keyTimes="0;1"/>
                  <anim:animate smil:dur="0.5s" smil:fill="hold" smil:targetElement="id411" smil:attributeName="x" smil:values="x-.2;x" smil:keyTimes="0;1"/>
                  <anim:animate smil:dur="0.5s" smil:fill="hold" smil:targetElement="id411" smil:attributeName="y" smil:values="y;y" smil:keyTimes="0;1"/>
                  <anim:transitionFilter smil:dur="0.5s" smil:targetElement="id41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2" smil:attributeName="visibility" smil:to="visible"/>
                  <anim:animate smil:dur="0.5s" smil:fill="hold" smil:targetElement="id412" smil:attributeName="x" smil:values="x;x" smil:keyTimes="0;1"/>
                  <anim:animate smil:dur="0.5s" smil:fill="hold" smil:targetElement="id4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3" smil:attributeName="visibility" smil:to="visible"/>
                  <anim:animate smil:dur="0.5s" smil:fill="hold" smil:targetElement="id413" smil:attributeName="x" smil:values="1+width/2;x" smil:keyTimes="0;1"/>
                  <anim:animate smil:dur="0.5s" smil:fill="hold" smil:targetElement="id413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14" smil:attributeName="visibility" smil:to="visible"/>
                  <anim:animate smil:dur="0.5s" smil:fill="hold" smil:targetElement="id414" smil:attributeName="x" smil:values="1+width/2;x" smil:keyTimes="0;1"/>
                  <anim:animate smil:dur="0.5s" smil:fill="hold" smil:targetElement="id414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15" smil:attributeName="visibility" smil:to="visible"/>
                  <anim:animate smil:dur="0.5s" smil:fill="hold" smil:targetElement="id415" smil:attributeName="x" smil:values="1+width/2;x" smil:keyTimes="0;1"/>
                  <anim:animate smil:dur="0.5s" smil:fill="hold" smil:targetElement="id415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16" smil:attributeName="visibility" smil:to="visible"/>
                  <anim:animate smil:dur="0.5s" smil:fill="hold" smil:targetElement="id416" smil:attributeName="x" smil:values="1+width/2;x" smil:keyTimes="0;1"/>
                  <anim:animate smil:dur="0.5s" smil:fill="hold" smil:targetElement="id416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17" smil:attributeName="visibility" smil:to="visible"/>
                  <anim:animate smil:dur="0.5s" smil:fill="hold" smil:targetElement="id417" smil:attributeName="x" smil:values="1+width/2;x" smil:keyTimes="0;1"/>
                  <anim:animate smil:dur="0.5s" smil:fill="hold" smil:targetElement="id41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8" smil:attributeName="visibility" smil:to="visible"/>
                  <anim:animate smil:dur="0.5s" smil:fill="hold" smil:targetElement="id418" smil:attributeName="x" smil:values="x;x" smil:keyTimes="0;1"/>
                  <anim:animate smil:dur="0.5s" smil:fill="hold" smil:targetElement="id4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9">
        <office:forms form:automatic-focus="false" form:apply-design-mode="false"/>
        <draw:frame presentation:style-name="pr15" draw:text-style-name="P13" draw:layer="layout" svg:width="26.4cm" svg:height="14.572cm" svg:x="0.8cm" svg:y="0.626cm" presentation:class="title" presentation:user-transformed="true">
          <draw:text-box>
            <text:p xml:id="id428" text:id="id428"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#####</text:span><text:span text:style-name="T14"><text:tab/></text:span><text:span text:style-name="T14"><text:tab/></text:span><text:span text:style-name="T14">DONE</text:span><text:span text:style-name="T14"><text:tab/></text:span><text:span text:style-name="T14"><text:tab/></text:span><text:span text:style-name="T14">#####</text:span><text:span text:style-name="T14"><text:tab/></text:span><text:span text:style-name="T14"> <text:s text:c="2"/></text:span><text:span text:style-name="T14"><text:tab/></text:span><text:span text:style-name="T14"><text:tab/></text:span><text:span text:style-name="T14"><text:tab/></text:span><text:span text:style-name="T14"><text:tab/></text:span></text:p>
          </draw:text-box>
        </draw:frame>
        <draw:g xml:id="id419" draw:id="id419">
          <svg:title>TexMaths</svg:title>
          <svg:desc>24§display§\text {I}§svg§600§FALSE§</svg:desc>
          <draw:polygon draw:style-name="gr2" draw:text-style-name="P6" draw:layer="layout" svg:width="0.197cm" svg:height="0.493cm" svg:x="4.745cm" svg:y="1.448cm" svg:viewBox="0 0 198 494" draw:points="100,494 0,494 0,0 198,0 198,494">
            <text:p/>
          </draw:polygon>
          <draw:path draw:style-name="gr3" draw:text-style-name="P7" draw:layer="layout" svg:width="0.258cm" svg:height="0.577cm" svg:x="4.726cm" svg:y="1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20" draw:id="id420">
          <svg:title>TexMaths</svg:title>
          <svg:desc>22§display§= 2\int \frac{ 1 }{ \frac { 8t + 3 + 3t^2 + 3 - 3t^2 }{1 + t^2} } \ \frac{dt}{1 + t^2}§svg§600§FALSE§</svg:desc>
          <draw:polygon draw:style-name="gr2" draw:text-style-name="P6" draw:layer="layout" svg:width="9.589cm" svg:height="1.937cm" svg:x="5.438cm" svg:y="0.861cm" svg:viewBox="0 0 9590 1938" draw:points="4794,1938 0,1938 0,0 9590,0 9590,1938">
            <text:p/>
          </draw:polygon>
          <draw:path draw:style-name="gr3" draw:text-style-name="P7" draw:layer="layout" svg:width="0.515cm" svg:height="0.182cm" svg:x="5.443cm" svg:y="1.5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6.255cm" svg:y="1.36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774cm" svg:y="0.82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07cm" svg:y="0.84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939cm" svg:height="0.032cm" svg:x="7.726cm" svg:y="1.672cm" svg:viewBox="0 0 4940 33" draw:points="2469,33 0,33 0,0 4940,0 4940,33">
            <text:p/>
          </draw:polygon>
          <draw:path draw:style-name="gr3" draw:text-style-name="P7" draw:layer="layout" svg:width="0.249cm" svg:height="0.37cm" svg:x="7.847cm" svg:y="1.841cm" svg:viewBox="0 0 250 371" svg:d="M164 165c42-21 70-47 70-84 0-53-54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ath draw:style-name="gr3" draw:text-style-name="P7" draw:layer="layout" svg:width="0.184cm" svg:height="0.344cm" svg:x="8.15cm" svg:y="1.862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399cm" svg:height="0.4cm" svg:x="8.398cm" svg:y="1.86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8.865cm" svg:y="1.841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399cm" svg:height="0.4cm" svg:x="9.182cm" svg:y="1.86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9.648cm" svg:y="1.841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4cm" svg:height="0.344cm" svg:x="9.949cm" svg:y="1.862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195cm" svg:y="1.788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399cm" svg:height="0.4cm" svg:x="10.5cm" svg:y="1.86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0.966cm" svg:y="1.841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367cm" svg:height="0.027cm" svg:x="11.302cm" svg:y="2.052cm" svg:viewBox="0 0 368 28" svg:d="M347 28c7 0 21 0 21-14s-12-14-21-14h-326c-9 0-21 0-21 14s12 14 21 14z">
            <text:p/>
          </draw:path>
          <draw:path draw:style-name="gr3" draw:text-style-name="P7" draw:layer="layout" svg:width="0.249cm" svg:height="0.37cm" svg:x="11.756cm" svg:y="1.841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184cm" svg:height="0.344cm" svg:x="12.059cm" svg:y="1.862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2.304cm" svg:y="1.788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olygon draw:style-name="gr3" draw:text-style-name="P7" draw:layer="layout" svg:width="4.753cm" svg:height="0.032cm" svg:x="7.819cm" svg:y="2.297cm" svg:viewBox="0 0 4754 33" draw:points="2378,33 0,33 0,0 4754,0 4754,33">
            <text:p/>
          </draw:polygon>
          <draw:path draw:style-name="gr3" draw:text-style-name="P7" draw:layer="layout" svg:width="0.198cm" svg:height="0.36cm" svg:x="9.595cm" svg:y="2.41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9.882cm" svg:y="2.43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341cm" svg:y="2.432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588cm" svg:y="2.3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69cm" svg:height="0.546cm" svg:x="13.777cm" svg:y="0.82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4.166cm" svg:y="0.87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3.108cm" svg:y="1.672cm" svg:viewBox="0 0 1959 33" draw:points="980,33 0,33 0,0 1959,0 1959,33">
            <text:p/>
          </draw:polygon>
          <draw:path draw:style-name="gr3" draw:text-style-name="P7" draw:layer="layout" svg:width="0.256cm" svg:height="0.516cm" svg:x="13.177cm" svg:y="1.89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3.708cm" svg:y="1.96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4.456cm" svg:y="1.927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7" draw:layer="layout" svg:width="0.24cm" svg:height="0.36cm" svg:x="14.752cm" svg:y="1.8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421" draw:id="id421">
          <svg:title>TexMaths</svg:title>
          <svg:desc>22§display§= 2\int \frac{ 1 }{ 8t + 6 } \ dt§svg§600§FALSE§</svg:desc>
          <draw:polygon draw:style-name="gr2" draw:text-style-name="P6" draw:layer="layout" svg:width="5.254cm" svg:height="1.642cm" svg:x="5.441cm" svg:y="3.161cm" svg:viewBox="0 0 5255 1643" draw:points="2627,1643 0,1643 0,0 5255,0 5255,1643">
            <text:p/>
          </draw:polygon>
          <draw:path draw:style-name="gr3" draw:text-style-name="P7" draw:layer="layout" svg:width="0.515cm" svg:height="0.182cm" svg:x="5.446cm" svg:y="3.8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258cm" svg:y="3.659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7" draw:layer="layout" svg:width="0.687cm" svg:height="1.719cm" svg:x="6.777cm" svg:y="3.122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603cm" svg:y="3.1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.998cm" svg:height="0.032cm" svg:x="7.729cm" svg:y="3.965cm" svg:viewBox="0 0 1999 33" draw:points="1000,33 0,33 0,0 1999,0 1999,33">
            <text:p/>
          </draw:polygon>
          <draw:path draw:style-name="gr3" draw:text-style-name="P7" draw:layer="layout" svg:width="0.321cm" svg:height="0.532cm" svg:x="7.76cm" svg:y="4.191cm" svg:viewBox="0 0 322 533" svg:d="M93 162c-35-23-38-49-38-63 0-46 51-80 105-80 58 0 107 41 107 97 0 44-29 81-77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38cm" svg:height="0.494cm" svg:x="8.133cm" svg:y="4.221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8.608cm" svg:y="4.25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372cm" svg:y="4.191cm" svg:viewBox="0 0 322 533" svg:d="M70 262v-19c0-195 97-224 136-224 19 0 51 6 69 32-13 0-43 0-43 34 0 24 18 36 35 36 13 0 36-7 36-36 0-48-34-85-99-85-98 0-204 100-204 271 0 208 90 262 162 262 86 0 160-72 160-174 0-98-69-174-155-174-53 0-81 40-97 77zM162 512c-49 0-72-47-76-58-14-37-14-98-14-112 0-60 25-140 95-140 12 0 48 0 72 50 14 28 14 68 14 105s0 76-14 104c-23 48-60 51-77 51z">
            <text:p/>
          </draw:path>
          <draw:path draw:style-name="gr3" draw:text-style-name="P7" draw:layer="layout" svg:width="0.369cm" svg:height="0.547cm" svg:x="10.108cm" svg:y="3.638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0.497cm" svg:y="3.691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</draw:g>
        <draw:g xml:id="id423" draw:id="id423">
          <svg:title>TexMaths</svg:title>
          <svg:desc>22§display§= \int \frac{ 1 }{ 4t + 3 } \ dt§svg§600§FALSE§</svg:desc>
          <draw:polygon draw:style-name="gr2" draw:text-style-name="P6" draw:layer="layout" svg:width="4.741cm" svg:height="1.642cm" svg:x="5.441cm" svg:y="5.462cm" svg:viewBox="0 0 4742 1643" draw:points="2371,1643 0,1643 0,0 4742,0 4742,1643">
            <text:p/>
          </draw:polygon>
          <draw:path draw:style-name="gr3" draw:text-style-name="P7" draw:layer="layout" svg:width="0.515cm" svg:height="0.182cm" svg:x="5.446cm" svg:y="6.1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61cm" svg:y="5.423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089cm" svg:y="5.4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1.999cm" svg:height="0.032cm" svg:x="7.214cm" svg:y="6.266cm" svg:viewBox="0 0 2000 33" draw:points="1000,33 0,33 0,0 2000,0 2000,33">
            <text:p/>
          </draw:polygon>
          <draw:path draw:style-name="gr3" draw:text-style-name="P7" draw:layer="layout" svg:width="0.344cm" svg:height="0.524cm" svg:x="7.235cm" svg:y="6.483cm" svg:viewBox="0 0 345 525" svg:d="M206 398v67c0 28 0 37-58 37h-16v23c32-2 72-2 104-2 33 0 74 0 106 2v-23h-16c-58 0-60-9-60-37v-67h79v-25h-79v-354c0-14 0-19-13-19-7 0-8 0-14 9l-239 364v25zM211 373h-190l190-288z">
            <text:p/>
          </draw:path>
          <draw:path draw:style-name="gr3" draw:text-style-name="P7" draw:layer="layout" svg:width="0.238cm" svg:height="0.494cm" svg:x="7.619cm" svg:y="6.522cm" svg:viewBox="0 0 239 495" svg:d="M143 176h74c14 0 22 0 22-16 0-9-8-9-22-9h-67c26-111 31-125 31-130 0-14-10-21-23-21-1 0-24 0-31 28l-30 123h-74c-16 0-23 0-23 14 0 11 7 11 21 11h69c-55 220-58 232-58 247 0 42 30 72 70 72 81 0 125-115 125-120 0-7-7-7-10-7-6 0-8 2-11 11-33 80-76 98-102 98-16 0-23-10-23-35 0-19 2-25 3-37z">
            <text:p/>
          </draw:path>
          <draw:path draw:style-name="gr3" draw:text-style-name="P7" draw:layer="layout" svg:width="0.515cm" svg:height="0.517cm" svg:x="8.096cm" svg:y="6.5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8.858cm" svg:y="6.4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9.594cm" svg:y="5.939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9.983cm" svg:y="5.992cm" svg:viewBox="0 0 239 495" svg:d="M143 176h74c14 0 22 0 22-16 0-9-8-9-22-9h-67c26-111 31-125 31-130 0-14-10-21-23-21-3 0-24 0-31 28l-30 123h-74c-16 0-23 0-23 14 0 11 7 11 21 11h69c-57 220-58 232-58 247 0 42 30 72 70 72 81 0 125-115 125-120 0-7-7-7-10-7-6 0-8 2-11 11-33 80-76 98-102 98-16 0-23-10-23-35 0-19 0-25 3-37z">
            <text:p/>
          </draw:path>
        </draw:g>
        <draw:g xml:id="id424" draw:id="id424">
          <svg:title>TexMaths</svg:title>
          <svg:desc>22§display§= \log \left[\ 4 t + 3 \ \right] \left( \frac{1}{4} \right) \ + \ c§svg§600§FALSE§</svg:desc>
          <draw:polygon draw:style-name="gr2" draw:text-style-name="P6" draw:layer="layout" svg:width="8.441cm" svg:height="1.779cm" svg:x="5.446cm" svg:y="7.565cm" svg:viewBox="0 0 8442 1780" draw:points="4222,1780 0,1780 0,0 8442,0 8442,1780">
            <text:p/>
          </draw:polygon>
          <draw:path draw:style-name="gr3" draw:text-style-name="P7" draw:layer="layout" svg:width="0.515cm" svg:height="0.182cm" svg:x="5.451cm" svg:y="8.3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249cm" svg:y="8.1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46cm" svg:y="8.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6.847cm" svg:y="8.29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106cm" svg:height="0.773cm" svg:x="7.442cm" svg:y="8.068cm" svg:viewBox="0 0 107 774" draw:points="107,774 107,745 32,745 32,32 107,32 107,0 0,0 0,774">
            <text:p/>
          </draw:polygon>
          <draw:path draw:style-name="gr3" draw:text-style-name="P7" draw:layer="layout" svg:width="0.344cm" svg:height="0.524cm" svg:x="7.845cm" svg:y="8.124cm" svg:viewBox="0 0 345 525" svg:d="M208 398v67c0 28-2 37-60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8.228cm" svg:y="8.16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8.704cm" svg:y="8.1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467cm" svg:y="8.132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106cm" svg:height="0.773cm" svg:x="10.096cm" svg:y="8.068cm" svg:viewBox="0 0 107 774" draw:points="107,0 0,0 0,32 76,32 76,745 0,745 0,774 107,774">
            <text:p/>
          </draw:polygon>
          <draw:path draw:style-name="gr3" draw:text-style-name="P7" draw:layer="layout" svg:width="0.381cm" svg:height="1.856cm" svg:x="10.583cm" svg:y="7.526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1.153cm" svg:y="7.60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1.085cm" svg:y="8.438cm" svg:viewBox="0 0 389 33" draw:points="194,33 0,33 0,0 389,0 389,33">
            <text:p/>
          </draw:polygon>
          <draw:path draw:style-name="gr3" draw:text-style-name="P7" draw:layer="layout" svg:width="0.344cm" svg:height="0.524cm" svg:x="11.106cm" svg:y="8.65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1.59cm" svg:y="7.526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2.605cm" svg:y="8.1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3.624cm" svg:y="8.30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27" draw:id="id427">
          <svg:title>TexMaths</svg:title>
          <svg:desc>22§display§= \frac{1}{4} \log \left[\ 4 \tan \left( \frac{x}{2} \right) + 3 \ \right]  \ + \ c§svg§600§FALSE§</svg:desc>
          <draw:polygon draw:style-name="gr2" draw:text-style-name="P6" draw:layer="layout" svg:width="10.252cm" svg:height="1.491cm" svg:x="5.445cm" svg:y="9.867cm" svg:viewBox="0 0 10253 1492" draw:points="5126,1492 0,1492 0,0 10253,0 10253,1492">
            <text:p/>
          </draw:polygon>
          <draw:path draw:style-name="gr3" draw:text-style-name="P7" draw:layer="layout" svg:width="0.515cm" svg:height="0.182cm" svg:x="5.45cm" svg:y="10.5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385cm" svg:y="9.82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315cm" svg:y="10.657cm" svg:viewBox="0 0 389 33" draw:points="194,33 0,33 0,0 389,0 389,33">
            <text:p/>
          </draw:polygon>
          <draw:path draw:style-name="gr3" draw:text-style-name="P7" draw:layer="layout" svg:width="0.344cm" svg:height="0.523cm" svg:x="6.337cm" svg:y="10.873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73cm" svg:height="0.537cm" svg:x="6.95cm" svg:y="10.32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7.159cm" svg:y="10.519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7.547cm" svg:y="10.51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8-12-67-51-90-42-21-86-21-134-21-19 0-53 0-58 0-25-4-42-28-42-53zM173 493c-80 0-133-39-133-80 0-37 30-65 64-66h46c67 0 155 0 155 66 0 41-57 80-132 80z">
            <text:p/>
          </draw:path>
          <draw:polygon draw:style-name="gr3" draw:text-style-name="P7" draw:layer="layout" svg:width="0.177cm" svg:height="1.391cm" svg:x="8.226cm" svg:y="9.978cm" svg:viewBox="0 0 178 1392" draw:points="0,1392 178,1392 178,1356 37,1356 37,37 178,37 178,0 0,0">
            <text:p/>
          </draw:polygon>
          <draw:path draw:style-name="gr3" draw:text-style-name="P7" draw:layer="layout" svg:width="0.344cm" svg:height="0.523cm" svg:x="8.696cm" svg:y="10.34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44cm" svg:height="0.485cm" svg:x="9.205cm" svg:y="10.391cm" svg:viewBox="0 0 245 486" svg:d="M120 167h111v-25h-111v-142h-20c0 63-24 146-100 150v17h67v213c0 97 72 106 100 106 55 0 78-55 78-106v-44h-21v44c0 56-23 86-51 86-53 0-53-70-53-84z">
            <text:p/>
          </draw:path>
          <draw:path draw:style-name="gr3" draw:text-style-name="P7" draw:layer="layout" svg:width="0.349cm" svg:height="0.356cm" svg:x="9.523cm" svg:y="10.519cm" svg:viewBox="0 0 350 357" svg:d="M225 289c4 31 25 63 62 63 16 0 63-11 63-74v-42h-19v42c0 46-19 51-28 51-25 0-28-35-28-39v-156c0-32 0-62-29-92s-68-42-107-42c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9.902cm" svg:y="10.525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1.391cm" svg:x="10.574cm" svg:y="9.978cm" svg:viewBox="0 0 296 1392" svg:d="M261 1385c1 0 8 7 8 7h18c2 0 9 0 9-7 0-4-2-6-4-8-28-28-70-70-118-154-84-150-114-342-114-526 0-343 97-546 234-683 2-2 2-5 2-7 0-7-6-7-14-7-11 0-13 0-20 7-74 63-156 171-211 334-33 102-51 225-51 354 0 185 33 392 155 572 21 30 51 61 51 61 7 11 18 23 25 28z">
            <text:p/>
          </draw:path>
          <draw:path draw:style-name="gr3" draw:text-style-name="P7" draw:layer="layout" svg:width="0.386cm" svg:height="0.351cm" svg:x="11.013cm" svg:y="10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0.443cm" svg:height="0.032cm" svg:x="10.99cm" svg:y="10.657cm" svg:viewBox="0 0 444 33" draw:points="222,33 0,33 0,0 444,0 444,33">
            <text:p/>
          </draw:polygon>
          <draw:path draw:style-name="gr3" draw:text-style-name="P7" draw:layer="layout" svg:width="0.309cm" svg:height="0.516cm" svg:x="11.057cm" svg:y="10.88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295cm" svg:height="1.391cm" svg:x="11.553cm" svg:y="9.978cm" svg:viewBox="0 0 296 1392" svg:d="M296 695c0-222-53-458-206-632-11-12-39-42-58-58-6-5-7-5-18-5-7 0-14 0-14 7 0 4 4 7 5 9 27 26 69 68 116 155 85 147 115 339 115 524 0 336-93 542-232 682-2 2-4 6-4 8 0 7 7 7 14 7 11 0 12 0 19-6 74-63 157-170 212-334 33-106 51-232 51-357z">
            <text:p/>
          </draw:path>
          <draw:path draw:style-name="gr3" draw:text-style-name="P7" draw:layer="layout" svg:width="0.515cm" svg:height="0.516cm" svg:x="12.202cm" svg:y="10.4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2.965cm" svg:y="10.3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0.177cm" svg:height="1.391cm" svg:x="13.591cm" svg:y="9.978cm" svg:viewBox="0 0 178 1392" draw:points="141,1356 0,1356 0,1392 178,1392 178,0 0,0 0,37 141,37">
            <text:p/>
          </draw:polygon>
          <draw:path draw:style-name="gr3" draw:text-style-name="P7" draw:layer="layout" svg:width="0.515cm" svg:height="0.516cm" svg:x="14.415cm" svg:y="10.4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5.434cm" svg:y="10.525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425" draw:id="id425">
          <svg:title>TexMaths</svg:title>
          <svg:desc>24§display§\therefore§svg§600§FALSE§</svg:desc>
          <draw:polygon draw:style-name="gr2" draw:text-style-name="P6" draw:layer="layout" svg:width="0.453cm" svg:height="0.371cm" svg:x="3.444cm" svg:y="10.548cm" svg:viewBox="0 0 454 372" draw:points="227,372 0,372 0,0 454,0 454,372">
            <text:p/>
          </draw:polygon>
          <draw:path draw:style-name="gr3" draw:text-style-name="P7" draw:layer="layout" svg:width="0.513cm" svg:height="0.455cm" svg:x="3.427cm" svg:y="10.5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26" draw:id="id426">
          <svg:title>TexMaths</svg:title>
          <svg:desc>24§display§\text {I}§svg§600§FALSE§</svg:desc>
          <draw:polygon draw:style-name="gr2" draw:text-style-name="P6" draw:layer="layout" svg:width="0.197cm" svg:height="0.493cm" svg:x="4.649cm" svg:y="10.448cm" svg:viewBox="0 0 198 494" draw:points="100,494 0,494 0,0 198,0 198,494">
            <text:p/>
          </draw:polygon>
          <draw:path draw:style-name="gr3" draw:text-style-name="P7" draw:layer="layout" svg:width="0.258cm" svg:height="0.577cm" svg:x="4.63cm" svg:y="10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22" draw:id="id422">
          <svg:title>TexMaths</svg:title>
          <svg:desc>22§display§= 2\int \frac{ 1 }{ 2( 4t + 3 ) } \ dt§svg§600§FALSE§</svg:desc>
          <draw:polygon draw:style-name="gr2" draw:text-style-name="P6" draw:layer="layout" svg:width="6.243cm" svg:height="1.7cm" svg:x="12.041cm" svg:y="3.162cm" svg:viewBox="0 0 6244 1701" draw:points="3122,1701 0,1701 0,0 6244,0 6244,1701">
            <text:p/>
          </draw:polygon>
          <draw:path draw:style-name="gr3" draw:text-style-name="P7" draw:layer="layout" svg:width="0.515cm" svg:height="0.182cm" svg:x="12.046cm" svg:y="3.8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2.858cm" svg:y="3.6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3.377cm" svg:y="3.1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696cm" svg:y="3.1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986cm" svg:height="0.032cm" svg:x="14.329cm" svg:y="3.966cm" svg:viewBox="0 0 2987 33" draw:points="1494,33 0,33 0,0 2987,0 2987,33">
            <text:p/>
          </draw:polygon>
          <draw:path draw:style-name="gr3" draw:text-style-name="P7" draw:layer="layout" svg:width="0.309cm" svg:height="0.517cm" svg:x="14.368cm" svg:y="4.1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4.792cm" svg:y="4.12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15.038cm" svg:y="4.18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5.42cm" svg:y="4.22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515cm" svg:height="0.517cm" svg:x="15.897cm" svg:y="4.2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6.659cm" svg:y="4.1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7.057cm" svg:y="4.12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7.696cm" svg:y="3.639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8.085cm" svg:y="3.692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0-23-35 0-20 0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9" smil:attributeName="visibility" smil:to="visible"/>
                  <anim:animate smil:dur="0.5s" smil:fill="hold" smil:targetElement="id419" smil:attributeName="x" smil:values="x;x" smil:keyTimes="0;1"/>
                  <anim:animate smil:dur="0.5s" smil:fill="hold" smil:targetElement="id41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0" smil:attributeName="visibility" smil:to="visible"/>
                  <anim:animate smil:dur="0.5s" smil:fill="hold" smil:targetElement="id420" smil:attributeName="x" smil:values="x;x" smil:keyTimes="0;1"/>
                  <anim:animate smil:dur="0.5s" smil:fill="hold" smil:targetElement="id4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1" smil:attributeName="visibility" smil:to="visible"/>
                  <anim:animate smil:dur="0.5s" smil:fill="hold" smil:targetElement="id421" smil:attributeName="x" smil:values="x;x" smil:keyTimes="0;1"/>
                  <anim:animate smil:dur="0.5s" smil:fill="hold" smil:targetElement="id4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2" smil:attributeName="visibility" smil:to="visible"/>
                  <anim:animate smil:dur="0.5s" smil:fill="hold" smil:targetElement="id422" smil:attributeName="x" smil:values="x;x" smil:keyTimes="0;1"/>
                  <anim:animate smil:dur="0.5s" smil:fill="hold" smil:targetElement="id4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3" smil:attributeName="visibility" smil:to="visible"/>
                  <anim:animate smil:dur="0.5s" smil:fill="hold" smil:targetElement="id423" smil:attributeName="x" smil:values="x;x" smil:keyTimes="0;1"/>
                  <anim:animate smil:dur="0.5s" smil:fill="hold" smil:targetElement="id4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4" smil:attributeName="visibility" smil:to="visible"/>
                  <anim:animate smil:dur="0.5s" smil:fill="hold" smil:targetElement="id424" smil:attributeName="x" smil:values="x;x" smil:keyTimes="0;1"/>
                  <anim:animate smil:dur="0.5s" smil:fill="hold" smil:targetElement="id4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5" smil:attributeName="visibility" smil:to="visible"/>
                  <anim:animate smil:dur="0.5s" smil:fill="hold" smil:targetElement="id425" smil:attributeName="x" smil:values="x;x" smil:keyTimes="0;1"/>
                  <anim:animate smil:dur="0.5s" smil:fill="hold" smil:targetElement="id4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6" smil:attributeName="visibility" smil:to="visible"/>
                  <anim:animate smil:dur="0.5s" smil:fill="hold" smil:targetElement="id426" smil:attributeName="x" smil:values="x;x" smil:keyTimes="0;1"/>
                  <anim:animate smil:dur="0.5s" smil:fill="hold" smil:targetElement="id4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7" smil:attributeName="visibility" smil:to="visible"/>
                  <anim:animate smil:dur="0.5s" smil:fill="hold" smil:targetElement="id427" smil:attributeName="x" smil:values="x;x" smil:keyTimes="0;1"/>
                  <anim:animate smil:dur="0.5s" smil:fill="hold" smil:targetElement="id4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28" anim:sub-item="text" smil:attributeName="visibility" smil:to="visible"/>
                  <anim:animate smil:dur="1s" smil:fill="hold" smil:targetElement="id428" anim:sub-item="text" smil:attributeName="width" smil:values="0;width" smil:keyTimes="0;1"/>
                  <anim:animate smil:dur="1s" smil:fill="hold" smil:targetElement="id428" anim:sub-item="text" smil:attributeName="height" smil:values="0;height" smil:keyTimes="0;1"/>
                  <anim:animate smil:dur="1s" smil:fill="hold" smil:targetElement="id428" anim:sub-item="text" smil:attributeName="x" smil:values="0;1" smil:keyTimes="0;1" anim:formula="x+(cos(-2*pi*(1-$))*-x-sin(-2*pi*(1-$))*(1-y))*(1-$)"/>
                  <anim:animate smil:dur="1s" smil:fill="hold" smil:targetElement="id428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2T19">
        <draw:frame presentation:style-name="pr16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429" text:id="id429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429" anim:sub-item="text" smil:attributeName="visibility" smil:to="visible"/>
                  <anim:transitionFilter smil:dur="2s" smil:targetElement="id429" anim:sub-item="text" smil:type="fade" smil:subtype="crossfade"/>
                  <anim:animate smil:dur="2s" smil:fill="hold" smil:targetElement="id429" anim:sub-item="text" smil:attributeName="rotate" smil:values="720;0" smil:keyTimes="0;1"/>
                  <anim:animate smil:dur="2s" smil:fill="hold" smil:targetElement="id429" anim:sub-item="text" smil:attributeName="height" smil:values="0;height" smil:keyTimes="0;1"/>
                  <anim:animate smil:dur="2s" smil:fill="hold" smil:targetElement="id429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08-16T17:08:53.381087817</dc:date>
    <meta:editing-duration>P4DT13H56M3S</meta:editing-duration>
    <meta:editing-cycles>1941</meta:editing-cycles>
    <meta:generator>LibreOffice/6.0.7.3$Linux_X86_64 LibreOffice_project/00m0$Build-3</meta:generator>
    <meta:document-statistic meta:object-count="6639"/>
  </office:meta>
</office:document-meta>
</file>